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oppins" svg:font-family="Poppi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f872b" style:font-size-asian="10.5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d0530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33a44b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228a03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9f41d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b7deb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1ae7c6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2b83b1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2d798e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edd99" officeooo:paragraph-rsid="002edd99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f1c1b" officeooo:paragraph-rsid="002f1c1b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f1c1b" officeooo:paragraph-rsid="004b7deb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09ade" officeooo:paragraph-rsid="00309ade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09ade" officeooo:paragraph-rsid="004b7deb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3a44b" officeooo:paragraph-rsid="0033a44b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166b" officeooo:paragraph-rsid="0034166b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166b" officeooo:paragraph-rsid="0055daa3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43a6" officeooo:paragraph-rsid="003443a6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5297b" officeooo:paragraph-rsid="0035297b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cd52" officeooo:paragraph-rsid="0036cd52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cd52" officeooo:paragraph-rsid="004cee9a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cd52" officeooo:paragraph-rsid="009dd484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ee8" officeooo:paragraph-rsid="003cdee8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3dacef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3ef0bc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3f9d0b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4794de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4b7deb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4e9040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502697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51f892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ef0bc" officeooo:paragraph-rsid="00418530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ef0bc" officeooo:paragraph-rsid="004cee9a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eb8e" officeooo:paragraph-rsid="004b7deb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47e88" officeooo:paragraph-rsid="00547e88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6ab80" officeooo:paragraph-rsid="0056ab80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88251" officeooo:paragraph-rsid="00588251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88251" officeooo:paragraph-rsid="00594aa8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ad1cb" officeooo:paragraph-rsid="005ad1cb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be955" officeooo:paragraph-rsid="005be955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89e77" officeooo:paragraph-rsid="00689e77" style:font-size-asian="10.5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89e77" officeooo:paragraph-rsid="00695c29" style:font-size-asian="10.5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9c6b4" officeooo:paragraph-rsid="0069c6b4" style:font-size-asian="10.5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9c6b4" officeooo:paragraph-rsid="006a00ab" style:font-size-asian="10.5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00ab" officeooo:paragraph-rsid="006a00ab" style:font-size-asian="10.5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00ab" officeooo:paragraph-rsid="006ac8e4" style:font-size-asian="10.5pt" style:font-size-complex="12pt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00ab" officeooo:paragraph-rsid="0080d4a6" style:font-size-asian="10.5pt" style:font-size-complex="12pt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c8e4" officeooo:paragraph-rsid="006ac8e4" style:font-size-asian="10.5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c6e31" officeooo:paragraph-rsid="006c6e31" style:font-size-asian="10.5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2db1" officeooo:paragraph-rsid="006e2db1" style:font-size-asian="10.5pt" style:font-size-complex="12pt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2db1" officeooo:paragraph-rsid="006f25df" style:font-size-asian="10.5pt" style:font-size-complex="12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2db1" officeooo:paragraph-rsid="0070ff8c" style:font-size-asian="10.5pt" style:font-size-complex="12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c304" officeooo:paragraph-rsid="0074c304" style:font-size-asian="10.5pt" style:font-size-complex="12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c304" officeooo:paragraph-rsid="0080d4a6" style:font-size-asian="10.5pt" style:font-size-complex="12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512f9" officeooo:paragraph-rsid="007512f9" style:font-size-asian="10.5pt" style:font-size-complex="12pt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cf2b7" officeooo:paragraph-rsid="007cf2b7" style:font-size-asian="10.5pt" style:font-size-complex="12pt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0d4a6" officeooo:paragraph-rsid="0080d4a6" style:font-size-asian="10.5pt" style:font-size-complex="12pt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0d4a6" officeooo:paragraph-rsid="0081595b" style:font-size-asian="10.5pt" style:font-size-complex="12pt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0d4a6" officeooo:paragraph-rsid="0084cf05" style:font-size-asian="10.5pt" style:font-size-complex="12pt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c849f" officeooo:paragraph-rsid="008c849f" style:font-size-asian="10.5pt" style:font-size-complex="12pt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d8bb2" officeooo:paragraph-rsid="008d8bb2" style:font-size-asian="10.5pt" style:font-size-complex="12pt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1489b" officeooo:paragraph-rsid="0091489b" style:font-size-asian="10.5pt" style:font-size-complex="12pt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74219" style:font-size-asian="10.5pt" style:font-size-complex="12pt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7d94b" style:font-size-asian="10.5pt" style:font-size-complex="12pt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910f9" style:font-size-asian="10.5pt" style:font-size-complex="12pt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ac59d" style:font-size-asian="10.5pt" style:font-size-complex="12pt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c0d7f" style:font-size-asian="10.5pt" style:font-size-complex="12pt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dd484" style:font-size-asian="10.5pt" style:font-size-complex="12pt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a01dc1" officeooo:paragraph-rsid="00a01dc1" style:font-size-asian="10.5pt" style:font-size-complex="12pt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3b82c" officeooo:paragraph-rsid="00b3b82c" style:font-size-asian="10.5pt" style:font-size-complex="12pt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3b82c" officeooo:paragraph-rsid="00bb31de" style:font-size-asian="10.5pt" style:font-size-complex="12pt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860fb" officeooo:paragraph-rsid="00b4239f" style:font-size-asian="10.5pt" style:font-size-complex="12pt"/>
    </style:style>
    <style:style style:name="P86" style:family="paragraph" style:parent-style-name="Text_20_body">
      <style:paragraph-properties fo:text-align="start" style:justify-single-word="false"/>
      <style:text-properties style:font-name="Liberation Serif" fo:font-size="12pt" fo:language="en" fo:country="US" officeooo:rsid="007860fb" officeooo:paragraph-rsid="00b4239f" style:font-size-asian="10.5pt" style:font-size-complex="12pt"/>
    </style:style>
    <style:style style:name="P8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c2575" officeooo:paragraph-rsid="00bef142" style:font-size-asian="10.5pt" style:font-size-complex="12pt"/>
    </style:style>
    <style:style style:name="P8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2034" officeooo:paragraph-rsid="00c12034" style:font-size-asian="10.5pt" style:font-size-complex="12pt"/>
    </style:style>
    <style:style style:name="P8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2034" officeooo:paragraph-rsid="00c5142a" style:font-size-asian="10.5pt" style:font-size-complex="12pt"/>
    </style:style>
    <style:style style:name="P9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8622" officeooo:paragraph-rsid="00c18622" style:font-size-asian="10.5pt" style:font-size-complex="12pt"/>
    </style:style>
    <style:style style:name="P9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5f528" officeooo:paragraph-rsid="003ef0bc" style:font-size-asian="10.5pt" style:font-style-asian="normal" style:font-size-complex="12pt" style:font-style-complex="normal"/>
    </style:style>
    <style:style style:name="P9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5f528" officeooo:paragraph-rsid="003f9d0b" style:font-size-asian="10.5pt" style:font-style-asian="normal" style:font-size-complex="12pt" style:font-style-complex="normal"/>
    </style:style>
    <style:style style:name="P9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73cb5" officeooo:paragraph-rsid="004794de" style:font-size-asian="10.5pt" style:font-style-asian="normal" style:font-size-complex="12pt" style:font-style-complex="normal"/>
    </style:style>
    <style:style style:name="P9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73cb5" officeooo:paragraph-rsid="003f9d0b" style:font-size-asian="10.5pt" style:font-style-asian="normal" style:font-size-complex="12pt" style:font-style-complex="normal"/>
    </style:style>
    <style:style style:name="P9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4e9040" style:font-size-asian="10.5pt" style:font-style-asian="normal" style:font-size-complex="12pt" style:font-style-complex="normal"/>
    </style:style>
    <style:style style:name="P9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502697" style:font-size-asian="10.5pt" style:font-style-asian="normal" style:font-size-complex="12pt" style:font-style-complex="normal"/>
    </style:style>
    <style:style style:name="P9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51f892" style:font-size-asian="10.5pt" style:font-style-asian="normal" style:font-size-complex="12pt" style:font-style-complex="normal"/>
    </style:style>
    <style:style style:name="P9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4cee9a" style:font-size-asian="10.5pt" style:font-style-asian="normal" style:font-size-complex="12pt" style:font-style-complex="normal"/>
    </style:style>
    <style:style style:name="P99" style:family="paragraph" style:parent-style-name="Text_20_body">
      <style:text-properties style:font-name="Liberation Serif" fo:font-size="12pt" fo:language="en" fo:country="US" fo:font-style="normal" officeooo:rsid="004cee9a" officeooo:paragraph-rsid="004e9040" style:font-size-asian="10.5pt" style:font-style-asian="normal" style:font-size-complex="12pt" style:font-style-complex="normal"/>
    </style:style>
    <style:style style:name="P100" style:family="paragraph" style:parent-style-name="Text_20_body">
      <style:text-properties style:font-name="Liberation Serif" fo:font-size="12pt" fo:language="en" fo:country="US" fo:font-style="normal" officeooo:rsid="004cee9a" officeooo:paragraph-rsid="0051f892" style:font-size-asian="10.5pt" style:font-style-asian="normal" style:font-size-complex="12pt" style:font-style-complex="normal"/>
    </style:style>
    <style:style style:name="P10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51f892" officeooo:paragraph-rsid="00418530" style:font-size-asian="10.5pt" style:font-style-asian="normal" style:font-size-complex="12pt" style:font-style-complex="normal"/>
    </style:style>
    <style:style style:name="P10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weight="bold" officeooo:rsid="003f9d0b" officeooo:paragraph-rsid="003f9d0b" style:font-size-asian="10.5pt" style:font-weight-asian="bold" style:font-size-complex="12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weight="bold" officeooo:rsid="003f9d0b" officeooo:paragraph-rsid="004b7deb" style:font-size-asian="10.5pt" style:font-weight-asian="bold" style:font-size-complex="12pt" style:font-weight-complex="bold"/>
    </style:style>
    <style:style style:name="P10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weight="bold" officeooo:rsid="006c6e31" officeooo:paragraph-rsid="006c6e31" style:font-size-asian="10.5pt" style:font-weight-asian="bold" style:font-size-complex="12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9c6b4" officeooo:paragraph-rsid="0069c6b4" style:font-size-asian="10.5pt" style:font-style-asian="italic" style:font-size-complex="12pt" style:font-style-complex="italic"/>
    </style:style>
    <style:style style:name="P10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a00ab" officeooo:paragraph-rsid="006a00ab" style:font-size-asian="10.5pt" style:font-style-asian="italic" style:font-size-complex="12pt" style:font-style-complex="italic"/>
    </style:style>
    <style:style style:name="P10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e2db1" officeooo:paragraph-rsid="006e2db1" style:font-size-asian="10.5pt" style:font-style-asian="italic" style:font-size-complex="12pt" style:font-style-complex="italic"/>
    </style:style>
    <style:style style:name="P10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f25df" officeooo:paragraph-rsid="006f25df" style:font-size-asian="10.5pt" style:font-style-asian="italic" style:font-size-complex="12pt" style:font-style-complex="italic"/>
    </style:style>
    <style:style style:name="P109" style:family="paragraph" style:parent-style-name="Text_20_body">
      <style:paragraph-properties fo:text-align="center" style:justify-single-word="false"/>
      <style:text-properties officeooo:paragraph-rsid="001ae7c6"/>
    </style:style>
    <style:style style:name="P110" style:family="paragraph" style:parent-style-name="Text_20_body">
      <style:text-properties officeooo:paragraph-rsid="001e16ea"/>
    </style:style>
    <style:style style:name="P111" style:family="paragraph" style:parent-style-name="Text_20_body">
      <style:text-properties officeooo:rsid="019ddc74" officeooo:paragraph-rsid="001e16ea"/>
    </style:style>
    <style:style style:name="P112" style:family="paragraph" style:parent-style-name="Text_20_body">
      <style:text-properties fo:font-style="normal" officeooo:rsid="003ef0bc" officeooo:paragraph-rsid="00418530" style:font-style-asian="normal" style:font-style-complex="normal"/>
    </style:style>
    <style:style style:name="P113" style:family="paragraph" style:parent-style-name="Text_20_body">
      <style:text-properties fo:font-style="normal" officeooo:rsid="003ef0bc" officeooo:paragraph-rsid="004e9040" style:font-style-asian="normal" style:font-style-complex="normal"/>
    </style:style>
    <style:style style:name="P114" style:family="paragraph" style:parent-style-name="Text_20_body">
      <style:text-properties fo:font-style="normal" officeooo:rsid="003ef0bc" officeooo:paragraph-rsid="0051f892" style:font-style-asian="normal" style:font-style-complex="normal"/>
    </style:style>
    <style:style style:name="P115" style:family="paragraph" style:parent-style-name="Text_20_body">
      <style:text-properties fo:font-style="normal" officeooo:rsid="003ef0bc" officeooo:paragraph-rsid="00532c45" style:font-style-asian="normal" style:font-style-complex="normal"/>
    </style:style>
    <style:style style:name="P116" style:family="paragraph" style:parent-style-name="Text_20_body">
      <style:text-properties fo:font-style="italic" style:font-style-asian="italic" style:font-style-complex="italic"/>
    </style:style>
    <style:style style:name="P117" style:family="paragraph" style:parent-style-name="Text_20_body">
      <style:paragraph-properties fo:text-align="justify" style:justify-single-word="false"/>
      <style:text-properties officeooo:paragraph-rsid="00b739b6"/>
    </style:style>
    <style:style style:name="P118" style:family="paragraph" style:parent-style-name="Text_20_body">
      <style:paragraph-properties fo:text-align="justify" style:justify-single-word="false"/>
      <style:text-properties officeooo:paragraph-rsid="00bef142"/>
    </style:style>
    <style:style style:name="P119" style:family="paragraph" style:parent-style-name="Text_20_body" style:list-style-name="L1">
      <style:text-properties officeooo:paragraph-rsid="001e16ea"/>
    </style:style>
    <style:style style:name="P120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121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1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739b6" officeooo:paragraph-rsid="00bef142" style:font-size-asian="10.5pt" style:font-size-complex="12pt"/>
    </style:style>
    <style:style style:name="P1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c2575" officeooo:paragraph-rsid="00bef142" style:font-size-asian="10.5pt" style:font-size-complex="12pt"/>
    </style:style>
    <style:style style:name="P1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c2575" officeooo:paragraph-rsid="00d0e2db" style:font-size-asian="10.5pt" style:font-size-complex="12pt"/>
    </style:style>
    <style:style style:name="P1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c7662" officeooo:paragraph-rsid="00cd352c" style:font-size-asian="10.5pt" style:font-size-complex="12pt"/>
    </style:style>
    <style:style style:name="P1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3b82c" officeooo:paragraph-rsid="00cf300a" style:font-size-asian="10.5pt" style:font-size-complex="12pt"/>
    </style:style>
    <style:style style:name="P1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2034" officeooo:paragraph-rsid="00d0e2db" style:font-size-asian="10.5pt" style:font-size-complex="12pt"/>
    </style:style>
    <style:style style:name="P1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88251" officeooo:paragraph-rsid="00588251" style:font-size-asian="10.5pt" style:font-size-complex="12pt"/>
    </style:style>
    <style:style style:name="P1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88251" officeooo:paragraph-rsid="00d3e82c" style:font-size-asian="10.5pt" style:font-size-complex="12pt"/>
    </style:style>
    <style:style style:name="P1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d38516" officeooo:paragraph-rsid="00d3e82c" style:font-size-asian="10.5pt" style:font-size-complex="12pt"/>
    </style:style>
    <style:style style:name="P1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47e88" officeooo:paragraph-rsid="00547e88" style:font-size-asian="10.5pt" style:font-size-complex="12pt"/>
    </style:style>
    <style:style style:name="P1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d3e82c" officeooo:paragraph-rsid="00d3e82c" style:font-size-asian="10.5pt" style:font-size-complex="12pt"/>
    </style:style>
    <style:style style:name="P133" style:family="paragraph" style:parent-style-name="Text_20_body" style:list-style-name="L2">
      <style:text-properties officeooo:rsid="019ddc74" officeooo:paragraph-rsid="001e16ea"/>
    </style:style>
    <style:style style:name="P134" style:family="paragraph" style:parent-style-name="Text_20_body">
      <style:paragraph-properties fo:text-align="justify" style:justify-single-word="false"/>
      <style:text-properties style:text-position="0% 100%" style:font-name="Liberation Serif" fo:font-size="12pt" fo:language="en" fo:country="US" fo:font-weight="normal" officeooo:rsid="00b623dc" officeooo:paragraph-rsid="00b739b6" style:font-size-asian="10.5pt" style:font-weight-asian="normal" style:font-size-complex="12pt" style:font-weight-complex="normal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officeooo:rsid="00b4239f" officeooo:paragraph-rsid="00b4239f" style:font-size-asian="10.5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officeooo:rsid="00ca0e54" officeooo:paragraph-rsid="00ca0e54" style:font-size-asian="10.5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officeooo:rsid="00cbab31" officeooo:paragraph-rsid="00cbab31" style:font-size-asian="10.5pt" style:font-size-complex="12pt"/>
    </style:style>
    <style:style style:name="P138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9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0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1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2" style:family="paragraph" style:parent-style-name="Heading_20_1">
      <style:paragraph-properties fo:break-before="page"/>
    </style:style>
    <style:style style:name="P143" style:family="paragraph" style:parent-style-name="Index_20_Heading">
      <style:paragraph-properties fo:break-before="page"/>
    </style:style>
    <style:style style:name="P144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fo:font-weight="bold" officeooo:rsid="00749e07" style:font-weight-asian="bold" style:font-weight-complex="bold"/>
    </style:style>
    <style:style style:name="T4" style:family="text">
      <style:text-properties style:text-position="super 58%" fo:font-weight="bold" officeooo:rsid="001e16ea" style:font-weight-asian="bold" style:font-weight-complex="bold"/>
    </style:style>
    <style:style style:name="T5" style:family="text">
      <style:text-properties style:text-position="super 58%" fo:font-weight="bold" officeooo:rsid="00695c29" style:font-weight-asian="bold" style:font-weight-complex="bold"/>
    </style:style>
    <style:style style:name="T6" style:family="text">
      <style:text-properties style:text-position="super 58%" fo:font-weight="bold" officeooo:rsid="00d6a569" style:font-weight-asian="bold" style:font-weight-complex="bold"/>
    </style:style>
    <style:style style:name="T7" style:family="text">
      <style:text-properties style:text-position="super 58%" fo:font-weight="bold" officeooo:rsid="00d93857" style:font-weight-asian="bold" style:font-weight-complex="bold"/>
    </style:style>
    <style:style style:name="T8" style:family="text">
      <style:text-properties style:text-position="super 58%" fo:font-style="italic" fo:font-weight="bold" officeooo:rsid="0076e394" style:font-style-asian="italic" style:font-weight-asian="bold" style:font-style-complex="italic" style:font-weight-complex="bold"/>
    </style:style>
    <style:style style:name="T9" style:family="text">
      <style:text-properties style:text-position="super 58%" style:font-name="Liberation Serif" fo:font-size="12pt" fo:language="en" fo:country="US" fo:font-weight="bold" officeooo:rsid="00d6a569" style:font-size-asian="10.5pt" style:font-weight-asian="bold" style:font-size-complex="12pt" style:font-weight-complex="bold"/>
    </style:style>
    <style:style style:name="T10" style:family="text">
      <style:text-properties officeooo:rsid="00184249"/>
    </style:style>
    <style:style style:name="T11" style:family="text">
      <style:text-properties officeooo:rsid="001e16ea"/>
    </style:style>
    <style:style style:name="T12" style:family="text">
      <style:text-properties officeooo:rsid="0016dcb2"/>
    </style:style>
    <style:style style:name="T13" style:family="text">
      <style:text-properties officeooo:rsid="002af49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f49a" style:font-weight-asian="bold" style:font-weight-complex="bold"/>
    </style:style>
    <style:style style:name="T16" style:family="text">
      <style:text-properties fo:font-weight="bold" officeooo:rsid="001f5ebc" style:font-weight-asian="bold" style:font-weight-complex="bold"/>
    </style:style>
    <style:style style:name="T17" style:family="text">
      <style:text-properties fo:font-weight="bold" officeooo:rsid="003f9d0b" style:font-weight-asian="bold" style:font-weight-complex="bold"/>
    </style:style>
    <style:style style:name="T18" style:family="text">
      <style:text-properties fo:font-weight="bold" officeooo:rsid="00588251" style:font-weight-asian="bold" style:font-weight-complex="bold"/>
    </style:style>
    <style:style style:name="T19" style:family="text">
      <style:text-properties fo:font-weight="bold" officeooo:rsid="006f25df" style:font-weight-asian="bold" style:font-weight-complex="bold"/>
    </style:style>
    <style:style style:name="T20" style:family="text">
      <style:text-properties fo:font-weight="bold" officeooo:rsid="0072dc7e" style:font-weight-asian="bold" style:font-weight-complex="bold"/>
    </style:style>
    <style:style style:name="T21" style:family="text">
      <style:text-properties fo:font-weight="bold" officeooo:rsid="0080d4a6" style:font-weight-asian="bold" style:font-weight-complex="bold"/>
    </style:style>
    <style:style style:name="T22" style:family="text">
      <style:text-properties fo:font-weight="bold" officeooo:rsid="0082fbfc" style:font-weight-asian="bold" style:font-weight-complex="bold"/>
    </style:style>
    <style:style style:name="T23" style:family="text">
      <style:text-properties fo:font-weight="bold" officeooo:rsid="0084cf05" style:font-weight-asian="bold" style:font-weight-complex="bold"/>
    </style:style>
    <style:style style:name="T24" style:family="text">
      <style:text-properties fo:font-weight="bold" officeooo:rsid="009910f9" style:font-weight-asian="bold" style:font-weight-complex="bold"/>
    </style:style>
    <style:style style:name="T25" style:family="text">
      <style:text-properties fo:font-weight="bold" officeooo:rsid="009ac59d" style:font-weight-asian="bold" style:font-weight-complex="bold"/>
    </style:style>
    <style:style style:name="T26" style:family="text">
      <style:text-properties fo:font-weight="bold" officeooo:rsid="009c0d7f" style:font-weight-asian="bold" style:font-weight-complex="bold"/>
    </style:style>
    <style:style style:name="T27" style:family="text">
      <style:text-properties fo:font-weight="bold" officeooo:rsid="00bcf97d" style:font-weight-asian="bold" style:font-weight-complex="bold"/>
    </style:style>
    <style:style style:name="T28" style:family="text">
      <style:text-properties fo:font-weight="bold" officeooo:rsid="00c12034" style:font-weight-asian="bold" style:font-weight-complex="bold"/>
    </style:style>
    <style:style style:name="T29" style:family="text">
      <style:text-properties fo:font-weight="bold" officeooo:rsid="00cda314" style:font-weight-asian="bold" style:font-weight-complex="bold"/>
    </style:style>
    <style:style style:name="T30" style:family="text">
      <style:text-properties fo:font-weight="bold" officeooo:rsid="00d3e82c" style:font-weight-asian="bold" style:font-weight-complex="bold"/>
    </style:style>
    <style:style style:name="T31" style:family="text">
      <style:text-properties officeooo:rsid="001f872b"/>
    </style:style>
    <style:style style:name="T32" style:family="text">
      <style:text-properties officeooo:rsid="0026bfb6"/>
    </style:style>
    <style:style style:name="T33" style:family="text">
      <style:text-properties officeooo:rsid="00280e5c"/>
    </style:style>
    <style:style style:name="T34" style:family="text">
      <style:text-properties officeooo:rsid="002ae1fa"/>
    </style:style>
    <style:style style:name="T35" style:family="text">
      <style:text-properties officeooo:rsid="00309ade"/>
    </style:style>
    <style:style style:name="T36" style:family="text">
      <style:text-properties officeooo:rsid="0033a44b"/>
    </style:style>
    <style:style style:name="T37" style:family="text">
      <style:text-properties officeooo:rsid="003443a6"/>
    </style:style>
    <style:style style:name="T38" style:family="text">
      <style:text-properties officeooo:rsid="0038497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45f528" style:font-style-asian="italic" style:font-style-complex="italic"/>
    </style:style>
    <style:style style:name="T41" style:family="text">
      <style:text-properties fo:font-style="italic" officeooo:rsid="0047f368" style:font-style-asian="italic" style:font-style-complex="italic"/>
    </style:style>
    <style:style style:name="T42" style:family="text">
      <style:text-properties fo:font-style="italic" officeooo:rsid="006ac8e4" style:font-style-asian="italic" style:font-style-complex="italic"/>
    </style:style>
    <style:style style:name="T43" style:family="text">
      <style:text-properties fo:font-style="italic" officeooo:rsid="006f25df" style:font-style-asian="italic" style:font-style-complex="italic"/>
    </style:style>
    <style:style style:name="T44" style:family="text">
      <style:text-properties fo:font-style="italic" officeooo:rsid="006e5baf" style:font-style-asian="italic" style:font-style-complex="italic"/>
    </style:style>
    <style:style style:name="T45" style:family="text">
      <style:text-properties fo:font-style="italic" officeooo:rsid="0072dc7e" style:font-style-asian="italic" style:font-style-complex="italic"/>
    </style:style>
    <style:style style:name="T46" style:family="text">
      <style:text-properties fo:font-style="italic" officeooo:rsid="006a00ab" style:font-style-asian="italic" style:font-style-complex="italic"/>
    </style:style>
    <style:style style:name="T47" style:family="text">
      <style:text-properties fo:font-style="italic" officeooo:rsid="00695c29" style:font-style-asian="italic" style:font-style-complex="italic"/>
    </style:style>
    <style:style style:name="T48" style:family="text">
      <style:text-properties fo:font-style="italic" officeooo:rsid="0074c304" style:font-style-asian="italic" style:font-style-complex="italic"/>
    </style:style>
    <style:style style:name="T49" style:family="text">
      <style:text-properties fo:font-style="italic" officeooo:rsid="0081595b" style:font-style-asian="italic" style:font-style-complex="italic"/>
    </style:style>
    <style:style style:name="T50" style:family="text">
      <style:text-properties fo:font-style="italic" officeooo:rsid="009910f9" style:font-style-asian="italic" style:font-style-complex="italic"/>
    </style:style>
    <style:style style:name="T51" style:family="text">
      <style:text-properties fo:font-style="italic" officeooo:rsid="009ac59d" style:font-style-asian="italic" style:font-style-complex="italic"/>
    </style:style>
    <style:style style:name="T52" style:family="text">
      <style:text-properties fo:font-style="italic" officeooo:rsid="009c0d7f" style:font-style-asian="italic" style:font-style-complex="italic"/>
    </style:style>
    <style:style style:name="T53" style:family="text">
      <style:text-properties fo:font-style="italic" officeooo:rsid="00a9e839" style:font-style-asian="italic" style:font-style-complex="italic"/>
    </style:style>
    <style:style style:name="T54" style:family="text">
      <style:text-properties fo:font-style="italic" officeooo:rsid="00c18622" style:font-style-asian="italic" style:font-style-complex="italic"/>
    </style:style>
    <style:style style:name="T55" style:family="text">
      <style:text-properties fo:font-style="italic" officeooo:rsid="00c5130c" style:font-style-asian="italic" style:font-style-complex="italic"/>
    </style:style>
    <style:style style:name="T56" style:family="text">
      <style:text-properties fo:font-style="italic" officeooo:rsid="00c5142a" style:font-style-asian="italic" style:font-style-complex="italic"/>
    </style:style>
    <style:style style:name="T57" style:family="text">
      <style:text-properties fo:font-style="italic" officeooo:rsid="00c34936" style:font-style-asian="italic" style:font-style-complex="italic"/>
    </style:style>
    <style:style style:name="T58" style:family="text">
      <style:text-properties fo:font-style="italic" officeooo:rsid="00c56f2f" style:font-style-asian="italic" style:font-style-complex="italic"/>
    </style:style>
    <style:style style:name="T59" style:family="text">
      <style:text-properties officeooo:rsid="003acffb"/>
    </style:style>
    <style:style style:name="T60" style:family="text">
      <style:text-properties officeooo:rsid="003b2b23"/>
    </style:style>
    <style:style style:name="T61" style:family="text">
      <style:text-properties officeooo:rsid="003ceb8e"/>
    </style:style>
    <style:style style:name="T62" style:family="text">
      <style:text-properties officeooo:rsid="003f9d0b"/>
    </style:style>
    <style:style style:name="T63" style:family="text">
      <style:text-properties style:font-name="Liberation Serif" fo:font-size="12pt" fo:language="en" fo:country="US" officeooo:rsid="003dacef" style:font-size-asian="10.5pt" style:font-size-complex="12pt"/>
    </style:style>
    <style:style style:name="T64" style:family="text">
      <style:text-properties style:font-name="Liberation Serif" fo:font-size="12pt" fo:language="en" fo:country="US" officeooo:rsid="003f9d0b" style:font-size-asian="10.5pt" style:font-size-complex="12pt"/>
    </style:style>
    <style:style style:name="T65" style:family="text">
      <style:text-properties style:font-name="Liberation Serif" fo:font-size="12pt" fo:language="en" fo:country="US" officeooo:rsid="004cee9a" style:font-size-asian="10.5pt" style:font-size-complex="12pt"/>
    </style:style>
    <style:style style:name="T66" style:family="text">
      <style:text-properties style:font-name="Liberation Serif" fo:font-size="12pt" fo:language="en" fo:country="US" officeooo:rsid="00b623dc" style:font-size-asian="10.5pt" style:font-size-complex="12pt"/>
    </style:style>
    <style:style style:name="T67" style:family="text">
      <style:text-properties style:font-name="Liberation Serif" fo:font-size="12pt" fo:language="en" fo:country="US" officeooo:rsid="00b65f65" style:font-size-asian="10.5pt" style:font-size-complex="12pt"/>
    </style:style>
    <style:style style:name="T68" style:family="text">
      <style:text-properties style:font-name="Liberation Serif" fo:font-size="12pt" fo:language="en" fo:country="US" officeooo:rsid="00b739b6" style:font-size-asian="10.5pt" style:font-size-complex="12pt"/>
    </style:style>
    <style:style style:name="T69" style:family="text">
      <style:text-properties style:font-name="Liberation Serif" fo:font-size="12pt" fo:language="en" fo:country="US" officeooo:rsid="00bf4b32" style:font-size-asian="10.5pt" style:font-size-complex="12pt"/>
    </style:style>
    <style:style style:name="T70" style:family="text">
      <style:text-properties style:font-name="Liberation Serif" fo:font-size="12pt" fo:language="en" fo:country="US" fo:font-weight="bold" officeooo:rsid="003f9d0b" style:font-size-asian="10.5pt" style:font-weight-asian="bold" style:font-size-complex="12pt" style:font-weight-complex="bold"/>
    </style:style>
    <style:style style:name="T71" style:family="text">
      <style:text-properties style:font-name="Liberation Serif" fo:font-size="12pt" fo:language="en" fo:country="US" fo:font-weight="bold" officeooo:rsid="00418530" style:font-size-asian="10.5pt" style:font-weight-asian="bold" style:font-size-complex="12pt" style:font-weight-complex="bold"/>
    </style:style>
    <style:style style:name="T72" style:family="text">
      <style:text-properties style:font-name="Liberation Serif" fo:font-size="12pt" fo:language="en" fo:country="US" fo:font-weight="bold" officeooo:rsid="00502697" style:font-size-asian="10.5pt" style:font-weight-asian="bold" style:font-size-complex="12pt" style:font-weight-complex="bold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45f528" style:font-style-asian="normal" style:font-style-complex="normal"/>
    </style:style>
    <style:style style:name="T75" style:family="text">
      <style:text-properties fo:font-style="normal" officeooo:rsid="00473cb5" style:font-style-asian="normal" style:font-style-complex="normal"/>
    </style:style>
    <style:style style:name="T76" style:family="text">
      <style:text-properties fo:font-style="normal" officeooo:rsid="0047f368" style:font-style-asian="normal" style:font-style-complex="normal"/>
    </style:style>
    <style:style style:name="T77" style:family="text">
      <style:text-properties fo:font-style="normal" officeooo:rsid="0049956d" style:font-style-asian="normal" style:font-style-complex="normal"/>
    </style:style>
    <style:style style:name="T78" style:family="text">
      <style:text-properties fo:font-style="normal" officeooo:rsid="004b7deb" style:font-style-asian="normal" style:font-style-complex="normal"/>
    </style:style>
    <style:style style:name="T79" style:family="text">
      <style:text-properties fo:font-style="normal" officeooo:rsid="004cee9a" style:font-style-asian="normal" style:font-style-complex="normal"/>
    </style:style>
    <style:style style:name="T80" style:family="text">
      <style:text-properties fo:font-style="normal" officeooo:rsid="004e9040" style:font-style-asian="normal" style:font-style-complex="normal"/>
    </style:style>
    <style:style style:name="T81" style:family="text">
      <style:text-properties fo:font-style="normal" officeooo:rsid="0051f892" style:font-style-asian="normal" style:font-style-complex="normal"/>
    </style:style>
    <style:style style:name="T82" style:family="text">
      <style:text-properties fo:font-style="normal" officeooo:rsid="005d9216" style:font-style-asian="normal" style:font-style-complex="normal"/>
    </style:style>
    <style:style style:name="T83" style:family="text">
      <style:text-properties fo:font-style="normal" fo:font-weight="bold" officeooo:rsid="003f9d0b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502697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51f89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6ac8e4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97d94b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9ac59d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a960d4" style:font-style-asian="normal" style:font-weight-asian="bold" style:font-style-complex="normal" style:font-weight-complex="bold"/>
    </style:style>
    <style:style style:name="T90" style:family="text">
      <style:text-properties officeooo:rsid="004b7deb"/>
    </style:style>
    <style:style style:name="T91" style:family="text">
      <style:text-properties officeooo:rsid="00532c45"/>
    </style:style>
    <style:style style:name="T92" style:family="text">
      <style:text-properties officeooo:rsid="00547e88"/>
    </style:style>
    <style:style style:name="T93" style:family="text">
      <style:text-properties officeooo:rsid="00594aa8"/>
    </style:style>
    <style:style style:name="T94" style:family="text">
      <style:text-properties officeooo:rsid="005c8216"/>
    </style:style>
    <style:style style:name="T95" style:family="text">
      <style:text-properties officeooo:rsid="006128da"/>
    </style:style>
    <style:style style:name="T96" style:family="text">
      <style:text-properties officeooo:rsid="00695c29"/>
    </style:style>
    <style:style style:name="T97" style:family="text">
      <style:text-properties officeooo:rsid="006a00ab"/>
    </style:style>
    <style:style style:name="T98" style:family="text">
      <style:text-properties officeooo:rsid="006c6e31"/>
    </style:style>
    <style:style style:name="T99" style:family="text">
      <style:text-properties officeooo:rsid="006e5baf"/>
    </style:style>
    <style:style style:name="T100" style:family="text">
      <style:text-properties officeooo:rsid="006f25df"/>
    </style:style>
    <style:style style:name="T101" style:family="text">
      <style:text-properties officeooo:rsid="0072dc7e"/>
    </style:style>
    <style:style style:name="T102" style:family="text">
      <style:text-properties officeooo:rsid="0074c304"/>
    </style:style>
    <style:style style:name="T103" style:family="text">
      <style:text-properties officeooo:rsid="0080d4a6"/>
    </style:style>
    <style:style style:name="T104" style:family="text">
      <style:text-properties officeooo:rsid="0081595b"/>
    </style:style>
    <style:style style:name="T105" style:family="text">
      <style:text-properties officeooo:rsid="0082fbfc"/>
    </style:style>
    <style:style style:name="T106" style:family="text">
      <style:text-properties officeooo:rsid="0084cf05"/>
    </style:style>
    <style:style style:name="T107" style:family="text">
      <style:text-properties officeooo:rsid="00876140"/>
    </style:style>
    <style:style style:name="T108" style:family="text">
      <style:text-properties officeooo:rsid="008f50d7"/>
    </style:style>
    <style:style style:name="T109" style:family="text">
      <style:text-properties officeooo:rsid="00928540"/>
    </style:style>
    <style:style style:name="T110" style:family="text">
      <style:text-properties officeooo:rsid="00930afb"/>
    </style:style>
    <style:style style:name="T111" style:family="text">
      <style:text-properties officeooo:rsid="009ac59d"/>
    </style:style>
    <style:style style:name="T112" style:family="text">
      <style:text-properties officeooo:rsid="009c0d7f"/>
    </style:style>
    <style:style style:name="T113" style:family="text">
      <style:text-properties officeooo:rsid="009c8a73"/>
    </style:style>
    <style:style style:name="T114" style:family="text">
      <style:text-properties officeooo:rsid="009d2189"/>
    </style:style>
    <style:style style:name="T115" style:family="text">
      <style:text-properties officeooo:rsid="009dd484"/>
    </style:style>
    <style:style style:name="T116" style:family="text">
      <style:text-properties officeooo:rsid="00a82ca9"/>
    </style:style>
    <style:style style:name="T117" style:family="text">
      <style:text-properties officeooo:rsid="00a9e839"/>
    </style:style>
    <style:style style:name="T118" style:family="text">
      <style:text-properties fo:color="#000000" officeooo:rsid="00b4239f"/>
    </style:style>
    <style:style style:name="T119" style:family="text">
      <style:text-properties fo:color="#000000" fo:font-weight="bold" officeooo:rsid="00b4239f" style:font-weight-asian="bold" style:font-weight-complex="bold"/>
    </style:style>
    <style:style style:name="T120" style:family="text">
      <style:text-properties style:text-position="0% 100%" style:font-name="Liberation Serif" fo:font-size="12pt" fo:language="en" fo:country="US" fo:font-weight="bold" officeooo:rsid="00b623dc" style:font-size-asian="10.5pt" style:font-weight-asian="bold" style:font-size-complex="12pt" style:font-weight-complex="bold"/>
    </style:style>
    <style:style style:name="T121" style:family="text">
      <style:text-properties style:text-position="0% 100%" style:font-name="Liberation Serif" fo:font-size="12pt" fo:language="en" fo:country="US" fo:font-weight="normal" officeooo:rsid="00b739b6" style:font-size-asian="10.5pt" style:font-weight-asian="normal" style:font-size-complex="12pt" style:font-weight-complex="normal"/>
    </style:style>
    <style:style style:name="T122" style:family="text">
      <style:text-properties officeooo:rsid="00b94e39"/>
    </style:style>
    <style:style style:name="T123" style:family="text">
      <style:text-properties officeooo:rsid="00bb31de"/>
    </style:style>
    <style:style style:name="T124" style:family="text">
      <style:text-properties officeooo:rsid="00bcf97d"/>
    </style:style>
    <style:style style:name="T125" style:family="text">
      <style:text-properties officeooo:rsid="00bf4b32"/>
    </style:style>
    <style:style style:name="T126" style:family="text">
      <style:text-properties officeooo:rsid="00c18622"/>
    </style:style>
    <style:style style:name="T127" style:family="text">
      <style:text-properties officeooo:rsid="00c34936"/>
    </style:style>
    <style:style style:name="T128" style:family="text">
      <style:text-properties officeooo:rsid="00c5130c"/>
    </style:style>
    <style:style style:name="T129" style:family="text">
      <style:text-properties officeooo:rsid="00c5142a"/>
    </style:style>
    <style:style style:name="T130" style:family="text">
      <style:text-properties officeooo:rsid="00cd352c"/>
    </style:style>
    <style:style style:name="T131" style:family="text">
      <style:text-properties officeooo:rsid="00cda314"/>
    </style:style>
    <style:style style:name="T132" style:family="text">
      <style:text-properties officeooo:rsid="00cf300a"/>
    </style:style>
    <style:style style:name="T133" style:family="text">
      <style:text-properties officeooo:rsid="00d0e2db"/>
    </style:style>
    <style:style style:name="T134" style:family="text">
      <style:text-properties officeooo:rsid="00d38516"/>
    </style:style>
    <style:style style:name="T135" style:family="text">
      <style:text-properties officeooo:rsid="00d3e82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Jcp_inm_concordance.sdi"/>
      <text:p text:style-name="Title">Jcp_Inm <text:alphabetical-index-mark-start text:id="IMark103330968"/><text:alphabetical-index-mark-start text:id="IMark111904488"/><text:alphabetical-index-mark-start text:id="IMark105963400"/><text:alphabetical-index-mark-start text:id="IMark111909096"/><text:alphabetical-index-mark-start text:id="IMark111912936"/><text:alphabetical-index-mark-start text:id="IMark111913928"/><text:alphabetical-index-mark-start text:id="IMark107989608"/><text:alphabetical-index-mark-start text:id="IMark107969160"/><text:alphabetical-index-mark-start text:id="IMark109711656"/><text:alphabetical-index-mark-start text:id="IMark109712920"/><text:alphabetical-index-mark-start text:id="IMark105344040"/><text:alphabetical-index-mark-start text:id="IMark107545336"/><text:alphabetical-index-mark-start text:id="IMark107546600"/><text:alphabetical-index-mark-start text:id="IMark110374504"/><text:alphabetical-index-mark-start text:id="IMark110632392"/><text:alphabetical-index-mark-start text:id="IMark110633656"/><text:alphabetical-index-mark-start text:id="IMark103046408"/><text:alphabetical-index-mark-start text:id="IMark110620920"/>Data<text:alphabetical-index-mark-end text:id="IMark110620920"/><text:alphabetical-index-mark-end text:id="IMark103046408"/><text:alphabetical-index-mark-end text:id="IMark110633656"/><text:alphabetical-index-mark-end text:id="IMark110632392"/><text:alphabetical-index-mark-end text:id="IMark110374504"/><text:alphabetical-index-mark-end text:id="IMark107546600"/><text:alphabetical-index-mark-end text:id="IMark107545336"/><text:alphabetical-index-mark-end text:id="IMark105344040"/><text:alphabetical-index-mark-end text:id="IMark109712920"/>set<text:alphabetical-index-mark-end text:id="IMark109711656"/><text:alphabetical-index-mark-end text:id="IMark107969160"/><text:alphabetical-index-mark-end text:id="IMark107989608"/><text:alphabetical-index-mark-end text:id="IMark111913928"/><text:alphabetical-index-mark-end text:id="IMark111912936"/><text:alphabetical-index-mark-end text:id="IMark111909096"/><text:alphabetical-index-mark-end text:id="IMark105963400"/><text:alphabetical-index-mark-end text:id="IMark111904488"/><text:alphabetical-index-mark-end text:id="IMark103330968"/></text:p>
      <text:p text:style-name="P109">P<text:alphabetical-index-mark-start text:id="IMark111913928"/><text:alphabetical-index-mark-start text:id="IMark110620920"/><text:alphabetical-index-mark-start text:id="IMark108182872"/><text:alphabetical-index-mark-start text:id="IMark107546888"/><text:alphabetical-index-mark-start text:id="IMark108019928"/><text:alphabetical-index-mark-start text:id="IMark111509976"/>ab<text:alphabetical-index-mark-end text:id="IMark111509976"/><text:alphabetical-index-mark-end text:id="IMark108019928"/><text:alphabetical-index-mark-end text:id="IMark107546888"/><text:alphabetical-index-mark-end text:id="IMark108182872"/><text:alphabetical-index-mark-end text:id="IMark110620920"/><text:alphabetical-index-mark-end text:id="IMark111913928"/>lo <text:alphabetical-index-mark-start text:id="IMark111509304"/><text:alphabetical-index-mark-start text:id="IMark110621704"/><text:alphabetical-index-mark-start text:id="IMark105344328"/><text:alphabetical-index-mark-start text:id="IMark110375256"/><text:alphabetical-index-mark-start text:id="IMark110375352"/><text:alphabetical-index-mark-start text:id="IMark109712536"/><text:alphabetical-index-mark-start text:id="IMark111905240"/><text:alphabetical-index-mark-start text:id="IMark107969448"/><text:alphabetical-index-mark-start text:id="IMark107808984"/><text:alphabetical-index-mark-start text:id="IMark107810248"/><text:alphabetical-index-mark-start text:id="IMark107840568"/><text:alphabetical-index-mark-start text:id="IMark101778264"/><text:alphabetical-index-mark-start text:id="IMark101779528"/><text:alphabetical-index-mark-start text:id="IMark103281336"/><text:alphabetical-index-mark-start text:id="IMark103046408"/><text:alphabetical-index-mark-start text:id="IMark102552104"/><text:alphabetical-index-mark-start text:id="IMark107947704"/><text:alphabetical-index-mark-start text:id="IMark107948968"/><text:alphabetical-index-mark-start text:id="IMark104295032"/>Ed<text:alphabetical-index-mark-start text:id="IMark109645416"/><text:alphabetical-index-mark-start text:id="IMark103046840"/><text:alphabetical-index-mark-start text:id="IMark78943400"/><text:alphabetical-index-mark-start text:id="IMark82753320"/><text:alphabetical-index-mark-start text:id="IMark82754552"/><text:alphabetical-index-mark-start text:id="IMark107989192"/>ro<text:alphabetical-index-mark-end text:id="IMark107989192"/><text:alphabetical-index-mark-end text:id="IMark82754552"/><text:alphabetical-index-mark-end text:id="IMark82753320"/><text:alphabetical-index-mark-end text:id="IMark78943400"/><text:alphabetical-index-mark-end text:id="IMark103046840"/><text:alphabetical-index-mark-end text:id="IMark109645416"/>nkin<text:alphabetical-index-mark-end text:id="IMark104295032"/><text:alphabetical-index-mark-end text:id="IMark107948968"/><text:alphabetical-index-mark-end text:id="IMark107947704"/><text:alphabetical-index-mark-end text:id="IMark102552104"/><text:alphabetical-index-mark-end text:id="IMark103046408"/><text:alphabetical-index-mark-end text:id="IMark103281336"/><text:alphabetical-index-mark-end text:id="IMark101779528"/><text:alphabetical-index-mark-end text:id="IMark101778264"/><text:alphabetical-index-mark-end text:id="IMark107840568"/><text:alphabetical-index-mark-end text:id="IMark107810248"/><text:alphabetical-index-mark-end text:id="IMark107808984"/><text:alphabetical-index-mark-end text:id="IMark107969448"/><text:alphabetical-index-mark-end text:id="IMark111905240"/><text:alphabetical-index-mark-end text:id="IMark109712536"/><text:alphabetical-index-mark-end text:id="IMark110375352"/><text:alphabetical-index-mark-end text:id="IMark110375256"/><text:alphabetical-index-mark-end text:id="IMark105344328"/><text:alphabetical-index-mark-end text:id="IMark110621704"/><text:alphabetical-index-mark-end text:id="IMark111509304"/>, <text:span text:style-name="T1">2019</text:span></text:p>
      <text:p text:style-name="P2"><text:a xlink:type="simple" xlink:href="https://orcid.org/0000-0001-8690-7030" text:style-name="Internet_20_link" text:visited-style-name="Visited_20_Internet_20_Link">https://</text:a><text:alphabetical-index-mark-start text:id="IMark107546888"/><text:alphabetical-index-mark-start text:id="IMark104293672"/><text:alphabetical-index-mark-start text:id="IMark108182872"/><text:alphabetical-index-mark-start text:id="IMark109713208"/><text:alphabetical-index-mark-start text:id="IMark109645032"/><text:alphabetical-index-mark-start text:id="IMark110907176"/><text:alphabetical-index-mark-start text:id="IMark107814824"/><text:alphabetical-index-mark-start text:id="IMark107814152"/><text:alphabetical-index-mark-start text:id="IMark105474600"/><text:a xlink:type="simple" xlink:href="https://orcid.org/0000-0001-8690-7030" text:style-name="Internet_20_link" text:visited-style-name="Visited_20_Internet_20_Link">orc</text:a><text:alphabetical-index-mark-start text:id="IMark107582104"/><text:alphabetical-index-mark-start text:id="IMark104675320"/><text:alphabetical-index-mark-start text:id="IMark108995688"/><text:alphabetical-index-mark-start text:id="IMark107840104"/><text:alphabetical-index-mark-start text:id="IMark111904856"/><text:alphabetical-index-mark-start text:id="IMark107968696"/><text:a xlink:type="simple" xlink:href="https://orcid.org/0000-0001-8690-7030" text:style-name="Internet_20_link" text:visited-style-name="Visited_20_Internet_20_Link">id</text:a><text:alphabetical-index-mark-end text:id="IMark107968696"/><text:alphabetical-index-mark-end text:id="IMark111904856"/><text:alphabetical-index-mark-end text:id="IMark107840104"/><text:alphabetical-index-mark-end text:id="IMark108995688"/><text:alphabetical-index-mark-end text:id="IMark104675320"/><text:alphabetical-index-mark-end text:id="IMark107582104"/><text:alphabetical-index-mark-end text:id="IMark105474600"/><text:alphabetical-index-mark-end text:id="IMark107814152"/><text:alphabetical-index-mark-end text:id="IMark107814824"/><text:alphabetical-index-mark-end text:id="IMark110907176"/><text:alphabetical-index-mark-end text:id="IMark109645032"/><text:alphabetical-index-mark-end text:id="IMark109713208"/><text:alphabetical-index-mark-end text:id="IMark108182872"/><text:alphabetical-index-mark-end text:id="IMark104293672"/><text:alphabetical-index-mark-end text:id="IMark107546888"/><text:a xlink:type="simple" xlink:href="https://orcid.org/0000-0001-8690-7030" text:style-name="Internet_20_link" text:visited-style-name="Visited_20_Internet_20_Link">.org/0000-0001-8690-7030</text:a></text:p>
      <text:p text:style-name="P2"/>
      <text:h text:style-name="Heading_20_1" text:outline-level="1"><text:bookmark-start text:name="__RefHeading___Toc753_180202276"/><text:alphabetical-index-mark-start text:id="IMark111913928"/><text:alphabetical-index-mark-start text:id="IMark110633944"/><text:alphabetical-index-mark-start text:id="IMark109713208"/><text:alphabetical-index-mark-start text:id="IMark105964296"/><text:alphabetical-index-mark-start text:id="IMark108994856"/><text:alphabetical-index-mark-start text:id="IMark111233752"/>Ab<text:alphabetical-index-mark-end text:id="IMark111233752"/><text:alphabetical-index-mark-end text:id="IMark108994856"/><text:alphabetical-index-mark-end text:id="IMark105964296"/><text:alphabetical-index-mark-end text:id="IMark109713208"/><text:alphabetical-index-mark-end text:id="IMark110633944"/><text:alphabetical-index-mark-end text:id="IMark111913928"/>stract.<text:bookmark-end text:name="__RefHeading___Toc753_180202276"/></text:h>
      <text:p text:style-name="P3"/>
      <text:p text:style-name="P5">This is a <text:alphabetical-index-mark-start text:id="IMark107546888"/><text:alphabetical-index-mark-start text:id="IMark107814824"/><text:alphabetical-index-mark-start text:id="IMark109713208"/><text:alphabetical-index-mark-start text:id="IMark111913928"/><text:alphabetical-index-mark-start text:id="IMark110633944"/><text:alphabetical-index-mark-start text:id="IMark102017832"/><text:alphabetical-index-mark-start text:id="IMark108995640"/><text:alphabetical-index-mark-start text:id="IMark108182216"/><text:alphabetical-index-mark-start text:id="IMark110632760"/><text:alphabetical-index-mark-start text:id="IMark107815576"/><text:alphabetical-index-mark-start text:id="IMark102552392"/><text:alphabetical-index-mark-start text:id="IMark104295784"/><text:alphabetical-index-mark-start text:id="IMark104295880"/><text:alphabetical-index-mark-start text:id="IMark109712408"/><text:alphabetical-index-mark-start text:id="IMark107809864"/><text:alphabetical-index-mark-start text:id="IMark107948456"/><text:alphabetical-index-mark-start text:id="IMark109646168"/><text:alphabetical-index-mark-start text:id="IMark107810536"/>data<text:alphabetical-index-mark-end text:id="IMark107810536"/><text:alphabetical-index-mark-end text:id="IMark109646168"/><text:alphabetical-index-mark-end text:id="IMark107948456"/><text:alphabetical-index-mark-end text:id="IMark107809864"/><text:alphabetical-index-mark-end text:id="IMark109712408"/><text:alphabetical-index-mark-end text:id="IMark104295880"/><text:alphabetical-index-mark-end text:id="IMark104295784"/><text:alphabetical-index-mark-end text:id="IMark102552392"/><text:alphabetical-index-mark-end text:id="IMark107815576"/>set<text:alphabetical-index-mark-end text:id="IMark110632760"/><text:alphabetical-index-mark-end text:id="IMark108182216"/><text:alphabetical-index-mark-end text:id="IMark108995640"/><text:alphabetical-index-mark-end text:id="IMark102017832"/><text:alphabetical-index-mark-end text:id="IMark110633944"/><text:alphabetical-index-mark-end text:id="IMark111913928"/><text:alphabetical-index-mark-end text:id="IMark109713208"/><text:alphabetical-index-mark-end text:id="IMark107814824"/><text:alphabetical-index-mark-end text:id="IMark107546888"/> based in <text:alphabetical-index-mark-start text:id="IMark109373256"/><text:alphabetical-index-mark-start text:id="IMark109374424"/><text:alphabetical-index-mark-start text:id="IMark111902216"/><text:alphabetical-index-mark-start text:id="IMark111903480"/><text:alphabetical-index-mark-start text:id="IMark111903576"/><text:alphabetical-index-mark-start text:id="IMark111910200"/><text:alphabetical-index-mark-start text:id="IMark111911464"/><text:alphabetical-index-mark-start text:id="IMark107071672"/><text:alphabetical-index-mark-start text:id="IMark107072936"/><text:alphabetical-index-mark-start text:id="IMark107073032"/><text:alphabetical-index-mark-start text:id="IMark106430424"/><text:alphabetical-index-mark-start text:id="IMark106431688"/><text:alphabetical-index-mark-start text:id="IMark111405736"/><text:alphabetical-index-mark-start text:id="IMark111407000"/><text:alphabetical-index-mark-start text:id="IMark108812776"/><text:alphabetical-index-mark-start text:id="IMark107477576"/><text:alphabetical-index-mark-start text:id="IMark107478840"/><text:alphabetical-index-mark-start text:id="IMark107651976"/><text:alphabetical-index-mark-start text:id="IMark107653240"/><text:alphabetical-index-mark-start text:id="IMark110874120"/><text:alphabetical-index-mark-start text:id="IMark105028872"/><text:alphabetical-index-mark-start text:id="IMark105030168"/><text:alphabetical-index-mark-start text:id="IMark105030744"/><text:alphabetical-index-mark-start text:id="IMark107371640"/><text:alphabetical-index-mark-start text:id="IMark110990104"/><text:alphabetical-index-mark-start text:id="IMark111027176"/><text:alphabetical-index-mark-start text:id="IMark111028504"/>Sql<text:alphabetical-index-mark-end text:id="IMark111028504"/><text:alphabetical-index-mark-end text:id="IMark111027176"/><text:alphabetical-index-mark-end text:id="IMark110990104"/><text:alphabetical-index-mark-end text:id="IMark107371640"/><text:alphabetical-index-mark-end text:id="IMark105030744"/><text:alphabetical-index-mark-end text:id="IMark105030168"/><text:alphabetical-index-mark-end text:id="IMark105028872"/><text:alphabetical-index-mark-end text:id="IMark110874120"/><text:alphabetical-index-mark-end text:id="IMark107653240"/>ite<text:alphabetical-index-mark-end text:id="IMark107651976"/><text:alphabetical-index-mark-end text:id="IMark107478840"/><text:alphabetical-index-mark-end text:id="IMark107477576"/><text:alphabetical-index-mark-end text:id="IMark108812776"/><text:alphabetical-index-mark-end text:id="IMark111407000"/><text:alphabetical-index-mark-end text:id="IMark111405736"/><text:alphabetical-index-mark-end text:id="IMark106431688"/><text:alphabetical-index-mark-end text:id="IMark106430424"/><text:alphabetical-index-mark-end text:id="IMark107073032"/>3<text:alphabetical-index-mark-end text:id="IMark107072936"/><text:alphabetical-index-mark-end text:id="IMark107071672"/><text:alphabetical-index-mark-end text:id="IMark111911464"/><text:alphabetical-index-mark-end text:id="IMark111910200"/><text:alphabetical-index-mark-end text:id="IMark111903576"/><text:alphabetical-index-mark-end text:id="IMark111903480"/><text:alphabetical-index-mark-end text:id="IMark111902216"/><text:alphabetical-index-mark-end text:id="IMark109374424"/><text:alphabetical-index-mark-end text:id="IMark109373256"/> <text:alphabetical-index-mark-start text:id="IMark63074888"/><text:alphabetical-index-mark-start text:id="IMark104982520"/><text:alphabetical-index-mark-start text:id="IMark104983848"/><text:alphabetical-index-mark-start text:id="IMark104990728"/><text:alphabetical-index-mark-start text:id="IMark105037448"/><text:alphabetical-index-mark-start text:id="IMark105038776"/><text:alphabetical-index-mark-start text:id="IMark105118872"/><text:alphabetical-index-mark-start text:id="IMark105120200"/><text:alphabetical-index-mark-start text:id="IMark105123544"/>dat<text:alphabetical-index-mark-start text:id="IMark109626904"/><text:alphabetical-index-mark-start text:id="IMark105873144"/><text:alphabetical-index-mark-start text:id="IMark105874200"/><text:alphabetical-index-mark-start text:id="IMark107475192"/><text:alphabetical-index-mark-start text:id="IMark107476488"/><text:alphabetical-index-mark-start text:id="IMark110787464"/>a<text:alphabetical-index-mark-end text:id="IMark105123544"/><text:alphabetical-index-mark-end text:id="IMark105120200"/><text:alphabetical-index-mark-end text:id="IMark105118872"/><text:alphabetical-index-mark-end text:id="IMark105038776"/><text:alphabetical-index-mark-end text:id="IMark105037448"/><text:alphabetical-index-mark-end text:id="IMark104990728"/><text:alphabetical-index-mark-end text:id="IMark104983848"/><text:alphabetical-index-mark-end text:id="IMark104982520"/><text:alphabetical-index-mark-end text:id="IMark63074888"/>b<text:alphabetical-index-mark-end text:id="IMark110787464"/><text:alphabetical-index-mark-end text:id="IMark107476488"/><text:alphabetical-index-mark-end text:id="IMark107475192"/><text:alphabetical-index-mark-end text:id="IMark105874200"/><text:alphabetical-index-mark-end text:id="IMark105873144"/><text:alphabetical-index-mark-end text:id="IMark109626904"/>ase <text:alphabetical-index-mark-start text:id="IMark110992888"/><text:alphabetical-index-mark-start text:id="IMark111085224"/><text:alphabetical-index-mark-start text:id="IMark105002888"/><text:alphabetical-index-mark-start text:id="IMark105004216"/><text:alphabetical-index-mark-start text:id="IMark105064136"/><text:alphabetical-index-mark-start text:id="IMark105065464"/><text:alphabetical-index-mark-start text:id="IMark105133352"/><text:alphabetical-index-mark-start text:id="IMark105134680"/>format<text:alphabetical-index-mark-end text:id="IMark105134680"/><text:alphabetical-index-mark-end text:id="IMark105133352"/><text:alphabetical-index-mark-end text:id="IMark105065464"/><text:alphabetical-index-mark-end text:id="IMark105064136"/><text:alphabetical-index-mark-end text:id="IMark105004216"/><text:alphabetical-index-mark-end text:id="IMark105002888"/><text:alphabetical-index-mark-end text:id="IMark111085224"/><text:alphabetical-index-mark-end text:id="IMark110992888"/> <text:alphabetical-index-mark-start text:id="IMark105544584"/><text:alphabetical-index-mark-start text:id="IMark110398552"/><text:alphabetical-index-mark-start text:id="IMark110399880"/><text:alphabetical-index-mark-start text:id="IMark109388008"/><text:alphabetical-index-mark-start text:id="IMark104651256"/><text:alphabetical-index-mark-start text:id="IMark104652584"/>co<text:alphabetical-index-mark-end text:id="IMark104652584"/><text:alphabetical-index-mark-end text:id="IMark104651256"/><text:alphabetical-index-mark-end text:id="IMark109388008"/><text:alphabetical-index-mark-end text:id="IMark110399880"/><text:alphabetical-index-mark-end text:id="IMark110398552"/><text:alphabetical-index-mark-end text:id="IMark105544584"/>ntaining <text:alphabetical-index-mark-start text:id="IMark102998104"/><text:alphabetical-index-mark-start text:id="IMark106061064"/><text:alphabetical-index-mark-start text:id="IMark109507080"/><text:alphabetical-index-mark-start text:id="IMark109508408"/><text:alphabetical-index-mark-start text:id="IMark102038488"/><text:alphabetical-index-mark-start text:id="IMark102039544"/><text:alphabetical-index-mark-start text:id="IMark109976760"/><text:alphabetical-index-mark-start text:id="IMark109978088"/><text:alphabetical-index-mark-start text:id="IMark111576968"/>data<text:alphabetical-index-mark-end text:id="IMark111576968"/><text:alphabetical-index-mark-end text:id="IMark109978088"/><text:alphabetical-index-mark-end text:id="IMark109976760"/><text:alphabetical-index-mark-end text:id="IMark102039544"/><text:alphabetical-index-mark-end text:id="IMark102038488"/><text:alphabetical-index-mark-end text:id="IMark109508408"/><text:alphabetical-index-mark-end text:id="IMark109507080"/><text:alphabetical-index-mark-end text:id="IMark106061064"/><text:alphabetical-index-mark-end text:id="IMark102998104"/> on <text:alphabetical-index-mark-start text:id="IMark111589896"/><text:alphabetical-index-mark-start text:id="IMark111591128"/><text:alphabetical-index-mark-start text:id="IMark111591224"/><text:alphabetical-index-mark-start text:id="IMark106183192"/><text:alphabetical-index-mark-start text:id="IMark111595144"/><text:alphabetical-index-mark-start text:id="IMark111596728"/><text:alphabetical-index-mark-start text:id="IMark111598056"/><text:alphabetical-index-mark-start text:id="IMark111599720"/>real<text:alphabetical-index-mark-end text:id="IMark111599720"/><text:alphabetical-index-mark-end text:id="IMark111598056"/><text:alphabetical-index-mark-end text:id="IMark111596728"/><text:alphabetical-index-mark-end text:id="IMark111595144"/><text:alphabetical-index-mark-end text:id="IMark106183192"/><text:alphabetical-index-mark-end text:id="IMark111591224"/><text:alphabetical-index-mark-end text:id="IMark111591128"/><text:alphabetical-index-mark-end text:id="IMark111589896"/> <text:alphabetical-index-mark-start text:id="IMark111609832"/><text:alphabetical-index-mark-start text:id="IMark111611160"/><text:alphabetical-index-mark-start text:id="IMark111612360"/><text:alphabetical-index-mark-start text:id="IMark111613688"/><text:alphabetical-index-mark-start text:id="IMark111614888"/><text:alphabetical-index-mark-start text:id="IMark111616184"/><text:alphabetical-index-mark-start text:id="IMark105964296"/><text:alphabetical-index-mark-start text:id="IMark111618648"/>estate<text:alphabetical-index-mark-end text:id="IMark111618648"/><text:alphabetical-index-mark-end text:id="IMark105964296"/><text:alphabetical-index-mark-end text:id="IMark111616184"/><text:alphabetical-index-mark-end text:id="IMark111614888"/><text:alphabetical-index-mark-end text:id="IMark111613688"/><text:alphabetical-index-mark-end text:id="IMark111612360"/><text:alphabetical-index-mark-end text:id="IMark111611160"/><text:alphabetical-index-mark-end text:id="IMark111609832"/> <text:alphabetical-index-mark-start text:id="IMark111636152"/><text:alphabetical-index-mark-start text:id="IMark111637464"/><text:alphabetical-index-mark-start text:id="IMark111638792"/><text:alphabetical-index-mark-start text:id="IMark111640456"/><text:alphabetical-index-mark-start text:id="IMark111641512"/><text:alphabetical-index-mark-start text:id="IMark111642984"/><text:alphabetical-index-mark-start text:id="IMark111644312"/><text:alphabetical-index-mark-start text:id="IMark111645512"/><text:alphabetical-index-mark-start text:id="IMark111646776"/><text:alphabetical-index-mark-start text:id="IMark111648040"/><text:alphabetical-index-mark-start text:id="IMark111649368"/><text:alphabetical-index-mark-start text:id="IMark111650568"/><text:alphabetical-index-mark-start text:id="IMark111651864"/><text:alphabetical-index-mark-start text:id="IMark111653096"/>value<text:alphabetical-index-mark-end text:id="IMark111653096"/><text:alphabetical-index-mark-end text:id="IMark111651864"/><text:alphabetical-index-mark-end text:id="IMark111650568"/><text:alphabetical-index-mark-end text:id="IMark111649368"/><text:alphabetical-index-mark-end text:id="IMark111648040"/><text:alphabetical-index-mark-end text:id="IMark111646776"/><text:alphabetical-index-mark-end text:id="IMark111645512"/><text:alphabetical-index-mark-end text:id="IMark111644312"/><text:alphabetical-index-mark-end text:id="IMark111642984"/><text:alphabetical-index-mark-end text:id="IMark111641512"/><text:alphabetical-index-mark-end text:id="IMark111640456"/><text:alphabetical-index-mark-end text:id="IMark111638792"/><text:alphabetical-index-mark-end text:id="IMark111637464"/><text:alphabetical-index-mark-end text:id="IMark111636152"/>s for the down<text:alphabetical-index-mark-start text:id="IMark111667800"/><text:alphabetical-index-mark-start text:id="IMark111669128"/><text:alphabetical-index-mark-start text:id="IMark111670792"/><text:alphabetical-index-mark-start text:id="IMark111671848"/><text:alphabetical-index-mark-start text:id="IMark111673320"/><text:alphabetical-index-mark-start text:id="IMark111674648"/>town<text:alphabetical-index-mark-end text:id="IMark111674648"/><text:alphabetical-index-mark-end text:id="IMark111673320"/><text:alphabetical-index-mark-end text:id="IMark111671848"/><text:alphabetical-index-mark-end text:id="IMark111670792"/><text:alphabetical-index-mark-end text:id="IMark111669128"/><text:alphabetical-index-mark-end text:id="IMark111667800"/> area of the <text:alphabetical-index-mark-start text:id="IMark104904344"/><text:alphabetical-index-mark-start text:id="IMark111684200"/><text:alphabetical-index-mark-start text:id="IMark111693368"/><text:alphabetical-index-mark-start text:id="IMark111694648"/><text:alphabetical-index-mark-start text:id="IMark111696360"/><text:alphabetical-index-mark-start text:id="IMark111697688"/><text:alphabetical-index-mark-start text:id="IMark105476344"/><text:alphabetical-index-mark-start text:id="IMark111700120"/>city<text:alphabetical-index-mark-end text:id="IMark111700120"/><text:alphabetical-index-mark-end text:id="IMark105476344"/><text:alphabetical-index-mark-end text:id="IMark111697688"/><text:alphabetical-index-mark-end text:id="IMark111696360"/><text:alphabetical-index-mark-end text:id="IMark111694648"/><text:alphabetical-index-mark-end text:id="IMark111693368"/><text:alphabetical-index-mark-end text:id="IMark111684200"/><text:alphabetical-index-mark-end text:id="IMark104904344"/> of <text:alphabetical-index-mark-start text:id="IMark111709752"/><text:alphabetical-index-mark-start text:id="IMark104124760"/><text:alphabetical-index-mark-start text:id="IMark111711944"/><text:alphabetical-index-mark-start text:id="IMark111713592"/><text:alphabetical-index-mark-start text:id="IMark111714920"/><text:alphabetical-index-mark-start text:id="IMark111716584"/><text:alphabetical-index-mark-start text:id="IMark111717640"/><text:alphabetical-index-mark-start text:id="IMark111719112"/><text:alphabetical-index-mark-start text:id="IMark111720440"/>Jose C. Paz<text:alphabetical-index-mark-end text:id="IMark111720440"/><text:alphabetical-index-mark-end text:id="IMark111719112"/><text:alphabetical-index-mark-end text:id="IMark111717640"/><text:alphabetical-index-mark-end text:id="IMark111716584"/><text:alphabetical-index-mark-end text:id="IMark111714920"/><text:alphabetical-index-mark-end text:id="IMark111713592"/><text:alphabetical-index-mark-end text:id="IMark111711944"/><text:alphabetical-index-mark-end text:id="IMark104124760"/><text:alphabetical-index-mark-end text:id="IMark111709752"/>, <text:alphabetical-index-mark-start text:id="IMark105279256"/><text:alphabetical-index-mark-start text:id="IMark111732200"/><text:alphabetical-index-mark-start text:id="IMark111733816"/><text:alphabetical-index-mark-start text:id="IMark111735144"/><text:alphabetical-index-mark-start text:id="IMark111736808"/><text:alphabetical-index-mark-start text:id="IMark111737864"/><text:alphabetical-index-mark-start text:id="IMark111739336"/><text:alphabetical-index-mark-start text:id="IMark111740664"/><text:alphabetical-index-mark-start text:id="IMark111741864"/>Buenos Aires<text:alphabetical-index-mark-end text:id="IMark111741864"/><text:alphabetical-index-mark-end text:id="IMark111740664"/><text:alphabetical-index-mark-end text:id="IMark111739336"/><text:alphabetical-index-mark-end text:id="IMark111737864"/><text:alphabetical-index-mark-end text:id="IMark111736808"/><text:alphabetical-index-mark-end text:id="IMark111735144"/><text:alphabetical-index-mark-end text:id="IMark111733816"/><text:alphabetical-index-mark-end text:id="IMark111732200"/><text:alphabetical-index-mark-end text:id="IMark105279256"/>, <text:alphabetical-index-mark-start text:id="IMark111761128"/><text:alphabetical-index-mark-start text:id="IMark111761912"/><text:alphabetical-index-mark-start text:id="IMark111763192"/><text:alphabetical-index-mark-start text:id="IMark111764904"/><text:alphabetical-index-mark-start text:id="IMark111766232"/><text:alphabetical-index-mark-start text:id="IMark111767432"/><text:alphabetical-index-mark-start text:id="IMark111768760"/><text:alphabetical-index-mark-start text:id="IMark111769912"/><text:alphabetical-index-mark-start text:id="IMark111771240"/>Argentina<text:alphabetical-index-mark-end text:id="IMark111771240"/><text:alphabetical-index-mark-end text:id="IMark111769912"/><text:alphabetical-index-mark-end text:id="IMark111768760"/><text:alphabetical-index-mark-end text:id="IMark111767432"/><text:alphabetical-index-mark-end text:id="IMark111766232"/><text:alphabetical-index-mark-end text:id="IMark111764904"/><text:alphabetical-index-mark-end text:id="IMark111763192"/><text:alphabetical-index-mark-end text:id="IMark111761912"/><text:alphabetical-index-mark-end text:id="IMark111761128"/>, gathered in 2019.</text:p>
      <text:p text:style-name="P3"/>
      <text:p text:style-name="P5">It is presented in <text:alphabetical-index-mark-start text:id="IMark111085224"/><text:alphabetical-index-mark-start text:id="IMark63074888"/><text:alphabetical-index-mark-start text:id="IMark107546888"/><text:alphabetical-index-mark-start text:id="IMark107814824"/><text:alphabetical-index-mark-start text:id="IMark109713208"/><text:alphabetical-index-mark-start text:id="IMark111913928"/><text:alphabetical-index-mark-start text:id="IMark110633944"/><text:alphabetical-index-mark-start text:id="IMark102017832"/><text:alphabetical-index-mark-start text:id="IMark110992888"/><text:alphabetical-index-mark-start text:id="IMark105279256"/><text:alphabetical-index-mark-start text:id="IMark111769048"/><text:alphabetical-index-mark-start text:id="IMark111697976"/><text:alphabetical-index-mark-start text:id="IMark111649656"/><text:alphabetical-index-mark-start text:id="IMark109978376"/><text:alphabetical-index-mark-start text:id="IMark107464344"/><text:alphabetical-index-mark-start text:id="IMark111762200"/><text:alphabetical-index-mark-start text:id="IMark111780360"/><text:alphabetical-index-mark-start text:id="IMark111777832"/><text:alphabetical-index-mark-start text:id="IMark111777160"/><text:alphabetical-index-mark-start text:id="IMark111772776"/><text:alphabetical-index-mark-start text:id="IMark111772104"/><text:alphabetical-index-mark-start text:id="IMark111749272"/><text:alphabetical-index-mark-start text:id="IMark111747576"/><text:alphabetical-index-mark-start text:id="IMark111738872"/><text:alphabetical-index-mark-start text:id="IMark111736424"/><text:alphabetical-index-mark-start text:id="IMark111726984"/><text:alphabetical-index-mark-start text:id="IMark111726312"/>Sql<text:alphabetical-index-mark-end text:id="IMark111726312"/><text:alphabetical-index-mark-end text:id="IMark111726984"/><text:alphabetical-index-mark-end text:id="IMark111736424"/><text:alphabetical-index-mark-end text:id="IMark111738872"/><text:alphabetical-index-mark-end text:id="IMark111747576"/><text:alphabetical-index-mark-end text:id="IMark111749272"/><text:alphabetical-index-mark-end text:id="IMark111772104"/><text:alphabetical-index-mark-end text:id="IMark111772776"/><text:alphabetical-index-mark-end text:id="IMark111777160"/>ite<text:alphabetical-index-mark-end text:id="IMark111777832"/><text:alphabetical-index-mark-end text:id="IMark111780360"/><text:alphabetical-index-mark-end text:id="IMark111762200"/><text:alphabetical-index-mark-end text:id="IMark107464344"/><text:alphabetical-index-mark-end text:id="IMark109978376"/><text:alphabetical-index-mark-end text:id="IMark111649656"/><text:alphabetical-index-mark-end text:id="IMark111697976"/><text:alphabetical-index-mark-end text:id="IMark111769048"/><text:alphabetical-index-mark-end text:id="IMark105279256"/>3<text:alphabetical-index-mark-end text:id="IMark110992888"/><text:alphabetical-index-mark-end text:id="IMark102017832"/><text:alphabetical-index-mark-end text:id="IMark110633944"/><text:alphabetical-index-mark-end text:id="IMark111913928"/><text:alphabetical-index-mark-end text:id="IMark109713208"/><text:alphabetical-index-mark-end text:id="IMark107814824"/><text:alphabetical-index-mark-end text:id="IMark107546888"/><text:alphabetical-index-mark-end text:id="IMark63074888"/><text:alphabetical-index-mark-end text:id="IMark111085224"/> <text:alphabetical-index-mark-start text:id="IMark111602536"/><text:alphabetical-index-mark-start text:id="IMark111601864"/><text:alphabetical-index-mark-start text:id="IMark111582600"/><text:alphabetical-index-mark-start text:id="IMark111579320"/><text:alphabetical-index-mark-start text:id="IMark102038024"/><text:alphabetical-index-mark-start text:id="IMark105963400"/><text:alphabetical-index-mark-start text:id="IMark106289672"/><text:alphabetical-index-mark-start text:id="IMark109375512"/><text:alphabetical-index-mark-start text:id="IMark105543368"/>dat<text:alphabetical-index-mark-start text:id="IMark109841592"/><text:alphabetical-index-mark-start text:id="IMark104979624"/><text:alphabetical-index-mark-start text:id="IMark106011192"/><text:alphabetical-index-mark-start text:id="IMark106182728"/><text:alphabetical-index-mark-start text:id="IMark107463880"/><text:alphabetical-index-mark-start text:id="IMark111084760"/>a<text:alphabetical-index-mark-end text:id="IMark105543368"/><text:alphabetical-index-mark-end text:id="IMark109375512"/><text:alphabetical-index-mark-end text:id="IMark106289672"/><text:alphabetical-index-mark-end text:id="IMark105963400"/><text:alphabetical-index-mark-end text:id="IMark102038024"/><text:alphabetical-index-mark-end text:id="IMark111579320"/><text:alphabetical-index-mark-end text:id="IMark111582600"/><text:alphabetical-index-mark-end text:id="IMark111601864"/><text:alphabetical-index-mark-end text:id="IMark111602536"/>b<text:alphabetical-index-mark-end text:id="IMark111084760"/><text:alphabetical-index-mark-end text:id="IMark107463880"/><text:alphabetical-index-mark-end text:id="IMark106182728"/><text:alphabetical-index-mark-end text:id="IMark106011192"/><text:alphabetical-index-mark-end text:id="IMark104979624"/><text:alphabetical-index-mark-end text:id="IMark109841592"/>ase <text:alphabetical-index-mark-start text:id="IMark111012696"/><text:alphabetical-index-mark-start text:id="IMark111405272"/><text:alphabetical-index-mark-start text:id="IMark106884152"/><text:alphabetical-index-mark-start text:id="IMark109467688"/><text:alphabetical-index-mark-start text:id="IMark106276760"/><text:alphabetical-index-mark-start text:id="IMark105125272"/><text:alphabetical-index-mark-start text:id="IMark111286712"/><text:alphabetical-index-mark-start text:id="IMark107947992"/>format<text:alphabetical-index-mark-end text:id="IMark107947992"/><text:alphabetical-index-mark-end text:id="IMark111286712"/><text:alphabetical-index-mark-end text:id="IMark105125272"/><text:alphabetical-index-mark-end text:id="IMark106276760"/><text:alphabetical-index-mark-end text:id="IMark109467688"/><text:alphabetical-index-mark-end text:id="IMark106884152"/><text:alphabetical-index-mark-end text:id="IMark111405272"/><text:alphabetical-index-mark-end text:id="IMark111012696"/> and <text:alphabetical-index-mark-start text:id="IMark107810536"/><text:alphabetical-index-mark-start text:id="IMark103281912"/><text:alphabetical-index-mark-start text:id="IMark111717928"/><text:alphabetical-index-mark-start text:id="IMark111641800"/><text:alphabetical-index-mark-start text:id="IMark111911752"/><text:alphabetical-index-mark-start text:id="IMark111748248"/>co<text:alphabetical-index-mark-end text:id="IMark111748248"/><text:alphabetical-index-mark-end text:id="IMark111911752"/><text:alphabetical-index-mark-end text:id="IMark111641800"/><text:alphabetical-index-mark-end text:id="IMark111717928"/><text:alphabetical-index-mark-end text:id="IMark103281912"/><text:alphabetical-index-mark-end text:id="IMark107810536"/>ntains <text:alphabetical-index-mark-start text:id="IMark111583352"/><text:alphabetical-index-mark-start text:id="IMark104980376"/><text:alphabetical-index-mark-start text:id="IMark107479128"/><text:alphabetical-index-mark-start text:id="IMark104981576"/><text:alphabetical-index-mark-start text:id="IMark109374712"/><text:alphabetical-index-mark-start text:id="IMark111763656"/><text:alphabetical-index-mark-start text:id="IMark111671256"/><text:alphabetical-index-mark-start text:id="IMark111600184"/><text:alphabetical-index-mark-start text:id="IMark105873608"/><text:alphabetical-index-mark-start text:id="IMark104653048"/><text:alphabetical-index-mark-start text:id="IMark111735432"/><text:alphabetical-index-mark-start text:id="IMark111715672"/><text:alphabetical-index-mark-start text:id="IMark111639080"/><text:alphabetical-index-mark-start text:id="IMark111598808"/>value<text:alphabetical-index-mark-end text:id="IMark111598808"/><text:alphabetical-index-mark-end text:id="IMark111639080"/><text:alphabetical-index-mark-end text:id="IMark111715672"/><text:alphabetical-index-mark-end text:id="IMark111735432"/><text:alphabetical-index-mark-end text:id="IMark104653048"/><text:alphabetical-index-mark-end text:id="IMark105873608"/><text:alphabetical-index-mark-end text:id="IMark111600184"/><text:alphabetical-index-mark-end text:id="IMark111671256"/><text:alphabetical-index-mark-end text:id="IMark111763656"/><text:alphabetical-index-mark-end text:id="IMark109374712"/><text:alphabetical-index-mark-end text:id="IMark104981576"/><text:alphabetical-index-mark-end text:id="IMark107479128"/><text:alphabetical-index-mark-end text:id="IMark104980376"/><text:alphabetical-index-mark-end text:id="IMark111583352"/>s in US <text:alphabetical-index-mark-start text:id="IMark109387064"/><text:alphabetical-index-mark-start text:id="IMark109840824"/><text:alphabetical-index-mark-start text:id="IMark109840920"/><text:alphabetical-index-mark-start text:id="IMark82754072"/><text:alphabetical-index-mark-start text:id="IMark82754168"/><text:alphabetical-index-mark-start text:id="IMark110989096"/><text:span text:style-name="T92">dollar</text:span><text:alphabetical-index-mark-end text:id="IMark110989096"/><text:alphabetical-index-mark-end text:id="IMark82754168"/><text:alphabetical-index-mark-end text:id="IMark82754072"/><text:alphabetical-index-mark-end text:id="IMark109840920"/><text:alphabetical-index-mark-end text:id="IMark109840824"/><text:alphabetical-index-mark-end text:id="IMark109387064"/><text:span text:style-name="T92">s</text:span> per <text:alphabetical-index-mark-start text:id="IMark110989192"/><text:alphabetical-index-mark-start text:id="IMark107478328"/><text:alphabetical-index-mark-start text:id="IMark107809272"/><text:alphabetical-index-mark-start text:id="IMark111759848"/><text:alphabetical-index-mark-start text:id="IMark111693656"/><text:alphabetical-index-mark-start text:id="IMark110874872"/><text:alphabetical-index-mark-start text:id="IMark111650856"/><text:alphabetical-index-mark-start text:id="IMark111615640"/>square<text:alphabetical-index-mark-end text:id="IMark111615640"/><text:alphabetical-index-mark-end text:id="IMark111650856"/><text:alphabetical-index-mark-end text:id="IMark110874872"/><text:alphabetical-index-mark-end text:id="IMark111693656"/><text:alphabetical-index-mark-end text:id="IMark111759848"/><text:alphabetical-index-mark-end text:id="IMark107809272"/><text:alphabetical-index-mark-end text:id="IMark107478328"/><text:alphabetical-index-mark-end text:id="IMark110989192"/> <text:alphabetical-index-mark-start text:id="IMark111714056"/><text:alphabetical-index-mark-start text:id="IMark111719864"/><text:alphabetical-index-mark-start text:id="IMark111697064"/><text:alphabetical-index-mark-start text:id="IMark111668744"/><text:alphabetical-index-mark-start text:id="IMark111643512"/><text:alphabetical-index-mark-start text:id="IMark111648504"/><text:alphabetical-index-mark-start text:id="IMark111653848"/><text:alphabetical-index-mark-start text:id="IMark111610776"/>meter<text:alphabetical-index-mark-end text:id="IMark111610776"/><text:alphabetical-index-mark-end text:id="IMark111653848"/><text:alphabetical-index-mark-end text:id="IMark111648504"/><text:alphabetical-index-mark-end text:id="IMark111643512"/><text:alphabetical-index-mark-end text:id="IMark111668744"/><text:alphabetical-index-mark-end text:id="IMark111697064"/><text:alphabetical-index-mark-end text:id="IMark111719864"/><text:alphabetical-index-mark-end text:id="IMark111714056"/> <text:alphabetical-index-mark-start text:id="IMark105133640"/><text:alphabetical-index-mark-start text:id="IMark110787752"/><text:alphabetical-index-mark-start text:id="IMark104983272"/><text:alphabetical-index-mark-start text:id="IMark105038200"/><text:alphabetical-index-mark-start text:id="IMark105119816"/><text:alphabetical-index-mark-start text:id="IMark104124584"/><text:alphabetical-index-mark-start text:id="IMark111907560"/><text:alphabetical-index-mark-start text:id="IMark105123832"/><text:alphabetical-index-mark-start text:id="IMark104991480"/>average<text:alphabetical-index-mark-end text:id="IMark104991480"/><text:alphabetical-index-mark-end text:id="IMark105123832"/><text:alphabetical-index-mark-end text:id="IMark111907560"/><text:alphabetical-index-mark-end text:id="IMark104124584"/><text:alphabetical-index-mark-end text:id="IMark105119816"/><text:alphabetical-index-mark-end text:id="IMark105038200"/><text:alphabetical-index-mark-end text:id="IMark104983272"/><text:alphabetical-index-mark-end text:id="IMark110787752"/><text:alphabetical-index-mark-end text:id="IMark105133640"/>d (built and not built), plus <text:alphabetical-index-mark-start text:id="IMark111786632"/><text:alphabetical-index-mark-start text:id="IMark111787608"/><text:alphabetical-index-mark-start text:id="IMark111788936"/><text:alphabetical-index-mark-start text:id="IMark101779848"/><text:alphabetical-index-mark-start text:id="IMark111791416"/><text:alphabetical-index-mark-start text:id="IMark111792712"/><text:alphabetical-index-mark-start text:id="IMark111794008"/><text:alphabetical-index-mark-start text:id="IMark111616504"/><text:alphabetical-index-mark-start text:id="IMark111796472"/>data<text:alphabetical-index-mark-end text:id="IMark111796472"/><text:alphabetical-index-mark-end text:id="IMark111616504"/><text:alphabetical-index-mark-end text:id="IMark111794008"/><text:alphabetical-index-mark-end text:id="IMark111792712"/><text:alphabetical-index-mark-end text:id="IMark111791416"/><text:alphabetical-index-mark-end text:id="IMark101779848"/><text:alphabetical-index-mark-end text:id="IMark111788936"/><text:alphabetical-index-mark-end text:id="IMark111787608"/><text:alphabetical-index-mark-end text:id="IMark111786632"/> on the <text:alphabetical-index-mark-start text:id="IMark111806856"/><text:alphabetical-index-mark-start text:id="IMark111808328"/><text:alphabetical-index-mark-start text:id="IMark111809944"/><text:alphabetical-index-mark-start text:id="IMark111811272"/><text:alphabetical-index-mark-start text:id="IMark111812936"/><text:alphabetical-index-mark-start text:id="IMark111813992"/><text:alphabetical-index-mark-start text:id="IMark111815464"/><text:alphabetical-index-mark-start text:id="IMark111816792"/><text:alphabetical-index-mark-start text:id="IMark104123448"/>number<text:alphabetical-index-mark-end text:id="IMark104123448"/><text:alphabetical-index-mark-end text:id="IMark111816792"/><text:alphabetical-index-mark-end text:id="IMark111815464"/><text:alphabetical-index-mark-end text:id="IMark111813992"/><text:alphabetical-index-mark-end text:id="IMark111812936"/><text:alphabetical-index-mark-end text:id="IMark111811272"/><text:alphabetical-index-mark-end text:id="IMark111809944"/><text:alphabetical-index-mark-end text:id="IMark111808328"/><text:alphabetical-index-mark-end text:id="IMark111806856"/> of <text:alphabetical-index-mark-start text:id="IMark111836728"/><text:alphabetical-index-mark-start text:id="IMark111838040"/><text:alphabetical-index-mark-start text:id="IMark111839336"/><text:alphabetical-index-mark-start text:id="IMark111841032"/><text:alphabetical-index-mark-start text:id="IMark111842360"/><text:alphabetical-index-mark-start text:id="IMark111843560"/><text:alphabetical-index-mark-start text:id="IMark111844856"/><text:alphabetical-index-mark-start text:id="IMark109374040"/><text:alphabetical-index-mark-start text:id="IMark111847320"/>pedestrian<text:alphabetical-index-mark-end text:id="IMark111847320"/><text:alphabetical-index-mark-end text:id="IMark109374040"/><text:alphabetical-index-mark-end text:id="IMark111844856"/><text:alphabetical-index-mark-end text:id="IMark111843560"/><text:alphabetical-index-mark-end text:id="IMark111842360"/><text:alphabetical-index-mark-end text:id="IMark111841032"/><text:alphabetical-index-mark-end text:id="IMark111839336"/><text:alphabetical-index-mark-end text:id="IMark111838040"/><text:alphabetical-index-mark-end text:id="IMark111836728"/>s <text:alphabetical-index-mark-start text:id="IMark111857704"/><text:alphabetical-index-mark-start text:id="IMark111858728"/><text:alphabetical-index-mark-start text:id="IMark111860056"/><text:alphabetical-index-mark-start text:id="IMark111861208"/><text:alphabetical-index-mark-start text:id="IMark111862536"/><text:alphabetical-index-mark-start text:id="IMark111863784"/><text:alphabetical-index-mark-start text:id="IMark111865112"/><text:alphabetical-index-mark-start text:id="IMark111866264"/>st<text:alphabetical-index-mark-start text:id="IMark111759992"/><text:alphabetical-index-mark-start text:id="IMark111869608"/><text:alphabetical-index-mark-start text:id="IMark111870904"/><text:alphabetical-index-mark-start text:id="IMark111872184"/><text:alphabetical-index-mark-start text:id="IMark111873896"/><text:alphabetical-index-mark-start text:id="IMark111875224"/>ro<text:alphabetical-index-mark-end text:id="IMark111875224"/><text:alphabetical-index-mark-end text:id="IMark111873896"/><text:alphabetical-index-mark-end text:id="IMark111872184"/><text:alphabetical-index-mark-end text:id="IMark111870904"/><text:alphabetical-index-mark-end text:id="IMark111869608"/><text:alphabetical-index-mark-end text:id="IMark111759992"/>ll<text:alphabetical-index-mark-end text:id="IMark111866264"/><text:alphabetical-index-mark-end text:id="IMark111865112"/><text:alphabetical-index-mark-end text:id="IMark111863784"/><text:alphabetical-index-mark-end text:id="IMark111862536"/><text:alphabetical-index-mark-end text:id="IMark111861208"/><text:alphabetical-index-mark-end text:id="IMark111860056"/><text:alphabetical-index-mark-end text:id="IMark111858728"/><text:alphabetical-index-mark-end text:id="IMark111857704"/>ing tho<text:alphabetical-index-mark-start text:id="IMark107496968"/><text:alphabetical-index-mark-start text:id="IMark110114248"/><text:alphabetical-index-mark-start text:id="IMark104677400"/><text:alphabetical-index-mark-start text:id="IMark104678728"/><text:alphabetical-index-mark-start text:id="IMark103582648"/><text:alphabetical-index-mark-start text:id="IMark103583944"/>ro<text:alphabetical-index-mark-end text:id="IMark103583944"/><text:alphabetical-index-mark-end text:id="IMark103582648"/><text:alphabetical-index-mark-end text:id="IMark104678728"/><text:alphabetical-index-mark-end text:id="IMark104677400"/><text:alphabetical-index-mark-end text:id="IMark110114248"/><text:alphabetical-index-mark-end text:id="IMark107496968"/>ugh the <text:alphabetical-index-mark-start text:id="IMark104270008"/><text:alphabetical-index-mark-start text:id="IMark78584152"/><text:alphabetical-index-mark-start text:id="IMark78585480"/><text:alphabetical-index-mark-start text:id="IMark78606680"/><text:alphabetical-index-mark-start text:id="IMark78607912"/><text:alphabetical-index-mark-start text:id="IMark104931768"/><text:alphabetical-index-mark-start text:id="IMark104933096"/><text:alphabetical-index-mark-start text:id="IMark105128920"/><text:alphabetical-index-mark-start text:id="IMark105130216"/>street<text:alphabetical-index-mark-end text:id="IMark105130216"/><text:alphabetical-index-mark-end text:id="IMark105128920"/><text:alphabetical-index-mark-end text:id="IMark104933096"/><text:alphabetical-index-mark-end text:id="IMark104931768"/><text:alphabetical-index-mark-end text:id="IMark78607912"/><text:alphabetical-index-mark-end text:id="IMark78606680"/><text:alphabetical-index-mark-end text:id="IMark78585480"/><text:alphabetical-index-mark-end text:id="IMark78584152"/><text:alphabetical-index-mark-end text:id="IMark104270008"/>s of the <text:alphabetical-index-mark-start text:id="IMark110639128"/><text:alphabetical-index-mark-start text:id="IMark110640456"/><text:alphabetical-index-mark-start text:id="IMark110715656"/><text:alphabetical-index-mark-start text:id="IMark110716984"/><text:alphabetical-index-mark-start text:id="IMark110718280"/><text:alphabetical-index-mark-start text:id="IMark110719608"/><text:alphabetical-index-mark-start text:id="IMark77958424"/><text:alphabetical-index-mark-start text:id="IMark77959752"/><text:alphabetical-index-mark-start text:id="IMark111506776"/><text:alphabetical-index-mark-start text:id="IMark111508104"/><text:alphabetical-index-mark-start text:id="IMark109465160"/><text:alphabetical-index-mark-start text:id="IMark109466488"/><text:alphabetical-index-mark-start text:id="IMark57159208"/><text:alphabetical-index-mark-start text:id="IMark57160536"/><text:alphabetical-index-mark-start text:id="IMark77712136"/>co<text:alphabetical-index-mark-end text:id="IMark77712136"/><text:alphabetical-index-mark-end text:id="IMark57160536"/><text:alphabetical-index-mark-end text:id="IMark57159208"/><text:alphabetical-index-mark-end text:id="IMark109466488"/><text:alphabetical-index-mark-end text:id="IMark109465160"/><text:alphabetical-index-mark-end text:id="IMark111508104"/>mmercial<text:alphabetical-index-mark-end text:id="IMark111506776"/><text:alphabetical-index-mark-end text:id="IMark77959752"/><text:alphabetical-index-mark-end text:id="IMark77958424"/><text:alphabetical-index-mark-end text:id="IMark110719608"/><text:alphabetical-index-mark-end text:id="IMark110718280"/><text:alphabetical-index-mark-end text:id="IMark110716984"/><text:alphabetical-index-mark-end text:id="IMark110715656"/><text:alphabetical-index-mark-end text:id="IMark110640456"/><text:alphabetical-index-mark-end text:id="IMark110639128"/> <text:alphabetical-index-mark-start text:id="IMark105091720"/><text:alphabetical-index-mark-start text:id="IMark105093048"/><text:alphabetical-index-mark-start text:id="IMark110085048"/><text:alphabetical-index-mark-start text:id="IMark110086344"/><text:alphabetical-index-mark-start text:id="IMark105839304"/><text:alphabetical-index-mark-start text:id="IMark105840568"/><text:alphabetical-index-mark-start text:id="IMark105841608"/><text:alphabetical-index-mark-start text:id="IMark103720872"/>district<text:alphabetical-index-mark-end text:id="IMark103720872"/><text:alphabetical-index-mark-end text:id="IMark105841608"/><text:alphabetical-index-mark-end text:id="IMark105840568"/><text:alphabetical-index-mark-end text:id="IMark105839304"/><text:alphabetical-index-mark-end text:id="IMark110086344"/><text:alphabetical-index-mark-end text:id="IMark110085048"/><text:alphabetical-index-mark-end text:id="IMark105093048"/><text:alphabetical-index-mark-end text:id="IMark105091720"/> of the <text:alphabetical-index-mark-start text:id="IMark94438552"/><text:alphabetical-index-mark-start text:id="IMark106268088"/><text:alphabetical-index-mark-start text:id="IMark106269416"/><text:alphabetical-index-mark-start text:id="IMark106269512"/><text:alphabetical-index-mark-start text:id="IMark106802824"/><text:alphabetical-index-mark-start text:id="IMark104013448"/><text:alphabetical-index-mark-start text:id="IMark104014776"/><text:alphabetical-index-mark-start text:id="IMark111170280"/>city<text:alphabetical-index-mark-end text:id="IMark111170280"/><text:alphabetical-index-mark-end text:id="IMark104014776"/><text:alphabetical-index-mark-end text:id="IMark104013448"/><text:alphabetical-index-mark-end text:id="IMark106802824"/><text:alphabetical-index-mark-end text:id="IMark106269512"/><text:alphabetical-index-mark-end text:id="IMark106269416"/><text:alphabetical-index-mark-end text:id="IMark106268088"/><text:alphabetical-index-mark-end text:id="IMark94438552"/>.</text:p>
      <text:p text:style-name="P3"/>
      <text:h text:style-name="Heading_20_1" text:outline-level="1"><text:bookmark-start text:name="__RefHeading___Toc755_180202276"/>Keywords.<text:bookmark-end text:name="__RefHeading___Toc755_180202276"/></text:h>
      <text:p text:style-name="P3"/>
      <text:p text:style-name="P5"><text:alphabetical-index-mark-start text:id="IMark107546888"/><text:alphabetical-index-mark-start text:id="IMark107814824"/><text:alphabetical-index-mark-start text:id="IMark109713208"/><text:alphabetical-index-mark-start text:id="IMark111913928"/><text:alphabetical-index-mark-start text:id="IMark110633944"/><text:alphabetical-index-mark-start text:id="IMark102017832"/><text:alphabetical-index-mark-start text:id="IMark110992888"/><text:alphabetical-index-mark-start text:id="IMark105279256"/>Real<text:alphabetical-index-mark-end text:id="IMark105279256"/><text:alphabetical-index-mark-end text:id="IMark110992888"/><text:alphabetical-index-mark-end text:id="IMark102017832"/><text:alphabetical-index-mark-end text:id="IMark110633944"/><text:alphabetical-index-mark-end text:id="IMark111913928"/><text:alphabetical-index-mark-end text:id="IMark109713208"/><text:alphabetical-index-mark-end text:id="IMark107814824"/><text:alphabetical-index-mark-end text:id="IMark107546888"/> <text:alphabetical-index-mark-start text:id="IMark111769048"/><text:alphabetical-index-mark-start text:id="IMark111697976"/><text:alphabetical-index-mark-start text:id="IMark111649656"/><text:alphabetical-index-mark-start text:id="IMark109978376"/><text:alphabetical-index-mark-start text:id="IMark103587448"/><text:alphabetical-index-mark-start text:id="IMark104292904"/><text:alphabetical-index-mark-start text:id="IMark111578584"/><text:alphabetical-index-mark-start text:id="IMark105126776"/>estate<text:alphabetical-index-mark-end text:id="IMark105126776"/><text:alphabetical-index-mark-end text:id="IMark111578584"/><text:alphabetical-index-mark-end text:id="IMark104292904"/><text:alphabetical-index-mark-end text:id="IMark103587448"/><text:alphabetical-index-mark-end text:id="IMark109978376"/><text:alphabetical-index-mark-end text:id="IMark111649656"/><text:alphabetical-index-mark-end text:id="IMark111697976"/><text:alphabetical-index-mark-end text:id="IMark111769048"/>, <text:alphabetical-index-mark-start text:id="IMark111715672"/><text:alphabetical-index-mark-start text:id="IMark111598808"/><text:alphabetical-index-mark-start text:id="IMark63074888"/><text:alphabetical-index-mark-start text:id="IMark111085224"/><text:alphabetical-index-mark-start text:id="IMark106277512"/><text:alphabetical-index-mark-start text:id="IMark111662296"/><text:alphabetical-index-mark-start text:id="IMark111657240"/><text:alphabetical-index-mark-start text:id="IMark111740952"/><text:alphabetical-index-mark-start text:id="IMark111611448"/>dat<text:alphabetical-index-mark-start text:id="IMark104980664"/><text:alphabetical-index-mark-start text:id="IMark111748536"/><text:alphabetical-index-mark-start text:id="IMark106887592"/><text:alphabetical-index-mark-start text:id="IMark111860344"/><text:alphabetical-index-mark-start text:id="IMark111875512"/><text:alphabetical-index-mark-start text:id="IMark111817080"/>a<text:alphabetical-index-mark-end text:id="IMark111611448"/><text:alphabetical-index-mark-end text:id="IMark111740952"/><text:alphabetical-index-mark-end text:id="IMark111657240"/><text:alphabetical-index-mark-end text:id="IMark111662296"/><text:alphabetical-index-mark-end text:id="IMark106277512"/><text:alphabetical-index-mark-end text:id="IMark111085224"/><text:alphabetical-index-mark-end text:id="IMark63074888"/><text:alphabetical-index-mark-end text:id="IMark111598808"/><text:alphabetical-index-mark-end text:id="IMark111715672"/>b<text:alphabetical-index-mark-end text:id="IMark111817080"/><text:alphabetical-index-mark-end text:id="IMark111875512"/><text:alphabetical-index-mark-end text:id="IMark111860344"/><text:alphabetical-index-mark-end text:id="IMark106887592"/><text:alphabetical-index-mark-end text:id="IMark111748536"/><text:alphabetical-index-mark-end text:id="IMark104980664"/>ase, <text:alphabetical-index-mark-start text:id="IMark111774552"/><text:alphabetical-index-mark-start text:id="IMark111779608"/><text:alphabetical-index-mark-start text:id="IMark107071208"/><text:alphabetical-index-mark-start text:id="IMark106276008"/><text:alphabetical-index-mark-start text:id="IMark109711944"/><text:alphabetical-index-mark-start text:id="IMark102560264"/><text:alphabetical-index-mark-start text:id="IMark111084008"/><text:alphabetical-index-mark-start text:id="IMark102997640"/><text:alphabetical-index-mark-start text:id="IMark104903368"/><text:alphabetical-index-mark-start text:id="IMark111772024"/><text:alphabetical-index-mark-start text:id="IMark111726232"/><text:alphabetical-index-mark-start text:id="IMark111381096"/><text:alphabetical-index-mark-start text:id="IMark103974232"/><text:alphabetical-index-mark-start text:id="IMark94438088"/><text:alphabetical-index-mark-start text:id="IMark111075240"/><text:alphabetical-index-mark-start text:id="IMark107500808"/><text:alphabetical-index-mark-start text:id="IMark102088872"/><text:alphabetical-index-mark-start text:id="IMark106113352"/>data<text:alphabetical-index-mark-end text:id="IMark106113352"/><text:alphabetical-index-mark-end text:id="IMark102088872"/><text:alphabetical-index-mark-end text:id="IMark107500808"/><text:alphabetical-index-mark-end text:id="IMark111075240"/><text:alphabetical-index-mark-end text:id="IMark94438088"/><text:alphabetical-index-mark-end text:id="IMark103974232"/><text:alphabetical-index-mark-end text:id="IMark111381096"/><text:alphabetical-index-mark-end text:id="IMark111726232"/><text:alphabetical-index-mark-end text:id="IMark111772024"/>set<text:alphabetical-index-mark-end text:id="IMark104903368"/><text:alphabetical-index-mark-end text:id="IMark102997640"/><text:alphabetical-index-mark-end text:id="IMark111084008"/><text:alphabetical-index-mark-end text:id="IMark102560264"/><text:alphabetical-index-mark-end text:id="IMark109711944"/><text:alphabetical-index-mark-end text:id="IMark106276008"/><text:alphabetical-index-mark-end text:id="IMark107071208"/><text:alphabetical-index-mark-end text:id="IMark111779608"/><text:alphabetical-index-mark-end text:id="IMark111774552"/>, <text:alphabetical-index-mark-start text:id="IMark111879240"/><text:alphabetical-index-mark-start text:id="IMark111876712"/><text:alphabetical-index-mark-start text:id="IMark111863320"/><text:alphabetical-index-mark-start text:id="IMark111856488"/><text:alphabetical-index-mark-start text:id="IMark111853960"/><text:alphabetical-index-mark-start text:id="IMark111851432"/><text:alphabetical-index-mark-start text:id="IMark111848904"/><text:alphabetical-index-mark-start text:id="IMark111843096"/><text:alphabetical-index-mark-start text:id="IMark111835512"/>data<text:alphabetical-index-mark-end text:id="IMark111835512"/><text:alphabetical-index-mark-end text:id="IMark111843096"/><text:alphabetical-index-mark-end text:id="IMark111848904"/><text:alphabetical-index-mark-end text:id="IMark111851432"/><text:alphabetical-index-mark-end text:id="IMark111853960"/><text:alphabetical-index-mark-end text:id="IMark111856488"/><text:alphabetical-index-mark-end text:id="IMark111863320"/><text:alphabetical-index-mark-end text:id="IMark111876712"/><text:alphabetical-index-mark-end text:id="IMark111879240"/>, <text:alphabetical-index-mark-start text:id="IMark111789720"/><text:alphabetical-index-mark-start text:id="IMark111784664"/><text:alphabetical-index-mark-start text:id="IMark111732776"/><text:alphabetical-index-mark-start text:id="IMark109388296"/><text:alphabetical-index-mark-start text:id="IMark105037736"/><text:alphabetical-index-mark-start text:id="IMark104651832"/><text:alphabetical-index-mark-start text:id="IMark111597016"/><text:alphabetical-index-mark-start text:id="IMark111719400"/>p<text:alphabetical-index-mark-start text:id="IMark107475768"/><text:alphabetical-index-mark-start text:id="IMark111759384"/><text:alphabetical-index-mark-start text:id="IMark105804904"/><text:alphabetical-index-mark-start text:id="IMark102038776"/><text:alphabetical-index-mark-start text:id="IMark102038872"/><text:alphabetical-index-mark-start text:id="IMark111791704"/>ro<text:alphabetical-index-mark-end text:id="IMark111791704"/><text:alphabetical-index-mark-end text:id="IMark102038872"/><text:alphabetical-index-mark-end text:id="IMark102038776"/><text:alphabetical-index-mark-end text:id="IMark105804904"/><text:alphabetical-index-mark-end text:id="IMark111759384"/><text:alphabetical-index-mark-end text:id="IMark107475768"/>perties<text:alphabetical-index-mark-end text:id="IMark111719400"/><text:alphabetical-index-mark-end text:id="IMark111597016"/><text:alphabetical-index-mark-end text:id="IMark104651832"/><text:alphabetical-index-mark-end text:id="IMark105037736"/><text:alphabetical-index-mark-end text:id="IMark109388296"/><text:alphabetical-index-mark-end text:id="IMark111732776"/><text:alphabetical-index-mark-end text:id="IMark111784664"/><text:alphabetical-index-mark-end text:id="IMark111789720"/>, <text:alphabetical-index-mark-start text:id="IMark111791800"/><text:alphabetical-index-mark-start text:id="IMark111508520"/><text:alphabetical-index-mark-start text:id="IMark111735896"/><text:alphabetical-index-mark-start text:id="IMark109379192"/><text:alphabetical-index-mark-start text:id="IMark111590472"/><text:alphabetical-index-mark-start text:id="IMark105122888"/><text:alphabetical-index-mark-start text:id="IMark109387352"/><text:alphabetical-index-mark-start text:id="IMark111594488"/><text:alphabetical-index-mark-start text:id="IMark105030456"/><text:alphabetical-index-mark-start text:id="IMark111580824"/><text:alphabetical-index-mark-start text:id="IMark111750776"/><text:alphabetical-index-mark-start text:id="IMark111710328"/><text:alphabetical-index-mark-start text:id="IMark111902792"/><text:alphabetical-index-mark-start text:id="IMark104981336"/>value<text:alphabetical-index-mark-end text:id="IMark104981336"/><text:alphabetical-index-mark-end text:id="IMark111902792"/><text:alphabetical-index-mark-end text:id="IMark111710328"/><text:alphabetical-index-mark-end text:id="IMark111750776"/><text:alphabetical-index-mark-end text:id="IMark111580824"/><text:alphabetical-index-mark-end text:id="IMark105030456"/><text:alphabetical-index-mark-end text:id="IMark111594488"/><text:alphabetical-index-mark-end text:id="IMark109387352"/><text:alphabetical-index-mark-end text:id="IMark105122888"/><text:alphabetical-index-mark-end text:id="IMark111590472"/><text:alphabetical-index-mark-end text:id="IMark109379192"/><text:alphabetical-index-mark-end text:id="IMark111735896"/><text:alphabetical-index-mark-end text:id="IMark111508520"/><text:alphabetical-index-mark-end text:id="IMark111791800"/>, <text:alphabetical-index-mark-start text:id="IMark105873432"/><text:alphabetical-index-mark-start text:id="IMark104653112"/><text:alphabetical-index-mark-start text:id="IMark111669416"/><text:alphabetical-index-mark-start text:id="IMark109509112"/><text:alphabetical-index-mark-start text:id="IMark107840856"/><text:alphabetical-index-mark-start text:id="IMark111840040"/><text:alphabetical-index-mark-start text:id="IMark111169384"/><text:alphabetical-index-mark-start text:id="IMark111872936"/><text:alphabetical-index-mark-start text:id="IMark111807416"/><text:alphabetical-index-mark-start text:id="IMark108103832"/><text:alphabetical-index-mark-start text:id="IMark110873176"/><text:alphabetical-index-mark-start text:id="IMark111011928"/><text:alphabetical-index-mark-start text:id="IMark111012024"/><text:alphabetical-index-mark-start text:id="IMark104012968"/><text:alphabetical-index-mark-start text:id="IMark104013064"/>co<text:alphabetical-index-mark-end text:id="IMark104013064"/><text:alphabetical-index-mark-end text:id="IMark104012968"/><text:alphabetical-index-mark-end text:id="IMark111012024"/><text:alphabetical-index-mark-end text:id="IMark111011928"/><text:alphabetical-index-mark-end text:id="IMark110873176"/><text:alphabetical-index-mark-end text:id="IMark108103832"/>mmercial<text:alphabetical-index-mark-end text:id="IMark111807416"/><text:alphabetical-index-mark-end text:id="IMark111872936"/><text:alphabetical-index-mark-end text:id="IMark111169384"/><text:alphabetical-index-mark-end text:id="IMark111840040"/><text:alphabetical-index-mark-end text:id="IMark107840856"/><text:alphabetical-index-mark-end text:id="IMark109509112"/><text:alphabetical-index-mark-end text:id="IMark111669416"/><text:alphabetical-index-mark-end text:id="IMark104653112"/><text:alphabetical-index-mark-end text:id="IMark105873432"/>, <text:alphabetical-index-mark-start text:id="IMark105130968"/><text:alphabetical-index-mark-start text:id="IMark111838328"/><text:alphabetical-index-mark-start text:id="IMark111844312"/><text:alphabetical-index-mark-start text:id="IMark111770200"/><text:alphabetical-index-mark-start text:id="IMark109507832"/><text:alphabetical-index-mark-start text:id="IMark105065080"/><text:alphabetical-index-mark-start text:id="IMark104014200"/><text:alphabetical-index-mark-start text:id="IMark111170984"/><text:alphabetical-index-mark-start text:id="IMark105092664"/>res<text:alphabetical-index-mark-start text:id="IMark110718744"/><text:alphabetical-index-mark-start text:id="IMark77959176"/><text:alphabetical-index-mark-start text:id="IMark111507480"/><text:alphabetical-index-mark-start text:id="IMark109466104"/><text:alphabetical-index-mark-start text:id="IMark77712888"/><text:alphabetical-index-mark-start text:id="IMark78584904"/>id<text:alphabetical-index-mark-end text:id="IMark78584904"/><text:alphabetical-index-mark-end text:id="IMark77712888"/><text:alphabetical-index-mark-end text:id="IMark109466104"/><text:alphabetical-index-mark-end text:id="IMark111507480"/><text:alphabetical-index-mark-end text:id="IMark77959176"/><text:alphabetical-index-mark-end text:id="IMark110718744"/>ential<text:alphabetical-index-mark-end text:id="IMark105092664"/><text:alphabetical-index-mark-end text:id="IMark111170984"/><text:alphabetical-index-mark-end text:id="IMark104014200"/><text:alphabetical-index-mark-end text:id="IMark105065080"/><text:alphabetical-index-mark-end text:id="IMark109507832"/><text:alphabetical-index-mark-end text:id="IMark111770200"/><text:alphabetical-index-mark-end text:id="IMark111844312"/><text:alphabetical-index-mark-end text:id="IMark111838328"/><text:alphabetical-index-mark-end text:id="IMark105130968"/>, <text:alphabetical-index-mark-start text:id="IMark104932712"/><text:alphabetical-index-mark-start text:id="IMark111648984"/><text:alphabetical-index-mark-start text:id="IMark110399304"/><text:alphabetical-index-mark-start text:id="IMark78608200"/><text:alphabetical-index-mark-start text:id="IMark108813528"/><text:alphabetical-index-mark-start text:id="IMark110086632"/><text:alphabetical-index-mark-start text:id="IMark105841320"/><text:alphabetical-index-mark-start text:id="IMark103721624"/><text:alphabetical-index-mark-start text:id="IMark111809080"/>pedestrian<text:alphabetical-index-mark-end text:id="IMark111809080"/><text:alphabetical-index-mark-end text:id="IMark103721624"/><text:alphabetical-index-mark-end text:id="IMark105841320"/><text:alphabetical-index-mark-end text:id="IMark110086632"/><text:alphabetical-index-mark-end text:id="IMark108813528"/><text:alphabetical-index-mark-end text:id="IMark78608200"/><text:alphabetical-index-mark-end text:id="IMark110399304"/><text:alphabetical-index-mark-end text:id="IMark111648984"/><text:alphabetical-index-mark-end text:id="IMark104932712"/>, <text:alphabetical-index-mark-start text:id="IMark111149496"/><text:alphabetical-index-mark-start text:id="IMark104891464"/><text:alphabetical-index-mark-start text:id="IMark104892792"/><text:alphabetical-index-mark-start text:id="IMark104896968"/><text:alphabetical-index-mark-start text:id="IMark104898232"/>traffic<text:alphabetical-index-mark-end text:id="IMark104898232"/><text:alphabetical-index-mark-end text:id="IMark104896968"/><text:alphabetical-index-mark-end text:id="IMark104892792"/><text:alphabetical-index-mark-end text:id="IMark104891464"/><text:alphabetical-index-mark-end text:id="IMark111149496"/></text:p>
      <text:p text:style-name="P3"/>
      <text:h text:style-name="Heading_20_1" text:outline-level="1"><text:bookmark-start text:name="__RefHeading___Toc757_180202276"/>Acknowledgements.<text:bookmark-end text:name="__RefHeading___Toc757_180202276"/></text:h>
      <text:p text:style-name="P3"/>
      <text:p text:style-name="P110"><text:span text:style-name="T10">This </text:span><text:alphabetical-index-mark-start text:id="IMark111860344"/><text:alphabetical-index-mark-start text:id="IMark111875512"/><text:span text:style-name="T10">p</text:span><text:alphabetical-index-mark-start text:id="IMark111817080"/><text:alphabetical-index-mark-start text:id="IMark111715672"/><text:alphabetical-index-mark-start text:id="IMark111598808"/><text:alphabetical-index-mark-start text:id="IMark63074888"/><text:alphabetical-index-mark-start text:id="IMark111085224"/><text:alphabetical-index-mark-start text:id="IMark106277512"/><text:span text:style-name="T10">ro</text:span><text:alphabetical-index-mark-end text:id="IMark106277512"/><text:alphabetical-index-mark-end text:id="IMark111085224"/><text:alphabetical-index-mark-end text:id="IMark63074888"/><text:alphabetical-index-mark-end text:id="IMark111598808"/><text:alphabetical-index-mark-end text:id="IMark111715672"/><text:alphabetical-index-mark-end text:id="IMark111817080"/><text:span text:style-name="T10">ject</text:span><text:alphabetical-index-mark-end text:id="IMark111875512"/><text:alphabetical-index-mark-end text:id="IMark111860344"/><text:span text:style-name="T10"> </text:span><text:alphabetical-index-mark-start text:id="IMark111662296"/><text:alphabetical-index-mark-start text:id="IMark111657240"/><text:alphabetical-index-mark-start text:id="IMark111740952"/><text:alphabetical-index-mark-start text:id="IMark111611448"/><text:alphabetical-index-mark-start text:id="IMark111769048"/><text:alphabetical-index-mark-start text:id="IMark111697976"/><text:span text:style-name="T10">co</text:span><text:alphabetical-index-mark-end text:id="IMark111697976"/><text:alphabetical-index-mark-end text:id="IMark111769048"/><text:alphabetical-index-mark-end text:id="IMark111611448"/><text:alphabetical-index-mark-end text:id="IMark111740952"/><text:alphabetical-index-mark-end text:id="IMark111657240"/><text:alphabetical-index-mark-end text:id="IMark111662296"/><text:span text:style-name="T10">uld not have taken place without the work done by</text:span>:</text:p>
      <text:list xml:id="list6125777172825414168" text:style-name="L1">
        <text:list-header>
          <text:p text:style-name="P119"/>
        </text:list-header>
        <text:list-item>
          <text:p text:style-name="P120">The <text:alphabetical-index-mark-start text:id="IMark105126776"/><text:alphabetical-index-mark-start text:id="IMark107546888"/><text:alphabetical-index-mark-start text:id="IMark107814824"/><text:alphabetical-index-mark-start text:id="IMark109713208"/><text:alphabetical-index-mark-start text:id="IMark111913928"/><text:alphabetical-index-mark-start text:id="IMark110633944"/><text:alphabetical-index-mark-start text:id="IMark102017832"/><text:alphabetical-index-mark-start text:id="IMark110992888"/><text:alphabetical-index-mark-start text:id="IMark111644600"/><text:alphabetical-index-mark-start text:id="IMark111682520"/><text:alphabetical-index-mark-start text:id="IMark106887592"/><text:alphabetical-index-mark-start text:id="IMark111588696"/><text:alphabetical-index-mark-start text:id="IMark105030744"/><text:alphabetical-index-mark-start text:id="IMark111649656"/><text:alphabetical-index-mark-start text:id="IMark111720728"/><text:alphabetical-index-mark-start text:id="IMark111659768"/><text:alphabetical-index-mark-start text:id="IMark111674936"/><text:alphabetical-index-mark-start text:id="IMark111817080"/>develop<text:alphabetical-index-mark-end text:id="IMark111817080"/><text:alphabetical-index-mark-end text:id="IMark111674936"/>er<text:alphabetical-index-mark-end text:id="IMark111659768"/><text:alphabetical-index-mark-end text:id="IMark111720728"/><text:alphabetical-index-mark-end text:id="IMark111649656"/><text:alphabetical-index-mark-end text:id="IMark105030744"/><text:alphabetical-index-mark-end text:id="IMark111588696"/><text:alphabetical-index-mark-end text:id="IMark106887592"/><text:alphabetical-index-mark-end text:id="IMark111682520"/><text:alphabetical-index-mark-end text:id="IMark111644600"/><text:alphabetical-index-mark-end text:id="IMark110992888"/><text:alphabetical-index-mark-end text:id="IMark102017832"/><text:alphabetical-index-mark-end text:id="IMark110633944"/><text:alphabetical-index-mark-end text:id="IMark111913928"/><text:alphabetical-index-mark-end text:id="IMark109713208"/><text:alphabetical-index-mark-end text:id="IMark107814824"/><text:alphabetical-index-mark-end text:id="IMark107546888"/><text:alphabetical-index-mark-end text:id="IMark105126776"/>s of <text:alphabetical-index-mark-start text:id="IMark111715672"/><text:alphabetical-index-mark-start text:id="IMark63074888"/><text:alphabetical-index-mark-start text:id="IMark111085224"/><text:alphabetical-index-mark-start text:id="IMark106277512"/><text:alphabetical-index-mark-start text:id="IMark111860344"/><text:alphabetical-index-mark-start text:id="IMark111662296"/><text:alphabetical-index-mark-start text:id="IMark111657240"/><text:alphabetical-index-mark-start text:id="IMark111740952"/><text:alphabetical-index-mark-start text:id="IMark111611448"/><text:alphabetical-index-mark-start text:id="IMark111697976"/><text:alphabetical-index-mark-start text:id="IMark103587448"/><text:alphabetical-index-mark-start text:id="IMark109978376"/><text:alphabetical-index-mark-start text:id="IMark111578584"/><text:alphabetical-index-mark-start text:id="IMark108995640"/><text:alphabetical-index-mark-start text:id="IMark111147608"/><text:alphabetical-index-mark-start text:id="IMark110517912"/><text:alphabetical-index-mark-start text:id="IMark110715192"/><text:alphabetical-index-mark-start text:id="IMark108198520"/><text:alphabetical-index-mark-start text:id="IMark103585480"/><text:alphabetical-index-mark-start text:id="IMark107499304"/><text:alphabetical-index-mark-start text:id="IMark103972728"/><text:alphabetical-index-mark-start text:id="IMark111736344"/><text:alphabetical-index-mark-start text:id="IMark111576504"/><text:alphabetical-index-mark-start text:id="IMark111285960"/><text:alphabetical-index-mark-start text:id="IMark111776056"/><text:alphabetical-index-mark-start text:id="IMark111741400"/><text:alphabetical-index-mark-start text:id="IMark111722680"/><text:alphabetical-index-mark-start text:id="IMark111704984"/><text:alphabetical-index-mark-start text:id="IMark111675384"/><text:alphabetical-index-mark-start text:id="IMark111655448"/><text:alphabetical-index-mark-start text:id="IMark111631384"/><text:alphabetical-index-mark-start text:id="IMark111603288"/><text:alphabetical-index-mark-start text:id="IMark109377016"/><text:alphabetical-index-mark-start text:id="IMark107462376"/><text:alphabetical-index-mark-start text:id="IMark104962920"/><text:alphabetical-index-mark-start text:id="IMark89242088"/><text:alphabetical-index-mark-start text:id="IMark109645704"/>Sql<text:alphabetical-index-mark-end text:id="IMark109645704"/><text:alphabetical-index-mark-end text:id="IMark89242088"/><text:alphabetical-index-mark-end text:id="IMark104962920"/><text:alphabetical-index-mark-end text:id="IMark107462376"/><text:alphabetical-index-mark-end text:id="IMark109377016"/><text:alphabetical-index-mark-end text:id="IMark111603288"/><text:alphabetical-index-mark-end text:id="IMark111631384"/><text:alphabetical-index-mark-end text:id="IMark111655448"/><text:alphabetical-index-mark-end text:id="IMark111675384"/><text:alphabetical-index-mark-end text:id="IMark111704984"/>ite<text:alphabetical-index-mark-end text:id="IMark111722680"/><text:alphabetical-index-mark-end text:id="IMark111741400"/><text:alphabetical-index-mark-end text:id="IMark111776056"/><text:alphabetical-index-mark-end text:id="IMark111285960"/><text:alphabetical-index-mark-end text:id="IMark111576504"/><text:alphabetical-index-mark-end text:id="IMark111736344"/><text:alphabetical-index-mark-end text:id="IMark103972728"/><text:alphabetical-index-mark-end text:id="IMark107499304"/><text:alphabetical-index-mark-end text:id="IMark103585480"/>3<text:alphabetical-index-mark-end text:id="IMark108198520"/><text:alphabetical-index-mark-end text:id="IMark110715192"/><text:alphabetical-index-mark-end text:id="IMark110517912"/><text:alphabetical-index-mark-end text:id="IMark111147608"/><text:alphabetical-index-mark-end text:id="IMark108995640"/><text:alphabetical-index-mark-end text:id="IMark111578584"/><text:alphabetical-index-mark-end text:id="IMark109978376"/><text:alphabetical-index-mark-end text:id="IMark103587448"/><text:alphabetical-index-mark-end text:id="IMark111697976"/><text:alphabetical-index-mark-end text:id="IMark111611448"/><text:alphabetical-index-mark-end text:id="IMark111740952"/><text:alphabetical-index-mark-end text:id="IMark111657240"/><text:alphabetical-index-mark-end text:id="IMark111662296"/><text:alphabetical-index-mark-end text:id="IMark111860344"/><text:alphabetical-index-mark-end text:id="IMark106277512"/><text:alphabetical-index-mark-end text:id="IMark111085224"/><text:alphabetical-index-mark-end text:id="IMark63074888"/><text:alphabetical-index-mark-end text:id="IMark111715672"/><text:span text:style-name="T3">[6.</text:span><text:span text:style-name="T4">1</text:span><text:span text:style-name="T3">.]</text:span>.</text:p>
        </text:list-item>
      </text:list>
      <text:p text:style-name="P3"/>
      <text:h text:style-name="Heading_20_1" text:outline-level="1"><text:bookmark-start text:name="__RefHeading___Toc759_180202276"/><text:alphabetical-index-mark-start text:id="IMark111865400"/><text:alphabetical-index-mark-start text:id="IMark111664824"/><text:alphabetical-index-mark-start text:id="IMark111654712"/><text:alphabetical-index-mark-start text:id="IMark111875512"/><text:alphabetical-index-mark-start text:id="IMark111769048"/><text:alphabetical-index-mark-start text:id="IMark104292904"/><text:alphabetical-index-mark-start text:id="IMark107479416"/><text:alphabetical-index-mark-start text:id="IMark111679992"/><text:alphabetical-index-mark-start text:id="IMark111748536"/>License<text:alphabetical-index-mark-end text:id="IMark111748536"/><text:alphabetical-index-mark-end text:id="IMark111679992"/><text:alphabetical-index-mark-end text:id="IMark107479416"/><text:alphabetical-index-mark-end text:id="IMark104292904"/><text:alphabetical-index-mark-end text:id="IMark111769048"/><text:alphabetical-index-mark-end text:id="IMark111875512"/><text:alphabetical-index-mark-end text:id="IMark111654712"/><text:alphabetical-index-mark-end text:id="IMark111664824"/><text:alphabetical-index-mark-end text:id="IMark111865400"/> <text:span text:style-name="T11">and </text:span>info <text:span text:style-name="T11">for </text:span><text:alphabetical-index-mark-start text:id="IMark111766520"/><text:alphabetical-index-mark-start text:id="IMark111715672"/><text:alphabetical-index-mark-start text:id="IMark63074888"/><text:alphabetical-index-mark-start text:id="IMark111085224"/><text:alphabetical-index-mark-start text:id="IMark106277512"/><text:alphabetical-index-mark-start text:id="IMark111860344"/><text:span text:style-name="T11">co</text:span><text:alphabetical-index-mark-end text:id="IMark111860344"/><text:alphabetical-index-mark-end text:id="IMark106277512"/><text:alphabetical-index-mark-end text:id="IMark111085224"/><text:alphabetical-index-mark-end text:id="IMark63074888"/><text:alphabetical-index-mark-end text:id="IMark111715672"/><text:alphabetical-index-mark-end text:id="IMark111766520"/><text:span text:style-name="T11">ntributors.</text:span><text:bookmark-end text:name="__RefHeading___Toc759_180202276"/></text:h>
      <text:p text:style-name="P3"/>
      <text:p text:style-name="P111">Please read the following <text:alphabetical-index-mark-start text:id="IMark111697976"/><text:alphabetical-index-mark-start text:id="IMark103587448"/><text:alphabetical-index-mark-start text:id="IMark109978376"/><text:alphabetical-index-mark-start text:id="IMark111578584"/><text:alphabetical-index-mark-start text:id="IMark105126776"/><text:alphabetical-index-mark-start text:id="IMark107546888"/><text:alphabetical-index-mark-start text:id="IMark107814824"/><text:alphabetical-index-mark-start text:id="IMark109713208"/>fil<text:alphabetical-index-mark-start text:id="IMark111913928"/>e<text:alphabetical-index-mark-end text:id="IMark109713208"/><text:alphabetical-index-mark-end text:id="IMark107814824"/><text:alphabetical-index-mark-end text:id="IMark107546888"/><text:alphabetical-index-mark-end text:id="IMark105126776"/><text:alphabetical-index-mark-end text:id="IMark111578584"/><text:alphabetical-index-mark-end text:id="IMark109978376"/><text:alphabetical-index-mark-end text:id="IMark103587448"/><text:alphabetical-index-mark-end text:id="IMark111697976"/>s<text:alphabetical-index-mark-end text:id="IMark111913928"/> included with this <text:alphabetical-index-mark-start text:id="IMark110633944"/><text:alphabetical-index-mark-start text:id="IMark102017832"/>p<text:alphabetical-index-mark-start text:id="IMark110992888"/><text:alphabetical-index-mark-start text:id="IMark111644600"/><text:alphabetical-index-mark-start text:id="IMark111682520"/><text:alphabetical-index-mark-start text:id="IMark106887592"/><text:alphabetical-index-mark-start text:id="IMark111588696"/><text:alphabetical-index-mark-start text:id="IMark105030744"/>ro<text:alphabetical-index-mark-end text:id="IMark105030744"/><text:alphabetical-index-mark-end text:id="IMark111588696"/><text:alphabetical-index-mark-end text:id="IMark106887592"/><text:alphabetical-index-mark-end text:id="IMark111682520"/><text:alphabetical-index-mark-end text:id="IMark111644600"/><text:alphabetical-index-mark-end text:id="IMark110992888"/>ject<text:alphabetical-index-mark-end text:id="IMark102017832"/><text:alphabetical-index-mark-end text:id="IMark110633944"/>:</text:p>
      <text:p text:style-name="P111"/>
      <text:list xml:id="list4689980740273400523" text:style-name="L2">
        <text:list-item>
          <text:p text:style-name="P133"><text:soft-page-break/><text:alphabetical-index-mark-start text:id="IMark111674936"/><text:alphabetical-index-mark-start text:id="IMark111817080"/><text:alphabetical-index-mark-start text:id="IMark111667352"/><text:alphabetical-index-mark-start text:id="IMark106114856"/><text:alphabetical-index-mark-start text:id="IMark111842648"/><text:alphabetical-index-mark-start text:id="IMark111751064"/><text:alphabetical-index-mark-start text:id="IMark111613976"/>README<text:alphabetical-index-mark-end text:id="IMark111613976"/><text:alphabetical-index-mark-end text:id="IMark111751064"/><text:alphabetical-index-mark-end text:id="IMark111842648"/><text:alphabetical-index-mark-end text:id="IMark106114856"/><text:alphabetical-index-mark-end text:id="IMark111667352"/><text:alphabetical-index-mark-end text:id="IMark111817080"/><text:alphabetical-index-mark-end text:id="IMark111674936"/>.md: <text:alphabetical-index-mark-start text:id="IMark111586168"/><text:alphabetical-index-mark-start text:id="IMark111581112"/><text:alphabetical-index-mark-start text:id="IMark104980664"/><text:alphabetical-index-mark-start text:id="IMark111710616"/><text:alphabetical-index-mark-start text:id="IMark110550968"/><text:alphabetical-index-mark-start text:id="IMark111865400"/>co<text:alphabetical-index-mark-end text:id="IMark111865400"/><text:alphabetical-index-mark-end text:id="IMark110550968"/><text:alphabetical-index-mark-end text:id="IMark111710616"/><text:alphabetical-index-mark-end text:id="IMark104980664"/><text:alphabetical-index-mark-end text:id="IMark111581112"/><text:alphabetical-index-mark-end text:id="IMark111586168"/>ntains info on <text:alphabetical-index-mark-start text:id="IMark111664824"/><text:alphabetical-index-mark-start text:id="IMark111654712"/><text:alphabetical-index-mark-start text:id="IMark111875512"/><text:alphabetical-index-mark-start text:id="IMark111769048"/><text:alphabetical-index-mark-start text:id="IMark104292904"/><text:alphabetical-index-mark-start text:id="IMark107479416"/>setting<text:alphabetical-index-mark-end text:id="IMark107479416"/><text:alphabetical-index-mark-end text:id="IMark104292904"/><text:alphabetical-index-mark-end text:id="IMark111769048"/><text:alphabetical-index-mark-end text:id="IMark111875512"/><text:alphabetical-index-mark-end text:id="IMark111654712"/><text:alphabetical-index-mark-end text:id="IMark111664824"/> up your <text:alphabetical-index-mark-start text:id="IMark111679992"/><text:alphabetical-index-mark-start text:id="IMark111748536"/><text:alphabetical-index-mark-start text:id="IMark111583640"/><text:alphabetical-index-mark-start text:id="IMark111766520"/><text:alphabetical-index-mark-start text:id="IMark111715672"/><text:alphabetical-index-mark-start text:id="IMark63074888"/><text:alphabetical-index-mark-start text:id="IMark111085224"/><text:alphabetical-index-mark-start text:id="IMark106277512"/><text:alphabetical-index-mark-start text:id="IMark111860344"/><text:alphabetical-index-mark-start text:id="IMark111598808"/><text:alphabetical-index-mark-start text:id="IMark111657240"/>system<text:alphabetical-index-mark-end text:id="IMark111657240"/><text:alphabetical-index-mark-end text:id="IMark111598808"/><text:alphabetical-index-mark-end text:id="IMark111860344"/><text:alphabetical-index-mark-end text:id="IMark106277512"/><text:alphabetical-index-mark-end text:id="IMark111085224"/><text:alphabetical-index-mark-end text:id="IMark63074888"/><text:alphabetical-index-mark-end text:id="IMark111715672"/><text:alphabetical-index-mark-end text:id="IMark111766520"/><text:alphabetical-index-mark-end text:id="IMark111583640"/><text:alphabetical-index-mark-end text:id="IMark111748536"/><text:alphabetical-index-mark-end text:id="IMark111679992"/> and <text:alphabetical-index-mark-start text:id="IMark111662296"/><text:alphabetical-index-mark-start text:id="IMark111611448"/><text:alphabetical-index-mark-start text:id="IMark111740952"/><text:alphabetical-index-mark-start text:id="IMark102017832"/><text:alphabetical-index-mark-start text:id="IMark110633944"/><text:alphabetical-index-mark-start text:id="IMark106887592"/><text:alphabetical-index-mark-start text:id="IMark111913928"/><text:alphabetical-index-mark-start text:id="IMark109978376"/><text:alphabetical-index-mark-start text:id="IMark107814824"/>install<text:alphabetical-index-mark-end text:id="IMark107814824"/><text:alphabetical-index-mark-end text:id="IMark109978376"/><text:alphabetical-index-mark-end text:id="IMark111913928"/><text:alphabetical-index-mark-end text:id="IMark106887592"/><text:alphabetical-index-mark-end text:id="IMark110633944"/><text:alphabetical-index-mark-end text:id="IMark102017832"/><text:alphabetical-index-mark-end text:id="IMark111740952"/><text:alphabetical-index-mark-end text:id="IMark111611448"/><text:alphabetical-index-mark-end text:id="IMark111662296"/>ing the <text:alphabetical-index-mark-start text:id="IMark111720728"/><text:alphabetical-index-mark-start text:id="IMark111852264"/><text:alphabetical-index-mark-start text:id="IMark111892248"/><text:alphabetical-index-mark-start text:id="IMark111669880"/><text:alphabetical-index-mark-start text:id="IMark111812024"/><text:alphabetical-index-mark-start text:id="IMark109629368"/><text:alphabetical-index-mark-start text:id="IMark109630696"/><text:alphabetical-index-mark-start text:id="IMark105096584"/>fil<text:alphabetical-index-mark-start text:id="IMark104678328"/>e<text:alphabetical-index-mark-end text:id="IMark105096584"/><text:alphabetical-index-mark-end text:id="IMark109630696"/><text:alphabetical-index-mark-end text:id="IMark109629368"/><text:alphabetical-index-mark-end text:id="IMark111812024"/><text:alphabetical-index-mark-end text:id="IMark111669880"/><text:alphabetical-index-mark-end text:id="IMark111892248"/><text:alphabetical-index-mark-end text:id="IMark111852264"/><text:alphabetical-index-mark-end text:id="IMark111720728"/>s<text:alphabetical-index-mark-end text:id="IMark104678328"/> <text:span text:style-name="T12">related to this </text:span><text:alphabetical-index-mark-start text:id="IMark103202520"/><text:alphabetical-index-mark-start text:id="IMark103203576"/><text:span text:style-name="T12">module</text:span><text:alphabetical-index-mark-end text:id="IMark103203576"/><text:alphabetical-index-mark-end text:id="IMark103202520"/>.</text:p>
          <text:p text:style-name="P133"/>
        </text:list-item>
        <text:list-item>
          <text:p text:style-name="P133"><text:alphabetical-index-mark-start text:id="IMark111659768"/><text:alphabetical-index-mark-start text:id="IMark111697976"/><text:alphabetical-index-mark-start text:id="IMark111578584"/><text:alphabetical-index-mark-start text:id="IMark111644600"/><text:alphabetical-index-mark-start text:id="IMark111682520"/><text:alphabetical-index-mark-start text:id="IMark111588696"/><text:alphabetical-index-mark-start text:id="IMark103587448"/><text:alphabetical-index-mark-start text:id="IMark105126776"/><text:alphabetical-index-mark-start text:id="IMark107546888"/><text:alphabetical-index-mark-start text:id="IMark109713208"/><text:alphabetical-index-mark-start text:id="IMark111720728"/><text:alphabetical-index-mark-start text:id="IMark111812024"/><text:alphabetical-index-mark-start text:id="IMark111662296"/>CO<text:alphabetical-index-mark-end text:id="IMark111662296"/><text:alphabetical-index-mark-end text:id="IMark111812024"/><text:alphabetical-index-mark-end text:id="IMark111720728"/><text:alphabetical-index-mark-end text:id="IMark109713208"/><text:alphabetical-index-mark-end text:id="IMark107546888"/><text:alphabetical-index-mark-end text:id="IMark105126776"/>NTRIBUTING<text:alphabetical-index-mark-end text:id="IMark103587448"/><text:alphabetical-index-mark-end text:id="IMark111588696"/><text:alphabetical-index-mark-end text:id="IMark111682520"/><text:alphabetical-index-mark-end text:id="IMark111644600"/><text:alphabetical-index-mark-end text:id="IMark111578584"/><text:alphabetical-index-mark-end text:id="IMark111697976"/><text:alphabetical-index-mark-end text:id="IMark111659768"/>.md: if you wan<text:span text:style-name="T59">t</text:span> to <text:alphabetical-index-mark-start text:id="IMark111740952"/><text:alphabetical-index-mark-start text:id="IMark102017832"/><text:alphabetical-index-mark-start text:id="IMark106887592"/><text:alphabetical-index-mark-start text:id="IMark111913928"/><text:alphabetical-index-mark-start text:id="IMark109978376"/><text:alphabetical-index-mark-start text:id="IMark107814824"/><text:alphabetical-index-mark-start text:id="IMark111748536"/><text:alphabetical-index-mark-start text:id="IMark111583640"/><text:alphabetical-index-mark-start text:id="IMark111766520"/><text:alphabetical-index-mark-start text:id="IMark111715672"/><text:alphabetical-index-mark-start text:id="IMark111085224"/><text:alphabetical-index-mark-start text:id="IMark106277512"/>co<text:alphabetical-index-mark-end text:id="IMark106277512"/><text:alphabetical-index-mark-end text:id="IMark111085224"/><text:alphabetical-index-mark-end text:id="IMark111715672"/><text:alphabetical-index-mark-end text:id="IMark111766520"/><text:alphabetical-index-mark-end text:id="IMark111583640"/><text:alphabetical-index-mark-end text:id="IMark111748536"/>ntribute<text:alphabetical-index-mark-end text:id="IMark107814824"/><text:alphabetical-index-mark-end text:id="IMark109978376"/><text:alphabetical-index-mark-end text:id="IMark111913928"/><text:alphabetical-index-mark-end text:id="IMark106887592"/><text:alphabetical-index-mark-end text:id="IMark102017832"/><text:alphabetical-index-mark-end text:id="IMark111740952"/> to this <text:alphabetical-index-mark-start text:id="IMark111654712"/><text:alphabetical-index-mark-start text:id="IMark111875512"/>p<text:alphabetical-index-mark-start text:id="IMark104292904"/><text:alphabetical-index-mark-start text:id="IMark107479416"/><text:alphabetical-index-mark-start text:id="IMark111586168"/><text:alphabetical-index-mark-start text:id="IMark111581112"/><text:alphabetical-index-mark-start text:id="IMark104980664"/><text:alphabetical-index-mark-start text:id="IMark111710616"/>ro<text:alphabetical-index-mark-end text:id="IMark111710616"/><text:alphabetical-index-mark-end text:id="IMark104980664"/><text:alphabetical-index-mark-end text:id="IMark111581112"/><text:alphabetical-index-mark-end text:id="IMark111586168"/><text:alphabetical-index-mark-end text:id="IMark107479416"/><text:alphabetical-index-mark-end text:id="IMark104292904"/>ject<text:alphabetical-index-mark-end text:id="IMark111875512"/><text:alphabetical-index-mark-end text:id="IMark111654712"/>.</text:p>
          <text:p text:style-name="P133"/>
        </text:list-item>
        <text:list-item>
          <text:p text:style-name="P121"><text:alphabetical-index-mark-start text:id="IMark111842648"/><text:alphabetical-index-mark-start text:id="IMark111751064"/><text:alphabetical-index-mark-start text:id="IMark111613976"/><text:alphabetical-index-mark-start text:id="IMark105030744"/><text:alphabetical-index-mark-start text:id="IMark103204056"/><text:alphabetical-index-mark-start text:id="IMark103202520"/><text:alphabetical-index-mark-start text:id="IMark110992888"/><text:alphabetical-index-mark-start text:id="IMark111649656"/><text:alphabetical-index-mark-start text:id="IMark111746008"/><text:alphabetical-index-mark-start text:id="IMark111865400"/><text:alphabetical-index-mark-start text:id="IMark111674936"/><text:alphabetical-index-mark-start text:id="IMark111817080"/><text:alphabetical-index-mark-start text:id="IMark111659768"/>CO<text:alphabetical-index-mark-end text:id="IMark111659768"/><text:alphabetical-index-mark-end text:id="IMark111817080"/><text:alphabetical-index-mark-end text:id="IMark111674936"/><text:alphabetical-index-mark-end text:id="IMark111865400"/><text:alphabetical-index-mark-end text:id="IMark111746008"/><text:alphabetical-index-mark-end text:id="IMark111649656"/>PYING<text:alphabetical-index-mark-end text:id="IMark110992888"/><text:alphabetical-index-mark-end text:id="IMark103202520"/><text:alphabetical-index-mark-end text:id="IMark103204056"/><text:alphabetical-index-mark-end text:id="IMark105030744"/><text:alphabetical-index-mark-end text:id="IMark111613976"/><text:alphabetical-index-mark-end text:id="IMark111751064"/><text:alphabetical-index-mark-end text:id="IMark111842648"/>: for <text:alphabetical-index-mark-start text:id="IMark111697976"/><text:alphabetical-index-mark-start text:id="IMark111578584"/><text:alphabetical-index-mark-start text:id="IMark111644600"/><text:alphabetical-index-mark-start text:id="IMark111682520"/><text:alphabetical-index-mark-start text:id="IMark111588696"/><text:alphabetical-index-mark-start text:id="IMark103587448"/><text:alphabetical-index-mark-start text:id="IMark105126776"/><text:alphabetical-index-mark-start text:id="IMark107546888"/><text:alphabetical-index-mark-start text:id="IMark109713208"/><text:alphabetical-index-mark-start text:id="IMark111720728"/><text:alphabetical-index-mark-start text:id="IMark111812024"/><text:alphabetical-index-mark-start text:id="IMark111662296"/><text:alphabetical-index-mark-start text:id="IMark110550968"/><text:alphabetical-index-mark-start text:id="IMark111769048"/><text:alphabetical-index-mark-start text:id="IMark111664824"/><text:alphabetical-index-mark-start text:id="IMark111657240"/><text:alphabetical-index-mark-start text:id="IMark111598808"/><text:alphabetical-index-mark-start text:id="IMark111860344"/><text:alphabetical-index-mark-start text:id="IMark110633944"/>license<text:alphabetical-index-mark-end text:id="IMark110633944"/><text:alphabetical-index-mark-end text:id="IMark111860344"/><text:alphabetical-index-mark-end text:id="IMark111598808"/><text:alphabetical-index-mark-end text:id="IMark111657240"/><text:alphabetical-index-mark-end text:id="IMark111664824"/><text:alphabetical-index-mark-end text:id="IMark111769048"/><text:alphabetical-index-mark-end text:id="IMark110550968"/><text:alphabetical-index-mark-end text:id="IMark111662296"/><text:alphabetical-index-mark-end text:id="IMark111812024"/><text:alphabetical-index-mark-end text:id="IMark111720728"/><text:alphabetical-index-mark-end text:id="IMark109713208"/><text:alphabetical-index-mark-end text:id="IMark107546888"/><text:alphabetical-index-mark-end text:id="IMark105126776"/><text:alphabetical-index-mark-end text:id="IMark103587448"/><text:alphabetical-index-mark-end text:id="IMark111588696"/><text:alphabetical-index-mark-end text:id="IMark111682520"/><text:alphabetical-index-mark-end text:id="IMark111644600"/><text:alphabetical-index-mark-end text:id="IMark111578584"/><text:alphabetical-index-mark-end text:id="IMark111697976"/> <text:alphabetical-index-mark-start text:id="IMark111679992"/><text:alphabetical-index-mark-start text:id="IMark63074888"/><text:alphabetical-index-mark-start text:id="IMark111611448"/><text:alphabetical-index-mark-start text:id="IMark111875512"/><text:alphabetical-index-mark-start text:id="IMark111654712"/><text:alphabetical-index-mark-start text:id="IMark104292904"/><text:alphabetical-index-mark-start text:id="IMark107479416"/><text:alphabetical-index-mark-start text:id="IMark111586168"/><text:alphabetical-index-mark-start text:id="IMark111581112"/>in<text:alphabetical-index-mark-start text:id="IMark104980664"/><text:alphabetical-index-mark-start text:id="IMark111740952"/><text:alphabetical-index-mark-start text:id="IMark102017832"/><text:alphabetical-index-mark-start text:id="IMark106887592"/><text:alphabetical-index-mark-start text:id="IMark111913928"/><text:alphabetical-index-mark-start text:id="IMark109978376"/><text:alphabetical-index-mark-start text:id="IMark107814824"/><text:alphabetical-index-mark-start text:id="IMark111748536"/><text:alphabetical-index-mark-start text:id="IMark111583640"/><text:alphabetical-index-mark-start text:id="IMark111766520"/><text:alphabetical-index-mark-start text:id="IMark106114856"/><text:alphabetical-index-mark-start text:id="IMark111667352"/><text:alphabetical-index-mark-start text:id="IMark103583560"/><text:alphabetical-index-mark-start text:id="IMark105082952"/><text:alphabetical-index-mark-start text:id="IMark104989864"/>format<text:alphabetical-index-mark-end text:id="IMark104989864"/><text:alphabetical-index-mark-end text:id="IMark105082952"/><text:alphabetical-index-mark-end text:id="IMark103583560"/><text:alphabetical-index-mark-end text:id="IMark111667352"/><text:alphabetical-index-mark-end text:id="IMark106114856"/><text:alphabetical-index-mark-end text:id="IMark111766520"/><text:alphabetical-index-mark-end text:id="IMark111583640"/><text:alphabetical-index-mark-end text:id="IMark111748536"/><text:alphabetical-index-mark-end text:id="IMark107814824"/><text:alphabetical-index-mark-end text:id="IMark109978376"/><text:alphabetical-index-mark-end text:id="IMark111913928"/><text:alphabetical-index-mark-end text:id="IMark106887592"/><text:alphabetical-index-mark-end text:id="IMark102017832"/><text:alphabetical-index-mark-end text:id="IMark111740952"/><text:alphabetical-index-mark-end text:id="IMark104980664"/>ion<text:alphabetical-index-mark-end text:id="IMark111581112"/><text:alphabetical-index-mark-end text:id="IMark111586168"/><text:alphabetical-index-mark-end text:id="IMark107479416"/><text:alphabetical-index-mark-end text:id="IMark104292904"/><text:alphabetical-index-mark-end text:id="IMark111654712"/><text:alphabetical-index-mark-end text:id="IMark111875512"/><text:alphabetical-index-mark-end text:id="IMark111611448"/><text:alphabetical-index-mark-end text:id="IMark63074888"/><text:alphabetical-index-mark-end text:id="IMark111679992"/>.</text:p>
        </text:list-item>
      </text:list>
      <text:p text:style-name="P3"/>
      <text:p text:style-name="P3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142" text:outline-level="1">T<text:alphabetical-index-mark-start text:id="IMark111913928"/>ab<text:alphabetical-index-mark-end text:id="IMark111913928"/>le of <text:alphabetical-index-mark-start text:id="IMark109978376"/>Co<text:alphabetical-index-mark-end text:id="IMark109978376"/>ntents</text:h>
          </text:index-title>
          <text:p text:style-name="P138"><text:a xlink:type="simple" xlink:href="#__RefHeading___Toc753_180202276" text:style-name="Index_20_Link" text:visited-style-name="Index_20_Link"><text:span text:style-name="Index_20_Link"/></text:a></text:p>
          <text:p text:style-name="P138"><text:alphabetical-index-mark-start text:id="IMark111812024"/><text:a xlink:type="simple" xlink:href="#__RefHeading___Toc753_180202276" text:style-name="Index_20_Link" text:visited-style-name="Index_20_Link">Ab</text:a><text:alphabetical-index-mark-end text:id="IMark111812024"/><text:a xlink:type="simple" xlink:href="#__RefHeading___Toc753_180202276" text:style-name="Index_20_Link" text:visited-style-name="Index_20_Link">stract.<text:tab/>1</text:a></text:p>
          <text:p text:style-name="P138"><text:a xlink:type="simple" xlink:href="#__RefHeading___Toc755_180202276" text:style-name="Index_20_Link" text:visited-style-name="Index_20_Link">Keywords.<text:tab/>1</text:a></text:p>
          <text:p text:style-name="P138"><text:a xlink:type="simple" xlink:href="#__RefHeading___Toc757_180202276" text:style-name="Index_20_Link" text:visited-style-name="Index_20_Link">Acknowledgements.<text:tab/>1</text:a></text:p>
          <text:p text:style-name="P138"><text:alphabetical-index-mark-start text:id="IMark111654712"/><text:a xlink:type="simple" xlink:href="#__RefHeading___Toc759_180202276" text:style-name="Index_20_Link" text:visited-style-name="Index_20_Link">License</text:a><text:alphabetical-index-mark-end text:id="IMark111654712"/><text:a xlink:type="simple" xlink:href="#__RefHeading___Toc759_180202276" text:style-name="Index_20_Link" text:visited-style-name="Index_20_Link"> and info for </text:a><text:alphabetical-index-mark-start text:id="IMark111679992"/><text:a xlink:type="simple" xlink:href="#__RefHeading___Toc759_180202276" text:style-name="Index_20_Link" text:visited-style-name="Index_20_Link">co</text:a><text:alphabetical-index-mark-end text:id="IMark111679992"/><text:a xlink:type="simple" xlink:href="#__RefHeading___Toc759_180202276" text:style-name="Index_20_Link" text:visited-style-name="Index_20_Link">ntributors.<text:tab/>1</text:a></text:p>
          <text:p text:style-name="P138"><text:a xlink:type="simple" xlink:href="#__RefHeading___Toc761_180202276" text:style-name="Index_20_Link" text:visited-style-name="Index_20_Link">1. Int</text:a><text:alphabetical-index-mark-start text:id="IMark110550968"/><text:a xlink:type="simple" xlink:href="#__RefHeading___Toc761_180202276" text:style-name="Index_20_Link" text:visited-style-name="Index_20_Link">ro</text:a><text:alphabetical-index-mark-end text:id="IMark110550968"/><text:a xlink:type="simple" xlink:href="#__RefHeading___Toc761_180202276" text:style-name="Index_20_Link" text:visited-style-name="Index_20_Link">duction.<text:tab/>5</text:a></text:p>
          <text:p text:style-name="P138"><text:a xlink:type="simple" xlink:href="#__RefHeading___Toc763_180202276" text:style-name="Index_20_Link" text:visited-style-name="Index_20_Link">2. </text:a><text:alphabetical-index-mark-start text:id="IMark105030744"/><text:a xlink:type="simple" xlink:href="#__RefHeading___Toc763_180202276" text:style-name="Index_20_Link" text:visited-style-name="Index_20_Link">Co</text:a><text:alphabetical-index-mark-end text:id="IMark105030744"/><text:a xlink:type="simple" xlink:href="#__RefHeading___Toc763_180202276" text:style-name="Index_20_Link" text:visited-style-name="Index_20_Link">nventions, </text:a><text:alphabetical-index-mark-start text:id="IMark111613976"/><text:a xlink:type="simple" xlink:href="#__RefHeading___Toc763_180202276" text:style-name="Index_20_Link" text:visited-style-name="Index_20_Link">caveat</text:a><text:alphabetical-index-mark-end text:id="IMark111613976"/><text:a xlink:type="simple" xlink:href="#__RefHeading___Toc763_180202276" text:style-name="Index_20_Link" text:visited-style-name="Index_20_Link">s and </text:a><text:alphabetical-index-mark-start text:id="IMark111751064"/><text:a xlink:type="simple" xlink:href="#__RefHeading___Toc763_180202276" text:style-name="Index_20_Link" text:visited-style-name="Index_20_Link">method</text:a><text:alphabetical-index-mark-end text:id="IMark111751064"/><text:a xlink:type="simple" xlink:href="#__RefHeading___Toc763_180202276" text:style-name="Index_20_Link" text:visited-style-name="Index_20_Link">ology.<text:tab/>6</text:a></text:p>
          <text:p text:style-name="P138"><text:a xlink:type="simple" xlink:href="#__RefHeading___Toc765_180202276" text:style-name="Index_20_Link" text:visited-style-name="Index_20_Link">2.1. </text:a><text:alphabetical-index-mark-start text:id="IMark106114856"/><text:a xlink:type="simple" xlink:href="#__RefHeading___Toc765_180202276" text:style-name="Index_20_Link" text:visited-style-name="Index_20_Link">Term</text:a><text:alphabetical-index-mark-end text:id="IMark106114856"/><text:a xlink:type="simple" xlink:href="#__RefHeading___Toc765_180202276" text:style-name="Index_20_Link" text:visited-style-name="Index_20_Link">s and </text:a><text:alphabetical-index-mark-start text:id="IMark111766520"/><text:alphabetical-index-mark-start text:id="IMark111697976"/><text:a xlink:type="simple" xlink:href="#__RefHeading___Toc765_180202276" text:style-name="Index_20_Link" text:visited-style-name="Index_20_Link">ab</text:a><text:alphabetical-index-mark-end text:id="IMark111697976"/><text:a xlink:type="simple" xlink:href="#__RefHeading___Toc765_180202276" text:style-name="Index_20_Link" text:visited-style-name="Index_20_Link">breviation</text:a><text:alphabetical-index-mark-end text:id="IMark111766520"/><text:a xlink:type="simple" xlink:href="#__RefHeading___Toc765_180202276" text:style-name="Index_20_Link" text:visited-style-name="Index_20_Link">s used.<text:tab/>6</text:a></text:p>
          <text:p text:style-name="P138"><text:a xlink:type="simple" xlink:href="#__RefHeading___Toc767_180202276" text:style-name="Index_20_Link" text:visited-style-name="Index_20_Link">2.2. </text:a><text:alphabetical-index-mark-start text:id="IMark111769048"/><text:a xlink:type="simple" xlink:href="#__RefHeading___Toc767_180202276" text:style-name="Index_20_Link" text:visited-style-name="Index_20_Link">Caveat</text:a><text:alphabetical-index-mark-end text:id="IMark111769048"/><text:a xlink:type="simple" xlink:href="#__RefHeading___Toc767_180202276" text:style-name="Index_20_Link" text:visited-style-name="Index_20_Link">s.<text:tab/>6</text:a></text:p>
          <text:p text:style-name="P138"><text:a xlink:type="simple" xlink:href="#__RefHeading___Toc769_180202276" text:style-name="Index_20_Link" text:visited-style-name="Index_20_Link">2.2.1. </text:a><text:alphabetical-index-mark-start text:id="IMark111598808"/><text:alphabetical-index-mark-start text:id="IMark111746008"/><text:a xlink:type="simple" xlink:href="#__RefHeading___Toc769_180202276" text:style-name="Index_20_Link" text:visited-style-name="Index_20_Link">Sample</text:a><text:alphabetical-index-mark-end text:id="IMark111746008"/><text:alphabetical-index-mark-end text:id="IMark111598808"/><text:a xlink:type="simple" xlink:href="#__RefHeading___Toc769_180202276" text:style-name="Index_20_Link" text:visited-style-name="Index_20_Link">s per </text:a><text:alphabetical-index-mark-start text:id="IMark110633944"/><text:a xlink:type="simple" xlink:href="#__RefHeading___Toc769_180202276" text:style-name="Index_20_Link" text:visited-style-name="Index_20_Link">AB</text:a><text:alphabetical-index-mark-end text:id="IMark110633944"/><text:a xlink:type="simple" xlink:href="#__RefHeading___Toc769_180202276" text:style-name="Index_20_Link" text:visited-style-name="Index_20_Link">.<text:tab/>6</text:a></text:p>
          <text:p text:style-name="P138"><text:a xlink:type="simple" xlink:href="#__RefHeading___Toc771_180202276" text:style-name="Index_20_Link" text:visited-style-name="Index_20_Link">2.2.2. </text:a><text:alphabetical-index-mark-start text:id="IMark107546888"/><text:alphabetical-index-mark-start text:id="IMark111654712"/><text:a xlink:type="simple" xlink:href="#__RefHeading___Toc771_180202276" text:style-name="Index_20_Link" text:visited-style-name="Index_20_Link">Sample</text:a><text:alphabetical-index-mark-end text:id="IMark111654712"/><text:alphabetical-index-mark-end text:id="IMark107546888"/><text:a xlink:type="simple" xlink:href="#__RefHeading___Toc771_180202276" text:style-name="Index_20_Link" text:visited-style-name="Index_20_Link">s per </text:a><text:alphabetical-index-mark-start text:id="IMark105126776"/><text:a xlink:type="simple" xlink:href="#__RefHeading___Toc771_180202276" text:style-name="Index_20_Link" text:visited-style-name="Index_20_Link">TB</text:a><text:alphabetical-index-mark-end text:id="IMark105126776"/><text:a xlink:type="simple" xlink:href="#__RefHeading___Toc771_180202276" text:style-name="Index_20_Link" text:visited-style-name="Index_20_Link">.<text:tab/>7</text:a></text:p>
          <text:p text:style-name="P138"><text:a xlink:type="simple" xlink:href="#__RefHeading___Toc773_180202276" text:style-name="Index_20_Link" text:visited-style-name="Index_20_Link">2.2.3. </text:a><text:alphabetical-index-mark-start text:id="IMark111746008"/><text:a xlink:type="simple" xlink:href="#__RefHeading___Toc773_180202276" text:style-name="Index_20_Link" text:visited-style-name="Index_20_Link">P</text:a><text:alphabetical-index-mark-start text:id="IMark111578584"/><text:a xlink:type="simple" xlink:href="#__RefHeading___Toc773_180202276" text:style-name="Index_20_Link" text:visited-style-name="Index_20_Link">ro</text:a><text:alphabetical-index-mark-end text:id="IMark111578584"/><text:a xlink:type="simple" xlink:href="#__RefHeading___Toc773_180202276" text:style-name="Index_20_Link" text:visited-style-name="Index_20_Link">perties</text:a><text:alphabetical-index-mark-end text:id="IMark111746008"/><text:a xlink:type="simple" xlink:href="#__RefHeading___Toc773_180202276" text:style-name="Index_20_Link" text:visited-style-name="Index_20_Link"> on </text:a><text:alphabetical-index-mark-start text:id="IMark109713208"/><text:a xlink:type="simple" xlink:href="#__RefHeading___Toc773_180202276" text:style-name="Index_20_Link" text:visited-style-name="Index_20_Link">sale</text:a><text:alphabetical-index-mark-end text:id="IMark109713208"/><text:a xlink:type="simple" xlink:href="#__RefHeading___Toc773_180202276" text:style-name="Index_20_Link" text:visited-style-name="Index_20_Link"> per </text:a><text:alphabetical-index-mark-start text:id="IMark105030744"/><text:a xlink:type="simple" xlink:href="#__RefHeading___Toc773_180202276" text:style-name="Index_20_Link" text:visited-style-name="Index_20_Link">AB</text:a><text:alphabetical-index-mark-end text:id="IMark105030744"/><text:a xlink:type="simple" xlink:href="#__RefHeading___Toc773_180202276" text:style-name="Index_20_Link" text:visited-style-name="Index_20_Link">.<text:tab/>7</text:a></text:p>
          <text:p text:style-name="P138"><text:a xlink:type="simple" xlink:href="#__RefHeading___Toc775_180202276" text:style-name="Index_20_Link" text:visited-style-name="Index_20_Link">2.2.4. </text:a><text:alphabetical-index-mark-start text:id="IMark111581112"/><text:a xlink:type="simple" xlink:href="#__RefHeading___Toc775_180202276" text:style-name="Index_20_Link" text:visited-style-name="Index_20_Link">Urban</text:a><text:alphabetical-index-mark-end text:id="IMark111581112"/><text:a xlink:type="simple" xlink:href="#__RefHeading___Toc775_180202276" text:style-name="Index_20_Link" text:visited-style-name="Index_20_Link"> </text:a><text:alphabetical-index-mark-start text:id="IMark111751064"/><text:alphabetical-index-mark-start text:id="IMark102017832"/><text:a xlink:type="simple" xlink:href="#__RefHeading___Toc775_180202276" text:style-name="Index_20_Link" text:visited-style-name="Index_20_Link">co</text:a><text:alphabetical-index-mark-end text:id="IMark102017832"/><text:a xlink:type="simple" xlink:href="#__RefHeading___Toc775_180202276" text:style-name="Index_20_Link" text:visited-style-name="Index_20_Link">de</text:a><text:alphabetical-index-mark-end text:id="IMark111751064"/><text:a xlink:type="simple" xlink:href="#__RefHeading___Toc775_180202276" text:style-name="Index_20_Link" text:visited-style-name="Index_20_Link">s.<text:tab/>7</text:a></text:p>
          <text:p text:style-name="P138"><text:a xlink:type="simple" xlink:href="#__RefHeading___Toc777_180202276" text:style-name="Index_20_Link" text:visited-style-name="Index_20_Link">2.2.5. The effect of </text:a><text:alphabetical-index-mark-start text:id="IMark110633944"/><text:a xlink:type="simple" xlink:href="#__RefHeading___Toc777_180202276" text:style-name="Index_20_Link" text:visited-style-name="Index_20_Link">public</text:a><text:alphabetical-index-mark-end text:id="IMark110633944"/><text:a xlink:type="simple" xlink:href="#__RefHeading___Toc777_180202276" text:style-name="Index_20_Link" text:visited-style-name="Index_20_Link"> activities.<text:tab/>8</text:a></text:p>
          <text:p text:style-name="P138"><text:a xlink:type="simple" xlink:href="#__RefHeading___Toc779_180202276" text:style-name="Index_20_Link" text:visited-style-name="Index_20_Link">2.2.6. Area of </text:a><text:alphabetical-index-mark-start text:id="IMark111682520"/><text:a xlink:type="simple" xlink:href="#__RefHeading___Toc779_180202276" text:style-name="Index_20_Link" text:visited-style-name="Index_20_Link">sampling</text:a><text:alphabetical-index-mark-end text:id="IMark111682520"/><text:a xlink:type="simple" xlink:href="#__RefHeading___Toc779_180202276" text:style-name="Index_20_Link" text:visited-style-name="Index_20_Link"> </text:a><text:alphabetical-index-mark-start text:id="IMark111679992"/><text:a xlink:type="simple" xlink:href="#__RefHeading___Toc779_180202276" text:style-name="Index_20_Link" text:visited-style-name="Index_20_Link">block</text:a><text:alphabetical-index-mark-end text:id="IMark111679992"/><text:a xlink:type="simple" xlink:href="#__RefHeading___Toc779_180202276" text:style-name="Index_20_Link" text:visited-style-name="Index_20_Link">s.<text:tab/>9</text:a></text:p>
          <text:p text:style-name="P138"><text:a xlink:type="simple" xlink:href="#__RefHeading___Toc3182_309449435" text:style-name="Index_20_Link" text:visited-style-name="Index_20_Link">2.2.7. </text:a><text:alphabetical-index-mark-start text:id="IMark111637016"/><text:a xlink:type="simple" xlink:href="#__RefHeading___Toc3182_309449435" text:style-name="Index_20_Link" text:visited-style-name="Index_20_Link">Currency</text:a><text:alphabetical-index-mark-end text:id="IMark111637016"/><text:a xlink:type="simple" xlink:href="#__RefHeading___Toc3182_309449435" text:style-name="Index_20_Link" text:visited-style-name="Index_20_Link"> used for appraisal.<text:tab/>10</text:a></text:p>
          <text:p text:style-name="P138"><text:a xlink:type="simple" xlink:href="#__RefHeading___Toc3136_1246115757" text:style-name="Index_20_Link" text:visited-style-name="Index_20_Link">2.2.8. </text:a><text:alphabetical-index-mark-start text:id="IMark110550968"/><text:a xlink:type="simple" xlink:href="#__RefHeading___Toc3136_1246115757" text:style-name="Index_20_Link" text:visited-style-name="Index_20_Link">RO</text:a><text:alphabetical-index-mark-end text:id="IMark110550968"/><text:a xlink:type="simple" xlink:href="#__RefHeading___Toc3136_1246115757" text:style-name="Index_20_Link" text:visited-style-name="Index_20_Link"> and </text:a><text:alphabetical-index-mark-start text:id="IMark107546888"/><text:a xlink:type="simple" xlink:href="#__RefHeading___Toc3136_1246115757" text:style-name="Index_20_Link" text:visited-style-name="Index_20_Link">CO</text:a><text:alphabetical-index-mark-end text:id="IMark107546888"/><text:a xlink:type="simple" xlink:href="#__RefHeading___Toc3136_1246115757" text:style-name="Index_20_Link" text:visited-style-name="Index_20_Link"> </text:a><text:alphabetical-index-mark-start text:id="IMark111769048"/><text:a xlink:type="simple" xlink:href="#__RefHeading___Toc3136_1246115757" text:style-name="Index_20_Link" text:visited-style-name="Index_20_Link">p</text:a><text:alphabetical-index-mark-start text:id="IMark107814824"/><text:a xlink:type="simple" xlink:href="#__RefHeading___Toc3136_1246115757" text:style-name="Index_20_Link" text:visited-style-name="Index_20_Link">ro</text:a><text:alphabetical-index-mark-end text:id="IMark107814824"/><text:a xlink:type="simple" xlink:href="#__RefHeading___Toc3136_1246115757" text:style-name="Index_20_Link" text:visited-style-name="Index_20_Link">perties</text:a><text:alphabetical-index-mark-end text:id="IMark111769048"/><text:a xlink:type="simple" xlink:href="#__RefHeading___Toc3136_1246115757" text:style-name="Index_20_Link" text:visited-style-name="Index_20_Link">.<text:tab/>10</text:a></text:p>
          <text:p text:style-name="P138"><text:a xlink:type="simple" xlink:href="#__RefHeading___Toc3138_1246115757" text:style-name="Index_20_Link" text:visited-style-name="Index_20_Link">2.2.9. The effect of </text:a><text:alphabetical-index-mark-start text:id="IMark111581112"/><text:a xlink:type="simple" xlink:href="#__RefHeading___Toc3138_1246115757" text:style-name="Index_20_Link" text:visited-style-name="Index_20_Link">urban</text:a><text:alphabetical-index-mark-end text:id="IMark111581112"/><text:a xlink:type="simple" xlink:href="#__RefHeading___Toc3138_1246115757" text:style-name="Index_20_Link" text:visited-style-name="Index_20_Link"> design.<text:tab/>10</text:a></text:p>
          <text:p text:style-name="P138"><text:a xlink:type="simple" xlink:href="#__RefHeading___Toc14424_1079904243" text:style-name="Index_20_Link" text:visited-style-name="Index_20_Link">2.2.10. Weather.<text:tab/>11</text:a></text:p>
          <text:p text:style-name="P138"><text:a xlink:type="simple" xlink:href="#__RefHeading___Toc14418_1079904243" text:style-name="Index_20_Link" text:visited-style-name="Index_20_Link">2.2.11. Backups.<text:tab/>12</text:a></text:p>
          <text:p text:style-name="P138"><text:a xlink:type="simple" xlink:href="#__RefHeading___Toc14414_1079904243" text:style-name="Index_20_Link" text:visited-style-name="Index_20_Link">2.3. </text:a><text:alphabetical-index-mark-start text:id="IMark111657240"/><text:a xlink:type="simple" xlink:href="#__RefHeading___Toc14414_1079904243" text:style-name="Index_20_Link" text:visited-style-name="Index_20_Link">Method</text:a><text:alphabetical-index-mark-end text:id="IMark111657240"/><text:a xlink:type="simple" xlink:href="#__RefHeading___Toc14414_1079904243" text:style-name="Index_20_Link" text:visited-style-name="Index_20_Link">ology.<text:tab/>12</text:a></text:p>
          <text:p text:style-name="P138"><text:a xlink:type="simple" xlink:href="#__RefHeading___Toc17713_764675598" text:style-name="Index_20_Link" text:visited-style-name="Index_20_Link">2.3.1. </text:a><text:alphabetical-index-mark-start text:id="IMark111679992"/><text:a xlink:type="simple" xlink:href="#__RefHeading___Toc17713_764675598" text:style-name="Index_20_Link" text:visited-style-name="Index_20_Link">Market</text:a><text:alphabetical-index-mark-end text:id="IMark111679992"/><text:a xlink:type="simple" xlink:href="#__RefHeading___Toc17713_764675598" text:style-name="Index_20_Link" text:visited-style-name="Index_20_Link"> </text:a><text:alphabetical-index-mark-start text:id="IMark111751064"/><text:a xlink:type="simple" xlink:href="#__RefHeading___Toc17713_764675598" text:style-name="Index_20_Link" text:visited-style-name="Index_20_Link">home</text:a><text:alphabetical-index-mark-end text:id="IMark111751064"/><text:a xlink:type="simple" xlink:href="#__RefHeading___Toc17713_764675598" text:style-name="Index_20_Link" text:visited-style-name="Index_20_Link">geneity<text:tab/>12</text:a></text:p>
          <text:p text:style-name="P138"><text:a xlink:type="simple" xlink:href="#__RefHeading___Toc17715_764675598" text:style-name="Index_20_Link" text:visited-style-name="Index_20_Link">2.3.2. Estimation of </text:a><text:alphabetical-index-mark-start text:id="IMark111720728"/><text:a xlink:type="simple" xlink:href="#__RefHeading___Toc17715_764675598" text:style-name="Index_20_Link" text:visited-style-name="Index_20_Link">market</text:a><text:alphabetical-index-mark-end text:id="IMark111720728"/><text:a xlink:type="simple" xlink:href="#__RefHeading___Toc17715_764675598" text:style-name="Index_20_Link" text:visited-style-name="Index_20_Link"> </text:a><text:alphabetical-index-mark-start text:id="IMark111662296"/><text:alphabetical-index-mark-start text:id="IMark111710616"/><text:a xlink:type="simple" xlink:href="#__RefHeading___Toc17715_764675598" text:style-name="Index_20_Link" text:visited-style-name="Index_20_Link">value</text:a><text:alphabetical-index-mark-end text:id="IMark111710616"/><text:alphabetical-index-mark-end text:id="IMark111662296"/><text:a xlink:type="simple" xlink:href="#__RefHeading___Toc17715_764675598" text:style-name="Index_20_Link" text:visited-style-name="Index_20_Link">.<text:tab/>13</text:a></text:p>
          <text:p text:style-name="P138"><text:a xlink:type="simple" xlink:href="#__RefHeading___Toc17717_764675598" text:style-name="Index_20_Link" text:visited-style-name="Index_20_Link">2.3.3. Goals.<text:tab/>13</text:a></text:p>
          <text:p text:style-name="P138"><text:a xlink:type="simple" xlink:href="#__RefHeading___Toc17721_764675598" text:style-name="Index_20_Link" text:visited-style-name="Index_20_Link">2.3.4. Results.<text:tab/>14</text:a></text:p>
          <text:p text:style-name="P138"><text:a xlink:type="simple" xlink:href="#__RefHeading___Toc781_180202276" text:style-name="Index_20_Link" text:visited-style-name="Index_20_Link">3. </text:a><text:alphabetical-index-mark-start text:id="IMark111748536"/><text:a xlink:type="simple" xlink:href="#__RefHeading___Toc781_180202276" text:style-name="Index_20_Link" text:visited-style-name="Index_20_Link">Development</text:a><text:alphabetical-index-mark-end text:id="IMark111748536"/><text:a xlink:type="simple" xlink:href="#__RefHeading___Toc781_180202276" text:style-name="Index_20_Link" text:visited-style-name="Index_20_Link">.<text:tab/>15</text:a></text:p>
          <text:p text:style-name="P138"><text:a xlink:type="simple" xlink:href="#__RefHeading___Toc783_180202276" text:style-name="Index_20_Link" text:visited-style-name="Index_20_Link">4. </text:a><text:alphabetical-index-mark-start text:id="IMark102017832"/><text:a xlink:type="simple" xlink:href="#__RefHeading___Toc783_180202276" text:style-name="Index_20_Link" text:visited-style-name="Index_20_Link">Structure</text:a><text:alphabetical-index-mark-end text:id="IMark102017832"/><text:a xlink:type="simple" xlink:href="#__RefHeading___Toc783_180202276" text:style-name="Index_20_Link" text:visited-style-name="Index_20_Link"> and </text:a><text:alphabetical-index-mark-start text:id="IMark111654712"/><text:a xlink:type="simple" xlink:href="#__RefHeading___Toc783_180202276" text:style-name="Index_20_Link" text:visited-style-name="Index_20_Link">data</text:a><text:alphabetical-index-mark-end text:id="IMark111654712"/><text:a xlink:type="simple" xlink:href="#__RefHeading___Toc783_180202276" text:style-name="Index_20_Link" text:visited-style-name="Index_20_Link">.<text:tab/>16</text:a></text:p>
          <text:p text:style-name="P138"><text:a xlink:type="simple" xlink:href="#__RefHeading___Toc3184_309449435" text:style-name="Index_20_Link" text:visited-style-name="Index_20_Link">4.1 </text:a><text:alphabetical-index-mark-start text:id="IMark111751064"/><text:a xlink:type="simple" xlink:href="#__RefHeading___Toc3184_309449435" text:style-name="Index_20_Link" text:visited-style-name="Index_20_Link">Data</text:a><text:alphabetical-index-mark-end text:id="IMark111751064"/><text:a xlink:type="simple" xlink:href="#__RefHeading___Toc3184_309449435" text:style-name="Index_20_Link" text:visited-style-name="Index_20_Link"> t</text:a><text:alphabetical-index-mark-start text:id="IMark111913928"/><text:a xlink:type="simple" xlink:href="#__RefHeading___Toc3184_309449435" text:style-name="Index_20_Link" text:visited-style-name="Index_20_Link">ab</text:a><text:alphabetical-index-mark-end text:id="IMark111913928"/><text:a xlink:type="simple" xlink:href="#__RefHeading___Toc3184_309449435" text:style-name="Index_20_Link" text:visited-style-name="Index_20_Link">les in the </text:a><text:alphabetical-index-mark-start text:id="IMark111766520"/><text:alphabetical-index-mark-start text:id="IMark111769048"/><text:a xlink:type="simple" xlink:href="#__RefHeading___Toc3184_309449435" text:style-name="Index_20_Link" text:visited-style-name="Index_20_Link">data</text:a><text:alphabetical-index-mark-end text:id="IMark111769048"/><text:a xlink:type="simple" xlink:href="#__RefHeading___Toc3184_309449435" text:style-name="Index_20_Link" text:visited-style-name="Index_20_Link">set</text:a><text:alphabetical-index-mark-end text:id="IMark111766520"/><text:a xlink:type="simple" xlink:href="#__RefHeading___Toc3184_309449435" text:style-name="Index_20_Link" text:visited-style-name="Index_20_Link">.<text:tab/>16</text:a></text:p>
          <text:p text:style-name="P138"><text:a xlink:type="simple" xlink:href="#__RefHeading___Toc3186_309449435" text:style-name="Index_20_Link" text:visited-style-name="Index_20_Link">4.1.1. </text:a><text:alphabetical-index-mark-start text:id="IMark111667352"/><text:a xlink:type="simple" xlink:href="#__RefHeading___Toc3186_309449435" text:style-name="Index_20_Link" text:visited-style-name="Index_20_Link"><text:span text:style-name="T39">trf_pers</text:span></text:a><text:alphabetical-index-mark-end text:id="IMark111667352"/><text:a xlink:type="simple" xlink:href="#__RefHeading___Toc3186_309449435" text:style-name="Index_20_Link" text:visited-style-name="Index_20_Link"><text:tab/>16</text:a></text:p>
          <text:p text:style-name="P138"><text:soft-page-break/><text:a xlink:type="simple" xlink:href="#__RefHeading___Toc3188_309449435" text:style-name="Index_20_Link" text:visited-style-name="Index_20_Link">4.1.2. </text:a><text:a xlink:type="simple" xlink:href="#__RefHeading___Toc3188_309449435" text:style-name="Index_20_Link" text:visited-style-name="Index_20_Link"><text:span text:style-name="T39">trf_ppcm</text:span></text:a><text:a xlink:type="simple" xlink:href="#__RefHeading___Toc3188_309449435" text:style-name="Index_20_Link" text:visited-style-name="Index_20_Link"><text:tab/>17</text:a></text:p>
          <text:p text:style-name="P138"><text:a xlink:type="simple" xlink:href="#__RefHeading___Toc3190_309449435" text:style-name="Index_20_Link" text:visited-style-name="Index_20_Link">4.1.3. </text:a><text:alphabetical-index-mark-start text:id="IMark111664824"/><text:a xlink:type="simple" xlink:href="#__RefHeading___Toc3190_309449435" text:style-name="Index_20_Link" text:visited-style-name="Index_20_Link"><text:span text:style-name="T39">trf_</text:span></text:a><text:alphabetical-index-mark-start text:id="IMark111715672"/><text:a xlink:type="simple" xlink:href="#__RefHeading___Toc3190_309449435" text:style-name="Index_20_Link" text:visited-style-name="Index_20_Link"><text:span text:style-name="T39">street</text:span></text:a><text:alphabetical-index-mark-end text:id="IMark111715672"/><text:a xlink:type="simple" xlink:href="#__RefHeading___Toc3190_309449435" text:style-name="Index_20_Link" text:visited-style-name="Index_20_Link"><text:span text:style-name="T39">s</text:span></text:a><text:alphabetical-index-mark-end text:id="IMark111664824"/><text:a xlink:type="simple" xlink:href="#__RefHeading___Toc3190_309449435" text:style-name="Index_20_Link" text:visited-style-name="Index_20_Link"><text:tab/>18</text:a></text:p>
          <text:p text:style-name="P138"><text:a xlink:type="simple" xlink:href="#__RefHeading___Toc14416_1079904243" text:style-name="Index_20_Link" text:visited-style-name="Index_20_Link">4.1.4. </text:a><text:a xlink:type="simple" xlink:href="#__RefHeading___Toc14416_1079904243" text:style-name="Index_20_Link" text:visited-style-name="Index_20_Link"><text:span text:style-name="T39">trf_</text:span></text:a><text:alphabetical-index-mark-start text:id="IMark111644600"/><text:a xlink:type="simple" xlink:href="#__RefHeading___Toc14416_1079904243" text:style-name="Index_20_Link" text:visited-style-name="Index_20_Link"><text:span text:style-name="T39">block</text:span></text:a><text:alphabetical-index-mark-end text:id="IMark111644600"/><text:a xlink:type="simple" xlink:href="#__RefHeading___Toc14416_1079904243" text:style-name="Index_20_Link" text:visited-style-name="Index_20_Link"><text:span text:style-name="T39">s</text:span></text:a><text:a xlink:type="simple" xlink:href="#__RefHeading___Toc14416_1079904243" text:style-name="Index_20_Link" text:visited-style-name="Index_20_Link"><text:tab/>20</text:a></text:p>
          <text:p text:style-name="P138"><text:a xlink:type="simple" xlink:href="#__RefHeading___Toc785_180202276" text:style-name="Index_20_Link" text:visited-style-name="Index_20_Link">5. Use.<text:tab/>22</text:a></text:p>
          <text:p text:style-name="P138"><text:a xlink:type="simple" xlink:href="#__RefHeading___Toc9416_1019239332" text:style-name="Index_20_Link" text:visited-style-name="Index_20_Link">5.1. Installation<text:tab/>22</text:a></text:p>
          <text:p text:style-name="P138"><text:a xlink:type="simple" xlink:href="#__RefHeading___Toc9418_1019239332" text:style-name="Index_20_Link" text:visited-style-name="Index_20_Link">5.2. Software<text:tab/>22</text:a></text:p>
          <text:p text:style-name="P138"><text:a xlink:type="simple" xlink:href="#__RefHeading___Toc787_180202276" text:style-name="Index_20_Link" text:visited-style-name="Index_20_Link">6. Sources.<text:tab/>27</text:a></text:p>
        </text:index-body>
      </text:table-of-content>
      <text:p text:style-name="P3"/>
      <text:h text:style-name="P142" text:outline-level="1"><text:bookmark-start text:name="__RefHeading___Toc761_180202276"/>1. Int<text:alphabetical-index-mark-start text:id="IMark111913928"/><text:alphabetical-index-mark-start text:id="IMark107479416"/><text:alphabetical-index-mark-start text:id="IMark111766520"/><text:alphabetical-index-mark-start text:id="IMark111865400"/><text:alphabetical-index-mark-start text:id="IMark111654712"/><text:alphabetical-index-mark-start text:id="IMark109978376"/>ro<text:alphabetical-index-mark-end text:id="IMark109978376"/><text:alphabetical-index-mark-end text:id="IMark111654712"/><text:alphabetical-index-mark-end text:id="IMark111865400"/><text:alphabetical-index-mark-end text:id="IMark111766520"/><text:alphabetical-index-mark-end text:id="IMark107479416"/><text:alphabetical-index-mark-end text:id="IMark111913928"/>duction.<text:bookmark-end text:name="__RefHeading___Toc761_180202276"/></text:h>
      <text:p text:style-name="P3"/>
      <text:p text:style-name="P6">This is a <text:alphabetical-index-mark-start text:id="IMark111611448"/><text:alphabetical-index-mark-start text:id="IMark63074888"/><text:alphabetical-index-mark-start text:id="IMark111667352"/><text:alphabetical-index-mark-start text:id="IMark111664824"/><text:alphabetical-index-mark-start text:id="IMark104980664"/><text:alphabetical-index-mark-start text:id="IMark107814824"/><text:alphabetical-index-mark-start text:id="IMark106114856"/><text:alphabetical-index-mark-start text:id="IMark111710616"/><text:alphabetical-index-mark-start text:id="IMark111682520"/><text:alphabetical-index-mark-start text:id="IMark111746008"/><text:alphabetical-index-mark-start text:id="IMark111751064"/><text:alphabetical-index-mark-start text:id="IMark106277512"/><text:alphabetical-index-mark-start text:id="IMark111662296"/><text:alphabetical-index-mark-start text:id="IMark104292904"/><text:alphabetical-index-mark-start text:id="IMark110550968"/><text:alphabetical-index-mark-start text:id="IMark105126776"/><text:alphabetical-index-mark-start text:id="IMark111613976"/><text:alphabetical-index-mark-start text:id="IMark111862152"/>data<text:alphabetical-index-mark-end text:id="IMark111862152"/><text:alphabetical-index-mark-end text:id="IMark111613976"/><text:alphabetical-index-mark-end text:id="IMark105126776"/><text:alphabetical-index-mark-end text:id="IMark110550968"/><text:alphabetical-index-mark-end text:id="IMark104292904"/><text:alphabetical-index-mark-end text:id="IMark111662296"/><text:alphabetical-index-mark-end text:id="IMark106277512"/><text:alphabetical-index-mark-end text:id="IMark111751064"/><text:alphabetical-index-mark-end text:id="IMark111746008"/>set<text:alphabetical-index-mark-end text:id="IMark111682520"/><text:alphabetical-index-mark-end text:id="IMark111710616"/><text:alphabetical-index-mark-end text:id="IMark106114856"/><text:alphabetical-index-mark-end text:id="IMark107814824"/><text:alphabetical-index-mark-end text:id="IMark104980664"/><text:alphabetical-index-mark-end text:id="IMark111664824"/><text:alphabetical-index-mark-end text:id="IMark111667352"/><text:alphabetical-index-mark-end text:id="IMark63074888"/><text:alphabetical-index-mark-end text:id="IMark111611448"/> <text:span text:style-name="T31">presented</text:span> in <text:alphabetical-index-mark-start text:id="IMark102017832"/><text:alphabetical-index-mark-start text:id="IMark111720728"/><text:alphabetical-index-mark-start text:id="IMark111583640"/><text:alphabetical-index-mark-start text:id="IMark105030744"/><text:alphabetical-index-mark-start text:id="IMark103587448"/><text:alphabetical-index-mark-start text:id="IMark111657240"/><text:alphabetical-index-mark-start text:id="IMark111581112"/><text:alphabetical-index-mark-start text:id="IMark111860344"/><text:alphabetical-index-mark-start text:id="IMark111586168"/><text:alphabetical-index-mark-start text:id="IMark111769048"/><text:alphabetical-index-mark-start text:id="IMark111588696"/><text:alphabetical-index-mark-start text:id="IMark111598808"/><text:alphabetical-index-mark-start text:id="IMark111679992"/><text:alphabetical-index-mark-start text:id="IMark111644600"/><text:alphabetical-index-mark-start text:id="IMark111659768"/><text:alphabetical-index-mark-start text:id="IMark111842648"/><text:alphabetical-index-mark-start text:id="IMark110992888"/><text:alphabetical-index-mark-start text:id="IMark107546888"/><text:alphabetical-index-mark-start text:id="IMark111674936"/><text:alphabetical-index-mark-start text:id="IMark111715672"/><text:alphabetical-index-mark-start text:id="IMark111578584"/><text:alphabetical-index-mark-start text:id="IMark111817080"/><text:alphabetical-index-mark-start text:id="IMark109713208"/><text:alphabetical-index-mark-start text:id="IMark111740952"/><text:alphabetical-index-mark-start text:id="IMark111649656"/><text:alphabetical-index-mark-start text:id="IMark110633944"/><text:alphabetical-index-mark-start text:id="IMark111697976"/>Sql<text:alphabetical-index-mark-end text:id="IMark111697976"/><text:alphabetical-index-mark-end text:id="IMark110633944"/><text:alphabetical-index-mark-end text:id="IMark111649656"/><text:alphabetical-index-mark-end text:id="IMark111740952"/><text:alphabetical-index-mark-end text:id="IMark109713208"/><text:alphabetical-index-mark-end text:id="IMark111817080"/><text:alphabetical-index-mark-end text:id="IMark111578584"/><text:alphabetical-index-mark-end text:id="IMark111715672"/><text:alphabetical-index-mark-end text:id="IMark111674936"/>ite<text:alphabetical-index-mark-end text:id="IMark107546888"/><text:alphabetical-index-mark-end text:id="IMark110992888"/><text:alphabetical-index-mark-end text:id="IMark111842648"/><text:alphabetical-index-mark-end text:id="IMark111659768"/><text:alphabetical-index-mark-end text:id="IMark111644600"/><text:alphabetical-index-mark-end text:id="IMark111679992"/><text:alphabetical-index-mark-end text:id="IMark111598808"/><text:alphabetical-index-mark-end text:id="IMark111588696"/><text:alphabetical-index-mark-end text:id="IMark111769048"/>3<text:alphabetical-index-mark-end text:id="IMark111586168"/><text:alphabetical-index-mark-end text:id="IMark111860344"/><text:alphabetical-index-mark-end text:id="IMark111581112"/><text:alphabetical-index-mark-end text:id="IMark111657240"/><text:alphabetical-index-mark-end text:id="IMark103587448"/><text:alphabetical-index-mark-end text:id="IMark105030744"/><text:alphabetical-index-mark-end text:id="IMark111583640"/><text:alphabetical-index-mark-end text:id="IMark111720728"/><text:alphabetical-index-mark-end text:id="IMark102017832"/> <text:alphabetical-index-mark-start text:id="IMark111812024"/><text:alphabetical-index-mark-start text:id="IMark111875512"/><text:alphabetical-index-mark-start text:id="IMark107479416"/><text:alphabetical-index-mark-start text:id="IMark111913928"/><text:alphabetical-index-mark-start text:id="IMark111766520"/><text:alphabetical-index-mark-start text:id="IMark111865400"/><text:alphabetical-index-mark-start text:id="IMark111654712"/><text:alphabetical-index-mark-start text:id="IMark109978376"/><text:alphabetical-index-mark-start text:id="IMark111637016"/>dat<text:alphabetical-index-mark-start text:id="IMark105841608"/><text:alphabetical-index-mark-start text:id="IMark111748536"/><text:alphabetical-index-mark-start text:id="IMark107566280"/><text:alphabetical-index-mark-start text:id="IMark107564776"/><text:alphabetical-index-mark-start text:id="IMark110847896"/><text:alphabetical-index-mark-start text:id="IMark110999480"/>a<text:alphabetical-index-mark-end text:id="IMark111637016"/><text:alphabetical-index-mark-end text:id="IMark109978376"/><text:alphabetical-index-mark-end text:id="IMark111654712"/><text:alphabetical-index-mark-end text:id="IMark111865400"/><text:alphabetical-index-mark-end text:id="IMark111766520"/><text:alphabetical-index-mark-end text:id="IMark111913928"/><text:alphabetical-index-mark-end text:id="IMark107479416"/><text:alphabetical-index-mark-end text:id="IMark111875512"/><text:alphabetical-index-mark-end text:id="IMark111812024"/>b<text:alphabetical-index-mark-end text:id="IMark110999480"/><text:alphabetical-index-mark-end text:id="IMark110847896"/><text:alphabetical-index-mark-end text:id="IMark107564776"/><text:alphabetical-index-mark-end text:id="IMark107566280"/><text:alphabetical-index-mark-end text:id="IMark111748536"/><text:alphabetical-index-mark-end text:id="IMark105841608"/>ase <text:alphabetical-index-mark-start text:id="IMark105792488"/><text:alphabetical-index-mark-start text:id="IMark110472840"/><text:alphabetical-index-mark-start text:id="IMark104447272"/><text:alphabetical-index-mark-start text:id="IMark104448600"/><text:alphabetical-index-mark-start text:id="IMark104793992"/><text:alphabetical-index-mark-start text:id="IMark104795320"/><text:alphabetical-index-mark-start text:id="IMark111049080"/><text:alphabetical-index-mark-start text:id="IMark111050408"/>format<text:alphabetical-index-mark-end text:id="IMark111050408"/><text:alphabetical-index-mark-end text:id="IMark111049080"/><text:alphabetical-index-mark-end text:id="IMark104795320"/><text:alphabetical-index-mark-end text:id="IMark104793992"/><text:alphabetical-index-mark-end text:id="IMark104448600"/><text:alphabetical-index-mark-end text:id="IMark104447272"/><text:alphabetical-index-mark-end text:id="IMark110472840"/><text:alphabetical-index-mark-end text:id="IMark105792488"/> <text:alphabetical-index-mark-start text:id="IMark103990920"/><text:alphabetical-index-mark-start text:id="IMark103992184"/><text:alphabetical-index-mark-start text:id="IMark104897832"/><text:alphabetical-index-mark-start text:id="IMark109158056"/><text:alphabetical-index-mark-start text:id="IMark109159384"/><text:alphabetical-index-mark-start text:id="IMark103952392"/>co<text:alphabetical-index-mark-end text:id="IMark103952392"/><text:alphabetical-index-mark-end text:id="IMark109159384"/><text:alphabetical-index-mark-end text:id="IMark109158056"/><text:alphabetical-index-mark-end text:id="IMark104897832"/><text:alphabetical-index-mark-end text:id="IMark103992184"/><text:alphabetical-index-mark-end text:id="IMark103990920"/>ntaining <text:alphabetical-index-mark-start text:id="IMark104133560"/><text:alphabetical-index-mark-start text:id="IMark104134824"/><text:alphabetical-index-mark-start text:id="IMark105112712"/><text:alphabetical-index-mark-start text:id="IMark105114040"/><text:alphabetical-index-mark-start text:id="IMark109664072"/><text:alphabetical-index-mark-start text:id="IMark109665400"/><text:alphabetical-index-mark-start text:id="IMark109666728"/><text:alphabetical-index-mark-start text:id="IMark107356600"/><text:alphabetical-index-mark-start text:id="IMark107357928"/>data<text:alphabetical-index-mark-end text:id="IMark107357928"/><text:alphabetical-index-mark-end text:id="IMark107356600"/><text:alphabetical-index-mark-end text:id="IMark109666728"/><text:alphabetical-index-mark-end text:id="IMark109665400"/><text:alphabetical-index-mark-end text:id="IMark109664072"/><text:alphabetical-index-mark-end text:id="IMark105114040"/><text:alphabetical-index-mark-end text:id="IMark105112712"/><text:alphabetical-index-mark-end text:id="IMark104134824"/><text:alphabetical-index-mark-end text:id="IMark104133560"/> on <text:alphabetical-index-mark-start text:id="IMark110084632"/><text:alphabetical-index-mark-start text:id="IMark63078152"/><text:alphabetical-index-mark-start text:id="IMark110317032"/><text:alphabetical-index-mark-start text:id="IMark110318360"/><text:alphabetical-index-mark-start text:id="IMark106431288"/><text:alphabetical-index-mark-start text:id="IMark103396232"/><text:alphabetical-index-mark-start text:id="IMark103398088"/><text:alphabetical-index-mark-start text:id="IMark101956472"/>real<text:alphabetical-index-mark-end text:id="IMark101956472"/><text:alphabetical-index-mark-end text:id="IMark103398088"/><text:alphabetical-index-mark-end text:id="IMark103396232"/><text:alphabetical-index-mark-end text:id="IMark106431288"/><text:alphabetical-index-mark-end text:id="IMark110318360"/><text:alphabetical-index-mark-end text:id="IMark110317032"/><text:alphabetical-index-mark-end text:id="IMark63078152"/><text:alphabetical-index-mark-end text:id="IMark110084632"/> <text:alphabetical-index-mark-start text:id="IMark107229992"/><text:alphabetical-index-mark-start text:id="IMark103813592"/><text:alphabetical-index-mark-start text:id="IMark103814920"/><text:alphabetical-index-mark-start text:id="IMark103861528"/><text:alphabetical-index-mark-start text:id="IMark103862792"/><text:alphabetical-index-mark-start text:id="IMark103864120"/><text:alphabetical-index-mark-start text:id="IMark107560600"/><text:alphabetical-index-mark-start text:id="IMark107561928"/>estate<text:alphabetical-index-mark-end text:id="IMark107561928"/><text:alphabetical-index-mark-end text:id="IMark107560600"/><text:alphabetical-index-mark-end text:id="IMark103864120"/><text:alphabetical-index-mark-end text:id="IMark103862792"/><text:alphabetical-index-mark-end text:id="IMark103861528"/><text:alphabetical-index-mark-end text:id="IMark103814920"/><text:alphabetical-index-mark-end text:id="IMark103813592"/><text:alphabetical-index-mark-end text:id="IMark107229992"/> <text:alphabetical-index-mark-start text:id="IMark105653880"/><text:alphabetical-index-mark-start text:id="IMark105655176"/><text:alphabetical-index-mark-start text:id="IMark107464344"/><text:alphabetical-index-mark-start text:id="IMark104558072"/><text:alphabetical-index-mark-start text:id="IMark104559400"/><text:alphabetical-index-mark-start text:id="IMark105965976"/><text:alphabetical-index-mark-start text:id="IMark105967304"/><text:alphabetical-index-mark-start text:id="IMark101779128"/><text:alphabetical-index-mark-start text:id="IMark109413208"/><text:alphabetical-index-mark-start text:id="IMark109414536"/><text:alphabetical-index-mark-start text:id="IMark109415864"/><text:alphabetical-index-mark-start text:id="IMark107011752"/><text:alphabetical-index-mark-start text:id="IMark107013080"/><text:alphabetical-index-mark-start text:id="IMark106865384"/>value<text:alphabetical-index-mark-end text:id="IMark106865384"/><text:alphabetical-index-mark-end text:id="IMark107013080"/><text:alphabetical-index-mark-end text:id="IMark107011752"/><text:alphabetical-index-mark-end text:id="IMark109415864"/><text:alphabetical-index-mark-end text:id="IMark109414536"/><text:alphabetical-index-mark-end text:id="IMark109413208"/><text:alphabetical-index-mark-end text:id="IMark101779128"/><text:alphabetical-index-mark-end text:id="IMark105967304"/><text:alphabetical-index-mark-end text:id="IMark105965976"/><text:alphabetical-index-mark-end text:id="IMark104559400"/><text:alphabetical-index-mark-end text:id="IMark104558072"/><text:alphabetical-index-mark-end text:id="IMark107464344"/><text:alphabetical-index-mark-end text:id="IMark105655176"/><text:alphabetical-index-mark-end text:id="IMark105653880"/>s for the down<text:alphabetical-index-mark-start text:id="IMark110502392"/><text:alphabetical-index-mark-start text:id="IMark104017832"/><text:alphabetical-index-mark-start text:id="IMark104019160"/><text:alphabetical-index-mark-start text:id="IMark104020488"/><text:alphabetical-index-mark-start text:id="IMark106737096"/><text:alphabetical-index-mark-start text:id="IMark106738424"/>town<text:alphabetical-index-mark-end text:id="IMark106738424"/><text:alphabetical-index-mark-end text:id="IMark106737096"/><text:alphabetical-index-mark-end text:id="IMark104020488"/><text:alphabetical-index-mark-end text:id="IMark104019160"/><text:alphabetical-index-mark-end text:id="IMark104017832"/><text:alphabetical-index-mark-end text:id="IMark110502392"/> area of the <text:alphabetical-index-mark-start text:id="IMark103244248"/><text:alphabetical-index-mark-start text:id="IMark105108760"/><text:alphabetical-index-mark-start text:id="IMark105110088"/><text:alphabetical-index-mark-start text:id="IMark109892600"/><text:alphabetical-index-mark-start text:id="IMark109893928"/><text:alphabetical-index-mark-start text:id="IMark109895256"/><text:alphabetical-index-mark-start text:id="IMark110191944"/><text:alphabetical-index-mark-start text:id="IMark110193272"/>city<text:alphabetical-index-mark-end text:id="IMark110193272"/><text:alphabetical-index-mark-end text:id="IMark110191944"/><text:alphabetical-index-mark-end text:id="IMark109895256"/><text:alphabetical-index-mark-end text:id="IMark109893928"/><text:alphabetical-index-mark-end text:id="IMark109892600"/><text:alphabetical-index-mark-end text:id="IMark105110088"/><text:alphabetical-index-mark-end text:id="IMark105108760"/><text:alphabetical-index-mark-end text:id="IMark103244248"/> of <text:alphabetical-index-mark-start text:id="IMark104048088"/><text:alphabetical-index-mark-start text:id="IMark104049352"/><text:alphabetical-index-mark-start text:id="IMark104050680"/><text:alphabetical-index-mark-start text:id="IMark111340424"/><text:alphabetical-index-mark-start text:id="IMark111341752"/><text:alphabetical-index-mark-start text:id="IMark111343080"/><text:alphabetical-index-mark-start text:id="IMark109307480"/><text:alphabetical-index-mark-start text:id="IMark109308808"/><text:alphabetical-index-mark-start text:id="IMark109725912"/>Jose C. Paz<text:alphabetical-index-mark-end text:id="IMark109725912"/><text:alphabetical-index-mark-end text:id="IMark109308808"/><text:alphabetical-index-mark-end text:id="IMark109307480"/><text:alphabetical-index-mark-end text:id="IMark111343080"/><text:alphabetical-index-mark-end text:id="IMark111341752"/><text:alphabetical-index-mark-end text:id="IMark111340424"/><text:alphabetical-index-mark-end text:id="IMark104050680"/><text:alphabetical-index-mark-end text:id="IMark104049352"/><text:alphabetical-index-mark-end text:id="IMark104048088"/>, <text:alphabetical-index-mark-start text:id="IMark110027848"/><text:alphabetical-index-mark-start text:id="IMark110098216"/><text:alphabetical-index-mark-start text:id="IMark110099544"/><text:alphabetical-index-mark-start text:id="IMark110100872"/><text:alphabetical-index-mark-start text:id="IMark107448632"/><text:alphabetical-index-mark-start text:id="IMark107449960"/><text:alphabetical-index-mark-start text:id="IMark107451288"/><text:alphabetical-index-mark-start text:id="IMark110452440"/><text:alphabetical-index-mark-start text:id="IMark110453768"/>Buenos Aires<text:alphabetical-index-mark-end text:id="IMark110453768"/><text:alphabetical-index-mark-end text:id="IMark110452440"/><text:alphabetical-index-mark-end text:id="IMark107451288"/><text:alphabetical-index-mark-end text:id="IMark107449960"/><text:alphabetical-index-mark-end text:id="IMark107448632"/><text:alphabetical-index-mark-end text:id="IMark110100872"/><text:alphabetical-index-mark-end text:id="IMark110099544"/><text:alphabetical-index-mark-end text:id="IMark110098216"/><text:alphabetical-index-mark-end text:id="IMark110027848"/>, <text:alphabetical-index-mark-start text:id="IMark110751688"/><text:alphabetical-index-mark-start text:id="IMark110752984"/><text:alphabetical-index-mark-start text:id="IMark110797592"/><text:alphabetical-index-mark-start text:id="IMark110798920"/><text:alphabetical-index-mark-start text:id="IMark110800248"/><text:alphabetical-index-mark-start text:id="IMark110984008"/><text:alphabetical-index-mark-start text:id="IMark110985336"/><text:alphabetical-index-mark-start text:id="IMark82762072"/><text:alphabetical-index-mark-start text:id="IMark82763336"/>Argentina<text:alphabetical-index-mark-end text:id="IMark82763336"/><text:alphabetical-index-mark-end text:id="IMark82762072"/><text:alphabetical-index-mark-end text:id="IMark110985336"/><text:alphabetical-index-mark-end text:id="IMark110984008"/><text:alphabetical-index-mark-end text:id="IMark110800248"/><text:alphabetical-index-mark-end text:id="IMark110798920"/><text:alphabetical-index-mark-end text:id="IMark110797592"/><text:alphabetical-index-mark-end text:id="IMark110752984"/><text:alphabetical-index-mark-end text:id="IMark110751688"/>, gathered in 2019.</text:p>
      <text:p text:style-name="P4"/>
      <text:p text:style-name="P6">It is presented in <text:alphabetical-index-mark-start text:id="IMark111667352"/><text:alphabetical-index-mark-start text:id="IMark111664824"/><text:alphabetical-index-mark-start text:id="IMark104980664"/><text:alphabetical-index-mark-start text:id="IMark107814824"/><text:alphabetical-index-mark-start text:id="IMark106114856"/><text:alphabetical-index-mark-start text:id="IMark111710616"/><text:alphabetical-index-mark-start text:id="IMark111682520"/><text:alphabetical-index-mark-start text:id="IMark111746008"/><text:alphabetical-index-mark-start text:id="IMark111751064"/><text:alphabetical-index-mark-start text:id="IMark106277512"/><text:alphabetical-index-mark-start text:id="IMark111662296"/><text:alphabetical-index-mark-start text:id="IMark104292904"/><text:alphabetical-index-mark-start text:id="IMark110550968"/><text:alphabetical-index-mark-start text:id="IMark105126776"/><text:alphabetical-index-mark-start text:id="IMark111613976"/><text:alphabetical-index-mark-start text:id="IMark111862152"/><text:alphabetical-index-mark-start text:id="IMark110084632"/><text:alphabetical-index-mark-start text:id="IMark105792488"/><text:alphabetical-index-mark-start text:id="IMark105841608"/><text:alphabetical-index-mark-start text:id="IMark111748536"/><text:alphabetical-index-mark-start text:id="IMark111812024"/><text:alphabetical-index-mark-start text:id="IMark111875512"/><text:alphabetical-index-mark-start text:id="IMark107479416"/><text:alphabetical-index-mark-start text:id="IMark111913928"/><text:alphabetical-index-mark-start text:id="IMark111766520"/><text:alphabetical-index-mark-start text:id="IMark111865400"/><text:alphabetical-index-mark-start text:id="IMark111654712"/>Sql<text:alphabetical-index-mark-end text:id="IMark111654712"/><text:alphabetical-index-mark-end text:id="IMark111865400"/><text:alphabetical-index-mark-end text:id="IMark111766520"/><text:alphabetical-index-mark-end text:id="IMark111913928"/><text:alphabetical-index-mark-end text:id="IMark107479416"/><text:alphabetical-index-mark-end text:id="IMark111875512"/><text:alphabetical-index-mark-end text:id="IMark111812024"/><text:alphabetical-index-mark-end text:id="IMark111748536"/><text:alphabetical-index-mark-end text:id="IMark105841608"/>ite<text:alphabetical-index-mark-end text:id="IMark105792488"/><text:alphabetical-index-mark-end text:id="IMark110084632"/><text:alphabetical-index-mark-end text:id="IMark111862152"/><text:alphabetical-index-mark-end text:id="IMark111613976"/><text:alphabetical-index-mark-end text:id="IMark105126776"/><text:alphabetical-index-mark-end text:id="IMark110550968"/><text:alphabetical-index-mark-end text:id="IMark104292904"/><text:alphabetical-index-mark-end text:id="IMark111662296"/><text:alphabetical-index-mark-end text:id="IMark106277512"/>3<text:alphabetical-index-mark-end text:id="IMark111751064"/><text:alphabetical-index-mark-end text:id="IMark111746008"/><text:alphabetical-index-mark-end text:id="IMark111682520"/><text:alphabetical-index-mark-end text:id="IMark111710616"/><text:alphabetical-index-mark-end text:id="IMark106114856"/><text:alphabetical-index-mark-end text:id="IMark107814824"/><text:alphabetical-index-mark-end text:id="IMark104980664"/><text:alphabetical-index-mark-end text:id="IMark111664824"/><text:alphabetical-index-mark-end text:id="IMark111667352"/> <text:alphabetical-index-mark-start text:id="IMark109978376"/><text:alphabetical-index-mark-start text:id="IMark111637016"/><text:alphabetical-index-mark-start text:id="IMark102017832"/><text:alphabetical-index-mark-start text:id="IMark111720728"/><text:alphabetical-index-mark-start text:id="IMark111583640"/><text:alphabetical-index-mark-start text:id="IMark105030744"/><text:alphabetical-index-mark-start text:id="IMark103587448"/><text:alphabetical-index-mark-start text:id="IMark111657240"/><text:alphabetical-index-mark-start text:id="IMark111581112"/>dat<text:alphabetical-index-mark-start text:id="IMark111860344"/><text:alphabetical-index-mark-start text:id="IMark111586168"/><text:alphabetical-index-mark-start text:id="IMark111769048"/><text:alphabetical-index-mark-start text:id="IMark111588696"/><text:alphabetical-index-mark-start text:id="IMark111598808"/><text:alphabetical-index-mark-start text:id="IMark111679992"/>a<text:alphabetical-index-mark-end text:id="IMark111581112"/><text:alphabetical-index-mark-end text:id="IMark111657240"/><text:alphabetical-index-mark-end text:id="IMark103587448"/><text:alphabetical-index-mark-end text:id="IMark105030744"/><text:alphabetical-index-mark-end text:id="IMark111583640"/><text:alphabetical-index-mark-end text:id="IMark111720728"/><text:alphabetical-index-mark-end text:id="IMark102017832"/><text:alphabetical-index-mark-end text:id="IMark111637016"/><text:alphabetical-index-mark-end text:id="IMark109978376"/>b<text:alphabetical-index-mark-end text:id="IMark111679992"/><text:alphabetical-index-mark-end text:id="IMark111598808"/><text:alphabetical-index-mark-end text:id="IMark111588696"/><text:alphabetical-index-mark-end text:id="IMark111769048"/><text:alphabetical-index-mark-end text:id="IMark111586168"/><text:alphabetical-index-mark-end text:id="IMark111860344"/>ase <text:alphabetical-index-mark-start text:id="IMark111644600"/><text:alphabetical-index-mark-start text:id="IMark111659768"/><text:alphabetical-index-mark-start text:id="IMark111842648"/><text:alphabetical-index-mark-start text:id="IMark110992888"/><text:alphabetical-index-mark-start text:id="IMark107546888"/><text:alphabetical-index-mark-start text:id="IMark111674936"/><text:alphabetical-index-mark-start text:id="IMark111715672"/><text:alphabetical-index-mark-start text:id="IMark111578584"/>format<text:alphabetical-index-mark-end text:id="IMark111578584"/><text:alphabetical-index-mark-end text:id="IMark111715672"/><text:alphabetical-index-mark-end text:id="IMark111674936"/><text:alphabetical-index-mark-end text:id="IMark107546888"/><text:alphabetical-index-mark-end text:id="IMark110992888"/><text:alphabetical-index-mark-end text:id="IMark111842648"/><text:alphabetical-index-mark-end text:id="IMark111659768"/><text:alphabetical-index-mark-end text:id="IMark111644600"/> and <text:alphabetical-index-mark-start text:id="IMark111817080"/><text:alphabetical-index-mark-start text:id="IMark109713208"/><text:alphabetical-index-mark-start text:id="IMark111740952"/><text:alphabetical-index-mark-start text:id="IMark111649656"/><text:alphabetical-index-mark-start text:id="IMark110633944"/><text:alphabetical-index-mark-start text:id="IMark111697976"/>co<text:alphabetical-index-mark-end text:id="IMark111697976"/><text:alphabetical-index-mark-end text:id="IMark110633944"/><text:alphabetical-index-mark-end text:id="IMark111649656"/><text:alphabetical-index-mark-end text:id="IMark111740952"/><text:alphabetical-index-mark-end text:id="IMark109713208"/><text:alphabetical-index-mark-end text:id="IMark111817080"/>ntains <text:alphabetical-index-mark-start text:id="IMark63074888"/><text:alphabetical-index-mark-start text:id="IMark111611448"/><text:alphabetical-index-mark-start text:id="IMark105581080"/><text:alphabetical-index-mark-start text:id="IMark107424552"/><text:alphabetical-index-mark-start text:id="IMark82765032"/><text:alphabetical-index-mark-start text:id="IMark110692904"/><text:alphabetical-index-mark-start text:id="IMark110027464"/><text:alphabetical-index-mark-start text:id="IMark104905592"/><text:alphabetical-index-mark-start text:id="IMark104104680"/><text:alphabetical-index-mark-start text:id="IMark103089976"/><text:alphabetical-index-mark-start text:id="IMark104793608"/><text:alphabetical-index-mark-start text:id="IMark111093560"/><text:alphabetical-index-mark-start text:id="IMark110698568"/><text:alphabetical-index-mark-start text:id="IMark103619352"/>value<text:alphabetical-index-mark-end text:id="IMark103619352"/><text:alphabetical-index-mark-end text:id="IMark110698568"/><text:alphabetical-index-mark-end text:id="IMark111093560"/><text:alphabetical-index-mark-end text:id="IMark104793608"/><text:alphabetical-index-mark-end text:id="IMark103089976"/><text:alphabetical-index-mark-end text:id="IMark104104680"/><text:alphabetical-index-mark-end text:id="IMark104905592"/><text:alphabetical-index-mark-end text:id="IMark110027464"/><text:alphabetical-index-mark-end text:id="IMark110692904"/><text:alphabetical-index-mark-end text:id="IMark82765032"/><text:alphabetical-index-mark-end text:id="IMark107424552"/><text:alphabetical-index-mark-end text:id="IMark105581080"/><text:alphabetical-index-mark-end text:id="IMark111611448"/><text:alphabetical-index-mark-end text:id="IMark63074888"/>s in US$ per <text:alphabetical-index-mark-start text:id="IMark109416824"/><text:alphabetical-index-mark-start text:id="IMark111818280"/><text:alphabetical-index-mark-start text:id="IMark111751976"/><text:alphabetical-index-mark-start text:id="IMark88541048"/><text:alphabetical-index-mark-start text:id="IMark111686744"/><text:alphabetical-index-mark-start text:id="IMark107013832"/><text:alphabetical-index-mark-start text:id="IMark104133848"/><text:alphabetical-index-mark-start text:id="IMark103991672"/>square<text:alphabetical-index-mark-end text:id="IMark103991672"/><text:alphabetical-index-mark-end text:id="IMark104133848"/><text:alphabetical-index-mark-end text:id="IMark107013832"/><text:alphabetical-index-mark-end text:id="IMark111686744"/><text:alphabetical-index-mark-end text:id="IMark88541048"/><text:alphabetical-index-mark-end text:id="IMark111751976"/><text:alphabetical-index-mark-end text:id="IMark111818280"/><text:alphabetical-index-mark-end text:id="IMark109416824"/> <text:alphabetical-index-mark-start text:id="IMark111911064"/><text:alphabetical-index-mark-start text:id="IMark107450904"/><text:alphabetical-index-mark-start text:id="IMark104050104"/><text:alphabetical-index-mark-start text:id="IMark111341128"/><text:alphabetical-index-mark-start text:id="IMark111342696"/><text:alphabetical-index-mark-start text:id="IMark105109512"/><text:alphabetical-index-mark-start text:id="IMark109893304"/><text:alphabetical-index-mark-start text:id="IMark109894872"/>meter<text:alphabetical-index-mark-end text:id="IMark109894872"/><text:alphabetical-index-mark-end text:id="IMark109893304"/><text:alphabetical-index-mark-end text:id="IMark105109512"/><text:alphabetical-index-mark-end text:id="IMark111342696"/><text:alphabetical-index-mark-end text:id="IMark111341128"/><text:alphabetical-index-mark-end text:id="IMark104050104"/><text:alphabetical-index-mark-end text:id="IMark107450904"/><text:alphabetical-index-mark-end text:id="IMark111911064"/> <text:alphabetical-index-mark-start text:id="IMark109414824"/><text:alphabetical-index-mark-start text:id="IMark107012568"/><text:alphabetical-index-mark-start text:id="IMark103863080"/><text:alphabetical-index-mark-start text:id="IMark107561352"/><text:alphabetical-index-mark-start text:id="IMark107562872"/><text:alphabetical-index-mark-start text:id="IMark110319112"/><text:alphabetical-index-mark-start text:id="IMark103396936"/><text:alphabetical-index-mark-start text:id="IMark101957416"/><text:alphabetical-index-mark-start text:id="IMark109664824"/>average<text:alphabetical-index-mark-end text:id="IMark109664824"/><text:alphabetical-index-mark-end text:id="IMark101957416"/><text:alphabetical-index-mark-end text:id="IMark103396936"/><text:alphabetical-index-mark-end text:id="IMark110319112"/><text:alphabetical-index-mark-end text:id="IMark107562872"/><text:alphabetical-index-mark-end text:id="IMark107561352"/><text:alphabetical-index-mark-end text:id="IMark103863080"/><text:alphabetical-index-mark-end text:id="IMark107012568"/><text:alphabetical-index-mark-end text:id="IMark109414824"/>d (built and not built), plus <text:alphabetical-index-mark-start text:id="IMark107809848"/><text:alphabetical-index-mark-start text:id="IMark110797880"/><text:alphabetical-index-mark-start text:id="IMark105110840"/><text:alphabetical-index-mark-start text:id="IMark109309096"/><text:alphabetical-index-mark-start text:id="IMark110986088"/><text:alphabetical-index-mark-start text:id="IMark104795608"/><text:alphabetical-index-mark-start text:id="IMark105114792"/><text:alphabetical-index-mark-start text:id="IMark111884712"/><text:alphabetical-index-mark-start text:id="IMark106737320"/>data<text:alphabetical-index-mark-end text:id="IMark106737320"/><text:alphabetical-index-mark-end text:id="IMark111884712"/><text:alphabetical-index-mark-end text:id="IMark105114792"/><text:alphabetical-index-mark-end text:id="IMark104795608"/><text:alphabetical-index-mark-end text:id="IMark110986088"/><text:alphabetical-index-mark-end text:id="IMark109309096"/><text:alphabetical-index-mark-end text:id="IMark105110840"/><text:alphabetical-index-mark-end text:id="IMark110797880"/><text:alphabetical-index-mark-end text:id="IMark107809848"/> on the <text:alphabetical-index-mark-start text:id="IMark108207704"/><text:alphabetical-index-mark-start text:id="IMark108208936"/><text:alphabetical-index-mark-start text:id="IMark103579352"/><text:alphabetical-index-mark-start text:id="IMark103580680"/><text:alphabetical-index-mark-start text:id="IMark103582008"/><text:alphabetical-index-mark-start text:id="IMark107618616"/><text:alphabetical-index-mark-start text:id="IMark107619944"/><text:alphabetical-index-mark-start text:id="IMark105286920"/><text:alphabetical-index-mark-start text:id="IMark105288248"/>number<text:alphabetical-index-mark-end text:id="IMark105288248"/><text:alphabetical-index-mark-end text:id="IMark105286920"/><text:alphabetical-index-mark-end text:id="IMark107619944"/><text:alphabetical-index-mark-end text:id="IMark107618616"/><text:alphabetical-index-mark-end text:id="IMark103582008"/><text:alphabetical-index-mark-end text:id="IMark103580680"/><text:alphabetical-index-mark-end text:id="IMark103579352"/><text:alphabetical-index-mark-end text:id="IMark108208936"/><text:alphabetical-index-mark-end text:id="IMark108207704"/> of <text:alphabetical-index-mark-start text:id="IMark111331544"/><text:alphabetical-index-mark-start text:id="IMark111332504"/><text:alphabetical-index-mark-start text:id="IMark111333832"/><text:alphabetical-index-mark-start text:id="IMark106189240"/><text:alphabetical-index-mark-start text:id="IMark106190568"/><text:alphabetical-index-mark-start text:id="IMark106192424"/><text:alphabetical-index-mark-start text:id="IMark111531816"/><text:alphabetical-index-mark-start text:id="IMark111533144"/><text:alphabetical-index-mark-start text:id="IMark82766008"/>pedestrian<text:alphabetical-index-mark-end text:id="IMark82766008"/><text:alphabetical-index-mark-end text:id="IMark111533144"/><text:alphabetical-index-mark-end text:id="IMark111531816"/><text:alphabetical-index-mark-end text:id="IMark106192424"/><text:alphabetical-index-mark-end text:id="IMark106190568"/><text:alphabetical-index-mark-end text:id="IMark106189240"/><text:alphabetical-index-mark-end text:id="IMark111333832"/><text:alphabetical-index-mark-end text:id="IMark111332504"/><text:alphabetical-index-mark-end text:id="IMark111331544"/>s <text:alphabetical-index-mark-start text:id="IMark111574840"/><text:alphabetical-index-mark-start text:id="IMark111623480"/><text:alphabetical-index-mark-start text:id="IMark111624536"/><text:alphabetical-index-mark-start text:id="IMark111625864"/><text:alphabetical-index-mark-start text:id="IMark111626904"/><text:alphabetical-index-mark-start text:id="IMark111690728"/><text:alphabetical-index-mark-start text:id="IMark111692056"/><text:alphabetical-index-mark-start text:id="IMark111755512"/>st<text:alphabetical-index-mark-start text:id="IMark111757528"/><text:alphabetical-index-mark-start text:id="IMark111758856"/><text:alphabetical-index-mark-start text:id="IMark111822472"/><text:alphabetical-index-mark-start text:id="IMark111823800"/><text:alphabetical-index-mark-start text:id="IMark111887544"/><text:alphabetical-index-mark-start text:id="IMark111888872"/>ro<text:alphabetical-index-mark-end text:id="IMark111888872"/><text:alphabetical-index-mark-end text:id="IMark111887544"/><text:alphabetical-index-mark-end text:id="IMark111823800"/><text:alphabetical-index-mark-end text:id="IMark111822472"/><text:alphabetical-index-mark-end text:id="IMark111758856"/><text:alphabetical-index-mark-end text:id="IMark111757528"/>ll<text:alphabetical-index-mark-end text:id="IMark111755512"/><text:alphabetical-index-mark-end text:id="IMark111692056"/><text:alphabetical-index-mark-end text:id="IMark111690728"/><text:alphabetical-index-mark-end text:id="IMark111626904"/><text:alphabetical-index-mark-end text:id="IMark111625864"/><text:alphabetical-index-mark-end text:id="IMark111624536"/><text:alphabetical-index-mark-end text:id="IMark111623480"/><text:alphabetical-index-mark-end text:id="IMark111574840"/>ing tho<text:alphabetical-index-mark-start text:id="IMark106315560"/><text:alphabetical-index-mark-start text:id="IMark106316824"/><text:alphabetical-index-mark-start text:id="IMark106318152"/><text:alphabetical-index-mark-start text:id="IMark101854792"/><text:alphabetical-index-mark-start text:id="IMark101856120"/><text:alphabetical-index-mark-start text:id="IMark101857448"/>ro<text:alphabetical-index-mark-end text:id="IMark101857448"/><text:alphabetical-index-mark-end text:id="IMark101856120"/><text:alphabetical-index-mark-end text:id="IMark101854792"/><text:alphabetical-index-mark-end text:id="IMark106318152"/><text:alphabetical-index-mark-end text:id="IMark106316824"/><text:alphabetical-index-mark-end text:id="IMark106315560"/>ugh the <text:alphabetical-index-mark-start text:id="IMark105079096"/><text:alphabetical-index-mark-start text:id="IMark106027704"/><text:alphabetical-index-mark-start text:id="IMark106029032"/><text:alphabetical-index-mark-start text:id="IMark110622376"/><text:alphabetical-index-mark-start text:id="IMark110623704"/><text:alphabetical-index-mark-start text:id="IMark110625032"/><text:alphabetical-index-mark-start text:id="IMark107810536"/><text:alphabetical-index-mark-start text:id="IMark110801768"/><text:alphabetical-index-mark-start text:id="IMark110803096"/>street<text:alphabetical-index-mark-end text:id="IMark110803096"/><text:alphabetical-index-mark-end text:id="IMark110801768"/><text:alphabetical-index-mark-end text:id="IMark107810536"/><text:alphabetical-index-mark-end text:id="IMark110625032"/><text:alphabetical-index-mark-end text:id="IMark110623704"/><text:alphabetical-index-mark-end text:id="IMark110622376"/><text:alphabetical-index-mark-end text:id="IMark106029032"/><text:alphabetical-index-mark-end text:id="IMark106027704"/><text:alphabetical-index-mark-end text:id="IMark105079096"/>s of the <text:alphabetical-index-mark-start text:id="IMark105025400"/><text:alphabetical-index-mark-start text:id="IMark105026728"/><text:alphabetical-index-mark-start text:id="IMark105028056"/><text:alphabetical-index-mark-start text:id="IMark107629192"/><text:alphabetical-index-mark-start text:id="IMark107630520"/><text:alphabetical-index-mark-start text:id="IMark107631848"/><text:alphabetical-index-mark-start text:id="IMark104289096"/><text:alphabetical-index-mark-start text:id="IMark104290424"/><text:alphabetical-index-mark-start text:id="IMark104291752"/><text:alphabetical-index-mark-start text:id="IMark103288024"/><text:alphabetical-index-mark-start text:id="IMark103289352"/><text:alphabetical-index-mark-start text:id="IMark103290680"/><text:alphabetical-index-mark-start text:id="IMark109503512"/><text:alphabetical-index-mark-start text:id="IMark109504840"/><text:alphabetical-index-mark-start text:id="IMark109506168"/>co<text:alphabetical-index-mark-end text:id="IMark109506168"/><text:alphabetical-index-mark-end text:id="IMark109504840"/><text:alphabetical-index-mark-end text:id="IMark109503512"/><text:alphabetical-index-mark-end text:id="IMark103290680"/><text:alphabetical-index-mark-end text:id="IMark103289352"/><text:alphabetical-index-mark-end text:id="IMark103288024"/>mmercial<text:alphabetical-index-mark-end text:id="IMark104291752"/><text:alphabetical-index-mark-end text:id="IMark104290424"/><text:alphabetical-index-mark-end text:id="IMark104289096"/><text:alphabetical-index-mark-end text:id="IMark107631848"/><text:alphabetical-index-mark-end text:id="IMark107630520"/><text:alphabetical-index-mark-end text:id="IMark107629192"/><text:alphabetical-index-mark-end text:id="IMark105028056"/><text:alphabetical-index-mark-end text:id="IMark105026728"/><text:alphabetical-index-mark-end text:id="IMark105025400"/> <text:alphabetical-index-mark-start text:id="IMark106033880"/><text:alphabetical-index-mark-start text:id="IMark110306120"/><text:alphabetical-index-mark-start text:id="IMark110307384"/><text:alphabetical-index-mark-start text:id="IMark110308712"/><text:alphabetical-index-mark-start text:id="IMark102007576"/><text:alphabetical-index-mark-start text:id="IMark102008856"/><text:alphabetical-index-mark-start text:id="IMark102010184"/><text:alphabetical-index-mark-start text:id="IMark105339544"/>district<text:alphabetical-index-mark-end text:id="IMark105339544"/><text:alphabetical-index-mark-end text:id="IMark102010184"/><text:alphabetical-index-mark-end text:id="IMark102008856"/><text:alphabetical-index-mark-end text:id="IMark102007576"/><text:alphabetical-index-mark-end text:id="IMark110308712"/><text:alphabetical-index-mark-end text:id="IMark110307384"/><text:alphabetical-index-mark-end text:id="IMark110306120"/><text:alphabetical-index-mark-end text:id="IMark106033880"/> of the <text:alphabetical-index-mark-start text:id="IMark104996792"/><text:alphabetical-index-mark-start text:id="IMark104998088"/><text:alphabetical-index-mark-start text:id="IMark109668264"/><text:alphabetical-index-mark-start text:id="IMark109669528"/><text:alphabetical-index-mark-start text:id="IMark109670856"/><text:alphabetical-index-mark-start text:id="IMark109673768"/><text:alphabetical-index-mark-start text:id="IMark109675096"/><text:alphabetical-index-mark-start text:id="IMark109676424"/>city<text:alphabetical-index-mark-end text:id="IMark109676424"/><text:alphabetical-index-mark-end text:id="IMark109675096"/><text:alphabetical-index-mark-end text:id="IMark109673768"/><text:alphabetical-index-mark-end text:id="IMark109670856"/><text:alphabetical-index-mark-end text:id="IMark109669528"/><text:alphabetical-index-mark-end text:id="IMark109668264"/><text:alphabetical-index-mark-end text:id="IMark104998088"/><text:alphabetical-index-mark-end text:id="IMark104996792"/>.</text:p>
      <text:p text:style-name="P6"/>
      <text:p text:style-name="P30"><text:alphabetical-index-mark-start text:id="IMark111751976"/><text:alphabetical-index-mark-start text:id="IMark88541048"/><text:alphabetical-index-mark-start text:id="IMark63074888"/><text:alphabetical-index-mark-start text:id="IMark111611448"/><text:alphabetical-index-mark-start text:id="IMark105581080"/><text:alphabetical-index-mark-start text:id="IMark111817080"/><text:alphabetical-index-mark-start text:id="IMark109713208"/><text:alphabetical-index-mark-start text:id="IMark111740952"/><text:alphabetical-index-mark-start text:id="IMark111649656"/>SQL<text:alphabetical-index-mark-end text:id="IMark111649656"/><text:alphabetical-index-mark-end text:id="IMark111740952"/><text:alphabetical-index-mark-end text:id="IMark109713208"/><text:alphabetical-index-mark-end text:id="IMark111817080"/><text:alphabetical-index-mark-end text:id="IMark105581080"/><text:alphabetical-index-mark-end text:id="IMark111611448"/><text:alphabetical-index-mark-end text:id="IMark63074888"/><text:alphabetical-index-mark-end text:id="IMark88541048"/><text:alphabetical-index-mark-end text:id="IMark111751976"/> queries useful for p<text:alphabetical-index-mark-start text:id="IMark110633944"/><text:alphabetical-index-mark-start text:id="IMark111697976"/><text:alphabetical-index-mark-start text:id="IMark111644600"/><text:alphabetical-index-mark-start text:id="IMark111659768"/><text:alphabetical-index-mark-start text:id="IMark111842648"/><text:alphabetical-index-mark-start text:id="IMark110992888"/>ro<text:alphabetical-index-mark-end text:id="IMark110992888"/><text:alphabetical-index-mark-end text:id="IMark111842648"/><text:alphabetical-index-mark-end text:id="IMark111659768"/><text:alphabetical-index-mark-end text:id="IMark111644600"/><text:alphabetical-index-mark-end text:id="IMark111697976"/><text:alphabetical-index-mark-end text:id="IMark110633944"/>cessing the <text:alphabetical-index-mark-start text:id="IMark107546888"/><text:alphabetical-index-mark-start text:id="IMark111674936"/><text:alphabetical-index-mark-start text:id="IMark111715672"/><text:alphabetical-index-mark-start text:id="IMark111578584"/><text:alphabetical-index-mark-start text:id="IMark111860344"/><text:alphabetical-index-mark-start text:id="IMark111586168"/><text:alphabetical-index-mark-start text:id="IMark111769048"/><text:alphabetical-index-mark-start text:id="IMark111588696"/><text:alphabetical-index-mark-start text:id="IMark111598808"/>data<text:alphabetical-index-mark-end text:id="IMark111598808"/><text:alphabetical-index-mark-end text:id="IMark111588696"/><text:alphabetical-index-mark-end text:id="IMark111769048"/><text:alphabetical-index-mark-end text:id="IMark111586168"/><text:alphabetical-index-mark-end text:id="IMark111860344"/><text:alphabetical-index-mark-end text:id="IMark111578584"/><text:alphabetical-index-mark-end text:id="IMark111715672"/><text:alphabetical-index-mark-end text:id="IMark111674936"/><text:alphabetical-index-mark-end text:id="IMark107546888"/> <text:alphabetical-index-mark-start text:id="IMark111679992"/><text:alphabetical-index-mark-start text:id="IMark109978376"/><text:alphabetical-index-mark-start text:id="IMark111637016"/><text:alphabetical-index-mark-start text:id="IMark102017832"/><text:alphabetical-index-mark-start text:id="IMark111720728"/><text:alphabetical-index-mark-start text:id="IMark111583640"/>co<text:alphabetical-index-mark-end text:id="IMark111583640"/><text:alphabetical-index-mark-end text:id="IMark111720728"/><text:alphabetical-index-mark-end text:id="IMark102017832"/><text:alphabetical-index-mark-end text:id="IMark111637016"/><text:alphabetical-index-mark-end text:id="IMark109978376"/><text:alphabetical-index-mark-end text:id="IMark111679992"/>ntained in the <text:alphabetical-index-mark-start text:id="IMark105030744"/><text:alphabetical-index-mark-start text:id="IMark103587448"/><text:alphabetical-index-mark-start text:id="IMark111657240"/><text:alphabetical-index-mark-start text:id="IMark111581112"/><text:alphabetical-index-mark-start text:id="IMark111667352"/><text:alphabetical-index-mark-start text:id="IMark111664824"/><text:alphabetical-index-mark-start text:id="IMark104980664"/><text:alphabetical-index-mark-start text:id="IMark107814824"/><text:alphabetical-index-mark-start text:id="IMark106114856"/>data<text:alphabetical-index-mark-end text:id="IMark106114856"/><text:alphabetical-index-mark-end text:id="IMark107814824"/><text:alphabetical-index-mark-end text:id="IMark104980664"/><text:alphabetical-index-mark-end text:id="IMark111664824"/><text:alphabetical-index-mark-end text:id="IMark111667352"/><text:alphabetical-index-mark-end text:id="IMark111581112"/><text:alphabetical-index-mark-end text:id="IMark111657240"/><text:alphabetical-index-mark-end text:id="IMark103587448"/><text:alphabetical-index-mark-end text:id="IMark105030744"/> set are also p<text:alphabetical-index-mark-start text:id="IMark111710616"/><text:alphabetical-index-mark-start text:id="IMark111682520"/><text:alphabetical-index-mark-start text:id="IMark111746008"/><text:alphabetical-index-mark-start text:id="IMark111751064"/><text:alphabetical-index-mark-start text:id="IMark106277512"/><text:alphabetical-index-mark-start text:id="IMark111662296"/>ro<text:alphabetical-index-mark-end text:id="IMark111662296"/><text:alphabetical-index-mark-end text:id="IMark106277512"/><text:alphabetical-index-mark-end text:id="IMark111751064"/><text:alphabetical-index-mark-end text:id="IMark111746008"/><text:alphabetical-index-mark-end text:id="IMark111682520"/><text:alphabetical-index-mark-end text:id="IMark111710616"/>v<text:alphabetical-index-mark-start text:id="IMark104292904"/><text:alphabetical-index-mark-start text:id="IMark110550968"/><text:alphabetical-index-mark-start text:id="IMark105126776"/><text:alphabetical-index-mark-start text:id="IMark111613976"/><text:alphabetical-index-mark-start text:id="IMark111862152"/><text:alphabetical-index-mark-start text:id="IMark110084632"/>id<text:alphabetical-index-mark-end text:id="IMark110084632"/><text:alphabetical-index-mark-end text:id="IMark111862152"/><text:alphabetical-index-mark-end text:id="IMark111613976"/><text:alphabetical-index-mark-end text:id="IMark105126776"/><text:alphabetical-index-mark-end text:id="IMark110550968"/><text:alphabetical-index-mark-end text:id="IMark104292904"/>ed.</text:p>
      <text:p text:style-name="P6"/>
      <text:p text:style-name="P8"/>
      <text:p text:style-name="P18"/>
      <text:p text:style-name="P19"/>
      <text:p text:style-name="P3"/>
      <text:h text:style-name="P142" text:outline-level="1"><text:bookmark-start text:name="__RefHeading___Toc763_180202276"/>2. <text:alphabetical-index-mark-start text:id="IMark109416824"/><text:alphabetical-index-mark-start text:id="IMark104292904"/><text:alphabetical-index-mark-start text:id="IMark105126776"/><text:alphabetical-index-mark-start text:id="IMark111613976"/><text:alphabetical-index-mark-start text:id="IMark111862152"/><text:alphabetical-index-mark-start text:id="IMark110084632"/>Co<text:alphabetical-index-mark-end text:id="IMark110084632"/><text:alphabetical-index-mark-end text:id="IMark111862152"/><text:alphabetical-index-mark-end text:id="IMark111613976"/><text:alphabetical-index-mark-end text:id="IMark105126776"/><text:alphabetical-index-mark-end text:id="IMark104292904"/><text:alphabetical-index-mark-end text:id="IMark109416824"/>nventions, <text:alphabetical-index-mark-start text:id="IMark111710616"/><text:alphabetical-index-mark-start text:id="IMark111682520"/><text:alphabetical-index-mark-start text:id="IMark111746008"/><text:alphabetical-index-mark-start text:id="IMark111751064"/><text:alphabetical-index-mark-start text:id="IMark106277512"/><text:alphabetical-index-mark-start text:id="IMark111662296"/>caveat<text:alphabetical-index-mark-end text:id="IMark111662296"/><text:alphabetical-index-mark-end text:id="IMark106277512"/><text:alphabetical-index-mark-end text:id="IMark111751064"/><text:alphabetical-index-mark-end text:id="IMark111746008"/><text:alphabetical-index-mark-end text:id="IMark111682520"/><text:alphabetical-index-mark-end text:id="IMark111710616"/>s and <text:alphabetical-index-mark-start text:id="IMark105030744"/><text:span text:style-name="T134">method</text:span><text:alphabetical-index-mark-end text:id="IMark105030744"/><text:span text:style-name="T134">ology</text:span>.<text:bookmark-end text:name="__RefHeading___Toc763_180202276"/></text:h>
      <text:p text:style-name="P3"/>
      <text:p text:style-name="P12">Take into <text:alphabetical-index-mark-start text:id="IMark111664824"/><text:alphabetical-index-mark-start text:id="IMark104980664"/><text:alphabetical-index-mark-start text:id="IMark107814824"/><text:alphabetical-index-mark-start text:id="IMark106114856"/><text:alphabetical-index-mark-start text:id="IMark111679992"/><text:alphabetical-index-mark-start text:id="IMark109978376"/>co<text:alphabetical-index-mark-end text:id="IMark109978376"/><text:alphabetical-index-mark-end text:id="IMark111679992"/><text:alphabetical-index-mark-end text:id="IMark106114856"/><text:alphabetical-index-mark-end text:id="IMark107814824"/><text:alphabetical-index-mark-end text:id="IMark104980664"/><text:alphabetical-index-mark-end text:id="IMark111664824"/>ns<text:alphabetical-index-mark-start text:id="IMark111637016"/><text:alphabetical-index-mark-start text:id="IMark102017832"/><text:alphabetical-index-mark-start text:id="IMark111720728"/><text:alphabetical-index-mark-start text:id="IMark111583640"/><text:alphabetical-index-mark-start text:id="IMark107546888"/><text:alphabetical-index-mark-start text:id="IMark111674936"/>id<text:alphabetical-index-mark-end text:id="IMark111674936"/><text:alphabetical-index-mark-end text:id="IMark107546888"/><text:alphabetical-index-mark-end text:id="IMark111583640"/><text:alphabetical-index-mark-end text:id="IMark111720728"/><text:alphabetical-index-mark-end text:id="IMark102017832"/><text:alphabetical-index-mark-end text:id="IMark111637016"/>eration these factors.</text:p>
      <text:p text:style-name="P10"/>
      <text:h text:style-name="Heading_20_2" text:outline-level="2"><text:bookmark-start text:name="__RefHeading___Toc765_180202276"/>2.1. <text:alphabetical-index-mark-start text:id="IMark111586168"/><text:alphabetical-index-mark-start text:id="IMark111588696"/><text:alphabetical-index-mark-start text:id="IMark111598808"/><text:alphabetical-index-mark-start text:id="IMark110633944"/><text:alphabetical-index-mark-start text:id="IMark111697976"/>Term<text:alphabetical-index-mark-end text:id="IMark111697976"/><text:alphabetical-index-mark-end text:id="IMark110633944"/><text:alphabetical-index-mark-end text:id="IMark111598808"/><text:alphabetical-index-mark-end text:id="IMark111588696"/><text:alphabetical-index-mark-end text:id="IMark111586168"/>s and <text:alphabetical-index-mark-start text:id="IMark111644600"/><text:alphabetical-index-mark-start text:id="IMark111659768"/><text:alphabetical-index-mark-start text:id="IMark111842648"/><text:alphabetical-index-mark-start text:id="IMark110992888"/><text:alphabetical-index-mark-start text:id="IMark111751976"/><text:alphabetical-index-mark-start text:id="IMark88541048"/><text:alphabetical-index-mark-start text:id="IMark63074888"/><text:alphabetical-index-mark-start text:id="IMark111611448"/><text:alphabetical-index-mark-start text:id="IMark105581080"/><text:alphabetical-index-mark-start text:id="IMark111817080"/><text:alphabetical-index-mark-start text:id="IMark109713208"/>ab<text:alphabetical-index-mark-end text:id="IMark109713208"/><text:alphabetical-index-mark-end text:id="IMark111817080"/><text:alphabetical-index-mark-end text:id="IMark105581080"/><text:alphabetical-index-mark-end text:id="IMark111611448"/><text:alphabetical-index-mark-end text:id="IMark63074888"/><text:alphabetical-index-mark-end text:id="IMark88541048"/>breviation<text:alphabetical-index-mark-end text:id="IMark111751976"/><text:alphabetical-index-mark-end text:id="IMark110992888"/><text:alphabetical-index-mark-end text:id="IMark111842648"/><text:alphabetical-index-mark-end text:id="IMark111659768"/><text:alphabetical-index-mark-end text:id="IMark111644600"/>s used.<text:bookmark-end text:name="__RefHeading___Toc765_180202276"/></text:h>
      <text:p text:style-name="P12"/>
      <text:p text:style-name="P12"><text:alphabetical-index-mark-start text:id="IMark105792488"/><text:alphabetical-index-mark-start text:id="IMark111748536"/><text:alphabetical-index-mark-start text:id="IMark105841608"/><text:alphabetical-index-mark-start text:id="IMark111875512"/><text:alphabetical-index-mark-start text:id="IMark111812024"/><text:alphabetical-index-mark-start text:id="IMark111886280"/>AB<text:alphabetical-index-mark-end text:id="IMark111886280"/><text:alphabetical-index-mark-end text:id="IMark111812024"/><text:alphabetical-index-mark-end text:id="IMark111875512"/><text:alphabetical-index-mark-end text:id="IMark105841608"/><text:alphabetical-index-mark-end text:id="IMark111748536"/><text:alphabetical-index-mark-end text:id="IMark105792488"/>: <text:alphabetical-index-mark-start text:id="IMark108866936"/><text:alphabetical-index-mark-start text:id="IMark111913928"/><text:alphabetical-index-mark-start text:id="IMark107479416"/><text:alphabetical-index-mark-start text:id="IMark107617256"/><text:alphabetical-index-mark-start text:id="IMark111865400"/><text:alphabetical-index-mark-start text:id="IMark111766520"/><text:alphabetical-index-mark-start text:id="IMark111818280"/><text:alphabetical-index-mark-start text:id="IMark111654712"/>Address<text:alphabetical-index-mark-end text:id="IMark111654712"/><text:alphabetical-index-mark-end text:id="IMark111818280"/><text:alphabetical-index-mark-end text:id="IMark111766520"/><text:alphabetical-index-mark-end text:id="IMark111865400"/><text:alphabetical-index-mark-end text:id="IMark107617256"/><text:alphabetical-index-mark-end text:id="IMark107479416"/><text:alphabetical-index-mark-end text:id="IMark111913928"/><text:alphabetical-index-mark-end text:id="IMark108866936"/> <text:alphabetical-index-mark-start text:id="IMark111710616"/><text:alphabetical-index-mark-start text:id="IMark111682520"/><text:alphabetical-index-mark-start text:id="IMark111746008"/><text:alphabetical-index-mark-start text:id="IMark111751064"/><text:alphabetical-index-mark-start text:id="IMark106277512"/><text:alphabetical-index-mark-start text:id="IMark111662296"/><text:alphabetical-index-mark-start text:id="IMark109416824"/><text:alphabetical-index-mark-start text:id="IMark104292904"/><text:alphabetical-index-mark-start text:id="IMark105126776"/>block<text:alphabetical-index-mark-end text:id="IMark105126776"/><text:alphabetical-index-mark-end text:id="IMark104292904"/><text:alphabetical-index-mark-end text:id="IMark109416824"/><text:alphabetical-index-mark-end text:id="IMark111662296"/><text:alphabetical-index-mark-end text:id="IMark106277512"/><text:alphabetical-index-mark-end text:id="IMark111751064"/><text:alphabetical-index-mark-end text:id="IMark111746008"/><text:alphabetical-index-mark-end text:id="IMark111682520"/><text:alphabetical-index-mark-end text:id="IMark111710616"/>.</text:p>
      <text:p text:style-name="P12"/>
      <text:p text:style-name="P12">C: <text:alphabetical-index-mark-start text:id="IMark110550968"/><text:alphabetical-index-mark-start text:id="IMark105030744"/><text:alphabetical-index-mark-start text:id="IMark111657240"/><text:alphabetical-index-mark-start text:id="IMark103587448"/><text:alphabetical-index-mark-start text:id="IMark111667352"/><text:alphabetical-index-mark-start text:id="IMark111581112"/><text:alphabetical-index-mark-start text:id="IMark102017832"/><text:alphabetical-index-mark-start text:id="IMark111637016"/><text:alphabetical-index-mark-start text:id="IMark111720728"/><text:alphabetical-index-mark-start text:id="IMark111583640"/><text:alphabetical-index-mark-start text:id="IMark107546888"/><text:alphabetical-index-mark-start text:id="IMark111674936"/><text:alphabetical-index-mark-start text:id="IMark111664824"/><text:alphabetical-index-mark-start text:id="IMark104980664"/><text:alphabetical-index-mark-start text:id="IMark107814824"/>Co<text:alphabetical-index-mark-end text:id="IMark107814824"/><text:alphabetical-index-mark-end text:id="IMark104980664"/><text:alphabetical-index-mark-end text:id="IMark111664824"/><text:alphabetical-index-mark-end text:id="IMark111674936"/><text:alphabetical-index-mark-end text:id="IMark107546888"/><text:alphabetical-index-mark-end text:id="IMark111583640"/>mmercial<text:alphabetical-index-mark-end text:id="IMark111720728"/><text:alphabetical-index-mark-end text:id="IMark111637016"/><text:alphabetical-index-mark-end text:id="IMark102017832"/><text:alphabetical-index-mark-end text:id="IMark111581112"/><text:alphabetical-index-mark-end text:id="IMark111667352"/><text:alphabetical-index-mark-end text:id="IMark103587448"/><text:alphabetical-index-mark-end text:id="IMark111657240"/><text:alphabetical-index-mark-end text:id="IMark105030744"/><text:alphabetical-index-mark-end text:id="IMark110550968"/> <text:alphabetical-index-mark-start text:id="IMark106114856"/><text:alphabetical-index-mark-start text:id="IMark111679992"/><text:alphabetical-index-mark-start text:id="IMark109978376"/><text:alphabetical-index-mark-start text:id="IMark111715672"/><text:alphabetical-index-mark-start text:id="IMark111860344"/><text:alphabetical-index-mark-start text:id="IMark111578584"/>zone<text:alphabetical-index-mark-end text:id="IMark111578584"/><text:alphabetical-index-mark-end text:id="IMark111860344"/><text:alphabetical-index-mark-end text:id="IMark111715672"/><text:alphabetical-index-mark-end text:id="IMark109978376"/><text:alphabetical-index-mark-end text:id="IMark111679992"/><text:alphabetical-index-mark-end text:id="IMark106114856"/>.</text:p>
      <text:p text:style-name="P12"/>
      <text:p text:style-name="P49"><text:alphabetical-index-mark-start text:id="IMark110992888"/><text:alphabetical-index-mark-start text:id="IMark111751976"/><text:alphabetical-index-mark-start text:id="IMark88541048"/><text:alphabetical-index-mark-start text:id="IMark63074888"/><text:alphabetical-index-mark-start text:id="IMark111611448"/><text:alphabetical-index-mark-start text:id="IMark105581080"/>CO<text:alphabetical-index-mark-end text:id="IMark105581080"/><text:alphabetical-index-mark-end text:id="IMark111611448"/><text:alphabetical-index-mark-end text:id="IMark63074888"/><text:alphabetical-index-mark-end text:id="IMark88541048"/><text:alphabetical-index-mark-end text:id="IMark111751976"/><text:alphabetical-index-mark-end text:id="IMark110992888"/>: <text:alphabetical-index-mark-start text:id="IMark111817080"/><text:alphabetical-index-mark-start text:id="IMark109713208"/><text:alphabetical-index-mark-start text:id="IMark111586168"/><text:alphabetical-index-mark-start text:id="IMark111588696"/><text:alphabetical-index-mark-start text:id="IMark111598808"/><text:alphabetical-index-mark-start text:id="IMark110633944"/><text:alphabetical-index-mark-start text:id="IMark111697976"/><text:alphabetical-index-mark-start text:id="IMark111769048"/><text:alphabetical-index-mark-start text:id="IMark111649656"/><text:alphabetical-index-mark-start text:id="IMark111740952"/><text:alphabetical-index-mark-start text:id="IMark111682520"/><text:alphabetical-index-mark-start text:id="IMark111710616"/><text:alphabetical-index-mark-start text:id="IMark111746008"/>Co<text:alphabetical-index-mark-end text:id="IMark111746008"/><text:alphabetical-index-mark-end text:id="IMark111710616"/><text:alphabetical-index-mark-end text:id="IMark111682520"/><text:alphabetical-index-mark-end text:id="IMark111740952"/><text:alphabetical-index-mark-end text:id="IMark111649656"/><text:alphabetical-index-mark-end text:id="IMark111769048"/>mmercial<text:alphabetical-index-mark-end text:id="IMark111697976"/><text:alphabetical-index-mark-end text:id="IMark110633944"/><text:alphabetical-index-mark-end text:id="IMark111598808"/><text:alphabetical-index-mark-end text:id="IMark111588696"/><text:alphabetical-index-mark-end text:id="IMark111586168"/><text:alphabetical-index-mark-end text:id="IMark109713208"/><text:alphabetical-index-mark-end text:id="IMark111817080"/> <text:alphabetical-index-mark-start text:id="IMark111751064"/><text:alphabetical-index-mark-start text:id="IMark106277512"/><text:alphabetical-index-mark-start text:id="IMark111662296"/><text:alphabetical-index-mark-start text:id="IMark109416824"/><text:alphabetical-index-mark-start text:id="IMark104292904"/><text:alphabetical-index-mark-start text:id="IMark105126776"/>zone<text:alphabetical-index-mark-end text:id="IMark105126776"/><text:alphabetical-index-mark-end text:id="IMark104292904"/><text:alphabetical-index-mark-end text:id="IMark109416824"/><text:alphabetical-index-mark-end text:id="IMark111662296"/><text:alphabetical-index-mark-end text:id="IMark106277512"/><text:alphabetical-index-mark-end text:id="IMark111751064"/>, outs<text:alphabetical-index-mark-start text:id="IMark108866936"/><text:alphabetical-index-mark-start text:id="IMark111913928"/><text:alphabetical-index-mark-start text:id="IMark107479416"/><text:alphabetical-index-mark-start text:id="IMark107617256"/><text:alphabetical-index-mark-start text:id="IMark111865400"/><text:alphabetical-index-mark-start text:id="IMark111766520"/>id<text:alphabetical-index-mark-end text:id="IMark111766520"/><text:alphabetical-index-mark-end text:id="IMark111865400"/><text:alphabetical-index-mark-end text:id="IMark107617256"/><text:alphabetical-index-mark-end text:id="IMark107479416"/><text:alphabetical-index-mark-end text:id="IMark111913928"/><text:alphabetical-index-mark-end text:id="IMark108866936"/>e the <text:alphabetical-index-mark-start text:id="IMark111818280"/><text:alphabetical-index-mark-start text:id="IMark111654712"/><text:alphabetical-index-mark-start text:id="IMark105792488"/><text:alphabetical-index-mark-start text:id="IMark111748536"/><text:alphabetical-index-mark-start text:id="IMark105841608"/><text:alphabetical-index-mark-start text:id="IMark111875512"/><text:alphabetical-index-mark-start text:id="IMark111812024"/><text:alphabetical-index-mark-start text:id="IMark111886280"/><text:alphabetical-index-mark-start text:id="IMark111613976"/><text:alphabetical-index-mark-start text:id="IMark110084632"/><text:alphabetical-index-mark-start text:id="IMark111862152"/><text:alphabetical-index-mark-start text:id="IMark111679992"/><text:alphabetical-index-mark-start text:id="IMark106114856"/>co<text:alphabetical-index-mark-end text:id="IMark106114856"/><text:alphabetical-index-mark-end text:id="IMark111679992"/><text:alphabetical-index-mark-end text:id="IMark111862152"/><text:alphabetical-index-mark-end text:id="IMark110084632"/><text:alphabetical-index-mark-end text:id="IMark111613976"/><text:alphabetical-index-mark-end text:id="IMark111886280"/>mmercial<text:alphabetical-index-mark-end text:id="IMark111812024"/><text:alphabetical-index-mark-end text:id="IMark111875512"/><text:alphabetical-index-mark-end text:id="IMark105841608"/><text:alphabetical-index-mark-end text:id="IMark111748536"/><text:alphabetical-index-mark-end text:id="IMark105792488"/><text:alphabetical-index-mark-end text:id="IMark111654712"/><text:alphabetical-index-mark-end text:id="IMark111818280"/> <text:alphabetical-index-mark-start text:id="IMark109978376"/><text:alphabetical-index-mark-start text:id="IMark111715672"/><text:alphabetical-index-mark-start text:id="IMark111860344"/><text:alphabetical-index-mark-start text:id="IMark111578584"/><text:alphabetical-index-mark-start text:id="IMark110550968"/><text:alphabetical-index-mark-start text:id="IMark105030744"/><text:alphabetical-index-mark-start text:id="IMark111657240"/>district<text:alphabetical-index-mark-end text:id="IMark111657240"/><text:alphabetical-index-mark-end text:id="IMark105030744"/><text:alphabetical-index-mark-end text:id="IMark110550968"/><text:alphabetical-index-mark-end text:id="IMark111578584"/><text:alphabetical-index-mark-end text:id="IMark111860344"/><text:alphabetical-index-mark-end text:id="IMark111715672"/><text:alphabetical-index-mark-end text:id="IMark109978376"/>.</text:p>
      <text:p text:style-name="P12"/>
      <text:p text:style-name="P12">R: <text:alphabetical-index-mark-start text:id="IMark102017832"/><text:alphabetical-index-mark-start text:id="IMark111637016"/><text:alphabetical-index-mark-start text:id="IMark111720728"/><text:alphabetical-index-mark-start text:id="IMark111583640"/><text:alphabetical-index-mark-start text:id="IMark107546888"/><text:alphabetical-index-mark-start text:id="IMark111674936"/><text:alphabetical-index-mark-start text:id="IMark111664824"/><text:alphabetical-index-mark-start text:id="IMark104980664"/><text:alphabetical-index-mark-start text:id="IMark107814824"/>Res<text:alphabetical-index-mark-start text:id="IMark111659768"/><text:alphabetical-index-mark-start text:id="IMark111842648"/><text:alphabetical-index-mark-start text:id="IMark111644600"/><text:alphabetical-index-mark-start text:id="IMark111715672"/><text:alphabetical-index-mark-start text:id="IMark109978376"/><text:alphabetical-index-mark-start text:id="IMark111860344"/>id<text:alphabetical-index-mark-end text:id="IMark111860344"/><text:alphabetical-index-mark-end text:id="IMark109978376"/><text:alphabetical-index-mark-end text:id="IMark111715672"/><text:alphabetical-index-mark-end text:id="IMark111644600"/><text:alphabetical-index-mark-end text:id="IMark111842648"/><text:alphabetical-index-mark-end text:id="IMark111659768"/>ential<text:alphabetical-index-mark-end text:id="IMark107814824"/><text:alphabetical-index-mark-end text:id="IMark104980664"/><text:alphabetical-index-mark-end text:id="IMark111664824"/><text:alphabetical-index-mark-end text:id="IMark111674936"/><text:alphabetical-index-mark-end text:id="IMark107546888"/><text:alphabetical-index-mark-end text:id="IMark111583640"/><text:alphabetical-index-mark-end text:id="IMark111720728"/><text:alphabetical-index-mark-end text:id="IMark111637016"/><text:alphabetical-index-mark-end text:id="IMark102017832"/> <text:alphabetical-index-mark-start text:id="IMark111578584"/><text:alphabetical-index-mark-start text:id="IMark110550968"/><text:alphabetical-index-mark-start text:id="IMark105030744"/><text:alphabetical-index-mark-start text:id="IMark111657240"/><text:alphabetical-index-mark-start text:id="IMark111818280"/><text:alphabetical-index-mark-start text:id="IMark111654712"/>zone<text:alphabetical-index-mark-end text:id="IMark111654712"/><text:alphabetical-index-mark-end text:id="IMark111818280"/><text:alphabetical-index-mark-end text:id="IMark111657240"/><text:alphabetical-index-mark-end text:id="IMark105030744"/><text:alphabetical-index-mark-end text:id="IMark110550968"/><text:alphabetical-index-mark-end text:id="IMark111578584"/>.</text:p>
      <text:p text:style-name="P12"/>
      <text:p text:style-name="P49"><text:alphabetical-index-mark-start text:id="IMark111875512"/><text:alphabetical-index-mark-start text:id="IMark111812024"/><text:alphabetical-index-mark-start text:id="IMark111886280"/><text:alphabetical-index-mark-start text:id="IMark111613976"/><text:alphabetical-index-mark-start text:id="IMark110084632"/><text:alphabetical-index-mark-start text:id="IMark111862152"/>RO<text:alphabetical-index-mark-end text:id="IMark111862152"/><text:alphabetical-index-mark-end text:id="IMark110084632"/><text:alphabetical-index-mark-end text:id="IMark111613976"/><text:alphabetical-index-mark-end text:id="IMark111886280"/><text:alphabetical-index-mark-end text:id="IMark111812024"/><text:alphabetical-index-mark-end text:id="IMark111875512"/>: <text:alphabetical-index-mark-start text:id="IMark111679992"/><text:alphabetical-index-mark-start text:id="IMark106114856"/><text:alphabetical-index-mark-start text:id="IMark108866936"/><text:alphabetical-index-mark-start text:id="IMark111913928"/><text:alphabetical-index-mark-start text:id="IMark107479416"/><text:alphabetical-index-mark-start text:id="IMark107617256"/><text:alphabetical-index-mark-start text:id="IMark111865400"/>Res<text:alphabetical-index-mark-start text:id="IMark111766520"/><text:alphabetical-index-mark-start text:id="IMark111751064"/><text:alphabetical-index-mark-start text:id="IMark106277512"/><text:alphabetical-index-mark-start text:id="IMark111662296"/><text:alphabetical-index-mark-start text:id="IMark109416824"/><text:alphabetical-index-mark-start text:id="IMark104292904"/>id<text:alphabetical-index-mark-end text:id="IMark104292904"/><text:alphabetical-index-mark-end text:id="IMark109416824"/><text:alphabetical-index-mark-end text:id="IMark111662296"/><text:alphabetical-index-mark-end text:id="IMark106277512"/><text:alphabetical-index-mark-end text:id="IMark111751064"/><text:alphabetical-index-mark-end text:id="IMark111766520"/>ential<text:alphabetical-index-mark-end text:id="IMark111865400"/><text:alphabetical-index-mark-end text:id="IMark107617256"/><text:alphabetical-index-mark-end text:id="IMark107479416"/><text:alphabetical-index-mark-end text:id="IMark111913928"/><text:alphabetical-index-mark-end text:id="IMark108866936"/><text:alphabetical-index-mark-end text:id="IMark106114856"/><text:alphabetical-index-mark-end text:id="IMark111679992"/> <text:alphabetical-index-mark-start text:id="IMark105126776"/><text:alphabetical-index-mark-start text:id="IMark111817080"/><text:alphabetical-index-mark-start text:id="IMark109713208"/><text:alphabetical-index-mark-start text:id="IMark111586168"/><text:alphabetical-index-mark-start text:id="IMark111588696"/><text:alphabetical-index-mark-start text:id="IMark111598808"/>zone<text:alphabetical-index-mark-end text:id="IMark111598808"/><text:alphabetical-index-mark-end text:id="IMark111588696"/><text:alphabetical-index-mark-end text:id="IMark111586168"/><text:alphabetical-index-mark-end text:id="IMark109713208"/><text:alphabetical-index-mark-end text:id="IMark111817080"/><text:alphabetical-index-mark-end text:id="IMark105126776"/>, outs<text:alphabetical-index-mark-start text:id="IMark110633944"/><text:alphabetical-index-mark-start text:id="IMark111697976"/><text:alphabetical-index-mark-start text:id="IMark111769048"/><text:alphabetical-index-mark-start text:id="IMark111649656"/><text:alphabetical-index-mark-start text:id="IMark111740952"/><text:alphabetical-index-mark-start text:id="IMark111682520"/>id<text:alphabetical-index-mark-end text:id="IMark111682520"/><text:alphabetical-index-mark-end text:id="IMark111740952"/><text:alphabetical-index-mark-end text:id="IMark111649656"/><text:alphabetical-index-mark-end text:id="IMark111769048"/><text:alphabetical-index-mark-end text:id="IMark111697976"/><text:alphabetical-index-mark-end text:id="IMark110633944"/>e the <text:alphabetical-index-mark-start text:id="IMark111710616"/><text:alphabetical-index-mark-start text:id="IMark111746008"/><text:alphabetical-index-mark-start text:id="IMark110992888"/><text:alphabetical-index-mark-start text:id="IMark111751976"/><text:alphabetical-index-mark-start text:id="IMark88541048"/><text:alphabetical-index-mark-start text:id="IMark63074888"/><text:alphabetical-index-mark-start text:id="IMark111611448"/><text:alphabetical-index-mark-start text:id="IMark105581080"/><text:alphabetical-index-mark-start text:id="IMark103587448"/><text:alphabetical-index-mark-start text:id="IMark111581112"/><text:alphabetical-index-mark-start text:id="IMark111667352"/><text:alphabetical-index-mark-start text:id="IMark110550968"/><text:alphabetical-index-mark-start text:id="IMark111578584"/>co<text:alphabetical-index-mark-end text:id="IMark111578584"/><text:alphabetical-index-mark-end text:id="IMark110550968"/><text:alphabetical-index-mark-end text:id="IMark111667352"/><text:alphabetical-index-mark-end text:id="IMark111581112"/><text:alphabetical-index-mark-end text:id="IMark103587448"/><text:alphabetical-index-mark-end text:id="IMark105581080"/>mmercial<text:alphabetical-index-mark-end text:id="IMark111611448"/><text:alphabetical-index-mark-end text:id="IMark63074888"/><text:alphabetical-index-mark-end text:id="IMark88541048"/><text:alphabetical-index-mark-end text:id="IMark111751976"/><text:alphabetical-index-mark-end text:id="IMark110992888"/><text:alphabetical-index-mark-end text:id="IMark111746008"/><text:alphabetical-index-mark-end text:id="IMark111710616"/> <text:alphabetical-index-mark-start text:id="IMark105030744"/><text:alphabetical-index-mark-start text:id="IMark111657240"/><text:alphabetical-index-mark-start text:id="IMark111818280"/><text:alphabetical-index-mark-start text:id="IMark111654712"/><text:alphabetical-index-mark-start text:id="IMark102017832"/><text:alphabetical-index-mark-start text:id="IMark111637016"/><text:alphabetical-index-mark-start text:id="IMark111720728"/>district<text:alphabetical-index-mark-end text:id="IMark111720728"/><text:alphabetical-index-mark-end text:id="IMark111637016"/><text:alphabetical-index-mark-end text:id="IMark102017832"/><text:alphabetical-index-mark-end text:id="IMark111654712"/><text:alphabetical-index-mark-end text:id="IMark111818280"/><text:alphabetical-index-mark-end text:id="IMark111657240"/><text:alphabetical-index-mark-end text:id="IMark105030744"/>.</text:p>
      <text:p text:style-name="P12"/>
      <text:p text:style-name="P36"><text:alphabetical-index-mark-start text:id="IMark111664824"/><text:alphabetical-index-mark-start text:id="IMark104980664"/><text:alphabetical-index-mark-start text:id="IMark107814824"/><text:alphabetical-index-mark-start text:id="IMark111659768"/><text:alphabetical-index-mark-start text:id="IMark111842648"/><text:alphabetical-index-mark-start text:id="IMark111644600"/><text:alphabetical-index-mark-start text:id="IMark111715672"/>SQL<text:alphabetical-index-mark-end text:id="IMark111715672"/><text:alphabetical-index-mark-end text:id="IMark111644600"/><text:alphabetical-index-mark-end text:id="IMark111842648"/><text:alphabetical-index-mark-end text:id="IMark111659768"/><text:alphabetical-index-mark-end text:id="IMark107814824"/><text:alphabetical-index-mark-end text:id="IMark104980664"/><text:alphabetical-index-mark-end text:id="IMark111664824"/>: <text:alphabetical-index-mark-start text:id="IMark109978376"/><text:alphabetical-index-mark-start text:id="IMark111860344"/><text:alphabetical-index-mark-start text:id="IMark105792488"/><text:alphabetical-index-mark-start text:id="IMark105841608"/><text:alphabetical-index-mark-start text:id="IMark111748536"/>Structure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9978376"/>d <text:alphabetical-index-mark-start text:id="IMark111657240"/><text:alphabetical-index-mark-start text:id="IMark105030744"/><text:alphabetical-index-mark-start text:id="IMark111818280"/><text:alphabetical-index-mark-start text:id="IMark111654712"/><text:alphabetical-index-mark-start text:id="IMark102017832"/>query<text:alphabetical-index-mark-end text:id="IMark102017832"/><text:alphabetical-index-mark-end text:id="IMark111654712"/><text:alphabetical-index-mark-end text:id="IMark111818280"/><text:alphabetical-index-mark-end text:id="IMark105030744"/><text:alphabetical-index-mark-end text:id="IMark111657240"/> <text:alphabetical-index-mark-start text:id="IMark111637016"/><text:alphabetical-index-mark-start text:id="IMark111720728"/><text:alphabetical-index-mark-start text:id="IMark111710616"/><text:alphabetical-index-mark-start text:id="IMark111746008"/><text:alphabetical-index-mark-start text:id="IMark110992888"/>language<text:alphabetical-index-mark-end text:id="IMark110992888"/><text:alphabetical-index-mark-end text:id="IMark111746008"/><text:alphabetical-index-mark-end text:id="IMark111710616"/><text:alphabetical-index-mark-end text:id="IMark111720728"/><text:alphabetical-index-mark-end text:id="IMark111637016"/>.</text:p>
      <text:p text:style-name="P12"/>
      <text:p text:style-name="P12"><text:alphabetical-index-mark-start text:id="IMark111611448"/><text:alphabetical-index-mark-start text:id="IMark105581080"/><text:alphabetical-index-mark-start text:id="IMark103587448"/><text:alphabetical-index-mark-start text:id="IMark111581112"/><text:alphabetical-index-mark-start text:id="IMark111667352"/><text:alphabetical-index-mark-start text:id="IMark110550968"/>TB<text:alphabetical-index-mark-end text:id="IMark110550968"/><text:alphabetical-index-mark-end text:id="IMark111667352"/><text:alphabetical-index-mark-end text:id="IMark111581112"/><text:alphabetical-index-mark-end text:id="IMark103587448"/><text:alphabetical-index-mark-end text:id="IMark105581080"/><text:alphabetical-index-mark-end text:id="IMark111611448"/>: 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11649656"/><text:alphabetical-index-mark-start text:id="IMark111740952"/><text:alphabetical-index-mark-start text:id="IMark111682520"/><text:alphabetical-index-mark-start text:id="IMark105126776"/>Time<text:alphabetical-index-mark-end text:id="IMark105126776"/><text:alphabetical-index-mark-end text:id="IMark111682520"/><text:alphabetical-index-mark-end text:id="IMark111740952"/><text:alphabetical-index-mark-end text:id="IMark111649656"/><text:alphabetical-index-mark-end text:id="IMark111769048"/><text:alphabetical-index-mark-end text:id="IMark111697976"/><text:alphabetical-index-mark-end text:id="IMark110633944"/><text:alphabetical-index-mark-end text:id="IMark111578584"/> <text:alphabetical-index-mark-start text:id="IMark111817080"/><text:alphabetical-index-mark-start text:id="IMark109713208"/><text:alphabetical-index-mark-start text:id="IMark111586168"/><text:alphabetical-index-mark-start text:id="IMark111588696"/>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913928"/>block<text:alphabetical-index-mark-end text:id="IMark111913928"/><text:alphabetical-index-mark-end text:id="IMark108866936"/><text:alphabetical-index-mark-end text:id="IMark106114856"/><text:alphabetical-index-mark-end text:id="IMark111679992"/><text:alphabetical-index-mark-end text:id="IMark111598808"/><text:alphabetical-index-mark-end text:id="IMark111588696"/><text:alphabetical-index-mark-end text:id="IMark111586168"/><text:alphabetical-index-mark-end text:id="IMark109713208"/><text:alphabetical-index-mark-end text:id="IMark111817080"/>.</text:p>
      <text:p text:style-name="P12"/>
      <text:p text:style-name="P12"/>
      <text:h text:style-name="Heading_20_2" text:outline-level="2"><text:bookmark-start text:name="__RefHeading___Toc767_180202276"/>2.2. <text:alphabetical-index-mark-start text:id="IMark106277512"/><text:alphabetical-index-mark-start text:id="IMark109416824"/><text:alphabetical-index-mark-start text:id="IMark104292904"/><text:alphabetical-index-mark-start text:id="IMark111875512"/><text:alphabetical-index-mark-start text:id="IMark111812024"/><text:alphabetical-index-mark-start text:id="IMark111886280"/>Caveat<text:alphabetical-index-mark-end text:id="IMark111886280"/><text:alphabetical-index-mark-end text:id="IMark111812024"/><text:alphabetical-index-mark-end text:id="IMark111875512"/><text:alphabetical-index-mark-end text:id="IMark104292904"/><text:alphabetical-index-mark-end text:id="IMark109416824"/><text:alphabetical-index-mark-end text:id="IMark106277512"/>s.<text:bookmark-end text:name="__RefHeading___Toc767_180202276"/></text:h>
      <text:p text:style-name="P12"/>
      <text:p text:style-name="P12">You should be aware of:</text:p>
      <text:p text:style-name="P12"/>
      <text:h text:style-name="Heading_20_3" text:outline-level="3"><text:bookmark-start text:name="__RefHeading___Toc769_180202276"/>2.<text:span text:style-name="T131">2</text:span>.1. <text:alphabetical-index-mark-start text:id="IMark102011176"/><text:alphabetical-index-mark-start text:id="IMark111637016"/><text:alphabetical-index-mark-start text:id="IMark111710616"/><text:alphabetical-index-mark-start text:id="IMark111746008"/>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54712"/><text:alphabetical-index-mark-start text:id="IMark102017832"/><text:alphabetical-index-mark-start text:id="IMark109978376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04980664"/>Sample<text:alphabetical-index-mark-end text:id="IMark104980664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9978376"/><text:alphabetical-index-mark-end text:id="IMark102017832"/><text:alphabetical-index-mark-end text:id="IMark111654712"/><text:alphabetical-index-mark-end text:id="IMark111818280"/><text:alphabetical-index-mark-end text:id="IMark105030744"/><text:alphabetical-index-mark-end text:id="IMark111657240"/><text:alphabetical-index-mark-end text:id="IMark110992888"/><text:alphabetical-index-mark-end text:id="IMark111746008"/><text:alphabetical-index-mark-end text:id="IMark111710616"/><text:alphabetical-index-mark-end text:id="IMark111637016"/><text:alphabetical-index-mark-end text:id="IMark102011176"/>s per <text:alphabetical-index-mark-start text:id="IMark107814824"/><text:alphabetical-index-mark-start text:id="IMark111659768"/><text:alphabetical-index-mark-start text:id="IMark111842648"/><text:alphabetical-index-mark-start text:id="IMark111644600"/><text:alphabetical-index-mark-start text:id="IMark111715672"/><text:alphabetical-index-mark-start text:id="IMark111751976"/>AB<text:alphabetical-index-mark-end text:id="IMark111751976"/><text:alphabetical-index-mark-end text:id="IMark111715672"/><text:alphabetical-index-mark-end text:id="IMark111644600"/><text:alphabetical-index-mark-end text:id="IMark111842648"/><text:alphabetical-index-mark-end text:id="IMark111659768"/><text:alphabetical-index-mark-end text:id="IMark107814824"/>.<text:bookmark-end text:name="__RefHeading___Toc769_180202276"/></text:h>
      <text:p text:style-name="P12"/>
      <text:p text:style-name="P12">The <text:alphabetical-index-mark-start text:id="IMark111626904"/><text:alphabetical-index-mark-start text:id="IMark109713208"/><text:alphabetical-index-mark-start text:id="IMark111817080"/><text:alphabetical-index-mark-start text:id="IMark111586168"/><text:alphabetical-index-mark-start text:id="IMark111588696"/><text:alphabetical-index-mark-start text:id="IMark111598808"/><text:alphabetical-index-mark-start text:id="IMark111679992"/><text:alphabetical-index-mark-start text:id="IMark106114856"/><text:alphabetical-index-mark-start text:id="IMark108866936"/>number<text:alphabetical-index-mark-end text:id="IMark108866936"/><text:alphabetical-index-mark-end text:id="IMark106114856"/><text:alphabetical-index-mark-end text:id="IMark111679992"/><text:alphabetical-index-mark-end text:id="IMark111598808"/><text:alphabetical-index-mark-end text:id="IMark111588696"/><text:alphabetical-index-mark-end text:id="IMark111586168"/><text:alphabetical-index-mark-end text:id="IMark111817080"/><text:alphabetical-index-mark-end text:id="IMark109713208"/><text:alphabetical-index-mark-end text:id="IMark111626904"/> of <text:alphabetical-index-mark-start text:id="IMark111913928"/>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11649656"/><text:alphabetical-index-mark-start text:id="IMark111740952"/><text:alphabetical-index-mark-start text:id="IMark111682520"/><text:alphabetical-index-mark-start text:id="IMark105126776"/><text:alphabetical-index-mark-start text:id="IMark111611448"/><text:alphabetical-index-mark-start text:id="IMark105581080"/><text:alphabetical-index-mark-start text:id="IMark103587448"/><text:alphabetical-index-mark-start text:id="IMark111581112"/><text:alphabetical-index-mark-start text:id="IMark111667352"/><text:alphabetical-index-mark-start text:id="IMark110550968"/><text:alphabetical-index-mark-start text:id="IMark107479416"/><text:alphabetical-index-mark-start text:id="IMark111332120"/>sample<text:alphabetical-index-mark-end text:id="IMark111332120"/><text:alphabetical-index-mark-end text:id="IMark107479416"/><text:alphabetical-index-mark-end text:id="IMark110550968"/><text:alphabetical-index-mark-end text:id="IMark111667352"/><text:alphabetical-index-mark-end text:id="IMark111581112"/><text:alphabetical-index-mark-end text:id="IMark103587448"/><text:alphabetical-index-mark-end text:id="IMark105581080"/><text:alphabetical-index-mark-end text:id="IMark111611448"/><text:alphabetical-index-mark-end text:id="IMark105126776"/><text:alphabetical-index-mark-end text:id="IMark111682520"/><text:alphabetical-index-mark-end text:id="IMark111740952"/><text:alphabetical-index-mark-end text:id="IMark111649656"/><text:alphabetical-index-mark-end text:id="IMark111769048"/><text:alphabetical-index-mark-end text:id="IMark111697976"/><text:alphabetical-index-mark-end text:id="IMark110633944"/><text:alphabetical-index-mark-end text:id="IMark111578584"/><text:alphabetical-index-mark-end text:id="IMark111913928"/>s per <text:alphabetical-index-mark-start text:id="IMark111865400"/><text:alphabetical-index-mark-start text:id="IMark107617256"/><text:alphabetical-index-mark-start text:id="IMark111751064"/><text:alphabetical-index-mark-start text:id="IMark111766520"/><text:alphabetical-index-mark-start text:id="IMark109416824"/><text:alphabetical-index-mark-start text:id="IMark106277512"/><text:alphabetical-index-mark-start text:id="IMark104292904"/><text:alphabetical-index-mark-start text:id="IMark111875512"/>address<text:alphabetical-index-mark-end text:id="IMark111875512"/><text:alphabetical-index-mark-end text:id="IMark104292904"/><text:alphabetical-index-mark-end text:id="IMark106277512"/><text:alphabetical-index-mark-end text:id="IMark109416824"/><text:alphabetical-index-mark-end text:id="IMark111766520"/><text:alphabetical-index-mark-end text:id="IMark111751064"/><text:alphabetical-index-mark-end text:id="IMark107617256"/><text:alphabetical-index-mark-end text:id="IMark111865400"/> <text:alphabetical-index-mark-start text:id="IMark111812024"/><text:alphabetical-index-mark-start text:id="IMark111886280"/><text:alphabetical-index-mark-start text:id="IMark111662296"/><text:alphabetical-index-mark-start text:id="IMark110084632"/><text:alphabetical-index-mark-start text:id="IMark111613976"/><text:alphabetical-index-mark-start text:id="IMark111583640"/><text:alphabetical-index-mark-start text:id="IMark111862152"/><text:alphabetical-index-mark-start text:id="IMark107546888"/><text:alphabetical-index-mark-start text:id="IMark111674936"/>block<text:alphabetical-index-mark-end text:id="IMark111674936"/><text:alphabetical-index-mark-end text:id="IMark107546888"/><text:alphabetical-index-mark-end text:id="IMark111862152"/><text:alphabetical-index-mark-end text:id="IMark111583640"/><text:alphabetical-index-mark-end text:id="IMark111613976"/><text:alphabetical-index-mark-end text:id="IMark110084632"/><text:alphabetical-index-mark-end text:id="IMark111662296"/><text:alphabetical-index-mark-end text:id="IMark111886280"/><text:alphabetical-index-mark-end text:id="IMark111812024"/> might be not be the same in all <text:alphabetical-index-mark-start text:id="IMark111720728"/><text:alphabetical-index-mark-start text:id="IMark111659768"/><text:alphabetical-index-mark-start text:id="IMark107814824"/><text:alphabetical-index-mark-start text:id="IMark111842648"/><text:alphabetical-index-mark-start text:id="IMark111644600"/><text:alphabetical-index-mark-start text:id="IMark111715672"/><text:alphabetical-index-mark-start text:id="IMark111751976"/><text:alphabetical-index-mark-start text:id="IMark102011176"/>cases<text:alphabetical-index-mark-end text:id="IMark102011176"/><text:alphabetical-index-mark-end text:id="IMark111751976"/><text:alphabetical-index-mark-end text:id="IMark111715672"/><text:alphabetical-index-mark-end text:id="IMark111644600"/><text:alphabetical-index-mark-end text:id="IMark111842648"/><text:alphabetical-index-mark-end text:id="IMark107814824"/><text:alphabetical-index-mark-end text:id="IMark111659768"/><text:alphabetical-index-mark-end text:id="IMark111720728"/>, <text:span text:style-name="T36">but in all </text:span><text:alphabetical-index-mark-start text:id="IMark111637016"/><text:alphabetical-index-mark-start text:id="IMark111710616"/><text:alphabetical-index-mark-start text:id="IMark111746008"/>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54712"/><text:span text:style-name="T36">cases</text:span><text:alphabetical-index-mark-end text:id="IMark111654712"/><text:alphabetical-index-mark-end text:id="IMark111818280"/><text:alphabetical-index-mark-end text:id="IMark105030744"/><text:alphabetical-index-mark-end text:id="IMark111657240"/><text:alphabetical-index-mark-end text:id="IMark110992888"/><text:alphabetical-index-mark-end text:id="IMark111746008"/><text:alphabetical-index-mark-end text:id="IMark111710616"/><text:alphabetical-index-mark-end text:id="IMark111637016"/><text:span text:style-name="T36"> the </text:span><text:alphabetical-index-mark-start text:id="IMark102017832"/><text:alphabetical-index-mark-start text:id="IMark109978376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04980664"/><text:alphabetical-index-mark-start text:id="IMark88541048"/><text:span text:style-name="T36">number</text:span><text:alphabetical-index-mark-end text:id="IMark88541048"/><text:alphabetical-index-mark-end text:id="IMark104980664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9978376"/><text:alphabetical-index-mark-end text:id="IMark102017832"/><text:span text:style-name="T36"> of </text:span><text:alphabetical-index-mark-start text:id="IMark63074888"/><text:alphabetical-index-mark-start text:id="IMark107437752"/><text:alphabetical-index-mark-start text:id="IMark107436248"/><text:alphabetical-index-mark-start text:id="IMark107434744"/><text:alphabetical-index-mark-start text:id="IMark107428216"/><text:alphabetical-index-mark-start text:id="IMark107389400"/><text:alphabetical-index-mark-start text:id="IMark107387896"/><text:alphabetical-index-mark-start text:id="IMark107386392"/><text:alphabetical-index-mark-start text:id="IMark107380040"/><text:alphabetical-index-mark-start text:id="IMark107378536"/><text:alphabetical-index-mark-start text:id="IMark107331320"/><text:alphabetical-index-mark-start text:id="IMark107329816"/><text:alphabetical-index-mark-start text:id="IMark107328312"/><text:alphabetical-index-mark-start text:id="IMark107333976"/><text:alphabetical-index-mark-start text:id="IMark104871224"/><text:alphabetical-index-mark-start text:id="IMark104814888"/><text:alphabetical-index-mark-start text:id="IMark104816216"/><text:span text:style-name="T36">sample</text:span><text:alphabetical-index-mark-end text:id="IMark104816216"/><text:alphabetical-index-mark-end text:id="IMark104814888"/><text:alphabetical-index-mark-end text:id="IMark104871224"/><text:alphabetical-index-mark-end text:id="IMark107333976"/><text:alphabetical-index-mark-end text:id="IMark107328312"/><text:alphabetical-index-mark-end text:id="IMark107329816"/><text:alphabetical-index-mark-end text:id="IMark107331320"/><text:alphabetical-index-mark-end text:id="IMark107378536"/><text:alphabetical-index-mark-end text:id="IMark107380040"/><text:alphabetical-index-mark-end text:id="IMark107386392"/><text:alphabetical-index-mark-end text:id="IMark107387896"/><text:alphabetical-index-mark-end text:id="IMark107389400"/><text:alphabetical-index-mark-end text:id="IMark107428216"/><text:alphabetical-index-mark-end text:id="IMark107434744"/><text:alphabetical-index-mark-end text:id="IMark107436248"/><text:alphabetical-index-mark-end text:id="IMark107437752"/><text:alphabetical-index-mark-end text:id="IMark63074888"/><text:span text:style-name="T36">s performed is high enough to be </text:span><text:alphabetical-index-mark-start text:id="IMark103934664"/><text:alphabetical-index-mark-start text:id="IMark103935960"/><text:alphabetical-index-mark-start text:id="IMark103937288"/><text:alphabetical-index-mark-start text:id="IMark108110408"/><text:alphabetical-index-mark-start text:id="IMark108112200"/><text:alphabetical-index-mark-start text:id="IMark108113528"/><text:alphabetical-index-mark-start text:id="IMark108105944"/><text:alphabetical-index-mark-start text:id="IMark108107240"/><text:alphabetical-index-mark-start text:id="IMark108108568"/><text:span text:style-name="T36">statistic</text:span><text:alphabetical-index-mark-end text:id="IMark108108568"/><text:alphabetical-index-mark-end text:id="IMark108107240"/><text:alphabetical-index-mark-end text:id="IMark108105944"/><text:alphabetical-index-mark-end text:id="IMark108113528"/><text:alphabetical-index-mark-end text:id="IMark108112200"/><text:alphabetical-index-mark-end text:id="IMark108110408"/><text:alphabetical-index-mark-end text:id="IMark103937288"/><text:alphabetical-index-mark-end text:id="IMark103935960"/><text:alphabetical-index-mark-end text:id="IMark103934664"/><text:span text:style-name="T36">ally </text:span><text:alphabetical-index-mark-start text:id="IMark104970648"/><text:alphabetical-index-mark-start text:id="IMark107991112"/><text:alphabetical-index-mark-start text:id="IMark107992440"/><text:alphabetical-index-mark-start text:id="IMark107993768"/><text:alphabetical-index-mark-start text:id="IMark106803384"/><text:alphabetical-index-mark-start text:id="IMark106804712"/><text:alphabetical-index-mark-start text:id="IMark106806040"/><text:alphabetical-index-mark-start text:id="IMark106807368"/><text:span text:style-name="T36">significant</text:span><text:alphabetical-index-mark-end text:id="IMark106807368"/><text:alphabetical-index-mark-end text:id="IMark106806040"/><text:alphabetical-index-mark-end text:id="IMark106804712"/><text:alphabetical-index-mark-end text:id="IMark106803384"/><text:alphabetical-index-mark-end text:id="IMark107993768"/><text:alphabetical-index-mark-end text:id="IMark107992440"/><text:alphabetical-index-mark-end text:id="IMark107991112"/><text:alphabetical-index-mark-end text:id="IMark104970648"/>.</text:p>
      <text:p text:style-name="P12"><text:soft-page-break/></text:p>
      <text:p text:style-name="P12"/>
      <text:h text:style-name="Heading_20_3" text:outline-level="3"><text:bookmark-start text:name="__RefHeading___Toc771_180202276"/>2.<text:span text:style-name="T131">2</text:span>.2. <text:alphabetical-index-mark-start text:id="IMark111715672"/><text:alphabetical-index-mark-start text:id="IMark111812024"/><text:alphabetical-index-mark-start text:id="IMark111886280"/><text:alphabetical-index-mark-start text:id="IMark111662296"/><text:alphabetical-index-mark-start text:id="IMark110084632"/><text:alphabetical-index-mark-start text:id="IMark111613976"/><text:alphabetical-index-mark-start text:id="IMark111583640"/><text:alphabetical-index-mark-start text:id="IMark111862152"/><text:alphabetical-index-mark-start text:id="IMark107546888"/><text:alphabetical-index-mark-start text:id="IMark111674936"/><text:alphabetical-index-mark-start text:id="IMark111865400"/><text:alphabetical-index-mark-start text:id="IMark107617256"/><text:alphabetical-index-mark-start text:id="IMark111751064"/><text:alphabetical-index-mark-start text:id="IMark111766520"/><text:alphabetical-index-mark-start text:id="IMark109416824"/><text:alphabetical-index-mark-start text:id="IMark106277512"/><text:alphabetical-index-mark-start text:id="IMark104292904"/>Sample<text:alphabetical-index-mark-end text:id="IMark104292904"/><text:alphabetical-index-mark-end text:id="IMark106277512"/><text:alphabetical-index-mark-end text:id="IMark109416824"/><text:alphabetical-index-mark-end text:id="IMark111766520"/><text:alphabetical-index-mark-end text:id="IMark111751064"/><text:alphabetical-index-mark-end text:id="IMark107617256"/><text:alphabetical-index-mark-end text:id="IMark111865400"/><text:alphabetical-index-mark-end text:id="IMark111674936"/><text:alphabetical-index-mark-end text:id="IMark107546888"/><text:alphabetical-index-mark-end text:id="IMark111862152"/><text:alphabetical-index-mark-end text:id="IMark111583640"/><text:alphabetical-index-mark-end text:id="IMark111613976"/><text:alphabetical-index-mark-end text:id="IMark110084632"/><text:alphabetical-index-mark-end text:id="IMark111662296"/><text:alphabetical-index-mark-end text:id="IMark111886280"/><text:alphabetical-index-mark-end text:id="IMark111812024"/><text:alphabetical-index-mark-end text:id="IMark111715672"/>s per <text:alphabetical-index-mark-start text:id="IMark111875512"/><text:alphabetical-index-mark-start text:id="IMark111913928"/><text:alphabetical-index-mark-start text:id="IMark111578584"/><text:alphabetical-index-mark-start text:id="IMark110633944"/><text:alphabetical-index-mark-start text:id="IMark111697976"/><text:alphabetical-index-mark-start text:id="IMark111769048"/>TB<text:alphabetical-index-mark-end text:id="IMark111769048"/><text:alphabetical-index-mark-end text:id="IMark111697976"/><text:alphabetical-index-mark-end text:id="IMark110633944"/><text:alphabetical-index-mark-end text:id="IMark111578584"/><text:alphabetical-index-mark-end text:id="IMark111913928"/><text:alphabetical-index-mark-end text:id="IMark111875512"/>.<text:bookmark-end text:name="__RefHeading___Toc771_180202276"/></text:h>
      <text:p text:style-name="P12"/>
      <text:p text:style-name="P14">The <text:alphabetical-index-mark-start text:id="IMark111682520"/><text:alphabetical-index-mark-start text:id="IMark105126776"/><text:alphabetical-index-mark-start text:id="IMark111611448"/><text:alphabetical-index-mark-start text:id="IMark105581080"/><text:alphabetical-index-mark-start text:id="IMark103587448"/><text:alphabetical-index-mark-start text:id="IMark111581112"/><text:alphabetical-index-mark-start text:id="IMark111667352"/><text:alphabetical-index-mark-start text:id="IMark110550968"/><text:alphabetical-index-mark-start text:id="IMark107479416"/>number<text:alphabetical-index-mark-end text:id="IMark107479416"/><text:alphabetical-index-mark-end text:id="IMark110550968"/><text:alphabetical-index-mark-end text:id="IMark111667352"/><text:alphabetical-index-mark-end text:id="IMark111581112"/><text:alphabetical-index-mark-end text:id="IMark103587448"/><text:alphabetical-index-mark-end text:id="IMark105581080"/><text:alphabetical-index-mark-end text:id="IMark111611448"/><text:alphabetical-index-mark-end text:id="IMark105126776"/><text:alphabetical-index-mark-end text:id="IMark111682520"/> of <text:alphabetical-index-mark-start text:id="IMark111332120"/><text:alphabetical-index-mark-start text:id="IMark111626904"/><text:alphabetical-index-mark-start text:id="IMark109713208"/><text:alphabetical-index-mark-start text:id="IMark111817080"/><text:alphabetical-index-mark-start text:id="IMark111586168"/><text:alphabetical-index-mark-start text:id="IMark111588696"/>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11746008"/><text:alphabetical-index-mark-start text:id="IMark110992888"/><text:alphabetical-index-mark-start text:id="IMark111657240"/><text:alphabetical-index-mark-start text:id="IMark105030744"/><text:alphabetical-index-mark-start text:id="IMark111818280"/>sample<text:alphabetical-index-mark-end text:id="IMark111818280"/><text:alphabetical-index-mark-end text:id="IMark105030744"/><text:alphabetical-index-mark-end text:id="IMark111657240"/><text:alphabetical-index-mark-end text:id="IMark110992888"/><text:alphabetical-index-mark-end text:id="IMark111746008"/>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alphabetical-index-mark-end text:id="IMark111598808"/><text:alphabetical-index-mark-end text:id="IMark111588696"/><text:alphabetical-index-mark-end text:id="IMark111586168"/><text:alphabetical-index-mark-end text:id="IMark111817080"/><text:alphabetical-index-mark-end text:id="IMark109713208"/><text:alphabetical-index-mark-end text:id="IMark111626904"/><text:alphabetical-index-mark-end text:id="IMark111332120"/>s per <text:alphabetical-index-mark-start text:id="IMark111654712"/><text:alphabetical-index-mark-start text:id="IMark102017832"/><text:alphabetical-index-mark-start text:id="IMark109978376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time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9978376"/><text:alphabetical-index-mark-end text:id="IMark102017832"/><text:alphabetical-index-mark-end text:id="IMark111654712"/> <text:alphabetical-index-mark-start text:id="IMark104980664"/><text:alphabetical-index-mark-start text:id="IMark88541048"/><text:alphabetical-index-mark-start text:id="IMark63074888"/><text:alphabetical-index-mark-start text:id="IMark111720728"/><text:alphabetical-index-mark-start text:id="IMark107814824"/><text:alphabetical-index-mark-start text:id="IMark111659768"/><text:alphabetical-index-mark-start text:id="IMark111644600"/><text:alphabetical-index-mark-start text:id="IMark111842648"/><text:alphabetical-index-mark-start text:id="IMark102011176"/>block<text:alphabetical-index-mark-end text:id="IMark102011176"/><text:alphabetical-index-mark-end text:id="IMark111842648"/><text:alphabetical-index-mark-end text:id="IMark111644600"/><text:alphabetical-index-mark-end text:id="IMark111659768"/><text:alphabetical-index-mark-end text:id="IMark107814824"/><text:alphabetical-index-mark-end text:id="IMark111720728"/><text:alphabetical-index-mark-end text:id="IMark63074888"/><text:alphabetical-index-mark-end text:id="IMark88541048"/><text:alphabetical-index-mark-end text:id="IMark104980664"/> might not be the same in all <text:alphabetical-index-mark-start text:id="IMark109372824"/><text:alphabetical-index-mark-start text:id="IMark111751976"/><text:alphabetical-index-mark-start text:id="IMark111913928"/><text:alphabetical-index-mark-start text:id="IMark111875512"/><text:alphabetical-index-mark-start text:id="IMark111578584"/><text:alphabetical-index-mark-start text:id="IMark110633944"/><text:alphabetical-index-mark-start text:id="IMark111697976"/><text:alphabetical-index-mark-start text:id="IMark111769048"/>cases<text:alphabetical-index-mark-end text:id="IMark111769048"/><text:alphabetical-index-mark-end text:id="IMark111697976"/><text:alphabetical-index-mark-end text:id="IMark110633944"/><text:alphabetical-index-mark-end text:id="IMark111578584"/><text:alphabetical-index-mark-end text:id="IMark111875512"/><text:alphabetical-index-mark-end text:id="IMark111913928"/><text:alphabetical-index-mark-end text:id="IMark111751976"/><text:alphabetical-index-mark-end text:id="IMark109372824"/>. Since this <text:alphabetical-index-mark-start text:id="IMark111715672"/><text:alphabetical-index-mark-start text:id="IMark111812024"/><text:alphabetical-index-mark-start text:id="IMark111886280"/><text:alphabetical-index-mark-start text:id="IMark111662296"/><text:alphabetical-index-mark-start text:id="IMark110084632"/><text:alphabetical-index-mark-start text:id="IMark111613976"/><text:alphabetical-index-mark-start text:id="IMark111583640"/><text:alphabetical-index-mark-start text:id="IMark111862152"/><text:alphabetical-index-mark-start text:id="IMark107546888"/>data<text:alphabetical-index-mark-end text:id="IMark107546888"/><text:alphabetical-index-mark-end text:id="IMark111862152"/><text:alphabetical-index-mark-end text:id="IMark111583640"/><text:alphabetical-index-mark-end text:id="IMark111613976"/><text:alphabetical-index-mark-end text:id="IMark110084632"/><text:alphabetical-index-mark-end text:id="IMark111662296"/><text:alphabetical-index-mark-end text:id="IMark111886280"/><text:alphabetical-index-mark-end text:id="IMark111812024"/><text:alphabetical-index-mark-end text:id="IMark111715672"/> set is geared among other things, towards gather <text:alphabetical-index-mark-start text:id="IMark111674936"/><text:alphabetical-index-mark-start text:id="IMark111865400"/><text:alphabetical-index-mark-start text:id="IMark107617256"/><text:alphabetical-index-mark-start text:id="IMark111751064"/><text:alphabetical-index-mark-start text:id="IMark111766520"/><text:alphabetical-index-mark-start text:id="IMark109416824"/><text:alphabetical-index-mark-start text:id="IMark106277512"/><text:alphabetical-index-mark-start text:id="IMark104292904"/>in<text:alphabetical-index-mark-start text:id="IMark111050024"/><text:alphabetical-index-mark-start text:id="IMark111740952"/><text:alphabetical-index-mark-start text:id="IMark111649656"/><text:alphabetical-index-mark-start text:id="IMark107331320"/><text:alphabetical-index-mark-start text:id="IMark107328312"/><text:alphabetical-index-mark-start text:id="IMark103934280"/><text:alphabetical-index-mark-start text:id="IMark104968760"/><text:alphabetical-index-mark-start text:id="IMark104967256"/>format<text:alphabetical-index-mark-end text:id="IMark104967256"/><text:alphabetical-index-mark-end text:id="IMark104968760"/><text:alphabetical-index-mark-end text:id="IMark103934280"/><text:alphabetical-index-mark-end text:id="IMark107328312"/><text:alphabetical-index-mark-end text:id="IMark107331320"/><text:alphabetical-index-mark-end text:id="IMark111649656"/><text:alphabetical-index-mark-end text:id="IMark111740952"/><text:alphabetical-index-mark-end text:id="IMark111050024"/>ion<text:alphabetical-index-mark-end text:id="IMark104292904"/><text:alphabetical-index-mark-end text:id="IMark106277512"/><text:alphabetical-index-mark-end text:id="IMark109416824"/><text:alphabetical-index-mark-end text:id="IMark111766520"/><text:alphabetical-index-mark-end text:id="IMark111751064"/><text:alphabetical-index-mark-end text:id="IMark107617256"/><text:alphabetical-index-mark-end text:id="IMark111865400"/><text:alphabetical-index-mark-end text:id="IMark111674936"/> on <text:alphabetical-index-mark-start text:id="IMark105937480"/><text:alphabetical-index-mark-start text:id="IMark105935976"/><text:alphabetical-index-mark-start text:id="IMark104970264"/><text:alphabetical-index-mark-start text:id="IMark109527432"/><text:alphabetical-index-mark-start text:id="IMark109525928"/><text:alphabetical-index-mark-start text:id="IMark107852408"/><text:alphabetical-index-mark-start text:id="IMark107850904"/><text:alphabetical-index-mark-start text:id="IMark107721288"/><text:alphabetical-index-mark-start text:id="IMark111404120"/>pedestrian<text:alphabetical-index-mark-end text:id="IMark111404120"/><text:alphabetical-index-mark-end text:id="IMark107721288"/><text:alphabetical-index-mark-end text:id="IMark107850904"/><text:alphabetical-index-mark-end text:id="IMark107852408"/><text:alphabetical-index-mark-end text:id="IMark109525928"/><text:alphabetical-index-mark-end text:id="IMark109527432"/><text:alphabetical-index-mark-end text:id="IMark104970264"/><text:alphabetical-index-mark-end text:id="IMark105935976"/><text:alphabetical-index-mark-end text:id="IMark105937480"/> <text:alphabetical-index-mark-start text:id="IMark111401112"/><text:alphabetical-index-mark-start text:id="IMark109259320"/><text:alphabetical-index-mark-start text:id="IMark110036504"/><text:alphabetical-index-mark-start text:id="IMark109634248"/><text:alphabetical-index-mark-start text:id="IMark107434744"/>traffic<text:alphabetical-index-mark-end text:id="IMark107434744"/><text:alphabetical-index-mark-end text:id="IMark109634248"/><text:alphabetical-index-mark-end text:id="IMark110036504"/><text:alphabetical-index-mark-end text:id="IMark109259320"/><text:alphabetical-index-mark-end text:id="IMark111401112"/> in relation to the <text:alphabetical-index-mark-start text:id="IMark106183704"/><text:alphabetical-index-mark-start text:id="IMark106186712"/><text:alphabetical-index-mark-start text:id="IMark107432664"/><text:alphabetical-index-mark-start text:id="IMark107473464"/><text:alphabetical-index-mark-start text:id="IMark104864632"/><text:alphabetical-index-mark-start text:id="IMark102050648"/><text:alphabetical-index-mark-start text:id="IMark107994792"/><text:alphabetical-index-mark-start text:id="IMark110660776"/><text:alphabetical-index-mark-start text:id="IMark104520232"/><text:alphabetical-index-mark-start text:id="IMark104521560"/><text:alphabetical-index-mark-start text:id="IMark104522888"/><text:alphabetical-index-mark-start text:id="IMark103547976"/><text:alphabetical-index-mark-start text:id="IMark103549304"/><text:alphabetical-index-mark-start text:id="IMark103550632"/><text:alphabetical-index-mark-start text:id="IMark103551960"/>co<text:alphabetical-index-mark-end text:id="IMark103551960"/><text:alphabetical-index-mark-end text:id="IMark103550632"/><text:alphabetical-index-mark-end text:id="IMark103549304"/><text:alphabetical-index-mark-end text:id="IMark103547976"/><text:alphabetical-index-mark-end text:id="IMark104522888"/><text:alphabetical-index-mark-end text:id="IMark104521560"/>mmercial<text:alphabetical-index-mark-end text:id="IMark104520232"/><text:alphabetical-index-mark-end text:id="IMark110660776"/><text:alphabetical-index-mark-end text:id="IMark107994792"/><text:alphabetical-index-mark-end text:id="IMark102050648"/><text:alphabetical-index-mark-end text:id="IMark104864632"/><text:alphabetical-index-mark-end text:id="IMark107473464"/><text:alphabetical-index-mark-end text:id="IMark107432664"/><text:alphabetical-index-mark-end text:id="IMark106186712"/><text:alphabetical-index-mark-end text:id="IMark106183704"/> <text:alphabetical-index-mark-start text:id="IMark110671544"/><text:alphabetical-index-mark-start text:id="IMark110672872"/><text:alphabetical-index-mark-start text:id="IMark110674200"/><text:alphabetical-index-mark-start text:id="IMark106444024"/><text:alphabetical-index-mark-start text:id="IMark106445352"/><text:alphabetical-index-mark-start text:id="IMark106446680"/><text:alphabetical-index-mark-start text:id="IMark106448008"/><text:alphabetical-index-mark-start text:id="IMark107480296"/><text:alphabetical-index-mark-start text:id="IMark107481624"/><text:alphabetical-index-mark-start text:id="IMark107482952"/><text:alphabetical-index-mark-start text:id="IMark111911064"/><text:alphabetical-index-mark-start text:id="IMark104489112"/><text:alphabetical-index-mark-start text:id="IMark104490440"/><text:alphabetical-index-mark-start text:id="IMark104491768"/>value<text:alphabetical-index-mark-end text:id="IMark104491768"/><text:alphabetical-index-mark-end text:id="IMark104490440"/><text:alphabetical-index-mark-end text:id="IMark104489112"/><text:alphabetical-index-mark-end text:id="IMark111911064"/><text:alphabetical-index-mark-end text:id="IMark107482952"/><text:alphabetical-index-mark-end text:id="IMark107481624"/><text:alphabetical-index-mark-end text:id="IMark107480296"/><text:alphabetical-index-mark-end text:id="IMark106448008"/><text:alphabetical-index-mark-end text:id="IMark106446680"/><text:alphabetical-index-mark-end text:id="IMark106445352"/><text:alphabetical-index-mark-end text:id="IMark106444024"/><text:alphabetical-index-mark-end text:id="IMark110674200"/><text:alphabetical-index-mark-end text:id="IMark110672872"/><text:alphabetical-index-mark-end text:id="IMark110671544"/> of different <text:alphabetical-index-mark-start text:id="IMark105576760"/><text:alphabetical-index-mark-start text:id="IMark104394936"/><text:alphabetical-index-mark-start text:id="IMark104396264"/><text:alphabetical-index-mark-start text:id="IMark104397592"/><text:alphabetical-index-mark-start text:id="IMark107809848"/><text:alphabetical-index-mark-start text:id="IMark103655688"/><text:alphabetical-index-mark-start text:id="IMark103657016"/><text:alphabetical-index-mark-start text:id="IMark103658344"/>address<text:alphabetical-index-mark-end text:id="IMark103658344"/><text:alphabetical-index-mark-end text:id="IMark103657016"/><text:alphabetical-index-mark-end text:id="IMark103655688"/><text:alphabetical-index-mark-end text:id="IMark107809848"/><text:alphabetical-index-mark-end text:id="IMark104397592"/><text:alphabetical-index-mark-end text:id="IMark104396264"/><text:alphabetical-index-mark-end text:id="IMark104394936"/><text:alphabetical-index-mark-end text:id="IMark105576760"/> <text:alphabetical-index-mark-start text:id="IMark105561576"/><text:alphabetical-index-mark-start text:id="IMark105562840"/><text:alphabetical-index-mark-start text:id="IMark109097032"/><text:alphabetical-index-mark-start text:id="IMark109098360"/><text:alphabetical-index-mark-start text:id="IMark109099688"/><text:alphabetical-index-mark-start text:id="IMark106567688"/><text:alphabetical-index-mark-start text:id="IMark108148104"/><text:alphabetical-index-mark-start text:id="IMark108149432"/><text:alphabetical-index-mark-start text:id="IMark108150760"/>block<text:alphabetical-index-mark-end text:id="IMark108150760"/><text:alphabetical-index-mark-end text:id="IMark108149432"/><text:alphabetical-index-mark-end text:id="IMark108148104"/><text:alphabetical-index-mark-end text:id="IMark106567688"/><text:alphabetical-index-mark-end text:id="IMark109099688"/><text:alphabetical-index-mark-end text:id="IMark109098360"/><text:alphabetical-index-mark-end text:id="IMark109097032"/><text:alphabetical-index-mark-end text:id="IMark105562840"/><text:alphabetical-index-mark-end text:id="IMark105561576"/>s <text:alphabetical-index-mark-start text:id="IMark107348488"/><text:alphabetical-index-mark-start text:id="IMark110902264"/><text:alphabetical-index-mark-start text:id="IMark110903592"/><text:alphabetical-index-mark-start text:id="IMark110904920"/><text:alphabetical-index-mark-start text:id="IMark110906248"/><text:alphabetical-index-mark-start text:id="IMark110978616"/><text:alphabetical-index-mark-start text:id="IMark110979912"/><text:alphabetical-index-mark-start text:id="IMark110981240"/><text:alphabetical-index-mark-start text:id="IMark110982568"/><text:alphabetical-index-mark-start text:id="IMark111022792"/><text:alphabetical-index-mark-start text:id="IMark111024120"/><text:alphabetical-index-mark-start text:id="IMark111025448"/><text:alphabetical-index-mark-start text:id="IMark109621240"/><text:alphabetical-index-mark-start text:id="IMark109622536"/><text:alphabetical-index-mark-start text:id="IMark109623864"/><text:alphabetical-index-mark-start text:id="IMark109625192"/><text:alphabetical-index-mark-start text:id="IMark107732328"/><text:span text:style-name="T34">sample</text:span><text:alphabetical-index-mark-end text:id="IMark107732328"/><text:alphabetical-index-mark-end text:id="IMark109625192"/><text:alphabetical-index-mark-end text:id="IMark109623864"/><text:alphabetical-index-mark-end text:id="IMark109622536"/><text:alphabetical-index-mark-end text:id="IMark109621240"/><text:alphabetical-index-mark-end text:id="IMark111025448"/><text:alphabetical-index-mark-end text:id="IMark111024120"/><text:alphabetical-index-mark-end text:id="IMark111022792"/><text:alphabetical-index-mark-end text:id="IMark110982568"/><text:alphabetical-index-mark-end text:id="IMark110981240"/><text:alphabetical-index-mark-end text:id="IMark110979912"/><text:alphabetical-index-mark-end text:id="IMark110978616"/><text:alphabetical-index-mark-end text:id="IMark110906248"/><text:alphabetical-index-mark-end text:id="IMark110904920"/><text:alphabetical-index-mark-end text:id="IMark110903592"/><text:alphabetical-index-mark-end text:id="IMark110902264"/><text:alphabetical-index-mark-end text:id="IMark107348488"/><text:span text:style-name="T34">s were mostly obtained </text:span>between 7:00 and 19:00 <text:alphabetical-index-mark-start text:id="IMark107736376"/><text:alphabetical-index-mark-start text:id="IMark110070120"/><text:alphabetical-index-mark-start text:id="IMark102989544"/><text:alphabetical-index-mark-start text:id="IMark102990872"/><text:alphabetical-index-mark-start text:id="IMark102992200"/><text:alphabetical-index-mark-start text:id="IMark102993528"/><text:alphabetical-index-mark-start text:id="IMark107691992"/><text:alphabetical-index-mark-start text:id="IMark107693320"/><text:span text:style-name="T34">hour</text:span><text:alphabetical-index-mark-end text:id="IMark107693320"/><text:alphabetical-index-mark-end text:id="IMark107691992"/><text:alphabetical-index-mark-end text:id="IMark102993528"/><text:alphabetical-index-mark-end text:id="IMark102992200"/><text:alphabetical-index-mark-end text:id="IMark102990872"/><text:alphabetical-index-mark-end text:id="IMark102989544"/><text:alphabetical-index-mark-end text:id="IMark110070120"/><text:alphabetical-index-mark-end text:id="IMark107736376"/><text:span text:style-name="T34">s</text:span>. </text:p>
      <text:p text:style-name="P14"/>
      <text:p text:style-name="P14"><text:span text:style-name="T34">However, in some </text:span><text:alphabetical-index-mark-start text:id="IMark111751064"/><text:alphabetical-index-mark-start text:id="IMark111766520"/><text:alphabetical-index-mark-start text:id="IMark109416824"/><text:alphabetical-index-mark-start text:id="IMark106277512"/><text:alphabetical-index-mark-start text:id="IMark104292904"/><text:alphabetical-index-mark-start text:id="IMark111050024"/><text:alphabetical-index-mark-start text:id="IMark111740952"/><text:alphabetical-index-mark-start text:id="IMark111649656"/><text:span text:style-name="T34">cases</text:span><text:alphabetical-index-mark-end text:id="IMark111649656"/><text:alphabetical-index-mark-end text:id="IMark111740952"/><text:alphabetical-index-mark-end text:id="IMark111050024"/><text:alphabetical-index-mark-end text:id="IMark104292904"/><text:alphabetical-index-mark-end text:id="IMark106277512"/><text:alphabetical-index-mark-end text:id="IMark109416824"/><text:alphabetical-index-mark-end text:id="IMark111766520"/><text:alphabetical-index-mark-end text:id="IMark111751064"/><text:span text:style-name="T34"> </text:span><text:alphabetical-index-mark-start text:id="IMark111715672"/><text:alphabetical-index-mark-start text:id="IMark111812024"/><text:alphabetical-index-mark-start text:id="IMark111886280"/><text:alphabetical-index-mark-start text:id="IMark111662296"/><text:alphabetical-index-mark-start text:id="IMark110084632"/><text:alphabetical-index-mark-start text:id="IMark111613976"/><text:alphabetical-index-mark-start text:id="IMark111583640"/><text:alphabetical-index-mark-start text:id="IMark111862152"/><text:span text:style-name="T34">night</text:span><text:alphabetical-index-mark-end text:id="IMark111862152"/><text:alphabetical-index-mark-end text:id="IMark111583640"/><text:alphabetical-index-mark-end text:id="IMark111613976"/><text:alphabetical-index-mark-end text:id="IMark110084632"/><text:alphabetical-index-mark-end text:id="IMark111662296"/><text:alphabetical-index-mark-end text:id="IMark111886280"/><text:alphabetical-index-mark-end text:id="IMark111812024"/><text:alphabetical-index-mark-end text:id="IMark111715672"/><text:span text:style-name="T34"> </text:span><text:alphabetical-index-mark-start text:id="IMark107546888"/><text:alphabetical-index-mark-start text:id="IMark109372824"/><text:alphabetical-index-mark-start text:id="IMark111751976"/><text:alphabetical-index-mark-start text:id="IMark111913928"/><text:alphabetical-index-mark-start text:id="IMark111875512"/><text:alphabetical-index-mark-start text:id="IMark111578584"/><text:alphabetical-index-mark-start text:id="IMark110633944"/><text:alphabetical-index-mark-start text:id="IMark111697976"/><text:span text:style-name="T34">hour</text:span><text:alphabetical-index-mark-end text:id="IMark111697976"/><text:alphabetical-index-mark-end text:id="IMark110633944"/><text:alphabetical-index-mark-end text:id="IMark111578584"/><text:alphabetical-index-mark-end text:id="IMark111875512"/><text:alphabetical-index-mark-end text:id="IMark111913928"/><text:alphabetical-index-mark-end text:id="IMark111751976"/><text:alphabetical-index-mark-end text:id="IMark109372824"/><text:alphabetical-index-mark-end text:id="IMark107546888"/><text:span text:style-name="T34">s might make a </text:span><text:alphabetical-index-mark-start text:id="IMark111769048"/><text:alphabetical-index-mark-start text:id="IMark104980664"/><text:alphabetical-index-mark-start text:id="IMark88541048"/><text:alphabetical-index-mark-start text:id="IMark63074888"/><text:alphabetical-index-mark-start text:id="IMark111720728"/><text:alphabetical-index-mark-start text:id="IMark107814824"/><text:alphabetical-index-mark-start text:id="IMark111659768"/><text:alphabetical-index-mark-start text:id="IMark111644600"/><text:span text:style-name="T34">difference</text:span><text:alphabetical-index-mark-end text:id="IMark111644600"/><text:alphabetical-index-mark-end text:id="IMark111659768"/><text:alphabetical-index-mark-end text:id="IMark107814824"/><text:alphabetical-index-mark-end text:id="IMark111720728"/><text:alphabetical-index-mark-end text:id="IMark63074888"/><text:alphabetical-index-mark-end text:id="IMark88541048"/><text:alphabetical-index-mark-end text:id="IMark104980664"/><text:alphabetical-index-mark-end text:id="IMark111769048"/><text:span text:style-name="T34">, so a few </text:span><text:alphabetical-index-mark-start text:id="IMark111842648"/><text:alphabetical-index-mark-start text:id="IMark102011176"/><text:alphabetical-index-mark-start text:id="IMark111654712"/><text:alphabetical-index-mark-start text:id="IMark102017832"/><text:alphabetical-index-mark-start text:id="IMark109978376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11332120"/><text:alphabetical-index-mark-start text:id="IMark111626904"/><text:alphabetical-index-mark-start text:id="IMark109713208"/><text:alphabetical-index-mark-start text:id="IMark111817080"/><text:alphabetical-index-mark-start text:id="IMark111586168"/><text:alphabetical-index-mark-start text:id="IMark111588696"/><text:alphabetical-index-mark-start text:id="IMark111598808"/><text:span text:style-name="T34">sample</text:span><text:alphabetical-index-mark-end text:id="IMark111598808"/><text:alphabetical-index-mark-end text:id="IMark111588696"/><text:alphabetical-index-mark-end text:id="IMark111586168"/><text:alphabetical-index-mark-end text:id="IMark111817080"/><text:alphabetical-index-mark-end text:id="IMark109713208"/><text:alphabetical-index-mark-end text:id="IMark111626904"/><text:alphabetical-index-mark-end text:id="IMark111332120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9978376"/><text:alphabetical-index-mark-end text:id="IMark102017832"/><text:alphabetical-index-mark-end text:id="IMark111654712"/><text:alphabetical-index-mark-end text:id="IMark102011176"/><text:alphabetical-index-mark-end text:id="IMark111842648"/><text:span text:style-name="T34">s were taken during </text:span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11746008"/><text:alphabetical-index-mark-start text:id="IMark110992888"/><text:span text:style-name="T34">night</text:span><text:alphabetical-index-mark-end text:id="IMark110992888"/><text:alphabetical-index-mark-end text:id="IMark111746008"/>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span text:style-name="T34"> </text:span><text:alphabetical-index-mark-start text:id="IMark111657240"/><text:alphabetical-index-mark-start text:id="IMark105030744"/><text:alphabetical-index-mark-start text:id="IMark111818280"/><text:alphabetical-index-mark-start text:id="IMark111682520"/><text:alphabetical-index-mark-start text:id="IMark105126776"/><text:alphabetical-index-mark-start text:id="IMark111611448"/><text:alphabetical-index-mark-start text:id="IMark105581080"/><text:span text:style-name="T34">hour</text:span><text:alphabetical-index-mark-end text:id="IMark105581080"/><text:alphabetical-index-mark-end text:id="IMark111611448"/><text:alphabetical-index-mark-end text:id="IMark105126776"/><text:alphabetical-index-mark-end text:id="IMark111682520"/><text:alphabetical-index-mark-end text:id="IMark111818280"/><text:alphabetical-index-mark-end text:id="IMark105030744"/><text:alphabetical-index-mark-end text:id="IMark111657240"/><text:span text:style-name="T34">s as well, when they imply </text:span><text:alphabetical-index-mark-start text:id="IMark103587448"/><text:alphabetical-index-mark-start text:id="IMark111581112"/><text:alphabetical-index-mark-start text:id="IMark111667352"/><text:alphabetical-index-mark-start text:id="IMark110550968"/><text:alphabetical-index-mark-start text:id="IMark107479416"/><text:alphabetical-index-mark-start text:id="IMark107736376"/><text:alphabetical-index-mark-start text:id="IMark111674936"/><text:alphabetical-index-mark-start text:id="IMark110660776"/><text:alphabetical-index-mark-start text:id="IMark107617256"/><text:alphabetical-index-mark-start text:id="IMark111865400"/><text:alphabetical-index-mark-start text:id="IMark103552248"/><text:alphabetical-index-mark-start text:id="IMark107731944"/><text:alphabetical-index-mark-start text:id="IMark107348104"/><text:alphabetical-index-mark-start text:id="IMark107346600"/><text:alphabetical-index-mark-start text:id="IMark107345096"/><text:alphabetical-index-mark-start text:id="IMark105651864"/><text:alphabetical-index-mark-start text:id="IMark105650360"/><text:alphabetical-index-mark-start text:id="IMark105648856"/><text:alphabetical-index-mark-start text:id="IMark105561192"/><text:alphabetical-index-mark-start text:id="IMark105559688"/><text:alphabetical-index-mark-start text:id="IMark108942488"/><text:span text:style-name="T34">bus</text:span><text:alphabetical-index-mark-end text:id="IMark108942488"/><text:alphabetical-index-mark-end text:id="IMark105559688"/><text:alphabetical-index-mark-end text:id="IMark105561192"/><text:alphabetical-index-mark-end text:id="IMark105648856"/><text:alphabetical-index-mark-end text:id="IMark105650360"/><text:alphabetical-index-mark-end text:id="IMark105651864"/><text:alphabetical-index-mark-end text:id="IMark107345096"/><text:alphabetical-index-mark-end text:id="IMark107346600"/><text:alphabetical-index-mark-end text:id="IMark107348104"/><text:alphabetical-index-mark-end text:id="IMark107731944"/><text:alphabetical-index-mark-end text:id="IMark103552248"/><text:alphabetical-index-mark-end text:id="IMark111865400"/><text:alphabetical-index-mark-end text:id="IMark107617256"/><text:alphabetical-index-mark-end text:id="IMark110660776"/><text:span text:style-name="T34">iness</text:span><text:alphabetical-index-mark-end text:id="IMark111674936"/><text:alphabetical-index-mark-end text:id="IMark107736376"/><text:alphabetical-index-mark-end text:id="IMark107479416"/><text:alphabetical-index-mark-end text:id="IMark110550968"/><text:alphabetical-index-mark-end text:id="IMark111667352"/><text:alphabetical-index-mark-end text:id="IMark111581112"/><text:alphabetical-index-mark-end text:id="IMark103587448"/><text:span text:style-name="T34"> activities.</text:span></text:p>
      <text:p text:style-name="P12"/>
      <text:p text:style-name="P12"/>
      <text:h text:style-name="Heading_20_3" text:outline-level="3"><text:bookmark-start text:name="__RefHeading___Toc773_180202276"/>2.<text:span text:style-name="T131">2</text:span>.3. <text:alphabetical-index-mark-start text:id="IMark111740952"/><text:alphabetical-index-mark-start text:id="IMark111715672"/><text:alphabetical-index-mark-start text:id="IMark111812024"/><text:alphabetical-index-mark-start text:id="IMark111886280"/><text:alphabetical-index-mark-start text:id="IMark111662296"/><text:alphabetical-index-mark-start text:id="IMark110084632"/><text:alphabetical-index-mark-start text:id="IMark111613976"/><text:alphabetical-index-mark-start text:id="IMark111583640"/>P<text:alphabetical-index-mark-start text:id="IMark111862152"/><text:alphabetical-index-mark-start text:id="IMark107546888"/><text:alphabetical-index-mark-start text:id="IMark109372824"/><text:alphabetical-index-mark-start text:id="IMark111751976"/><text:alphabetical-index-mark-start text:id="IMark111913928"/><text:alphabetical-index-mark-start text:id="IMark111875512"/>ro<text:alphabetical-index-mark-end text:id="IMark111875512"/><text:alphabetical-index-mark-end text:id="IMark111913928"/><text:alphabetical-index-mark-end text:id="IMark111751976"/><text:alphabetical-index-mark-end text:id="IMark109372824"/><text:alphabetical-index-mark-end text:id="IMark107546888"/><text:alphabetical-index-mark-end text:id="IMark111862152"/>perties<text:alphabetical-index-mark-end text:id="IMark111583640"/><text:alphabetical-index-mark-end text:id="IMark111613976"/><text:alphabetical-index-mark-end text:id="IMark110084632"/><text:alphabetical-index-mark-end text:id="IMark111662296"/><text:alphabetical-index-mark-end text:id="IMark111886280"/><text:alphabetical-index-mark-end text:id="IMark111812024"/><text:alphabetical-index-mark-end text:id="IMark111715672"/><text:alphabetical-index-mark-end text:id="IMark111740952"/> on 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04980664"/><text:alphabetical-index-mark-start text:id="IMark88541048"/>sale<text:alphabetical-index-mark-end text:id="IMark88541048"/><text:alphabetical-index-mark-end text:id="IMark104980664"/><text:alphabetical-index-mark-end text:id="IMark111769048"/><text:alphabetical-index-mark-end text:id="IMark111697976"/><text:alphabetical-index-mark-end text:id="IMark110633944"/><text:alphabetical-index-mark-end text:id="IMark111578584"/> per <text:alphabetical-index-mark-start text:id="IMark63074888"/><text:alphabetical-index-mark-start text:id="IMark111720728"/><text:alphabetical-index-mark-start text:id="IMark107814824"/><text:alphabetical-index-mark-start text:id="IMark111659768"/><text:alphabetical-index-mark-start text:id="IMark111644600"/><text:alphabetical-index-mark-start text:id="IMark111842648"/>AB<text:alphabetical-index-mark-end text:id="IMark111842648"/><text:alphabetical-index-mark-end text:id="IMark111644600"/><text:alphabetical-index-mark-end text:id="IMark111659768"/><text:alphabetical-index-mark-end text:id="IMark107814824"/><text:alphabetical-index-mark-end text:id="IMark111720728"/><text:alphabetical-index-mark-end text:id="IMark63074888"/>.<text:bookmark-end text:name="__RefHeading___Toc773_180202276"/></text:h>
      <text:p text:style-name="P16"/>
      <text:p text:style-name="P13">The <text:alphabetical-index-mark-start text:id="IMark102017832"/><text:alphabetical-index-mark-start text:id="IMark109978376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11332120"/><text:alphabetical-index-mark-start text:id="IMark111626904"/>number<text:alphabetical-index-mark-end text:id="IMark111626904"/><text:alphabetical-index-mark-end text:id="IMark111332120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9978376"/><text:alphabetical-index-mark-end text:id="IMark102017832"/> of <text:alphabetical-index-mark-start text:id="IMark109713208"/><text:alphabetical-index-mark-start text:id="IMark111817080"/><text:alphabetical-index-mark-start text:id="IMark111586168"/><text:alphabetical-index-mark-start text:id="IMark111588696"/>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11746008"/>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82520"/><text:alphabetical-index-mark-start text:id="IMark105126776"/>sample<text:alphabetical-index-mark-end text:id="IMark105126776"/><text:alphabetical-index-mark-end text:id="IMark111682520"/><text:alphabetical-index-mark-end text:id="IMark111818280"/><text:alphabetical-index-mark-end text:id="IMark105030744"/><text:alphabetical-index-mark-end text:id="IMark111657240"/><text:alphabetical-index-mark-end text:id="IMark110992888"/><text:alphabetical-index-mark-end text:id="IMark111746008"/>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alphabetical-index-mark-end text:id="IMark111598808"/><text:alphabetical-index-mark-end text:id="IMark111588696"/><text:alphabetical-index-mark-end text:id="IMark111586168"/><text:alphabetical-index-mark-end text:id="IMark111817080"/><text:alphabetical-index-mark-end text:id="IMark109713208"/><text:span text:style-name="T33">d </text:span><text:alphabetical-index-mark-start text:id="IMark111611448"/><text:alphabetical-index-mark-start text:id="IMark105581080"/><text:alphabetical-index-mark-start text:id="IMark110660776"/><text:alphabetical-index-mark-start text:id="IMark107617256"/><text:alphabetical-index-mark-start text:id="IMark111865400"/><text:alphabetical-index-mark-start text:id="IMark103552248"/><text:alphabetical-index-mark-start text:id="IMark103587448"/><text:alphabetical-index-mark-start text:id="IMark111581112"/><text:span text:style-name="T33">p</text:span><text:alphabetical-index-mark-start text:id="IMark111667352"/><text:alphabetical-index-mark-start text:id="IMark110550968"/><text:alphabetical-index-mark-start text:id="IMark107479416"/><text:alphabetical-index-mark-start text:id="IMark107736376"/><text:alphabetical-index-mark-start text:id="IMark111674936"/><text:alphabetical-index-mark-start text:id="IMark111766520"/><text:span text:style-name="T33">ro</text:span><text:alphabetical-index-mark-end text:id="IMark111766520"/><text:alphabetical-index-mark-end text:id="IMark111674936"/><text:alphabetical-index-mark-end text:id="IMark107736376"/><text:alphabetical-index-mark-end text:id="IMark107479416"/><text:alphabetical-index-mark-end text:id="IMark110550968"/><text:alphabetical-index-mark-end text:id="IMark111667352"/><text:span text:style-name="T33">perties</text:span><text:alphabetical-index-mark-end text:id="IMark111581112"/><text:alphabetical-index-mark-end text:id="IMark103587448"/><text:alphabetical-index-mark-end text:id="IMark103552248"/><text:alphabetical-index-mark-end text:id="IMark111865400"/><text:alphabetical-index-mark-end text:id="IMark107617256"/><text:alphabetical-index-mark-end text:id="IMark110660776"/><text:alphabetical-index-mark-end text:id="IMark105581080"/><text:alphabetical-index-mark-end text:id="IMark111611448"/><text:span text:style-name="T33"> on </text:span><text:alphabetical-index-mark-start text:id="IMark111751064"/><text:alphabetical-index-mark-start text:id="IMark106277512"/><text:alphabetical-index-mark-start text:id="IMark109416824"/><text:alphabetical-index-mark-start text:id="IMark111050024"/><text:alphabetical-index-mark-start text:id="IMark104292904"/><text:alphabetical-index-mark-start text:id="IMark105401272"/><text:span text:style-name="T33">sale</text:span><text:alphabetical-index-mark-end text:id="IMark105401272"/><text:alphabetical-index-mark-end text:id="IMark104292904"/><text:alphabetical-index-mark-end text:id="IMark111050024"/><text:alphabetical-index-mark-end text:id="IMark109416824"/><text:alphabetical-index-mark-end text:id="IMark106277512"/><text:alphabetical-index-mark-end text:id="IMark111751064"/> per <text:alphabetical-index-mark-start text:id="IMark106046424"/><text:alphabetical-index-mark-start text:id="IMark111649656"/><text:alphabetical-index-mark-start text:id="IMark111720728"/><text:alphabetical-index-mark-start text:id="IMark63074888"/><text:alphabetical-index-mark-start text:id="IMark107814824"/><text:alphabetical-index-mark-start text:id="IMark111659768"/><text:alphabetical-index-mark-start text:id="IMark111644600"/><text:alphabetical-index-mark-start text:id="IMark111842648"/><text:span text:style-name="T33">address</text:span><text:alphabetical-index-mark-end text:id="IMark111842648"/><text:alphabetical-index-mark-end text:id="IMark111644600"/><text:alphabetical-index-mark-end text:id="IMark111659768"/><text:alphabetical-index-mark-end text:id="IMark107814824"/><text:alphabetical-index-mark-end text:id="IMark63074888"/><text:alphabetical-index-mark-end text:id="IMark111720728"/><text:alphabetical-index-mark-end text:id="IMark111649656"/><text:alphabetical-index-mark-end text:id="IMark106046424"/> 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04980664"/><text:alphabetical-index-mark-start text:id="IMark88541048"/><text:alphabetical-index-mark-start text:id="IMark111740952"/><text:alphabetical-index-mark-start text:id="IMark111715672"/><text:alphabetical-index-mark-start text:id="IMark111812024"/>block<text:alphabetical-index-mark-end text:id="IMark111812024"/><text:alphabetical-index-mark-end text:id="IMark111715672"/><text:alphabetical-index-mark-end text:id="IMark111740952"/><text:alphabetical-index-mark-end text:id="IMark88541048"/><text:alphabetical-index-mark-end text:id="IMark104980664"/><text:alphabetical-index-mark-end text:id="IMark111769048"/><text:alphabetical-index-mark-end text:id="IMark111697976"/><text:alphabetical-index-mark-end text:id="IMark110633944"/><text:alphabetical-index-mark-end text:id="IMark111578584"/> might not be the same in all <text:alphabetical-index-mark-start text:id="IMark111886280"/><text:alphabetical-index-mark-start text:id="IMark111662296"/><text:alphabetical-index-mark-start text:id="IMark110084632"/><text:alphabetical-index-mark-start text:id="IMark111613976"/><text:alphabetical-index-mark-start text:id="IMark111583640"/><text:alphabetical-index-mark-start text:id="IMark111862152"/><text:alphabetical-index-mark-start text:id="IMark107546888"/><text:alphabetical-index-mark-start text:id="IMark109372824"/>cases<text:alphabetical-index-mark-end text:id="IMark109372824"/><text:alphabetical-index-mark-end text:id="IMark107546888"/><text:alphabetical-index-mark-end text:id="IMark111862152"/><text:alphabetical-index-mark-end text:id="IMark111583640"/><text:alphabetical-index-mark-end text:id="IMark111613976"/><text:alphabetical-index-mark-end text:id="IMark110084632"/><text:alphabetical-index-mark-end text:id="IMark111662296"/><text:alphabetical-index-mark-end text:id="IMark111886280"/>. <text:span text:style-name="T33">This is due to </text:span><text:alphabetical-index-mark-start text:id="IMark111751976"/><text:alphabetical-index-mark-start text:id="IMark111913928"/><text:alphabetical-index-mark-start text:id="IMark111875512"/><text:alphabetical-index-mark-start text:id="IMark111654712"/><text:alphabetical-index-mark-start text:id="IMark102011176"/><text:alphabetical-index-mark-start text:id="IMark103209032"/><text:alphabetical-index-mark-start text:id="IMark105979096"/><text:alphabetical-index-mark-start text:id="IMark105410376"/><text:span text:style-name="T33">market</text:span><text:alphabetical-index-mark-end text:id="IMark105410376"/><text:alphabetical-index-mark-end text:id="IMark105979096"/><text:alphabetical-index-mark-end text:id="IMark103209032"/><text:alphabetical-index-mark-end text:id="IMark102011176"/><text:alphabetical-index-mark-end text:id="IMark111654712"/><text:alphabetical-index-mark-end text:id="IMark111875512"/><text:alphabetical-index-mark-end text:id="IMark111913928"/><text:alphabetical-index-mark-end text:id="IMark111751976"/><text:span text:style-name="T33"> reasons and depends on the decision of owners, which its outs</text:span><text:alphabetical-index-mark-start text:id="IMark111431800"/><text:alphabetical-index-mark-start text:id="IMark109793192"/><text:alphabetical-index-mark-start text:id="IMark110415224"/><text:alphabetical-index-mark-start text:id="IMark107679768"/><text:alphabetical-index-mark-start text:id="IMark107348104"/><text:alphabetical-index-mark-start text:id="IMark107345096"/><text:span text:style-name="T33">id</text:span><text:alphabetical-index-mark-end text:id="IMark107345096"/><text:alphabetical-index-mark-end text:id="IMark107348104"/><text:alphabetical-index-mark-end text:id="IMark107679768"/><text:alphabetical-index-mark-end text:id="IMark110415224"/><text:alphabetical-index-mark-end text:id="IMark109793192"/><text:alphabetical-index-mark-end text:id="IMark111431800"/><text:span text:style-name="T33">e the </text:span><text:alphabetical-index-mark-start text:id="IMark105650360"/><text:alphabetical-index-mark-start text:id="IMark105561192"/><text:alphabetical-index-mark-start text:id="IMark108942488"/><text:alphabetical-index-mark-start text:id="IMark106804040"/><text:alphabetical-index-mark-start text:id="IMark108939480"/><text:alphabetical-index-mark-start text:id="IMark110411256"/><text:span text:style-name="T33">co</text:span><text:alphabetical-index-mark-end text:id="IMark110411256"/><text:alphabetical-index-mark-end text:id="IMark108939480"/><text:alphabetical-index-mark-end text:id="IMark106804040"/><text:alphabetical-index-mark-end text:id="IMark108942488"/><text:alphabetical-index-mark-end text:id="IMark105561192"/><text:alphabetical-index-mark-end text:id="IMark105650360"/><text:span text:style-name="T33">nt</text:span><text:alphabetical-index-mark-start text:id="IMark108828024"/><text:alphabetical-index-mark-start text:id="IMark110705608"/><text:alphabetical-index-mark-start text:id="IMark103654856"/><text:alphabetical-index-mark-start text:id="IMark107852408"/><text:alphabetical-index-mark-start text:id="IMark107434744"/><text:alphabetical-index-mark-start text:id="IMark106183704"/><text:span text:style-name="T33">ro</text:span><text:alphabetical-index-mark-end text:id="IMark106183704"/><text:alphabetical-index-mark-end text:id="IMark107434744"/><text:alphabetical-index-mark-end text:id="IMark107852408"/><text:alphabetical-index-mark-end text:id="IMark103654856"/><text:alphabetical-index-mark-end text:id="IMark110705608"/><text:alphabetical-index-mark-end text:id="IMark108828024"/><text:span text:style-name="T33">l possibilities of the authors of this work. </text:span></text:p>
      <text:p text:style-name="P13"/>
      <text:p text:style-name="P17">Simply put, it might be possible to find one or more 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11746008"/><text:alphabetical-index-mark-start text:id="IMark110992888"/>p<text:alphabetical-index-mark-start text:id="IMark111657240"/><text:alphabetical-index-mark-start text:id="IMark105030744"/><text:alphabetical-index-mark-start text:id="IMark111818280"/><text:alphabetical-index-mark-start text:id="IMark111682520"/><text:alphabetical-index-mark-start text:id="IMark105126776"/><text:alphabetical-index-mark-start text:id="IMark102017832"/>ro<text:alphabetical-index-mark-end text:id="IMark102017832"/><text:alphabetical-index-mark-end text:id="IMark105126776"/><text:alphabetical-index-mark-end text:id="IMark111682520"/><text:alphabetical-index-mark-end text:id="IMark111818280"/><text:alphabetical-index-mark-end text:id="IMark105030744"/><text:alphabetical-index-mark-end text:id="IMark111657240"/>perties<text:alphabetical-index-mark-end text:id="IMark110992888"/><text:alphabetical-index-mark-end text:id="IMark111746008"/>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alphabetical-index-mark-end text:id="IMark111598808"/> per <text:alphabetical-index-mark-start text:id="IMark109978376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11332120"/><text:alphabetical-index-mark-start text:id="IMark111626904"/>address<text:alphabetical-index-mark-end text:id="IMark111626904"/><text:alphabetical-index-mark-end text:id="IMark111332120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9978376"/> <text:alphabetical-index-mark-start text:id="IMark111667352"/><text:alphabetical-index-mark-start text:id="IMark110550968"/><text:alphabetical-index-mark-start text:id="IMark107479416"/><text:alphabetical-index-mark-start text:id="IMark107736376"/><text:alphabetical-index-mark-start text:id="IMark111674936"/><text:alphabetical-index-mark-start text:id="IMark111766520"/><text:alphabetical-index-mark-start text:id="IMark111611448"/><text:alphabetical-index-mark-start text:id="IMark105581080"/><text:alphabetical-index-mark-start text:id="IMark110660776"/>block<text:alphabetical-index-mark-end text:id="IMark110660776"/><text:alphabetical-index-mark-end text:id="IMark105581080"/><text:alphabetical-index-mark-end text:id="IMark111611448"/><text:alphabetical-index-mark-end text:id="IMark111766520"/><text:alphabetical-index-mark-end text:id="IMark111674936"/><text:alphabetical-index-mark-end text:id="IMark107736376"/><text:alphabetical-index-mark-end text:id="IMark107479416"/><text:alphabetical-index-mark-end text:id="IMark110550968"/><text:alphabetical-index-mark-end text:id="IMark111667352"/> being sold over a sufficiently long period of <text:alphabetical-index-mark-start text:id="IMark107617256"/>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751064"/><text:alphabetical-index-mark-start text:id="IMark106277512"/><text:alphabetical-index-mark-start text:id="IMark109416824"/>time<text:alphabetical-index-mark-end text:id="IMark109416824"/><text:alphabetical-index-mark-end text:id="IMark106277512"/><text:alphabetical-index-mark-end text:id="IMark111751064"/><text:alphabetical-index-mark-end text:id="IMark111581112"/><text:alphabetical-index-mark-end text:id="IMark103587448"/><text:alphabetical-index-mark-end text:id="IMark103552248"/><text:alphabetical-index-mark-end text:id="IMark111865400"/><text:alphabetical-index-mark-end text:id="IMark107617256"/>, but for the purposes of this <text:alphabetical-index-mark-start text:id="IMark111050024"/><text:alphabetical-index-mark-start text:id="IMark104292904"/><text:alphabetical-index-mark-start text:id="IMark105401272"/><text:alphabetical-index-mark-start text:id="IMark111886280"/><text:alphabetical-index-mark-start text:id="IMark111662296"/><text:alphabetical-index-mark-start text:id="IMark110084632"/><text:alphabetical-index-mark-start text:id="IMark111613976"/><text:alphabetical-index-mark-start text:id="IMark111583640"/><text:alphabetical-index-mark-start text:id="IMark111862152"/><text:alphabetical-index-mark-start text:id="IMark107546888"/><text:alphabetical-index-mark-start text:id="IMark109372824"/>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04980664"/><text:alphabetical-index-mark-start text:id="IMark88541048"/><text:alphabetical-index-mark-start text:id="IMark111740952"/>data<text:alphabetical-index-mark-end text:id="IMark111740952"/><text:alphabetical-index-mark-end text:id="IMark88541048"/><text:alphabetical-index-mark-end text:id="IMark104980664"/><text:alphabetical-index-mark-end text:id="IMark111769048"/><text:alphabetical-index-mark-end text:id="IMark111697976"/><text:alphabetical-index-mark-end text:id="IMark110633944"/><text:alphabetical-index-mark-end text:id="IMark111578584"/><text:alphabetical-index-mark-end text:id="IMark109372824"/><text:alphabetical-index-mark-end text:id="IMark107546888"/>set<text:alphabetical-index-mark-end text:id="IMark111862152"/><text:alphabetical-index-mark-end text:id="IMark111583640"/><text:alphabetical-index-mark-end text:id="IMark111613976"/><text:alphabetical-index-mark-end text:id="IMark110084632"/><text:alphabetical-index-mark-end text:id="IMark111662296"/><text:alphabetical-index-mark-end text:id="IMark111886280"/><text:alphabetical-index-mark-end text:id="IMark105401272"/><text:alphabetical-index-mark-end text:id="IMark104292904"/><text:alphabetical-index-mark-end text:id="IMark111050024"/> and the <text:alphabetical-index-mark-start text:id="IMark111715672"/><text:alphabetical-index-mark-start text:id="IMark111812024"/><text:alphabetical-index-mark-start text:id="IMark106046424"/><text:alphabetical-index-mark-start text:id="IMark111649656"/><text:alphabetical-index-mark-start text:id="IMark111720728"/><text:alphabetical-index-mark-start text:id="IMark63074888"/><text:alphabetical-index-mark-start text:id="IMark107814824"/><text:alphabetical-index-mark-start text:id="IMark111659768"/>time<text:alphabetical-index-mark-end text:id="IMark111659768"/><text:alphabetical-index-mark-end text:id="IMark107814824"/><text:alphabetical-index-mark-end text:id="IMark63074888"/><text:alphabetical-index-mark-end text:id="IMark111720728"/><text:alphabetical-index-mark-end text:id="IMark111649656"/><text:alphabetical-index-mark-end text:id="IMark106046424"/><text:alphabetical-index-mark-end text:id="IMark111812024"/><text:alphabetical-index-mark-end text:id="IMark111715672"/> alloted to <text:alphabetical-index-mark-start text:id="IMark111644600"/><text:alphabetical-index-mark-start text:id="IMark111842648"/><text:alphabetical-index-mark-start text:id="IMark110424488"/><text:alphabetical-index-mark-start text:id="IMark111751976"/><text:alphabetical-index-mark-start text:id="IMark111913928"/><text:alphabetical-index-mark-start text:id="IMark111875512"/><text:alphabetical-index-mark-start text:id="IMark111654712"/><text:alphabetical-index-mark-start text:id="IMark102011176"/><text:alphabetical-index-mark-start text:id="IMark103209032"/><text:alphabetical-index-mark-start text:id="IMark111817080"/><text:alphabetical-index-mark-start text:id="IMark109713208"/><text:alphabetical-index-mark-start text:id="IMark111588696"/><text:alphabetical-index-mark-start text:id="IMark111586168"/><text:alphabetical-index-mark-start text:id="IMark107186056"/><text:alphabetical-index-mark-start text:id="IMark106140920"/><text:alphabetical-index-mark-start text:id="IMark110866136"/>build<text:alphabetical-index-mark-end text:id="IMark110866136"/><text:alphabetical-index-mark-end text:id="IMark106140920"/><text:alphabetical-index-mark-end text:id="IMark107186056"/><text:alphabetical-index-mark-end text:id="IMark111586168"/><text:alphabetical-index-mark-end text:id="IMark111588696"/><text:alphabetical-index-mark-end text:id="IMark109713208"/><text:alphabetical-index-mark-end text:id="IMark111817080"/><text:alphabetical-index-mark-end text:id="IMark103209032"/>ing<text:alphabetical-index-mark-end text:id="IMark102011176"/><text:alphabetical-index-mark-end text:id="IMark111654712"/><text:alphabetical-index-mark-end text:id="IMark111875512"/><text:alphabetical-index-mark-end text:id="IMark111913928"/><text:alphabetical-index-mark-end text:id="IMark111751976"/><text:alphabetical-index-mark-end text:id="IMark110424488"/><text:alphabetical-index-mark-end text:id="IMark111842648"/><text:alphabetical-index-mark-end text:id="IMark111644600"/> it, such a homogeneity of <text:alphabetical-index-mark-start text:id="IMark106137912"/><text:alphabetical-index-mark-start text:id="IMark110660392"/><text:alphabetical-index-mark-start text:id="IMark103768920"/><text:alphabetical-index-mark-start text:id="IMark102462920"/><text:alphabetical-index-mark-start text:id="IMark107352152"/><text:alphabetical-index-mark-start text:id="IMark108939480"/><text:alphabetical-index-mark-start text:id="IMark107576600"/><text:alphabetical-index-mark-start text:id="IMark102990488"/><text:alphabetical-index-mark-start text:id="IMark109246120"/>data<text:alphabetical-index-mark-end text:id="IMark109246120"/><text:alphabetical-index-mark-end text:id="IMark102990488"/><text:alphabetical-index-mark-end text:id="IMark107576600"/><text:alphabetical-index-mark-end text:id="IMark108939480"/><text:alphabetical-index-mark-end text:id="IMark107352152"/><text:alphabetical-index-mark-end text:id="IMark102462920"/><text:alphabetical-index-mark-end text:id="IMark103768920"/><text:alphabetical-index-mark-end text:id="IMark110660392"/><text:alphabetical-index-mark-end text:id="IMark106137912"/> is not achiev<text:alphabetical-index-mark-start text:id="IMark106431288"/><text:alphabetical-index-mark-start text:id="IMark108004392"/><text:alphabetical-index-mark-start text:id="IMark108005720"/><text:alphabetical-index-mark-start text:id="IMark108007048"/><text:alphabetical-index-mark-start text:id="IMark108008376"/><text:alphabetical-index-mark-start text:id="IMark108868248"/>ab<text:alphabetical-index-mark-end text:id="IMark108868248"/><text:alphabetical-index-mark-end text:id="IMark108008376"/><text:alphabetical-index-mark-end text:id="IMark108007048"/><text:alphabetical-index-mark-end text:id="IMark108005720"/><text:alphabetical-index-mark-end text:id="IMark108004392"/><text:alphabetical-index-mark-end text:id="IMark106431288"/>le.</text:p>
      <text:p text:style-name="P17"/>
      <text:p text:style-name="P17"/>
      <text:h text:style-name="Heading_20_3" text:outline-level="3"><text:bookmark-start text:name="__RefHeading___Toc775_180202276"/>2.<text:span text:style-name="T131">2</text:span>.4. <text:alphabetical-index-mark-start text:id="IMark111913928"/><text:alphabetical-index-mark-start text:id="IMark111654712"/><text:alphabetical-index-mark-start text:id="IMark102011176"/><text:alphabetical-index-mark-start text:id="IMark103209032"/><text:alphabetical-index-mark-start text:id="IMark111817080"/><text:alphabetical-index-mark-start text:id="IMark109713208"/><text:alphabetical-index-mark-start text:id="IMark111588696"/><text:alphabetical-index-mark-start text:id="IMark111586168"/>Urban<text:alphabetical-index-mark-end text:id="IMark111586168"/><text:alphabetical-index-mark-end text:id="IMark111588696"/><text:alphabetical-index-mark-end text:id="IMark109713208"/><text:alphabetical-index-mark-end text:id="IMark111817080"/><text:alphabetical-index-mark-end text:id="IMark103209032"/><text:alphabetical-index-mark-end text:id="IMark102011176"/><text:alphabetical-index-mark-end text:id="IMark111654712"/><text:alphabetical-index-mark-end text:id="IMark111913928"/> <text:alphabetical-index-mark-start text:id="IMark111715672"/><text:alphabetical-index-mark-start text:id="IMark111812024"/><text:alphabetical-index-mark-start text:id="IMark106046424"/><text:alphabetical-index-mark-start text:id="IMark111649656"/><text:alphabetical-index-mark-start text:id="IMark111720728"/><text:alphabetical-index-mark-start text:id="IMark63074888"/><text:alphabetical-index-mark-start text:id="IMark107814824"/><text:alphabetical-index-mark-start text:id="IMark111659768"/><text:alphabetical-index-mark-start text:id="IMark111050024"/><text:alphabetical-index-mark-start text:id="IMark104292904"/><text:alphabetical-index-mark-start text:id="IMark105401272"/><text:alphabetical-index-mark-start text:id="IMark111886280"/><text:alphabetical-index-mark-start text:id="IMark111662296"/><text:alphabetical-index-mark-start text:id="IMark110084632"/>co<text:alphabetical-index-mark-end text:id="IMark110084632"/><text:alphabetical-index-mark-end text:id="IMark111662296"/><text:alphabetical-index-mark-end text:id="IMark111886280"/><text:alphabetical-index-mark-end text:id="IMark105401272"/><text:alphabetical-index-mark-end text:id="IMark104292904"/><text:alphabetical-index-mark-end text:id="IMark111050024"/>de<text:alphabetical-index-mark-end text:id="IMark111659768"/><text:alphabetical-index-mark-end text:id="IMark107814824"/><text:alphabetical-index-mark-end text:id="IMark63074888"/><text:alphabetical-index-mark-end text:id="IMark111720728"/><text:alphabetical-index-mark-end text:id="IMark111649656"/><text:alphabetical-index-mark-end text:id="IMark106046424"/><text:alphabetical-index-mark-end text:id="IMark111812024"/><text:alphabetical-index-mark-end text:id="IMark111715672"/>s.<text:bookmark-end text:name="__RefHeading___Toc775_180202276"/></text:h>
      <text:p text:style-name="P21"/>
      <text:p text:style-name="P20"><text:alphabetical-index-mark-start text:id="IMark111862152"/><text:alphabetical-index-mark-start text:id="IMark107546888"/><text:alphabetical-index-mark-start text:id="IMark109372824"/>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04980664"/>Urban<text:alphabetical-index-mark-end text:id="IMark104980664"/><text:alphabetical-index-mark-end text:id="IMark111769048"/><text:alphabetical-index-mark-end text:id="IMark111697976"/><text:alphabetical-index-mark-end text:id="IMark110633944"/><text:alphabetical-index-mark-end text:id="IMark111578584"/><text:alphabetical-index-mark-end text:id="IMark109372824"/><text:alphabetical-index-mark-end text:id="IMark107546888"/><text:alphabetical-index-mark-end text:id="IMark111862152"/> <text:alphabetical-index-mark-start text:id="IMark88541048"/><text:alphabetical-index-mark-start text:id="IMark111740952"/><text:alphabetical-index-mark-start text:id="IMark107617256"/>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751064"/><text:alphabetical-index-mark-start text:id="IMark106277512"/><text:alphabetical-index-mark-start text:id="IMark109416824"/><text:alphabetical-index-mark-start text:id="IMark111667352"/><text:alphabetical-index-mark-start text:id="IMark110550968"/><text:alphabetical-index-mark-start text:id="IMark107479416"/><text:alphabetical-index-mark-start text:id="IMark107736376"/>co<text:alphabetical-index-mark-end text:id="IMark107736376"/><text:alphabetical-index-mark-end text:id="IMark107479416"/><text:alphabetical-index-mark-end text:id="IMark110550968"/><text:alphabetical-index-mark-end text:id="IMark111667352"/><text:alphabetical-index-mark-end text:id="IMark109416824"/><text:alphabetical-index-mark-end text:id="IMark106277512"/>de<text:alphabetical-index-mark-end text:id="IMark111751064"/><text:alphabetical-index-mark-end text:id="IMark111581112"/><text:alphabetical-index-mark-end text:id="IMark103587448"/><text:alphabetical-index-mark-end text:id="IMark103552248"/><text:alphabetical-index-mark-end text:id="IMark111865400"/><text:alphabetical-index-mark-end text:id="IMark107617256"/><text:alphabetical-index-mark-end text:id="IMark111740952"/><text:alphabetical-index-mark-end text:id="IMark88541048"/>s est<text:alphabetical-index-mark-start text:id="IMark111674936"/><text:alphabetical-index-mark-start text:id="IMark111766520"/><text:alphabetical-index-mark-start text:id="IMark111611448"/><text:alphabetical-index-mark-start text:id="IMark105581080"/><text:alphabetical-index-mark-start text:id="IMark110660776"/><text:alphabetical-index-mark-start text:id="IMark109978376"/>ab<text:alphabetical-index-mark-end text:id="IMark109978376"/><text:alphabetical-index-mark-end text:id="IMark110660776"/><text:alphabetical-index-mark-end text:id="IMark105581080"/><text:alphabetical-index-mark-end text:id="IMark111611448"/><text:alphabetical-index-mark-end text:id="IMark111766520"/><text:alphabetical-index-mark-end text:id="IMark111674936"/>lish that m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11332120"/>id<text:alphabetical-index-mark-end text:id="IMark111332120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dle to intensive <text:alphabetical-index-mark-start text:id="IMark111626904"/>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11746008"/>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82520"/><text:alphabetical-index-mark-start text:id="IMark105126776"/><text:alphabetical-index-mark-start text:id="IMark102017832"/>co<text:alphabetical-index-mark-end text:id="IMark102017832"/><text:alphabetical-index-mark-end text:id="IMark105126776"/><text:alphabetical-index-mark-end text:id="IMark111682520"/><text:alphabetical-index-mark-end text:id="IMark111818280"/><text:alphabetical-index-mark-end text:id="IMark105030744"/><text:alphabetical-index-mark-end text:id="IMark111657240"/>mmercial<text:alphabetical-index-mark-end text:id="IMark110992888"/><text:alphabetical-index-mark-end text:id="IMark111746008"/>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alphabetical-index-mark-end text:id="IMark111598808"/><text:alphabetical-index-mark-end text:id="IMark111626904"/> activities shall only take place on <text:alphabetical-index-mark-start text:id="IMark111842648"/><text:alphabetical-index-mark-start text:id="IMark111644600"/><text:alphabetical-index-mark-start text:id="IMark111751976"/><text:alphabetical-index-mark-start text:id="IMark110424488"/><text:alphabetical-index-mark-start text:id="IMark103907576"/><text:alphabetical-index-mark-start text:id="IMark111875512"/><text:alphabetical-index-mark-start text:id="IMark111812024"/><text:alphabetical-index-mark-start text:id="IMark111715672"/><text:alphabetical-index-mark-start text:id="IMark106046424"/>block<text:alphabetical-index-mark-end text:id="IMark106046424"/><text:alphabetical-index-mark-end text:id="IMark111715672"/><text:alphabetical-index-mark-end text:id="IMark111812024"/><text:alphabetical-index-mark-end text:id="IMark111875512"/><text:alphabetical-index-mark-end text:id="IMark103907576"/><text:alphabetical-index-mark-end text:id="IMark110424488"/><text:alphabetical-index-mark-end text:id="IMark111751976"/><text:alphabetical-index-mark-end text:id="IMark111644600"/><text:alphabetical-index-mark-end text:id="IMark111842648"/>s of <text:alphabetical-index-mark-start text:id="IMark111649656"/><text:alphabetical-index-mark-start text:id="IMark111720728"/><text:alphabetical-index-mark-start text:id="IMark63074888"/><text:alphabetical-index-mark-start text:id="IMark107814824"/><text:alphabetical-index-mark-start text:id="IMark111659768"/><text:alphabetical-index-mark-start text:id="IMark111050024"/><text:alphabetical-index-mark-start text:id="IMark104292904"/><text:alphabetical-index-mark-start text:id="IMark105401272"/><text:alphabetical-index-mark-start text:id="IMark111886280"/>street<text:alphabetical-index-mark-end text:id="IMark111886280"/><text:alphabetical-index-mark-end text:id="IMark105401272"/><text:alphabetical-index-mark-end text:id="IMark104292904"/><text:alphabetical-index-mark-end text:id="IMark111050024"/><text:alphabetical-index-mark-end text:id="IMark111659768"/><text:alphabetical-index-mark-end text:id="IMark107814824"/><text:alphabetical-index-mark-end text:id="IMark63074888"/><text:alphabetical-index-mark-end text:id="IMark111720728"/><text:alphabetical-index-mark-end text:id="IMark111649656"/>s that have been declared <text:alphabetical-index-mark-start text:id="IMark111662296"/><text:alphabetical-index-mark-start text:id="IMark110084632"/><text:alphabetical-index-mark-start text:id="IMark111913928"/><text:alphabetical-index-mark-start text:id="IMark111654712"/><text:alphabetical-index-mark-start text:id="IMark102011176"/><text:alphabetical-index-mark-start text:id="IMark103209032"/><text:alphabetical-index-mark-start text:id="IMark111817080"/><text:alphabetical-index-mark-start text:id="IMark109713208"/><text:alphabetical-index-mark-start text:id="IMark111588696"/><text:alphabetical-index-mark-start text:id="IMark111586168"/><text:alphabetical-index-mark-start text:id="IMark111583640"/><text:alphabetical-index-mark-start text:id="IMark111613976"/><text:alphabetical-index-mark-start text:id="IMark107580568"/><text:alphabetical-index-mark-start text:id="IMark111008440"/><text:alphabetical-index-mark-start text:id="IMark111005976"/>co<text:alphabetical-index-mark-end text:id="IMark111005976"/><text:alphabetical-index-mark-end text:id="IMark111008440"/><text:alphabetical-index-mark-end text:id="IMark107580568"/><text:alphabetical-index-mark-end text:id="IMark111613976"/><text:alphabetical-index-mark-end text:id="IMark111583640"/><text:alphabetical-index-mark-end text:id="IMark111586168"/>mmercial<text:alphabetical-index-mark-end text:id="IMark111588696"/><text:alphabetical-index-mark-end text:id="IMark109713208"/><text:alphabetical-index-mark-end text:id="IMark111817080"/><text:alphabetical-index-mark-end text:id="IMark103209032"/><text:alphabetical-index-mark-end text:id="IMark102011176"/><text:alphabetical-index-mark-end text:id="IMark111654712"/><text:alphabetical-index-mark-end text:id="IMark111913928"/><text:alphabetical-index-mark-end text:id="IMark110084632"/><text:alphabetical-index-mark-end text:id="IMark111662296"/> <text:alphabetical-index-mark-start text:id="IMark107859608"/><text:alphabetical-index-mark-start text:id="IMark104925912"/><text:alphabetical-index-mark-start text:id="IMark104799672"/><text:alphabetical-index-mark-start text:id="IMark103865784"/><text:alphabetical-index-mark-start text:id="IMark102040600"/><text:alphabetical-index-mark-start text:id="IMark107852408"/>zone<text:alphabetical-index-mark-end text:id="IMark107852408"/><text:alphabetical-index-mark-end text:id="IMark102040600"/><text:alphabetical-index-mark-end text:id="IMark103865784"/><text:alphabetical-index-mark-end text:id="IMark104799672"/><text:alphabetical-index-mark-end text:id="IMark104925912"/><text:alphabetical-index-mark-end text:id="IMark107859608"/>s. There are <text:alphabetical-index-mark-start text:id="IMark102044264"/><text:alphabetical-index-mark-start text:id="IMark107578856"/><text:alphabetical-index-mark-start text:id="IMark110411256"/><text:alphabetical-index-mark-start text:id="IMark108942488"/><text:alphabetical-index-mark-start text:id="IMark107354408"/><text:alphabetical-index-mark-start text:id="IMark107184632"/><text:alphabetical-index-mark-start text:id="IMark107679768"/><text:alphabetical-index-mark-start text:id="IMark110421096"/><text:alphabetical-index-mark-start text:id="IMark110424104"/>street<text:alphabetical-index-mark-end text:id="IMark110424104"/><text:alphabetical-index-mark-end text:id="IMark110421096"/><text:alphabetical-index-mark-end text:id="IMark107679768"/><text:alphabetical-index-mark-end text:id="IMark107184632"/><text:alphabetical-index-mark-end text:id="IMark107354408"/><text:alphabetical-index-mark-end text:id="IMark108942488"/><text:alphabetical-index-mark-end text:id="IMark110411256"/><text:alphabetical-index-mark-end text:id="IMark107578856"/><text:alphabetical-index-mark-end text:id="IMark102044264"/>s that can be partially <text:alphabetical-index-mark-start text:id="IMark107359960"/><text:alphabetical-index-mark-start text:id="IMark102985912"/><text:alphabetical-index-mark-start text:id="IMark107287688"/><text:alphabetical-index-mark-start text:id="IMark107288984"/><text:alphabetical-index-mark-start text:id="IMark107290312"/><text:alphabetical-index-mark-start text:id="IMark107291640"/><text:alphabetical-index-mark-start text:id="IMark108956360"/><text:alphabetical-index-mark-start text:id="IMark108957688"/><text:alphabetical-index-mark-start text:id="IMark108959016"/><text:alphabetical-index-mark-start text:id="IMark108960344"/><text:alphabetical-index-mark-start text:id="IMark107520472"/><text:alphabetical-index-mark-start text:id="IMark107521800"/><text:alphabetical-index-mark-start text:id="IMark107523128"/><text:alphabetical-index-mark-start text:id="IMark107524456"/><text:alphabetical-index-mark-start text:id="IMark104879960"/>co<text:alphabetical-index-mark-end text:id="IMark104879960"/><text:alphabetical-index-mark-end text:id="IMark107524456"/><text:alphabetical-index-mark-end text:id="IMark107523128"/><text:alphabetical-index-mark-end text:id="IMark107521800"/><text:alphabetical-index-mark-end text:id="IMark107520472"/><text:alphabetical-index-mark-end text:id="IMark108960344"/>mmercial<text:alphabetical-index-mark-end text:id="IMark108959016"/><text:alphabetical-index-mark-end text:id="IMark108957688"/><text:alphabetical-index-mark-end text:id="IMark108956360"/><text:alphabetical-index-mark-end text:id="IMark107291640"/><text:alphabetical-index-mark-end text:id="IMark107290312"/><text:alphabetical-index-mark-end text:id="IMark107288984"/><text:alphabetical-index-mark-end text:id="IMark107287688"/><text:alphabetical-index-mark-end text:id="IMark102985912"/><text:alphabetical-index-mark-end text:id="IMark107359960"/> and partially <text:alphabetical-index-mark-start text:id="IMark109095128"/><text:alphabetical-index-mark-start text:id="IMark107657192"/><text:alphabetical-index-mark-start text:id="IMark110002472"/><text:alphabetical-index-mark-start text:id="IMark110003800"/><text:alphabetical-index-mark-start text:id="IMark110005128"/><text:alphabetical-index-mark-start text:id="IMark110006456"/><text:alphabetical-index-mark-start text:id="IMark108951688"/><text:alphabetical-index-mark-start text:id="IMark108953016"/><text:alphabetical-index-mark-start text:id="IMark108954344"/>res<text:alphabetical-index-mark-start text:id="IMark110709528"/><text:alphabetical-index-mark-start text:id="IMark110710792"/><text:alphabetical-index-mark-start text:id="IMark110712120"/><text:alphabetical-index-mark-start text:id="IMark110713448"/><text:alphabetical-index-mark-start text:id="IMark110714776"/><text:alphabetical-index-mark-start text:id="IMark108119704"/>id<text:alphabetical-index-mark-end text:id="IMark108119704"/><text:alphabetical-index-mark-end text:id="IMark110714776"/><text:alphabetical-index-mark-end text:id="IMark110713448"/><text:alphabetical-index-mark-end text:id="IMark110712120"/><text:alphabetical-index-mark-end text:id="IMark110710792"/><text:alphabetical-index-mark-end text:id="IMark110709528"/>ential<text:alphabetical-index-mark-end text:id="IMark108954344"/><text:alphabetical-index-mark-end text:id="IMark108953016"/><text:alphabetical-index-mark-end text:id="IMark108951688"/><text:alphabetical-index-mark-end text:id="IMark110006456"/><text:alphabetical-index-mark-end text:id="IMark110005128"/><text:alphabetical-index-mark-end text:id="IMark110003800"/><text:alphabetical-index-mark-end text:id="IMark110002472"/><text:alphabetical-index-mark-end text:id="IMark107657192"/><text:alphabetical-index-mark-end text:id="IMark109095128"/>, or being <text:alphabetical-index-mark-start text:id="IMark104744616"/><text:alphabetical-index-mark-start text:id="IMark107023288"/><text:alphabetical-index-mark-start text:id="IMark107024552"/><text:alphabetical-index-mark-start text:id="IMark107025880"/><text:alphabetical-index-mark-start text:id="IMark107027208"/><text:alphabetical-index-mark-start text:id="IMark107028536"/><text:alphabetical-index-mark-start text:id="IMark109510456"/><text:alphabetical-index-mark-start text:id="IMark109511784"/><text:alphabetical-index-mark-start text:id="IMark109513112"/><text:alphabetical-index-mark-start text:id="IMark109514440"/><text:alphabetical-index-mark-start text:id="IMark103292088"/><text:alphabetical-index-mark-start text:id="IMark103293416"/><text:alphabetical-index-mark-start text:id="IMark103294744"/><text:alphabetical-index-mark-start text:id="IMark103296072"/><text:alphabetical-index-mark-start text:id="IMark110217432"/>co<text:alphabetical-index-mark-end text:id="IMark110217432"/><text:alphabetical-index-mark-end text:id="IMark103296072"/><text:alphabetical-index-mark-end text:id="IMark103294744"/><text:alphabetical-index-mark-end text:id="IMark103293416"/><text:alphabetical-index-mark-end text:id="IMark103292088"/><text:alphabetical-index-mark-end text:id="IMark109514440"/>mmercial<text:alphabetical-index-mark-end text:id="IMark109513112"/><text:alphabetical-index-mark-end text:id="IMark109511784"/><text:alphabetical-index-mark-end text:id="IMark109510456"/><text:alphabetical-index-mark-end text:id="IMark107028536"/><text:alphabetical-index-mark-end text:id="IMark107027208"/><text:alphabetical-index-mark-end text:id="IMark107025880"/><text:alphabetical-index-mark-end text:id="IMark107024552"/><text:alphabetical-index-mark-end text:id="IMark107023288"/><text:alphabetical-index-mark-end text:id="IMark104744616"/> <text:alphabetical-index-mark-start text:id="IMark105753880"/><text:alphabetical-index-mark-start text:id="IMark105755112"/><text:alphabetical-index-mark-start text:id="IMark108881048"/><text:alphabetical-index-mark-start text:id="IMark108882904"/><text:alphabetical-index-mark-start text:id="IMark108884232"/><text:alphabetical-index-mark-start text:id="IMark108885560"/>alt<text:alphabetical-index-mark-end text:id="IMark108885560"/><text:alphabetical-index-mark-end text:id="IMark108884232"/><text:alphabetical-index-mark-end text:id="IMark108882904"/><text:alphabetical-index-mark-end text:id="IMark108881048"/><text:alphabetical-index-mark-end text:id="IMark105755112"/><text:alphabetical-index-mark-end text:id="IMark105753880"/>ogether, display a very different <text:alphabetical-index-mark-start text:id="IMark105930120"/><text:alphabetical-index-mark-start text:id="IMark105931384"/><text:alphabetical-index-mark-start text:id="IMark105932712"/><text:alphabetical-index-mark-start text:id="IMark105934040"/><text:alphabetical-index-mark-start text:id="IMark110598104"/><text:alphabetical-index-mark-start text:id="IMark110599432"/><text:alphabetical-index-mark-start text:id="IMark110600760"/><text:alphabetical-index-mark-start text:id="IMark110602088"/><text:alphabetical-index-mark-start text:id="IMark110773048"/>pedestrian<text:alphabetical-index-mark-end text:id="IMark110773048"/><text:alphabetical-index-mark-end text:id="IMark110602088"/><text:alphabetical-index-mark-end text:id="IMark110600760"/><text:alphabetical-index-mark-end text:id="IMark110599432"/><text:alphabetical-index-mark-end text:id="IMark110598104"/><text:alphabetical-index-mark-end text:id="IMark105934040"/><text:alphabetical-index-mark-end text:id="IMark105932712"/><text:alphabetical-index-mark-end text:id="IMark105931384"/><text:alphabetical-index-mark-end text:id="IMark105930120"/> <text:alphabetical-index-mark-start text:id="IMark110815496"/><text:alphabetical-index-mark-start text:id="IMark110816760"/><text:alphabetical-index-mark-start text:id="IMark106270376"/><text:alphabetical-index-mark-start text:id="IMark106271704"/><text:alphabetical-index-mark-start text:id="IMark106273032"/><text:alphabetical-index-mark-start text:id="IMark106274360"/><text:alphabetical-index-mark-start text:id="IMark105775960"/><text:alphabetical-index-mark-start text:id="IMark105777288"/><text:alphabetical-index-mark-start text:id="IMark105778616"/>density<text:alphabetical-index-mark-end text:id="IMark105778616"/><text:alphabetical-index-mark-end text:id="IMark105777288"/><text:alphabetical-index-mark-end text:id="IMark105775960"/><text:alphabetical-index-mark-end text:id="IMark106274360"/><text:alphabetical-index-mark-end text:id="IMark106273032"/><text:alphabetical-index-mark-end text:id="IMark106271704"/><text:alphabetical-index-mark-end text:id="IMark106270376"/><text:alphabetical-index-mark-end text:id="IMark110816760"/><text:alphabetical-index-mark-end text:id="IMark110815496"/> depending on factors like the presence of <text:alphabetical-index-mark-start text:id="IMark104845640"/><text:alphabetical-index-mark-start text:id="IMark104846696"/><text:alphabetical-index-mark-start text:id="IMark104848024"/><text:alphabetical-index-mark-start text:id="IMark104849352"/><text:alphabetical-index-mark-start text:id="IMark104782328"/><text:alphabetical-index-mark-start text:id="IMark104783656"/>school<text:alphabetical-index-mark-end text:id="IMark104783656"/><text:alphabetical-index-mark-end text:id="IMark104782328"/><text:alphabetical-index-mark-end text:id="IMark104849352"/><text:alphabetical-index-mark-end text:id="IMark104848024"/><text:alphabetical-index-mark-end text:id="IMark104846696"/><text:alphabetical-index-mark-end text:id="IMark104845640"/>s or <text:alphabetical-index-mark-start text:id="IMark108156024"/><text:alphabetical-index-mark-start text:id="IMark108157352"/><text:alphabetical-index-mark-start text:id="IMark101874600"/><text:alphabetical-index-mark-start text:id="IMark101875928"/><text:alphabetical-index-mark-start text:id="IMark101877256"/><text:alphabetical-index-mark-start text:id="IMark101878584"/><text:alphabetical-index-mark-start text:id="IMark106163896"/><text:alphabetical-index-mark-start text:id="IMark106165224"/><text:alphabetical-index-mark-start text:id="IMark106166552"/><text:alphabetical-index-mark-start text:id="IMark106167880"/><text:alphabetical-index-mark-start text:id="IMark105502392"/><text:alphabetical-index-mark-start text:id="IMark105503720"/><text:alphabetical-index-mark-start text:id="IMark105505048"/><text:alphabetical-index-mark-start text:id="IMark105506376"/><text:alphabetical-index-mark-start text:id="IMark105507704"/><text:alphabetical-index-mark-start text:id="IMark103041768"/><text:alphabetical-index-mark-start text:id="IMark103043096"/>bus<text:alphabetical-index-mark-end text:id="IMark103043096"/><text:alphabetical-index-mark-end text:id="IMark103041768"/><text:alphabetical-index-mark-end text:id="IMark105507704"/><text:alphabetical-index-mark-end text:id="IMark105506376"/><text:alphabetical-index-mark-end text:id="IMark105505048"/><text:alphabetical-index-mark-end text:id="IMark105503720"/><text:alphabetical-index-mark-end text:id="IMark105502392"/><text:alphabetical-index-mark-end text:id="IMark106167880"/><text:alphabetical-index-mark-end text:id="IMark106166552"/><text:alphabetical-index-mark-end text:id="IMark106165224"/><text:alphabetical-index-mark-end text:id="IMark106163896"/><text:alphabetical-index-mark-end text:id="IMark101878584"/><text:alphabetical-index-mark-end text:id="IMark101877256"/><text:alphabetical-index-mark-end text:id="IMark101875928"/><text:alphabetical-index-mark-end text:id="IMark101874600"/><text:alphabetical-index-mark-end text:id="IMark108157352"/><text:alphabetical-index-mark-end text:id="IMark108156024"/> <text:alphabetical-index-mark-start text:id="IMark110642872"/><text:alphabetical-index-mark-start text:id="IMark110644136"/><text:alphabetical-index-mark-start text:id="IMark110645464"/><text:alphabetical-index-mark-start text:id="IMark110646792"/><text:alphabetical-index-mark-start text:id="IMark106739240"/><text:alphabetical-index-mark-start text:id="IMark106740568"/><text:alphabetical-index-mark-start text:id="IMark106741896"/><text:alphabetical-index-mark-start text:id="IMark106743224"/><text:alphabetical-index-mark-start text:id="IMark106744552"/><text:alphabetical-index-mark-start text:id="IMark107843064"/><text:alphabetical-index-mark-start text:id="IMark107844392"/><text:alphabetical-index-mark-start text:id="IMark107845720"/><text:alphabetical-index-mark-start text:id="IMark107847048"/><text:alphabetical-index-mark-start text:id="IMark104838568"/><text:alphabetical-index-mark-start text:id="IMark104839896"/><text:alphabetical-index-mark-start text:id="IMark104841224"/><text:alphabetical-index-mark-start text:id="IMark104842552"/>stop<text:alphabetical-index-mark-end text:id="IMark104842552"/><text:alphabetical-index-mark-end text:id="IMark104841224"/><text:alphabetical-index-mark-end text:id="IMark104839896"/><text:alphabetical-index-mark-end text:id="IMark104838568"/><text:alphabetical-index-mark-end text:id="IMark107847048"/><text:alphabetical-index-mark-end text:id="IMark107845720"/><text:alphabetical-index-mark-end text:id="IMark107844392"/><text:alphabetical-index-mark-end text:id="IMark107843064"/><text:alphabetical-index-mark-end text:id="IMark106744552"/><text:alphabetical-index-mark-end text:id="IMark106743224"/><text:alphabetical-index-mark-end text:id="IMark106741896"/><text:alphabetical-index-mark-end text:id="IMark106740568"/><text:alphabetical-index-mark-end text:id="IMark106739240"/><text:alphabetical-index-mark-end text:id="IMark110646792"/><text:alphabetical-index-mark-end text:id="IMark110645464"/><text:alphabetical-index-mark-end text:id="IMark110644136"/><text:alphabetical-index-mark-end text:id="IMark110642872"/>s.</text:p>
      <text:p text:style-name="P12"/>
      <text:p text:style-name="P22"><text:alphabetical-index-mark-start text:id="IMark110084632"/><text:alphabetical-index-mark-start text:id="IMark111913928"/><text:alphabetical-index-mark-start text:id="IMark111654712"/><text:alphabetical-index-mark-start text:id="IMark102011176"/><text:alphabetical-index-mark-start text:id="IMark103209032"/><text:alphabetical-index-mark-start text:id="IMark111817080"/><text:alphabetical-index-mark-start text:id="IMark109713208"/><text:alphabetical-index-mark-start text:id="IMark111588696"/>Urban<text:alphabetical-index-mark-end text:id="IMark111588696"/><text:alphabetical-index-mark-end text:id="IMark109713208"/><text:alphabetical-index-mark-end text:id="IMark111817080"/><text:alphabetical-index-mark-end text:id="IMark103209032"/><text:alphabetical-index-mark-end text:id="IMark102011176"/><text:alphabetical-index-mark-end text:id="IMark111654712"/><text:alphabetical-index-mark-end text:id="IMark111913928"/><text:alphabetical-index-mark-end text:id="IMark110084632"/> <text:alphabetical-index-mark-start text:id="IMark111586168"/><text:alphabetical-index-mark-start text:id="IMark111583640"/><text:alphabetical-index-mark-start text:id="IMark111613976"/><text:alphabetical-index-mark-start text:id="IMark107580568"/><text:alphabetical-index-mark-start text:id="IMark111649656"/><text:alphabetical-index-mark-start text:id="IMark111720728"/><text:alphabetical-index-mark-start text:id="IMark63074888"/><text:alphabetical-index-mark-start text:id="IMark107814824"/><text:alphabetical-index-mark-start text:id="IMark111659768"/><text:alphabetical-index-mark-start text:id="IMark111050024"/><text:alphabetical-index-mark-start text:id="IMark104292904"/><text:alphabetical-index-mark-start text:id="IMark105401272"/><text:alphabetical-index-mark-start text:id="IMark111886280"/><text:alphabetical-index-mark-start text:id="IMark111842648"/>co<text:alphabetical-index-mark-end text:id="IMark111842648"/><text:alphabetical-index-mark-end text:id="IMark111886280"/><text:alphabetical-index-mark-end text:id="IMark105401272"/><text:alphabetical-index-mark-end text:id="IMark104292904"/><text:alphabetical-index-mark-end text:id="IMark111050024"/><text:alphabetical-index-mark-end text:id="IMark111659768"/>de<text:alphabetical-index-mark-end text:id="IMark107814824"/><text:alphabetical-index-mark-end text:id="IMark63074888"/><text:alphabetical-index-mark-end text:id="IMark111720728"/><text:alphabetical-index-mark-end text:id="IMark111649656"/><text:alphabetical-index-mark-end text:id="IMark107580568"/><text:alphabetical-index-mark-end text:id="IMark111613976"/><text:alphabetical-index-mark-end text:id="IMark111583640"/><text:alphabetical-index-mark-end text:id="IMark111586168"/>s guarantee that there is no m<text:alphabetical-index-mark-start text:id="IMark111644600"/><text:alphabetical-index-mark-start text:id="IMark111751976"/><text:alphabetical-index-mark-start text:id="IMark110424488"/><text:alphabetical-index-mark-start text:id="IMark103907576"/><text:alphabetical-index-mark-start text:id="IMark111875512"/><text:alphabetical-index-mark-start text:id="IMark111812024"/>id<text:alphabetical-index-mark-end text:id="IMark111812024"/><text:alphabetical-index-mark-end text:id="IMark111875512"/><text:alphabetical-index-mark-end text:id="IMark103907576"/><text:alphabetical-index-mark-end text:id="IMark110424488"/><text:alphabetical-index-mark-end text:id="IMark111751976"/><text:alphabetical-index-mark-end text:id="IMark111644600"/>dle to heavy <text:alphabetical-index-mark-start text:id="IMark111715672"/><text:alphabetical-index-mark-start text:id="IMark106046424"/><text:alphabetical-index-mark-start text:id="IMark111626904"/>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11746008"/>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82520"/>co<text:alphabetical-index-mark-end text:id="IMark111682520"/><text:alphabetical-index-mark-end text:id="IMark111818280"/><text:alphabetical-index-mark-end text:id="IMark105030744"/><text:alphabetical-index-mark-end text:id="IMark111657240"/><text:alphabetical-index-mark-end text:id="IMark110992888"/><text:alphabetical-index-mark-end text:id="IMark111746008"/>mmercial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alphabetical-index-mark-end text:id="IMark111598808"/><text:alphabetical-index-mark-end text:id="IMark111626904"/><text:alphabetical-index-mark-end text:id="IMark106046424"/><text:alphabetical-index-mark-end text:id="IMark111715672"/>, or <text:alphabetical-index-mark-start text:id="IMark105126776"/><text:alphabetical-index-mark-start text:id="IMark102017832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11332120"/>industrial<text:alphabetical-index-mark-end text:id="IMark111332120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2017832"/><text:alphabetical-index-mark-end text:id="IMark105126776"/> <text:alphabetical-index-mark-start text:id="IMark111674936"/><text:alphabetical-index-mark-start text:id="IMark111766520"/><text:alphabetical-index-mark-start text:id="IMark111611448"/><text:alphabetical-index-mark-start text:id="IMark105581080"/><text:alphabetical-index-mark-start text:id="IMark110660776"/><text:alphabetical-index-mark-start text:id="IMark109978376"/>development<text:alphabetical-index-mark-end text:id="IMark109978376"/><text:alphabetical-index-mark-end text:id="IMark110660776"/><text:alphabetical-index-mark-end text:id="IMark105581080"/><text:alphabetical-index-mark-end text:id="IMark111611448"/><text:alphabetical-index-mark-end text:id="IMark111766520"/><text:alphabetical-index-mark-end text:id="IMark111674936"/> in <text:alphabetical-index-mark-start text:id="IMark88541048"/><text:alphabetical-index-mark-start text:id="IMark111740952"/><text:alphabetical-index-mark-start text:id="IMark107617256"/>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751064"/><text:alphabetical-index-mark-start text:id="IMark106277512"/>res<text:alphabetical-index-mark-start text:id="IMark109416824"/><text:alphabetical-index-mark-start text:id="IMark111667352"/><text:alphabetical-index-mark-start text:id="IMark110550968"/><text:alphabetical-index-mark-start text:id="IMark107479416"/><text:alphabetical-index-mark-start text:id="IMark107736376"/><text:alphabetical-index-mark-start text:id="IMark111862152"/>id<text:alphabetical-index-mark-end text:id="IMark111862152"/><text:alphabetical-index-mark-end text:id="IMark107736376"/><text:alphabetical-index-mark-end text:id="IMark107479416"/><text:alphabetical-index-mark-end text:id="IMark110550968"/><text:alphabetical-index-mark-end text:id="IMark111667352"/><text:alphabetical-index-mark-end text:id="IMark109416824"/>ential<text:alphabetical-index-mark-end text:id="IMark106277512"/><text:alphabetical-index-mark-end text:id="IMark111751064"/><text:alphabetical-index-mark-end text:id="IMark111581112"/><text:alphabetical-index-mark-end text:id="IMark103587448"/><text:alphabetical-index-mark-end text:id="IMark103552248"/><text:alphabetical-index-mark-end text:id="IMark111865400"/><text:alphabetical-index-mark-end text:id="IMark107617256"/><text:alphabetical-index-mark-end text:id="IMark111740952"/><text:alphabetical-index-mark-end text:id="IMark88541048"/> areas. In this part of the <text:alphabetical-index-mark-start text:id="IMark107546888"/><text:alphabetical-index-mark-start text:id="IMark109372824"/>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04980664"/><text:alphabetical-index-mark-start text:id="IMark111662296"/>city<text:alphabetical-index-mark-end text:id="IMark111662296"/><text:alphabetical-index-mark-end text:id="IMark104980664"/><text:alphabetical-index-mark-end text:id="IMark111769048"/><text:alphabetical-index-mark-end text:id="IMark111697976"/><text:alphabetical-index-mark-end text:id="IMark110633944"/><text:alphabetical-index-mark-end text:id="IMark111578584"/><text:alphabetical-index-mark-end text:id="IMark109372824"/><text:alphabetical-index-mark-end text:id="IMark107546888"/>, there is no allowance for <text:alphabetical-index-mark-start text:id="IMark110714776"/><text:alphabetical-index-mark-start text:id="IMark108205768"/><text:alphabetical-index-mark-start text:id="IMark106694040"/><text:alphabetical-index-mark-start text:id="IMark106692536"/><text:alphabetical-index-mark-start text:id="IMark109243512"/><text:alphabetical-index-mark-start text:id="IMark109240728"/><text:alphabetical-index-mark-start text:id="IMark101912824"/><text:alphabetical-index-mark-start text:id="IMark101911320"/>industrial<text:alphabetical-index-mark-end text:id="IMark101911320"/><text:alphabetical-index-mark-end text:id="IMark101912824"/><text:alphabetical-index-mark-end text:id="IMark109240728"/><text:alphabetical-index-mark-end text:id="IMark109243512"/><text:alphabetical-index-mark-end text:id="IMark106692536"/><text:alphabetical-index-mark-end text:id="IMark106694040"/><text:alphabetical-index-mark-end text:id="IMark108205768"/><text:alphabetical-index-mark-end text:id="IMark110714776"/> activities so they are not being <text:alphabetical-index-mark-start text:id="IMark101909816"/><text:alphabetical-index-mark-start text:id="IMark101908312"/><text:alphabetical-index-mark-start text:id="IMark110643752"/><text:alphabetical-index-mark-start text:id="IMark110597720"/><text:alphabetical-index-mark-start text:id="IMark103483816"/><text:alphabetical-index-mark-start text:id="IMark108123656"/>co<text:alphabetical-index-mark-end text:id="IMark108123656"/><text:alphabetical-index-mark-end text:id="IMark103483816"/><text:alphabetical-index-mark-end text:id="IMark110597720"/><text:alphabetical-index-mark-end text:id="IMark110643752"/><text:alphabetical-index-mark-end text:id="IMark101908312"/><text:alphabetical-index-mark-end text:id="IMark101909816"/>ns<text:alphabetical-index-mark-start text:id="IMark109093992"/><text:alphabetical-index-mark-start text:id="IMark110468104"/><text:alphabetical-index-mark-start text:id="IMark104884664"/><text:alphabetical-index-mark-start text:id="IMark110212360"/><text:alphabetical-index-mark-start text:id="IMark105954456"/><text:alphabetical-index-mark-start text:id="IMark106040664"/>id<text:alphabetical-index-mark-end text:id="IMark106040664"/><text:alphabetical-index-mark-end text:id="IMark105954456"/><text:alphabetical-index-mark-end text:id="IMark110212360"/><text:alphabetical-index-mark-end text:id="IMark104884664"/><text:alphabetical-index-mark-end text:id="IMark110468104"/><text:alphabetical-index-mark-end text:id="IMark109093992"/>ered in this <text:alphabetical-index-mark-start text:id="IMark103492248"/><text:alphabetical-index-mark-start text:id="IMark110755000"/><text:alphabetical-index-mark-start text:id="IMark106140920"/><text:alphabetical-index-mark-start text:id="IMark105049848"/><text:alphabetical-index-mark-start text:id="IMark107679768"/><text:alphabetical-index-mark-start text:id="IMark103865784"/><text:alphabetical-index-mark-start text:id="IMark109514904"/><text:alphabetical-index-mark-start text:id="IMark105734920"/><text:alphabetical-index-mark-start text:id="IMark103493384"/><text:alphabetical-index-mark-start text:id="IMark107443448"/><text:alphabetical-index-mark-start text:id="IMark110757640"/><text:alphabetical-index-mark-start text:id="IMark103043848"/><text:alphabetical-index-mark-start text:id="IMark104847640"/><text:alphabetical-index-mark-start text:id="IMark104783080"/><text:alphabetical-index-mark-start text:id="IMark104784360"/><text:alphabetical-index-mark-start text:id="IMark106271320"/><text:alphabetical-index-mark-start text:id="IMark106273784"/><text:alphabetical-index-mark-start text:id="IMark106275064"/>data<text:alphabetical-index-mark-end text:id="IMark106275064"/><text:alphabetical-index-mark-end text:id="IMark106273784"/><text:alphabetical-index-mark-end text:id="IMark106271320"/><text:alphabetical-index-mark-end text:id="IMark104784360"/><text:alphabetical-index-mark-end text:id="IMark104783080"/><text:alphabetical-index-mark-end text:id="IMark104847640"/><text:alphabetical-index-mark-end text:id="IMark103043848"/><text:alphabetical-index-mark-end text:id="IMark110757640"/><text:alphabetical-index-mark-end text:id="IMark107443448"/>set<text:alphabetical-index-mark-end text:id="IMark103493384"/><text:alphabetical-index-mark-end text:id="IMark105734920"/><text:alphabetical-index-mark-end text:id="IMark109514904"/><text:alphabetical-index-mark-end text:id="IMark103865784"/><text:alphabetical-index-mark-end text:id="IMark107679768"/><text:alphabetical-index-mark-end text:id="IMark105049848"/><text:alphabetical-index-mark-end text:id="IMark106140920"/><text:alphabetical-index-mark-end text:id="IMark110755000"/><text:alphabetical-index-mark-end text:id="IMark103492248"/>.</text:p>
      <text:p text:style-name="P22"><text:soft-page-break/></text:p>
      <text:p text:style-name="P22">Thew <text:alphabetical-index-mark-start text:id="IMark107546888"/><text:alphabetical-index-mark-start text:id="IMark109372824"/>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04980664"/><text:alphabetical-index-mark-start text:id="IMark111662296"/><text:alphabetical-index-mark-start text:id="IMark88541048"/><text:alphabetical-index-mark-start text:id="IMark111740952"/><text:alphabetical-index-mark-start text:id="IMark107617256"/>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751064"/>price<text:alphabetical-index-mark-end text:id="IMark111751064"/><text:alphabetical-index-mark-end text:id="IMark111581112"/><text:alphabetical-index-mark-end text:id="IMark103587448"/><text:alphabetical-index-mark-end text:id="IMark103552248"/><text:alphabetical-index-mark-end text:id="IMark111865400"/><text:alphabetical-index-mark-end text:id="IMark107617256"/><text:alphabetical-index-mark-end text:id="IMark111740952"/><text:alphabetical-index-mark-end text:id="IMark88541048"/><text:alphabetical-index-mark-end text:id="IMark111662296"/><text:alphabetical-index-mark-end text:id="IMark104980664"/><text:alphabetical-index-mark-end text:id="IMark111769048"/><text:alphabetical-index-mark-end text:id="IMark111697976"/><text:alphabetical-index-mark-end text:id="IMark110633944"/><text:alphabetical-index-mark-end text:id="IMark111578584"/><text:alphabetical-index-mark-end text:id="IMark109372824"/><text:alphabetical-index-mark-end text:id="IMark107546888"/> of <text:alphabetical-index-mark-start text:id="IMark106277512"/><text:alphabetical-index-mark-start text:id="IMark109416824"/><text:alphabetical-index-mark-start text:id="IMark111667352"/><text:alphabetical-index-mark-start text:id="IMark110550968"/><text:alphabetical-index-mark-start text:id="IMark107479416"/><text:alphabetical-index-mark-start text:id="IMark107736376"/><text:alphabetical-index-mark-start text:id="IMark111862152"/><text:alphabetical-index-mark-start text:id="IMark111674936"/>p<text:alphabetical-index-mark-start text:id="IMark111766520"/><text:alphabetical-index-mark-start text:id="IMark111611448"/><text:alphabetical-index-mark-start text:id="IMark105581080"/><text:alphabetical-index-mark-start text:id="IMark110660776"/><text:alphabetical-index-mark-start text:id="IMark109978376"/><text:alphabetical-index-mark-start text:id="IMark105126776"/>ro<text:alphabetical-index-mark-end text:id="IMark105126776"/><text:alphabetical-index-mark-end text:id="IMark109978376"/><text:alphabetical-index-mark-end text:id="IMark110660776"/><text:alphabetical-index-mark-end text:id="IMark105581080"/><text:alphabetical-index-mark-end text:id="IMark111611448"/><text:alphabetical-index-mark-end text:id="IMark111766520"/>perties<text:alphabetical-index-mark-end text:id="IMark111674936"/><text:alphabetical-index-mark-end text:id="IMark111862152"/><text:alphabetical-index-mark-end text:id="IMark107736376"/><text:alphabetical-index-mark-end text:id="IMark107479416"/><text:alphabetical-index-mark-end text:id="IMark110550968"/><text:alphabetical-index-mark-end text:id="IMark111667352"/><text:alphabetical-index-mark-end text:id="IMark109416824"/><text:alphabetical-index-mark-end text:id="IMark106277512"/> per <text:alphabetical-index-mark-start text:id="IMark102017832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11332120"/><text:alphabetical-index-mark-start text:id="IMark111715672"/>square<text:alphabetical-index-mark-end text:id="IMark111715672"/><text:alphabetical-index-mark-end text:id="IMark111332120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2017832"/> <text:alphabetical-index-mark-start text:id="IMark106046424"/><text:alphabetical-index-mark-start text:id="IMark111626904"/>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meter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alphabetical-index-mark-end text:id="IMark111598808"/><text:alphabetical-index-mark-end text:id="IMark111626904"/><text:alphabetical-index-mark-end text:id="IMark106046424"/> is influenced by <text:alphabetical-index-mark-start text:id="IMark111746008"/>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82520"/><text:alphabetical-index-mark-start text:id="IMark111644600"/><text:alphabetical-index-mark-start text:id="IMark111751976"/>urban<text:alphabetical-index-mark-end text:id="IMark111751976"/><text:alphabetical-index-mark-end text:id="IMark111644600"/><text:alphabetical-index-mark-end text:id="IMark111682520"/><text:alphabetical-index-mark-end text:id="IMark111818280"/><text:alphabetical-index-mark-end text:id="IMark105030744"/><text:alphabetical-index-mark-end text:id="IMark111657240"/><text:alphabetical-index-mark-end text:id="IMark110992888"/><text:alphabetical-index-mark-end text:id="IMark111746008"/> <text:alphabetical-index-mark-start text:id="IMark110424488"/><text:alphabetical-index-mark-start text:id="IMark103907576"/><text:alphabetical-index-mark-start text:id="IMark111875512"/><text:alphabetical-index-mark-start text:id="IMark111812024"/><text:alphabetical-index-mark-start text:id="IMark111586168"/><text:alphabetical-index-mark-start text:id="IMark111583640"/><text:alphabetical-index-mark-start text:id="IMark111613976"/><text:alphabetical-index-mark-start text:id="IMark107580568"/><text:alphabetical-index-mark-start text:id="IMark111649656"/><text:alphabetical-index-mark-start text:id="IMark111720728"/><text:alphabetical-index-mark-start text:id="IMark63074888"/><text:alphabetical-index-mark-start text:id="IMark107814824"/><text:alphabetical-index-mark-start text:id="IMark111659768"/><text:alphabetical-index-mark-start text:id="IMark111050024"/>co<text:alphabetical-index-mark-end text:id="IMark111050024"/><text:alphabetical-index-mark-end text:id="IMark111659768"/><text:alphabetical-index-mark-end text:id="IMark107814824"/><text:alphabetical-index-mark-end text:id="IMark63074888"/><text:alphabetical-index-mark-end text:id="IMark111720728"/><text:alphabetical-index-mark-end text:id="IMark111649656"/>de<text:alphabetical-index-mark-end text:id="IMark107580568"/><text:alphabetical-index-mark-end text:id="IMark111613976"/><text:alphabetical-index-mark-end text:id="IMark111583640"/><text:alphabetical-index-mark-end text:id="IMark111586168"/><text:alphabetical-index-mark-end text:id="IMark111812024"/><text:alphabetical-index-mark-end text:id="IMark111875512"/><text:alphabetical-index-mark-end text:id="IMark103907576"/><text:alphabetical-index-mark-end text:id="IMark110424488"/>s: indeed, <text:alphabetical-index-mark-start text:id="IMark104292904"/><text:alphabetical-index-mark-start text:id="IMark105401272"/><text:alphabetical-index-mark-start text:id="IMark111886280"/><text:alphabetical-index-mark-start text:id="IMark111842648"/><text:alphabetical-index-mark-start text:id="IMark110084632"/><text:alphabetical-index-mark-start text:id="IMark111913928"/><text:alphabetical-index-mark-start text:id="IMark111654712"/><text:alphabetical-index-mark-start text:id="IMark102011176"/><text:alphabetical-index-mark-start text:id="IMark103209032"/>res<text:alphabetical-index-mark-start text:id="IMark111817080"/><text:alphabetical-index-mark-start text:id="IMark109713208"/><text:alphabetical-index-mark-start text:id="IMark111588696"/><text:alphabetical-index-mark-start text:id="IMark108205768"/><text:alphabetical-index-mark-start text:id="IMark110714776"/><text:alphabetical-index-mark-start text:id="IMark109512152"/>id<text:alphabetical-index-mark-end text:id="IMark109512152"/><text:alphabetical-index-mark-end text:id="IMark110714776"/><text:alphabetical-index-mark-end text:id="IMark108205768"/><text:alphabetical-index-mark-end text:id="IMark111588696"/><text:alphabetical-index-mark-end text:id="IMark109713208"/><text:alphabetical-index-mark-end text:id="IMark111817080"/>ential<text:alphabetical-index-mark-end text:id="IMark103209032"/><text:alphabetical-index-mark-end text:id="IMark102011176"/><text:alphabetical-index-mark-end text:id="IMark111654712"/><text:alphabetical-index-mark-end text:id="IMark111913928"/><text:alphabetical-index-mark-end text:id="IMark110084632"/><text:alphabetical-index-mark-end text:id="IMark111842648"/><text:alphabetical-index-mark-end text:id="IMark111886280"/><text:alphabetical-index-mark-end text:id="IMark105401272"/><text:alphabetical-index-mark-end text:id="IMark104292904"/> areas have lower <text:alphabetical-index-mark-start text:id="IMark107026248"/><text:alphabetical-index-mark-start text:id="IMark110601416"/><text:alphabetical-index-mark-start text:id="IMark105933368"/><text:alphabetical-index-mark-start text:id="IMark105777944"/><text:alphabetical-index-mark-start text:id="IMark104782696"/><text:alphabetical-index-mark-start text:id="IMark103042136"/><text:alphabetical-index-mark-start text:id="IMark105505416"/><text:alphabetical-index-mark-start text:id="IMark105404984"/><text:alphabetical-index-mark-start text:id="IMark102167896"/><text:alphabetical-index-mark-start text:id="IMark107469928"/><text:alphabetical-index-mark-start text:id="IMark104882408"/><text:alphabetical-index-mark-start text:id="IMark109090984"/><text:alphabetical-index-mark-start text:id="IMark103480808"/><text:alphabetical-index-mark-start text:id="IMark105491656"/><text:alphabetical-index-mark-start text:id="IMark108154360"/><text:alphabetical-index-mark-start text:id="IMark110768728"/>price<text:alphabetical-index-mark-end text:id="IMark110768728"/><text:alphabetical-index-mark-end text:id="IMark108154360"/><text:alphabetical-index-mark-end text:id="IMark105491656"/><text:alphabetical-index-mark-end text:id="IMark103480808"/><text:alphabetical-index-mark-end text:id="IMark109090984"/><text:alphabetical-index-mark-end text:id="IMark104882408"/><text:alphabetical-index-mark-end text:id="IMark107469928"/><text:alphabetical-index-mark-end text:id="IMark102167896"/><text:alphabetical-index-mark-end text:id="IMark105404984"/><text:alphabetical-index-mark-end text:id="IMark105505416"/><text:alphabetical-index-mark-end text:id="IMark103042136"/><text:alphabetical-index-mark-end text:id="IMark104782696"/><text:alphabetical-index-mark-end text:id="IMark105777944"/><text:alphabetical-index-mark-end text:id="IMark105933368"/><text:alphabetical-index-mark-end text:id="IMark110601416"/><text:alphabetical-index-mark-end text:id="IMark107026248"/>s since there are less options to <text:alphabetical-index-mark-start text:id="IMark105049848"/><text:alphabetical-index-mark-start text:id="IMark105734920"/><text:alphabetical-index-mark-start text:id="IMark107443448"/><text:alphabetical-index-mark-start text:id="IMark104196344"/><text:alphabetical-index-mark-start text:id="IMark108955288"/><text:alphabetical-index-mark-start text:id="IMark109096152"/><text:alphabetical-index-mark-start text:id="IMark102189656"/><text:alphabetical-index-mark-start text:id="IMark102190984"/>build<text:alphabetical-index-mark-end text:id="IMark102190984"/><text:alphabetical-index-mark-end text:id="IMark102189656"/><text:alphabetical-index-mark-end text:id="IMark109096152"/><text:alphabetical-index-mark-end text:id="IMark108955288"/><text:alphabetical-index-mark-end text:id="IMark104196344"/><text:alphabetical-index-mark-end text:id="IMark107443448"/><text:alphabetical-index-mark-end text:id="IMark105734920"/><text:alphabetical-index-mark-end text:id="IMark105049848"/> and develop. <text:alphabetical-index-mark-start text:id="IMark106088616"/><text:alphabetical-index-mark-start text:id="IMark106089944"/><text:alphabetical-index-mark-start text:id="IMark106091272"/><text:alphabetical-index-mark-start text:id="IMark106092600"/><text:alphabetical-index-mark-start text:id="IMark107442264"/><text:alphabetical-index-mark-start text:id="IMark104804744"/><text:alphabetical-index-mark-start text:id="IMark104806072"/><text:alphabetical-index-mark-start text:id="IMark104807400"/><text:alphabetical-index-mark-start text:id="IMark104808728"/><text:alphabetical-index-mark-start text:id="IMark103923016"/><text:alphabetical-index-mark-start text:id="IMark103924280"/><text:alphabetical-index-mark-start text:id="IMark103925608"/><text:alphabetical-index-mark-start text:id="IMark103926936"/><text:alphabetical-index-mark-start text:id="IMark103928264"/><text:alphabetical-index-mark-start text:id="IMark104759432"/>Co<text:alphabetical-index-mark-end text:id="IMark104759432"/><text:alphabetical-index-mark-end text:id="IMark103928264"/><text:alphabetical-index-mark-end text:id="IMark103926936"/><text:alphabetical-index-mark-end text:id="IMark103925608"/><text:alphabetical-index-mark-end text:id="IMark103924280"/><text:alphabetical-index-mark-end text:id="IMark103923016"/>mmercial<text:alphabetical-index-mark-end text:id="IMark104808728"/><text:alphabetical-index-mark-end text:id="IMark104807400"/><text:alphabetical-index-mark-end text:id="IMark104806072"/><text:alphabetical-index-mark-end text:id="IMark104804744"/><text:alphabetical-index-mark-end text:id="IMark107442264"/><text:alphabetical-index-mark-end text:id="IMark106092600"/><text:alphabetical-index-mark-end text:id="IMark106091272"/><text:alphabetical-index-mark-end text:id="IMark106089944"/><text:alphabetical-index-mark-end text:id="IMark106088616"/> areas, on the other s<text:alphabetical-index-mark-start text:id="IMark103800888"/><text:alphabetical-index-mark-start text:id="IMark103502440"/><text:alphabetical-index-mark-start text:id="IMark111278472"/><text:alphabetical-index-mark-start text:id="IMark111279800"/><text:alphabetical-index-mark-start text:id="IMark111281128"/><text:alphabetical-index-mark-start text:id="IMark111282456"/>id<text:alphabetical-index-mark-end text:id="IMark111282456"/><text:alphabetical-index-mark-end text:id="IMark111281128"/><text:alphabetical-index-mark-end text:id="IMark111279800"/><text:alphabetical-index-mark-end text:id="IMark111278472"/><text:alphabetical-index-mark-end text:id="IMark103502440"/><text:alphabetical-index-mark-end text:id="IMark103800888"/>e, allow for both <text:alphabetical-index-mark-start text:id="IMark110536344"/><text:alphabetical-index-mark-start text:id="IMark106123560"/><text:alphabetical-index-mark-start text:id="IMark106124888"/><text:alphabetical-index-mark-start text:id="IMark106126216"/><text:alphabetical-index-mark-start text:id="IMark106127544"/><text:alphabetical-index-mark-start text:id="IMark101779128"/><text:alphabetical-index-mark-start text:id="IMark111395768"/><text:alphabetical-index-mark-start text:id="IMark111397096"/><text:alphabetical-index-mark-start text:id="IMark111398424"/><text:alphabetical-index-mark-start text:id="IMark111399752"/><text:alphabetical-index-mark-start text:id="IMark107853816"/><text:alphabetical-index-mark-start text:id="IMark107855144"/><text:alphabetical-index-mark-start text:id="IMark107856472"/><text:alphabetical-index-mark-start text:id="IMark107857800"/><text:alphabetical-index-mark-start text:id="IMark106431288"/>co<text:alphabetical-index-mark-end text:id="IMark106431288"/><text:alphabetical-index-mark-end text:id="IMark107857800"/><text:alphabetical-index-mark-end text:id="IMark107856472"/><text:alphabetical-index-mark-end text:id="IMark107855144"/><text:alphabetical-index-mark-end text:id="IMark107853816"/><text:alphabetical-index-mark-end text:id="IMark111399752"/>mmercial<text:alphabetical-index-mark-end text:id="IMark111398424"/><text:alphabetical-index-mark-end text:id="IMark111397096"/><text:alphabetical-index-mark-end text:id="IMark111395768"/><text:alphabetical-index-mark-end text:id="IMark101779128"/><text:alphabetical-index-mark-end text:id="IMark106127544"/><text:alphabetical-index-mark-end text:id="IMark106126216"/><text:alphabetical-index-mark-end text:id="IMark106124888"/><text:alphabetical-index-mark-end text:id="IMark106123560"/><text:alphabetical-index-mark-end text:id="IMark110536344"/> as well as <text:alphabetical-index-mark-start text:id="IMark105627224"/><text:alphabetical-index-mark-start text:id="IMark105628552"/><text:alphabetical-index-mark-start text:id="IMark105630408"/><text:alphabetical-index-mark-start text:id="IMark110605080"/><text:alphabetical-index-mark-start text:id="IMark110606408"/><text:alphabetical-index-mark-start text:id="IMark110607736"/><text:alphabetical-index-mark-start text:id="IMark110609064"/><text:alphabetical-index-mark-start text:id="IMark110610392"/><text:alphabetical-index-mark-start text:id="IMark110610488"/>res<text:alphabetical-index-mark-start text:id="IMark107031944"/><text:alphabetical-index-mark-start text:id="IMark107033272"/><text:alphabetical-index-mark-start text:id="IMark107034600"/><text:alphabetical-index-mark-start text:id="IMark109638776"/><text:alphabetical-index-mark-start text:id="IMark109640104"/><text:alphabetical-index-mark-start text:id="IMark109641432"/>id<text:alphabetical-index-mark-end text:id="IMark109641432"/><text:alphabetical-index-mark-end text:id="IMark109640104"/><text:alphabetical-index-mark-end text:id="IMark109638776"/><text:alphabetical-index-mark-end text:id="IMark107034600"/><text:alphabetical-index-mark-end text:id="IMark107033272"/><text:alphabetical-index-mark-end text:id="IMark107031944"/>ential<text:alphabetical-index-mark-end text:id="IMark110610488"/><text:alphabetical-index-mark-end text:id="IMark110610392"/><text:alphabetical-index-mark-end text:id="IMark110609064"/><text:alphabetical-index-mark-end text:id="IMark110607736"/><text:alphabetical-index-mark-end text:id="IMark110606408"/><text:alphabetical-index-mark-end text:id="IMark110605080"/><text:alphabetical-index-mark-end text:id="IMark105630408"/><text:alphabetical-index-mark-end text:id="IMark105628552"/><text:alphabetical-index-mark-end text:id="IMark105627224"/> <text:alphabetical-index-mark-start text:id="IMark109644264"/><text:alphabetical-index-mark-start text:id="IMark107322088"/><text:alphabetical-index-mark-start text:id="IMark107323352"/><text:alphabetical-index-mark-start text:id="IMark107324680"/><text:alphabetical-index-mark-start text:id="IMark107326008"/><text:alphabetical-index-mark-start text:id="IMark107327336"/><text:alphabetical-index-mark-start text:id="IMark110341112"/><text:alphabetical-index-mark-start text:id="IMark110342440"/><text:alphabetical-index-mark-start text:id="IMark110343768"/><text:alphabetical-index-mark-start text:id="IMark110345096"/><text:alphabetical-index-mark-start text:id="IMark110509800"/><text:alphabetical-index-mark-start text:id="IMark110511096"/><text:alphabetical-index-mark-start text:id="IMark110512424"/><text:alphabetical-index-mark-start text:id="IMark110513752"/>co<text:alphabetical-index-mark-end text:id="IMark110513752"/><text:alphabetical-index-mark-end text:id="IMark110512424"/><text:alphabetical-index-mark-end text:id="IMark110511096"/><text:alphabetical-index-mark-end text:id="IMark110509800"/><text:alphabetical-index-mark-end text:id="IMark110345096"/><text:alphabetical-index-mark-end text:id="IMark110343768"/>nstruction<text:alphabetical-index-mark-end text:id="IMark110342440"/><text:alphabetical-index-mark-end text:id="IMark110341112"/><text:alphabetical-index-mark-end text:id="IMark107327336"/><text:alphabetical-index-mark-end text:id="IMark107326008"/><text:alphabetical-index-mark-end text:id="IMark107324680"/><text:alphabetical-index-mark-end text:id="IMark107323352"/><text:alphabetical-index-mark-end text:id="IMark107322088"/><text:alphabetical-index-mark-end text:id="IMark109644264"/>. Of <text:alphabetical-index-mark-start text:id="IMark111013752"/><text:alphabetical-index-mark-start text:id="IMark111015336"/><text:alphabetical-index-mark-start text:id="IMark111016392"/><text:alphabetical-index-mark-start text:id="IMark111017720"/><text:alphabetical-index-mark-start text:id="IMark111019048"/><text:alphabetical-index-mark-start text:id="IMark111056344"/>co<text:alphabetical-index-mark-end text:id="IMark111056344"/><text:alphabetical-index-mark-end text:id="IMark111019048"/><text:alphabetical-index-mark-end text:id="IMark111017720"/><text:alphabetical-index-mark-end text:id="IMark111016392"/><text:alphabetical-index-mark-end text:id="IMark111015336"/><text:alphabetical-index-mark-end text:id="IMark111013752"/>urse, few <text:alphabetical-index-mark-start text:id="IMark111105112"/><text:alphabetical-index-mark-start text:id="IMark111106376"/><text:alphabetical-index-mark-start text:id="IMark111107704"/><text:alphabetical-index-mark-start text:id="IMark111109032"/><text:alphabetical-index-mark-start text:id="IMark109738424"/><text:alphabetical-index-mark-start text:id="IMark109739752"/><text:alphabetical-index-mark-start text:id="IMark109741080"/><text:alphabetical-index-mark-start text:id="IMark109742408"/><text:alphabetical-index-mark-start text:id="IMark109743736"/>people<text:alphabetical-index-mark-end text:id="IMark109743736"/><text:alphabetical-index-mark-end text:id="IMark109742408"/><text:alphabetical-index-mark-end text:id="IMark109741080"/><text:alphabetical-index-mark-end text:id="IMark109739752"/><text:alphabetical-index-mark-end text:id="IMark109738424"/><text:alphabetical-index-mark-end text:id="IMark111109032"/><text:alphabetical-index-mark-end text:id="IMark111107704"/><text:alphabetical-index-mark-end text:id="IMark111106376"/><text:alphabetical-index-mark-end text:id="IMark111105112"/> tend to prefer living in a <text:alphabetical-index-mark-start text:id="IMark109956904"/><text:alphabetical-index-mark-start text:id="IMark109958232"/><text:alphabetical-index-mark-start text:id="IMark109959560"/><text:alphabetical-index-mark-start text:id="IMark111556088"/><text:alphabetical-index-mark-start text:id="IMark111557416"/><text:alphabetical-index-mark-start text:id="IMark111558744"/><text:alphabetical-index-mark-start text:id="IMark111560072"/><text:alphabetical-index-mark-start text:id="IMark111561400"/><text:alphabetical-index-mark-start text:id="IMark110826008"/><text:alphabetical-index-mark-start text:id="IMark110827336"/><text:alphabetical-index-mark-start text:id="IMark110828664"/><text:alphabetical-index-mark-start text:id="IMark110829992"/><text:alphabetical-index-mark-start text:id="IMark110831320"/><text:alphabetical-index-mark-start text:id="IMark109470600"/><text:alphabetical-index-mark-start text:id="IMark109471928"/>co<text:alphabetical-index-mark-end text:id="IMark109471928"/><text:alphabetical-index-mark-end text:id="IMark109470600"/><text:alphabetical-index-mark-end text:id="IMark110831320"/><text:alphabetical-index-mark-end text:id="IMark110829992"/><text:alphabetical-index-mark-end text:id="IMark110828664"/><text:alphabetical-index-mark-end text:id="IMark110827336"/>mmercial<text:alphabetical-index-mark-end text:id="IMark110826008"/><text:alphabetical-index-mark-end text:id="IMark111561400"/><text:alphabetical-index-mark-end text:id="IMark111560072"/><text:alphabetical-index-mark-end text:id="IMark111558744"/><text:alphabetical-index-mark-end text:id="IMark111557416"/><text:alphabetical-index-mark-end text:id="IMark111556088"/><text:alphabetical-index-mark-end text:id="IMark109959560"/><text:alphabetical-index-mark-end text:id="IMark109958232"/><text:alphabetical-index-mark-end text:id="IMark109956904"/> <text:alphabetical-index-mark-start text:id="IMark103490712"/><text:alphabetical-index-mark-start text:id="IMark89110472"/><text:alphabetical-index-mark-start text:id="IMark106424872"/><text:alphabetical-index-mark-start text:id="IMark106426200"/><text:alphabetical-index-mark-start text:id="IMark106427528"/><text:alphabetical-index-mark-start text:id="IMark106428856"/>zone<text:alphabetical-index-mark-end text:id="IMark106428856"/><text:alphabetical-index-mark-end text:id="IMark106427528"/><text:alphabetical-index-mark-end text:id="IMark106426200"/><text:alphabetical-index-mark-end text:id="IMark106424872"/><text:alphabetical-index-mark-end text:id="IMark89110472"/><text:alphabetical-index-mark-end text:id="IMark103490712"/> but they can.</text:p>
      <text:p text:style-name="P22"/>
      <text:p text:style-name="P24">This is the reason why in areas that have been declared <text:alphabetical-index-mark-start text:id="IMark104292904"/><text:alphabetical-index-mark-start text:id="IMark105401272"/><text:alphabetical-index-mark-start text:id="IMark111886280"/><text:alphabetical-index-mark-start text:id="IMark111842648"/><text:alphabetical-index-mark-start text:id="IMark110084632"/><text:alphabetical-index-mark-start text:id="IMark111913928"/><text:alphabetical-index-mark-start text:id="IMark111654712"/><text:alphabetical-index-mark-start text:id="IMark102011176"/><text:alphabetical-index-mark-start text:id="IMark103209032"/><text:alphabetical-index-mark-start text:id="IMark111817080"/><text:alphabetical-index-mark-start text:id="IMark109713208"/><text:alphabetical-index-mark-start text:id="IMark111588696"/><text:alphabetical-index-mark-start text:id="IMark108205768"/><text:alphabetical-index-mark-start text:id="IMark110714776"/><text:alphabetical-index-mark-start text:id="IMark110424488"/>co<text:alphabetical-index-mark-end text:id="IMark110424488"/><text:alphabetical-index-mark-end text:id="IMark110714776"/><text:alphabetical-index-mark-end text:id="IMark108205768"/><text:alphabetical-index-mark-end text:id="IMark111588696"/><text:alphabetical-index-mark-end text:id="IMark109713208"/><text:alphabetical-index-mark-end text:id="IMark111817080"/>mmercial<text:alphabetical-index-mark-end text:id="IMark103209032"/><text:alphabetical-index-mark-end text:id="IMark102011176"/><text:alphabetical-index-mark-end text:id="IMark111654712"/><text:alphabetical-index-mark-end text:id="IMark111913928"/><text:alphabetical-index-mark-end text:id="IMark110084632"/><text:alphabetical-index-mark-end text:id="IMark111842648"/><text:alphabetical-index-mark-end text:id="IMark111886280"/><text:alphabetical-index-mark-end text:id="IMark105401272"/><text:alphabetical-index-mark-end text:id="IMark104292904"/> only <text:alphabetical-index-mark-start text:id="IMark103907576"/><text:alphabetical-index-mark-start text:id="IMark111875512"/><text:alphabetical-index-mark-start text:id="IMark111812024"/><text:alphabetical-index-mark-start text:id="IMark111586168"/><text:alphabetical-index-mark-start text:id="IMark111583640"/>recent<text:alphabetical-index-mark-end text:id="IMark111583640"/><text:alphabetical-index-mark-end text:id="IMark111586168"/><text:alphabetical-index-mark-end text:id="IMark111812024"/><text:alphabetical-index-mark-end text:id="IMark111875512"/><text:alphabetical-index-mark-end text:id="IMark103907576"/>ly and there are still private res<text:alphabetical-index-mark-start text:id="IMark111613976"/><text:alphabetical-index-mark-start text:id="IMark107580568"/><text:alphabetical-index-mark-start text:id="IMark111649656"/><text:alphabetical-index-mark-start text:id="IMark111720728"/><text:alphabetical-index-mark-start text:id="IMark63074888"/><text:alphabetical-index-mark-start text:id="IMark107814824"/>id<text:alphabetical-index-mark-end text:id="IMark107814824"/><text:alphabetical-index-mark-end text:id="IMark63074888"/><text:alphabetical-index-mark-end text:id="IMark111720728"/><text:alphabetical-index-mark-end text:id="IMark111649656"/><text:alphabetical-index-mark-end text:id="IMark107580568"/><text:alphabetical-index-mark-end text:id="IMark111613976"/>ents, some <text:alphabetical-index-mark-start text:id="IMark111659768"/><text:alphabetical-index-mark-start text:id="IMark111050024"/><text:alphabetical-index-mark-start text:id="IMark111746008"/>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82520"/><text:alphabetical-index-mark-start text:id="IMark111644600"/>people<text:alphabetical-index-mark-end text:id="IMark111644600"/><text:alphabetical-index-mark-end text:id="IMark111682520"/><text:alphabetical-index-mark-end text:id="IMark111818280"/><text:alphabetical-index-mark-end text:id="IMark105030744"/><text:alphabetical-index-mark-end text:id="IMark111657240"/><text:alphabetical-index-mark-end text:id="IMark110992888"/><text:alphabetical-index-mark-end text:id="IMark111746008"/><text:alphabetical-index-mark-end text:id="IMark111050024"/><text:alphabetical-index-mark-end text:id="IMark111659768"/> might want to use as a reference the <text:alphabetical-index-mark-start text:id="IMark111751976"/><text:alphabetical-index-mark-start text:id="IMark106046424"/><text:alphabetical-index-mark-start text:id="IMark111626904"/>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res<text:alphabetical-index-mark-start text:id="IMark102017832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id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2017832"/>ential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alphabetical-index-mark-end text:id="IMark111598808"/><text:alphabetical-index-mark-end text:id="IMark111626904"/><text:alphabetical-index-mark-end text:id="IMark106046424"/><text:alphabetical-index-mark-end text:id="IMark111751976"/> <text:alphabetical-index-mark-start text:id="IMark111332120"/><text:alphabetical-index-mark-start text:id="IMark111715672"/><text:alphabetical-index-mark-start text:id="IMark106277512"/><text:alphabetical-index-mark-start text:id="IMark109416824"/><text:alphabetical-index-mark-start text:id="IMark111667352"/><text:alphabetical-index-mark-start text:id="IMark110550968"/><text:alphabetical-index-mark-start text:id="IMark107479416"/><text:alphabetical-index-mark-start text:id="IMark107736376"/>square<text:alphabetical-index-mark-end text:id="IMark107736376"/><text:alphabetical-index-mark-end text:id="IMark107479416"/><text:alphabetical-index-mark-end text:id="IMark110550968"/><text:alphabetical-index-mark-end text:id="IMark111667352"/><text:alphabetical-index-mark-end text:id="IMark109416824"/><text:alphabetical-index-mark-end text:id="IMark106277512"/><text:alphabetical-index-mark-end text:id="IMark111715672"/><text:alphabetical-index-mark-end text:id="IMark111332120"/> <text:alphabetical-index-mark-start text:id="IMark111862152"/><text:alphabetical-index-mark-start text:id="IMark111674936"/><text:alphabetical-index-mark-start text:id="IMark111766520"/><text:alphabetical-index-mark-start text:id="IMark111611448"/><text:alphabetical-index-mark-start text:id="IMark105581080"/><text:alphabetical-index-mark-start text:id="IMark110660776"/><text:alphabetical-index-mark-start text:id="IMark109978376"/><text:alphabetical-index-mark-start text:id="IMark105126776"/>meter<text:alphabetical-index-mark-end text:id="IMark105126776"/><text:alphabetical-index-mark-end text:id="IMark109978376"/><text:alphabetical-index-mark-end text:id="IMark110660776"/><text:alphabetical-index-mark-end text:id="IMark105581080"/><text:alphabetical-index-mark-end text:id="IMark111611448"/><text:alphabetical-index-mark-end text:id="IMark111766520"/><text:alphabetical-index-mark-end text:id="IMark111674936"/><text:alphabetical-index-mark-end text:id="IMark111862152"/> <text:alphabetical-index-mark-start text:id="IMark107546888"/><text:alphabetical-index-mark-start text:id="IMark109372824"/>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04980664"/><text:alphabetical-index-mark-start text:id="IMark111662296"/><text:alphabetical-index-mark-start text:id="IMark88541048"/><text:alphabetical-index-mark-start text:id="IMark111740952"/><text:alphabetical-index-mark-start text:id="IMark107617256"/>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751064"/>price<text:alphabetical-index-mark-end text:id="IMark111751064"/><text:alphabetical-index-mark-end text:id="IMark111581112"/><text:alphabetical-index-mark-end text:id="IMark103587448"/><text:alphabetical-index-mark-end text:id="IMark103552248"/><text:alphabetical-index-mark-end text:id="IMark111865400"/><text:alphabetical-index-mark-end text:id="IMark107617256"/><text:alphabetical-index-mark-end text:id="IMark111740952"/><text:alphabetical-index-mark-end text:id="IMark88541048"/><text:alphabetical-index-mark-end text:id="IMark111662296"/><text:alphabetical-index-mark-end text:id="IMark104980664"/><text:alphabetical-index-mark-end text:id="IMark111769048"/><text:alphabetical-index-mark-end text:id="IMark111697976"/><text:alphabetical-index-mark-end text:id="IMark110633944"/><text:alphabetical-index-mark-end text:id="IMark111578584"/><text:alphabetical-index-mark-end text:id="IMark109372824"/><text:alphabetical-index-mark-end text:id="IMark107546888"/> instead of a <text:alphabetical-index-mark-start text:id="IMark109644264"/><text:alphabetical-index-mark-start text:id="IMark104846984"/><text:alphabetical-index-mark-start text:id="IMark110778392"/><text:alphabetical-index-mark-start text:id="IMark111561688"/><text:alphabetical-index-mark-start text:id="IMark108086904"/><text:alphabetical-index-mark-start text:id="IMark103499384"/><text:alphabetical-index-mark-start text:id="IMark103797784"/><text:alphabetical-index-mark-start text:id="IMark104761128"/><text:alphabetical-index-mark-start text:id="IMark108957016"/><text:alphabetical-index-mark-start text:id="IMark110711160"/><text:alphabetical-index-mark-start text:id="IMark103383448"/><text:alphabetical-index-mark-start text:id="IMark107025496"/><text:alphabetical-index-mark-start text:id="IMark105752744"/><text:alphabetical-index-mark-start text:id="IMark103483064"/><text:alphabetical-index-mark-start text:id="IMark104883912"/>co<text:alphabetical-index-mark-end text:id="IMark104883912"/><text:alphabetical-index-mark-end text:id="IMark103483064"/><text:alphabetical-index-mark-end text:id="IMark105752744"/><text:alphabetical-index-mark-end text:id="IMark107025496"/><text:alphabetical-index-mark-end text:id="IMark103383448"/><text:alphabetical-index-mark-end text:id="IMark110711160"/>mmercial<text:alphabetical-index-mark-end text:id="IMark108957016"/><text:alphabetical-index-mark-end text:id="IMark104761128"/><text:alphabetical-index-mark-end text:id="IMark103797784"/><text:alphabetical-index-mark-end text:id="IMark103499384"/><text:alphabetical-index-mark-end text:id="IMark108086904"/><text:alphabetical-index-mark-end text:id="IMark111561688"/><text:alphabetical-index-mark-end text:id="IMark110778392"/><text:alphabetical-index-mark-end text:id="IMark104846984"/><text:alphabetical-index-mark-end text:id="IMark109644264"/> <text:alphabetical-index-mark-start text:id="IMark111071384"/><text:alphabetical-index-mark-start text:id="IMark111005976"/><text:alphabetical-index-mark-start text:id="IMark107446664"/><text:alphabetical-index-mark-start text:id="IMark105403752"/><text:alphabetical-index-mark-start text:id="IMark106743592"/><text:alphabetical-index-mark-start text:id="IMark105502760"/><text:alphabetical-index-mark-start text:id="IMark104782696"/><text:alphabetical-index-mark-start text:id="IMark109090984"/><text:alphabetical-index-mark-start text:id="IMark103293784"/><text:alphabetical-index-mark-start text:id="IMark103800888"/><text:alphabetical-index-mark-start text:id="IMark105734920"/><text:alphabetical-index-mark-start text:id="IMark111019656"/><text:alphabetical-index-mark-start text:id="IMark106425816"/><text:alphabetical-index-mark-start text:id="IMark109471352"/>value<text:alphabetical-index-mark-end text:id="IMark109471352"/><text:alphabetical-index-mark-end text:id="IMark106425816"/><text:alphabetical-index-mark-end text:id="IMark111019656"/><text:alphabetical-index-mark-end text:id="IMark105734920"/><text:alphabetical-index-mark-end text:id="IMark103800888"/><text:alphabetical-index-mark-end text:id="IMark103293784"/><text:alphabetical-index-mark-end text:id="IMark109090984"/><text:alphabetical-index-mark-end text:id="IMark104782696"/><text:alphabetical-index-mark-end text:id="IMark105502760"/><text:alphabetical-index-mark-end text:id="IMark106743592"/><text:alphabetical-index-mark-end text:id="IMark105403752"/><text:alphabetical-index-mark-end text:id="IMark107446664"/><text:alphabetical-index-mark-end text:id="IMark111005976"/><text:alphabetical-index-mark-end text:id="IMark111071384"/>. </text:p>
      <text:p text:style-name="P24"/>
      <text:p text:style-name="P24">But since this <text:alphabetical-index-mark-start text:id="IMark104846984"/><text:alphabetical-index-mark-start text:id="IMark110778392"/><text:alphabetical-index-mark-start text:id="IMark111561688"/><text:alphabetical-index-mark-start text:id="IMark107546888"/><text:alphabetical-index-mark-start text:id="IMark109372824"/><text:alphabetical-index-mark-start text:id="IMark111578584"/><text:alphabetical-index-mark-start text:id="IMark110633944"/><text:alphabetical-index-mark-start text:id="IMark111697976"/>policy<text:alphabetical-index-mark-end text:id="IMark111697976"/><text:alphabetical-index-mark-end text:id="IMark110633944"/><text:alphabetical-index-mark-end text:id="IMark111578584"/><text:alphabetical-index-mark-end text:id="IMark109372824"/><text:alphabetical-index-mark-end text:id="IMark107546888"/><text:alphabetical-index-mark-end text:id="IMark111561688"/><text:alphabetical-index-mark-end text:id="IMark110778392"/><text:alphabetical-index-mark-end text:id="IMark104846984"/> does not make well with <text:alphabetical-index-mark-start text:id="IMark111769048"/><text:alphabetical-index-mark-start text:id="IMark104980664"/><text:alphabetical-index-mark-start text:id="IMark111662296"/><text:alphabetical-index-mark-start text:id="IMark88541048"/><text:alphabetical-index-mark-start text:id="IMark111740952"/><text:alphabetical-index-mark-start text:id="IMark107617256"/>co<text:alphabetical-index-mark-end text:id="IMark107617256"/><text:alphabetical-index-mark-end text:id="IMark111740952"/><text:alphabetical-index-mark-end text:id="IMark88541048"/><text:alphabetical-index-mark-end text:id="IMark111662296"/><text:alphabetical-index-mark-end text:id="IMark104980664"/><text:alphabetical-index-mark-end text:id="IMark111769048"/>mmon sense, once 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751064"/><text:alphabetical-index-mark-start text:id="IMark111862152"/><text:alphabetical-index-mark-start text:id="IMark111674936"/><text:alphabetical-index-mark-start text:id="IMark111766520"/>home<text:alphabetical-index-mark-end text:id="IMark111766520"/><text:alphabetical-index-mark-end text:id="IMark111674936"/><text:alphabetical-index-mark-end text:id="IMark111862152"/><text:alphabetical-index-mark-end text:id="IMark111751064"/><text:alphabetical-index-mark-end text:id="IMark111581112"/><text:alphabetical-index-mark-end text:id="IMark103587448"/><text:alphabetical-index-mark-end text:id="IMark103552248"/><text:alphabetical-index-mark-end text:id="IMark111865400"/> owners <text:alphabetical-index-mark-start text:id="IMark111611448"/><text:alphabetical-index-mark-start text:id="IMark105581080"/><text:alphabetical-index-mark-start text:id="IMark110660776"/><text:alphabetical-index-mark-start text:id="IMark109978376"/><text:alphabetical-index-mark-start text:id="IMark105126776"/><text:alphabetical-index-mark-start text:id="IMark111332120"/><text:alphabetical-index-mark-start text:id="IMark111715672"/><text:alphabetical-index-mark-start text:id="IMark106277512"/>real<text:alphabetical-index-mark-end text:id="IMark106277512"/><text:alphabetical-index-mark-end text:id="IMark111715672"/><text:alphabetical-index-mark-end text:id="IMark111332120"/><text:alphabetical-index-mark-end text:id="IMark105126776"/><text:alphabetical-index-mark-end text:id="IMark109978376"/><text:alphabetical-index-mark-end text:id="IMark110660776"/><text:alphabetical-index-mark-end text:id="IMark105581080"/><text:alphabetical-index-mark-end text:id="IMark111611448"/>ize the <text:alphabetical-index-mark-start text:id="IMark109416824"/><text:alphabetical-index-mark-start text:id="IMark111667352"/><text:alphabetical-index-mark-start text:id="IMark110550968"/><text:alphabetical-index-mark-start text:id="IMark107479416"/><text:alphabetical-index-mark-start text:id="IMark107736376"/><text:alphabetical-index-mark-start text:id="IMark111751976"/><text:alphabetical-index-mark-start text:id="IMark106046424"/><text:alphabetical-index-mark-start text:id="IMark111626904"/>difference<text:alphabetical-index-mark-end text:id="IMark111626904"/><text:alphabetical-index-mark-end text:id="IMark106046424"/><text:alphabetical-index-mark-end text:id="IMark111751976"/><text:alphabetical-index-mark-end text:id="IMark107736376"/><text:alphabetical-index-mark-end text:id="IMark107479416"/><text:alphabetical-index-mark-end text:id="IMark110550968"/><text:alphabetical-index-mark-end text:id="IMark111667352"/><text:alphabetical-index-mark-end text:id="IMark109416824"/> between 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02017832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11659768"/><text:alphabetical-index-mark-start text:id="IMark111050024"/><text:alphabetical-index-mark-start text:id="IMark111746008"/>co<text:alphabetical-index-mark-end text:id="IMark111746008"/><text:alphabetical-index-mark-end text:id="IMark111050024"/><text:alphabetical-index-mark-end text:id="IMark111659768"/><text:alphabetical-index-mark-end text:id="IMark111664824"/><text:alphabetical-index-mark-end text:id="IMark111748536"/><text:alphabetical-index-mark-end text:id="IMark105841608"/>mmercial<text:alphabetical-index-mark-end text:id="IMark105792488"/><text:alphabetical-index-mark-end text:id="IMark111860344"/><text:alphabetical-index-mark-end text:id="IMark102017832"/>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alphabetical-index-mark-end text:id="IMark111598808"/> 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82520"/><text:alphabetical-index-mark-start text:id="IMark111644600"/><text:alphabetical-index-mark-start text:id="IMark111613976"/><text:alphabetical-index-mark-start text:id="IMark107580568"/>square<text:alphabetical-index-mark-end text:id="IMark107580568"/><text:alphabetical-index-mark-end text:id="IMark111613976"/><text:alphabetical-index-mark-end text:id="IMark111644600"/><text:alphabetical-index-mark-end text:id="IMark111682520"/><text:alphabetical-index-mark-end text:id="IMark111818280"/><text:alphabetical-index-mark-end text:id="IMark105030744"/><text:alphabetical-index-mark-end text:id="IMark111657240"/><text:alphabetical-index-mark-end text:id="IMark110992888"/> <text:alphabetical-index-mark-start text:id="IMark111649656"/><text:alphabetical-index-mark-start text:id="IMark111720728"/><text:alphabetical-index-mark-start text:id="IMark63074888"/><text:alphabetical-index-mark-start text:id="IMark107814824"/><text:alphabetical-index-mark-start text:id="IMark103907576"/><text:alphabetical-index-mark-start text:id="IMark111875512"/><text:alphabetical-index-mark-start text:id="IMark111812024"/><text:alphabetical-index-mark-start text:id="IMark111586168"/>meter<text:alphabetical-index-mark-end text:id="IMark111586168"/><text:alphabetical-index-mark-end text:id="IMark111812024"/><text:alphabetical-index-mark-end text:id="IMark111875512"/><text:alphabetical-index-mark-end text:id="IMark103907576"/><text:alphabetical-index-mark-end text:id="IMark107814824"/><text:alphabetical-index-mark-end text:id="IMark63074888"/><text:alphabetical-index-mark-end text:id="IMark111720728"/><text:alphabetical-index-mark-end text:id="IMark111649656"/> <text:alphabetical-index-mark-start text:id="IMark111583640"/><text:alphabetical-index-mark-start text:id="IMark104292904"/><text:alphabetical-index-mark-start text:id="IMark105401272"/><text:alphabetical-index-mark-start text:id="IMark111886280"/><text:alphabetical-index-mark-start text:id="IMark111842648"/><text:alphabetical-index-mark-start text:id="IMark110084632"/><text:alphabetical-index-mark-start text:id="IMark111913928"/><text:alphabetical-index-mark-start text:id="IMark111654712"/><text:alphabetical-index-mark-start text:id="IMark102011176"/><text:alphabetical-index-mark-start text:id="IMark103209032"/><text:alphabetical-index-mark-start text:id="IMark111817080"/><text:alphabetical-index-mark-start text:id="IMark109713208"/><text:alphabetical-index-mark-start text:id="IMark111588696"/><text:alphabetical-index-mark-start text:id="IMark108205768"/><text:alphabetical-index-mark-start text:id="IMark110714776"/><text:alphabetical-index-mark-start text:id="IMark110424488"/>price<text:alphabetical-index-mark-end text:id="IMark110424488"/><text:alphabetical-index-mark-end text:id="IMark110714776"/><text:alphabetical-index-mark-end text:id="IMark108205768"/><text:alphabetical-index-mark-end text:id="IMark111588696"/><text:alphabetical-index-mark-end text:id="IMark109713208"/><text:alphabetical-index-mark-end text:id="IMark111817080"/><text:alphabetical-index-mark-end text:id="IMark103209032"/><text:alphabetical-index-mark-end text:id="IMark102011176"/><text:alphabetical-index-mark-end text:id="IMark111654712"/><text:alphabetical-index-mark-end text:id="IMark111913928"/><text:alphabetical-index-mark-end text:id="IMark110084632"/><text:alphabetical-index-mark-end text:id="IMark111842648"/><text:alphabetical-index-mark-end text:id="IMark111886280"/><text:alphabetical-index-mark-end text:id="IMark105401272"/><text:alphabetical-index-mark-end text:id="IMark104292904"/><text:alphabetical-index-mark-end text:id="IMark111583640"/>s and those for <text:alphabetical-index-mark-start text:id="IMark109644264"/><text:alphabetical-index-mark-start text:id="IMark106425816"/><text:alphabetical-index-mark-start text:id="IMark107325048"/><text:alphabetical-index-mark-start text:id="IMark111018088"/><text:alphabetical-index-mark-start text:id="IMark109741448"/><text:alphabetical-index-mark-start text:id="IMark111108072"/><text:alphabetical-index-mark-start text:id="IMark109470968"/><text:alphabetical-index-mark-start text:id="IMark110829032"/>home<text:alphabetical-index-mark-end text:id="IMark110829032"/><text:alphabetical-index-mark-end text:id="IMark109470968"/><text:alphabetical-index-mark-end text:id="IMark111108072"/><text:alphabetical-index-mark-end text:id="IMark109741448"/><text:alphabetical-index-mark-end text:id="IMark111018088"/><text:alphabetical-index-mark-end text:id="IMark107325048"/><text:alphabetical-index-mark-end text:id="IMark106425816"/><text:alphabetical-index-mark-end text:id="IMark109644264"/>s, they star<text:span text:style-name="T60">t</text:span> selling their <text:alphabetical-index-mark-start text:id="IMark110826376"/><text:alphabetical-index-mark-start text:id="IMark111559112"/><text:alphabetical-index-mark-start text:id="IMark111556456"/><text:alphabetical-index-mark-start text:id="IMark111078360"/><text:alphabetical-index-mark-start text:id="IMark105625336"/><text:alphabetical-index-mark-start text:id="IMark105719144"/><text:alphabetical-index-mark-start text:id="IMark110626440"/><text:alphabetical-index-mark-start text:id="IMark110913496"/>p<text:alphabetical-index-mark-start text:id="IMark104883912"/><text:alphabetical-index-mark-start text:id="IMark103800888"/><text:alphabetical-index-mark-start text:id="IMark106878728"/><text:alphabetical-index-mark-start text:id="IMark106880056"/><text:alphabetical-index-mark-start text:id="IMark106881384"/><text:alphabetical-index-mark-start text:id="IMark105411240"/>ro<text:alphabetical-index-mark-end text:id="IMark105411240"/><text:alphabetical-index-mark-end text:id="IMark106881384"/><text:alphabetical-index-mark-end text:id="IMark106880056"/><text:alphabetical-index-mark-end text:id="IMark106878728"/><text:alphabetical-index-mark-end text:id="IMark103800888"/><text:alphabetical-index-mark-end text:id="IMark104883912"/><text:span text:style-name="T35">p</text:span>erties<text:alphabetical-index-mark-end text:id="IMark110913496"/><text:alphabetical-index-mark-end text:id="IMark110626440"/><text:alphabetical-index-mark-end text:id="IMark105719144"/><text:alphabetical-index-mark-end text:id="IMark105625336"/><text:alphabetical-index-mark-end text:id="IMark111078360"/><text:alphabetical-index-mark-end text:id="IMark111556456"/><text:alphabetical-index-mark-end text:id="IMark111559112"/><text:alphabetical-index-mark-end text:id="IMark110826376"/> at the <text:alphabetical-index-mark-start text:id="IMark111545368"/><text:alphabetical-index-mark-start text:id="IMark111546632"/><text:alphabetical-index-mark-start text:id="IMark111547960"/><text:alphabetical-index-mark-start text:id="IMark111549288"/><text:alphabetical-index-mark-start text:id="IMark110346952"/><text:alphabetical-index-mark-start text:id="IMark110348280"/><text:alphabetical-index-mark-start text:id="IMark110349608"/><text:alphabetical-index-mark-start text:id="IMark110350936"/><text:alphabetical-index-mark-start text:id="IMark110352264"/><text:alphabetical-index-mark-start text:id="IMark106745576"/><text:alphabetical-index-mark-start text:id="IMark106746904"/><text:alphabetical-index-mark-start text:id="IMark106748232"/><text:alphabetical-index-mark-start text:id="IMark106749560"/><text:alphabetical-index-mark-start text:id="IMark109683432"/><text:alphabetical-index-mark-start text:id="IMark111422856"/>co<text:alphabetical-index-mark-end text:id="IMark111422856"/><text:alphabetical-index-mark-end text:id="IMark109683432"/><text:alphabetical-index-mark-end text:id="IMark106749560"/><text:alphabetical-index-mark-end text:id="IMark106748232"/><text:alphabetical-index-mark-end text:id="IMark106746904"/><text:alphabetical-index-mark-end text:id="IMark106745576"/>mmercial<text:alphabetical-index-mark-end text:id="IMark110352264"/><text:alphabetical-index-mark-end text:id="IMark110350936"/><text:alphabetical-index-mark-end text:id="IMark110349608"/><text:alphabetical-index-mark-end text:id="IMark110348280"/><text:alphabetical-index-mark-end text:id="IMark110346952"/><text:alphabetical-index-mark-end text:id="IMark111549288"/><text:alphabetical-index-mark-end text:id="IMark111547960"/><text:alphabetical-index-mark-end text:id="IMark111546632"/><text:alphabetical-index-mark-end text:id="IMark111545368"/> <text:alphabetical-index-mark-start text:id="IMark110762424"/><text:alphabetical-index-mark-start text:id="IMark110763752"/><text:alphabetical-index-mark-start text:id="IMark110765080"/><text:alphabetical-index-mark-start text:id="IMark110765656"/><text:alphabetical-index-mark-start text:id="IMark107636232"/><text:alphabetical-index-mark-start text:id="IMark107637560"/><text:alphabetical-index-mark-start text:id="IMark107638888"/><text:alphabetical-index-mark-start text:id="IMark107640216"/>market<text:alphabetical-index-mark-end text:id="IMark107640216"/><text:alphabetical-index-mark-end text:id="IMark107638888"/><text:alphabetical-index-mark-end text:id="IMark107637560"/><text:alphabetical-index-mark-end text:id="IMark107636232"/><text:alphabetical-index-mark-end text:id="IMark110765656"/><text:alphabetical-index-mark-end text:id="IMark110765080"/><text:alphabetical-index-mark-end text:id="IMark110763752"/><text:alphabetical-index-mark-end text:id="IMark110762424"/> <text:alphabetical-index-mark-start text:id="IMark107726664"/><text:alphabetical-index-mark-start text:id="IMark107727992"/><text:alphabetical-index-mark-start text:id="IMark107729320"/><text:alphabetical-index-mark-start text:id="IMark107730648"/><text:alphabetical-index-mark-start text:id="IMark106221160"/><text:alphabetical-index-mark-start text:id="IMark106222488"/><text:alphabetical-index-mark-start text:id="IMark106223816"/><text:alphabetical-index-mark-start text:id="IMark106225144"/><text:alphabetical-index-mark-start text:id="IMark106226472"/><text:alphabetical-index-mark-start text:id="IMark94483480"/><text:alphabetical-index-mark-start text:id="IMark94484744"/><text:alphabetical-index-mark-start text:id="IMark94486072"/><text:alphabetical-index-mark-start text:id="IMark94487400"/><text:alphabetical-index-mark-start text:id="IMark94488728"/>value<text:alphabetical-index-mark-end text:id="IMark94488728"/><text:alphabetical-index-mark-end text:id="IMark94487400"/><text:alphabetical-index-mark-end text:id="IMark94486072"/><text:alphabetical-index-mark-end text:id="IMark94484744"/><text:alphabetical-index-mark-end text:id="IMark94483480"/><text:alphabetical-index-mark-end text:id="IMark106226472"/><text:alphabetical-index-mark-end text:id="IMark106225144"/><text:alphabetical-index-mark-end text:id="IMark106223816"/><text:alphabetical-index-mark-end text:id="IMark106222488"/><text:alphabetical-index-mark-end text:id="IMark106221160"/><text:alphabetical-index-mark-end text:id="IMark107730648"/><text:alphabetical-index-mark-end text:id="IMark107729320"/><text:alphabetical-index-mark-end text:id="IMark107727992"/><text:alphabetical-index-mark-end text:id="IMark107726664"/>.</text:p>
      <text:p text:style-name="P23"/>
      <text:p text:style-name="P23"/>
      <text:h text:style-name="Heading_20_3" text:outline-level="3"><text:bookmark-start text:name="__RefHeading___Toc777_180202276"/>2.<text:span text:style-name="T131">2</text:span>.5. The effect of <text:alphabetical-index-mark-start text:id="IMark111842648"/><text:alphabetical-index-mark-start text:id="IMark111913928"/><text:alphabetical-index-mark-start text:id="IMark111654712"/><text:alphabetical-index-mark-start text:id="IMark102011176"/><text:alphabetical-index-mark-start text:id="IMark103209032"/><text:alphabetical-index-mark-start text:id="IMark111817080"/><text:span text:style-name="T90">public</text:span><text:alphabetical-index-mark-end text:id="IMark111817080"/><text:alphabetical-index-mark-end text:id="IMark103209032"/><text:alphabetical-index-mark-end text:id="IMark102011176"/><text:alphabetical-index-mark-end text:id="IMark111654712"/><text:alphabetical-index-mark-end text:id="IMark111913928"/><text:alphabetical-index-mark-end text:id="IMark111842648"/><text:span text:style-name="T90"> </text:span>activities.<text:bookmark-end text:name="__RefHeading___Toc777_180202276"/></text:h>
      <text:p text:style-name="P25"/>
      <text:p text:style-name="P25">In some <text:alphabetical-index-mark-start text:id="IMark111649656"/><text:alphabetical-index-mark-start text:id="IMark111720728"/><text:alphabetical-index-mark-start text:id="IMark63074888"/><text:alphabetical-index-mark-start text:id="IMark107814824"/><text:alphabetical-index-mark-start text:id="IMark103907576"/><text:alphabetical-index-mark-start text:id="IMark111875512"/><text:alphabetical-index-mark-start text:id="IMark111812024"/><text:alphabetical-index-mark-start text:id="IMark111586168"/>cases<text:alphabetical-index-mark-end text:id="IMark111586168"/><text:alphabetical-index-mark-end text:id="IMark111812024"/><text:alphabetical-index-mark-end text:id="IMark111875512"/><text:alphabetical-index-mark-end text:id="IMark103907576"/><text:alphabetical-index-mark-end text:id="IMark107814824"/><text:alphabetical-index-mark-end text:id="IMark63074888"/><text:alphabetical-index-mark-end text:id="IMark111720728"/><text:alphabetical-index-mark-end text:id="IMark111649656"/>, 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82520"/><text:alphabetical-index-mark-start text:id="IMark111644600"/><text:alphabetical-index-mark-start text:id="IMark111613976"/><text:alphabetical-index-mark-start text:id="IMark107580568"/>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02017832"/>co<text:alphabetical-index-mark-end text:id="IMark102017832"/>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mmercial<text:alphabetical-index-mark-end text:id="IMark111598808"/><text:alphabetical-index-mark-end text:id="IMark107580568"/><text:alphabetical-index-mark-end text:id="IMark111613976"/><text:alphabetical-index-mark-end text:id="IMark111644600"/><text:alphabetical-index-mark-end text:id="IMark111682520"/><text:alphabetical-index-mark-end text:id="IMark111818280"/><text:alphabetical-index-mark-end text:id="IMark105030744"/><text:alphabetical-index-mark-end text:id="IMark111657240"/><text:alphabetical-index-mark-end text:id="IMark110992888"/> 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11659768"/><text:alphabetical-index-mark-start text:id="IMark111050024"/><text:alphabetical-index-mark-start text:id="IMark111746008"/><text:alphabetical-index-mark-start text:id="IMark109416824"/><text:alphabetical-index-mark-start text:id="IMark111667352"/><text:alphabetical-index-mark-start text:id="IMark110550968"/><text:alphabetical-index-mark-start text:id="IMark107479416"/><text:alphabetical-index-mark-start text:id="IMark107736376"/><text:alphabetical-index-mark-start text:id="IMark111751976"/><text:alphabetical-index-mark-start text:id="IMark106046424"/><text:alphabetical-index-mark-start text:id="IMark111626904"/>price<text:alphabetical-index-mark-end text:id="IMark111626904"/><text:alphabetical-index-mark-end text:id="IMark106046424"/><text:alphabetical-index-mark-end text:id="IMark111751976"/><text:alphabetical-index-mark-end text:id="IMark107736376"/><text:alphabetical-index-mark-end text:id="IMark107479416"/><text:alphabetical-index-mark-end text:id="IMark110550968"/><text:alphabetical-index-mark-end text:id="IMark111667352"/><text:alphabetical-index-mark-end text:id="IMark109416824"/><text:alphabetical-index-mark-end text:id="IMark111746008"/><text:alphabetical-index-mark-end text:id="IMark111050024"/><text:alphabetical-index-mark-end text:id="IMark111659768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s per <text:alphabetical-index-mark-start text:id="IMark111611448"/><text:alphabetical-index-mark-start text:id="IMark105581080"/><text:alphabetical-index-mark-start text:id="IMark110660776"/><text:alphabetical-index-mark-start text:id="IMark109978376"/><text:alphabetical-index-mark-start text:id="IMark105126776"/><text:alphabetical-index-mark-start text:id="IMark111332120"/><text:alphabetical-index-mark-start text:id="IMark111715672"/><text:alphabetical-index-mark-start text:id="IMark106277512"/>square<text:alphabetical-index-mark-end text:id="IMark106277512"/><text:alphabetical-index-mark-end text:id="IMark111715672"/><text:alphabetical-index-mark-end text:id="IMark111332120"/><text:alphabetical-index-mark-end text:id="IMark105126776"/><text:alphabetical-index-mark-end text:id="IMark109978376"/><text:alphabetical-index-mark-end text:id="IMark110660776"/><text:alphabetical-index-mark-end text:id="IMark105581080"/><text:alphabetical-index-mark-end text:id="IMark111611448"/> 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751064"/><text:alphabetical-index-mark-start text:id="IMark111862152"/><text:alphabetical-index-mark-start text:id="IMark111674936"/><text:alphabetical-index-mark-start text:id="IMark111766520"/>meter<text:alphabetical-index-mark-end text:id="IMark111766520"/><text:alphabetical-index-mark-end text:id="IMark111674936"/><text:alphabetical-index-mark-end text:id="IMark111862152"/><text:alphabetical-index-mark-end text:id="IMark111751064"/><text:alphabetical-index-mark-end text:id="IMark111581112"/><text:alphabetical-index-mark-end text:id="IMark103587448"/><text:alphabetical-index-mark-end text:id="IMark103552248"/><text:alphabetical-index-mark-end text:id="IMark111865400"/> have <text:alphabetical-index-mark-start text:id="IMark111769048"/><text:alphabetical-index-mark-start text:id="IMark104980664"/><text:alphabetical-index-mark-start text:id="IMark111662296"/><text:alphabetical-index-mark-start text:id="IMark88541048"/><text:alphabetical-index-mark-start text:id="IMark111740952"/><text:alphabetical-index-mark-start text:id="IMark107617256"/><text:alphabetical-index-mark-start text:id="IMark104846984"/><text:alphabetical-index-mark-start text:id="IMark110778392"/>significant<text:alphabetical-index-mark-end text:id="IMark110778392"/><text:alphabetical-index-mark-end text:id="IMark104846984"/><text:alphabetical-index-mark-end text:id="IMark107617256"/><text:alphabetical-index-mark-end text:id="IMark111740952"/><text:alphabetical-index-mark-end text:id="IMark88541048"/><text:alphabetical-index-mark-end text:id="IMark111662296"/><text:alphabetical-index-mark-end text:id="IMark104980664"/><text:alphabetical-index-mark-end text:id="IMark111769048"/> variations between fairly close or even <text:alphabetical-index-mark-start text:id="IMark111561688"/><text:alphabetical-index-mark-start text:id="IMark107546888"/><text:alphabetical-index-mark-start text:id="IMark109372824"/><text:alphabetical-index-mark-start text:id="IMark111578584"/><text:alphabetical-index-mark-start text:id="IMark110633944"/><text:alphabetical-index-mark-start text:id="IMark111697976"/>co<text:alphabetical-index-mark-end text:id="IMark111697976"/><text:alphabetical-index-mark-end text:id="IMark110633944"/><text:alphabetical-index-mark-end text:id="IMark111578584"/><text:alphabetical-index-mark-end text:id="IMark109372824"/><text:alphabetical-index-mark-end text:id="IMark107546888"/><text:alphabetical-index-mark-end text:id="IMark111561688"/>ntiguous <text:alphabetical-index-mark-start text:id="IMark109644264"/><text:alphabetical-index-mark-start text:id="IMark104292904"/><text:alphabetical-index-mark-start text:id="IMark111583640"/><text:alphabetical-index-mark-start text:id="IMark111886280"/><text:alphabetical-index-mark-start text:id="IMark105401272"/><text:alphabetical-index-mark-start text:id="IMark110084632"/><text:alphabetical-index-mark-start text:id="IMark109713208"/><text:alphabetical-index-mark-start text:id="IMark111842648"/>p<text:alphabetical-index-mark-start text:id="IMark111913928"/><text:alphabetical-index-mark-start text:id="IMark111654712"/><text:alphabetical-index-mark-start text:id="IMark102011176"/><text:alphabetical-index-mark-start text:id="IMark103209032"/><text:alphabetical-index-mark-start text:id="IMark111817080"/><text:alphabetical-index-mark-start text:id="IMark108205768"/>ro<text:alphabetical-index-mark-end text:id="IMark108205768"/><text:alphabetical-index-mark-end text:id="IMark111817080"/><text:alphabetical-index-mark-end text:id="IMark103209032"/><text:alphabetical-index-mark-end text:id="IMark102011176"/><text:alphabetical-index-mark-end text:id="IMark111654712"/><text:alphabetical-index-mark-end text:id="IMark111913928"/>perties<text:alphabetical-index-mark-end text:id="IMark111842648"/><text:alphabetical-index-mark-end text:id="IMark109713208"/><text:alphabetical-index-mark-end text:id="IMark110084632"/><text:alphabetical-index-mark-end text:id="IMark105401272"/><text:alphabetical-index-mark-end text:id="IMark111886280"/><text:alphabetical-index-mark-end text:id="IMark111583640"/><text:alphabetical-index-mark-end text:id="IMark104292904"/><text:alphabetical-index-mark-end text:id="IMark109644264"/>. <text:span text:style-name="T37">T</text:span>his is mostly due to certain activities like.</text:p>
      <text:p text:style-name="P25"/>
      <text:p text:style-name="P25"/>
      <text:p text:style-name="P26"><text:span text:style-name="T14">2.</text:span><text:span text:style-name="T29">2</text:span><text:span text:style-name="T14">.5.1.</text:span> <text:alphabetical-index-mark-start text:id="IMark105401272"/><text:alphabetical-index-mark-start text:id="IMark110084632"/><text:alphabetical-index-mark-start text:id="IMark109713208"/><text:alphabetical-index-mark-start text:id="IMark111842648"/><text:alphabetical-index-mark-start text:id="IMark111913928"/><text:alphabetical-index-mark-start text:id="IMark111654712"/>Bank<text:alphabetical-index-mark-end text:id="IMark111654712"/><text:alphabetical-index-mark-end text:id="IMark111913928"/><text:alphabetical-index-mark-end text:id="IMark111842648"/><text:alphabetical-index-mark-end text:id="IMark109713208"/><text:alphabetical-index-mark-end text:id="IMark110084632"/><text:alphabetical-index-mark-end text:id="IMark105401272"/>ing. The presence of <text:alphabetical-index-mark-start text:id="IMark102011176"/><text:alphabetical-index-mark-start text:id="IMark103209032"/><text:alphabetical-index-mark-start text:id="IMark111817080"/><text:alphabetical-index-mark-start text:id="IMark108205768"/><text:alphabetical-index-mark-start text:id="IMark111561688"/><text:alphabetical-index-mark-start text:id="IMark107546888"/>bank<text:alphabetical-index-mark-end text:id="IMark107546888"/><text:alphabetical-index-mark-end text:id="IMark111561688"/><text:alphabetical-index-mark-end text:id="IMark108205768"/><text:alphabetical-index-mark-end text:id="IMark111817080"/><text:alphabetical-index-mark-end text:id="IMark103209032"/><text:alphabetical-index-mark-end text:id="IMark102011176"/>s tend to markedly increase the <text:alphabetical-index-mark-start text:id="IMark109372824"/><text:alphabetical-index-mark-start text:id="IMark111578584"/><text:alphabetical-index-mark-start text:id="IMark110633944"/><text:alphabetical-index-mark-start text:id="IMark111697976"/><text:alphabetical-index-mark-start text:id="IMark111769048"/><text:alphabetical-index-mark-start text:id="IMark104980664"/><text:alphabetical-index-mark-start text:id="IMark111662296"/><text:alphabetical-index-mark-start text:id="IMark88541048"/><text:alphabetical-index-mark-start text:id="IMark111740952"/>number<text:alphabetical-index-mark-end text:id="IMark111740952"/><text:alphabetical-index-mark-end text:id="IMark88541048"/><text:alphabetical-index-mark-end text:id="IMark111662296"/><text:alphabetical-index-mark-end text:id="IMark104980664"/><text:alphabetical-index-mark-end text:id="IMark111769048"/><text:alphabetical-index-mark-end text:id="IMark111697976"/><text:alphabetical-index-mark-end text:id="IMark110633944"/><text:alphabetical-index-mark-end text:id="IMark111578584"/><text:alphabetical-index-mark-end text:id="IMark109372824"/> of <text:alphabetical-index-mark-start text:id="IMark107617256"/><text:alphabetical-index-mark-start text:id="IMark104846984"/><text:alphabetical-index-mark-start text:id="IMark110778392"/>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751064"/><text:alphabetical-index-mark-start text:id="IMark111862152"/>pedestrian<text:alphabetical-index-mark-end text:id="IMark111862152"/><text:alphabetical-index-mark-end text:id="IMark111751064"/><text:alphabetical-index-mark-end text:id="IMark111581112"/><text:alphabetical-index-mark-end text:id="IMark103587448"/><text:alphabetical-index-mark-end text:id="IMark103552248"/><text:alphabetical-index-mark-end text:id="IMark111865400"/><text:alphabetical-index-mark-end text:id="IMark110778392"/><text:alphabetical-index-mark-end text:id="IMark104846984"/><text:alphabetical-index-mark-end text:id="IMark107617256"/> in a given <text:alphabetical-index-mark-start text:id="IMark111674936"/><text:alphabetical-index-mark-start text:id="IMark111766520"/><text:alphabetical-index-mark-start text:id="IMark111611448"/><text:alphabetical-index-mark-start text:id="IMark105581080"/><text:alphabetical-index-mark-start text:id="IMark110660776"/><text:alphabetical-index-mark-start text:id="IMark109978376"/><text:alphabetical-index-mark-start text:id="IMark105126776"/><text:alphabetical-index-mark-start text:id="IMark111332120"/><text:alphabetical-index-mark-start text:id="IMark111715672"/>street<text:alphabetical-index-mark-end text:id="IMark111715672"/><text:alphabetical-index-mark-end text:id="IMark111332120"/><text:alphabetical-index-mark-end text:id="IMark105126776"/><text:alphabetical-index-mark-end text:id="IMark109978376"/><text:alphabetical-index-mark-end text:id="IMark110660776"/><text:alphabetical-index-mark-end text:id="IMark105581080"/><text:alphabetical-index-mark-end text:id="IMark111611448"/><text:alphabetical-index-mark-end text:id="IMark111766520"/><text:alphabetical-index-mark-end text:id="IMark111674936"/> <text:alphabetical-index-mark-start text:id="IMark106277512"/><text:alphabetical-index-mark-start text:id="IMark111860344"/><text:alphabetical-index-mark-start text:id="IMark105792488"/><text:alphabetical-index-mark-start text:id="IMark105841608"/><text:alphabetical-index-mark-start text:id="IMark111748536"/><text:alphabetical-index-mark-start text:id="IMark111664824"/><text:alphabetical-index-mark-start text:id="IMark111659768"/><text:alphabetical-index-mark-start text:id="IMark111050024"/><text:alphabetical-index-mark-start text:id="IMark111746008"/>block<text:alphabetical-index-mark-end text:id="IMark111746008"/><text:alphabetical-index-mark-end text:id="IMark111050024"/><text:alphabetical-index-mark-end text:id="IMark111659768"/><text:alphabetical-index-mark-end text:id="IMark111664824"/><text:alphabetical-index-mark-end text:id="IMark111748536"/><text:alphabetical-index-mark-end text:id="IMark105841608"/><text:alphabetical-index-mark-end text:id="IMark105792488"/><text:alphabetical-index-mark-end text:id="IMark111860344"/><text:alphabetical-index-mark-end text:id="IMark106277512"/> and those found in their way f<text:alphabetical-index-mark-start text:id="IMark109416824"/><text:alphabetical-index-mark-start text:id="IMark111667352"/><text:alphabetical-index-mark-start text:id="IMark110550968"/><text:alphabetical-index-mark-start text:id="IMark107479416"/><text:alphabetical-index-mark-start text:id="IMark107736376"/><text:alphabetical-index-mark-start text:id="IMark111751976"/>ro<text:alphabetical-index-mark-end text:id="IMark111751976"/><text:alphabetical-index-mark-end text:id="IMark107736376"/><text:alphabetical-index-mark-end text:id="IMark107479416"/><text:alphabetical-index-mark-end text:id="IMark110550968"/><text:alphabetical-index-mark-end text:id="IMark111667352"/><text:alphabetical-index-mark-end text:id="IMark109416824"/>m the <text:alphabetical-index-mark-start text:id="IMark106046424"/><text:alphabetical-index-mark-start text:id="IMark111626904"/><text:alphabetical-index-mark-start text:id="IMark110992888"/><text:alphabetical-index-mark-start text:id="IMark111657240"/><text:alphabetical-index-mark-start text:id="IMark105030744"/><text:alphabetical-index-mark-start text:id="IMark111818280"/><text:alphabetical-index-mark-start text:id="IMark111682520"/><text:alphabetical-index-mark-start text:id="IMark111644600"/><text:alphabetical-index-mark-start text:id="IMark111613976"/>train<text:alphabetical-index-mark-end text:id="IMark111613976"/><text:alphabetical-index-mark-end text:id="IMark111644600"/><text:alphabetical-index-mark-end text:id="IMark111682520"/><text:alphabetical-index-mark-end text:id="IMark111818280"/><text:alphabetical-index-mark-end text:id="IMark105030744"/><text:alphabetical-index-mark-end text:id="IMark111657240"/><text:alphabetical-index-mark-end text:id="IMark110992888"/><text:alphabetical-index-mark-end text:id="IMark111626904"/><text:alphabetical-index-mark-end text:id="IMark106046424"/> <text:alphabetical-index-mark-start text:id="IMark107580568"/><text:alphabetical-index-mark-start text:id="IMark111598808"/><text:alphabetical-index-mark-start text:id="IMark111679992"/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02017832"/><text:alphabetical-index-mark-start text:id="IMark111649656"/><text:alphabetical-index-mark-start text:id="IMark111720728"/><text:alphabetical-index-mark-start text:id="IMark63074888"/><text:alphabetical-index-mark-start text:id="IMark107814824"/><text:alphabetical-index-mark-start text:id="IMark103907576"/><text:alphabetical-index-mark-start text:id="IMark111875512"/><text:alphabetical-index-mark-start text:id="IMark111812024"/><text:alphabetical-index-mark-start text:id="IMark111586168"/><text:alphabetical-index-mark-start text:id="IMark111588696"/>station<text:alphabetical-index-mark-end text:id="IMark111588696"/><text:alphabetical-index-mark-end text:id="IMark111586168"/><text:alphabetical-index-mark-end text:id="IMark111812024"/><text:alphabetical-index-mark-end text:id="IMark111875512"/><text:alphabetical-index-mark-end text:id="IMark103907576"/><text:alphabetical-index-mark-end text:id="IMark107814824"/><text:alphabetical-index-mark-end text:id="IMark63074888"/><text:alphabetical-index-mark-end text:id="IMark111720728"/><text:alphabetical-index-mark-end text:id="IMark111649656"/><text:alphabetical-index-mark-end text:id="IMark102017832"/>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679992"/><text:alphabetical-index-mark-end text:id="IMark111598808"/><text:alphabetical-index-mark-end text:id="IMark107580568"/> or <text:alphabetical-index-mark-start text:id="IMark110714776"/><text:alphabetical-index-mark-start text:id="IMark110424488"/><text:alphabetical-index-mark-start text:id="IMark104292904"/><text:alphabetical-index-mark-start text:id="IMark109644264"/><text:alphabetical-index-mark-start text:id="IMark111886280"/><text:alphabetical-index-mark-start text:id="IMark111583640"/><text:alphabetical-index-mark-start text:id="IMark110765656"/><text:alphabetical-index-mark-start text:id="IMark109472296"/><text:alphabetical-index-mark-start text:id="IMark110344136"/><text:alphabetical-index-mark-start text:id="IMark108954712"/><text:alphabetical-index-mark-start text:id="IMark106093256"/><text:alphabetical-index-mark-start text:id="IMark111280456"/><text:alphabetical-index-mark-start text:id="IMark111398792"/><text:alphabetical-index-mark-start text:id="IMark106126584"/><text:alphabetical-index-mark-start text:id="IMark109640472"/><text:alphabetical-index-mark-start text:id="IMark110525800"/><text:alphabetical-index-mark-start text:id="IMark105211784"/>bus<text:alphabetical-index-mark-end text:id="IMark105211784"/><text:alphabetical-index-mark-end text:id="IMark110525800"/><text:alphabetical-index-mark-end text:id="IMark109640472"/><text:alphabetical-index-mark-end text:id="IMark106126584"/><text:alphabetical-index-mark-end text:id="IMark111398792"/><text:alphabetical-index-mark-end text:id="IMark111280456"/><text:alphabetical-index-mark-end text:id="IMark106093256"/><text:alphabetical-index-mark-end text:id="IMark108954712"/><text:alphabetical-index-mark-end text:id="IMark110344136"/><text:alphabetical-index-mark-end text:id="IMark109472296"/><text:alphabetical-index-mark-end text:id="IMark110765656"/><text:alphabetical-index-mark-end text:id="IMark111583640"/><text:alphabetical-index-mark-end text:id="IMark111886280"/><text:alphabetical-index-mark-end text:id="IMark109644264"/><text:alphabetical-index-mark-end text:id="IMark104292904"/><text:alphabetical-index-mark-end text:id="IMark110424488"/><text:alphabetical-index-mark-end text:id="IMark110714776"/> <text:alphabetical-index-mark-start text:id="IMark104883912"/><text:alphabetical-index-mark-start text:id="IMark107636888"/><text:alphabetical-index-mark-start text:id="IMark94488056"/><text:alphabetical-index-mark-start text:id="IMark106225800"/><text:alphabetical-index-mark-start text:id="IMark106221816"/><text:alphabetical-index-mark-start text:id="IMark106425240"/><text:alphabetical-index-mark-start text:id="IMark103800888"/><text:alphabetical-index-mark-start text:id="IMark102188040"/><text:alphabetical-index-mark-start text:id="IMark104580616"/><text:alphabetical-index-mark-start text:id="IMark110577624"/><text:alphabetical-index-mark-start text:id="IMark110578952"/><text:alphabetical-index-mark-start text:id="IMark110580280"/><text:alphabetical-index-mark-start text:id="IMark110581608"/><text:alphabetical-index-mark-start text:id="IMark110582936"/><text:alphabetical-index-mark-start text:id="IMark110805176"/><text:alphabetical-index-mark-start text:id="IMark110806504"/><text:alphabetical-index-mark-start text:id="IMark110807832"/>stop<text:alphabetical-index-mark-end text:id="IMark110807832"/><text:alphabetical-index-mark-end text:id="IMark110806504"/><text:alphabetical-index-mark-end text:id="IMark110805176"/><text:alphabetical-index-mark-end text:id="IMark110582936"/><text:alphabetical-index-mark-end text:id="IMark110581608"/><text:alphabetical-index-mark-end text:id="IMark110580280"/><text:alphabetical-index-mark-end text:id="IMark110578952"/><text:alphabetical-index-mark-end text:id="IMark110577624"/><text:alphabetical-index-mark-end text:id="IMark104580616"/><text:alphabetical-index-mark-end text:id="IMark102188040"/><text:alphabetical-index-mark-end text:id="IMark103800888"/><text:alphabetical-index-mark-end text:id="IMark106425240"/><text:alphabetical-index-mark-end text:id="IMark106221816"/><text:alphabetical-index-mark-end text:id="IMark106225800"/><text:alphabetical-index-mark-end text:id="IMark94488056"/><text:alphabetical-index-mark-end text:id="IMark107636888"/><text:alphabetical-index-mark-end text:id="IMark104883912"/>s. <text:alphabetical-index-mark-start text:id="IMark110595640"/><text:alphabetical-index-mark-start text:id="IMark110596968"/><text:alphabetical-index-mark-start text:id="IMark110936040"/><text:alphabetical-index-mark-start text:id="IMark110937368"/><text:alphabetical-index-mark-start text:id="IMark110938696"/><text:alphabetical-index-mark-start text:id="IMark110940024"/><text:alphabetical-index-mark-start text:id="IMark110424904"/><text:span text:style-name="T61">Norm</text:span><text:alphabetical-index-mark-end text:id="IMark110424904"/><text:alphabetical-index-mark-end text:id="IMark110940024"/><text:alphabetical-index-mark-end text:id="IMark110938696"/><text:alphabetical-index-mark-end text:id="IMark110937368"/><text:alphabetical-index-mark-end text:id="IMark110936040"/><text:alphabetical-index-mark-end text:id="IMark110596968"/><text:alphabetical-index-mark-end text:id="IMark110595640"/><text:span text:style-name="T61">al </text:span><text:alphabetical-index-mark-start text:id="IMark105677672"/><text:alphabetical-index-mark-start text:id="IMark105678936"/><text:alphabetical-index-mark-start text:id="IMark105680264"/><text:alphabetical-index-mark-start text:id="IMark105681592"/><text:alphabetical-index-mark-start text:id="IMark105682920"/><text:alphabetical-index-mark-start text:id="IMark108873592"/><text:span text:style-name="T61">bank</text:span><text:alphabetical-index-mark-end text:id="IMark108873592"/><text:alphabetical-index-mark-end text:id="IMark105682920"/><text:alphabetical-index-mark-end text:id="IMark105681592"/><text:alphabetical-index-mark-end text:id="IMark105680264"/><text:alphabetical-index-mark-end text:id="IMark105678936"/><text:alphabetical-index-mark-end text:id="IMark105677672"/><text:span text:style-name="T61">ing </text:span><text:alphabetical-index-mark-start text:id="IMark108944696"/><text:alphabetical-index-mark-start text:id="IMark108946024"/><text:alphabetical-index-mark-start text:id="IMark108947352"/><text:alphabetical-index-mark-start text:id="IMark108948680"/><text:alphabetical-index-mark-start text:id="IMark109361992"/><text:alphabetical-index-mark-start text:id="IMark109363320"/><text:alphabetical-index-mark-start text:id="IMark109364648"/><text:span text:style-name="T61">hour</text:span><text:alphabetical-index-mark-end text:id="IMark109364648"/><text:alphabetical-index-mark-end text:id="IMark109363320"/><text:alphabetical-index-mark-end text:id="IMark109361992"/><text:alphabetical-index-mark-end text:id="IMark108948680"/><text:alphabetical-index-mark-end text:id="IMark108947352"/><text:alphabetical-index-mark-end text:id="IMark108946024"/><text:alphabetical-index-mark-end text:id="IMark108944696"/><text:span text:style-name="T61">s go f</text:span><text:alphabetical-index-mark-start text:id="IMark104027848"/><text:alphabetical-index-mark-start text:id="IMark104029176"/><text:alphabetical-index-mark-start text:id="IMark104030504"/><text:alphabetical-index-mark-start text:id="IMark111163224"/><text:alphabetical-index-mark-start text:id="IMark111164552"/><text:alphabetical-index-mark-start text:id="IMark111165880"/><text:span text:style-name="T61">ro</text:span><text:alphabetical-index-mark-end text:id="IMark111165880"/><text:alphabetical-index-mark-end text:id="IMark111164552"/><text:alphabetical-index-mark-end text:id="IMark111163224"/><text:alphabetical-index-mark-end text:id="IMark104030504"/><text:alphabetical-index-mark-end text:id="IMark104029176"/><text:alphabetical-index-mark-end text:id="IMark104027848"/><text:span text:style-name="T61">m 10:00 to 16:00.</text:span></text:p>
      <text:p text:style-name="P26"/>
      <text:p text:style-name="P47">However, the presence of <text:alphabetical-index-mark-start text:id="IMark109644264"/><text:alphabetical-index-mark-start text:id="IMark111886280"/><text:alphabetical-index-mark-start text:id="IMark111583640"/><text:alphabetical-index-mark-start text:id="IMark110765656"/><text:alphabetical-index-mark-start text:id="IMark107580568"/><text:alphabetical-index-mark-start text:id="IMark111598808"/><text:alphabetical-index-mark-start text:id="IMark111679992"/>people<text:alphabetical-index-mark-end text:id="IMark111679992"/><text:alphabetical-index-mark-end text:id="IMark111598808"/><text:alphabetical-index-mark-end text:id="IMark107580568"/><text:alphabetical-index-mark-end text:id="IMark110765656"/><text:alphabetical-index-mark-end text:id="IMark111583640"/><text:alphabetical-index-mark-end text:id="IMark111886280"/><text:alphabetical-index-mark-end text:id="IMark109644264"/> using <text:span text:style-name="T95">an </text:span><text:alphabetical-index-mark-start text:id="IMark106114856"/><text:alphabetical-index-mark-start text:id="IMark108866936"/><text:alphabetical-index-mark-start text:id="IMark111637016"/><text:alphabetical-index-mark-start text:id="IMark111710616"/><text:alphabetical-index-mark-start text:id="IMark102017832"/><text:alphabetical-index-mark-start text:id="IMark111649656"/>ATM<text:alphabetical-index-mark-end text:id="IMark111649656"/><text:alphabetical-index-mark-end text:id="IMark102017832"/><text:alphabetical-index-mark-end text:id="IMark111710616"/><text:alphabetical-index-mark-end text:id="IMark111637016"/><text:alphabetical-index-mark-end text:id="IMark108866936"/><text:alphabetical-index-mark-end text:id="IMark106114856"/> or waiting in queues at the <text:alphabetical-index-mark-start text:id="IMark111720728"/><text:alphabetical-index-mark-start text:id="IMark63074888"/><text:alphabetical-index-mark-start text:id="IMark107814824"/><text:alphabetical-index-mark-start text:id="IMark103907576"/><text:alphabetical-index-mark-start text:id="IMark111875512"/><text:alphabetical-index-mark-start text:id="IMark111812024"/>bank<text:alphabetical-index-mark-end text:id="IMark111812024"/><text:alphabetical-index-mark-end text:id="IMark111875512"/><text:alphabetical-index-mark-end text:id="IMark103907576"/><text:alphabetical-index-mark-end text:id="IMark107814824"/><text:alphabetical-index-mark-end text:id="IMark63074888"/><text:alphabetical-index-mark-end text:id="IMark111720728"/>s – particularly pensioneers and <text:alphabetical-index-mark-start text:id="IMark111586168"/><text:alphabetical-index-mark-start text:id="IMark111588696"/><text:alphabetical-index-mark-start text:id="IMark106046424"/><text:alphabetical-index-mark-start text:id="IMark111626904"/><text:alphabetical-index-mark-start text:id="IMark110992888"/><text:alphabetical-index-mark-start text:id="IMark111657240"/><text:alphabetical-index-mark-start text:id="IMark105030744"/>people<text:alphabetical-index-mark-end text:id="IMark105030744"/><text:alphabetical-index-mark-end text:id="IMark111657240"/><text:alphabetical-index-mark-end text:id="IMark110992888"/><text:alphabetical-index-mark-end text:id="IMark111626904"/><text:alphabetical-index-mark-end text:id="IMark106046424"/><text:alphabetical-index-mark-end text:id="IMark111588696"/><text:alphabetical-index-mark-end text:id="IMark111586168"/> receiving unemployment subs<text:alphabetical-index-mark-start text:id="IMark111818280"/><text:alphabetical-index-mark-start text:id="IMark111682520"/><text:alphabetical-index-mark-start text:id="IMark111644600"/><text:alphabetical-index-mark-start text:id="IMark111613976"/><text:alphabetical-index-mark-start text:id="IMark109416824"/><text:alphabetical-index-mark-start text:id="IMark111667352"/>id<text:alphabetical-index-mark-end text:id="IMark111667352"/><text:alphabetical-index-mark-end text:id="IMark109416824"/><text:alphabetical-index-mark-end text:id="IMark111613976"/><text:alphabetical-index-mark-end text:id="IMark111644600"/><text:alphabetical-index-mark-end text:id="IMark111682520"/><text:alphabetical-index-mark-end text:id="IMark111818280"/>ies – is <text:alphabetical-index-mark-start text:id="IMark110550968"/><text:alphabetical-index-mark-start text:id="IMark107479416"/><text:alphabetical-index-mark-start text:id="IMark107736376"/><text:alphabetical-index-mark-start text:id="IMark111751976"/><text:alphabetical-index-mark-start text:id="IMark106277512"/><text:alphabetical-index-mark-start text:id="IMark111860344"/><text:alphabetical-index-mark-start text:id="IMark105792488"/>significant<text:alphabetical-index-mark-end text:id="IMark105792488"/><text:alphabetical-index-mark-end text:id="IMark111860344"/><text:alphabetical-index-mark-end text:id="IMark106277512"/><text:alphabetical-index-mark-end text:id="IMark111751976"/><text:alphabetical-index-mark-end text:id="IMark107736376"/><text:alphabetical-index-mark-end text:id="IMark107479416"/><text:alphabetical-index-mark-end text:id="IMark110550968"/> almost a<text:alphabetical-index-mark-start text:id="IMark105841608"/><text:alphabetical-index-mark-start text:id="IMark111748536"/><text:alphabetical-index-mark-start text:id="IMark111664824"/><text:alphabetical-index-mark-start text:id="IMark111659768"/><text:alphabetical-index-mark-start text:id="IMark111050024"/><text:alphabetical-index-mark-start text:id="IMark111746008"/>ro<text:alphabetical-index-mark-end text:id="IMark111746008"/><text:alphabetical-index-mark-end text:id="IMark111050024"/><text:alphabetical-index-mark-end text:id="IMark111659768"/><text:alphabetical-index-mark-end text:id="IMark111664824"/><text:alphabetical-index-mark-end text:id="IMark111748536"/><text:alphabetical-index-mark-end text:id="IMark105841608"/>und the clock.</text:p>
      <text:p text:style-name="P25"/>
      <text:p text:style-name="P25"/>
      <text:p text:style-name="P26"><text:span text:style-name="T14">2.</text:span><text:span text:style-name="T29">2</text:span><text:span text:style-name="T14">.5.2.</text:span> <text:alphabetical-index-mark-start text:id="IMark109978376"/><text:alphabetical-index-mark-start text:id="IMark105126776"/><text:alphabetical-index-mark-start text:id="IMark111332120"/><text:alphabetical-index-mark-start text:id="IMark111715672"/><text:alphabetical-index-mark-start text:id="IMark107617256"/><text:alphabetical-index-mark-start text:id="IMark104846984"/>School<text:alphabetical-index-mark-end text:id="IMark104846984"/><text:alphabetical-index-mark-end text:id="IMark107617256"/><text:alphabetical-index-mark-end text:id="IMark111715672"/><text:alphabetical-index-mark-end text:id="IMark111332120"/><text:alphabetical-index-mark-end text:id="IMark105126776"/><text:alphabetical-index-mark-end text:id="IMark109978376"/>s <text:span text:style-name="T61">and a local </text:span><text:alphabetical-index-mark-start text:id="IMark110778392"/><text:alphabetical-index-mark-start text:id="IMark111865400"/><text:alphabetical-index-mark-start text:id="IMark103552248"/><text:alphabetical-index-mark-start text:id="IMark103587448"/><text:alphabetical-index-mark-start text:id="IMark111581112"/><text:span text:style-name="T61">university</text:span><text:alphabetical-index-mark-end text:id="IMark111581112"/><text:alphabetical-index-mark-end text:id="IMark103587448"/><text:alphabetical-index-mark-end text:id="IMark103552248"/><text:alphabetical-index-mark-end text:id="IMark111865400"/><text:alphabetical-index-mark-end text:id="IMark110778392"/>. They have a similar effect as <text:alphabetical-index-mark-start text:id="IMark111751064"/><text:alphabetical-index-mark-start text:id="IMark111862152"/><text:alphabetical-index-mark-start text:id="IMark109372824"/><text:alphabetical-index-mark-start text:id="IMark111578584"/><text:alphabetical-index-mark-start text:id="IMark110633944"/><text:alphabetical-index-mark-start text:id="IMark111697976"/>bank<text:alphabetical-index-mark-end text:id="IMark111697976"/><text:alphabetical-index-mark-end text:id="IMark110633944"/><text:alphabetical-index-mark-end text:id="IMark111578584"/><text:alphabetical-index-mark-end text:id="IMark109372824"/><text:alphabetical-index-mark-end text:id="IMark111862152"/><text:alphabetical-index-mark-end text:id="IMark111751064"/>s, <text:span text:style-name="T61">but with reduced </text:span><text:alphabetical-index-mark-start text:id="IMark111769048"/><text:alphabetical-index-mark-start text:id="IMark104980664"/><text:alphabetical-index-mark-start text:id="IMark111662296"/><text:alphabetical-index-mark-start text:id="IMark88541048"/><text:alphabetical-index-mark-start text:id="IMark111740952"/><text:alphabetical-index-mark-start text:id="IMark102011176"/><text:alphabetical-index-mark-start text:id="IMark103209032"/><text:span text:style-name="T61">hour</text:span><text:alphabetical-index-mark-end text:id="IMark103209032"/><text:alphabetical-index-mark-end text:id="IMark102011176"/><text:alphabetical-index-mark-end text:id="IMark111740952"/><text:alphabetical-index-mark-end text:id="IMark88541048"/><text:alphabetical-index-mark-end text:id="IMark111662296"/><text:alphabetical-index-mark-end text:id="IMark104980664"/><text:alphabetical-index-mark-end text:id="IMark111769048"/><text:span text:style-name="T61">s. Many </text:span><text:alphabetical-index-mark-start text:id="IMark111817080"/><text:alphabetical-index-mark-start text:id="IMark108205768"/><text:alphabetical-index-mark-start text:id="IMark111561688"/><text:alphabetical-index-mark-start text:id="IMark107546888"/><text:alphabetical-index-mark-start text:id="IMark105401272"/><text:alphabetical-index-mark-start text:id="IMark110084632"/><text:span text:style-name="T61">school</text:span><text:alphabetical-index-mark-end text:id="IMark110084632"/><text:alphabetical-index-mark-end text:id="IMark105401272"/><text:alphabetical-index-mark-end text:id="IMark107546888"/><text:alphabetical-index-mark-end text:id="IMark111561688"/><text:alphabetical-index-mark-end text:id="IMark108205768"/><text:alphabetical-index-mark-end text:id="IMark111817080"/><text:span text:style-name="T61">s run f</text:span><text:alphabetical-index-mark-start text:id="IMark109713208"/><text:alphabetical-index-mark-start text:id="IMark111842648"/><text:alphabetical-index-mark-start text:id="IMark111913928"/><text:alphabetical-index-mark-start text:id="IMark111654712"/><text:alphabetical-index-mark-start text:id="IMark110714776"/><text:alphabetical-index-mark-start text:id="IMark104580616"/><text:span text:style-name="T61">ro</text:span><text:alphabetical-index-mark-end text:id="IMark104580616"/><text:alphabetical-index-mark-end text:id="IMark110714776"/><text:alphabetical-index-mark-end text:id="IMark111654712"/><text:alphabetical-index-mark-end text:id="IMark111913928"/><text:alphabetical-index-mark-end text:id="IMark111842648"/><text:alphabetical-index-mark-end text:id="IMark109713208"/><text:span text:style-name="T61">m 7:00 to 23:00.</text:span></text:p>
      <text:p text:style-name="P26"/>
      <text:p text:style-name="P47">Such a schedule includes lessons for primary and se<text:alphabetical-index-mark-start text:id="IMark111679992"/><text:alphabetical-index-mark-start text:id="IMark111674936"/><text:alphabetical-index-mark-start text:id="IMark111748536"/><text:alphabetical-index-mark-start text:id="IMark105841608"/><text:alphabetical-index-mark-start text:id="IMark111664824"/><text:alphabetical-index-mark-start text:id="IMark111659768"/>co<text:alphabetical-index-mark-end text:id="IMark111659768"/><text:alphabetical-index-mark-end text:id="IMark111664824"/><text:alphabetical-index-mark-end text:id="IMark105841608"/><text:alphabetical-index-mark-end text:id="IMark111748536"/><text:alphabetical-index-mark-end text:id="IMark111674936"/><text:alphabetical-index-mark-end text:id="IMark111679992"/>ndary <text:alphabetical-index-mark-start text:id="IMark111050024"/><text:alphabetical-index-mark-start text:id="IMark111746008"/><text:alphabetical-index-mark-start text:id="IMark110550968"/><text:alphabetical-index-mark-start text:id="IMark107479416"/><text:alphabetical-index-mark-start text:id="IMark107736376"/><text:alphabetical-index-mark-start text:id="IMark111751976"/>school<text:alphabetical-index-mark-end text:id="IMark111751976"/><text:alphabetical-index-mark-end text:id="IMark107736376"/><text:alphabetical-index-mark-end text:id="IMark107479416"/><text:alphabetical-index-mark-end text:id="IMark110550968"/><text:alphabetical-index-mark-end text:id="IMark111746008"/><text:alphabetical-index-mark-end text:id="IMark111050024"/> children, up to 17:00, and f<text:alphabetical-index-mark-start text:id="IMark106277512"/><text:alphabetical-index-mark-start text:id="IMark111860344"/><text:alphabetical-index-mark-start text:id="IMark105792488"/><text:alphabetical-index-mark-start text:id="IMark111818280"/><text:alphabetical-index-mark-start text:id="IMark111682520"/><text:alphabetical-index-mark-start text:id="IMark111644600"/>ro<text:alphabetical-index-mark-end text:id="IMark111644600"/><text:alphabetical-index-mark-end text:id="IMark111682520"/><text:alphabetical-index-mark-end text:id="IMark111818280"/><text:alphabetical-index-mark-end text:id="IMark105792488"/><text:alphabetical-index-mark-end text:id="IMark111860344"/><text:alphabetical-index-mark-end text:id="IMark106277512"/>m then on <text:alphabetical-index-mark-start text:id="IMark111613976"/><text:alphabetical-index-mark-start text:id="IMark109416824"/><text:alphabetical-index-mark-start text:id="IMark111667352"/><text:alphabetical-index-mark-start text:id="IMark111586168"/><text:alphabetical-index-mark-start text:id="IMark111588696"/><text:alphabetical-index-mark-start text:id="IMark106046424"/>co<text:alphabetical-index-mark-end text:id="IMark106046424"/><text:alphabetical-index-mark-end text:id="IMark111588696"/><text:alphabetical-index-mark-end text:id="IMark111586168"/><text:alphabetical-index-mark-end text:id="IMark111667352"/><text:alphabetical-index-mark-end text:id="IMark109416824"/><text:alphabetical-index-mark-end text:id="IMark111613976"/>urses for adults, <text:alphabetical-index-mark-start text:id="IMark111626904"/><text:alphabetical-index-mark-start text:id="IMark110992888"/><text:alphabetical-index-mark-start text:id="IMark111657240"/><text:alphabetical-index-mark-start text:id="IMark105030744"/><text:alphabetical-index-mark-start text:id="IMark111720728"/><text:alphabetical-index-mark-start text:id="IMark63074888"/><text:alphabetical-index-mark-start text:id="IMark107814824"/>night<text:alphabetical-index-mark-end text:id="IMark107814824"/><text:alphabetical-index-mark-end text:id="IMark63074888"/><text:alphabetical-index-mark-end text:id="IMark111720728"/><text:alphabetical-index-mark-end text:id="IMark105030744"/><text:alphabetical-index-mark-end text:id="IMark111657240"/><text:alphabetical-index-mark-end text:id="IMark110992888"/><text:alphabetical-index-mark-end text:id="IMark111626904"/> lessons for working <text:alphabetical-index-mark-start text:id="IMark103907576"/><text:alphabetical-index-mark-start text:id="IMark111875512"/><text:alphabetical-index-mark-start text:id="IMark111812024"/><text:alphabetical-index-mark-start text:id="IMark106114856"/><text:alphabetical-index-mark-start text:id="IMark108866936"/><text:alphabetical-index-mark-start text:id="IMark111637016"/><text:alphabetical-index-mark-start text:id="IMark111710616"/>people<text:alphabetical-index-mark-end text:id="IMark111710616"/><text:alphabetical-index-mark-end text:id="IMark111637016"/><text:alphabetical-index-mark-end text:id="IMark108866936"/><text:alphabetical-index-mark-end text:id="IMark106114856"/><text:alphabetical-index-mark-end text:id="IMark111812024"/><text:alphabetical-index-mark-end text:id="IMark111875512"/><text:alphabetical-index-mark-end text:id="IMark103907576"/>, vocational <text:alphabetical-index-mark-start text:id="IMark102017832"/><text:alphabetical-index-mark-start text:id="IMark111649656"/><text:alphabetical-index-mark-start text:id="IMark111611448"/><text:alphabetical-index-mark-start text:id="IMark111766520"/><text:alphabetical-index-mark-start text:id="IMark110660776"/><text:alphabetical-index-mark-start text:id="IMark105581080"/>co<text:alphabetical-index-mark-end text:id="IMark105581080"/><text:alphabetical-index-mark-end text:id="IMark110660776"/><text:alphabetical-index-mark-end text:id="IMark111766520"/><text:alphabetical-index-mark-end text:id="IMark111611448"/><text:alphabetical-index-mark-end text:id="IMark111649656"/><text:alphabetical-index-mark-end text:id="IMark102017832"/>urses, etc.</text:p>
      <text:p text:style-name="P25"><text:soft-page-break/></text:p>
      <text:p text:style-name="P25"/>
      <text:p text:style-name="P26"><text:span text:style-name="T14">2.</text:span><text:span text:style-name="T29">2</text:span><text:span text:style-name="T14">.5.3.</text:span> <text:alphabetical-index-mark-start text:id="IMark111332120"/><text:alphabetical-index-mark-start text:id="IMark111715672"/><text:alphabetical-index-mark-start text:id="IMark107617256"/><text:alphabetical-index-mark-start text:id="IMark104846984"/><text:alphabetical-index-mark-start text:id="IMark109644264"/><text:alphabetical-index-mark-start text:id="IMark111751064"/><text:alphabetical-index-mark-start text:id="IMark111862152"/><text:alphabetical-index-mark-start text:id="IMark109372824"/><text:alphabetical-index-mark-start text:id="IMark111578584"/>Train<text:alphabetical-index-mark-end text:id="IMark111578584"/><text:alphabetical-index-mark-end text:id="IMark109372824"/><text:alphabetical-index-mark-end text:id="IMark111862152"/><text:alphabetical-index-mark-end text:id="IMark111751064"/><text:alphabetical-index-mark-end text:id="IMark109644264"/><text:alphabetical-index-mark-end text:id="IMark104846984"/><text:alphabetical-index-mark-end text:id="IMark107617256"/><text:alphabetical-index-mark-end text:id="IMark111715672"/><text:alphabetical-index-mark-end text:id="IMark111332120"/>s and <text:alphabetical-index-mark-start text:id="IMark110633944"/><text:alphabetical-index-mark-start text:id="IMark111697976"/><text:alphabetical-index-mark-start text:id="IMark110778392"/>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886280"/><text:alphabetical-index-mark-start text:id="IMark111769048"/><text:alphabetical-index-mark-start text:id="IMark104980664"/><text:alphabetical-index-mark-start text:id="IMark111662296"/><text:alphabetical-index-mark-start text:id="IMark88541048"/><text:alphabetical-index-mark-start text:id="IMark111740952"/><text:alphabetical-index-mark-start text:id="IMark103209032"/><text:alphabetical-index-mark-start text:id="IMark111817080"/><text:alphabetical-index-mark-start text:id="IMark108205768"/><text:alphabetical-index-mark-start text:id="IMark111561688"/>bus<text:alphabetical-index-mark-end text:id="IMark111561688"/><text:alphabetical-index-mark-end text:id="IMark108205768"/><text:alphabetical-index-mark-end text:id="IMark111817080"/><text:alphabetical-index-mark-end text:id="IMark103209032"/><text:alphabetical-index-mark-end text:id="IMark111740952"/><text:alphabetical-index-mark-end text:id="IMark88541048"/><text:alphabetical-index-mark-end text:id="IMark111662296"/><text:alphabetical-index-mark-end text:id="IMark104980664"/><text:alphabetical-index-mark-end text:id="IMark111769048"/><text:alphabetical-index-mark-end text:id="IMark111886280"/><text:alphabetical-index-mark-end text:id="IMark111581112"/><text:alphabetical-index-mark-end text:id="IMark103587448"/><text:alphabetical-index-mark-end text:id="IMark103552248"/><text:alphabetical-index-mark-end text:id="IMark111865400"/><text:alphabetical-index-mark-end text:id="IMark110778392"/><text:alphabetical-index-mark-end text:id="IMark111697976"/><text:alphabetical-index-mark-end text:id="IMark110633944"/>es. By far, the <text:alphabetical-index-mark-start text:id="IMark107546888"/><text:alphabetical-index-mark-start text:id="IMark105401272"/><text:alphabetical-index-mark-start text:id="IMark110084632"/><text:alphabetical-index-mark-start text:id="IMark109713208"/><text:alphabetical-index-mark-start text:id="IMark111842648"/><text:alphabetical-index-mark-start text:id="IMark111913928"/><text:alphabetical-index-mark-start text:id="IMark111654712"/><text:alphabetical-index-mark-start text:id="IMark110714776"/><text:alphabetical-index-mark-start text:id="IMark104580616"/>train<text:alphabetical-index-mark-end text:id="IMark104580616"/><text:alphabetical-index-mark-end text:id="IMark110714776"/><text:alphabetical-index-mark-end text:id="IMark111654712"/><text:alphabetical-index-mark-end text:id="IMark111913928"/><text:alphabetical-index-mark-end text:id="IMark111842648"/><text:alphabetical-index-mark-end text:id="IMark109713208"/><text:alphabetical-index-mark-end text:id="IMark110084632"/><text:alphabetical-index-mark-end text:id="IMark105401272"/><text:alphabetical-index-mark-end text:id="IMark107546888"/> <text:alphabetical-index-mark-start text:id="IMark110765656"/><text:alphabetical-index-mark-start text:id="IMark111583640"/><text:alphabetical-index-mark-start text:id="IMark111598808"/><text:alphabetical-index-mark-start text:id="IMark107580568"/><text:alphabetical-index-mark-start text:id="IMark107184136"/><text:alphabetical-index-mark-start text:id="IMark111649656"/><text:alphabetical-index-mark-start text:id="IMark102017832"/><text:alphabetical-index-mark-start text:id="IMark111611448"/><text:alphabetical-index-mark-start text:id="IMark111766520"/><text:alphabetical-index-mark-start text:id="IMark110660776"/><text:alphabetical-index-mark-start text:id="IMark105581080"/><text:alphabetical-index-mark-start text:id="IMark103907576"/><text:alphabetical-index-mark-start text:id="IMark111875512"/><text:alphabetical-index-mark-start text:id="IMark111812024"/><text:alphabetical-index-mark-start text:id="IMark106114856"/><text:alphabetical-index-mark-start text:id="IMark108866936"/><text:alphabetical-index-mark-start text:id="IMark111637016"/>station<text:alphabetical-index-mark-end text:id="IMark111637016"/><text:alphabetical-index-mark-end text:id="IMark108866936"/><text:alphabetical-index-mark-end text:id="IMark106114856"/><text:alphabetical-index-mark-end text:id="IMark111812024"/><text:alphabetical-index-mark-end text:id="IMark111875512"/><text:alphabetical-index-mark-end text:id="IMark103907576"/><text:alphabetical-index-mark-end text:id="IMark105581080"/><text:alphabetical-index-mark-end text:id="IMark110660776"/><text:alphabetical-index-mark-end text:id="IMark111766520"/><text:alphabetical-index-mark-end text:id="IMark111611448"/><text:alphabetical-index-mark-end text:id="IMark102017832"/><text:alphabetical-index-mark-end text:id="IMark111649656"/><text:alphabetical-index-mark-end text:id="IMark107184136"/><text:alphabetical-index-mark-end text:id="IMark107580568"/><text:alphabetical-index-mark-end text:id="IMark111598808"/><text:alphabetical-index-mark-end text:id="IMark111583640"/><text:alphabetical-index-mark-end text:id="IMark110765656"/> in the <text:alphabetical-index-mark-start text:id="IMark111710616"/><text:alphabetical-index-mark-start text:id="IMark111626904"/><text:alphabetical-index-mark-start text:id="IMark110992888"/><text:alphabetical-index-mark-start text:id="IMark111657240"/><text:alphabetical-index-mark-start text:id="IMark105030744"/><text:alphabetical-index-mark-start text:id="IMark111720728"/><text:alphabetical-index-mark-start text:id="IMark63074888"/><text:alphabetical-index-mark-start text:id="IMark107814824"/>city<text:alphabetical-index-mark-end text:id="IMark107814824"/><text:alphabetical-index-mark-end text:id="IMark63074888"/><text:alphabetical-index-mark-end text:id="IMark111720728"/><text:alphabetical-index-mark-end text:id="IMark105030744"/><text:alphabetical-index-mark-end text:id="IMark111657240"/><text:alphabetical-index-mark-end text:id="IMark110992888"/><text:alphabetical-index-mark-end text:id="IMark111626904"/><text:alphabetical-index-mark-end text:id="IMark111710616"/> p<text:alphabetical-index-mark-start text:id="IMark111613976"/><text:alphabetical-index-mark-start text:id="IMark109416824"/><text:alphabetical-index-mark-start text:id="IMark111667352"/><text:alphabetical-index-mark-start text:id="IMark111586168"/><text:alphabetical-index-mark-start text:id="IMark111588696"/><text:alphabetical-index-mark-start text:id="IMark106046424"/>ro<text:alphabetical-index-mark-end text:id="IMark106046424"/><text:alphabetical-index-mark-end text:id="IMark111588696"/><text:alphabetical-index-mark-end text:id="IMark111586168"/><text:alphabetical-index-mark-end text:id="IMark111667352"/><text:alphabetical-index-mark-end text:id="IMark109416824"/><text:alphabetical-index-mark-end text:id="IMark111613976"/>duces the heaviest <text:alphabetical-index-mark-start text:id="IMark106277512"/><text:alphabetical-index-mark-start text:id="IMark111860344"/><text:alphabetical-index-mark-start text:id="IMark105792488"/><text:alphabetical-index-mark-start text:id="IMark111818280"/><text:alphabetical-index-mark-start text:id="IMark111682520"/><text:alphabetical-index-mark-start text:id="IMark111644600"/><text:alphabetical-index-mark-start text:id="IMark111050024"/><text:alphabetical-index-mark-start text:id="IMark111746008"/><text:alphabetical-index-mark-start text:id="IMark110550968"/>pedestrian<text:alphabetical-index-mark-end text:id="IMark110550968"/><text:alphabetical-index-mark-end text:id="IMark111746008"/><text:alphabetical-index-mark-end text:id="IMark111050024"/><text:alphabetical-index-mark-end text:id="IMark111644600"/><text:alphabetical-index-mark-end text:id="IMark111682520"/><text:alphabetical-index-mark-end text:id="IMark111818280"/><text:alphabetical-index-mark-end text:id="IMark105792488"/><text:alphabetical-index-mark-end text:id="IMark111860344"/><text:alphabetical-index-mark-end text:id="IMark106277512"/> <text:alphabetical-index-mark-start text:id="IMark107479416"/><text:alphabetical-index-mark-start text:id="IMark107736376"/><text:alphabetical-index-mark-start text:id="IMark111751976"/><text:alphabetical-index-mark-start text:id="IMark111679992"/><text:alphabetical-index-mark-start text:id="IMark111674936"/><text:alphabetical-index-mark-start text:id="IMark111748536"/><text:alphabetical-index-mark-start text:id="IMark105841608"/><text:alphabetical-index-mark-start text:id="IMark111664824"/><text:alphabetical-index-mark-start text:id="IMark111659768"/>density<text:alphabetical-index-mark-end text:id="IMark111659768"/><text:alphabetical-index-mark-end text:id="IMark111664824"/><text:alphabetical-index-mark-end text:id="IMark105841608"/><text:alphabetical-index-mark-end text:id="IMark111748536"/><text:alphabetical-index-mark-end text:id="IMark111674936"/><text:alphabetical-index-mark-end text:id="IMark111679992"/><text:alphabetical-index-mark-end text:id="IMark111751976"/><text:alphabetical-index-mark-end text:id="IMark107736376"/><text:alphabetical-index-mark-end text:id="IMark107479416"/> in nearby areas, but <text:alphabetical-index-mark-start text:id="IMark104292904"/><text:alphabetical-index-mark-start text:id="IMark102164680"/><text:alphabetical-index-mark-start text:id="IMark110424488"/><text:alphabetical-index-mark-start text:id="IMark105126776"/><text:alphabetical-index-mark-start text:id="IMark109978376"/><text:alphabetical-index-mark-start text:id="IMark103095704"/><text:alphabetical-index-mark-start text:id="IMark110592248"/><text:alphabetical-index-mark-start text:id="IMark110688936"/><text:alphabetical-index-mark-start text:id="IMark104025208"/><text:alphabetical-index-mark-start text:id="IMark110430360"/><text:alphabetical-index-mark-start text:id="IMark94488056"/><text:alphabetical-index-mark-start text:id="IMark105211032"/><text:alphabetical-index-mark-start text:id="IMark110340248"/><text:alphabetical-index-mark-start text:id="IMark106745944"/><text:alphabetical-index-mark-start text:id="IMark111055960"/><text:alphabetical-index-mark-start text:id="IMark109380936"/><text:alphabetical-index-mark-start text:id="IMark104576472"/>bus<text:alphabetical-index-mark-end text:id="IMark104576472"/><text:alphabetical-index-mark-end text:id="IMark109380936"/><text:alphabetical-index-mark-end text:id="IMark111055960"/><text:alphabetical-index-mark-end text:id="IMark106745944"/><text:alphabetical-index-mark-end text:id="IMark110340248"/><text:alphabetical-index-mark-end text:id="IMark105211032"/><text:alphabetical-index-mark-end text:id="IMark94488056"/><text:alphabetical-index-mark-end text:id="IMark110430360"/><text:alphabetical-index-mark-end text:id="IMark104025208"/><text:alphabetical-index-mark-end text:id="IMark110688936"/><text:alphabetical-index-mark-end text:id="IMark110592248"/><text:alphabetical-index-mark-end text:id="IMark103095704"/><text:alphabetical-index-mark-end text:id="IMark109978376"/><text:alphabetical-index-mark-end text:id="IMark105126776"/><text:alphabetical-index-mark-end text:id="IMark110424488"/><text:alphabetical-index-mark-end text:id="IMark102164680"/><text:alphabetical-index-mark-end text:id="IMark104292904"/> <text:alphabetical-index-mark-start text:id="IMark108945064"/><text:alphabetical-index-mark-start text:id="IMark109362360"/><text:alphabetical-index-mark-start text:id="IMark110425272"/><text:alphabetical-index-mark-start text:id="IMark110808200"/><text:alphabetical-index-mark-start text:id="IMark110581976"/><text:alphabetical-index-mark-start text:id="IMark110579320"/><text:alphabetical-index-mark-start text:id="IMark106749928"/><text:alphabetical-index-mark-start text:id="IMark107729688"/><text:alphabetical-index-mark-start text:id="IMark109876600"/><text:alphabetical-index-mark-start text:id="IMark110497640"/><text:alphabetical-index-mark-start text:id="IMark109384904"/><text:alphabetical-index-mark-start text:id="IMark109382440"/><text:alphabetical-index-mark-start text:id="IMark109570760"/><text:alphabetical-index-mark-start text:id="IMark103039752"/><text:alphabetical-index-mark-start text:id="IMark106575240"/><text:alphabetical-index-mark-start text:id="IMark109034312"/><text:alphabetical-index-mark-start text:id="IMark109035640"/>stop<text:alphabetical-index-mark-end text:id="IMark109035640"/><text:alphabetical-index-mark-end text:id="IMark109034312"/><text:alphabetical-index-mark-end text:id="IMark106575240"/><text:alphabetical-index-mark-end text:id="IMark103039752"/><text:alphabetical-index-mark-end text:id="IMark109570760"/><text:alphabetical-index-mark-end text:id="IMark109382440"/><text:alphabetical-index-mark-end text:id="IMark109384904"/><text:alphabetical-index-mark-end text:id="IMark110497640"/><text:alphabetical-index-mark-end text:id="IMark109876600"/><text:alphabetical-index-mark-end text:id="IMark107729688"/><text:alphabetical-index-mark-end text:id="IMark106749928"/><text:alphabetical-index-mark-end text:id="IMark110579320"/><text:alphabetical-index-mark-end text:id="IMark110581976"/><text:alphabetical-index-mark-end text:id="IMark110808200"/><text:alphabetical-index-mark-end text:id="IMark110425272"/><text:alphabetical-index-mark-end text:id="IMark109362360"/><text:alphabetical-index-mark-end text:id="IMark108945064"/>s also p<text:alphabetical-index-mark-start text:id="IMark109750536"/><text:alphabetical-index-mark-start text:id="IMark106194520"/><text:alphabetical-index-mark-start text:id="IMark106195848"/><text:alphabetical-index-mark-start text:id="IMark106197176"/><text:alphabetical-index-mark-start text:id="IMark106198504"/><text:alphabetical-index-mark-start text:id="IMark106199832"/>ro<text:alphabetical-index-mark-end text:id="IMark106199832"/><text:alphabetical-index-mark-end text:id="IMark106198504"/><text:alphabetical-index-mark-end text:id="IMark106197176"/><text:alphabetical-index-mark-end text:id="IMark106195848"/><text:alphabetical-index-mark-end text:id="IMark106194520"/><text:alphabetical-index-mark-end text:id="IMark109750536"/>duce <text:alphabetical-index-mark-start text:id="IMark111316056"/><text:alphabetical-index-mark-start text:id="IMark111317384"/><text:alphabetical-index-mark-start text:id="IMark109263464"/><text:alphabetical-index-mark-start text:id="IMark109264728"/><text:alphabetical-index-mark-start text:id="IMark109266056"/><text:alphabetical-index-mark-start text:id="IMark109267384"/><text:alphabetical-index-mark-start text:id="IMark109268712"/><text:alphabetical-index-mark-start text:id="IMark109270040"/>significant<text:alphabetical-index-mark-end text:id="IMark109270040"/><text:alphabetical-index-mark-end text:id="IMark109268712"/><text:alphabetical-index-mark-end text:id="IMark109267384"/><text:alphabetical-index-mark-end text:id="IMark109266056"/><text:alphabetical-index-mark-end text:id="IMark109264728"/><text:alphabetical-index-mark-end text:id="IMark109263464"/><text:alphabetical-index-mark-end text:id="IMark111317384"/><text:alphabetical-index-mark-end text:id="IMark111316056"/> <text:alphabetical-index-mark-start text:id="IMark104500152"/><text:alphabetical-index-mark-start text:id="IMark104501480"/><text:alphabetical-index-mark-start text:id="IMark104502808"/><text:alphabetical-index-mark-start text:id="IMark104504136"/><text:alphabetical-index-mark-start text:id="IMark104505464"/><text:alphabetical-index-mark-start text:id="IMark104506792"/><text:alphabetical-index-mark-start text:id="IMark103541144"/><text:alphabetical-index-mark-start text:id="IMark103542472"/><text:alphabetical-index-mark-start text:id="IMark103543800"/>pedestrian<text:alphabetical-index-mark-end text:id="IMark103543800"/><text:alphabetical-index-mark-end text:id="IMark103542472"/><text:alphabetical-index-mark-end text:id="IMark103541144"/><text:alphabetical-index-mark-end text:id="IMark104506792"/><text:alphabetical-index-mark-end text:id="IMark104505464"/><text:alphabetical-index-mark-end text:id="IMark104504136"/><text:alphabetical-index-mark-end text:id="IMark104502808"/><text:alphabetical-index-mark-end text:id="IMark104501480"/><text:alphabetical-index-mark-end text:id="IMark104500152"/> <text:alphabetical-index-mark-start text:id="IMark111241576"/><text:alphabetical-index-mark-start text:id="IMark111242632"/><text:alphabetical-index-mark-start text:id="IMark111243208"/><text:alphabetical-index-mark-start text:id="IMark103128712"/><text:alphabetical-index-mark-start text:id="IMark103130040"/><text:alphabetical-index-mark-start text:id="IMark103131368"/><text:alphabetical-index-mark-start text:id="IMark103132696"/><text:alphabetical-index-mark-start text:id="IMark103134024"/><text:alphabetical-index-mark-start text:id="IMark109612408"/>number<text:alphabetical-index-mark-end text:id="IMark109612408"/><text:alphabetical-index-mark-end text:id="IMark103134024"/><text:alphabetical-index-mark-end text:id="IMark103132696"/><text:alphabetical-index-mark-end text:id="IMark103131368"/><text:alphabetical-index-mark-end text:id="IMark103130040"/><text:alphabetical-index-mark-end text:id="IMark103128712"/><text:alphabetical-index-mark-end text:id="IMark111243208"/><text:alphabetical-index-mark-end text:id="IMark111242632"/><text:alphabetical-index-mark-end text:id="IMark111241576"/>s. Moreover: legislation est<text:alphabetical-index-mark-start text:id="IMark109447784"/><text:alphabetical-index-mark-start text:id="IMark109449112"/><text:alphabetical-index-mark-start text:id="IMark109450440"/><text:alphabetical-index-mark-start text:id="IMark109451768"/><text:alphabetical-index-mark-start text:id="IMark108094216"/><text:alphabetical-index-mark-start text:id="IMark108095544"/>ab<text:alphabetical-index-mark-end text:id="IMark108095544"/><text:alphabetical-index-mark-end text:id="IMark108094216"/><text:alphabetical-index-mark-end text:id="IMark109451768"/><text:alphabetical-index-mark-end text:id="IMark109450440"/><text:alphabetical-index-mark-end text:id="IMark109449112"/><text:alphabetical-index-mark-end text:id="IMark109447784"/>lished that within cities there must be a <text:alphabetical-index-mark-start text:id="IMark107416488"/><text:alphabetical-index-mark-start text:id="IMark107417816"/><text:alphabetical-index-mark-start text:id="IMark107419144"/><text:alphabetical-index-mark-start text:id="IMark107420472"/><text:alphabetical-index-mark-start text:id="IMark107421800"/><text:alphabetical-index-mark-start text:id="IMark103524392"/><text:alphabetical-index-mark-start text:id="IMark103525448"/><text:alphabetical-index-mark-start text:id="IMark103526776"/><text:alphabetical-index-mark-start text:id="IMark103528104"/><text:alphabetical-index-mark-start text:id="IMark103529432"/><text:alphabetical-index-mark-start text:id="IMark103530760"/><text:alphabetical-index-mark-start text:id="IMark103335032"/><text:alphabetical-index-mark-start text:id="IMark103336360"/><text:alphabetical-index-mark-start text:id="IMark103337688"/><text:alphabetical-index-mark-start text:id="IMark103339016"/><text:alphabetical-index-mark-start text:id="IMark103340344"/><text:alphabetical-index-mark-start text:id="IMark103341672"/>bus<text:alphabetical-index-mark-end text:id="IMark103341672"/><text:alphabetical-index-mark-end text:id="IMark103340344"/><text:alphabetical-index-mark-end text:id="IMark103339016"/><text:alphabetical-index-mark-end text:id="IMark103337688"/><text:alphabetical-index-mark-end text:id="IMark103336360"/><text:alphabetical-index-mark-end text:id="IMark103335032"/><text:alphabetical-index-mark-end text:id="IMark103530760"/><text:alphabetical-index-mark-end text:id="IMark103529432"/><text:alphabetical-index-mark-end text:id="IMark103528104"/><text:alphabetical-index-mark-end text:id="IMark103526776"/><text:alphabetical-index-mark-end text:id="IMark103525448"/><text:alphabetical-index-mark-end text:id="IMark103524392"/><text:alphabetical-index-mark-end text:id="IMark107421800"/><text:alphabetical-index-mark-end text:id="IMark107420472"/><text:alphabetical-index-mark-end text:id="IMark107419144"/><text:alphabetical-index-mark-end text:id="IMark107417816"/><text:alphabetical-index-mark-end text:id="IMark107416488"/> <text:alphabetical-index-mark-start text:id="IMark106325720"/><text:alphabetical-index-mark-start text:id="IMark101973528"/><text:alphabetical-index-mark-start text:id="IMark101975288"/><text:alphabetical-index-mark-start text:id="IMark101976616"/><text:alphabetical-index-mark-start text:id="IMark101977944"/><text:alphabetical-index-mark-start text:id="IMark101979272"/><text:alphabetical-index-mark-start text:id="IMark101980600"/><text:alphabetical-index-mark-start text:id="IMark101925928"/><text:alphabetical-index-mark-start text:id="IMark101927224"/><text:alphabetical-index-mark-start text:id="IMark101928552"/><text:alphabetical-index-mark-start text:id="IMark101929880"/><text:alphabetical-index-mark-start text:id="IMark101931208"/><text:alphabetical-index-mark-start text:id="IMark101932536"/><text:alphabetical-index-mark-start text:id="IMark103456072"/><text:alphabetical-index-mark-start text:id="IMark103457368"/><text:alphabetical-index-mark-start text:id="IMark103458696"/><text:alphabetical-index-mark-start text:id="IMark103460024"/>stop<text:alphabetical-index-mark-end text:id="IMark103460024"/><text:alphabetical-index-mark-end text:id="IMark103458696"/><text:alphabetical-index-mark-end text:id="IMark103457368"/><text:alphabetical-index-mark-end text:id="IMark103456072"/><text:alphabetical-index-mark-end text:id="IMark101932536"/><text:alphabetical-index-mark-end text:id="IMark101931208"/><text:alphabetical-index-mark-end text:id="IMark101929880"/><text:alphabetical-index-mark-end text:id="IMark101928552"/><text:alphabetical-index-mark-end text:id="IMark101927224"/><text:alphabetical-index-mark-end text:id="IMark101925928"/><text:alphabetical-index-mark-end text:id="IMark101980600"/><text:alphabetical-index-mark-end text:id="IMark101979272"/><text:alphabetical-index-mark-end text:id="IMark101977944"/><text:alphabetical-index-mark-end text:id="IMark101976616"/><text:alphabetical-index-mark-end text:id="IMark101975288"/><text:alphabetical-index-mark-end text:id="IMark101973528"/><text:alphabetical-index-mark-end text:id="IMark106325720"/> every 200 m along the <text:alphabetical-index-mark-start text:id="IMark109151832"/><text:alphabetical-index-mark-start text:id="IMark109153128"/><text:alphabetical-index-mark-start text:id="IMark109154456"/><text:alphabetical-index-mark-start text:id="IMark109020072"/><text:alphabetical-index-mark-start text:id="IMark109021400"/><text:alphabetical-index-mark-start text:id="IMark109022728"/>ro<text:alphabetical-index-mark-end text:id="IMark109022728"/><text:alphabetical-index-mark-end text:id="IMark109021400"/><text:alphabetical-index-mark-end text:id="IMark109020072"/><text:alphabetical-index-mark-end text:id="IMark109154456"/><text:alphabetical-index-mark-end text:id="IMark109153128"/><text:alphabetical-index-mark-end text:id="IMark109151832"/>ute of any <text:alphabetical-index-mark-start text:id="IMark110056872"/><text:alphabetical-index-mark-start text:id="IMark110058200"/><text:alphabetical-index-mark-start text:id="IMark110059528"/><text:alphabetical-index-mark-start text:id="IMark110060856"/><text:alphabetical-index-mark-start text:id="IMark105781784"/><text:alphabetical-index-mark-start text:id="IMark105783016"/><text:alphabetical-index-mark-start text:id="IMark105784344"/><text:alphabetical-index-mark-start text:id="IMark105785672"/><text:alphabetical-index-mark-start text:id="IMark105787000"/><text:alphabetical-index-mark-start text:id="IMark105788328"/><text:alphabetical-index-mark-start text:id="IMark105789368"/><text:alphabetical-index-mark-start text:id="IMark102519800"/><text:alphabetical-index-mark-start text:id="IMark102521128"/><text:alphabetical-index-mark-start text:id="IMark102522456"/><text:alphabetical-index-mark-start text:id="IMark102523784"/><text:alphabetical-index-mark-start text:id="IMark102525112"/><text:alphabetical-index-mark-start text:id="IMark102526152"/>bus<text:alphabetical-index-mark-end text:id="IMark102526152"/><text:alphabetical-index-mark-end text:id="IMark102525112"/><text:alphabetical-index-mark-end text:id="IMark102523784"/><text:alphabetical-index-mark-end text:id="IMark102522456"/><text:alphabetical-index-mark-end text:id="IMark102521128"/><text:alphabetical-index-mark-end text:id="IMark102519800"/><text:alphabetical-index-mark-end text:id="IMark105789368"/><text:alphabetical-index-mark-end text:id="IMark105788328"/><text:alphabetical-index-mark-end text:id="IMark105787000"/><text:alphabetical-index-mark-end text:id="IMark105785672"/><text:alphabetical-index-mark-end text:id="IMark105784344"/><text:alphabetical-index-mark-end text:id="IMark105783016"/><text:alphabetical-index-mark-end text:id="IMark105781784"/><text:alphabetical-index-mark-end text:id="IMark110060856"/><text:alphabetical-index-mark-end text:id="IMark110059528"/><text:alphabetical-index-mark-end text:id="IMark110058200"/><text:alphabetical-index-mark-end text:id="IMark110056872"/> line.</text:p>
      <text:p text:style-name="P26"/>
      <text:p text:style-name="P26">In <text:alphabetical-index-mark-start text:id="IMark110424488"/><text:alphabetical-index-mark-start text:id="IMark105126776"/><text:alphabetical-index-mark-start text:id="IMark109978376"/><text:alphabetical-index-mark-start text:id="IMark107479416"/><text:alphabetical-index-mark-start text:id="IMark107736376"/><text:alphabetical-index-mark-start text:id="IMark111751976"/><text:alphabetical-index-mark-start text:id="IMark111679992"/><text:alphabetical-index-mark-start text:id="IMark111674936"/><text:alphabetical-index-mark-start text:id="IMark111748536"/><text:alphabetical-index-mark-start text:id="IMark105841608"/><text:alphabetical-index-mark-start text:id="IMark111664824"/><text:alphabetical-index-mark-start text:id="IMark111659768"/><text:alphabetical-index-mark-start text:id="IMark106277512"/><text:alphabetical-index-mark-start text:id="IMark111860344"/><text:alphabetical-index-mark-start text:id="IMark105792488"/>co<text:alphabetical-index-mark-end text:id="IMark105792488"/><text:alphabetical-index-mark-end text:id="IMark111860344"/><text:alphabetical-index-mark-end text:id="IMark106277512"/><text:alphabetical-index-mark-end text:id="IMark111659768"/><text:alphabetical-index-mark-end text:id="IMark111664824"/><text:alphabetical-index-mark-end text:id="IMark105841608"/>mmercial<text:alphabetical-index-mark-end text:id="IMark111748536"/><text:alphabetical-index-mark-end text:id="IMark111674936"/><text:alphabetical-index-mark-end text:id="IMark111679992"/><text:alphabetical-index-mark-end text:id="IMark111751976"/><text:alphabetical-index-mark-end text:id="IMark107736376"/><text:alphabetical-index-mark-end text:id="IMark107479416"/><text:alphabetical-index-mark-end text:id="IMark109978376"/><text:alphabetical-index-mark-end text:id="IMark105126776"/><text:alphabetical-index-mark-end text:id="IMark110424488"/> areas this guarantees a <text:alphabetical-index-mark-start text:id="IMark111818280"/><text:alphabetical-index-mark-start text:id="IMark111682520"/><text:alphabetical-index-mark-start text:id="IMark111644600"/><text:alphabetical-index-mark-start text:id="IMark111050024"/><text:alphabetical-index-mark-start text:id="IMark111746008"/><text:alphabetical-index-mark-start text:id="IMark110550968"/><text:alphabetical-index-mark-start text:id="IMark111613976"/><text:alphabetical-index-mark-start text:id="IMark109416824"/>significant<text:alphabetical-index-mark-end text:id="IMark109416824"/><text:alphabetical-index-mark-end text:id="IMark111613976"/><text:alphabetical-index-mark-end text:id="IMark110550968"/><text:alphabetical-index-mark-end text:id="IMark111746008"/><text:alphabetical-index-mark-end text:id="IMark111050024"/><text:alphabetical-index-mark-end text:id="IMark111644600"/><text:alphabetical-index-mark-end text:id="IMark111682520"/><text:alphabetical-index-mark-end text:id="IMark111818280"/> and <text:alphabetical-index-mark-start text:id="IMark111667352"/><text:alphabetical-index-mark-start text:id="IMark111586168"/><text:alphabetical-index-mark-start text:id="IMark111588696"/><text:alphabetical-index-mark-start text:id="IMark106046424"/><text:alphabetical-index-mark-start text:id="IMark111710616"/><text:alphabetical-index-mark-start text:id="IMark111626904"/>homogeneous<text:alphabetical-index-mark-end text:id="IMark111626904"/><text:alphabetical-index-mark-end text:id="IMark111710616"/><text:alphabetical-index-mark-end text:id="IMark106046424"/><text:alphabetical-index-mark-end text:id="IMark111588696"/><text:alphabetical-index-mark-end text:id="IMark111586168"/><text:alphabetical-index-mark-end text:id="IMark111667352"/> <text:alphabetical-index-mark-start text:id="IMark110992888"/><text:alphabetical-index-mark-start text:id="IMark111657240"/><text:alphabetical-index-mark-start text:id="IMark105030744"/><text:alphabetical-index-mark-start text:id="IMark111720728"/><text:alphabetical-index-mark-start text:id="IMark63074888"/><text:alphabetical-index-mark-start text:id="IMark107814824"/><text:alphabetical-index-mark-start text:id="IMark110765656"/><text:alphabetical-index-mark-start text:id="IMark111583640"/><text:alphabetical-index-mark-start text:id="IMark111598808"/>pedestrian<text:alphabetical-index-mark-end text:id="IMark111598808"/><text:alphabetical-index-mark-end text:id="IMark111583640"/><text:alphabetical-index-mark-end text:id="IMark110765656"/><text:alphabetical-index-mark-end text:id="IMark107814824"/><text:alphabetical-index-mark-end text:id="IMark63074888"/><text:alphabetical-index-mark-end text:id="IMark111720728"/><text:alphabetical-index-mark-end text:id="IMark105030744"/><text:alphabetical-index-mark-end text:id="IMark111657240"/><text:alphabetical-index-mark-end text:id="IMark110992888"/> <text:alphabetical-index-mark-start text:id="IMark107580568"/><text:alphabetical-index-mark-start text:id="IMark107184136"/><text:alphabetical-index-mark-start text:id="IMark111649656"/><text:alphabetical-index-mark-start text:id="IMark102017832"/><text:alphabetical-index-mark-start text:id="IMark111611448"/><text:alphabetical-index-mark-start text:id="IMark111766520"/><text:alphabetical-index-mark-start text:id="IMark110660776"/><text:alphabetical-index-mark-start text:id="IMark105581080"/><text:alphabetical-index-mark-start text:id="IMark103907576"/>density<text:alphabetical-index-mark-end text:id="IMark103907576"/><text:alphabetical-index-mark-end text:id="IMark105581080"/><text:alphabetical-index-mark-end text:id="IMark110660776"/><text:alphabetical-index-mark-end text:id="IMark111766520"/><text:alphabetical-index-mark-end text:id="IMark111611448"/><text:alphabetical-index-mark-end text:id="IMark102017832"/><text:alphabetical-index-mark-end text:id="IMark111649656"/><text:alphabetical-index-mark-end text:id="IMark107184136"/><text:alphabetical-index-mark-end text:id="IMark107580568"/>, especially if <text:alphabetical-index-mark-start text:id="IMark111875512"/><text:alphabetical-index-mark-start text:id="IMark111812024"/><text:alphabetical-index-mark-start text:id="IMark106114856"/><text:alphabetical-index-mark-start text:id="IMark108866936"/><text:alphabetical-index-mark-start text:id="IMark111637016"/><text:alphabetical-index-mark-start text:id="IMark107546888"/>bank<text:alphabetical-index-mark-end text:id="IMark107546888"/><text:alphabetical-index-mark-end text:id="IMark111637016"/><text:alphabetical-index-mark-end text:id="IMark108866936"/><text:alphabetical-index-mark-end text:id="IMark106114856"/><text:alphabetical-index-mark-end text:id="IMark111812024"/><text:alphabetical-index-mark-end text:id="IMark111875512"/>s or <text:alphabetical-index-mark-start text:id="IMark105401272"/><text:alphabetical-index-mark-start text:id="IMark110084632"/><text:alphabetical-index-mark-start text:id="IMark109713208"/><text:alphabetical-index-mark-start text:id="IMark111842648"/><text:alphabetical-index-mark-start text:id="IMark111913928"/><text:alphabetical-index-mark-start text:id="IMark111654712"/>school<text:alphabetical-index-mark-end text:id="IMark111654712"/><text:alphabetical-index-mark-end text:id="IMark111913928"/><text:alphabetical-index-mark-end text:id="IMark111842648"/><text:alphabetical-index-mark-end text:id="IMark109713208"/><text:alphabetical-index-mark-end text:id="IMark110084632"/><text:alphabetical-index-mark-end text:id="IMark105401272"/>s are found nearby.</text:p>
      <text:p text:style-name="P3"/>
      <text:p text:style-name="P3"/>
      <text:p text:style-name="P30"><text:span text:style-name="T14">2.</text:span><text:span text:style-name="T29">2</text:span><text:span text:style-name="T14">.5.4.</text:span> Large 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886280"/><text:alphabetical-index-mark-start text:id="IMark111769048"/><text:alphabetical-index-mark-start text:id="IMark104980664"/><text:alphabetical-index-mark-start text:id="IMark111662296"/><text:alphabetical-index-mark-start text:id="IMark88541048"/><text:alphabetical-index-mark-start text:id="IMark111740952"/><text:alphabetical-index-mark-start text:id="IMark103209032"/><text:alphabetical-index-mark-start text:id="IMark111817080"/><text:alphabetical-index-mark-start text:id="IMark108205768"/><text:alphabetical-index-mark-start text:id="IMark111561688"/><text:alphabetical-index-mark-start text:id="IMark111332120"/>co<text:alphabetical-index-mark-end text:id="IMark111332120"/><text:alphabetical-index-mark-end text:id="IMark111561688"/><text:alphabetical-index-mark-end text:id="IMark108205768"/><text:alphabetical-index-mark-end text:id="IMark111817080"/><text:alphabetical-index-mark-end text:id="IMark103209032"/><text:alphabetical-index-mark-end text:id="IMark111740952"/>mmercial<text:alphabetical-index-mark-end text:id="IMark88541048"/><text:alphabetical-index-mark-end text:id="IMark111662296"/><text:alphabetical-index-mark-end text:id="IMark104980664"/><text:alphabetical-index-mark-end text:id="IMark111769048"/><text:alphabetical-index-mark-end text:id="IMark111886280"/><text:alphabetical-index-mark-end text:id="IMark111581112"/><text:alphabetical-index-mark-end text:id="IMark103587448"/><text:alphabetical-index-mark-end text:id="IMark103552248"/><text:alphabetical-index-mark-end text:id="IMark111865400"/> est<text:alphabetical-index-mark-start text:id="IMark111715672"/><text:alphabetical-index-mark-start text:id="IMark107617256"/><text:alphabetical-index-mark-start text:id="IMark104846984"/><text:alphabetical-index-mark-start text:id="IMark109644264"/><text:alphabetical-index-mark-start text:id="IMark111751064"/><text:alphabetical-index-mark-start text:id="IMark111862152"/>ab<text:alphabetical-index-mark-end text:id="IMark111862152"/><text:alphabetical-index-mark-end text:id="IMark111751064"/><text:alphabetical-index-mark-end text:id="IMark109644264"/><text:alphabetical-index-mark-end text:id="IMark104846984"/><text:alphabetical-index-mark-end text:id="IMark107617256"/><text:alphabetical-index-mark-end text:id="IMark111715672"/>lishments: a <text:alphabetical-index-mark-start text:id="IMark109372824"/><text:alphabetical-index-mark-start text:id="IMark111578584"/><text:alphabetical-index-mark-start text:id="IMark102164680"/><text:alphabetical-index-mark-start text:id="IMark104292904"/><text:alphabetical-index-mark-start text:id="IMark110084632"/><text:alphabetical-index-mark-start text:id="IMark105401272"/><text:alphabetical-index-mark-start text:id="IMark109713208"/><text:alphabetical-index-mark-start text:id="IMark111842648"/><text:alphabetical-index-mark-start text:id="IMark111913928"/><text:alphabetical-index-mark-start text:id="IMark111654712"/>shop<text:alphabetical-index-mark-end text:id="IMark111654712"/><text:alphabetical-index-mark-end text:id="IMark111913928"/><text:alphabetical-index-mark-end text:id="IMark111842648"/><text:alphabetical-index-mark-end text:id="IMark109713208"/><text:alphabetical-index-mark-end text:id="IMark105401272"/>ping<text:alphabetical-index-mark-end text:id="IMark110084632"/><text:alphabetical-index-mark-end text:id="IMark104292904"/><text:alphabetical-index-mark-end text:id="IMark102164680"/><text:alphabetical-index-mark-end text:id="IMark111578584"/><text:alphabetical-index-mark-end text:id="IMark109372824"/> center, a <text:alphabetical-index-mark-start text:id="IMark111875512"/><text:alphabetical-index-mark-start text:id="IMark111812024"/><text:alphabetical-index-mark-start text:id="IMark106114856"/><text:alphabetical-index-mark-start text:id="IMark108866936"/><text:alphabetical-index-mark-start text:id="IMark111637016"/><text:alphabetical-index-mark-start text:id="IMark107546888"/>co<text:alphabetical-index-mark-end text:id="IMark107546888"/><text:alphabetical-index-mark-end text:id="IMark111637016"/><text:alphabetical-index-mark-end text:id="IMark108866936"/><text:alphabetical-index-mark-end text:id="IMark106114856"/><text:alphabetical-index-mark-end text:id="IMark111812024"/><text:alphabetical-index-mark-end text:id="IMark111875512"/>uple of dis<text:alphabetical-index-mark-start text:id="IMark107580568"/><text:alphabetical-index-mark-start text:id="IMark107184136"/><text:alphabetical-index-mark-start text:id="IMark111649656"/><text:alphabetical-index-mark-start text:id="IMark102017832"/><text:alphabetical-index-mark-start text:id="IMark111611448"/><text:alphabetical-index-mark-start text:id="IMark111766520"/>co<text:alphabetical-index-mark-end text:id="IMark111766520"/><text:alphabetical-index-mark-end text:id="IMark111611448"/><text:alphabetical-index-mark-end text:id="IMark102017832"/><text:alphabetical-index-mark-end text:id="IMark111649656"/><text:alphabetical-index-mark-end text:id="IMark107184136"/><text:alphabetical-index-mark-end text:id="IMark107580568"/>s, etc. are also responsible for a relatively large <text:alphabetical-index-mark-start text:id="IMark110660776"/><text:alphabetical-index-mark-start text:id="IMark105581080"/><text:alphabetical-index-mark-start text:id="IMark103907576"/><text:alphabetical-index-mark-start text:id="IMark110992888"/><text:alphabetical-index-mark-start text:id="IMark111657240"/><text:alphabetical-index-mark-start text:id="IMark105030744"/><text:alphabetical-index-mark-start text:id="IMark111720728"/><text:alphabetical-index-mark-start text:id="IMark63074888"/><text:alphabetical-index-mark-start text:id="IMark107814824"/>number<text:alphabetical-index-mark-end text:id="IMark107814824"/><text:alphabetical-index-mark-end text:id="IMark63074888"/><text:alphabetical-index-mark-end text:id="IMark111720728"/><text:alphabetical-index-mark-end text:id="IMark105030744"/><text:alphabetical-index-mark-end text:id="IMark111657240"/><text:alphabetical-index-mark-end text:id="IMark110992888"/><text:alphabetical-index-mark-end text:id="IMark103907576"/><text:alphabetical-index-mark-end text:id="IMark105581080"/><text:alphabetical-index-mark-end text:id="IMark110660776"/> of regular, visiting <text:alphabetical-index-mark-start text:id="IMark110765656"/><text:alphabetical-index-mark-start text:id="IMark111583640"/><text:alphabetical-index-mark-start text:id="IMark111598808"/><text:alphabetical-index-mark-start text:id="IMark111667352"/><text:alphabetical-index-mark-start text:id="IMark111586168"/><text:alphabetical-index-mark-start text:id="IMark111588696"/><text:alphabetical-index-mark-start text:id="IMark106046424"/><text:alphabetical-index-mark-start text:id="IMark111710616"/><text:alphabetical-index-mark-start text:id="IMark111626904"/>pedestrian<text:alphabetical-index-mark-end text:id="IMark111626904"/><text:alphabetical-index-mark-end text:id="IMark111710616"/><text:alphabetical-index-mark-end text:id="IMark106046424"/><text:alphabetical-index-mark-end text:id="IMark111588696"/><text:alphabetical-index-mark-end text:id="IMark111586168"/><text:alphabetical-index-mark-end text:id="IMark111667352"/><text:alphabetical-index-mark-end text:id="IMark111598808"/><text:alphabetical-index-mark-end text:id="IMark111583640"/><text:alphabetical-index-mark-end text:id="IMark110765656"/>s.</text:p>
      <text:p text:style-name="P3"/>
      <text:p text:style-name="P3"/>
      <text:p text:style-name="P31"><text:span text:style-name="T14">2.</text:span><text:span text:style-name="T29">2</text:span><text:span text:style-name="T14">.5.5.</text:span> Visitors f<text:alphabetical-index-mark-start text:id="IMark110424488"/><text:alphabetical-index-mark-start text:id="IMark105126776"/><text:alphabetical-index-mark-start text:id="IMark109978376"/><text:alphabetical-index-mark-start text:id="IMark107479416"/><text:alphabetical-index-mark-start text:id="IMark107736376"/><text:alphabetical-index-mark-start text:id="IMark111751976"/>ro<text:alphabetical-index-mark-end text:id="IMark111751976"/><text:alphabetical-index-mark-end text:id="IMark107736376"/><text:alphabetical-index-mark-end text:id="IMark107479416"/><text:alphabetical-index-mark-end text:id="IMark109978376"/><text:alphabetical-index-mark-end text:id="IMark105126776"/><text:alphabetical-index-mark-end text:id="IMark110424488"/>m nearby <text:alphabetical-index-mark-start text:id="IMark111679992"/><text:alphabetical-index-mark-start text:id="IMark111674936"/><text:alphabetical-index-mark-start text:id="IMark111748536"/><text:alphabetical-index-mark-start text:id="IMark105841608"/><text:alphabetical-index-mark-start text:id="IMark111664824"/><text:alphabetical-index-mark-start text:id="IMark111659768"/>town<text:alphabetical-index-mark-end text:id="IMark111659768"/><text:alphabetical-index-mark-end text:id="IMark111664824"/><text:alphabetical-index-mark-end text:id="IMark105841608"/><text:alphabetical-index-mark-end text:id="IMark111748536"/><text:alphabetical-index-mark-end text:id="IMark111674936"/><text:alphabetical-index-mark-end text:id="IMark111679992"/>s. Since some <text:alphabetical-index-mark-start text:id="IMark106277512"/><text:alphabetical-index-mark-start text:id="IMark111860344"/><text:alphabetical-index-mark-start text:id="IMark105792488"/><text:alphabetical-index-mark-start text:id="IMark110714776"/><text:alphabetical-index-mark-start text:id="IMark110633944"/><text:alphabetical-index-mark-start text:id="IMark104580616"/>town<text:alphabetical-index-mark-end text:id="IMark104580616"/><text:alphabetical-index-mark-end text:id="IMark110633944"/><text:alphabetical-index-mark-end text:id="IMark110714776"/><text:alphabetical-index-mark-end text:id="IMark105792488"/><text:alphabetical-index-mark-end text:id="IMark111860344"/><text:alphabetical-index-mark-end text:id="IMark106277512"/>s in the region do not offer certain <text:alphabetical-index-mark-start text:id="IMark110778392"/><text:alphabetical-index-mark-start text:id="IMark111697976"/><text:alphabetical-index-mark-start text:id="IMark111818280"/><text:alphabetical-index-mark-start text:id="IMark111682520"/><text:alphabetical-index-mark-start text:id="IMark111644600"/><text:alphabetical-index-mark-start text:id="IMark107422552"/>service<text:alphabetical-index-mark-end text:id="IMark107422552"/><text:alphabetical-index-mark-end text:id="IMark111644600"/><text:alphabetical-index-mark-end text:id="IMark111682520"/><text:alphabetical-index-mark-end text:id="IMark111818280"/><text:alphabetical-index-mark-end text:id="IMark111697976"/><text:alphabetical-index-mark-end text:id="IMark110778392"/>s, <text:alphabetical-index-mark-start text:id="IMark111583640"/><text:alphabetical-index-mark-start text:id="IMark110765656"/><text:alphabetical-index-mark-start text:id="IMark111598808"/><text:alphabetical-index-mark-start text:id="IMark111667352"/><text:alphabetical-index-mark-start text:id="IMark111586168"/><text:alphabetical-index-mark-start text:id="IMark111588696"/><text:alphabetical-index-mark-start text:id="IMark106046424"/><text:alphabetical-index-mark-start text:id="IMark111710616"/><text:alphabetical-index-mark-start text:id="IMark111626904"/>people<text:alphabetical-index-mark-end text:id="IMark111626904"/><text:alphabetical-index-mark-end text:id="IMark111710616"/><text:alphabetical-index-mark-end text:id="IMark106046424"/><text:alphabetical-index-mark-end text:id="IMark111588696"/><text:alphabetical-index-mark-end text:id="IMark111586168"/><text:alphabetical-index-mark-end text:id="IMark111667352"/><text:alphabetical-index-mark-end text:id="IMark111598808"/><text:alphabetical-index-mark-end text:id="IMark110765656"/><text:alphabetical-index-mark-end text:id="IMark111583640"/> f<text:alphabetical-index-mark-start text:id="IMark110660776"/><text:alphabetical-index-mark-start text:id="IMark105581080"/><text:alphabetical-index-mark-start text:id="IMark103907576"/><text:alphabetical-index-mark-start text:id="IMark110992888"/><text:alphabetical-index-mark-start text:id="IMark111657240"/><text:alphabetical-index-mark-start text:id="IMark105030744"/>ro<text:alphabetical-index-mark-end text:id="IMark105030744"/><text:alphabetical-index-mark-end text:id="IMark111657240"/><text:alphabetical-index-mark-end text:id="IMark110992888"/><text:alphabetical-index-mark-end text:id="IMark103907576"/><text:alphabetical-index-mark-end text:id="IMark105581080"/><text:alphabetical-index-mark-end text:id="IMark110660776"/>m those usually visit the <text:alphabetical-index-mark-start text:id="IMark111720728"/><text:alphabetical-index-mark-start text:id="IMark63074888"/><text:alphabetical-index-mark-start text:id="IMark107814824"/><text:alphabetical-index-mark-start text:id="IMark107580568"/><text:alphabetical-index-mark-start text:id="IMark107184136"/><text:alphabetical-index-mark-start text:id="IMark111649656"/><text:alphabetical-index-mark-start text:id="IMark102017832"/><text:alphabetical-index-mark-start text:id="IMark111611448"/>city<text:alphabetical-index-mark-end text:id="IMark111611448"/><text:alphabetical-index-mark-end text:id="IMark102017832"/><text:alphabetical-index-mark-end text:id="IMark111649656"/><text:alphabetical-index-mark-end text:id="IMark107184136"/><text:alphabetical-index-mark-end text:id="IMark107580568"/><text:alphabetical-index-mark-end text:id="IMark107814824"/><text:alphabetical-index-mark-end text:id="IMark63074888"/><text:alphabetical-index-mark-end text:id="IMark111720728"/> to <text:alphabetical-index-mark-start text:id="IMark111766520"/><text:alphabetical-index-mark-start text:id="IMark111875512"/><text:alphabetical-index-mark-start text:id="IMark111812024"/><text:alphabetical-index-mark-start text:id="IMark106114856"/><text:alphabetical-index-mark-start text:id="IMark108866936"/>sho<text:span text:style-name="T94">p</text:span><text:alphabetical-index-mark-end text:id="IMark108866936"/><text:alphabetical-index-mark-end text:id="IMark106114856"/><text:alphabetical-index-mark-end text:id="IMark111812024"/><text:alphabetical-index-mark-end text:id="IMark111875512"/><text:alphabetical-index-mark-end text:id="IMark111766520"/>, run errands, etc.</text:p>
      <text:p text:style-name="P31"/>
      <text:p text:style-name="P31"/>
      <text:h text:style-name="Heading_20_3" text:outline-level="3"><text:bookmark-start text:name="__RefHeading___Toc779_180202276"/>2.<text:span text:style-name="T131">2</text:span>.6. Area of <text:alphabetical-index-mark-start text:id="IMark109713208"/><text:alphabetical-index-mark-start text:id="IMark111913928"/><text:alphabetical-index-mark-start text:id="IMark111654712"/><text:alphabetical-index-mark-start text:id="IMark111715672"/><text:alphabetical-index-mark-start text:id="IMark107617256"/><text:alphabetical-index-mark-start text:id="IMark104846984"/><text:alphabetical-index-mark-start text:id="IMark109644264"/><text:alphabetical-index-mark-start text:id="IMark111751064"/><text:alphabetical-index-mark-start text:id="IMark111862152"/>sampling<text:alphabetical-index-mark-end text:id="IMark111862152"/><text:alphabetical-index-mark-end text:id="IMark111751064"/><text:alphabetical-index-mark-end text:id="IMark109644264"/><text:alphabetical-index-mark-end text:id="IMark104846984"/><text:alphabetical-index-mark-end text:id="IMark107617256"/><text:alphabetical-index-mark-end text:id="IMark111715672"/><text:alphabetical-index-mark-end text:id="IMark111654712"/><text:alphabetical-index-mark-end text:id="IMark111913928"/><text:alphabetical-index-mark-end text:id="IMark109713208"/> <text:alphabetical-index-mark-start text:id="IMark111865400"/><text:alphabetical-index-mark-start text:id="IMark103552248"/><text:alphabetical-index-mark-start text:id="IMark103587448"/><text:alphabetical-index-mark-start text:id="IMark111581112"/><text:alphabetical-index-mark-start text:id="IMark111886280"/><text:alphabetical-index-mark-start text:id="IMark111769048"/><text:alphabetical-index-mark-start text:id="IMark104980664"/><text:alphabetical-index-mark-start text:id="IMark111662296"/><text:alphabetical-index-mark-start text:id="IMark88541048"/>block<text:alphabetical-index-mark-end text:id="IMark88541048"/><text:alphabetical-index-mark-end text:id="IMark111662296"/><text:alphabetical-index-mark-end text:id="IMark104980664"/><text:alphabetical-index-mark-end text:id="IMark111769048"/><text:alphabetical-index-mark-end text:id="IMark111886280"/><text:alphabetical-index-mark-end text:id="IMark111581112"/><text:alphabetical-index-mark-end text:id="IMark103587448"/><text:alphabetical-index-mark-end text:id="IMark103552248"/><text:alphabetical-index-mark-end text:id="IMark111865400"/>s.<text:bookmark-end text:name="__RefHeading___Toc779_180202276"/></text:h>
      <text:p text:style-name="P27"/>
      <text:p text:style-name="P9">In <text:alphabetical-index-mark-start text:id="IMark111817080"/><text:alphabetical-index-mark-start text:id="IMark108205768"/><text:alphabetical-index-mark-start text:id="IMark111561688"/><text:alphabetical-index-mark-start text:id="IMark111332120"/><text:alphabetical-index-mark-start text:id="IMark111050024"/><text:alphabetical-index-mark-start text:id="IMark110550968"/><text:alphabetical-index-mark-start text:id="IMark111746008"/><text:alphabetical-index-mark-start text:id="IMark109416824"/><text:alphabetical-index-mark-start text:id="IMark111613976"/>Argentina<text:alphabetical-index-mark-end text:id="IMark111613976"/><text:alphabetical-index-mark-end text:id="IMark109416824"/><text:alphabetical-index-mark-end text:id="IMark111746008"/><text:alphabetical-index-mark-end text:id="IMark110550968"/><text:alphabetical-index-mark-end text:id="IMark111050024"/><text:alphabetical-index-mark-end text:id="IMark111332120"/><text:alphabetical-index-mark-end text:id="IMark111561688"/><text:alphabetical-index-mark-end text:id="IMark108205768"/><text:alphabetical-index-mark-end text:id="IMark111817080"/>, <text:alphabetical-index-mark-start text:id="IMark110936984"/><text:alphabetical-index-mark-start text:id="IMark111637016"/><text:alphabetical-index-mark-start text:id="IMark107546888"/><text:alphabetical-index-mark-start text:id="IMark109372824"/><text:alphabetical-index-mark-start text:id="IMark111720728"/><text:alphabetical-index-mark-start text:id="IMark63074888"/><text:alphabetical-index-mark-start text:id="IMark107814824"/><text:alphabetical-index-mark-start text:id="IMark107580568"/>square<text:alphabetical-index-mark-end text:id="IMark107580568"/><text:alphabetical-index-mark-end text:id="IMark107814824"/><text:alphabetical-index-mark-end text:id="IMark63074888"/><text:alphabetical-index-mark-end text:id="IMark111720728"/><text:alphabetical-index-mark-end text:id="IMark109372824"/><text:alphabetical-index-mark-end text:id="IMark107546888"/><text:alphabetical-index-mark-end text:id="IMark111637016"/><text:alphabetical-index-mark-end text:id="IMark110936984"/> <text:alphabetical-index-mark-start text:id="IMark107184136"/><text:alphabetical-index-mark-start text:id="IMark111649656"/><text:alphabetical-index-mark-start text:id="IMark102017832"/><text:alphabetical-index-mark-start text:id="IMark111611448"/><text:alphabetical-index-mark-start text:id="IMark110660776"/><text:alphabetical-index-mark-start text:id="IMark105581080"/><text:alphabetical-index-mark-start text:id="IMark103907576"/><text:alphabetical-index-mark-start text:id="IMark110992888"/><text:alphabetical-index-mark-start text:id="IMark111657240"/>block<text:alphabetical-index-mark-end text:id="IMark111657240"/><text:alphabetical-index-mark-end text:id="IMark110992888"/><text:alphabetical-index-mark-end text:id="IMark103907576"/><text:alphabetical-index-mark-end text:id="IMark105581080"/><text:alphabetical-index-mark-end text:id="IMark110660776"/><text:alphabetical-index-mark-end text:id="IMark111611448"/><text:alphabetical-index-mark-end text:id="IMark102017832"/><text:alphabetical-index-mark-end text:id="IMark111649656"/><text:alphabetical-index-mark-end text:id="IMark107184136"/>s tend to measure 100 x 100 <text:alphabetical-index-mark-start text:id="IMark105030744"/><text:alphabetical-index-mark-start text:id="IMark111583640"/><text:alphabetical-index-mark-start text:id="IMark110765656"/><text:alphabetical-index-mark-start text:id="IMark111598808"/><text:alphabetical-index-mark-start text:id="IMark111667352"/><text:alphabetical-index-mark-start text:id="IMark111586168"/><text:alphabetical-index-mark-start text:id="IMark111588696"/><text:alphabetical-index-mark-start text:id="IMark106046424"/>meter<text:alphabetical-index-mark-end text:id="IMark106046424"/><text:alphabetical-index-mark-end text:id="IMark111588696"/><text:alphabetical-index-mark-end text:id="IMark111586168"/><text:alphabetical-index-mark-end text:id="IMark111667352"/><text:alphabetical-index-mark-end text:id="IMark111598808"/><text:alphabetical-index-mark-end text:id="IMark110765656"/><text:alphabetical-index-mark-end text:id="IMark111583640"/><text:alphabetical-index-mark-end text:id="IMark105030744"/>s and <text:alphabetical-index-mark-start text:id="IMark111710616"/><text:alphabetical-index-mark-start text:id="IMark111626904"/><text:alphabetical-index-mark-start text:id="IMark110778392"/><text:alphabetical-index-mark-start text:id="IMark111697976"/><text:alphabetical-index-mark-start text:id="IMark111818280"/><text:alphabetical-index-mark-start text:id="IMark111682520"/><text:alphabetical-index-mark-start text:id="IMark111644600"/><text:alphabetical-index-mark-start text:id="IMark107422552"/><text:alphabetical-index-mark-start text:id="IMark106277512"/>street<text:alphabetical-index-mark-end text:id="IMark106277512"/><text:alphabetical-index-mark-end text:id="IMark107422552"/><text:alphabetical-index-mark-end text:id="IMark111644600"/><text:alphabetical-index-mark-end text:id="IMark111682520"/><text:alphabetical-index-mark-end text:id="IMark111818280"/><text:alphabetical-index-mark-end text:id="IMark111697976"/><text:alphabetical-index-mark-end text:id="IMark110778392"/><text:alphabetical-index-mark-end text:id="IMark111626904"/><text:alphabetical-index-mark-end text:id="IMark111710616"/>s are la<text:alphabetical-index-mark-start text:id="IMark111860344"/><text:alphabetical-index-mark-start text:id="IMark105792488"/><text:alphabetical-index-mark-start text:id="IMark110714776"/><text:alphabetical-index-mark-start text:id="IMark110633944"/><text:alphabetical-index-mark-start text:id="IMark104580616"/><text:alphabetical-index-mark-start text:id="IMark111679992"/>id<text:alphabetical-index-mark-end text:id="IMark111679992"/><text:alphabetical-index-mark-end text:id="IMark104580616"/><text:alphabetical-index-mark-end text:id="IMark110633944"/><text:alphabetical-index-mark-end text:id="IMark110714776"/><text:alphabetical-index-mark-end text:id="IMark105792488"/><text:alphabetical-index-mark-end text:id="IMark111860344"/> in a <text:alphabetical-index-mark-start text:id="IMark111674936"/><text:alphabetical-index-mark-start text:id="IMark111748536"/><text:alphabetical-index-mark-start text:id="IMark105841608"/><text:alphabetical-index-mark-start text:id="IMark111664824"/><text:alphabetical-index-mark-start text:id="IMark111659768"/><text:alphabetical-index-mark-start text:id="IMark110424488"/><text:alphabetical-index-mark-start text:id="IMark105126776"/><text:alphabetical-index-mark-start text:id="IMark109978376"/>square<text:alphabetical-index-mark-end text:id="IMark109978376"/><text:alphabetical-index-mark-end text:id="IMark105126776"/><text:alphabetical-index-mark-end text:id="IMark110424488"/><text:alphabetical-index-mark-end text:id="IMark111659768"/><text:alphabetical-index-mark-end text:id="IMark111664824"/><text:alphabetical-index-mark-end text:id="IMark105841608"/><text:alphabetical-index-mark-end text:id="IMark111748536"/><text:alphabetical-index-mark-end text:id="IMark111674936"/> gr<text:alphabetical-index-mark-start text:id="IMark107479416"/><text:alphabetical-index-mark-start text:id="IMark107736376"/><text:alphabetical-index-mark-start text:id="IMark111751976"/><text:alphabetical-index-mark-start text:id="IMark111578584"/><text:alphabetical-index-mark-start text:id="IMark111875512"/><text:alphabetical-index-mark-start text:id="IMark111766520"/>id<text:alphabetical-index-mark-end text:id="IMark111766520"/><text:alphabetical-index-mark-end text:id="IMark111875512"/><text:alphabetical-index-mark-end text:id="IMark111578584"/><text:alphabetical-index-mark-end text:id="IMark111751976"/><text:alphabetical-index-mark-end text:id="IMark107736376"/><text:alphabetical-index-mark-end text:id="IMark107479416"/> pattern for the most part. In this case, since the <text:alphabetical-index-mark-start text:id="IMark111812024"/><text:alphabetical-index-mark-start text:id="IMark106114856"/><text:alphabetical-index-mark-start text:id="IMark108866936"/><text:alphabetical-index-mark-start text:id="IMark104292904"/><text:alphabetical-index-mark-start text:id="IMark102164680"/><text:alphabetical-index-mark-start text:id="IMark105401272"/><text:alphabetical-index-mark-start text:id="IMark110084632"/><text:alphabetical-index-mark-start text:id="IMark111243208"/>urban<text:alphabetical-index-mark-end text:id="IMark111243208"/><text:alphabetical-index-mark-end text:id="IMark110084632"/><text:alphabetical-index-mark-end text:id="IMark105401272"/><text:alphabetical-index-mark-end text:id="IMark102164680"/><text:alphabetical-index-mark-end text:id="IMark104292904"/><text:alphabetical-index-mark-end text:id="IMark108866936"/><text:alphabetical-index-mark-end text:id="IMark106114856"/><text:alphabetical-index-mark-end text:id="IMark111812024"/> area of the <text:alphabetical-index-mark-start text:id="IMark111842648"/><text:alphabetical-index-mark-start text:id="IMark103552248"/><text:alphabetical-index-mark-start text:id="IMark111865400"/><text:alphabetical-index-mark-start text:id="IMark103587448"/><text:alphabetical-index-mark-start text:id="IMark111581112"/><text:alphabetical-index-mark-start text:id="IMark111886280"/><text:alphabetical-index-mark-start text:id="IMark111769048"/><text:alphabetical-index-mark-start text:id="IMark104980664"/>city<text:alphabetical-index-mark-end text:id="IMark104980664"/><text:alphabetical-index-mark-end text:id="IMark111769048"/><text:alphabetical-index-mark-end text:id="IMark111886280"/><text:alphabetical-index-mark-end text:id="IMark111581112"/><text:alphabetical-index-mark-end text:id="IMark103587448"/><text:alphabetical-index-mark-end text:id="IMark111865400"/><text:alphabetical-index-mark-end text:id="IMark103552248"/><text:alphabetical-index-mark-end text:id="IMark111842648"/> includes railway tracks, there are some diagonal <text:alphabetical-index-mark-start text:id="IMark111662296"/><text:alphabetical-index-mark-start text:id="IMark88541048"/><text:alphabetical-index-mark-start text:id="IMark109713208"/><text:alphabetical-index-mark-start text:id="IMark111913928"/><text:alphabetical-index-mark-start text:id="IMark111654712"/><text:alphabetical-index-mark-start text:id="IMark111715672"/><text:alphabetical-index-mark-start text:id="IMark107617256"/><text:alphabetical-index-mark-start text:id="IMark104846984"/><text:alphabetical-index-mark-start text:id="IMark109644264"/>street<text:alphabetical-index-mark-end text:id="IMark109644264"/><text:alphabetical-index-mark-end text:id="IMark104846984"/><text:alphabetical-index-mark-end text:id="IMark107617256"/><text:alphabetical-index-mark-end text:id="IMark111715672"/><text:alphabetical-index-mark-end text:id="IMark111654712"/><text:alphabetical-index-mark-end text:id="IMark111913928"/><text:alphabetical-index-mark-end text:id="IMark109713208"/><text:alphabetical-index-mark-end text:id="IMark88541048"/><text:alphabetical-index-mark-end text:id="IMark111662296"/>s but since the <text:alphabetical-index-mark-start text:id="IMark111751064"/><text:alphabetical-index-mark-start text:id="IMark111862152"/><text:alphabetical-index-mark-start text:id="IMark103209032"/><text:alphabetical-index-mark-start text:id="IMark111740952"/><text:alphabetical-index-mark-start text:id="IMark104185592"/><text:alphabetical-index-mark-start text:id="IMark106652600"/><text:alphabetical-index-mark-start text:id="IMark104112584"/><text:alphabetical-index-mark-start text:id="IMark110581976"/><text:alphabetical-index-mark-start text:id="IMark106115352"/>data<text:alphabetical-index-mark-end text:id="IMark106115352"/><text:alphabetical-index-mark-end text:id="IMark110581976"/><text:alphabetical-index-mark-end text:id="IMark104112584"/><text:alphabetical-index-mark-end text:id="IMark106652600"/><text:alphabetical-index-mark-end text:id="IMark104185592"/><text:alphabetical-index-mark-end text:id="IMark111740952"/><text:alphabetical-index-mark-end text:id="IMark103209032"/><text:alphabetical-index-mark-end text:id="IMark111862152"/><text:alphabetical-index-mark-end text:id="IMark111751064"/> set includes <text:alphabetical-index-mark-start text:id="IMark106569704"/><text:alphabetical-index-mark-start text:id="IMark106873032"/><text:alphabetical-index-mark-start text:id="IMark104187576"/><text:alphabetical-index-mark-start text:id="IMark102518936"/><text:alphabetical-index-mark-start text:id="IMark107039816"/><text:alphabetical-index-mark-start text:id="IMark105690424"/><text:alphabetical-index-mark-start text:id="IMark105786040"/><text:alphabetical-index-mark-start text:id="IMark106572712"/><text:alphabetical-index-mark-start text:id="IMark102999544"/>data<text:alphabetical-index-mark-end text:id="IMark102999544"/><text:alphabetical-index-mark-end text:id="IMark106572712"/><text:alphabetical-index-mark-end text:id="IMark105786040"/><text:alphabetical-index-mark-end text:id="IMark105690424"/><text:alphabetical-index-mark-end text:id="IMark107039816"/><text:alphabetical-index-mark-end text:id="IMark102518936"/><text:alphabetical-index-mark-end text:id="IMark104187576"/><text:alphabetical-index-mark-end text:id="IMark106873032"/><text:alphabetical-index-mark-end text:id="IMark106569704"/> f<text:alphabetical-index-mark-start text:id="IMark105327272"/><text:alphabetical-index-mark-start text:id="IMark109023096"/><text:alphabetical-index-mark-start text:id="IMark111237432"/><text:alphabetical-index-mark-start text:id="IMark103391128"/><text:alphabetical-index-mark-start text:id="IMark105458312"/><text:alphabetical-index-mark-start text:id="IMark107665464"/>ro<text:alphabetical-index-mark-end text:id="IMark107665464"/><text:alphabetical-index-mark-end text:id="IMark105458312"/><text:alphabetical-index-mark-end text:id="IMark103391128"/><text:alphabetical-index-mark-end text:id="IMark111237432"/><text:alphabetical-index-mark-end text:id="IMark109023096"/><text:alphabetical-index-mark-end text:id="IMark105327272"/>m all the <text:alphabetical-index-mark-start text:id="IMark111120376"/><text:alphabetical-index-mark-start text:id="IMark110547272"/><text:alphabetical-index-mark-start text:id="IMark104631176"/><text:alphabetical-index-mark-start text:id="IMark104633032"/><text:alphabetical-index-mark-start text:id="IMark104634360"/><text:alphabetical-index-mark-start text:id="IMark104635688"/><text:alphabetical-index-mark-start text:id="IMark105668088"/><text:alphabetical-index-mark-start text:id="IMark105669416"/><text:alphabetical-index-mark-start text:id="IMark105670744"/>street<text:alphabetical-index-mark-end text:id="IMark105670744"/><text:alphabetical-index-mark-end text:id="IMark105669416"/><text:alphabetical-index-mark-end text:id="IMark105668088"/><text:alphabetical-index-mark-end text:id="IMark104635688"/><text:alphabetical-index-mark-end text:id="IMark104634360"/><text:alphabetical-index-mark-end text:id="IMark104633032"/><text:alphabetical-index-mark-end text:id="IMark104631176"/><text:alphabetical-index-mark-end text:id="IMark110547272"/><text:alphabetical-index-mark-end text:id="IMark111120376"/>s in the <text:alphabetical-index-mark-start text:id="IMark109909272"/><text:alphabetical-index-mark-start text:id="IMark109910600"/><text:alphabetical-index-mark-start text:id="IMark109911928"/><text:alphabetical-index-mark-start text:id="IMark106431288"/><text:alphabetical-index-mark-start text:id="IMark105632472"/><text:alphabetical-index-mark-start text:id="IMark105633800"/><text:alphabetical-index-mark-start text:id="IMark105635128"/><text:alphabetical-index-mark-start text:id="IMark105636456"/><text:alphabetical-index-mark-start text:id="IMark105637784"/><text:alphabetical-index-mark-start text:id="IMark105639112"/><text:alphabetical-index-mark-start text:id="IMark105639528"/><text:alphabetical-index-mark-start text:id="IMark111434744"/><text:alphabetical-index-mark-start text:id="IMark111436072"/><text:alphabetical-index-mark-start text:id="IMark111437400"/><text:alphabetical-index-mark-start text:id="IMark111438728"/>co<text:alphabetical-index-mark-end text:id="IMark111438728"/><text:alphabetical-index-mark-end text:id="IMark111437400"/><text:alphabetical-index-mark-end text:id="IMark111436072"/><text:alphabetical-index-mark-end text:id="IMark111434744"/><text:alphabetical-index-mark-end text:id="IMark105639528"/><text:alphabetical-index-mark-end text:id="IMark105639112"/>mmercial<text:alphabetical-index-mark-end text:id="IMark105637784"/><text:alphabetical-index-mark-end text:id="IMark105636456"/><text:alphabetical-index-mark-end text:id="IMark105635128"/><text:alphabetical-index-mark-end text:id="IMark105633800"/><text:alphabetical-index-mark-end text:id="IMark105632472"/><text:alphabetical-index-mark-end text:id="IMark106431288"/><text:alphabetical-index-mark-end text:id="IMark109911928"/><text:alphabetical-index-mark-end text:id="IMark109910600"/><text:alphabetical-index-mark-end text:id="IMark109909272"/> <text:alphabetical-index-mark-start text:id="IMark110075624"/><text:alphabetical-index-mark-start text:id="IMark110076920"/><text:alphabetical-index-mark-start text:id="IMark110078248"/><text:alphabetical-index-mark-start text:id="IMark110079576"/><text:alphabetical-index-mark-start text:id="IMark107593912"/><text:alphabetical-index-mark-start text:id="IMark107595240"/>zone<text:alphabetical-index-mark-end text:id="IMark107595240"/><text:alphabetical-index-mark-end text:id="IMark107593912"/><text:alphabetical-index-mark-end text:id="IMark110079576"/><text:alphabetical-index-mark-end text:id="IMark110078248"/><text:alphabetical-index-mark-end text:id="IMark110076920"/><text:alphabetical-index-mark-end text:id="IMark110075624"/> of the <text:alphabetical-index-mark-start text:id="IMark111477544"/><text:alphabetical-index-mark-start text:id="IMark111478872"/><text:alphabetical-index-mark-start text:id="IMark111480200"/><text:alphabetical-index-mark-start text:id="IMark111481528"/><text:alphabetical-index-mark-start text:id="IMark111482856"/><text:alphabetical-index-mark-start text:id="IMark111484184"/>town<text:alphabetical-index-mark-end text:id="IMark111484184"/><text:alphabetical-index-mark-end text:id="IMark111482856"/><text:alphabetical-index-mark-end text:id="IMark111481528"/><text:alphabetical-index-mark-end text:id="IMark111480200"/><text:alphabetical-index-mark-end text:id="IMark111478872"/><text:alphabetical-index-mark-end text:id="IMark111477544"/>, the <text:alphabetical-index-mark-start text:id="IMark106209192"/><text:alphabetical-index-mark-start text:id="IMark105438792"/><text:alphabetical-index-mark-start text:id="IMark105440120"/><text:alphabetical-index-mark-start text:id="IMark105441448"/><text:alphabetical-index-mark-start text:id="IMark105442776"/><text:alphabetical-index-mark-start text:id="IMark105444104"/><text:alphabetical-index-mark-start text:id="IMark105445432"/><text:alphabetical-index-mark-start text:id="IMark105446760"/><text:alphabetical-index-mark-start text:id="IMark109353992"/>number<text:alphabetical-index-mark-end text:id="IMark109353992"/><text:alphabetical-index-mark-end text:id="IMark105446760"/><text:alphabetical-index-mark-end text:id="IMark105445432"/><text:alphabetical-index-mark-end text:id="IMark105444104"/><text:alphabetical-index-mark-end text:id="IMark105442776"/><text:alphabetical-index-mark-end text:id="IMark105441448"/><text:alphabetical-index-mark-end text:id="IMark105440120"/><text:alphabetical-index-mark-end text:id="IMark105438792"/><text:alphabetical-index-mark-end text:id="IMark106209192"/>s represent well the presence and distribution tho<text:alphabetical-index-mark-start text:id="IMark104006104"/><text:alphabetical-index-mark-start text:id="IMark104007432"/><text:alphabetical-index-mark-start text:id="IMark104008760"/><text:alphabetical-index-mark-start text:id="IMark104010088"/><text:alphabetical-index-mark-start text:id="IMark104011416"/><text:alphabetical-index-mark-start text:id="IMark109715736"/>ro<text:alphabetical-index-mark-end text:id="IMark109715736"/><text:alphabetical-index-mark-end text:id="IMark104011416"/><text:alphabetical-index-mark-end text:id="IMark104010088"/><text:alphabetical-index-mark-end text:id="IMark104008760"/><text:alphabetical-index-mark-end text:id="IMark104007432"/><text:alphabetical-index-mark-end text:id="IMark104006104"/>ugh the <text:alphabetical-index-mark-start text:id="IMark109723080"/><text:alphabetical-index-mark-start text:id="IMark103421752"/><text:alphabetical-index-mark-start text:id="IMark103423080"/><text:alphabetical-index-mark-start text:id="IMark103424408"/><text:alphabetical-index-mark-start text:id="IMark103425736"/><text:alphabetical-index-mark-start text:id="IMark103427064"/><text:alphabetical-index-mark-start text:id="IMark103428392"/><text:alphabetical-index-mark-start text:id="IMark103005944"/>day<text:alphabetical-index-mark-end text:id="IMark103005944"/><text:alphabetical-index-mark-end text:id="IMark103428392"/><text:alphabetical-index-mark-end text:id="IMark103427064"/><text:alphabetical-index-mark-end text:id="IMark103425736"/><text:alphabetical-index-mark-end text:id="IMark103424408"/><text:alphabetical-index-mark-end text:id="IMark103423080"/><text:alphabetical-index-mark-end text:id="IMark103421752"/><text:alphabetical-index-mark-end text:id="IMark109723080"/> and <text:alphabetical-index-mark-start text:id="IMark109896760"/><text:alphabetical-index-mark-start text:id="IMark109898088"/><text:alphabetical-index-mark-start text:id="IMark109899416"/><text:alphabetical-index-mark-start text:id="IMark109900744"/><text:alphabetical-index-mark-start text:id="IMark109902072"/><text:alphabetical-index-mark-start text:id="IMark109903400"/><text:alphabetical-index-mark-start text:id="IMark107442264"/><text:alphabetical-index-mark-start text:id="IMark109843768"/>day<text:alphabetical-index-mark-end text:id="IMark109843768"/><text:alphabetical-index-mark-end text:id="IMark107442264"/><text:alphabetical-index-mark-end text:id="IMark109903400"/><text:alphabetical-index-mark-end text:id="IMark109902072"/><text:alphabetical-index-mark-end text:id="IMark109900744"/><text:alphabetical-index-mark-end text:id="IMark109899416"/><text:alphabetical-index-mark-end text:id="IMark109898088"/><text:alphabetical-index-mark-end text:id="IMark109896760"/>s of the week of <text:alphabetical-index-mark-start text:id="IMark110456408"/><text:alphabetical-index-mark-start text:id="IMark110457736"/><text:alphabetical-index-mark-start text:id="IMark110459064"/><text:alphabetical-index-mark-start text:id="IMark110460392"/><text:alphabetical-index-mark-start text:id="IMark110461720"/><text:alphabetical-index-mark-start text:id="IMark110463048"/><text:alphabetical-index-mark-start text:id="IMark94428008"/><text:alphabetical-index-mark-start text:id="IMark94429336"/><text:alphabetical-index-mark-start text:id="IMark94430664"/>pedestrian<text:alphabetical-index-mark-end text:id="IMark94430664"/><text:alphabetical-index-mark-end text:id="IMark94429336"/><text:alphabetical-index-mark-end text:id="IMark94428008"/><text:alphabetical-index-mark-end text:id="IMark110463048"/><text:alphabetical-index-mark-end text:id="IMark110461720"/><text:alphabetical-index-mark-end text:id="IMark110460392"/><text:alphabetical-index-mark-end text:id="IMark110459064"/><text:alphabetical-index-mark-end text:id="IMark110457736"/><text:alphabetical-index-mark-end text:id="IMark110456408"/>s (<text:alphabetical-index-mark-start text:id="IMark109480328"/><text:alphabetical-index-mark-start text:id="IMark109481656"/><text:alphabetical-index-mark-start text:id="IMark109482984"/><text:alphabetical-index-mark-start text:id="IMark109484312"/><text:alphabetical-index-mark-start text:id="IMark106531032"/><text:alphabetical-index-mark-start text:id="IMark106532360"/>customer<text:alphabetical-index-mark-end text:id="IMark106532360"/><text:alphabetical-index-mark-end text:id="IMark106531032"/><text:alphabetical-index-mark-end text:id="IMark109484312"/><text:alphabetical-index-mark-end text:id="IMark109482984"/><text:alphabetical-index-mark-end text:id="IMark109481656"/><text:alphabetical-index-mark-end text:id="IMark109480328"/>s) in the whole area.</text:p>
      <text:p text:style-name="P9"/>
      <text:p text:style-name="P28">This means that <text:alphabetical-index-mark-start text:id="IMark111862152"/><text:alphabetical-index-mark-start text:id="IMark103209032"/><text:alphabetical-index-mark-start text:id="IMark111740952"/><text:alphabetical-index-mark-start text:id="IMark104185592"/><text:alphabetical-index-mark-start text:id="IMark111662296"/><text:alphabetical-index-mark-start text:id="IMark88541048"/><text:alphabetical-index-mark-start text:id="IMark109713208"/><text:alphabetical-index-mark-start text:id="IMark111913928"/><text:alphabetical-index-mark-start text:id="IMark111654712"/><text:alphabetical-index-mark-start text:id="IMark111715672"/><text:alphabetical-index-mark-start text:id="IMark107617256"/><text:alphabetical-index-mark-start text:id="IMark104846984"/><text:alphabetical-index-mark-start text:id="IMark109644264"/><text:alphabetical-index-mark-start text:id="IMark111842648"/><text:alphabetical-index-mark-start text:id="IMark103552248"/><text:alphabetical-index-mark-start text:id="IMark111865400"/><text:alphabetical-index-mark-start text:id="IMark103587448"/>sample<text:alphabetical-index-mark-end text:id="IMark103587448"/><text:alphabetical-index-mark-end text:id="IMark111865400"/><text:alphabetical-index-mark-end text:id="IMark103552248"/><text:alphabetical-index-mark-end text:id="IMark111842648"/><text:alphabetical-index-mark-end text:id="IMark109644264"/><text:alphabetical-index-mark-end text:id="IMark104846984"/><text:alphabetical-index-mark-end text:id="IMark107617256"/><text:alphabetical-index-mark-end text:id="IMark111715672"/><text:alphabetical-index-mark-end text:id="IMark111654712"/><text:alphabetical-index-mark-end text:id="IMark111913928"/><text:alphabetical-index-mark-end text:id="IMark109713208"/><text:alphabetical-index-mark-end text:id="IMark88541048"/><text:alphabetical-index-mark-end text:id="IMark111662296"/><text:alphabetical-index-mark-end text:id="IMark104185592"/><text:alphabetical-index-mark-end text:id="IMark111740952"/><text:alphabetical-index-mark-end text:id="IMark103209032"/><text:alphabetical-index-mark-end text:id="IMark111862152"/>s were obtained in <text:alphabetical-index-mark-start text:id="IMark111581112"/><text:alphabetical-index-mark-start text:id="IMark111886280"/><text:alphabetical-index-mark-start text:id="IMark111769048"/><text:alphabetical-index-mark-start text:id="IMark104980664"/><text:alphabetical-index-mark-start text:id="IMark111812024"/>segment<text:alphabetical-index-mark-end text:id="IMark111812024"/><text:alphabetical-index-mark-end text:id="IMark104980664"/><text:alphabetical-index-mark-end text:id="IMark111769048"/><text:alphabetical-index-mark-end text:id="IMark111886280"/><text:alphabetical-index-mark-end text:id="IMark111581112"/>s of 100 m on each <text:alphabetical-index-mark-start text:id="IMark106114856"/><text:alphabetical-index-mark-start text:id="IMark108866936"/><text:alphabetical-index-mark-start text:id="IMark104292904"/><text:alphabetical-index-mark-start text:id="IMark102164680"/><text:alphabetical-index-mark-start text:id="IMark105401272"/><text:alphabetical-index-mark-start text:id="IMark110084632"/><text:alphabetical-index-mark-start text:id="IMark111243208"/><text:alphabetical-index-mark-start text:id="IMark107479416"/><text:alphabetical-index-mark-start text:id="IMark107736376"/>street<text:alphabetical-index-mark-end text:id="IMark107736376"/><text:alphabetical-index-mark-end text:id="IMark107479416"/><text:alphabetical-index-mark-end text:id="IMark111243208"/><text:alphabetical-index-mark-end text:id="IMark110084632"/><text:alphabetical-index-mark-end text:id="IMark105401272"/><text:alphabetical-index-mark-end text:id="IMark102164680"/><text:alphabetical-index-mark-end text:id="IMark104292904"/><text:alphabetical-index-mark-end text:id="IMark108866936"/><text:alphabetical-index-mark-end text:id="IMark106114856"/>. The total <text:alphabetical-index-mark-start text:id="IMark111751976"/><text:alphabetical-index-mark-start text:id="IMark111578584"/><text:alphabetical-index-mark-start text:id="IMark111875512"/><text:alphabetical-index-mark-start text:id="IMark111766520"/><text:alphabetical-index-mark-start text:id="IMark111674936"/><text:alphabetical-index-mark-start text:id="IMark111748536"/><text:alphabetical-index-mark-start text:id="IMark105841608"/><text:alphabetical-index-mark-start text:id="IMark111664824"/><text:alphabetical-index-mark-start text:id="IMark111659768"/>number<text:alphabetical-index-mark-end text:id="IMark111659768"/><text:alphabetical-index-mark-end text:id="IMark111664824"/><text:alphabetical-index-mark-end text:id="IMark105841608"/><text:alphabetical-index-mark-end text:id="IMark111748536"/><text:alphabetical-index-mark-end text:id="IMark111674936"/><text:alphabetical-index-mark-end text:id="IMark111766520"/><text:alphabetical-index-mark-end text:id="IMark111875512"/><text:alphabetical-index-mark-end text:id="IMark111578584"/><text:alphabetical-index-mark-end text:id="IMark111751976"/> of <text:alphabetical-index-mark-start text:id="IMark110424488"/><text:alphabetical-index-mark-start text:id="IMark105126776"/><text:alphabetical-index-mark-start text:id="IMark109978376"/><text:alphabetical-index-mark-start text:id="IMark111860344"/><text:alphabetical-index-mark-start text:id="IMark105792488"/><text:alphabetical-index-mark-start text:id="IMark110714776"/><text:alphabetical-index-mark-start text:id="IMark110633944"/><text:alphabetical-index-mark-start text:id="IMark104580616"/><text:alphabetical-index-mark-start text:id="IMark111679992"/>pedestrian<text:alphabetical-index-mark-end text:id="IMark111679992"/><text:alphabetical-index-mark-end text:id="IMark104580616"/><text:alphabetical-index-mark-end text:id="IMark110633944"/><text:alphabetical-index-mark-end text:id="IMark110714776"/><text:alphabetical-index-mark-end text:id="IMark105792488"/><text:alphabetical-index-mark-end text:id="IMark111860344"/><text:alphabetical-index-mark-end text:id="IMark109978376"/><text:alphabetical-index-mark-end text:id="IMark105126776"/><text:alphabetical-index-mark-end text:id="IMark110424488"/>s per minute per <text:alphabetical-index-mark-start text:id="IMark111710616"/><text:alphabetical-index-mark-start text:id="IMark111626904"/><text:alphabetical-index-mark-start text:id="IMark110778392"/><text:alphabetical-index-mark-start text:id="IMark111697976"/><text:alphabetical-index-mark-start text:id="IMark111818280"/><text:alphabetical-index-mark-start text:id="IMark111682520"/><text:alphabetical-index-mark-start text:id="IMark111644600"/><text:alphabetical-index-mark-start text:id="IMark107422552"/><text:alphabetical-index-mark-start text:id="IMark106277512"/>block<text:alphabetical-index-mark-end text:id="IMark106277512"/><text:alphabetical-index-mark-end text:id="IMark107422552"/><text:alphabetical-index-mark-end text:id="IMark111644600"/><text:alphabetical-index-mark-end text:id="IMark111682520"/><text:alphabetical-index-mark-end text:id="IMark111818280"/><text:alphabetical-index-mark-end text:id="IMark111697976"/><text:alphabetical-index-mark-end text:id="IMark110778392"/><text:alphabetical-index-mark-end text:id="IMark111626904"/><text:alphabetical-index-mark-end text:id="IMark111710616"/> indicate the <text:alphabetical-index-mark-start text:id="IMark105030744"/><text:alphabetical-index-mark-start text:id="IMark111583640"/><text:alphabetical-index-mark-start text:id="IMark110765656"/><text:alphabetical-index-mark-start text:id="IMark111598808"/><text:alphabetical-index-mark-start text:id="IMark111667352"/><text:alphabetical-index-mark-start text:id="IMark111586168"/><text:alphabetical-index-mark-start text:id="IMark111588696"/><text:alphabetical-index-mark-start text:id="IMark106046424"/><text:alphabetical-index-mark-start text:id="IMark107184136"/>number<text:alphabetical-index-mark-end text:id="IMark107184136"/><text:alphabetical-index-mark-end text:id="IMark106046424"/><text:alphabetical-index-mark-end text:id="IMark111588696"/><text:alphabetical-index-mark-end text:id="IMark111586168"/><text:alphabetical-index-mark-end text:id="IMark111667352"/><text:alphabetical-index-mark-end text:id="IMark111598808"/><text:alphabetical-index-mark-end text:id="IMark110765656"/><text:alphabetical-index-mark-end text:id="IMark111583640"/><text:alphabetical-index-mark-end text:id="IMark105030744"/> of <text:alphabetical-index-mark-start text:id="IMark111649656"/><text:alphabetical-index-mark-start text:id="IMark102017832"/><text:alphabetical-index-mark-start text:id="IMark111611448"/><text:alphabetical-index-mark-start text:id="IMark110660776"/><text:alphabetical-index-mark-start text:id="IMark105581080"/><text:alphabetical-index-mark-start text:id="IMark103907576"/><text:alphabetical-index-mark-start text:id="IMark110992888"/><text:alphabetical-index-mark-start text:id="IMark111657240"/><text:alphabetical-index-mark-start text:id="IMark110936984"/>pedestrian<text:alphabetical-index-mark-end text:id="IMark110936984"/><text:alphabetical-index-mark-end text:id="IMark111657240"/><text:alphabetical-index-mark-end text:id="IMark110992888"/><text:alphabetical-index-mark-end text:id="IMark103907576"/><text:alphabetical-index-mark-end text:id="IMark105581080"/><text:alphabetical-index-mark-end text:id="IMark110660776"/><text:alphabetical-index-mark-end text:id="IMark111611448"/><text:alphabetical-index-mark-end text:id="IMark102017832"/><text:alphabetical-index-mark-end text:id="IMark111649656"/> per each <text:alphabetical-index-mark-start text:id="IMark111637016"/><text:alphabetical-index-mark-start text:id="IMark107546888"/><text:alphabetical-index-mark-start text:id="IMark109372824"/><text:alphabetical-index-mark-start text:id="IMark111720728"/><text:alphabetical-index-mark-start text:id="IMark63074888"/>segment<text:alphabetical-index-mark-end text:id="IMark63074888"/><text:alphabetical-index-mark-end text:id="IMark111720728"/><text:alphabetical-index-mark-end text:id="IMark109372824"/><text:alphabetical-index-mark-end text:id="IMark107546888"/><text:alphabetical-index-mark-end text:id="IMark111637016"/> of a hundred <text:alphabetical-index-mark-start text:id="IMark107814824"/><text:alphabetical-index-mark-start text:id="IMark107580568"/><text:alphabetical-index-mark-start text:id="IMark111817080"/><text:alphabetical-index-mark-start text:id="IMark108205768"/><text:alphabetical-index-mark-start text:id="IMark111561688"/><text:alphabetical-index-mark-start text:id="IMark111332120"/><text:alphabetical-index-mark-start text:id="IMark111050024"/><text:alphabetical-index-mark-start text:id="IMark110550968"/>meter<text:alphabetical-index-mark-end text:id="IMark110550968"/><text:alphabetical-index-mark-end text:id="IMark111050024"/><text:alphabetical-index-mark-end text:id="IMark111332120"/><text:alphabetical-index-mark-end text:id="IMark111561688"/><text:alphabetical-index-mark-end text:id="IMark108205768"/><text:alphabetical-index-mark-end text:id="IMark111817080"/><text:alphabetical-index-mark-end text:id="IMark107580568"/><text:alphabetical-index-mark-end text:id="IMark107814824"/>s on each <text:alphabetical-index-mark-start text:id="IMark111746008"/><text:alphabetical-index-mark-start text:id="IMark109416824"/><text:alphabetical-index-mark-start text:id="IMark111613976"/><text:alphabetical-index-mark-start text:id="IMark111751064"/><text:alphabetical-index-mark-start text:id="IMark110547272"/><text:alphabetical-index-mark-start text:id="IMark102526152"/><text:alphabetical-index-mark-start text:id="IMark106537816"/><text:alphabetical-index-mark-start text:id="IMark106536312"/><text:alphabetical-index-mark-start text:id="IMark106534808"/>street<text:alphabetical-index-mark-end text:id="IMark106534808"/><text:alphabetical-index-mark-end text:id="IMark106536312"/><text:alphabetical-index-mark-end text:id="IMark106537816"/><text:alphabetical-index-mark-end text:id="IMark102526152"/><text:alphabetical-index-mark-end text:id="IMark110547272"/><text:alphabetical-index-mark-end text:id="IMark111751064"/><text:alphabetical-index-mark-end text:id="IMark111613976"/><text:alphabetical-index-mark-end text:id="IMark109416824"/><text:alphabetical-index-mark-end text:id="IMark111746008"/>, regardless of the <text:alphabetical-index-mark-start text:id="IMark109481272"/><text:alphabetical-index-mark-start text:id="IMark109479192"/><text:alphabetical-index-mark-start text:id="IMark109477688"/><text:alphabetical-index-mark-start text:id="IMark109476184"/><text:alphabetical-index-mark-start text:id="IMark94434616"/><text:alphabetical-index-mark-start text:id="IMark94433112"/><text:alphabetical-index-mark-start text:id="IMark94427624"/><text:alphabetical-index-mark-start text:id="IMark110455272"/>urban<text:alphabetical-index-mark-end text:id="IMark110455272"/><text:alphabetical-index-mark-end text:id="IMark94427624"/><text:alphabetical-index-mark-end text:id="IMark94433112"/><text:alphabetical-index-mark-end text:id="IMark94434616"/><text:alphabetical-index-mark-end text:id="IMark109476184"/><text:alphabetical-index-mark-end text:id="IMark109477688"/><text:alphabetical-index-mark-end text:id="IMark109479192"/><text:alphabetical-index-mark-end text:id="IMark109481272"/> characteristics of each <text:alphabetical-index-mark-start text:id="IMark109849976"/><text:alphabetical-index-mark-start text:id="IMark109848472"/><text:alphabetical-index-mark-start text:id="IMark109846968"/><text:alphabetical-index-mark-start text:id="IMark109845464"/><text:alphabetical-index-mark-start text:id="IMark104120728"/>segment<text:alphabetical-index-mark-end text:id="IMark104120728"/><text:alphabetical-index-mark-end text:id="IMark109845464"/><text:alphabetical-index-mark-end text:id="IMark109846968"/><text:alphabetical-index-mark-end text:id="IMark109848472"/><text:alphabetical-index-mark-end text:id="IMark109849976"/>. That is, if in a <text:alphabetical-index-mark-start text:id="IMark104119224"/><text:alphabetical-index-mark-start text:id="IMark104117720"/><text:alphabetical-index-mark-start text:id="IMark104116216"/><text:alphabetical-index-mark-start text:id="IMark109722696"/><text:alphabetical-index-mark-start text:id="IMark107418184"/><text:alphabetical-index-mark-start text:id="IMark101979928"/><text:alphabetical-index-mark-start text:id="IMark109265384"/><text:alphabetical-index-mark-start text:id="IMark110581976"/><text:alphabetical-index-mark-start text:id="IMark106876168"/><text:alphabetical-index-mark-start text:id="IMark104629560"/><text:alphabetical-index-mark-start text:id="IMark102965464"/><text:alphabetical-index-mark-start text:id="IMark102081224"/><text:alphabetical-index-mark-start text:id="IMark103526392"/><text:alphabetical-index-mark-start text:id="IMark104007048"/><text:alphabetical-index-mark-start text:id="IMark111483608"/>co<text:alphabetical-index-mark-end text:id="IMark111483608"/><text:alphabetical-index-mark-end text:id="IMark104007048"/><text:alphabetical-index-mark-end text:id="IMark103526392"/><text:alphabetical-index-mark-end text:id="IMark102081224"/><text:alphabetical-index-mark-end text:id="IMark102965464"/><text:alphabetical-index-mark-end text:id="IMark104629560"/>mmercial<text:alphabetical-index-mark-end text:id="IMark106876168"/><text:alphabetical-index-mark-end text:id="IMark110581976"/><text:alphabetical-index-mark-end text:id="IMark109265384"/><text:alphabetical-index-mark-end text:id="IMark101979928"/><text:alphabetical-index-mark-end text:id="IMark107418184"/><text:alphabetical-index-mark-end text:id="IMark109722696"/><text:alphabetical-index-mark-end text:id="IMark104116216"/><text:alphabetical-index-mark-end text:id="IMark104117720"/><text:alphabetical-index-mark-end text:id="IMark104119224"/> <text:alphabetical-index-mark-start text:id="IMark110077864"/><text:alphabetical-index-mark-start text:id="IMark104631928"/><text:alphabetical-index-mark-start text:id="IMark104635304"/><text:alphabetical-index-mark-start text:id="IMark105670168"/><text:alphabetical-index-mark-start text:id="IMark105671448"/><text:alphabetical-index-mark-start text:id="IMark101932152"/><text:alphabetical-index-mark-start text:id="IMark109912216"/><text:alphabetical-index-mark-start text:id="IMark106209480"/><text:alphabetical-index-mark-start text:id="IMark104632792"/>street<text:alphabetical-index-mark-end text:id="IMark104632792"/><text:alphabetical-index-mark-end text:id="IMark106209480"/><text:alphabetical-index-mark-end text:id="IMark109912216"/><text:alphabetical-index-mark-end text:id="IMark101932152"/><text:alphabetical-index-mark-end text:id="IMark105671448"/><text:alphabetical-index-mark-end text:id="IMark105670168"/><text:alphabetical-index-mark-end text:id="IMark104635304"/><text:alphabetical-index-mark-end text:id="IMark104631928"/><text:alphabetical-index-mark-end text:id="IMark110077864"/> one <text:alphabetical-index-mark-start text:id="IMark109885496"/><text:alphabetical-index-mark-start text:id="IMark107014792"/><text:alphabetical-index-mark-start text:id="IMark107016120"/><text:alphabetical-index-mark-start text:id="IMark107017448"/><text:alphabetical-index-mark-start text:id="IMark107018776"/><text:alphabetical-index-mark-start text:id="IMark107020104"/><text:alphabetical-index-mark-start text:id="IMark107021432"/><text:alphabetical-index-mark-start text:id="IMark107022760"/><text:alphabetical-index-mark-start text:id="IMark110477480"/>block<text:alphabetical-index-mark-end text:id="IMark110477480"/><text:alphabetical-index-mark-end text:id="IMark107022760"/><text:alphabetical-index-mark-end text:id="IMark107021432"/><text:alphabetical-index-mark-end text:id="IMark107020104"/><text:alphabetical-index-mark-end text:id="IMark107018776"/><text:alphabetical-index-mark-end text:id="IMark107017448"/><text:alphabetical-index-mark-end text:id="IMark107016120"/><text:alphabetical-index-mark-end text:id="IMark107014792"/><text:alphabetical-index-mark-end text:id="IMark109885496"/> instead of being a built up area is a park, <text:alphabetical-index-mark-start text:id="IMark105101080"/><text:alphabetical-index-mark-start text:id="IMark105102408"/><text:alphabetical-index-mark-start text:id="IMark105103736"/><text:alphabetical-index-mark-start text:id="IMark105105064"/><text:alphabetical-index-mark-start text:id="IMark105106392"/><text:alphabetical-index-mark-start text:id="IMark93992184"/><text:alphabetical-index-mark-start text:id="IMark93993448"/><text:alphabetical-index-mark-start text:id="IMark93994776"/><text:alphabetical-index-mark-start text:id="IMark93996104"/>pedestrian<text:alphabetical-index-mark-end text:id="IMark93996104"/><text:alphabetical-index-mark-end text:id="IMark93994776"/><text:alphabetical-index-mark-end text:id="IMark93993448"/><text:alphabetical-index-mark-end text:id="IMark93992184"/><text:alphabetical-index-mark-end text:id="IMark105106392"/><text:alphabetical-index-mark-end text:id="IMark105105064"/><text:alphabetical-index-mark-end text:id="IMark105103736"/><text:alphabetical-index-mark-end text:id="IMark105102408"/><text:alphabetical-index-mark-end text:id="IMark105101080"/>s were ac<text:alphabetical-index-mark-start text:id="IMark106561512"/><text:alphabetical-index-mark-start text:id="IMark106562776"/><text:alphabetical-index-mark-start text:id="IMark106564104"/><text:alphabetical-index-mark-start text:id="IMark106565432"/><text:alphabetical-index-mark-start text:id="IMark106565528"/><text:alphabetical-index-mark-start text:id="IMark108237640"/><text:alphabetical-index-mark-start text:id="IMark108238968"/><text:alphabetical-index-mark-start text:id="IMark108240296"/><text:alphabetical-index-mark-start text:id="IMark108241624"/><text:alphabetical-index-mark-start text:id="IMark108242952"/><text:alphabetical-index-mark-start text:id="IMark103471000"/><text:alphabetical-index-mark-start text:id="IMark103472328"/><text:alphabetical-index-mark-start text:id="IMark103473656"/><text:alphabetical-index-mark-start text:id="IMark103474984"/><text:alphabetical-index-mark-start text:id="IMark103476312"/>co<text:alphabetical-index-mark-end text:id="IMark103476312"/><text:alphabetical-index-mark-end text:id="IMark103474984"/><text:alphabetical-index-mark-end text:id="IMark103473656"/><text:alphabetical-index-mark-end text:id="IMark103472328"/><text:alphabetical-index-mark-end text:id="IMark103471000"/><text:alphabetical-index-mark-end text:id="IMark108242952"/>unt<text:alphabetical-index-mark-end text:id="IMark108241624"/><text:alphabetical-index-mark-end text:id="IMark108240296"/><text:alphabetical-index-mark-end text:id="IMark108238968"/><text:alphabetical-index-mark-end text:id="IMark108237640"/><text:alphabetical-index-mark-end text:id="IMark106565528"/><text:alphabetical-index-mark-end text:id="IMark106565432"/><text:alphabetical-index-mark-end text:id="IMark106564104"/><text:alphabetical-index-mark-end text:id="IMark106562776"/><text:alphabetical-index-mark-end text:id="IMark106561512"/>ed for on that <text:alphabetical-index-mark-start text:id="IMark103137048"/><text:alphabetical-index-mark-start text:id="IMark103138376"/><text:alphabetical-index-mark-start text:id="IMark103139704"/><text:alphabetical-index-mark-start text:id="IMark103141032"/><text:alphabetical-index-mark-start text:id="IMark103142360"/>segment<text:alphabetical-index-mark-end text:id="IMark103142360"/><text:alphabetical-index-mark-end text:id="IMark103141032"/><text:alphabetical-index-mark-end text:id="IMark103139704"/><text:alphabetical-index-mark-end text:id="IMark103138376"/><text:alphabetical-index-mark-end text:id="IMark103137048"/> too.</text:p>
      <text:p text:style-name="P3"/>
      <text:p text:style-name="P29">In some <text:alphabetical-index-mark-start text:id="IMark102965464"/><text:alphabetical-index-mark-start text:id="IMark102081224"/><text:alphabetical-index-mark-start text:id="IMark111746008"/><text:alphabetical-index-mark-start text:id="IMark109416824"/><text:alphabetical-index-mark-start text:id="IMark111613976"/><text:alphabetical-index-mark-start text:id="IMark111751064"/><text:alphabetical-index-mark-start text:id="IMark110547272"/><text:alphabetical-index-mark-start text:id="IMark102526152"/>cases<text:alphabetical-index-mark-end text:id="IMark102526152"/><text:alphabetical-index-mark-end text:id="IMark110547272"/><text:alphabetical-index-mark-end text:id="IMark111751064"/><text:alphabetical-index-mark-end text:id="IMark111613976"/><text:alphabetical-index-mark-end text:id="IMark109416824"/><text:alphabetical-index-mark-end text:id="IMark111746008"/><text:alphabetical-index-mark-end text:id="IMark102081224"/><text:alphabetical-index-mark-end text:id="IMark102965464"/>, <text:alphabetical-index-mark-start text:id="IMark107814824"/><text:alphabetical-index-mark-start text:id="IMark107580568"/><text:alphabetical-index-mark-start text:id="IMark111817080"/><text:alphabetical-index-mark-start text:id="IMark108205768"/><text:alphabetical-index-mark-start text:id="IMark111561688"/><text:alphabetical-index-mark-start text:id="IMark111332120"/><text:alphabetical-index-mark-start text:id="IMark111050024"/><text:alphabetical-index-mark-start text:id="IMark110550968"/><text:alphabetical-index-mark-start text:id="IMark111637016"/>street<text:alphabetical-index-mark-end text:id="IMark111637016"/><text:alphabetical-index-mark-end text:id="IMark110550968"/><text:alphabetical-index-mark-end text:id="IMark111050024"/><text:alphabetical-index-mark-end text:id="IMark111332120"/><text:alphabetical-index-mark-end text:id="IMark111561688"/><text:alphabetical-index-mark-end text:id="IMark108205768"/><text:alphabetical-index-mark-end text:id="IMark111817080"/><text:alphabetical-index-mark-end text:id="IMark107580568"/><text:alphabetical-index-mark-end text:id="IMark107814824"/>s have been partially <text:alphabetical-index-mark-start text:id="IMark107546888"/><text:alphabetical-index-mark-start text:id="IMark109372824"/><text:alphabetical-index-mark-start text:id="IMark111720728"/><text:alphabetical-index-mark-start text:id="IMark63074888"/><text:alphabetical-index-mark-start text:id="IMark111649656"/><text:alphabetical-index-mark-start text:id="IMark102017832"/>zonified<text:alphabetical-index-mark-end text:id="IMark102017832"/><text:alphabetical-index-mark-end text:id="IMark111649656"/><text:alphabetical-index-mark-end text:id="IMark63074888"/><text:alphabetical-index-mark-end text:id="IMark111720728"/><text:alphabetical-index-mark-end text:id="IMark109372824"/><text:alphabetical-index-mark-end text:id="IMark107546888"/> as <text:alphabetical-index-mark-start text:id="IMark111611448"/><text:alphabetical-index-mark-start text:id="IMark110660776"/><text:alphabetical-index-mark-start text:id="IMark105581080"/><text:alphabetical-index-mark-start text:id="IMark103907576"/><text:alphabetical-index-mark-start text:id="IMark110992888"/><text:alphabetical-index-mark-start text:id="IMark111657240"/><text:alphabetical-index-mark-start text:id="IMark110936984"/><text:alphabetical-index-mark-start text:id="IMark105030744"/><text:alphabetical-index-mark-start text:id="IMark111583640"/><text:alphabetical-index-mark-start text:id="IMark110765656"/><text:alphabetical-index-mark-start text:id="IMark111598808"/><text:alphabetical-index-mark-start text:id="IMark111667352"/><text:alphabetical-index-mark-start text:id="IMark111586168"/><text:alphabetical-index-mark-start text:id="IMark111588696"/><text:alphabetical-index-mark-start text:id="IMark106046424"/>co<text:alphabetical-index-mark-end text:id="IMark106046424"/><text:alphabetical-index-mark-end text:id="IMark111588696"/><text:alphabetical-index-mark-end text:id="IMark111586168"/><text:alphabetical-index-mark-end text:id="IMark111667352"/><text:alphabetical-index-mark-end text:id="IMark111598808"/><text:alphabetical-index-mark-end text:id="IMark110765656"/>mmercial<text:alphabetical-index-mark-end text:id="IMark111583640"/><text:alphabetical-index-mark-end text:id="IMark105030744"/><text:alphabetical-index-mark-end text:id="IMark110936984"/><text:alphabetical-index-mark-end text:id="IMark111657240"/><text:alphabetical-index-mark-end text:id="IMark110992888"/><text:alphabetical-index-mark-end text:id="IMark103907576"/><text:alphabetical-index-mark-end text:id="IMark105581080"/><text:alphabetical-index-mark-end text:id="IMark110660776"/><text:alphabetical-index-mark-end text:id="IMark111611448"/> areas, while in others the same <text:alphabetical-index-mark-start text:id="IMark107184136"/><text:alphabetical-index-mark-start text:id="IMark111710616"/><text:alphabetical-index-mark-start text:id="IMark111626904"/><text:alphabetical-index-mark-start text:id="IMark110778392"/><text:alphabetical-index-mark-start text:id="IMark111697976"/><text:alphabetical-index-mark-start text:id="IMark111818280"/><text:alphabetical-index-mark-start text:id="IMark111682520"/><text:alphabetical-index-mark-start text:id="IMark111644600"/><text:alphabetical-index-mark-start text:id="IMark107422552"/>street<text:alphabetical-index-mark-end text:id="IMark107422552"/><text:alphabetical-index-mark-end text:id="IMark111644600"/><text:alphabetical-index-mark-end text:id="IMark111682520"/><text:alphabetical-index-mark-end text:id="IMark111818280"/><text:alphabetical-index-mark-end text:id="IMark111697976"/><text:alphabetical-index-mark-end text:id="IMark110778392"/><text:alphabetical-index-mark-end text:id="IMark111626904"/><text:alphabetical-index-mark-end text:id="IMark111710616"/><text:alphabetical-index-mark-end text:id="IMark107184136"/>s remains being <text:alphabetical-index-mark-start text:id="IMark106277512"/><text:alphabetical-index-mark-start text:id="IMark110424488"/><text:alphabetical-index-mark-start text:id="IMark105126776"/><text:alphabetical-index-mark-start text:id="IMark109978376"/><text:alphabetical-index-mark-start text:id="IMark111860344"/><text:alphabetical-index-mark-start text:id="IMark105792488"/><text:alphabetical-index-mark-start text:id="IMark110714776"/><text:alphabetical-index-mark-start text:id="IMark110633944"/><text:alphabetical-index-mark-start text:id="IMark104580616"/>res<text:alphabetical-index-mark-start text:id="IMark111679992"/><text:alphabetical-index-mark-start text:id="IMark111751976"/><text:alphabetical-index-mark-start text:id="IMark111578584"/><text:alphabetical-index-mark-start text:id="IMark111875512"/><text:alphabetical-index-mark-start text:id="IMark111766520"/><text:alphabetical-index-mark-start text:id="IMark111674936"/>id<text:alphabetical-index-mark-end text:id="IMark111674936"/><text:alphabetical-index-mark-end text:id="IMark111766520"/><text:alphabetical-index-mark-end text:id="IMark111875512"/><text:alphabetical-index-mark-end text:id="IMark111578584"/><text:alphabetical-index-mark-end text:id="IMark111751976"/><text:alphabetical-index-mark-end text:id="IMark111679992"/>ential<text:alphabetical-index-mark-end text:id="IMark104580616"/><text:alphabetical-index-mark-end text:id="IMark110633944"/><text:alphabetical-index-mark-end text:id="IMark110714776"/><text:alphabetical-index-mark-end text:id="IMark105792488"/><text:alphabetical-index-mark-end text:id="IMark111860344"/><text:alphabetical-index-mark-end text:id="IMark109978376"/><text:alphabetical-index-mark-end text:id="IMark105126776"/><text:alphabetical-index-mark-end text:id="IMark110424488"/><text:alphabetical-index-mark-end text:id="IMark106277512"/>.</text:p>
      <text:p text:style-name="P29"><text:soft-page-break/></text:p>
      <text:p text:style-name="P29"><text:alphabetical-index-mark-start text:id="IMark111659768"/><text:alphabetical-index-mark-start text:id="IMark106114856"/><text:alphabetical-index-mark-start text:id="IMark108866936"/><text:alphabetical-index-mark-start text:id="IMark104292904"/><text:alphabetical-index-mark-start text:id="IMark102164680"/><text:alphabetical-index-mark-start text:id="IMark105401272"/><text:alphabetical-index-mark-start text:id="IMark110084632"/><text:alphabetical-index-mark-start text:id="IMark111243208"/><text:alphabetical-index-mark-start text:id="IMark107479416"/>Block<text:alphabetical-index-mark-end text:id="IMark107479416"/><text:alphabetical-index-mark-end text:id="IMark111243208"/><text:alphabetical-index-mark-end text:id="IMark110084632"/><text:alphabetical-index-mark-end text:id="IMark105401272"/><text:alphabetical-index-mark-end text:id="IMark102164680"/><text:alphabetical-index-mark-end text:id="IMark104292904"/><text:alphabetical-index-mark-end text:id="IMark108866936"/><text:alphabetical-index-mark-end text:id="IMark106114856"/><text:alphabetical-index-mark-end text:id="IMark111659768"/>s located within the <text:alphabetical-index-mark-start text:id="IMark107736376"/><text:alphabetical-index-mark-start text:id="IMark111581112"/><text:alphabetical-index-mark-start text:id="IMark111886280"/><text:alphabetical-index-mark-start text:id="IMark111769048"/><text:alphabetical-index-mark-start text:id="IMark104980664"/><text:alphabetical-index-mark-start text:id="IMark111812024"/><text:alphabetical-index-mark-start text:id="IMark111862152"/><text:alphabetical-index-mark-start text:id="IMark103209032"/><text:alphabetical-index-mark-start text:id="IMark111740952"/><text:alphabetical-index-mark-start text:id="IMark104185592"/><text:alphabetical-index-mark-start text:id="IMark111662296"/><text:alphabetical-index-mark-start text:id="IMark88541048"/><text:alphabetical-index-mark-start text:id="IMark109713208"/><text:alphabetical-index-mark-start text:id="IMark111913928"/><text:alphabetical-index-mark-start text:id="IMark111654712"/>co<text:alphabetical-index-mark-end text:id="IMark111654712"/><text:alphabetical-index-mark-end text:id="IMark111913928"/><text:alphabetical-index-mark-end text:id="IMark109713208"/><text:alphabetical-index-mark-end text:id="IMark88541048"/><text:alphabetical-index-mark-end text:id="IMark111662296"/><text:alphabetical-index-mark-end text:id="IMark104185592"/>mmercial<text:alphabetical-index-mark-end text:id="IMark111740952"/><text:alphabetical-index-mark-end text:id="IMark103209032"/><text:alphabetical-index-mark-end text:id="IMark111862152"/><text:alphabetical-index-mark-end text:id="IMark111812024"/><text:alphabetical-index-mark-end text:id="IMark104980664"/><text:alphabetical-index-mark-end text:id="IMark111769048"/><text:alphabetical-index-mark-end text:id="IMark111886280"/><text:alphabetical-index-mark-end text:id="IMark111581112"/><text:alphabetical-index-mark-end text:id="IMark107736376"/> area of the <text:alphabetical-index-mark-start text:id="IMark111715672"/><text:alphabetical-index-mark-start text:id="IMark107617256"/><text:alphabetical-index-mark-start text:id="IMark104846984"/><text:alphabetical-index-mark-start text:id="IMark109644264"/><text:alphabetical-index-mark-start text:id="IMark111842648"/><text:alphabetical-index-mark-start text:id="IMark103552248"/><text:alphabetical-index-mark-start text:id="IMark111865400"/><text:alphabetical-index-mark-start text:id="IMark103587448"/>city<text:alphabetical-index-mark-end text:id="IMark103587448"/><text:alphabetical-index-mark-end text:id="IMark111865400"/><text:alphabetical-index-mark-end text:id="IMark103552248"/><text:alphabetical-index-mark-end text:id="IMark111842648"/><text:alphabetical-index-mark-end text:id="IMark109644264"/><text:alphabetical-index-mark-end text:id="IMark104846984"/><text:alphabetical-index-mark-end text:id="IMark107617256"/><text:alphabetical-index-mark-end text:id="IMark111715672"/> were <text:alphabetical-index-mark-start text:id="IMark104629560"/><text:alphabetical-index-mark-start text:id="IMark106876168"/><text:alphabetical-index-mark-start text:id="IMark110424488"/><text:alphabetical-index-mark-start text:id="IMark106277512"/><text:alphabetical-index-mark-start text:id="IMark105126776"/><text:alphabetical-index-mark-start text:id="IMark109978376"/><text:alphabetical-index-mark-start text:id="IMark111860344"/><text:alphabetical-index-mark-start text:id="IMark105792488"/><text:alphabetical-index-mark-start text:id="IMark110714776"/><text:alphabetical-index-mark-start text:id="IMark110633944"/><text:alphabetical-index-mark-start text:id="IMark104580616"/><text:alphabetical-index-mark-start text:id="IMark111679992"/><text:alphabetical-index-mark-start text:id="IMark111751976"/><text:alphabetical-index-mark-start text:id="IMark111578584"/><text:alphabetical-index-mark-start text:id="IMark111875512"/><text:alphabetical-index-mark-start text:id="IMark111766520"/><text:alphabetical-index-mark-start text:id="IMark111674936"/>sample<text:alphabetical-index-mark-end text:id="IMark111674936"/><text:alphabetical-index-mark-end text:id="IMark111766520"/><text:alphabetical-index-mark-end text:id="IMark111875512"/><text:alphabetical-index-mark-end text:id="IMark111578584"/><text:alphabetical-index-mark-end text:id="IMark111751976"/><text:alphabetical-index-mark-end text:id="IMark111679992"/><text:alphabetical-index-mark-end text:id="IMark104580616"/><text:alphabetical-index-mark-end text:id="IMark110633944"/><text:alphabetical-index-mark-end text:id="IMark110714776"/><text:alphabetical-index-mark-end text:id="IMark105792488"/><text:alphabetical-index-mark-end text:id="IMark111860344"/><text:alphabetical-index-mark-end text:id="IMark109978376"/><text:alphabetical-index-mark-end text:id="IMark105126776"/><text:alphabetical-index-mark-end text:id="IMark106277512"/><text:alphabetical-index-mark-end text:id="IMark110424488"/><text:alphabetical-index-mark-end text:id="IMark106876168"/><text:alphabetical-index-mark-end text:id="IMark104629560"/>d regardless of whether they were defined as <text:alphabetical-index-mark-start text:id="IMark107184136"/><text:alphabetical-index-mark-start text:id="IMark111710616"/><text:alphabetical-index-mark-start text:id="IMark111626904"/><text:alphabetical-index-mark-start text:id="IMark110778392"/><text:alphabetical-index-mark-start text:id="IMark111697976"/><text:alphabetical-index-mark-start text:id="IMark111818280"/><text:alphabetical-index-mark-start text:id="IMark111682520"/><text:alphabetical-index-mark-start text:id="IMark111644600"/><text:alphabetical-index-mark-start text:id="IMark107422552"/><text:alphabetical-index-mark-start text:id="IMark111611448"/><text:alphabetical-index-mark-start text:id="IMark110660776"/><text:alphabetical-index-mark-start text:id="IMark105581080"/><text:alphabetical-index-mark-start text:id="IMark103907576"/><text:alphabetical-index-mark-start text:id="IMark110992888"/><text:alphabetical-index-mark-start text:id="IMark111657240"/>co<text:alphabetical-index-mark-end text:id="IMark111657240"/><text:alphabetical-index-mark-end text:id="IMark110992888"/><text:alphabetical-index-mark-end text:id="IMark103907576"/><text:alphabetical-index-mark-end text:id="IMark105581080"/><text:alphabetical-index-mark-end text:id="IMark110660776"/><text:alphabetical-index-mark-end text:id="IMark111611448"/>mmercial<text:alphabetical-index-mark-end text:id="IMark107422552"/><text:alphabetical-index-mark-end text:id="IMark111644600"/><text:alphabetical-index-mark-end text:id="IMark111682520"/><text:alphabetical-index-mark-end text:id="IMark111818280"/><text:alphabetical-index-mark-end text:id="IMark111697976"/><text:alphabetical-index-mark-end text:id="IMark110778392"/><text:alphabetical-index-mark-end text:id="IMark111626904"/><text:alphabetical-index-mark-end text:id="IMark111710616"/><text:alphabetical-index-mark-end text:id="IMark107184136"/> or <text:alphabetical-index-mark-start text:id="IMark110936984"/><text:alphabetical-index-mark-start text:id="IMark105030744"/><text:alphabetical-index-mark-start text:id="IMark111583640"/><text:alphabetical-index-mark-start text:id="IMark110765656"/><text:alphabetical-index-mark-start text:id="IMark111598808"/><text:alphabetical-index-mark-start text:id="IMark111667352"/><text:alphabetical-index-mark-start text:id="IMark111586168"/><text:alphabetical-index-mark-start text:id="IMark111588696"/><text:alphabetical-index-mark-start text:id="IMark106046424"/>res<text:alphabetical-index-mark-start text:id="IMark107546888"/><text:alphabetical-index-mark-start text:id="IMark109372824"/><text:alphabetical-index-mark-start text:id="IMark111720728"/><text:alphabetical-index-mark-start text:id="IMark63074888"/><text:alphabetical-index-mark-start text:id="IMark111649656"/><text:alphabetical-index-mark-start text:id="IMark102017832"/>id<text:alphabetical-index-mark-end text:id="IMark102017832"/><text:alphabetical-index-mark-end text:id="IMark111649656"/><text:alphabetical-index-mark-end text:id="IMark63074888"/><text:alphabetical-index-mark-end text:id="IMark111720728"/><text:alphabetical-index-mark-end text:id="IMark109372824"/><text:alphabetical-index-mark-end text:id="IMark107546888"/>ential<text:alphabetical-index-mark-end text:id="IMark106046424"/><text:alphabetical-index-mark-end text:id="IMark111588696"/><text:alphabetical-index-mark-end text:id="IMark111586168"/><text:alphabetical-index-mark-end text:id="IMark111667352"/><text:alphabetical-index-mark-end text:id="IMark111598808"/><text:alphabetical-index-mark-end text:id="IMark110765656"/><text:alphabetical-index-mark-end text:id="IMark111583640"/><text:alphabetical-index-mark-end text:id="IMark105030744"/><text:alphabetical-index-mark-end text:id="IMark110936984"/> <text:alphabetical-index-mark-start text:id="IMark107814824"/><text:alphabetical-index-mark-start text:id="IMark107580568"/><text:alphabetical-index-mark-start text:id="IMark111817080"/><text:alphabetical-index-mark-start text:id="IMark108205768"/><text:alphabetical-index-mark-start text:id="IMark111561688"/><text:alphabetical-index-mark-start text:id="IMark111332120"/><text:alphabetical-index-mark-start text:id="IMark111050024"/><text:alphabetical-index-mark-start text:id="IMark110550968"/><text:alphabetical-index-mark-start text:id="IMark111637016"/>block<text:alphabetical-index-mark-end text:id="IMark111637016"/><text:alphabetical-index-mark-end text:id="IMark110550968"/><text:alphabetical-index-mark-end text:id="IMark111050024"/><text:alphabetical-index-mark-end text:id="IMark111332120"/><text:alphabetical-index-mark-end text:id="IMark111561688"/><text:alphabetical-index-mark-end text:id="IMark108205768"/><text:alphabetical-index-mark-end text:id="IMark111817080"/><text:alphabetical-index-mark-end text:id="IMark107580568"/><text:alphabetical-index-mark-end text:id="IMark107814824"/>s based on the fact that such characteristics of a <text:alphabetical-index-mark-start text:id="IMark102965464"/><text:alphabetical-index-mark-start text:id="IMark102081224"/><text:alphabetical-index-mark-start text:id="IMark111746008"/><text:alphabetical-index-mark-start text:id="IMark109416824"/><text:alphabetical-index-mark-start text:id="IMark111613976"/><text:alphabetical-index-mark-start text:id="IMark111751064"/><text:alphabetical-index-mark-start text:id="IMark110547272"/><text:alphabetical-index-mark-start text:id="IMark102526152"/><text:alphabetical-index-mark-start text:id="IMark111748536"/>street<text:alphabetical-index-mark-end text:id="IMark111748536"/><text:alphabetical-index-mark-end text:id="IMark102526152"/><text:alphabetical-index-mark-end text:id="IMark110547272"/><text:alphabetical-index-mark-end text:id="IMark111751064"/><text:alphabetical-index-mark-end text:id="IMark111613976"/><text:alphabetical-index-mark-end text:id="IMark109416824"/><text:alphabetical-index-mark-end text:id="IMark111746008"/><text:alphabetical-index-mark-end text:id="IMark102081224"/><text:alphabetical-index-mark-end text:id="IMark102965464"/> do influence the <text:alphabetical-index-mark-start text:id="IMark111664824"/><text:alphabetical-index-mark-start text:id="IMark105841608"/><text:alphabetical-index-mark-start text:id="IMark110540728"/><text:alphabetical-index-mark-start text:id="IMark109357192"/><text:alphabetical-index-mark-start text:id="IMark109360200"/><text:alphabetical-index-mark-start text:id="IMark109715352"/><text:alphabetical-index-mark-start text:id="IMark109719688"/><text:alphabetical-index-mark-start text:id="IMark104119224"/><text:alphabetical-index-mark-start text:id="IMark104116216"/><text:alphabetical-index-mark-start text:id="IMark107418184"/><text:alphabetical-index-mark-start text:id="IMark109265384"/><text:alphabetical-index-mark-start text:id="IMark109849976"/><text:alphabetical-index-mark-start text:id="IMark109846968"/><text:alphabetical-index-mark-start text:id="IMark104120728"/>value<text:alphabetical-index-mark-end text:id="IMark104120728"/><text:alphabetical-index-mark-end text:id="IMark109846968"/><text:alphabetical-index-mark-end text:id="IMark109849976"/><text:alphabetical-index-mark-end text:id="IMark109265384"/><text:alphabetical-index-mark-end text:id="IMark107418184"/><text:alphabetical-index-mark-end text:id="IMark104116216"/><text:alphabetical-index-mark-end text:id="IMark104119224"/><text:alphabetical-index-mark-end text:id="IMark109719688"/><text:alphabetical-index-mark-end text:id="IMark109715352"/><text:alphabetical-index-mark-end text:id="IMark109360200"/><text:alphabetical-index-mark-end text:id="IMark109357192"/><text:alphabetical-index-mark-end text:id="IMark110540728"/><text:alphabetical-index-mark-end text:id="IMark105841608"/><text:alphabetical-index-mark-end text:id="IMark111664824"/> of <text:alphabetical-index-mark-start text:id="IMark109477688"/><text:alphabetical-index-mark-start text:id="IMark94434616"/><text:alphabetical-index-mark-start text:id="IMark94427624"/><text:alphabetical-index-mark-start text:id="IMark106537816"/><text:alphabetical-index-mark-start text:id="IMark106534808"/><text:alphabetical-index-mark-start text:id="IMark109355688"/><text:alphabetical-index-mark-start text:id="IMark109207288"/><text:alphabetical-index-mark-start text:id="IMark106722616"/>p<text:alphabetical-index-mark-start text:id="IMark106719608"/><text:alphabetical-index-mark-start text:id="IMark106716600"/><text:alphabetical-index-mark-start text:id="IMark103478008"/><text:alphabetical-index-mark-start text:id="IMark106558872"/><text:alphabetical-index-mark-start text:id="IMark109269368"/><text:alphabetical-index-mark-start text:id="IMark110278712"/>ro<text:alphabetical-index-mark-end text:id="IMark110278712"/><text:alphabetical-index-mark-end text:id="IMark109269368"/><text:alphabetical-index-mark-end text:id="IMark106558872"/><text:alphabetical-index-mark-end text:id="IMark103478008"/><text:alphabetical-index-mark-end text:id="IMark106716600"/><text:alphabetical-index-mark-end text:id="IMark106719608"/>perties<text:alphabetical-index-mark-end text:id="IMark106722616"/><text:alphabetical-index-mark-end text:id="IMark109207288"/><text:alphabetical-index-mark-end text:id="IMark109355688"/><text:alphabetical-index-mark-end text:id="IMark106534808"/><text:alphabetical-index-mark-end text:id="IMark106537816"/><text:alphabetical-index-mark-end text:id="IMark94427624"/><text:alphabetical-index-mark-end text:id="IMark94434616"/><text:alphabetical-index-mark-end text:id="IMark109477688"/> and the <text:alphabetical-index-mark-start text:id="IMark107597688"/><text:alphabetical-index-mark-start text:id="IMark105646360"/><text:alphabetical-index-mark-start text:id="IMark105640344"/><text:alphabetical-index-mark-start text:id="IMark105675448"/><text:alphabetical-index-mark-start text:id="IMark102969704"/><text:alphabetical-index-mark-start text:id="IMark109258488"/><text:alphabetical-index-mark-start text:id="IMark110444056"/><text:alphabetical-index-mark-start text:id="IMark110438040"/><text:alphabetical-index-mark-start text:id="IMark109872984"/>number<text:alphabetical-index-mark-end text:id="IMark109872984"/><text:alphabetical-index-mark-end text:id="IMark110438040"/><text:alphabetical-index-mark-end text:id="IMark110444056"/><text:alphabetical-index-mark-end text:id="IMark109258488"/><text:alphabetical-index-mark-end text:id="IMark102969704"/><text:alphabetical-index-mark-end text:id="IMark105675448"/><text:alphabetical-index-mark-end text:id="IMark105640344"/><text:alphabetical-index-mark-end text:id="IMark105646360"/><text:alphabetical-index-mark-end text:id="IMark107597688"/> of <text:alphabetical-index-mark-start text:id="IMark107665464"/><text:alphabetical-index-mark-start text:id="IMark103139320"/><text:alphabetical-index-mark-start text:id="IMark105393816"/><text:alphabetical-index-mark-start text:id="IMark105395144"/><text:alphabetical-index-mark-start text:id="IMark108925336"/><text:alphabetical-index-mark-start text:id="IMark108926664"/><text:alphabetical-index-mark-start text:id="IMark108927992"/><text:alphabetical-index-mark-start text:id="IMark108929320"/><text:alphabetical-index-mark-start text:id="IMark108930648"/>pedestrian<text:alphabetical-index-mark-end text:id="IMark108930648"/><text:alphabetical-index-mark-end text:id="IMark108929320"/><text:alphabetical-index-mark-end text:id="IMark108927992"/><text:alphabetical-index-mark-end text:id="IMark108926664"/><text:alphabetical-index-mark-end text:id="IMark108925336"/><text:alphabetical-index-mark-end text:id="IMark105395144"/><text:alphabetical-index-mark-end text:id="IMark105393816"/><text:alphabetical-index-mark-end text:id="IMark103139320"/><text:alphabetical-index-mark-end text:id="IMark107665464"/>s passing tho<text:alphabetical-index-mark-start text:id="IMark110557864"/><text:alphabetical-index-mark-start text:id="IMark110559192"/><text:alphabetical-index-mark-start text:id="IMark105292504"/><text:alphabetical-index-mark-start text:id="IMark101766184"/><text:alphabetical-index-mark-start text:id="IMark101768040"/><text:alphabetical-index-mark-start text:id="IMark101769368"/>ro<text:alphabetical-index-mark-end text:id="IMark101769368"/><text:alphabetical-index-mark-end text:id="IMark101768040"/><text:alphabetical-index-mark-end text:id="IMark101766184"/><text:alphabetical-index-mark-end text:id="IMark105292504"/><text:alphabetical-index-mark-end text:id="IMark110559192"/><text:alphabetical-index-mark-end text:id="IMark110557864"/>ugh.</text:p>
      <text:p text:style-name="P28"/>
      <text:p text:style-name="P28"/>
      <text:h text:style-name="Heading_20_3" text:outline-level="3"><text:bookmark-start text:name="__RefHeading___Toc3182_309449435"/>2.<text:span text:style-name="T131">2</text:span>.7. <text:alphabetical-index-mark-start text:id="IMark102081224"/><text:alphabetical-index-mark-start text:id="IMark109416824"/><text:alphabetical-index-mark-start text:id="IMark111613976"/><text:alphabetical-index-mark-start text:id="IMark111751064"/><text:alphabetical-index-mark-start text:id="IMark110547272"/>Currency<text:alphabetical-index-mark-end text:id="IMark110547272"/><text:alphabetical-index-mark-end text:id="IMark111751064"/><text:alphabetical-index-mark-end text:id="IMark111613976"/><text:alphabetical-index-mark-end text:id="IMark109416824"/><text:alphabetical-index-mark-end text:id="IMark102081224"/> used for appraisal.<text:bookmark-end text:name="__RefHeading___Toc3182_309449435"/></text:h>
      <text:p text:style-name="P48"/>
      <text:p text:style-name="P48">In <text:alphabetical-index-mark-start text:id="IMark107814824"/><text:alphabetical-index-mark-start text:id="IMark107580568"/><text:alphabetical-index-mark-start text:id="IMark111817080"/><text:alphabetical-index-mark-start text:id="IMark108205768"/><text:alphabetical-index-mark-start text:id="IMark111561688"/><text:alphabetical-index-mark-start text:id="IMark111332120"/><text:alphabetical-index-mark-start text:id="IMark111050024"/>Argentina<text:alphabetical-index-mark-end text:id="IMark111050024"/><text:alphabetical-index-mark-end text:id="IMark111332120"/><text:alphabetical-index-mark-end text:id="IMark111561688"/><text:alphabetical-index-mark-end text:id="IMark108205768"/><text:alphabetical-index-mark-end text:id="IMark111817080"/><text:alphabetical-index-mark-end text:id="IMark107580568"/><text:alphabetical-index-mark-end text:id="IMark107814824"/>, the <text:alphabetical-index-mark-start text:id="IMark110550968"/><text:alphabetical-index-mark-start text:id="IMark111637016"/><text:alphabetical-index-mark-start text:id="IMark110936984"/><text:alphabetical-index-mark-start text:id="IMark105030744"/><text:alphabetical-index-mark-start text:id="IMark111583640"/>currency<text:alphabetical-index-mark-end text:id="IMark111583640"/><text:alphabetical-index-mark-end text:id="IMark105030744"/><text:alphabetical-index-mark-end text:id="IMark110936984"/><text:alphabetical-index-mark-end text:id="IMark111637016"/><text:alphabetical-index-mark-end text:id="IMark110550968"/> used for <text:alphabetical-index-mark-start text:id="IMark110765656"/><text:alphabetical-index-mark-start text:id="IMark111598808"/><text:alphabetical-index-mark-start text:id="IMark111667352"/><text:alphabetical-index-mark-start text:id="IMark111586168"/><text:alphabetical-index-mark-start text:id="IMark111588696"/><text:alphabetical-index-mark-start text:id="IMark106046424"/><text:alphabetical-index-mark-start text:id="IMark107546888"/>real<text:alphabetical-index-mark-end text:id="IMark107546888"/><text:alphabetical-index-mark-end text:id="IMark106046424"/><text:alphabetical-index-mark-end text:id="IMark111588696"/><text:alphabetical-index-mark-end text:id="IMark111586168"/><text:alphabetical-index-mark-end text:id="IMark111667352"/><text:alphabetical-index-mark-end text:id="IMark111598808"/><text:alphabetical-index-mark-end text:id="IMark110765656"/> <text:alphabetical-index-mark-start text:id="IMark109372824"/><text:alphabetical-index-mark-start text:id="IMark111720728"/><text:alphabetical-index-mark-start text:id="IMark63074888"/><text:alphabetical-index-mark-start text:id="IMark111649656"/><text:alphabetical-index-mark-start text:id="IMark102017832"/><text:alphabetical-index-mark-start text:id="IMark107184136"/><text:alphabetical-index-mark-start text:id="IMark111710616"/>estate<text:alphabetical-index-mark-end text:id="IMark111710616"/><text:alphabetical-index-mark-end text:id="IMark107184136"/><text:alphabetical-index-mark-end text:id="IMark102017832"/><text:alphabetical-index-mark-end text:id="IMark111649656"/><text:alphabetical-index-mark-end text:id="IMark63074888"/><text:alphabetical-index-mark-end text:id="IMark111720728"/><text:alphabetical-index-mark-end text:id="IMark109372824"/> appraisals has been traditionally the US <text:alphabetical-index-mark-start text:id="IMark111626904"/><text:alphabetical-index-mark-start text:id="IMark110778392"/><text:alphabetical-index-mark-start text:id="IMark111697976"/><text:alphabetical-index-mark-start text:id="IMark111818280"/><text:alphabetical-index-mark-start text:id="IMark111682520"/><text:alphabetical-index-mark-start text:id="IMark111644600"/>dollar<text:alphabetical-index-mark-end text:id="IMark111644600"/><text:alphabetical-index-mark-end text:id="IMark111682520"/><text:alphabetical-index-mark-end text:id="IMark111818280"/><text:alphabetical-index-mark-end text:id="IMark111697976"/><text:alphabetical-index-mark-end text:id="IMark110778392"/><text:alphabetical-index-mark-end text:id="IMark111626904"/>. This is mainly a <text:alphabetical-index-mark-start text:id="IMark107422552"/><text:alphabetical-index-mark-start text:id="IMark111611448"/><text:alphabetical-index-mark-start text:id="IMark110660776"/><text:alphabetical-index-mark-start text:id="IMark105581080"/><text:alphabetical-index-mark-start text:id="IMark103907576"/><text:alphabetical-index-mark-start text:id="IMark110992888"/>co<text:alphabetical-index-mark-end text:id="IMark110992888"/><text:alphabetical-index-mark-end text:id="IMark103907576"/><text:alphabetical-index-mark-end text:id="IMark105581080"/><text:alphabetical-index-mark-end text:id="IMark110660776"/><text:alphabetical-index-mark-end text:id="IMark111611448"/><text:alphabetical-index-mark-end text:id="IMark107422552"/>llateral effect of the c<text:alphabetical-index-mark-start text:id="IMark111657240"/><text:alphabetical-index-mark-start text:id="IMark104629560"/><text:alphabetical-index-mark-start text:id="IMark106876168"/><text:alphabetical-index-mark-start text:id="IMark110424488"/><text:alphabetical-index-mark-start text:id="IMark106277512"/><text:alphabetical-index-mark-start text:id="IMark105126776"/>h<text:alphabetical-index-mark-start text:id="IMark109978376"/><text:alphabetical-index-mark-start text:id="IMark111860344"/><text:alphabetical-index-mark-start text:id="IMark105792488"/><text:alphabetical-index-mark-start text:id="IMark110714776"/><text:alphabetical-index-mark-start text:id="IMark110633944"/><text:alphabetical-index-mark-start text:id="IMark104580616"/>r<text:alphabetical-index-mark-end text:id="IMark105126776"/><text:alphabetical-index-mark-end text:id="IMark106277512"/><text:alphabetical-index-mark-end text:id="IMark110424488"/><text:alphabetical-index-mark-end text:id="IMark106876168"/><text:alphabetical-index-mark-end text:id="IMark104629560"/><text:alphabetical-index-mark-end text:id="IMark111657240"/>o<text:alphabetical-index-mark-end text:id="IMark104580616"/><text:alphabetical-index-mark-end text:id="IMark110633944"/><text:alphabetical-index-mark-end text:id="IMark110714776"/><text:alphabetical-index-mark-end text:id="IMark105792488"/><text:alphabetical-index-mark-end text:id="IMark111860344"/><text:alphabetical-index-mark-end text:id="IMark109978376"/>nic high inflation of the Argentine <text:alphabetical-index-mark-start text:id="IMark111679992"/><text:alphabetical-index-mark-start text:id="IMark111751976"/><text:alphabetical-index-mark-start text:id="IMark111578584"/><text:alphabetical-index-mark-start text:id="IMark111875512"/><text:alphabetical-index-mark-start text:id="IMark111766520"/><text:alphabetical-index-mark-start text:id="IMark111674936"/>peso<text:alphabetical-index-mark-end text:id="IMark111674936"/><text:alphabetical-index-mark-end text:id="IMark111766520"/><text:alphabetical-index-mark-end text:id="IMark111875512"/><text:alphabetical-index-mark-end text:id="IMark111578584"/><text:alphabetical-index-mark-end text:id="IMark111751976"/><text:alphabetical-index-mark-end text:id="IMark111679992"/>. <text:alphabetical-index-mark-start text:id="IMark111715672"/><text:alphabetical-index-mark-start text:id="IMark107617256"/><text:alphabetical-index-mark-start text:id="IMark104846984"/><text:alphabetical-index-mark-start text:id="IMark109644264"/><text:alphabetical-index-mark-start text:id="IMark111842648"/><text:alphabetical-index-mark-start text:id="IMark103552248"/>Dollar<text:alphabetical-index-mark-end text:id="IMark103552248"/><text:alphabetical-index-mark-end text:id="IMark111842648"/><text:alphabetical-index-mark-end text:id="IMark109644264"/><text:alphabetical-index-mark-end text:id="IMark104846984"/><text:alphabetical-index-mark-end text:id="IMark107617256"/><text:alphabetical-index-mark-end text:id="IMark111715672"/>s p<text:alphabetical-index-mark-start text:id="IMark111865400"/><text:alphabetical-index-mark-start text:id="IMark103587448"/><text:alphabetical-index-mark-start text:id="IMark107736376"/><text:alphabetical-index-mark-start text:id="IMark111581112"/><text:alphabetical-index-mark-start text:id="IMark111886280"/><text:alphabetical-index-mark-start text:id="IMark111769048"/>ro<text:alphabetical-index-mark-end text:id="IMark111769048"/><text:alphabetical-index-mark-end text:id="IMark111886280"/><text:alphabetical-index-mark-end text:id="IMark111581112"/><text:alphabetical-index-mark-end text:id="IMark107736376"/><text:alphabetical-index-mark-end text:id="IMark103587448"/><text:alphabetical-index-mark-end text:id="IMark111865400"/>v<text:alphabetical-index-mark-start text:id="IMark104980664"/><text:alphabetical-index-mark-start text:id="IMark111812024"/><text:alphabetical-index-mark-start text:id="IMark111862152"/><text:alphabetical-index-mark-start text:id="IMark103209032"/><text:alphabetical-index-mark-start text:id="IMark111740952"/><text:alphabetical-index-mark-start text:id="IMark104185592"/>id<text:alphabetical-index-mark-end text:id="IMark104185592"/><text:alphabetical-index-mark-end text:id="IMark111740952"/><text:alphabetical-index-mark-end text:id="IMark103209032"/><text:alphabetical-index-mark-end text:id="IMark111862152"/><text:alphabetical-index-mark-end text:id="IMark111812024"/><text:alphabetical-index-mark-end text:id="IMark104980664"/>e a better framework for buyers, <text:alphabetical-index-mark-start text:id="IMark111662296"/><text:alphabetical-index-mark-start text:id="IMark88541048"/><text:alphabetical-index-mark-start text:id="IMark109713208"/><text:alphabetical-index-mark-start text:id="IMark111913928"/><text:alphabetical-index-mark-start text:id="IMark111654712"/><text:alphabetical-index-mark-start text:id="IMark111659768"/><text:alphabetical-index-mark-start text:id="IMark106114856"/><text:alphabetical-index-mark-start text:id="IMark108866936"/><text:alphabetical-index-mark-start text:id="IMark104292904"/><text:alphabetical-index-mark-start text:id="IMark102164680"/><text:alphabetical-index-mark-start text:id="IMark105401272"/><text:alphabetical-index-mark-start text:id="IMark110084632"/><text:alphabetical-index-mark-start text:id="IMark111243208"/><text:alphabetical-index-mark-start text:id="IMark107479416"/>invest<text:alphabetical-index-mark-end text:id="IMark107479416"/><text:alphabetical-index-mark-end text:id="IMark111243208"/><text:alphabetical-index-mark-end text:id="IMark110084632"/><text:alphabetical-index-mark-end text:id="IMark105401272"/><text:alphabetical-index-mark-end text:id="IMark102164680"/><text:alphabetical-index-mark-end text:id="IMark104292904"/><text:alphabetical-index-mark-end text:id="IMark108866936"/>or<text:alphabetical-index-mark-end text:id="IMark106114856"/><text:alphabetical-index-mark-end text:id="IMark111659768"/><text:alphabetical-index-mark-end text:id="IMark111654712"/><text:alphabetical-index-mark-end text:id="IMark111913928"/><text:alphabetical-index-mark-end text:id="IMark109713208"/><text:alphabetical-index-mark-end text:id="IMark88541048"/><text:alphabetical-index-mark-end text:id="IMark111662296"/>s and <text:alphabetical-index-mark-start text:id="IMark105841608"/><text:alphabetical-index-mark-start text:id="IMark111664824"/><text:alphabetical-index-mark-start text:id="IMark102965464"/><text:alphabetical-index-mark-start text:id="IMark110540728"/><text:alphabetical-index-mark-start text:id="IMark111746008"/><text:alphabetical-index-mark-start text:id="IMark109416824"/><text:alphabetical-index-mark-start text:id="IMark102081224"/>real<text:alphabetical-index-mark-end text:id="IMark102081224"/><text:alphabetical-index-mark-end text:id="IMark109416824"/><text:alphabetical-index-mark-end text:id="IMark111746008"/><text:alphabetical-index-mark-end text:id="IMark110540728"/><text:alphabetical-index-mark-end text:id="IMark102965464"/><text:alphabetical-index-mark-end text:id="IMark111664824"/><text:alphabetical-index-mark-end text:id="IMark105841608"/> <text:alphabetical-index-mark-start text:id="IMark111613976"/><text:alphabetical-index-mark-start text:id="IMark111751064"/><text:alphabetical-index-mark-start text:id="IMark110547272"/><text:alphabetical-index-mark-start text:id="IMark111748536"/><text:alphabetical-index-mark-start text:id="IMark102526152"/><text:alphabetical-index-mark-start text:id="IMark105523256"/><text:alphabetical-index-mark-start text:id="IMark103143400"/>estate<text:alphabetical-index-mark-end text:id="IMark103143400"/><text:alphabetical-index-mark-end text:id="IMark105523256"/><text:alphabetical-index-mark-end text:id="IMark102526152"/><text:alphabetical-index-mark-end text:id="IMark111748536"/><text:alphabetical-index-mark-end text:id="IMark110547272"/><text:alphabetical-index-mark-end text:id="IMark111751064"/><text:alphabetical-index-mark-end text:id="IMark111613976"/> agents.</text:p>
      <text:p text:style-name="P48"/>
      <text:p text:style-name="P48">In more <text:alphabetical-index-mark-start text:id="IMark110547272"/><text:alphabetical-index-mark-start text:id="IMark111748536"/><text:alphabetical-index-mark-start text:id="IMark102526152"/><text:alphabetical-index-mark-start text:id="IMark105523256"/><text:alphabetical-index-mark-start text:id="IMark103143400"/>recent<text:alphabetical-index-mark-end text:id="IMark103143400"/><text:alphabetical-index-mark-end text:id="IMark105523256"/><text:alphabetical-index-mark-end text:id="IMark102526152"/><text:alphabetical-index-mark-end text:id="IMark111748536"/><text:alphabetical-index-mark-end text:id="IMark110547272"/> <text:alphabetical-index-mark-start text:id="IMark105841608"/><text:alphabetical-index-mark-start text:id="IMark111664824"/><text:alphabetical-index-mark-start text:id="IMark102965464"/><text:alphabetical-index-mark-start text:id="IMark110540728"/><text:alphabetical-index-mark-start text:id="IMark111746008"/><text:alphabetical-index-mark-start text:id="IMark109416824"/><text:alphabetical-index-mark-start text:id="IMark102081224"/>time<text:alphabetical-index-mark-end text:id="IMark102081224"/><text:alphabetical-index-mark-end text:id="IMark109416824"/><text:alphabetical-index-mark-end text:id="IMark111746008"/><text:alphabetical-index-mark-end text:id="IMark110540728"/><text:alphabetical-index-mark-end text:id="IMark102965464"/><text:alphabetical-index-mark-end text:id="IMark111664824"/><text:alphabetical-index-mark-end text:id="IMark105841608"/>s, the <text:alphabetical-index-mark-start text:id="IMark111662296"/><text:alphabetical-index-mark-start text:id="IMark88541048"/><text:alphabetical-index-mark-start text:id="IMark109713208"/><text:alphabetical-index-mark-start text:id="IMark111913928"/><text:alphabetical-index-mark-start text:id="IMark111654712"/><text:alphabetical-index-mark-start text:id="IMark111659768"/>Bit<text:alphabetical-index-mark-start text:id="IMark106114856"/><text:alphabetical-index-mark-start text:id="IMark108866936"/><text:alphabetical-index-mark-start text:id="IMark104292904"/><text:alphabetical-index-mark-start text:id="IMark102164680"/><text:alphabetical-index-mark-start text:id="IMark105401272"/><text:alphabetical-index-mark-start text:id="IMark110084632"/>co<text:alphabetical-index-mark-end text:id="IMark110084632"/><text:alphabetical-index-mark-end text:id="IMark105401272"/><text:alphabetical-index-mark-end text:id="IMark102164680"/><text:alphabetical-index-mark-end text:id="IMark104292904"/><text:alphabetical-index-mark-end text:id="IMark108866936"/><text:alphabetical-index-mark-end text:id="IMark106114856"/>in<text:alphabetical-index-mark-end text:id="IMark111659768"/><text:alphabetical-index-mark-end text:id="IMark111654712"/><text:alphabetical-index-mark-end text:id="IMark111913928"/><text:alphabetical-index-mark-end text:id="IMark109713208"/><text:alphabetical-index-mark-end text:id="IMark88541048"/><text:alphabetical-index-mark-end text:id="IMark111662296"/> has been acquiring some relevance in <text:alphabetical-index-mark-start text:id="IMark111243208"/><text:alphabetical-index-mark-start text:id="IMark107479416"/><text:alphabetical-index-mark-start text:id="IMark104980664"/><text:alphabetical-index-mark-start text:id="IMark111812024"/><text:alphabetical-index-mark-start text:id="IMark111862152"/><text:alphabetical-index-mark-start text:id="IMark103209032"/><text:alphabetical-index-mark-start text:id="IMark111740952"/>real<text:alphabetical-index-mark-end text:id="IMark111740952"/><text:alphabetical-index-mark-end text:id="IMark103209032"/><text:alphabetical-index-mark-end text:id="IMark111862152"/><text:alphabetical-index-mark-end text:id="IMark111812024"/><text:alphabetical-index-mark-end text:id="IMark104980664"/><text:alphabetical-index-mark-end text:id="IMark107479416"/><text:alphabetical-index-mark-end text:id="IMark111243208"/> <text:alphabetical-index-mark-start text:id="IMark104185592"/><text:alphabetical-index-mark-start text:id="IMark111865400"/><text:alphabetical-index-mark-start text:id="IMark103587448"/><text:alphabetical-index-mark-start text:id="IMark107736376"/><text:alphabetical-index-mark-start text:id="IMark111581112"/><text:alphabetical-index-mark-start text:id="IMark111886280"/><text:alphabetical-index-mark-start text:id="IMark111769048"/>estate<text:alphabetical-index-mark-end text:id="IMark111769048"/><text:alphabetical-index-mark-end text:id="IMark111886280"/><text:alphabetical-index-mark-end text:id="IMark111581112"/><text:alphabetical-index-mark-end text:id="IMark107736376"/><text:alphabetical-index-mark-end text:id="IMark103587448"/><text:alphabetical-index-mark-end text:id="IMark111865400"/><text:alphabetical-index-mark-end text:id="IMark104185592"/> operations in the <text:alphabetical-index-mark-start text:id="IMark111715672"/><text:alphabetical-index-mark-start text:id="IMark107617256"/><text:alphabetical-index-mark-start text:id="IMark104846984"/><text:alphabetical-index-mark-start text:id="IMark109644264"/><text:alphabetical-index-mark-start text:id="IMark111842648"/><text:alphabetical-index-mark-start text:id="IMark103552248"/><text:alphabetical-index-mark-start text:id="IMark111679992"/><text:alphabetical-index-mark-start text:id="IMark111751976"/><text:alphabetical-index-mark-start text:id="IMark111578584"/><text:alphabetical-index-mark-start text:id="IMark111875512"/><text:alphabetical-index-mark-start text:id="IMark111766520"/><text:alphabetical-index-mark-start text:id="IMark111674936"/><text:alphabetical-index-mark-start text:id="IMark109978376"/>co<text:alphabetical-index-mark-end text:id="IMark109978376"/><text:alphabetical-index-mark-end text:id="IMark111674936"/><text:alphabetical-index-mark-end text:id="IMark111766520"/><text:alphabetical-index-mark-end text:id="IMark111875512"/><text:alphabetical-index-mark-end text:id="IMark111578584"/><text:alphabetical-index-mark-end text:id="IMark111751976"/>unt<text:alphabetical-index-mark-end text:id="IMark111679992"/><text:alphabetical-index-mark-end text:id="IMark103552248"/><text:alphabetical-index-mark-end text:id="IMark111842648"/><text:alphabetical-index-mark-end text:id="IMark109644264"/><text:alphabetical-index-mark-end text:id="IMark104846984"/><text:alphabetical-index-mark-end text:id="IMark107617256"/><text:alphabetical-index-mark-end text:id="IMark111715672"/>ry. However, the <text:alphabetical-index-mark-start text:id="IMark111860344"/><text:alphabetical-index-mark-start text:id="IMark105792488"/><text:alphabetical-index-mark-start text:id="IMark110714776"/><text:alphabetical-index-mark-start text:id="IMark110633944"/><text:alphabetical-index-mark-start text:id="IMark104580616"/>volatility<text:alphabetical-index-mark-end text:id="IMark104580616"/><text:alphabetical-index-mark-end text:id="IMark110633944"/><text:alphabetical-index-mark-end text:id="IMark110714776"/><text:alphabetical-index-mark-end text:id="IMark105792488"/><text:alphabetical-index-mark-end text:id="IMark111860344"/> and <text:alphabetical-index-mark-start text:id="IMark111657240"/><text:alphabetical-index-mark-start text:id="IMark104629560"/><text:alphabetical-index-mark-start text:id="IMark106876168"/><text:alphabetical-index-mark-start text:id="IMark110424488"/><text:alphabetical-index-mark-start text:id="IMark106277512"/>speculative<text:alphabetical-index-mark-end text:id="IMark106277512"/><text:alphabetical-index-mark-end text:id="IMark110424488"/><text:alphabetical-index-mark-end text:id="IMark106876168"/><text:alphabetical-index-mark-end text:id="IMark104629560"/><text:alphabetical-index-mark-end text:id="IMark111657240"/> <text:alphabetical-index-mark-start text:id="IMark105126776"/><text:alphabetical-index-mark-start text:id="IMark107422552"/><text:alphabetical-index-mark-start text:id="IMark111611448"/><text:alphabetical-index-mark-start text:id="IMark110660776"/><text:alphabetical-index-mark-start text:id="IMark105581080"/><text:alphabetical-index-mark-start text:id="IMark103907576"/><text:alphabetical-index-mark-start text:id="IMark110992888"/><text:alphabetical-index-mark-start text:id="IMark111626904"/><text:alphabetical-index-mark-start text:id="IMark110778392"/><text:alphabetical-index-mark-start text:id="IMark111697976"/><text:alphabetical-index-mark-start text:id="IMark111818280"/><text:alphabetical-index-mark-start text:id="IMark111682520"/><text:alphabetical-index-mark-start text:id="IMark111644600"/>value<text:alphabetical-index-mark-end text:id="IMark111644600"/><text:alphabetical-index-mark-end text:id="IMark111682520"/><text:alphabetical-index-mark-end text:id="IMark111818280"/><text:alphabetical-index-mark-end text:id="IMark111697976"/><text:alphabetical-index-mark-end text:id="IMark110778392"/><text:alphabetical-index-mark-end text:id="IMark111626904"/><text:alphabetical-index-mark-end text:id="IMark110992888"/><text:alphabetical-index-mark-end text:id="IMark103907576"/><text:alphabetical-index-mark-end text:id="IMark105581080"/><text:alphabetical-index-mark-end text:id="IMark110660776"/><text:alphabetical-index-mark-end text:id="IMark111611448"/><text:alphabetical-index-mark-end text:id="IMark107422552"/><text:alphabetical-index-mark-end text:id="IMark105126776"/>s sur<text:alphabetical-index-mark-start text:id="IMark109372824"/><text:alphabetical-index-mark-start text:id="IMark111720728"/><text:alphabetical-index-mark-start text:id="IMark63074888"/><text:alphabetical-index-mark-start text:id="IMark111649656"/><text:alphabetical-index-mark-start text:id="IMark102017832"/><text:alphabetical-index-mark-start text:id="IMark107184136"/>ro<text:alphabetical-index-mark-end text:id="IMark107184136"/><text:alphabetical-index-mark-end text:id="IMark102017832"/><text:alphabetical-index-mark-end text:id="IMark111649656"/><text:alphabetical-index-mark-end text:id="IMark63074888"/><text:alphabetical-index-mark-end text:id="IMark111720728"/><text:alphabetical-index-mark-end text:id="IMark109372824"/>unding this crypto <text:alphabetical-index-mark-start text:id="IMark111710616"/><text:alphabetical-index-mark-start text:id="IMark110765656"/><text:alphabetical-index-mark-start text:id="IMark111598808"/><text:alphabetical-index-mark-start text:id="IMark111667352"/><text:alphabetical-index-mark-start text:id="IMark111586168"/>currency<text:alphabetical-index-mark-end text:id="IMark111586168"/><text:alphabetical-index-mark-end text:id="IMark111667352"/><text:alphabetical-index-mark-end text:id="IMark111598808"/><text:alphabetical-index-mark-end text:id="IMark110765656"/><text:alphabetical-index-mark-end text:id="IMark111710616"/> has put a limit to this g<text:alphabetical-index-mark-start text:id="IMark111588696"/><text:alphabetical-index-mark-start text:id="IMark106046424"/><text:alphabetical-index-mark-start text:id="IMark107546888"/><text:alphabetical-index-mark-start text:id="IMark110550968"/><text:alphabetical-index-mark-start text:id="IMark111637016"/><text:alphabetical-index-mark-start text:id="IMark110936984"/>ro<text:alphabetical-index-mark-end text:id="IMark110936984"/><text:alphabetical-index-mark-end text:id="IMark111637016"/><text:alphabetical-index-mark-end text:id="IMark110550968"/><text:alphabetical-index-mark-end text:id="IMark107546888"/><text:alphabetical-index-mark-end text:id="IMark106046424"/><text:alphabetical-index-mark-end text:id="IMark111588696"/>wth, at least for now.</text:p>
      <text:p text:style-name="P48"/>
      <text:p text:style-name="P48">Hence, for the purposes if this work we will stick with the US <text:alphabetical-index-mark-start text:id="IMark107580568"/><text:alphabetical-index-mark-start text:id="IMark111817080"/><text:alphabetical-index-mark-start text:id="IMark108205768"/><text:alphabetical-index-mark-start text:id="IMark111561688"/><text:alphabetical-index-mark-start text:id="IMark111332120"/><text:alphabetical-index-mark-start text:id="IMark111050024"/>dollar<text:alphabetical-index-mark-end text:id="IMark111050024"/><text:alphabetical-index-mark-end text:id="IMark111332120"/><text:alphabetical-index-mark-end text:id="IMark111561688"/><text:alphabetical-index-mark-end text:id="IMark108205768"/><text:alphabetical-index-mark-end text:id="IMark111817080"/><text:alphabetical-index-mark-end text:id="IMark107580568"/>.</text:p>
      <text:p text:style-name="P48"/>
      <text:p text:style-name="P48"/>
      <text:h text:style-name="Heading_20_3" text:outline-level="3"><text:bookmark-start text:name="__RefHeading___Toc3136_1246115757"/>2.<text:span text:style-name="T131">2</text:span>.8. <text:alphabetical-index-mark-start text:id="IMark107546888"/><text:alphabetical-index-mark-start text:id="IMark111637016"/><text:alphabetical-index-mark-start text:id="IMark110936984"/><text:alphabetical-index-mark-start text:id="IMark111710616"/><text:alphabetical-index-mark-start text:id="IMark110765656"/><text:alphabetical-index-mark-start text:id="IMark111598808"/>RO<text:alphabetical-index-mark-end text:id="IMark111598808"/><text:alphabetical-index-mark-end text:id="IMark110765656"/><text:alphabetical-index-mark-end text:id="IMark111710616"/><text:alphabetical-index-mark-end text:id="IMark110936984"/><text:alphabetical-index-mark-end text:id="IMark111637016"/><text:alphabetical-index-mark-end text:id="IMark107546888"/> and <text:alphabetical-index-mark-start text:id="IMark111667352"/><text:alphabetical-index-mark-start text:id="IMark111586168"/><text:alphabetical-index-mark-start text:id="IMark109372824"/><text:alphabetical-index-mark-start text:id="IMark111720728"/><text:alphabetical-index-mark-start text:id="IMark63074888"/><text:alphabetical-index-mark-start text:id="IMark111649656"/>CO<text:alphabetical-index-mark-end text:id="IMark111649656"/><text:alphabetical-index-mark-end text:id="IMark63074888"/><text:alphabetical-index-mark-end text:id="IMark111720728"/><text:alphabetical-index-mark-end text:id="IMark109372824"/><text:alphabetical-index-mark-end text:id="IMark111586168"/><text:alphabetical-index-mark-end text:id="IMark111667352"/> <text:alphabetical-index-mark-start text:id="IMark102017832"/><text:alphabetical-index-mark-start text:id="IMark107184136"/><text:alphabetical-index-mark-start text:id="IMark105126776"/><text:alphabetical-index-mark-start text:id="IMark107422552"/><text:alphabetical-index-mark-start text:id="IMark111611448"/><text:alphabetical-index-mark-start text:id="IMark110660776"/><text:alphabetical-index-mark-start text:id="IMark105581080"/>p<text:alphabetical-index-mark-start text:id="IMark103907576"/><text:alphabetical-index-mark-start text:id="IMark110992888"/><text:alphabetical-index-mark-start text:id="IMark111626904"/><text:alphabetical-index-mark-start text:id="IMark110778392"/><text:alphabetical-index-mark-start text:id="IMark111697976"/><text:alphabetical-index-mark-start text:id="IMark111818280"/>ro<text:alphabetical-index-mark-end text:id="IMark111818280"/><text:alphabetical-index-mark-end text:id="IMark111697976"/><text:alphabetical-index-mark-end text:id="IMark110778392"/><text:alphabetical-index-mark-end text:id="IMark111626904"/><text:alphabetical-index-mark-end text:id="IMark110992888"/><text:alphabetical-index-mark-end text:id="IMark103907576"/>perties<text:alphabetical-index-mark-end text:id="IMark105581080"/><text:alphabetical-index-mark-end text:id="IMark110660776"/><text:alphabetical-index-mark-end text:id="IMark111611448"/><text:alphabetical-index-mark-end text:id="IMark107422552"/><text:alphabetical-index-mark-end text:id="IMark105126776"/><text:alphabetical-index-mark-end text:id="IMark107184136"/><text:alphabetical-index-mark-end text:id="IMark102017832"/>.<text:bookmark-end text:name="__RefHeading___Toc3136_1246115757"/></text:h>
      <text:p text:style-name="P49"/>
      <text:p text:style-name="P49">As expressed in <text:span text:style-name="T14">[</text:span><text:span text:style-name="T18">2.1.</text:span><text:span text:style-name="T14">]</text:span>, there are some <text:alphabetical-index-mark-start text:id="IMark111657240"/><text:alphabetical-index-mark-start text:id="IMark104629560"/><text:alphabetical-index-mark-start text:id="IMark106876168"/><text:alphabetical-index-mark-start text:id="IMark110424488"/><text:alphabetical-index-mark-start text:id="IMark106277512"/><text:alphabetical-index-mark-start text:id="IMark111860344"/><text:alphabetical-index-mark-start text:id="IMark105792488"/>p<text:alphabetical-index-mark-start text:id="IMark110714776"/><text:alphabetical-index-mark-start text:id="IMark110633944"/><text:alphabetical-index-mark-start text:id="IMark104580616"/><text:alphabetical-index-mark-start text:id="IMark111715672"/><text:alphabetical-index-mark-start text:id="IMark107617256"/><text:alphabetical-index-mark-start text:id="IMark104846984"/>ro<text:alphabetical-index-mark-end text:id="IMark104846984"/><text:alphabetical-index-mark-end text:id="IMark107617256"/><text:alphabetical-index-mark-end text:id="IMark111715672"/><text:alphabetical-index-mark-end text:id="IMark104580616"/><text:alphabetical-index-mark-end text:id="IMark110633944"/><text:alphabetical-index-mark-end text:id="IMark110714776"/>perties<text:alphabetical-index-mark-end text:id="IMark105792488"/><text:alphabetical-index-mark-end text:id="IMark111860344"/><text:alphabetical-index-mark-end text:id="IMark106277512"/><text:alphabetical-index-mark-end text:id="IMark110424488"/><text:alphabetical-index-mark-end text:id="IMark106876168"/><text:alphabetical-index-mark-end text:id="IMark104629560"/><text:alphabetical-index-mark-end text:id="IMark111657240"/> classified as <text:alphabetical-index-mark-start text:id="IMark109644264"/><text:alphabetical-index-mark-start text:id="IMark111842648"/><text:alphabetical-index-mark-start text:id="IMark103552248"/><text:alphabetical-index-mark-start text:id="IMark111679992"/><text:alphabetical-index-mark-start text:id="IMark111751976"/><text:alphabetical-index-mark-start text:id="IMark111578584"/>RO<text:alphabetical-index-mark-end text:id="IMark111578584"/><text:alphabetical-index-mark-end text:id="IMark111751976"/><text:alphabetical-index-mark-end text:id="IMark111679992"/><text:alphabetical-index-mark-end text:id="IMark103552248"/><text:alphabetical-index-mark-end text:id="IMark111842648"/><text:alphabetical-index-mark-end text:id="IMark109644264"/> and <text:alphabetical-index-mark-start text:id="IMark111875512"/><text:alphabetical-index-mark-start text:id="IMark111766520"/><text:alphabetical-index-mark-start text:id="IMark111674936"/><text:alphabetical-index-mark-start text:id="IMark109978376"/><text:alphabetical-index-mark-start text:id="IMark104185592"/><text:alphabetical-index-mark-start text:id="IMark111865400"/>CO<text:alphabetical-index-mark-end text:id="IMark111865400"/><text:alphabetical-index-mark-end text:id="IMark104185592"/><text:alphabetical-index-mark-end text:id="IMark109978376"/><text:alphabetical-index-mark-end text:id="IMark111674936"/><text:alphabetical-index-mark-end text:id="IMark111766520"/><text:alphabetical-index-mark-end text:id="IMark111875512"/>. These lie outs<text:alphabetical-index-mark-start text:id="IMark103587448"/><text:alphabetical-index-mark-start text:id="IMark107736376"/><text:alphabetical-index-mark-start text:id="IMark111581112"/><text:alphabetical-index-mark-start text:id="IMark111886280"/><text:alphabetical-index-mark-start text:id="IMark111769048"/><text:alphabetical-index-mark-start text:id="IMark111243208"/>id<text:alphabetical-index-mark-end text:id="IMark111243208"/><text:alphabetical-index-mark-end text:id="IMark111769048"/><text:alphabetical-index-mark-end text:id="IMark111886280"/><text:alphabetical-index-mark-end text:id="IMark111581112"/><text:alphabetical-index-mark-end text:id="IMark107736376"/><text:alphabetical-index-mark-end text:id="IMark103587448"/>e the <text:alphabetical-index-mark-start text:id="IMark107479416"/><text:alphabetical-index-mark-start text:id="IMark104980664"/><text:alphabetical-index-mark-start text:id="IMark111812024"/><text:alphabetical-index-mark-start text:id="IMark111862152"/><text:alphabetical-index-mark-start text:id="IMark103209032"/><text:alphabetical-index-mark-start text:id="IMark111740952"/><text:alphabetical-index-mark-start text:id="IMark111662296"/><text:alphabetical-index-mark-start text:id="IMark88541048"/><text:alphabetical-index-mark-start text:id="IMark109713208"/><text:alphabetical-index-mark-start text:id="IMark111913928"/><text:alphabetical-index-mark-start text:id="IMark111654712"/><text:alphabetical-index-mark-start text:id="IMark111659768"/><text:alphabetical-index-mark-start text:id="IMark106114856"/>co<text:alphabetical-index-mark-end text:id="IMark106114856"/><text:alphabetical-index-mark-end text:id="IMark111659768"/><text:alphabetical-index-mark-end text:id="IMark111654712"/><text:alphabetical-index-mark-end text:id="IMark111913928"/><text:alphabetical-index-mark-end text:id="IMark109713208"/><text:alphabetical-index-mark-end text:id="IMark88541048"/>mmercial<text:alphabetical-index-mark-end text:id="IMark111662296"/><text:alphabetical-index-mark-end text:id="IMark111740952"/><text:alphabetical-index-mark-end text:id="IMark103209032"/><text:alphabetical-index-mark-end text:id="IMark111862152"/><text:alphabetical-index-mark-end text:id="IMark111812024"/><text:alphabetical-index-mark-end text:id="IMark104980664"/><text:alphabetical-index-mark-end text:id="IMark107479416"/> <text:alphabetical-index-mark-start text:id="IMark108866936"/><text:alphabetical-index-mark-start text:id="IMark104292904"/><text:alphabetical-index-mark-start text:id="IMark102164680"/><text:alphabetical-index-mark-start text:id="IMark105401272"/><text:alphabetical-index-mark-start text:id="IMark110084632"/><text:alphabetical-index-mark-start text:id="IMark105841608"/><text:alphabetical-index-mark-start text:id="IMark111664824"/>district<text:alphabetical-index-mark-end text:id="IMark111664824"/><text:alphabetical-index-mark-end text:id="IMark105841608"/><text:alphabetical-index-mark-end text:id="IMark110084632"/><text:alphabetical-index-mark-end text:id="IMark105401272"/><text:alphabetical-index-mark-end text:id="IMark102164680"/><text:alphabetical-index-mark-end text:id="IMark104292904"/><text:alphabetical-index-mark-end text:id="IMark108866936"/> studied but were taken as external <text:alphabetical-index-mark-start text:id="IMark102965464"/><text:alphabetical-index-mark-start text:id="IMark110540728"/><text:alphabetical-index-mark-start text:id="IMark111746008"/><text:alphabetical-index-mark-start text:id="IMark109416824"/><text:alphabetical-index-mark-start text:id="IMark102081224"/><text:alphabetical-index-mark-start text:id="IMark110547272"/>co<text:alphabetical-index-mark-end text:id="IMark110547272"/><text:alphabetical-index-mark-end text:id="IMark102081224"/><text:alphabetical-index-mark-end text:id="IMark109416824"/><text:alphabetical-index-mark-end text:id="IMark111746008"/><text:alphabetical-index-mark-end text:id="IMark110540728"/><text:alphabetical-index-mark-end text:id="IMark102965464"/>nt<text:alphabetical-index-mark-start text:id="IMark111748536"/><text:alphabetical-index-mark-start text:id="IMark102526152"/><text:alphabetical-index-mark-start text:id="IMark105523256"/><text:alphabetical-index-mark-start text:id="IMark103143400"/><text:alphabetical-index-mark-start text:id="IMark105030744"/><text:alphabetical-index-mark-start text:id="IMark107814824"/>ro<text:alphabetical-index-mark-end text:id="IMark107814824"/><text:alphabetical-index-mark-end text:id="IMark105030744"/><text:alphabetical-index-mark-end text:id="IMark103143400"/><text:alphabetical-index-mark-end text:id="IMark105523256"/><text:alphabetical-index-mark-end text:id="IMark102526152"/><text:alphabetical-index-mark-end text:id="IMark111748536"/>l references for the purposes of this <text:alphabetical-index-mark-start text:id="IMark111583640"/><text:alphabetical-index-mark-start text:id="IMark111817080"/><text:alphabetical-index-mark-start text:id="IMark107580568"/><text:alphabetical-index-mark-start text:id="IMark108205768"/><text:alphabetical-index-mark-start text:id="IMark111561688"/><text:alphabetical-index-mark-start text:id="IMark111332120"/>study<text:alphabetical-index-mark-end text:id="IMark111332120"/><text:alphabetical-index-mark-end text:id="IMark111561688"/><text:alphabetical-index-mark-end text:id="IMark108205768"/><text:alphabetical-index-mark-end text:id="IMark107580568"/><text:alphabetical-index-mark-end text:id="IMark111817080"/><text:alphabetical-index-mark-end text:id="IMark111583640"/>. Their <text:alphabetical-index-mark-start text:id="IMark111050024"/><text:alphabetical-index-mark-start text:id="IMark111613976"/><text:alphabetical-index-mark-start text:id="IMark111113576"/><text:alphabetical-index-mark-start text:id="IMark111751064"/><text:alphabetical-index-mark-start text:id="IMark111588696"/><text:alphabetical-index-mark-start text:id="IMark106046424"/><text:alphabetical-index-mark-start text:id="IMark106210344"/><text:alphabetical-index-mark-start text:id="IMark110550968"/><text:alphabetical-index-mark-start text:id="IMark107184136"/><text:alphabetical-index-mark-start text:id="IMark102017832"/><text:alphabetical-index-mark-start text:id="IMark105126776"/><text:alphabetical-index-mark-start text:id="IMark107422552"/><text:alphabetical-index-mark-start text:id="IMark111611448"/>value<text:alphabetical-index-mark-end text:id="IMark111611448"/><text:alphabetical-index-mark-end text:id="IMark107422552"/><text:alphabetical-index-mark-end text:id="IMark105126776"/><text:alphabetical-index-mark-end text:id="IMark102017832"/><text:alphabetical-index-mark-end text:id="IMark107184136"/><text:alphabetical-index-mark-end text:id="IMark110550968"/><text:alphabetical-index-mark-end text:id="IMark106210344"/><text:alphabetical-index-mark-end text:id="IMark106046424"/><text:alphabetical-index-mark-end text:id="IMark111588696"/><text:alphabetical-index-mark-end text:id="IMark111751064"/><text:alphabetical-index-mark-end text:id="IMark111113576"/><text:alphabetical-index-mark-end text:id="IMark111613976"/><text:alphabetical-index-mark-end text:id="IMark111050024"/>s and characteristics are not part of the <text:alphabetical-index-mark-start text:id="IMark110660776"/><text:alphabetical-index-mark-start text:id="IMark105581080"/><text:alphabetical-index-mark-start text:id="IMark103907576"/><text:alphabetical-index-mark-start text:id="IMark110992888"/><text:alphabetical-index-mark-start text:id="IMark111626904"/><text:alphabetical-index-mark-start text:id="IMark110778392"/><text:alphabetical-index-mark-start text:id="IMark111697976"/>statistic<text:alphabetical-index-mark-end text:id="IMark111697976"/><text:alphabetical-index-mark-end text:id="IMark110778392"/><text:alphabetical-index-mark-end text:id="IMark111626904"/><text:alphabetical-index-mark-end text:id="IMark110992888"/><text:alphabetical-index-mark-end text:id="IMark103907576"/><text:alphabetical-index-mark-end text:id="IMark105581080"/><text:alphabetical-index-mark-end text:id="IMark110660776"/> itself.</text:p>
      <text:p text:style-name="P48"/>
      <text:p text:style-name="P48"/>
      <text:h text:style-name="Heading_20_3" text:outline-level="3"><text:bookmark-start text:name="__RefHeading___Toc3138_1246115757"/>2.<text:span text:style-name="T131">2</text:span>.9. The effect of <text:alphabetical-index-mark-start text:id="IMark111637016"/><text:alphabetical-index-mark-start text:id="IMark111710616"/><text:alphabetical-index-mark-start text:id="IMark110765656"/><text:alphabetical-index-mark-start text:id="IMark111598808"/><text:alphabetical-index-mark-start text:id="IMark111644600"/><text:alphabetical-index-mark-start text:id="IMark111682520"/><text:alphabetical-index-mark-start text:id="IMark106348600"/>urban<text:alphabetical-index-mark-end text:id="IMark106348600"/><text:alphabetical-index-mark-end text:id="IMark111682520"/><text:alphabetical-index-mark-end text:id="IMark111644600"/><text:alphabetical-index-mark-end text:id="IMark111598808"/><text:alphabetical-index-mark-end text:id="IMark110765656"/><text:alphabetical-index-mark-end text:id="IMark111710616"/><text:alphabetical-index-mark-end text:id="IMark111637016"/> design.<text:bookmark-end text:name="__RefHeading___Toc3138_1246115757"/></text:h>
      <text:p text:style-name="P50"/>
      <text:p text:style-name="P50">The way in which accesses for <text:alphabetical-index-mark-start text:id="IMark105581080"/><text:alphabetical-index-mark-start text:id="IMark110660776"/><text:alphabetical-index-mark-start text:id="IMark103907576"/><text:alphabetical-index-mark-start text:id="IMark110992888"/><text:alphabetical-index-mark-start text:id="IMark111626904"/><text:alphabetical-index-mark-start text:id="IMark110778392"/><text:alphabetical-index-mark-start text:id="IMark111697976"/>pedestrian<text:alphabetical-index-mark-end text:id="IMark111697976"/><text:alphabetical-index-mark-end text:id="IMark110778392"/><text:alphabetical-index-mark-end text:id="IMark111626904"/><text:alphabetical-index-mark-end text:id="IMark110992888"/><text:alphabetical-index-mark-end text:id="IMark103907576"/><text:alphabetical-index-mark-end text:id="IMark110660776"/><text:alphabetical-index-mark-end text:id="IMark105581080"/>s, <text:alphabetical-index-mark-start text:id="IMark111050024"/><text:alphabetical-index-mark-start text:id="IMark111613976"/><text:alphabetical-index-mark-start text:id="IMark111113576"/><text:alphabetical-index-mark-start text:id="IMark111751064"/><text:alphabetical-index-mark-start text:id="IMark111588696"/><text:alphabetical-index-mark-start text:id="IMark106046424"/><text:alphabetical-index-mark-start text:id="IMark106210344"/><text:alphabetical-index-mark-start text:id="IMark110550968"/><text:alphabetical-index-mark-start text:id="IMark107184136"/><text:alphabetical-index-mark-start text:id="IMark102017832"/><text:alphabetical-index-mark-start text:id="IMark105126776"/><text:alphabetical-index-mark-start text:id="IMark107422552"/><text:alphabetical-index-mark-start text:id="IMark111611448"/><text:alphabetical-index-mark-start text:id="IMark111583640"/>bus<text:alphabetical-index-mark-end text:id="IMark111583640"/><text:alphabetical-index-mark-end text:id="IMark111611448"/><text:alphabetical-index-mark-end text:id="IMark107422552"/><text:alphabetical-index-mark-end text:id="IMark105126776"/><text:alphabetical-index-mark-end text:id="IMark102017832"/><text:alphabetical-index-mark-end text:id="IMark107184136"/><text:alphabetical-index-mark-end text:id="IMark110550968"/><text:alphabetical-index-mark-end text:id="IMark106210344"/><text:alphabetical-index-mark-end text:id="IMark106046424"/><text:alphabetical-index-mark-end text:id="IMark111588696"/><text:alphabetical-index-mark-end text:id="IMark111751064"/><text:alphabetical-index-mark-end text:id="IMark111113576"/><text:alphabetical-index-mark-end text:id="IMark111613976"/><text:alphabetical-index-mark-end text:id="IMark111050024"/> <text:alphabetical-index-mark-start text:id="IMark111817080"/><text:alphabetical-index-mark-start text:id="IMark107580568"/><text:alphabetical-index-mark-start text:id="IMark108205768"/><text:alphabetical-index-mark-start text:id="IMark111561688"/><text:alphabetical-index-mark-start text:id="IMark111332120"/><text:alphabetical-index-mark-start text:id="IMark111748536"/><text:alphabetical-index-mark-start text:id="IMark102526152"/><text:alphabetical-index-mark-start text:id="IMark105523256"/><text:alphabetical-index-mark-start text:id="IMark103143400"/><text:alphabetical-index-mark-start text:id="IMark105030744"/><text:alphabetical-index-mark-start text:id="IMark107814824"/><text:alphabetical-index-mark-start text:id="IMark102965464"/><text:alphabetical-index-mark-start text:id="IMark110540728"/><text:alphabetical-index-mark-start text:id="IMark111746008"/>stop<text:alphabetical-index-mark-end text:id="IMark111746008"/><text:alphabetical-index-mark-end text:id="IMark110540728"/><text:alphabetical-index-mark-end text:id="IMark102965464"/><text:alphabetical-index-mark-end text:id="IMark107814824"/><text:alphabetical-index-mark-end text:id="IMark105030744"/><text:alphabetical-index-mark-end text:id="IMark103143400"/><text:alphabetical-index-mark-end text:id="IMark105523256"/><text:alphabetical-index-mark-end text:id="IMark102526152"/><text:alphabetical-index-mark-end text:id="IMark111748536"/><text:alphabetical-index-mark-end text:id="IMark111332120"/><text:alphabetical-index-mark-end text:id="IMark111561688"/><text:alphabetical-index-mark-end text:id="IMark108205768"/><text:alphabetical-index-mark-end text:id="IMark107580568"/><text:alphabetical-index-mark-end text:id="IMark111817080"/>s, etc. are distributed also seems to have an effect of <text:alphabetical-index-mark-start text:id="IMark109416824"/><text:alphabetical-index-mark-start text:id="IMark102081224"/><text:alphabetical-index-mark-start text:id="IMark110547272"/><text:alphabetical-index-mark-start text:id="IMark108866936"/><text:alphabetical-index-mark-start text:id="IMark104292904"/><text:alphabetical-index-mark-start text:id="IMark102164680"/><text:alphabetical-index-mark-start text:id="IMark105401272"/>pedestrian<text:alphabetical-index-mark-end text:id="IMark105401272"/><text:alphabetical-index-mark-end text:id="IMark102164680"/><text:alphabetical-index-mark-end text:id="IMark104292904"/><text:alphabetical-index-mark-end text:id="IMark108866936"/><text:alphabetical-index-mark-end text:id="IMark110547272"/><text:alphabetical-index-mark-end text:id="IMark102081224"/><text:alphabetical-index-mark-end text:id="IMark109416824"/> transit, affecting the <text:alphabetical-index-mark-start text:id="IMark110084632"/><text:alphabetical-index-mark-start text:id="IMark105841608"/><text:alphabetical-index-mark-start text:id="IMark111664824"/><text:alphabetical-index-mark-start text:id="IMark107479416"/><text:alphabetical-index-mark-start text:id="IMark104980664"/><text:alphabetical-index-mark-start text:id="IMark111812024"/><text:alphabetical-index-mark-start text:id="IMark111862152"/>number<text:alphabetical-index-mark-end text:id="IMark111862152"/><text:alphabetical-index-mark-end text:id="IMark111812024"/><text:alphabetical-index-mark-end text:id="IMark104980664"/><text:alphabetical-index-mark-end text:id="IMark107479416"/><text:alphabetical-index-mark-end text:id="IMark111664824"/><text:alphabetical-index-mark-end text:id="IMark105841608"/><text:alphabetical-index-mark-end text:id="IMark110084632"/> of <text:alphabetical-index-mark-start text:id="IMark103209032"/><text:alphabetical-index-mark-start text:id="IMark111740952"/><text:alphabetical-index-mark-start text:id="IMark111662296"/><text:alphabetical-index-mark-start text:id="IMark88541048"/><text:alphabetical-index-mark-start text:id="IMark109713208"/><text:alphabetical-index-mark-start text:id="IMark111913928"/><text:alphabetical-index-mark-start text:id="IMark111654712"/>people<text:alphabetical-index-mark-end text:id="IMark111654712"/><text:alphabetical-index-mark-end text:id="IMark111913928"/><text:alphabetical-index-mark-end text:id="IMark109713208"/><text:alphabetical-index-mark-end text:id="IMark88541048"/><text:alphabetical-index-mark-end text:id="IMark111662296"/><text:alphabetical-index-mark-end text:id="IMark111740952"/><text:alphabetical-index-mark-end text:id="IMark103209032"/> that:</text:p>
      <text:p text:style-name="P50"/>
      <text:p text:style-name="P50"><text:soft-page-break/><text:span text:style-name="T14">2.</text:span><text:span text:style-name="T29">2</text:span><text:span text:style-name="T14">.9.1.</text:span> Visit each <text:alphabetical-index-mark-start text:id="IMark107736376"/><text:alphabetical-index-mark-start text:id="IMark111581112"/><text:alphabetical-index-mark-start text:id="IMark111886280"/><text:alphabetical-index-mark-start text:id="IMark111769048"/><text:alphabetical-index-mark-start text:id="IMark111243208"/><text:alphabetical-index-mark-start text:id="IMark111875512"/><text:alphabetical-index-mark-start text:id="IMark111766520"/>street<text:alphabetical-index-mark-end text:id="IMark111766520"/><text:alphabetical-index-mark-end text:id="IMark111875512"/><text:alphabetical-index-mark-end text:id="IMark111243208"/><text:alphabetical-index-mark-end text:id="IMark111769048"/><text:alphabetical-index-mark-end text:id="IMark111886280"/><text:alphabetical-index-mark-end text:id="IMark111581112"/><text:alphabetical-index-mark-end text:id="IMark107736376"/>. Undeni<text:alphabetical-index-mark-start text:id="IMark111674936"/><text:alphabetical-index-mark-start text:id="IMark109978376"/><text:alphabetical-index-mark-start text:id="IMark104185592"/><text:alphabetical-index-mark-start text:id="IMark111865400"/><text:alphabetical-index-mark-start text:id="IMark109644264"/><text:alphabetical-index-mark-start text:id="IMark111842648"/>ab<text:alphabetical-index-mark-end text:id="IMark111842648"/><text:alphabetical-index-mark-end text:id="IMark109644264"/><text:alphabetical-index-mark-end text:id="IMark111865400"/><text:alphabetical-index-mark-end text:id="IMark104185592"/><text:alphabetical-index-mark-end text:id="IMark109978376"/><text:alphabetical-index-mark-end text:id="IMark111674936"/>ly, the <text:alphabetical-index-mark-start text:id="IMark103552248"/><text:alphabetical-index-mark-start text:id="IMark111679992"/><text:alphabetical-index-mark-start text:id="IMark111751976"/><text:alphabetical-index-mark-start text:id="IMark111578584"/><text:alphabetical-index-mark-start text:id="IMark111657240"/><text:alphabetical-index-mark-start text:id="IMark104629560"/>town<text:alphabetical-index-mark-end text:id="IMark104629560"/><text:alphabetical-index-mark-end text:id="IMark111657240"/><text:alphabetical-index-mark-end text:id="IMark111578584"/><text:alphabetical-index-mark-end text:id="IMark111751976"/><text:alphabetical-index-mark-end text:id="IMark111679992"/><text:alphabetical-index-mark-end text:id="IMark103552248"/>’s <text:alphabetical-index-mark-start text:id="IMark106876168"/><text:alphabetical-index-mark-start text:id="IMark110424488"/><text:alphabetical-index-mark-start text:id="IMark106277512"/><text:alphabetical-index-mark-start text:id="IMark111860344"/><text:alphabetical-index-mark-start text:id="IMark105792488"/><text:alphabetical-index-mark-start text:id="IMark110714776"/><text:alphabetical-index-mark-start text:id="IMark110633944"/>architecture<text:alphabetical-index-mark-end text:id="IMark110633944"/><text:alphabetical-index-mark-end text:id="IMark110714776"/><text:alphabetical-index-mark-end text:id="IMark105792488"/><text:alphabetical-index-mark-end text:id="IMark111860344"/><text:alphabetical-index-mark-end text:id="IMark106277512"/><text:alphabetical-index-mark-end text:id="IMark110424488"/><text:alphabetical-index-mark-end text:id="IMark106876168"/>, good or bad, has an effect on how many <text:alphabetical-index-mark-start text:id="IMark104580616"/><text:alphabetical-index-mark-start text:id="IMark111715672"/><text:alphabetical-index-mark-start text:id="IMark107617256"/><text:alphabetical-index-mark-start text:id="IMark104846984"/><text:alphabetical-index-mark-start text:id="IMark109372824"/><text:alphabetical-index-mark-start text:id="IMark63074888"/><text:alphabetical-index-mark-start text:id="IMark111720728"/>people<text:alphabetical-index-mark-end text:id="IMark111720728"/><text:alphabetical-index-mark-end text:id="IMark63074888"/><text:alphabetical-index-mark-end text:id="IMark109372824"/><text:alphabetical-index-mark-end text:id="IMark104846984"/><text:alphabetical-index-mark-end text:id="IMark107617256"/><text:alphabetical-index-mark-end text:id="IMark111715672"/><text:alphabetical-index-mark-end text:id="IMark104580616"/> walk on different areas. Some places are better suited for <text:alphabetical-index-mark-start text:id="IMark107546888"/><text:alphabetical-index-mark-start text:id="IMark111649656"/><text:alphabetical-index-mark-start text:id="IMark110936984"/><text:alphabetical-index-mark-start text:id="IMark111710616"/><text:alphabetical-index-mark-start text:id="IMark111637016"/><text:alphabetical-index-mark-start text:id="IMark110765656"/><text:alphabetical-index-mark-start text:id="IMark111598808"/>pedestrian<text:alphabetical-index-mark-end text:id="IMark111598808"/><text:alphabetical-index-mark-end text:id="IMark110765656"/><text:alphabetical-index-mark-end text:id="IMark111637016"/><text:alphabetical-index-mark-end text:id="IMark111710616"/><text:alphabetical-index-mark-end text:id="IMark110936984"/><text:alphabetical-index-mark-end text:id="IMark111649656"/><text:alphabetical-index-mark-end text:id="IMark107546888"/>s than others on the basis of their characteristics such as <text:alphabetical-index-mark-start text:id="IMark111644600"/><text:alphabetical-index-mark-start text:id="IMark111682520"/><text:alphabetical-index-mark-start text:id="IMark106348600"/><text:alphabetical-index-mark-start text:id="IMark111818280"/><text:alphabetical-index-mark-start text:id="IMark111586168"/><text:alphabetical-index-mark-start text:id="IMark111667352"/>vehicle<text:alphabetical-index-mark-end text:id="IMark111667352"/><text:alphabetical-index-mark-end text:id="IMark111586168"/><text:alphabetical-index-mark-end text:id="IMark111818280"/><text:alphabetical-index-mark-end text:id="IMark106348600"/><text:alphabetical-index-mark-end text:id="IMark111682520"/><text:alphabetical-index-mark-end text:id="IMark111644600"/> <text:alphabetical-index-mark-start text:id="IMark111740952"/><text:alphabetical-index-mark-start text:id="IMark103209032"/><text:alphabetical-index-mark-start text:id="IMark111662296"/><text:alphabetical-index-mark-start text:id="IMark88541048"/><text:alphabetical-index-mark-start text:id="IMark109713208"/>traffic<text:alphabetical-index-mark-end text:id="IMark109713208"/><text:alphabetical-index-mark-end text:id="IMark88541048"/><text:alphabetical-index-mark-end text:id="IMark111662296"/><text:alphabetical-index-mark-end text:id="IMark103209032"/><text:alphabetical-index-mark-end text:id="IMark111740952"/>, <text:alphabetical-index-mark-start text:id="IMark111913928"/><text:alphabetical-index-mark-start text:id="IMark111654712"/><text:alphabetical-index-mark-start text:id="IMark110084632"/><text:alphabetical-index-mark-start text:id="IMark105841608"/><text:alphabetical-index-mark-start text:id="IMark111664824"/><text:alphabetical-index-mark-start text:id="IMark107479416"/><text:alphabetical-index-mark-start text:id="IMark104980664"/>street<text:alphabetical-index-mark-end text:id="IMark104980664"/><text:alphabetical-index-mark-end text:id="IMark107479416"/><text:alphabetical-index-mark-end text:id="IMark111664824"/><text:alphabetical-index-mark-end text:id="IMark105841608"/><text:alphabetical-index-mark-end text:id="IMark110084632"/><text:alphabetical-index-mark-end text:id="IMark111654712"/><text:alphabetical-index-mark-end text:id="IMark111913928"/> lights for c<text:alphabetical-index-mark-start text:id="IMark111812024"/><text:alphabetical-index-mark-start text:id="IMark111862152"/><text:alphabetical-index-mark-start text:id="IMark109416824"/><text:alphabetical-index-mark-start text:id="IMark102081224"/><text:alphabetical-index-mark-start text:id="IMark110547272"/><text:alphabetical-index-mark-start text:id="IMark108866936"/>ro<text:alphabetical-index-mark-end text:id="IMark108866936"/><text:alphabetical-index-mark-end text:id="IMark110547272"/><text:alphabetical-index-mark-end text:id="IMark102081224"/><text:alphabetical-index-mark-end text:id="IMark109416824"/><text:alphabetical-index-mark-end text:id="IMark111862152"/><text:alphabetical-index-mark-end text:id="IMark111812024"/>ssing, <text:alphabetical-index-mark-start text:id="IMark104292904"/><text:alphabetical-index-mark-start text:id="IMark102164680"/><text:alphabetical-index-mark-start text:id="IMark105401272"/><text:alphabetical-index-mark-start text:id="IMark111817080"/><text:alphabetical-index-mark-start text:id="IMark107580568"/><text:alphabetical-index-mark-start text:id="IMark108205768"/><text:alphabetical-index-mark-start text:id="IMark111561688"/>viaduct<text:alphabetical-index-mark-end text:id="IMark111561688"/><text:alphabetical-index-mark-end text:id="IMark108205768"/><text:alphabetical-index-mark-end text:id="IMark107580568"/><text:alphabetical-index-mark-end text:id="IMark111817080"/><text:alphabetical-index-mark-end text:id="IMark105401272"/><text:alphabetical-index-mark-end text:id="IMark102164680"/><text:alphabetical-index-mark-end text:id="IMark104292904"/>s, etc.</text:p>
      <text:p text:style-name="P50"/>
      <text:p text:style-name="P52">This <text:alphabetical-index-mark-start text:id="IMark107814824"/><text:alphabetical-index-mark-start text:id="IMark102965464"/><text:alphabetical-index-mark-start text:id="IMark110540728"/><text:alphabetical-index-mark-start text:id="IMark111746008"/><text:alphabetical-index-mark-start text:id="IMark111050024"/><text:alphabetical-index-mark-start text:id="IMark111613976"/>study<text:alphabetical-index-mark-end text:id="IMark111613976"/><text:alphabetical-index-mark-end text:id="IMark111050024"/><text:alphabetical-index-mark-end text:id="IMark111746008"/><text:alphabetical-index-mark-end text:id="IMark110540728"/><text:alphabetical-index-mark-end text:id="IMark102965464"/><text:alphabetical-index-mark-end text:id="IMark107814824"/> does not involve itself into the details of <text:alphabetical-index-mark-start text:id="IMark111113576"/><text:alphabetical-index-mark-start text:id="IMark111751064"/><text:alphabetical-index-mark-start text:id="IMark111588696"/><text:alphabetical-index-mark-start text:id="IMark106046424"/><text:alphabetical-index-mark-start text:id="IMark106210344"/><text:alphabetical-index-mark-start text:id="IMark110550968"/><text:alphabetical-index-mark-start text:id="IMark107184136"/>urban<text:alphabetical-index-mark-end text:id="IMark107184136"/><text:alphabetical-index-mark-end text:id="IMark110550968"/><text:alphabetical-index-mark-end text:id="IMark106210344"/><text:alphabetical-index-mark-end text:id="IMark106046424"/><text:alphabetical-index-mark-end text:id="IMark111588696"/><text:alphabetical-index-mark-end text:id="IMark111751064"/><text:alphabetical-index-mark-end text:id="IMark111113576"/> design except for the fact that the <text:alphabetical-index-mark-start text:id="IMark102017832"/><text:alphabetical-index-mark-start text:id="IMark105126776"/><text:alphabetical-index-mark-start text:id="IMark107422552"/><text:alphabetical-index-mark-start text:id="IMark111611448"/><text:alphabetical-index-mark-start text:id="IMark111583640"/><text:alphabetical-index-mark-start text:id="IMark105581080"/><text:alphabetical-index-mark-start text:id="IMark110660776"/><text:alphabetical-index-mark-start text:id="IMark103907576"/><text:alphabetical-index-mark-start text:id="IMark110992888"/><text:alphabetical-index-mark-start text:id="IMark111626904"/><text:alphabetical-index-mark-start text:id="IMark110778392"/><text:alphabetical-index-mark-start text:id="IMark111697976"/><text:alphabetical-index-mark-start text:id="IMark111659768"/>co<text:alphabetical-index-mark-end text:id="IMark111659768"/><text:alphabetical-index-mark-end text:id="IMark111697976"/><text:alphabetical-index-mark-end text:id="IMark110778392"/><text:alphabetical-index-mark-end text:id="IMark111626904"/><text:alphabetical-index-mark-end text:id="IMark110992888"/><text:alphabetical-index-mark-end text:id="IMark103907576"/>unt<text:alphabetical-index-mark-end text:id="IMark110660776"/><text:alphabetical-index-mark-end text:id="IMark105581080"/><text:alphabetical-index-mark-end text:id="IMark111583640"/><text:alphabetical-index-mark-end text:id="IMark111611448"/><text:alphabetical-index-mark-end text:id="IMark107422552"/><text:alphabetical-index-mark-end text:id="IMark105126776"/><text:alphabetical-index-mark-end text:id="IMark102017832"/> of <text:alphabetical-index-mark-start text:id="IMark103587448"/><text:alphabetical-index-mark-start text:id="IMark106114856"/><text:alphabetical-index-mark-start text:id="IMark111332120"/><text:alphabetical-index-mark-start text:id="IMark111748536"/><text:alphabetical-index-mark-start text:id="IMark102526152"/><text:alphabetical-index-mark-start text:id="IMark102164680"/><text:alphabetical-index-mark-start text:id="IMark104292904"/>pedestrian<text:alphabetical-index-mark-end text:id="IMark104292904"/><text:alphabetical-index-mark-end text:id="IMark102164680"/><text:alphabetical-index-mark-end text:id="IMark102526152"/><text:alphabetical-index-mark-end text:id="IMark111748536"/><text:alphabetical-index-mark-end text:id="IMark111332120"/><text:alphabetical-index-mark-end text:id="IMark106114856"/><text:alphabetical-index-mark-end text:id="IMark103587448"/>s on each <text:alphabetical-index-mark-start text:id="IMark105401272"/><text:alphabetical-index-mark-start text:id="IMark111817080"/><text:alphabetical-index-mark-start text:id="IMark107580568"/><text:alphabetical-index-mark-start text:id="IMark108205768"/><text:alphabetical-index-mark-start text:id="IMark111561688"/><text:alphabetical-index-mark-start text:id="IMark111812024"/><text:alphabetical-index-mark-start text:id="IMark111862152"/>sampling<text:alphabetical-index-mark-end text:id="IMark111862152"/><text:alphabetical-index-mark-end text:id="IMark111812024"/><text:alphabetical-index-mark-end text:id="IMark111561688"/><text:alphabetical-index-mark-end text:id="IMark108205768"/><text:alphabetical-index-mark-end text:id="IMark107580568"/><text:alphabetical-index-mark-end text:id="IMark111817080"/><text:alphabetical-index-mark-end text:id="IMark105401272"/> <text:alphabetical-index-mark-start text:id="IMark109416824"/><text:alphabetical-index-mark-start text:id="IMark102081224"/><text:alphabetical-index-mark-start text:id="IMark110547272"/><text:alphabetical-index-mark-start text:id="IMark108866936"/><text:alphabetical-index-mark-start text:id="IMark111913928"/><text:alphabetical-index-mark-start text:id="IMark111654712"/><text:alphabetical-index-mark-start text:id="IMark110084632"/>block<text:alphabetical-index-mark-end text:id="IMark110084632"/><text:alphabetical-index-mark-end text:id="IMark111654712"/><text:alphabetical-index-mark-end text:id="IMark111913928"/><text:alphabetical-index-mark-end text:id="IMark108866936"/><text:alphabetical-index-mark-end text:id="IMark110547272"/><text:alphabetical-index-mark-end text:id="IMark102081224"/><text:alphabetical-index-mark-end text:id="IMark109416824"/> might vary, for this, among other reasons.</text:p>
      <text:p text:style-name="P50"/>
      <text:p text:style-name="P50"/>
      <text:p text:style-name="P51"><text:span text:style-name="T14">2.</text:span><text:span text:style-name="T29">2</text:span><text:span text:style-name="T14">.9.2.</text:span> Walk on each s<text:alphabetical-index-mark-start text:id="IMark103209032"/><text:alphabetical-index-mark-start text:id="IMark111662296"/><text:alphabetical-index-mark-start text:id="IMark88541048"/><text:alphabetical-index-mark-start text:id="IMark109713208"/><text:alphabetical-index-mark-start text:id="IMark111644600"/><text:alphabetical-index-mark-start text:id="IMark111682520"/>id<text:alphabetical-index-mark-end text:id="IMark111682520"/><text:alphabetical-index-mark-end text:id="IMark111644600"/><text:alphabetical-index-mark-end text:id="IMark109713208"/><text:alphabetical-index-mark-end text:id="IMark88541048"/><text:alphabetical-index-mark-end text:id="IMark111662296"/><text:alphabetical-index-mark-end text:id="IMark103209032"/>e of some <text:alphabetical-index-mark-start text:id="IMark106348600"/><text:alphabetical-index-mark-start text:id="IMark111818280"/><text:alphabetical-index-mark-start text:id="IMark111586168"/><text:alphabetical-index-mark-start text:id="IMark111667352"/><text:alphabetical-index-mark-start text:id="IMark107546888"/><text:alphabetical-index-mark-start text:id="IMark111649656"/><text:alphabetical-index-mark-start text:id="IMark110936984"/>street<text:alphabetical-index-mark-end text:id="IMark110936984"/><text:alphabetical-index-mark-end text:id="IMark111649656"/><text:alphabetical-index-mark-end text:id="IMark107546888"/><text:alphabetical-index-mark-end text:id="IMark111667352"/><text:alphabetical-index-mark-end text:id="IMark111586168"/><text:alphabetical-index-mark-end text:id="IMark111818280"/><text:alphabetical-index-mark-end text:id="IMark106348600"/>s. As<text:alphabetical-index-mark-start text:id="IMark111710616"/><text:alphabetical-index-mark-start text:id="IMark111637016"/><text:alphabetical-index-mark-start text:id="IMark110765656"/><text:alphabetical-index-mark-start text:id="IMark111598808"/><text:alphabetical-index-mark-start text:id="IMark104580616"/><text:alphabetical-index-mark-start text:id="IMark111715672"/>id<text:alphabetical-index-mark-end text:id="IMark111715672"/><text:alphabetical-index-mark-end text:id="IMark104580616"/><text:alphabetical-index-mark-end text:id="IMark111598808"/><text:alphabetical-index-mark-end text:id="IMark110765656"/><text:alphabetical-index-mark-end text:id="IMark111637016"/><text:alphabetical-index-mark-end text:id="IMark111710616"/>e f<text:alphabetical-index-mark-start text:id="IMark107617256"/><text:alphabetical-index-mark-start text:id="IMark104846984"/><text:alphabetical-index-mark-start text:id="IMark109372824"/><text:alphabetical-index-mark-start text:id="IMark63074888"/><text:alphabetical-index-mark-start text:id="IMark111720728"/><text:alphabetical-index-mark-start text:id="IMark106876168"/>ro<text:alphabetical-index-mark-end text:id="IMark106876168"/><text:alphabetical-index-mark-end text:id="IMark111720728"/><text:alphabetical-index-mark-end text:id="IMark63074888"/><text:alphabetical-index-mark-end text:id="IMark109372824"/><text:alphabetical-index-mark-end text:id="IMark104846984"/><text:alphabetical-index-mark-end text:id="IMark107617256"/>m what is stated in <text:span text:style-name="T14">[2.</text:span><text:span text:style-name="T29">2</text:span><text:span text:style-name="T14">.9.2.]</text:span>, the characteristics of <text:alphabetical-index-mark-start text:id="IMark110424488"/><text:alphabetical-index-mark-start text:id="IMark106277512"/><text:alphabetical-index-mark-start text:id="IMark111860344"/><text:alphabetical-index-mark-start text:id="IMark105792488"/><text:alphabetical-index-mark-start text:id="IMark110714776"/><text:alphabetical-index-mark-start text:id="IMark110633944"/><text:alphabetical-index-mark-start text:id="IMark103552248"/>urban<text:alphabetical-index-mark-end text:id="IMark103552248"/><text:alphabetical-index-mark-end text:id="IMark110633944"/><text:alphabetical-index-mark-end text:id="IMark110714776"/><text:alphabetical-index-mark-end text:id="IMark105792488"/><text:alphabetical-index-mark-end text:id="IMark111860344"/><text:alphabetical-index-mark-end text:id="IMark106277512"/><text:alphabetical-index-mark-end text:id="IMark110424488"/> design, <text:alphabetical-index-mark-start text:id="IMark111679992"/><text:alphabetical-index-mark-start text:id="IMark111751976"/><text:alphabetical-index-mark-start text:id="IMark111578584"/><text:alphabetical-index-mark-start text:id="IMark111657240"/><text:alphabetical-index-mark-start text:id="IMark104629560"/><text:alphabetical-index-mark-start text:id="IMark111674936"/>development<text:alphabetical-index-mark-end text:id="IMark111674936"/><text:alphabetical-index-mark-end text:id="IMark104629560"/><text:alphabetical-index-mark-end text:id="IMark111657240"/><text:alphabetical-index-mark-end text:id="IMark111578584"/><text:alphabetical-index-mark-end text:id="IMark111751976"/><text:alphabetical-index-mark-end text:id="IMark111679992"/>, etc. influence even <text:span text:style-name="T93">how </text:span><text:alphabetical-index-mark-start text:id="IMark109978376"/><text:alphabetical-index-mark-start text:id="IMark104185592"/><text:alphabetical-index-mark-start text:id="IMark111865400"/><text:alphabetical-index-mark-start text:id="IMark109644264"/><text:alphabetical-index-mark-start text:id="IMark111842648"/><text:alphabetical-index-mark-start text:id="IMark107736376"/><text:alphabetical-index-mark-start text:id="IMark111581112"/><text:span text:style-name="T93">people</text:span><text:alphabetical-index-mark-end text:id="IMark111581112"/><text:alphabetical-index-mark-end text:id="IMark107736376"/><text:alphabetical-index-mark-end text:id="IMark111842648"/><text:alphabetical-index-mark-end text:id="IMark109644264"/><text:alphabetical-index-mark-end text:id="IMark111865400"/><text:alphabetical-index-mark-end text:id="IMark104185592"/><text:alphabetical-index-mark-end text:id="IMark109978376"/><text:span text:style-name="T93"> walk on one s</text:span><text:alphabetical-index-mark-start text:id="IMark111886280"/><text:alphabetical-index-mark-start text:id="IMark111769048"/><text:alphabetical-index-mark-start text:id="IMark111243208"/><text:alphabetical-index-mark-start text:id="IMark111875512"/><text:alphabetical-index-mark-start text:id="IMark111766520"/><text:alphabetical-index-mark-start text:id="IMark105523256"/><text:span text:style-name="T93">id</text:span><text:alphabetical-index-mark-end text:id="IMark105523256"/><text:alphabetical-index-mark-end text:id="IMark111766520"/><text:alphabetical-index-mark-end text:id="IMark111875512"/><text:alphabetical-index-mark-end text:id="IMark111243208"/><text:alphabetical-index-mark-end text:id="IMark111769048"/><text:alphabetical-index-mark-end text:id="IMark111886280"/><text:span text:style-name="T93">e or the other of some </text:span><text:alphabetical-index-mark-start text:id="IMark105030744"/><text:alphabetical-index-mark-start text:id="IMark103143400"/><text:alphabetical-index-mark-start text:id="IMark102081224"/><text:alphabetical-index-mark-start text:id="IMark109416824"/><text:alphabetical-index-mark-start text:id="IMark110547272"/><text:alphabetical-index-mark-start text:id="IMark108866936"/><text:alphabetical-index-mark-start text:id="IMark111913928"/><text:span text:style-name="T93">street</text:span><text:alphabetical-index-mark-end text:id="IMark111913928"/><text:alphabetical-index-mark-end text:id="IMark108866936"/><text:alphabetical-index-mark-end text:id="IMark110547272"/><text:alphabetical-index-mark-end text:id="IMark109416824"/><text:alphabetical-index-mark-end text:id="IMark102081224"/><text:alphabetical-index-mark-end text:id="IMark103143400"/><text:alphabetical-index-mark-end text:id="IMark105030744"/><text:span text:style-name="T93">s.</text:span></text:p>
      <text:p text:style-name="P51"/>
      <text:p text:style-name="P51"><text:span text:style-name="T93">This </text:span><text:alphabetical-index-mark-start text:id="IMark111332120"/><text:alphabetical-index-mark-start text:id="IMark111748536"/><text:alphabetical-index-mark-start text:id="IMark102526152"/><text:alphabetical-index-mark-start text:id="IMark102164680"/><text:alphabetical-index-mark-start text:id="IMark104292904"/><text:alphabetical-index-mark-start text:id="IMark102017832"/><text:span text:style-name="T93">study</text:span><text:alphabetical-index-mark-end text:id="IMark102017832"/><text:alphabetical-index-mark-end text:id="IMark104292904"/><text:alphabetical-index-mark-end text:id="IMark102164680"/><text:alphabetical-index-mark-end text:id="IMark102526152"/><text:alphabetical-index-mark-end text:id="IMark111748536"/><text:alphabetical-index-mark-end text:id="IMark111332120"/><text:span text:style-name="T93"> takes into ac</text:span><text:alphabetical-index-mark-start text:id="IMark105126776"/><text:alphabetical-index-mark-start text:id="IMark107422552"/><text:alphabetical-index-mark-start text:id="IMark111611448"/><text:alphabetical-index-mark-start text:id="IMark111583640"/><text:alphabetical-index-mark-start text:id="IMark105581080"/><text:alphabetical-index-mark-start text:id="IMark110660776"/><text:alphabetical-index-mark-start text:id="IMark103907576"/><text:alphabetical-index-mark-start text:id="IMark110992888"/><text:alphabetical-index-mark-start text:id="IMark111626904"/><text:alphabetical-index-mark-start text:id="IMark110778392"/><text:alphabetical-index-mark-start text:id="IMark111697976"/><text:alphabetical-index-mark-start text:id="IMark111659768"/><text:alphabetical-index-mark-start text:id="IMark111113576"/><text:span text:style-name="T93">co</text:span><text:alphabetical-index-mark-end text:id="IMark111113576"/><text:alphabetical-index-mark-end text:id="IMark111659768"/><text:alphabetical-index-mark-end text:id="IMark111697976"/><text:alphabetical-index-mark-end text:id="IMark110778392"/><text:alphabetical-index-mark-end text:id="IMark111626904"/><text:alphabetical-index-mark-end text:id="IMark110992888"/><text:span text:style-name="T93">unt</text:span><text:alphabetical-index-mark-end text:id="IMark103907576"/><text:alphabetical-index-mark-end text:id="IMark110660776"/><text:alphabetical-index-mark-end text:id="IMark105581080"/><text:alphabetical-index-mark-end text:id="IMark111583640"/><text:alphabetical-index-mark-end text:id="IMark111611448"/><text:alphabetical-index-mark-end text:id="IMark107422552"/><text:alphabetical-index-mark-end text:id="IMark105126776"/><text:span text:style-name="T93"> this fact but is not designed to make such differentiation. </text:span><text:alphabetical-index-mark-start text:id="IMark111751064"/><text:alphabetical-index-mark-start text:id="IMark111588696"/><text:alphabetical-index-mark-start text:id="IMark106046424"/><text:alphabetical-index-mark-start text:id="IMark106210344"/><text:alphabetical-index-mark-start text:id="IMark110550968"/><text:alphabetical-index-mark-start text:id="IMark107184136"/><text:alphabetical-index-mark-start text:id="IMark107814824"/><text:span text:style-name="T93">Statistic</text:span><text:alphabetical-index-mark-end text:id="IMark107814824"/><text:alphabetical-index-mark-end text:id="IMark107184136"/><text:alphabetical-index-mark-end text:id="IMark110550968"/><text:alphabetical-index-mark-end text:id="IMark106210344"/><text:alphabetical-index-mark-end text:id="IMark106046424"/><text:alphabetical-index-mark-end text:id="IMark111588696"/><text:alphabetical-index-mark-end text:id="IMark111751064"/><text:span text:style-name="T93">s on each </text:span><text:alphabetical-index-mark-start text:id="IMark102965464"/><text:alphabetical-index-mark-start text:id="IMark110540728"/><text:alphabetical-index-mark-start text:id="IMark111746008"/><text:alphabetical-index-mark-start text:id="IMark111050024"/><text:alphabetical-index-mark-start text:id="IMark111613976"/><text:alphabetical-index-mark-start text:id="IMark105841608"/><text:alphabetical-index-mark-start text:id="IMark107479416"/><text:span text:style-name="T93">block</text:span><text:alphabetical-index-mark-end text:id="IMark107479416"/><text:alphabetical-index-mark-end text:id="IMark105841608"/><text:alphabetical-index-mark-end text:id="IMark111613976"/><text:alphabetical-index-mark-end text:id="IMark111050024"/><text:alphabetical-index-mark-end text:id="IMark111746008"/><text:alphabetical-index-mark-end text:id="IMark110540728"/><text:alphabetical-index-mark-end text:id="IMark102965464"/><text:span text:style-name="T93"> include the sum of </text:span><text:alphabetical-index-mark-start text:id="IMark111664824"/><text:alphabetical-index-mark-start text:id="IMark111740952"/><text:alphabetical-index-mark-start text:id="IMark104980664"/><text:alphabetical-index-mark-start text:id="IMark111654712"/><text:alphabetical-index-mark-start text:id="IMark110084632"/><text:alphabetical-index-mark-start text:id="IMark105401272"/><text:alphabetical-index-mark-start text:id="IMark107617256"/><text:span text:style-name="T93">pedestrian</text:span><text:alphabetical-index-mark-end text:id="IMark107617256"/><text:alphabetical-index-mark-end text:id="IMark105401272"/><text:alphabetical-index-mark-end text:id="IMark110084632"/><text:alphabetical-index-mark-end text:id="IMark111654712"/><text:alphabetical-index-mark-end text:id="IMark104980664"/><text:alphabetical-index-mark-end text:id="IMark111740952"/><text:alphabetical-index-mark-end text:id="IMark111664824"/><text:span text:style-name="T93">s f</text:span><text:alphabetical-index-mark-start text:id="IMark104846984"/><text:alphabetical-index-mark-start text:id="IMark109372824"/><text:alphabetical-index-mark-start text:id="IMark63074888"/><text:alphabetical-index-mark-start text:id="IMark111720728"/><text:alphabetical-index-mark-start text:id="IMark106876168"/><text:alphabetical-index-mark-start text:id="IMark111710616"/><text:span text:style-name="T93">ro</text:span><text:alphabetical-index-mark-end text:id="IMark111710616"/><text:alphabetical-index-mark-end text:id="IMark106876168"/><text:alphabetical-index-mark-end text:id="IMark111720728"/><text:alphabetical-index-mark-end text:id="IMark63074888"/><text:alphabetical-index-mark-end text:id="IMark109372824"/><text:alphabetical-index-mark-end text:id="IMark104846984"/><text:span text:style-name="T93">m both s</text:span><text:alphabetical-index-mark-start text:id="IMark111637016"/><text:alphabetical-index-mark-start text:id="IMark110765656"/><text:alphabetical-index-mark-start text:id="IMark111598808"/><text:alphabetical-index-mark-start text:id="IMark104580616"/><text:alphabetical-index-mark-start text:id="IMark111715672"/><text:alphabetical-index-mark-start text:id="IMark106348600"/><text:span text:style-name="T93">id</text:span><text:alphabetical-index-mark-end text:id="IMark106348600"/><text:alphabetical-index-mark-end text:id="IMark111715672"/><text:alphabetical-index-mark-end text:id="IMark104580616"/><text:alphabetical-index-mark-end text:id="IMark111598808"/><text:alphabetical-index-mark-end text:id="IMark110765656"/><text:alphabetical-index-mark-end text:id="IMark111637016"/><text:span text:style-name="T93">es of each involved </text:span><text:alphabetical-index-mark-start text:id="IMark111818280"/><text:alphabetical-index-mark-start text:id="IMark111586168"/><text:alphabetical-index-mark-start text:id="IMark111667352"/><text:alphabetical-index-mark-start text:id="IMark107546888"/><text:alphabetical-index-mark-start text:id="IMark111649656"/><text:alphabetical-index-mark-start text:id="IMark110936984"/><text:alphabetical-index-mark-start text:id="IMark103209032"/><text:span text:style-name="T93">street</text:span><text:alphabetical-index-mark-end text:id="IMark103209032"/><text:alphabetical-index-mark-end text:id="IMark110936984"/><text:alphabetical-index-mark-end text:id="IMark111649656"/><text:alphabetical-index-mark-end text:id="IMark107546888"/><text:alphabetical-index-mark-end text:id="IMark111667352"/><text:alphabetical-index-mark-end text:id="IMark111586168"/><text:alphabetical-index-mark-end text:id="IMark111818280"/><text:span text:style-name="T93">.</text:span></text:p>
      <text:p text:style-name="P51"/>
      <text:p text:style-name="P51"/>
      <text:h text:style-name="Heading_20_3" text:outline-level="3"><text:bookmark-start text:name="__RefHeading___Toc14424_1079904243"/><text:span text:style-name="T14">2.</text:span><text:span text:style-name="T29">2</text:span><text:span text:style-name="T14">.10.</text:span> Weather.<text:bookmark-end text:name="__RefHeading___Toc14424_1079904243"/></text:h>
      <text:p text:style-name="P51"/>
      <text:p text:style-name="P74">Weather in this region of <text:alphabetical-index-mark-start text:id="IMark110714776"/><text:alphabetical-index-mark-start text:id="IMark110633944"/>Argentina<text:alphabetical-index-mark-end text:id="IMark110633944"/><text:alphabetical-index-mark-end text:id="IMark110714776"/> can reach some extremes: during the austral summer, temperatures reaching almost 40 C are not unheard of, while in winter, -10 C is not unheard of either. Severe storms, heavy rain, hail and even snow do appear, and such occurrences can influence <text:s/>the <text:alphabetical-index-mark-start text:id="IMark103552248"/><text:alphabetical-index-mark-start text:id="IMark111561688"/>number<text:alphabetical-index-mark-end text:id="IMark111561688"/><text:alphabetical-index-mark-end text:id="IMark103552248"/> of <text:alphabetical-index-mark-start text:id="IMark109978376"/><text:alphabetical-index-mark-start text:id="IMark104185592"/>people<text:alphabetical-index-mark-end text:id="IMark104185592"/><text:alphabetical-index-mark-end text:id="IMark109978376"/> on the <text:alphabetical-index-mark-start text:id="IMark111865400"/><text:alphabetical-index-mark-start text:id="IMark109644264"/>street<text:alphabetical-index-mark-end text:id="IMark109644264"/><text:alphabetical-index-mark-end text:id="IMark111865400"/>s.</text:p>
      <text:p text:style-name="P74"/>
      <text:p text:style-name="P74">Thus, during otherwise <text:alphabetical-index-mark-start text:id="IMark111886280"/><text:alphabetical-index-mark-start text:id="IMark111769048"/>norm<text:alphabetical-index-mark-end text:id="IMark111769048"/><text:alphabetical-index-mark-end text:id="IMark111886280"/>al <text:alphabetical-index-mark-start text:id="IMark111243208"/><text:alphabetical-index-mark-start text:id="IMark111875512"/>day<text:alphabetical-index-mark-end text:id="IMark111875512"/><text:alphabetical-index-mark-end text:id="IMark111243208"/>s in which near – <text:alphabetical-index-mark-start text:id="IMark111766520"/><text:alphabetical-index-mark-start text:id="IMark105523256"/>average<text:alphabetical-index-mark-end text:id="IMark105523256"/><text:alphabetical-index-mark-end text:id="IMark111766520"/> <text:alphabetical-index-mark-start text:id="IMark105030744"/><text:alphabetical-index-mark-start text:id="IMark103143400"/>number<text:alphabetical-index-mark-end text:id="IMark103143400"/><text:alphabetical-index-mark-end text:id="IMark105030744"/>s of <text:alphabetical-index-mark-start text:id="IMark102081224"/><text:alphabetical-index-mark-start text:id="IMark109416824"/>pedestrian<text:alphabetical-index-mark-end text:id="IMark109416824"/><text:alphabetical-index-mark-end text:id="IMark102081224"/>s <text:alphabetical-index-mark-start text:id="IMark110547272"/><text:alphabetical-index-mark-start text:id="IMark108866936"/>co<text:alphabetical-index-mark-end text:id="IMark108866936"/><text:alphabetical-index-mark-end text:id="IMark110547272"/>uld be expected, in practice, <text:alphabetical-index-mark-start text:id="IMark111913928"/><text:alphabetical-index-mark-start text:id="IMark111862152"/>number<text:alphabetical-index-mark-end text:id="IMark111862152"/><text:alphabetical-index-mark-end text:id="IMark111913928"/>s more similar to those of weekends or hol<text:alphabetical-index-mark-start text:id="IMark111812024"/><text:alphabetical-index-mark-start text:id="IMark102157448"/>i<text:alphabetical-index-mark-start text:id="IMark106114856"/><text:alphabetical-index-mark-start text:id="IMark103587448"/>d<text:alphabetical-index-mark-end text:id="IMark102157448"/><text:alphabetical-index-mark-end text:id="IMark111812024"/>ay<text:alphabetical-index-mark-end text:id="IMark103587448"/><text:alphabetical-index-mark-end text:id="IMark106114856"/>s be<text:alphabetical-index-mark-start text:id="IMark111662296"/><text:alphabetical-index-mark-start text:id="IMark111332120"/>co<text:alphabetical-index-mark-end text:id="IMark111332120"/><text:alphabetical-index-mark-end text:id="IMark111662296"/>me apparent. </text:p>
      <text:p text:style-name="P74"/>
      <text:p text:style-name="P74">And as<text:alphabetical-index-mark-start text:id="IMark104292904"/><text:alphabetical-index-mark-start text:id="IMark102017832"/>id<text:alphabetical-index-mark-end text:id="IMark102017832"/><text:alphabetical-index-mark-end text:id="IMark104292904"/>e f<text:alphabetical-index-mark-start text:id="IMark110992888"/><text:alphabetical-index-mark-start text:id="IMark111626904"/>ro<text:alphabetical-index-mark-end text:id="IMark111626904"/><text:alphabetical-index-mark-end text:id="IMark110992888"/>m that, <text:span text:style-name="T108">for whatever reason, </text:span><text:alphabetical-index-mark-start text:id="IMark110778392"/><text:alphabetical-index-mark-start text:id="IMark111697976"/><text:span text:style-name="T108">Argentina</text:span><text:alphabetical-index-mark-end text:id="IMark111697976"/><text:alphabetical-index-mark-end text:id="IMark110778392"/><text:span text:style-name="T108"> has a </text:span><text:alphabetical-index-mark-start text:id="IMark111659768"/><text:alphabetical-index-mark-start text:id="IMark111113576"/><text:span text:style-name="T108">significant</text:span><text:alphabetical-index-mark-end text:id="IMark111113576"/><text:alphabetical-index-mark-end text:id="IMark111659768"/><text:span text:style-name="T108"> </text:span><text:alphabetical-index-mark-start text:id="IMark105126776"/><text:alphabetical-index-mark-start text:id="IMark107422552"/><text:span text:style-name="T108">number</text:span><text:alphabetical-index-mark-end text:id="IMark107422552"/><text:alphabetical-index-mark-end text:id="IMark105126776"/><text:span text:style-name="T108"> of </text:span><text:alphabetical-index-mark-start text:id="IMark111611448"/><text:alphabetical-index-mark-start text:id="IMark111583640"/><text:span text:style-name="T108">day</text:span><text:alphabetical-index-mark-end text:id="IMark111583640"/><text:alphabetical-index-mark-end text:id="IMark111611448"/><text:span text:style-name="T108">s in which some event is being </text:span><text:alphabetical-index-mark-start text:id="IMark105581080"/><text:alphabetical-index-mark-start text:id="IMark110660776"/><text:span text:style-name="T108">co</text:span><text:alphabetical-index-mark-end text:id="IMark110660776"/><text:alphabetical-index-mark-end text:id="IMark105581080"/><text:span text:style-name="T108">mmemorated and thus, it translates into a partial or total hol</text:span><text:alphabetical-index-mark-start text:id="IMark103907576"/><text:alphabetical-index-mark-start text:id="IMark111751064"/><text:span text:style-name="T108">i</text:span><text:alphabetical-index-mark-start text:id="IMark111588696"/><text:alphabetical-index-mark-start text:id="IMark106046424"/><text:span text:style-name="T108">d</text:span><text:alphabetical-index-mark-end text:id="IMark111751064"/><text:alphabetical-index-mark-end text:id="IMark103907576"/><text:span text:style-name="T108">ay</text:span><text:alphabetical-index-mark-end text:id="IMark106046424"/><text:alphabetical-index-mark-end text:id="IMark111588696"/><text:span text:style-name="T108">, with an effect on </text:span><text:alphabetical-index-mark-start text:id="IMark106210344"/><text:alphabetical-index-mark-start text:id="IMark110550968"/><text:span text:style-name="T108">pedestrian</text:span><text:alphabetical-index-mark-end text:id="IMark110550968"/><text:alphabetical-index-mark-end text:id="IMark106210344"/><text:span text:style-name="T108">s and </text:span><text:alphabetical-index-mark-start text:id="IMark107184136"/><text:alphabetical-index-mark-start text:id="IMark107814824"/><text:span text:style-name="T108">shop</text:span><text:alphabetical-index-mark-end text:id="IMark107814824"/><text:alphabetical-index-mark-end text:id="IMark107184136"/><text:span text:style-name="T108">pers that is similar to weather – related events.</text:span></text:p>
      <text:p text:style-name="P51"/>
      <text:p text:style-name="P75">Eventual strikes by l<text:alphabetical-index-mark-start text:id="IMark111664824"/><text:alphabetical-index-mark-start text:id="IMark111740952"/>ab<text:alphabetical-index-mark-end text:id="IMark111740952"/><text:alphabetical-index-mark-end text:id="IMark111664824"/>or unions also take place f<text:alphabetical-index-mark-start text:id="IMark104980664"/><text:alphabetical-index-mark-start text:id="IMark111654712"/>ro<text:alphabetical-index-mark-end text:id="IMark111654712"/><text:alphabetical-index-mark-end text:id="IMark104980664"/>m <text:alphabetical-index-mark-start text:id="IMark110084632"/><text:alphabetical-index-mark-start text:id="IMark105401272"/>time<text:alphabetical-index-mark-end text:id="IMark105401272"/><text:alphabetical-index-mark-end text:id="IMark110084632"/> to <text:alphabetical-index-mark-start text:id="IMark107617256"/><text:alphabetical-index-mark-start text:id="IMark104846984"/>time<text:alphabetical-index-mark-end text:id="IMark104846984"/><text:alphabetical-index-mark-end text:id="IMark107617256"/> – Agentin<text:span text:style-name="T116">ea</text:span>ns, like the French <text:alphabetical-index-mark-start text:id="IMark109372824"/><text:alphabetical-index-mark-start text:id="IMark63074888"/>people<text:alphabetical-index-mark-end text:id="IMark63074888"/><text:alphabetical-index-mark-end text:id="IMark109372824"/> -, seem to love to go on strike or p<text:alphabetical-index-mark-start text:id="IMark111720728"/><text:alphabetical-index-mark-start text:id="IMark106876168"/>ro<text:alphabetical-index-mark-end text:id="IMark106876168"/><text:alphabetical-index-mark-end text:id="IMark111720728"/>test. This <text:span text:style-name="T109">usually </text:span>ac<text:alphabetical-index-mark-start text:id="IMark111710616"/><text:alphabetical-index-mark-start text:id="IMark111637016"/><text:alphabetical-index-mark-start text:id="IMark110765656"/><text:alphabetical-index-mark-start text:id="IMark111598808"/>co<text:alphabetical-index-mark-end text:id="IMark111598808"/><text:alphabetical-index-mark-end text:id="IMark110765656"/>unt<text:alphabetical-index-mark-end text:id="IMark111637016"/><text:alphabetical-index-mark-end text:id="IMark111710616"/>s for a <text:alphabetical-index-mark-start text:id="IMark104580616"/><text:alphabetical-index-mark-start text:id="IMark111715672"/>co<text:alphabetical-index-mark-end text:id="IMark111715672"/><text:alphabetical-index-mark-end text:id="IMark104580616"/>uple of <text:alphabetical-index-mark-start text:id="IMark106348600"/><text:alphabetical-index-mark-start text:id="IMark109713208"/>day<text:alphabetical-index-mark-end text:id="IMark109713208"/><text:alphabetical-index-mark-end text:id="IMark106348600"/>s each <text:alphabetical-index-mark-start text:id="IMark111818280"/><text:alphabetical-index-mark-start text:id="IMark111586168"/>year<text:alphabetical-index-mark-end text:id="IMark111586168"/><text:alphabetical-index-mark-end text:id="IMark111818280"/>.</text:p>
      <text:p text:style-name="P51"/>
      <text:p text:style-name="P75"><text:soft-page-break/>These <text:alphabetical-index-mark-start text:id="IMark103209032"/><text:alphabetical-index-mark-start text:id="IMark111682520"/>ab<text:alphabetical-index-mark-end text:id="IMark111682520"/><text:alphabetical-index-mark-end text:id="IMark103209032"/><text:alphabetical-index-mark-start text:id="IMark111644600"/><text:alphabetical-index-mark-start text:id="IMark107580568"/>norm<text:alphabetical-index-mark-end text:id="IMark107580568"/><text:alphabetical-index-mark-end text:id="IMark111644600"/>al <text:alphabetical-index-mark-start text:id="IMark111817080"/><text:alphabetical-index-mark-start text:id="IMark111679992"/>day<text:alphabetical-index-mark-end text:id="IMark111679992"/><text:alphabetical-index-mark-end text:id="IMark111817080"/>s can be noticed in the <text:alphabetical-index-mark-start text:id="IMark108205768"/><text:alphabetical-index-mark-start text:id="IMark111578584"/>data<text:alphabetical-index-mark-end text:id="IMark111578584"/><text:alphabetical-index-mark-end text:id="IMark108205768"/> <text:alphabetical-index-mark-start text:id="IMark111751976"/><text:alphabetical-index-mark-start text:id="IMark111657240"/>co<text:alphabetical-index-mark-end text:id="IMark111657240"/><text:alphabetical-index-mark-end text:id="IMark111751976"/>ntained in <text:alphabetical-index-mark-start text:id="IMark104629560"/><text:alphabetical-index-mark-start text:id="IMark111674936"/><text:span text:style-name="T39">trf_pers</text:span><text:alphabetical-index-mark-end text:id="IMark111674936"/><text:alphabetical-index-mark-end text:id="IMark104629560"/>: week <text:alphabetical-index-mark-start text:id="IMark106277512"/><text:alphabetical-index-mark-start text:id="IMark110424488"/>day<text:alphabetical-index-mark-end text:id="IMark110424488"/><text:alphabetical-index-mark-end text:id="IMark106277512"/>s with <text:alphabetical-index-mark-start text:id="IMark105792488"/><text:alphabetical-index-mark-start text:id="IMark111860344"/>number<text:alphabetical-index-mark-end text:id="IMark111860344"/><text:alphabetical-index-mark-end text:id="IMark105792488"/>s <text:alphabetical-index-mark-start text:id="IMark109644264"/><text:alphabetical-index-mark-start text:id="IMark111865400"/>significant<text:alphabetical-index-mark-end text:id="IMark111865400"/><text:alphabetical-index-mark-end text:id="IMark109644264"/>ly lower than <text:alphabetical-index-mark-start text:id="IMark109978376"/><text:alphabetical-index-mark-start text:id="IMark104185592"/>average<text:alphabetical-index-mark-end text:id="IMark104185592"/><text:alphabetical-index-mark-end text:id="IMark109978376"/> are associated to the <text:span text:style-name="T110">e</text:span>vents described <text:alphabetical-index-mark-start text:id="IMark103552248"/><text:alphabetical-index-mark-start text:id="IMark111561688"/>ab<text:alphabetical-index-mark-end text:id="IMark111561688"/><text:alphabetical-index-mark-end text:id="IMark103552248"/>ove.</text:p>
      <text:p text:style-name="P51"/>
      <text:p text:style-name="P51"/>
      <text:h text:style-name="Heading_20_3" text:outline-level="3"><text:bookmark-start text:name="__RefHeading___Toc14418_1079904243"/>2.<text:span text:style-name="T131">2</text:span>.11. Backups.<text:bookmark-end text:name="__RefHeading___Toc14418_1079904243"/></text:h>
      <text:p text:style-name="P82"/>
      <text:p text:style-name="P82">Remember to always keep a backups of this <text:alphabetical-index-mark-start text:id="IMark108866936"/><text:alphabetical-index-mark-start text:id="IMark102081224"/><text:alphabetical-index-mark-start text:id="IMark109416824"/><text:alphabetical-index-mark-start text:id="IMark105030744"/>data<text:alphabetical-index-mark-end text:id="IMark105030744"/><text:alphabetical-index-mark-end text:id="IMark109416824"/>set<text:alphabetical-index-mark-end text:id="IMark102081224"/><text:alphabetical-index-mark-end text:id="IMark108866936"/>. For all the power of <text:alphabetical-index-mark-start text:id="IMark103143400"/><text:alphabetical-index-mark-start text:id="IMark111766520"/>SQL<text:alphabetical-index-mark-end text:id="IMark111766520"/><text:alphabetical-index-mark-end text:id="IMark103143400"/>, it is rather easy to modify <text:alphabetical-index-mark-start text:id="IMark105523256"/><text:alphabetical-index-mark-start text:id="IMark111243208"/>data<text:alphabetical-index-mark-end text:id="IMark111243208"/><text:alphabetical-index-mark-end text:id="IMark105523256"/> in ways you do not expect whenever your <text:alphabetical-index-mark-start text:id="IMark111875512"/><text:alphabetical-index-mark-start text:id="IMark111886280"/>SQL<text:alphabetical-index-mark-end text:id="IMark111886280"/><text:alphabetical-index-mark-end text:id="IMark111875512"/> snippets are not tho<text:alphabetical-index-mark-start text:id="IMark111769048"/><text:alphabetical-index-mark-start text:id="IMark111748536"/>ro<text:alphabetical-index-mark-end text:id="IMark111748536"/><text:alphabetical-index-mark-end text:id="IMark111769048"/>ughly tested before actual practical use.</text:p>
      <text:p text:style-name="P51"/>
      <text:p text:style-name="P51"/>
      <text:h text:style-name="Heading_20_2" text:outline-level="2"><text:bookmark-start text:name="__RefHeading___Toc14414_1079904243"/>2.3. <text:alphabetical-index-mark-start text:id="IMark102017832"/><text:span text:style-name="T125">Method</text:span><text:alphabetical-index-mark-end text:id="IMark102017832"/><text:span text:style-name="T125">ology</text:span>.<text:bookmark-end text:name="__RefHeading___Toc14414_1079904243"/></text:h>
      <text:p text:style-name="P73"/>
      <text:p text:style-name="P73"><text:span text:style-name="T134">T</text:span>his <text:alphabetical-index-mark-start text:id="IMark105126776"/><text:alphabetical-index-mark-start text:id="IMark107422552"/><text:alphabetical-index-mark-start text:id="IMark111611448"/><text:alphabetical-index-mark-start text:id="IMark111583640"/>data<text:alphabetical-index-mark-end text:id="IMark111583640"/><text:alphabetical-index-mark-end text:id="IMark111611448"/>set<text:alphabetical-index-mark-end text:id="IMark107422552"/><text:alphabetical-index-mark-end text:id="IMark105126776"/> <text:span text:style-name="T134">and the ac</text:span><text:alphabetical-index-mark-start text:id="IMark111746008"/><text:span text:style-name="T134">co</text:span><text:alphabetical-index-mark-end text:id="IMark111746008"/><text:span text:style-name="T134">mpanying </text:span><text:alphabetical-index-mark-start text:id="IMark105581080"/><text:span text:style-name="T134">sql</text:span><text:alphabetical-index-mark-end text:id="IMark105581080"/><text:span text:style-name="T134"> files and Scheme p</text:span><text:alphabetical-index-mark-start text:id="IMark110660776"/><text:span text:style-name="T134">ro</text:span><text:alphabetical-index-mark-end text:id="IMark110660776"/><text:span text:style-name="T134">grams </text:span>can be used regardless of my original assumptions or goals when making it, so they might be irrelevant for most users. However, for those interested <text:span text:style-name="T125">in the </text:span><text:alphabetical-index-mark-start text:id="IMark103907576"/><text:span text:style-name="T125">method</text:span><text:alphabetical-index-mark-end text:id="IMark103907576"/><text:span text:style-name="T125">ology used</text:span>, here are a <text:alphabetical-index-mark-start text:id="IMark111751064"/><text:alphabetical-index-mark-start text:id="IMark111588696"/>co<text:alphabetical-index-mark-end text:id="IMark111588696"/><text:alphabetical-index-mark-end text:id="IMark111751064"/>uple of things to <text:alphabetical-index-mark-start text:id="IMark106046424"/><text:alphabetical-index-mark-start text:id="IMark111050024"/>co<text:alphabetical-index-mark-end text:id="IMark111050024"/><text:alphabetical-index-mark-end text:id="IMark106046424"/>ns<text:alphabetical-index-mark-start text:id="IMark106210344"/><text:alphabetical-index-mark-start text:id="IMark110550968"/>id<text:alphabetical-index-mark-end text:id="IMark110550968"/><text:alphabetical-index-mark-end text:id="IMark106210344"/>er:</text:p>
      <text:p text:style-name="P73"/>
      <text:h text:style-name="Heading_20_3" text:outline-level="3"><text:bookmark-start text:name="__RefHeading___Toc17713_764675598"/>2.3.<text:span text:style-name="T131">1</text:span>. <text:alphabetical-index-mark-start text:id="IMark88541048"/><text:span text:style-name="T132">Market</text:span><text:alphabetical-index-mark-end text:id="IMark88541048"/><text:span text:style-name="T132"> </text:span><text:alphabetical-index-mark-start text:id="IMark107617256"/><text:span text:style-name="T132">home</text:span><text:alphabetical-index-mark-end text:id="IMark107617256"/><text:span text:style-name="T132">geneity</text:span><text:bookmark-end text:name="__RefHeading___Toc17713_764675598"/></text:h>
      <text:p text:style-name="P126"/>
      <text:p text:style-name="P126"><text:alphabetical-index-mark-start text:id="IMark111654712"/>Pedestrian<text:alphabetical-index-mark-end text:id="IMark111654712"/>s <text:span text:style-name="T125">in this </text:span><text:alphabetical-index-mark-start text:id="IMark111664824"/><text:span text:style-name="T125">city</text:span><text:alphabetical-index-mark-end text:id="IMark111664824"/><text:span text:style-name="T125"> </text:span><text:alphabetical-index-mark-start text:id="IMark111740952"/>co<text:alphabetical-index-mark-end text:id="IMark111740952"/>nform a single <text:alphabetical-index-mark-start text:id="IMark111667352"/>market<text:alphabetical-index-mark-end text:id="IMark111667352"/> <text:alphabetical-index-mark-start text:id="IMark111720728"/>segment<text:alphabetical-index-mark-end text:id="IMark111720728"/>. The <text:alphabetical-index-mark-start text:id="IMark106876168"/>city<text:alphabetical-index-mark-end text:id="IMark106876168"/> in question has a population that is fairly <text:alphabetical-index-mark-start text:id="IMark109372824"/>homogeneous<text:alphabetical-index-mark-end text:id="IMark109372824"/> in its in<text:alphabetical-index-mark-start text:id="IMark63074888"/>co<text:alphabetical-index-mark-end text:id="IMark63074888"/>me, being most of its inh<text:alphabetical-index-mark-start text:id="IMark107546888"/>ab<text:alphabetical-index-mark-end text:id="IMark107546888"/>itants among the low to m<text:alphabetical-index-mark-start text:id="IMark111586168"/>id<text:alphabetical-index-mark-end text:id="IMark111586168"/>dle - low in<text:alphabetical-index-mark-start text:id="IMark111818280"/>co<text:alphabetical-index-mark-end text:id="IMark111818280"/>me social and e<text:alphabetical-index-mark-start text:id="IMark106348600"/>co<text:alphabetical-index-mark-end text:id="IMark106348600"/>nomic class. <text:span text:style-name="T125">This is the first assumption of the </text:span><text:alphabetical-index-mark-start text:id="IMark109713208"/><text:span text:style-name="T125">study</text:span><text:alphabetical-index-mark-end text:id="IMark109713208"/><text:span text:style-name="T125">, but it can be verified interpreting national census </text:span><text:alphabetical-index-mark-start text:id="IMark104580616"/><text:span text:style-name="T125">data</text:span><text:alphabetical-index-mark-end text:id="IMark104580616"/><text:span text:style-name="T125">.</text:span></text:p>
      <text:p text:style-name="P84"/>
      <text:p text:style-name="P84"><text:span text:style-name="T125">Ac</text:span><text:alphabetical-index-mark-start text:id="IMark111649656"/><text:span text:style-name="T125">co</text:span><text:alphabetical-index-mark-end text:id="IMark111649656"/><text:span text:style-name="T125">rding to the sa</text:span><text:alphabetical-index-mark-start text:id="IMark109127960"/><text:span text:style-name="T125">id</text:span><text:alphabetical-index-mark-end text:id="IMark109127960"/><text:span text:style-name="T125"> census figures, o</text:span>nly p<text:alphabetical-index-mark-start text:id="IMark111751976"/>ro<text:alphabetical-index-mark-end text:id="IMark111751976"/>fessionals and some <text:alphabetical-index-mark-start text:id="IMark111657240"/>shop<text:alphabetical-index-mark-end text:id="IMark111657240"/> owners <text:span text:style-name="T122">representing </text:span><text:alphabetical-index-mark-start text:id="IMark108205768"/><text:span text:style-name="T122">ab</text:span><text:alphabetical-index-mark-end text:id="IMark108205768"/><text:span text:style-name="T122">out 9.4 per cent of the inh</text:span><text:alphabetical-index-mark-start text:id="IMark111578584"/><text:span text:style-name="T122">ab</text:span><text:alphabetical-index-mark-end text:id="IMark111578584"/><text:span text:style-name="T122">itants</text:span> in the <text:alphabetical-index-mark-start text:id="IMark111817080"/>city<text:alphabetical-index-mark-end text:id="IMark111817080"/> can be <text:alphabetical-index-mark-start text:id="IMark111679992"/><text:alphabetical-index-mark-start text:id="IMark111644600"/>co<text:alphabetical-index-mark-end text:id="IMark111644600"/>unt<text:alphabetical-index-mark-end text:id="IMark111679992"/>ed among the upper social <text:span text:style-name="T122">e</text:span><text:alphabetical-index-mark-start text:id="IMark107580568"/><text:span text:style-name="T122">co</text:span><text:alphabetical-index-mark-end text:id="IMark107580568"/><text:span text:style-name="T122">nomic and educational </text:span>echelons<text:span text:style-name="T6">[6.4.]</text:span>. <text:span text:style-name="T123">Illiteracy is low, at 2.3 per cent, ac</text:span><text:alphabetical-index-mark-start text:id="IMark103209032"/><text:span text:style-name="T123">co</text:span><text:alphabetical-index-mark-end text:id="IMark103209032"/><text:span text:style-name="T123">rding to the same sources.</text:span></text:p>
      <text:p text:style-name="P83"/>
      <text:p text:style-name="P117"><text:span text:style-name="T66">Ac</text:span><text:alphabetical-index-mark-start text:id="IMark104629560"/><text:span text:style-name="T66">co</text:span><text:alphabetical-index-mark-end text:id="IMark104629560"/><text:span text:style-name="T66">rding to the 2010 census – </text:span><text:span text:style-name="T69">which is the latest as of this writing -</text:span><text:span text:style-name="T66"> the </text:span><text:alphabetical-index-mark-start text:id="IMark111674936"/><text:span text:style-name="T66">city</text:span><text:alphabetical-index-mark-end text:id="IMark111674936"/><text:span text:style-name="T66"> has </text:span>230.208<text:span text:style-name="T66"> inh</text:span><text:alphabetical-index-mark-start text:id="IMark110633944"/><text:span text:style-name="T66">ab</text:span><text:alphabetical-index-mark-end text:id="IMark110633944"/><text:span text:style-name="T66">itants</text:span><text:span text:style-name="T9">[6.4.]</text:span><text:span text:style-name="T120"> </text:span><text:span text:style-name="T121">living in 56.007 </text:span><text:alphabetical-index-mark-start text:id="IMark111561688"/><text:span text:style-name="T121">home</text:span><text:alphabetical-index-mark-end text:id="IMark111561688"/><text:span text:style-name="T121">s, of which 56 per cent are </text:span><text:alphabetical-index-mark-start text:id="IMark103552248"/><text:span text:style-name="T121">home</text:span><text:alphabetical-index-mark-end text:id="IMark103552248"/><text:span text:style-name="T121">s in good </text:span><text:alphabetical-index-mark-start text:id="IMark111842648"/><text:span text:style-name="T121">co</text:span><text:alphabetical-index-mark-end text:id="IMark111842648"/><text:span text:style-name="T121">nditions while the remaining 44 per cent of the total </text:span><text:alphabetical-index-mark-start text:id="IMark107736376"/><text:span text:style-name="T121">number</text:span><text:alphabetical-index-mark-end text:id="IMark107736376"/><text:span text:style-name="T121"> of houses present some sort or another short</text:span><text:alphabetical-index-mark-start text:id="IMark111581112"/><text:span text:style-name="T121">co</text:span><text:alphabetical-index-mark-end text:id="IMark111581112"/><text:span text:style-name="T121">mings. </text:span></text:p>
      <text:p text:style-name="P134"/>
      <text:p text:style-name="P118"><text:span text:style-name="T68">By</text:span><text:span text:style-name="T66"> 2019 the </text:span><text:alphabetical-index-mark-start text:id="IMark102965464"/><text:span text:style-name="T66">number</text:span><text:alphabetical-index-mark-end text:id="IMark102965464"/><text:span text:style-name="T66"> of inh</text:span><text:alphabetical-index-mark-start text:id="IMark110540728"/><text:span text:style-name="T66">ab</text:span><text:alphabetical-index-mark-end text:id="IMark110540728"/><text:span text:style-name="T66">itants of the </text:span><text:alphabetical-index-mark-start text:id="IMark102017832"/><text:span text:style-name="T66">city</text:span><text:alphabetical-index-mark-end text:id="IMark102017832"/><text:span text:style-name="T66"> has visibly increased, plus the presence of </text:span><text:alphabetical-index-mark-start text:id="IMark111697976"/><text:span text:style-name="T66">people</text:span><text:alphabetical-index-mark-end text:id="IMark111697976"/><text:span text:style-name="T66"> f</text:span><text:alphabetical-index-mark-start text:id="IMark110778392"/><text:span text:style-name="T66">ro</text:span><text:alphabetical-index-mark-end text:id="IMark110778392"/><text:span text:style-name="T66">m nearby </text:span><text:alphabetical-index-mark-start text:id="IMark111113576"/><text:span text:style-name="T66">town</text:span><text:alphabetical-index-mark-end text:id="IMark111113576"/><text:span text:style-name="T66">s that travel more or less frequently to </text:span><text:alphabetical-index-mark-start text:id="IMark111659768"/><text:span text:style-name="T66">Jose C. Paz</text:span><text:alphabetical-index-mark-end text:id="IMark111659768"/><text:span text:style-name="T66"> to </text:span><text:alphabetical-index-mark-start text:id="IMark107184136"/><text:span text:style-name="T66">study</text:span><text:alphabetical-index-mark-end text:id="IMark107184136"/><text:span text:style-name="T66">, run errands, work, </text:span><text:soft-page-break/><text:span text:style-name="T66">receive medical tre</text:span><text:alphabetical-index-mark-start text:id="IMark105126776"/><text:span text:style-name="T66">atm</text:span><text:alphabetical-index-mark-end text:id="IMark105126776"/><text:span text:style-name="T66">ent, </text:span><text:span text:style-name="T67"><text:s/>also increases the</text:span><text:span text:style-name="T66"> </text:span><text:span text:style-name="T67">base on which </text:span><text:alphabetical-index-mark-start text:id="IMark107422552"/><text:span text:style-name="T67">pedestrian</text:span><text:alphabetical-index-mark-end text:id="IMark107422552"/><text:span text:style-name="T67"> transit is to be measured. </text:span><text:span text:style-name="T68">Only after the </text:span><text:alphabetical-index-mark-start text:id="IMark111611448"/><text:span text:style-name="T68">data</text:span><text:alphabetical-index-mark-end text:id="IMark111611448"/><text:span text:style-name="T68"> of the 2020 census the </text:span><text:alphabetical-index-mark-start text:id="IMark111583640"/><text:span text:style-name="T68">real</text:span><text:alphabetical-index-mark-end text:id="IMark111583640"/><text:span text:style-name="T68"> magnitude of this increment will be known.</text:span></text:p>
      <text:p text:style-name="P122"/>
      <text:p text:style-name="P87">This means that in general, save the <text:alphabetical-index-mark-start text:id="IMark109713208"/>co<text:alphabetical-index-mark-end text:id="IMark109713208"/>llege – level population, the inh<text:alphabetical-index-mark-start text:id="IMark104580616"/>ab<text:alphabetical-index-mark-end text:id="IMark104580616"/>itants of the <text:alphabetical-index-mark-start text:id="IMark110765656"/>city<text:alphabetical-index-mark-end text:id="IMark110765656"/> can be <text:alphabetical-index-mark-start text:id="IMark111637016"/>co<text:alphabetical-index-mark-end text:id="IMark111637016"/>ns<text:alphabetical-index-mark-start text:id="IMark110936984"/>id<text:alphabetical-index-mark-end text:id="IMark110936984"/>ered as a single social and e<text:alphabetical-index-mark-start text:id="IMark111598808"/>co<text:alphabetical-index-mark-end text:id="IMark111598808"/>nomic g<text:alphabetical-index-mark-start text:id="IMark105861560"/>ro<text:alphabetical-index-mark-end text:id="IMark105861560"/>up with the same buying potential as <text:alphabetical-index-mark-start text:id="IMark111682520"/>customer<text:alphabetical-index-mark-end text:id="IMark111682520"/>s.</text:p>
      <text:p text:style-name="P87"/>
      <text:p text:style-name="P87"/>
      <text:h text:style-name="Heading_20_3" text:outline-level="3"><text:bookmark-start text:name="__RefHeading___Toc17715_764675598"/>2.3.2. Estimation of <text:alphabetical-index-mark-start text:id="IMark109978376"/>market<text:alphabetical-index-mark-end text:id="IMark109978376"/> <text:alphabetical-index-mark-start text:id="IMark111578584"/><text:alphabetical-index-mark-start text:id="IMark111679992"/>value<text:alphabetical-index-mark-end text:id="IMark111679992"/><text:alphabetical-index-mark-end text:id="IMark111578584"/>.<text:bookmark-end text:name="__RefHeading___Toc17715_764675598"/></text:h>
      <text:p text:style-name="P124"/>
      <text:p text:style-name="P124"><text:span text:style-name="T124">Ac</text:span><text:alphabetical-index-mark-start text:id="IMark107580568"/><text:span text:style-name="T124">co</text:span><text:alphabetical-index-mark-end text:id="IMark107580568"/><text:span text:style-name="T124">rding to </text:span><text:span text:style-name="T27">[2.3.1.]</text:span><text:span text:style-name="T124"> it is possible to ascertain the p</text:span><text:alphabetical-index-mark-start text:id="IMark104185592"/><text:span text:style-name="T124">ro</text:span><text:alphabetical-index-mark-end text:id="IMark104185592"/><text:span text:style-name="T124">fit</text:span><text:alphabetical-index-mark-start text:id="IMark109644264"/><text:span text:style-name="T124">ab</text:span><text:alphabetical-index-mark-end text:id="IMark109644264"/><text:span text:style-name="T124">ility and thus the </text:span><text:alphabetical-index-mark-start text:id="IMark111865400"/><text:span text:style-name="T124">market</text:span><text:alphabetical-index-mark-end text:id="IMark111865400"/><text:span text:style-name="T124"> </text:span><text:alphabetical-index-mark-start text:id="IMark103209032"/><text:alphabetical-index-mark-start text:id="IMark111860344"/><text:span text:style-name="T124">value</text:span><text:alphabetical-index-mark-end text:id="IMark111860344"/><text:alphabetical-index-mark-end text:id="IMark103209032"/><text:span text:style-name="T124"> of a </text:span><text:alphabetical-index-mark-start text:id="IMark105792488"/><text:alphabetical-index-mark-start text:id="IMark110424488"/><text:span text:style-name="T124">co</text:span><text:alphabetical-index-mark-end text:id="IMark110424488"/><text:span text:style-name="T124">mmercial</text:span><text:alphabetical-index-mark-end text:id="IMark105792488"/><text:span text:style-name="T124"> </text:span><text:alphabetical-index-mark-start text:id="IMark106277512"/><text:span text:style-name="T124">p</text:span><text:alphabetical-index-mark-start text:id="IMark103826040"/><text:span text:style-name="T124">ro</text:span><text:alphabetical-index-mark-end text:id="IMark103826040"/><text:span text:style-name="T124">perty</text:span><text:alphabetical-index-mark-end text:id="IMark106277512"/><text:span text:style-name="T124"> in the </text:span><text:alphabetical-index-mark-start text:id="IMark111662296"/><text:span text:style-name="T124">city</text:span><text:alphabetical-index-mark-end text:id="IMark111662296"/><text:span text:style-name="T124"> based solely on the </text:span><text:alphabetical-index-mark-start text:id="IMark111332120"/><text:span text:style-name="T124">number</text:span><text:alphabetical-index-mark-end text:id="IMark111332120"/><text:span text:style-name="T124"> of </text:span><text:alphabetical-index-mark-start text:id="IMark104629560"/><text:span text:style-name="T124">pedestrian</text:span><text:alphabetical-index-mark-end text:id="IMark104629560"/><text:span text:style-name="T124">s passing nearby or directly in f</text:span><text:alphabetical-index-mark-start text:id="IMark103587448"/><text:span text:style-name="T124">ro</text:span><text:alphabetical-index-mark-end text:id="IMark103587448"/><text:span text:style-name="T124">nt of the sa</text:span><text:alphabetical-index-mark-start text:id="IMark106114856"/><text:span text:style-name="T124">id</text:span><text:alphabetical-index-mark-end text:id="IMark106114856"/><text:span text:style-name="T124"> </text:span><text:alphabetical-index-mark-start text:id="IMark111812024"/><text:span text:style-name="T124">p</text:span><text:alphabetical-index-mark-start text:id="IMark111913928"/><text:span text:style-name="T124">ro</text:span><text:alphabetical-index-mark-end text:id="IMark111913928"/><text:span text:style-name="T124">perty</text:span><text:alphabetical-index-mark-end text:id="IMark111812024"/><text:span text:style-name="T124">, since the buying power of 90.6 per cent of the population is fairly similar, while the buying power of the remaining 9.4 per cent is higher.</text:span></text:p>
      <text:p text:style-name="P87"/>
      <text:p text:style-name="P88">The se<text:alphabetical-index-mark-start text:id="IMark111561688"/>co<text:alphabetical-index-mark-end text:id="IMark111561688"/>nd assumption, or rule, of this <text:alphabetical-index-mark-start text:id="IMark105523256"/>study<text:alphabetical-index-mark-end text:id="IMark105523256"/> is thus that based on the first rule, the more <text:alphabetical-index-mark-start text:id="IMark111243208"/>pedestrian<text:alphabetical-index-mark-end text:id="IMark111243208"/>s present on one <text:alphabetical-index-mark-start text:id="IMark103552248"/>street<text:alphabetical-index-mark-end text:id="IMark103552248"/> <text:alphabetical-index-mark-start text:id="IMark103143400"/>block<text:alphabetical-index-mark-end text:id="IMark103143400"/> on <text:alphabetical-index-mark-start text:id="IMark111766520"/>average<text:alphabetical-index-mark-end text:id="IMark111766520"/>, the more valu<text:alphabetical-index-mark-start text:id="IMark111842648"/>ab<text:alphabetical-index-mark-end text:id="IMark111842648"/>le the <text:alphabetical-index-mark-start text:id="IMark108866936"/><text:alphabetical-index-mark-start text:id="IMark102081224"/>co<text:alphabetical-index-mark-end text:id="IMark102081224"/>mmercial<text:alphabetical-index-mark-end text:id="IMark108866936"/> <text:alphabetical-index-mark-start text:id="IMark107736376"/>p<text:alphabetical-index-mark-start text:id="IMark109416824"/>ro<text:alphabetical-index-mark-end text:id="IMark109416824"/>perty<text:alphabetical-index-mark-end text:id="IMark107736376"/> is there.</text:p>
      <text:p text:style-name="P50"/>
      <text:p text:style-name="P50"/>
      <text:h text:style-name="Heading_20_3" text:outline-level="3"><text:bookmark-start text:name="__RefHeading___Toc17717_764675598"/>2.3.3. <text:span text:style-name="T133">Goals.</text:span><text:bookmark-end text:name="__RefHeading___Toc17717_764675598"/></text:h>
      <text:p text:style-name="P127"/>
      <text:p text:style-name="P127">Therefore, the <text:alphabetical-index-mark-start text:id="IMark103907576"/>study<text:alphabetical-index-mark-end text:id="IMark103907576"/> sought to est<text:alphabetical-index-mark-start text:id="IMark110540728"/>ab<text:alphabetical-index-mark-end text:id="IMark110540728"/>lish:</text:p>
      <text:p text:style-name="P88"/>
      <text:p text:style-name="P89">2.3.3.1. The <text:span text:style-name="T129">overall </text:span><text:alphabetical-index-mark-start text:id="IMark106046424"/>average<text:alphabetical-index-mark-end text:id="IMark106046424"/> <text:alphabetical-index-mark-start text:id="IMark111050024"/><text:alphabetical-index-mark-start text:id="IMark111697976"/>value<text:alphabetical-index-mark-end text:id="IMark111697976"/><text:alphabetical-index-mark-end text:id="IMark111050024"/> of <text:alphabetical-index-mark-start text:id="IMark111751064"/><text:alphabetical-index-mark-start text:id="IMark111588696"/>co<text:alphabetical-index-mark-end text:id="IMark111588696"/>mmercial<text:alphabetical-index-mark-end text:id="IMark111751064"/> <text:alphabetical-index-mark-start text:id="IMark110778392"/>p<text:alphabetical-index-mark-start text:id="IMark111613976"/>ro<text:alphabetical-index-mark-end text:id="IMark111613976"/>perties<text:alphabetical-index-mark-end text:id="IMark110778392"/> being sold in the area of interest of the <text:alphabetical-index-mark-start text:id="IMark105841608"/>study<text:alphabetical-index-mark-end text:id="IMark105841608"/>, measured in <text:alphabetical-index-mark-start text:id="IMark111113576"/>dollar<text:alphabetical-index-mark-end text:id="IMark111113576"/>s per <text:alphabetical-index-mark-start text:id="IMark107479416"/>square<text:alphabetical-index-mark-end text:id="IMark107479416"/> <text:alphabetical-index-mark-start text:id="IMark88541048"/>meter<text:alphabetical-index-mark-end text:id="IMark88541048"/> of edified surface <text:span text:style-name="T129">(</text:span><text:span text:style-name="T56">Vo</text:span><text:span text:style-name="T129">)</text:span>. For this purpose, <text:alphabetical-index-mark-start text:id="IMark111659768"/>data<text:alphabetical-index-mark-end text:id="IMark111659768"/> f<text:alphabetical-index-mark-start text:id="IMark107617256"/>ro<text:alphabetical-index-mark-end text:id="IMark107617256"/>m published <text:alphabetical-index-mark-start text:id="IMark110084632"/>real<text:alphabetical-index-mark-end text:id="IMark110084632"/> <text:alphabetical-index-mark-start text:id="IMark107184136"/>estate<text:alphabetical-index-mark-end text:id="IMark107184136"/> offers would be gathered and sorted, and then the <text:alphabetical-index-mark-start text:id="IMark104846984"/>average<text:alphabetical-index-mark-end text:id="IMark104846984"/> <text:alphabetical-index-mark-start text:id="IMark104980664"/><text:alphabetical-index-mark-start text:id="IMark105401272"/>value<text:alphabetical-index-mark-end text:id="IMark105401272"/><text:alphabetical-index-mark-end text:id="IMark104980664"/> per <text:alphabetical-index-mark-start text:id="IMark105126776"/>square<text:alphabetical-index-mark-end text:id="IMark105126776"/> <text:alphabetical-index-mark-start text:id="IMark107651096"/>meter<text:alphabetical-index-mark-end text:id="IMark107651096"/> of edified would be calculated.</text:p>
      <text:p text:style-name="P88"/>
      <text:p text:style-name="P88"/>
      <text:p text:style-name="P88">2.3.3.2. Then, for each <text:alphabetical-index-mark-start text:id="IMark107546888"/>street<text:alphabetical-index-mark-end text:id="IMark107546888"/> <text:alphabetical-index-mark-start text:id="IMark111611448"/>block<text:alphabetical-index-mark-end text:id="IMark111611448"/> of interest, <text:alphabetical-index-mark-start text:id="IMark63074888"/>average<text:alphabetical-index-mark-end text:id="IMark63074888"/> <text:alphabetical-index-mark-start text:id="IMark109372824"/>number<text:alphabetical-index-mark-end text:id="IMark109372824"/>s of <text:alphabetical-index-mark-start text:id="IMark111583640"/>pedestrian<text:alphabetical-index-mark-end text:id="IMark111583640"/>s <text:span text:style-name="T128">(</text:span><text:span text:style-name="T55">Pb</text:span><text:span text:style-name="T128">)</text:span> would be obtained by <text:alphabetical-index-mark-start text:id="IMark106876168"/>sampling<text:alphabetical-index-mark-end text:id="IMark106876168"/> those <text:alphabetical-index-mark-start text:id="IMark111667352"/>block<text:alphabetical-index-mark-end text:id="IMark111667352"/>s on as much oc<text:span text:style-name="T126">c</text:span>asions as possible to gain <text:alphabetical-index-mark-start text:id="IMark111720728"/>statistic<text:alphabetical-index-mark-end text:id="IMark111720728"/>al <text:alphabetical-index-mark-start text:id="IMark111710616"/>co<text:alphabetical-index-mark-end text:id="IMark111710616"/>nf<text:alphabetical-index-mark-start text:id="IMark111740952"/>id<text:alphabetical-index-mark-end text:id="IMark111740952"/>ence on the results.</text:p>
      <text:p text:style-name="P88"/>
      <text:p text:style-name="P88"/>
      <text:p text:style-name="P88"><text:soft-page-break/>2.3.3.3. <text:span text:style-name="T126">An </text:span><text:alphabetical-index-mark-start text:id="IMark109713208"/><text:span text:style-name="T126">average</text:span><text:alphabetical-index-mark-end text:id="IMark109713208"/><text:span text:style-name="T126"> </text:span><text:alphabetical-index-mark-start text:id="IMark111649656"/><text:span text:style-name="T126">number</text:span><text:alphabetical-index-mark-end text:id="IMark111649656"/><text:span text:style-name="T126"> of </text:span><text:alphabetical-index-mark-start text:id="IMark109127960"/><text:span text:style-name="T126">pedestrian</text:span><text:alphabetical-index-mark-end text:id="IMark109127960"/><text:span text:style-name="T126">s for the overall </text:span><text:alphabetical-index-mark-start text:id="IMark110714776"/><text:span text:style-name="T126">zone</text:span><text:alphabetical-index-mark-end text:id="IMark110714776"/><text:span text:style-name="T126"> (</text:span><text:span text:style-name="T54">Po</text:span><text:span text:style-name="T126">) would be calculated.</text:span></text:p>
      <text:p text:style-name="P88"/>
      <text:p text:style-name="P88"/>
      <text:p text:style-name="P90">2.3.3.4. Then, based on <text:span text:style-name="T55">Po</text:span> <text:span text:style-name="T128">as </text:span>calculated in <text:span text:style-name="T14">[</text:span><text:span text:style-name="T28">2.3.3.3.</text:span><text:span text:style-name="T14">]</text:span> and <text:span text:style-name="T129">the </text:span><text:span text:style-name="T56">Pb</text:span><text:span text:style-name="T129"> </text:span><text:alphabetical-index-mark-start text:id="IMark111674936"/><text:alphabetical-index-mark-start text:id="IMark107580568"/><text:span text:style-name="T129">value</text:span><text:alphabetical-index-mark-end text:id="IMark107580568"/><text:alphabetical-index-mark-end text:id="IMark111674936"/><text:span text:style-name="T129">s for</text:span> <text:span text:style-name="T128">all and each </text:span><text:alphabetical-index-mark-start text:id="IMark102157448"/><text:span text:style-name="T128">street</text:span><text:alphabetical-index-mark-end text:id="IMark102157448"/><text:span text:style-name="T128"> and </text:span><text:alphabetical-index-mark-start text:id="IMark110547272"/><text:span text:style-name="T128">block</text:span><text:alphabetical-index-mark-end text:id="IMark110547272"/><text:span text:style-name="T128"> </text:span>obtained as described in <text:span text:style-name="T14">[</text:span><text:span text:style-name="T28">2.3.3.3.</text:span><text:span text:style-name="T14">]</text:span> <text:span text:style-name="T127">in addition</text:span> <text:span text:style-name="T129">to </text:span><text:span text:style-name="T56">Vo</text:span> as described in <text:span text:style-name="T14">[</text:span><text:span text:style-name="T28">2.3.3.1.</text:span><text:span text:style-name="T14">]</text:span>, <text:span text:style-name="T127">would be used to calculate the </text:span><text:alphabetical-index-mark-start text:id="IMark104185592"/><text:alphabetical-index-mark-start text:id="IMark109644264"/><text:span text:style-name="T127">value</text:span><text:alphabetical-index-mark-end text:id="IMark109644264"/><text:alphabetical-index-mark-end text:id="IMark104185592"/><text:span text:style-name="T127"> of each </text:span><text:alphabetical-index-mark-start text:id="IMark111862152"/><text:span text:style-name="T127">square</text:span><text:alphabetical-index-mark-end text:id="IMark111862152"/><text:span text:style-name="T127"> </text:span><text:alphabetical-index-mark-start text:id="IMark111865400"/><text:span text:style-name="T127">meter</text:span><text:alphabetical-index-mark-end text:id="IMark111865400"/><text:span text:style-name="T127"> of </text:span><text:alphabetical-index-mark-start text:id="IMark103209032"/><text:span text:style-name="T127">p</text:span><text:alphabetical-index-mark-start text:id="IMark111860344"/><text:span text:style-name="T127">ro</text:span><text:alphabetical-index-mark-end text:id="IMark111860344"/><text:span text:style-name="T127">perty</text:span><text:alphabetical-index-mark-end text:id="IMark103209032"/><text:span text:style-name="T127"> per </text:span><text:alphabetical-index-mark-start text:id="IMark110424488"/><text:span text:style-name="T127">block</text:span><text:alphabetical-index-mark-end text:id="IMark110424488"/><text:span text:style-name="T127"> (</text:span><text:span text:style-name="T57">Vb</text:span><text:span text:style-name="T127">) with regards to </text:span><text:span text:style-name="T57">Vo</text:span><text:span text:style-name="T127">, depending on how much more or less </text:span><text:alphabetical-index-mark-start text:id="IMark105792488"/><text:span text:style-name="T127">pedestrian</text:span><text:alphabetical-index-mark-end text:id="IMark105792488"/><text:span text:style-name="T127">s are found on each </text:span><text:alphabetical-index-mark-start text:id="IMark103826040"/><text:span text:style-name="T127">city</text:span><text:alphabetical-index-mark-end text:id="IMark103826040"/><text:span text:style-name="T127"> </text:span><text:alphabetical-index-mark-start text:id="IMark106277512"/><text:span text:style-name="T127">block</text:span><text:alphabetical-index-mark-end text:id="IMark106277512"/><text:span text:style-name="T127"> (</text:span><text:span text:style-name="T57">Pb</text:span><text:span text:style-name="T127">) with respect to </text:span><text:span text:style-name="T57">P</text:span><text:span text:style-name="T58">o</text:span><text:span text:style-name="T127">.</text:span></text:p>
      <text:p text:style-name="P48"/>
      <text:p text:style-name="P48"/>
      <text:h text:style-name="Heading_20_3" text:outline-level="3"><text:bookmark-start text:name="__RefHeading___Toc17721_764675598"/>2.3.4. Results.<text:bookmark-end text:name="__RefHeading___Toc17721_764675598"/></text:h>
      <text:p text:style-name="P132"/>
      <text:p text:style-name="P130">A described <text:alphabetical-index-mark-start text:id="IMark110660776"/>ab<text:alphabetical-index-mark-end text:id="IMark110660776"/>ove, this <text:alphabetical-index-mark-start text:id="IMark102965464"/>method<text:alphabetical-index-mark-end text:id="IMark102965464"/>ology offers a more precise <text:alphabetical-index-mark-start text:id="IMark103907576"/>market<text:alphabetical-index-mark-end text:id="IMark103907576"/> valuation for a given <text:alphabetical-index-mark-start text:id="IMark110540728"/>block<text:alphabetical-index-mark-end text:id="IMark110540728"/> (<text:span text:style-name="T39">Vb</text:span>) than traditional ones<text:span text:style-name="T2">[6.</text:span><text:span text:style-name="T7">5</text:span><text:span text:style-name="T2">.][6.</text:span><text:span text:style-name="T7">6</text:span><text:span text:style-name="T2">.][6.</text:span><text:span text:style-name="T7">7</text:span><text:span text:style-name="T2">.]</text:span> if:</text:p>
      <text:p text:style-name="P130"/>
      <text:p text:style-name="P130">2.3.<text:span text:style-name="T135">4</text:span>.1. The <text:alphabetical-index-mark-start text:id="IMark111050024"/>sale<text:alphabetical-index-mark-end text:id="IMark111050024"/>s <text:alphabetical-index-mark-start text:id="IMark111697976"/><text:alphabetical-index-mark-start text:id="IMark106046424"/>value<text:alphabetical-index-mark-end text:id="IMark106046424"/><text:alphabetical-index-mark-end text:id="IMark111697976"/>s of <text:alphabetical-index-mark-start text:id="IMark111715672"/><text:alphabetical-index-mark-start text:id="IMark105126776"/>co<text:alphabetical-index-mark-end text:id="IMark105126776"/>mmercial<text:alphabetical-index-mark-end text:id="IMark111715672"/> <text:alphabetical-index-mark-start text:id="IMark107651096"/>p<text:alphabetical-index-mark-start text:id="IMark104980664"/>ro<text:alphabetical-index-mark-end text:id="IMark104980664"/>perties<text:alphabetical-index-mark-end text:id="IMark107651096"/> in the same area can be est<text:alphabetical-index-mark-start text:id="IMark105401272"/>ab<text:alphabetical-index-mark-end text:id="IMark105401272"/>lished and the <text:alphabetical-index-mark-start text:id="IMark104846984"/>average<text:alphabetical-index-mark-end text:id="IMark104846984"/> <text:alphabetical-index-mark-start text:id="IMark107184136"/><text:alphabetical-index-mark-start text:id="IMark110084632"/>value<text:alphabetical-index-mark-end text:id="IMark110084632"/><text:alphabetical-index-mark-end text:id="IMark107184136"/> of all of them (<text:span text:style-name="T39">Vo</text:span>) can thus be obtained.</text:p>
      <text:p text:style-name="P130"/>
      <text:p text:style-name="P130"/>
      <text:p text:style-name="P130">2.3.<text:span text:style-name="T135">4</text:span>.2. <text:s/>The <text:alphabetical-index-mark-start text:id="IMark111583640"/>number<text:alphabetical-index-mark-end text:id="IMark111583640"/>s of <text:alphabetical-index-mark-start text:id="IMark109372824"/>pedestrian<text:alphabetical-index-mark-end text:id="IMark109372824"/>s per <text:alphabetical-index-mark-start text:id="IMark63074888"/>block<text:alphabetical-index-mark-end text:id="IMark63074888"/> can be obtained and thus, <text:span text:style-name="T39">Po</text:span> and <text:span text:style-name="T39">Pb</text:span> <text:alphabetical-index-mark-start text:id="IMark111611448"/><text:alphabetical-index-mark-start text:id="IMark107546888"/>value<text:alphabetical-index-mark-end text:id="IMark107546888"/><text:alphabetical-index-mark-end text:id="IMark111611448"/>s can be calculated.</text:p>
      <text:p text:style-name="P129"/>
      <text:p text:style-name="P129"/>
      <text:p text:style-name="P130">Since this <text:alphabetical-index-mark-start text:id="IMark111720728"/>method<text:alphabetical-index-mark-end text:id="IMark111720728"/> achieves <text:span text:style-name="T14">[2.3.</text:span><text:span text:style-name="T30">4</text:span><text:span text:style-name="T14">.1.]</text:span> and <text:span text:style-name="T14">[2.3.</text:span><text:span text:style-name="T30">4</text:span><text:span text:style-name="T14">.2.]</text:span> we can <text:alphabetical-index-mark-start text:id="IMark111637016"/>co<text:alphabetical-index-mark-end text:id="IMark111637016"/>nclude that the <text:alphabetical-index-mark-start text:id="IMark110936984"/>method<text:alphabetical-index-mark-end text:id="IMark110936984"/>ology developed for <text:alphabetical-index-mark-start text:id="IMark104580616"/>co<text:alphabetical-index-mark-end text:id="IMark104580616"/>nstructing this <text:alphabetical-index-mark-start text:id="IMark110765656"/><text:alphabetical-index-mark-start text:id="IMark111751976"/>data<text:alphabetical-index-mark-end text:id="IMark111751976"/>set<text:alphabetical-index-mark-end text:id="IMark110765656"/> can be effective to est<text:alphabetical-index-mark-start text:id="IMark109713208"/>ab<text:alphabetical-index-mark-end text:id="IMark109713208"/>lish the <text:alphabetical-index-mark-start text:id="IMark111649656"/>market<text:alphabetical-index-mark-end text:id="IMark111649656"/> <text:alphabetical-index-mark-start text:id="IMark109127960"/><text:alphabetical-index-mark-start text:id="IMark111657240"/>value<text:alphabetical-index-mark-end text:id="IMark111657240"/><text:alphabetical-index-mark-end text:id="IMark109127960"/> of a <text:alphabetical-index-mark-start text:id="IMark110714776"/><text:alphabetical-index-mark-start text:id="IMark111679992"/>co<text:alphabetical-index-mark-end text:id="IMark111679992"/>mmercial<text:alphabetical-index-mark-end text:id="IMark110714776"/> <text:alphabetical-index-mark-start text:id="IMark109978376"/>p<text:alphabetical-index-mark-start text:id="IMark111578584"/>ro<text:alphabetical-index-mark-end text:id="IMark111578584"/>perty<text:alphabetical-index-mark-end text:id="IMark109978376"/> based on current <text:alphabetical-index-mark-start text:id="IMark111817080"/>p<text:alphabetical-index-mark-start text:id="IMark108205768"/>ro<text:alphabetical-index-mark-end text:id="IMark108205768"/>perty<text:alphabetical-index-mark-end text:id="IMark111817080"/> <text:alphabetical-index-mark-start text:id="IMark109224872"/><text:alphabetical-index-mark-start text:id="IMark111644600"/>value<text:alphabetical-index-mark-end text:id="IMark111644600"/><text:alphabetical-index-mark-end text:id="IMark109224872"/>s and the demography of the area of interest.</text:p>
      <text:h text:style-name="P142" text:outline-level="1"><text:bookmark-start text:name="__RefHeading___Toc781_180202276"/>3. <text:alphabetical-index-mark-start text:id="IMark111674936"/><text:alphabetical-index-mark-start text:id="IMark102157448"/><text:alphabetical-index-mark-start text:id="IMark110547272"/><text:alphabetical-index-mark-start text:id="IMark106114856"/><text:alphabetical-index-mark-start text:id="IMark111913928"/><text:alphabetical-index-mark-start text:id="IMark111812024"/>Development<text:alphabetical-index-mark-end text:id="IMark111812024"/><text:alphabetical-index-mark-end text:id="IMark111913928"/><text:alphabetical-index-mark-end text:id="IMark106114856"/><text:alphabetical-index-mark-end text:id="IMark110547272"/><text:alphabetical-index-mark-end text:id="IMark102157448"/><text:alphabetical-index-mark-end text:id="IMark111674936"/>.<text:bookmark-end text:name="__RefHeading___Toc781_180202276"/></text:h>
      <text:p text:style-name="P3"/>
      <text:p text:style-name="P10">Regarding the <text:alphabetical-index-mark-start text:id="IMark111886280"/><text:alphabetical-index-mark-start text:id="IMark111875512"/><text:alphabetical-index-mark-start text:id="IMark109416824"/><text:alphabetical-index-mark-start text:id="IMark104185592"/><text:alphabetical-index-mark-start text:id="IMark109644264"/><text:alphabetical-index-mark-start text:id="IMark111862152"/><text:alphabetical-index-mark-start text:id="IMark111865400"/><text:alphabetical-index-mark-start text:id="IMark111860344"/><text:alphabetical-index-mark-start text:id="IMark103209032"/>number<text:alphabetical-index-mark-end text:id="IMark103209032"/><text:alphabetical-index-mark-end text:id="IMark111860344"/><text:alphabetical-index-mark-end text:id="IMark111865400"/><text:alphabetical-index-mark-end text:id="IMark111862152"/><text:alphabetical-index-mark-end text:id="IMark109644264"/><text:alphabetical-index-mark-end text:id="IMark104185592"/><text:alphabetical-index-mark-end text:id="IMark109416824"/><text:alphabetical-index-mark-end text:id="IMark111875512"/><text:alphabetical-index-mark-end text:id="IMark111886280"/>s representing <text:alphabetical-index-mark-start text:id="IMark110424488"/><text:alphabetical-index-mark-start text:id="IMark107736376"/><text:alphabetical-index-mark-start text:id="IMark108866936"/><text:alphabetical-index-mark-start text:id="IMark102081224"/><text:alphabetical-index-mark-start text:id="IMark111842648"/><text:alphabetical-index-mark-start text:id="IMark105792488"/>customer<text:alphabetical-index-mark-end text:id="IMark105792488"/><text:alphabetical-index-mark-end text:id="IMark111842648"/><text:alphabetical-index-mark-end text:id="IMark102081224"/><text:alphabetical-index-mark-end text:id="IMark108866936"/><text:alphabetical-index-mark-end text:id="IMark107736376"/><text:alphabetical-index-mark-end text:id="IMark110424488"/>s in the area, <text:alphabetical-index-mark-start text:id="IMark111766520"/><text:alphabetical-index-mark-start text:id="IMark103826040"/><text:alphabetical-index-mark-start text:id="IMark106277512"/><text:alphabetical-index-mark-start text:id="IMark103143400"/><text:alphabetical-index-mark-start text:id="IMark103552248"/><text:alphabetical-index-mark-start text:id="IMark111243208"/><text:alphabetical-index-mark-start text:id="IMark105523256"/><text:alphabetical-index-mark-start text:id="IMark105030744"/><text:alphabetical-index-mark-start text:id="IMark111561688"/>data<text:alphabetical-index-mark-end text:id="IMark111561688"/><text:alphabetical-index-mark-end text:id="IMark105030744"/><text:alphabetical-index-mark-end text:id="IMark105523256"/><text:alphabetical-index-mark-end text:id="IMark111243208"/><text:alphabetical-index-mark-end text:id="IMark103552248"/><text:alphabetical-index-mark-end text:id="IMark103143400"/><text:alphabetical-index-mark-end text:id="IMark106277512"/><text:alphabetical-index-mark-end text:id="IMark103826040"/><text:alphabetical-index-mark-end text:id="IMark111766520"/> was gathered in each <text:alphabetical-index-mark-start text:id="IMark111581112"/><text:alphabetical-index-mark-start text:id="IMark102164680"/><text:alphabetical-index-mark-start text:id="IMark102526152"/><text:alphabetical-index-mark-start text:id="IMark110992888"/><text:alphabetical-index-mark-start text:id="IMark104292904"/><text:alphabetical-index-mark-start text:id="IMark111626904"/><text:alphabetical-index-mark-start text:id="IMark111746008"/><text:alphabetical-index-mark-start text:id="IMark105581080"/><text:alphabetical-index-mark-start text:id="IMark107814824"/>street<text:alphabetical-index-mark-end text:id="IMark107814824"/><text:alphabetical-index-mark-end text:id="IMark105581080"/><text:alphabetical-index-mark-end text:id="IMark111746008"/><text:alphabetical-index-mark-end text:id="IMark111626904"/><text:alphabetical-index-mark-end text:id="IMark104292904"/><text:alphabetical-index-mark-end text:id="IMark110992888"/><text:alphabetical-index-mark-end text:id="IMark102526152"/><text:alphabetical-index-mark-end text:id="IMark102164680"/><text:alphabetical-index-mark-end text:id="IMark111581112"/>, f<text:alphabetical-index-mark-start text:id="IMark110540728"/><text:alphabetical-index-mark-start text:id="IMark103907576"/><text:alphabetical-index-mark-start text:id="IMark102965464"/><text:alphabetical-index-mark-start text:id="IMark110660776"/><text:alphabetical-index-mark-start text:id="IMark110550968"/><text:alphabetical-index-mark-start text:id="IMark102017832"/>ro<text:alphabetical-index-mark-end text:id="IMark102017832"/><text:alphabetical-index-mark-end text:id="IMark110550968"/><text:alphabetical-index-mark-end text:id="IMark110660776"/><text:alphabetical-index-mark-end text:id="IMark102965464"/><text:alphabetical-index-mark-end text:id="IMark103907576"/><text:alphabetical-index-mark-end text:id="IMark110540728"/>m each <text:alphabetical-index-mark-start text:id="IMark106210344"/><text:alphabetical-index-mark-start text:id="IMark111654712"/><text:alphabetical-index-mark-start text:id="IMark88541048"/><text:alphabetical-index-mark-start text:id="IMark107479416"/><text:alphabetical-index-mark-start text:id="IMark111113576"/><text:alphabetical-index-mark-start text:id="IMark105841608"/><text:alphabetical-index-mark-start text:id="IMark111613976"/><text:alphabetical-index-mark-start text:id="IMark110778392"/><text:alphabetical-index-mark-start text:id="IMark111588696"/>block<text:alphabetical-index-mark-end text:id="IMark111588696"/><text:alphabetical-index-mark-end text:id="IMark110778392"/><text:alphabetical-index-mark-end text:id="IMark111613976"/><text:alphabetical-index-mark-end text:id="IMark105841608"/><text:alphabetical-index-mark-end text:id="IMark111113576"/><text:alphabetical-index-mark-end text:id="IMark107479416"/><text:alphabetical-index-mark-end text:id="IMark88541048"/><text:alphabetical-index-mark-end text:id="IMark111654712"/><text:alphabetical-index-mark-end text:id="IMark106210344"/>, by <text:alphabetical-index-mark-start text:id="IMark111751064"/><text:alphabetical-index-mark-start text:id="IMark107617256"/><text:alphabetical-index-mark-start text:id="IMark107184136"/><text:alphabetical-index-mark-start text:id="IMark110084632"/><text:alphabetical-index-mark-start text:id="IMark104846984"/><text:alphabetical-index-mark-start text:id="IMark105401272"/><text:alphabetical-index-mark-start text:id="IMark107651096"/><text:alphabetical-index-mark-start text:id="IMark104980664"/><text:alphabetical-index-mark-start text:id="IMark111715672"/><text:alphabetical-index-mark-start text:id="IMark105126776"/><text:alphabetical-index-mark-start text:id="IMark111697976"/><text:alphabetical-index-mark-start text:id="IMark106046424"/><text:alphabetical-index-mark-start text:id="IMark111050024"/><text:alphabetical-index-mark-start text:id="IMark111664824"/><text:alphabetical-index-mark-start text:id="IMark111659768"/>co<text:alphabetical-index-mark-end text:id="IMark111659768"/><text:alphabetical-index-mark-end text:id="IMark111664824"/><text:alphabetical-index-mark-end text:id="IMark111050024"/><text:alphabetical-index-mark-end text:id="IMark106046424"/><text:alphabetical-index-mark-end text:id="IMark111697976"/><text:alphabetical-index-mark-end text:id="IMark105126776"/>unt<text:alphabetical-index-mark-end text:id="IMark111715672"/><text:alphabetical-index-mark-end text:id="IMark104980664"/><text:alphabetical-index-mark-end text:id="IMark107651096"/><text:alphabetical-index-mark-end text:id="IMark105401272"/><text:alphabetical-index-mark-end text:id="IMark104846984"/><text:alphabetical-index-mark-end text:id="IMark110084632"/><text:alphabetical-index-mark-end text:id="IMark107184136"/><text:alphabetical-index-mark-end text:id="IMark107617256"/><text:alphabetical-index-mark-end text:id="IMark111751064"/>ing the <text:alphabetical-index-mark-start text:id="IMark106348600"/><text:alphabetical-index-mark-start text:id="IMark107422552"/><text:alphabetical-index-mark-start text:id="IMark111818280"/><text:alphabetical-index-mark-start text:id="IMark111586168"/><text:alphabetical-index-mark-start text:id="IMark105861560"/><text:alphabetical-index-mark-start text:id="IMark63074888"/><text:alphabetical-index-mark-start text:id="IMark109372824"/><text:alphabetical-index-mark-start text:id="IMark111583640"/><text:alphabetical-index-mark-start text:id="IMark111682520"/>pedestrian<text:alphabetical-index-mark-end text:id="IMark111682520"/><text:alphabetical-index-mark-end text:id="IMark111583640"/><text:alphabetical-index-mark-end text:id="IMark109372824"/><text:alphabetical-index-mark-end text:id="IMark63074888"/><text:alphabetical-index-mark-end text:id="IMark105861560"/><text:alphabetical-index-mark-end text:id="IMark111586168"/><text:alphabetical-index-mark-end text:id="IMark111818280"/><text:alphabetical-index-mark-end text:id="IMark107422552"/><text:alphabetical-index-mark-end text:id="IMark106348600"/>s – <text:alphabetical-index-mark-start text:id="IMark107546888"/><text:alphabetical-index-mark-start text:id="IMark111611448"/><text:alphabetical-index-mark-start text:id="IMark111667352"/><text:alphabetical-index-mark-start text:id="IMark111598808"/><text:alphabetical-index-mark-start text:id="IMark106876168"/><text:alphabetical-index-mark-start text:id="IMark111740952"/><text:alphabetical-index-mark-start text:id="IMark111710616"/><text:alphabetical-index-mark-start text:id="IMark111720728"/><text:alphabetical-index-mark-start text:id="IMark105386472"/>people<text:alphabetical-index-mark-end text:id="IMark105386472"/><text:alphabetical-index-mark-end text:id="IMark111720728"/><text:alphabetical-index-mark-end text:id="IMark111710616"/><text:alphabetical-index-mark-end text:id="IMark111740952"/><text:alphabetical-index-mark-end text:id="IMark106876168"/><text:alphabetical-index-mark-end text:id="IMark111598808"/><text:alphabetical-index-mark-end text:id="IMark111667352"/><text:alphabetical-index-mark-end text:id="IMark111611448"/><text:alphabetical-index-mark-end text:id="IMark107546888"/> on foot, not <text:alphabetical-index-mark-start text:id="IMark111662296"/><text:alphabetical-index-mark-start text:id="IMark110633944"/><text:alphabetical-index-mark-start text:id="IMark111332120"/><text:alphabetical-index-mark-start text:id="IMark104629560"/><text:alphabetical-index-mark-start text:id="IMark105763816"/><text:alphabetical-index-mark-start text:id="IMark111644600"/>vehicle<text:alphabetical-index-mark-end text:id="IMark111644600"/><text:alphabetical-index-mark-end text:id="IMark105763816"/><text:alphabetical-index-mark-end text:id="IMark104629560"/><text:alphabetical-index-mark-end text:id="IMark111332120"/><text:alphabetical-index-mark-end text:id="IMark110633944"/><text:alphabetical-index-mark-end text:id="IMark111662296"/>s – passing on a period of app<text:alphabetical-index-mark-start text:id="IMark109224872"/><text:alphabetical-index-mark-start text:id="IMark111817080"/><text:alphabetical-index-mark-start text:id="IMark108205768"/><text:alphabetical-index-mark-start text:id="IMark109978376"/><text:alphabetical-index-mark-start text:id="IMark111578584"/><text:alphabetical-index-mark-start text:id="IMark110714776"/>ro<text:alphabetical-index-mark-end text:id="IMark110714776"/><text:alphabetical-index-mark-end text:id="IMark111578584"/><text:alphabetical-index-mark-end text:id="IMark109978376"/><text:alphabetical-index-mark-end text:id="IMark108205768"/><text:alphabetical-index-mark-end text:id="IMark111817080"/><text:alphabetical-index-mark-end text:id="IMark109224872"/>ximately one minute. <text:alphabetical-index-mark-start text:id="IMark111679992"/><text:alphabetical-index-mark-start text:id="IMark109127960"/><text:alphabetical-index-mark-start text:id="IMark111657240"/><text:alphabetical-index-mark-start text:id="IMark111649656"/><text:alphabetical-index-mark-start text:id="IMark109713208"/><text:alphabetical-index-mark-start text:id="IMark110765656"/><text:alphabetical-index-mark-start text:id="IMark111751976"/><text:alphabetical-index-mark-start text:id="IMark104580616"/><text:alphabetical-index-mark-start text:id="IMark110936984"/>People<text:alphabetical-index-mark-end text:id="IMark110936984"/><text:alphabetical-index-mark-end text:id="IMark104580616"/><text:alphabetical-index-mark-end text:id="IMark111751976"/><text:alphabetical-index-mark-end text:id="IMark110765656"/><text:alphabetical-index-mark-end text:id="IMark109713208"/><text:alphabetical-index-mark-end text:id="IMark111649656"/><text:alphabetical-index-mark-end text:id="IMark111657240"/><text:alphabetical-index-mark-end text:id="IMark109127960"/><text:alphabetical-index-mark-end text:id="IMark111679992"/> ins<text:alphabetical-index-mark-start text:id="IMark111637016"/><text:alphabetical-index-mark-start text:id="IMark103587448"/><text:alphabetical-index-mark-start text:id="IMark102157448"/><text:alphabetical-index-mark-start text:id="IMark111674936"/><text:alphabetical-index-mark-start text:id="IMark110547272"/><text:alphabetical-index-mark-start text:id="IMark106114856"/>id<text:alphabetical-index-mark-end text:id="IMark106114856"/><text:alphabetical-index-mark-end text:id="IMark110547272"/><text:alphabetical-index-mark-end text:id="IMark111674936"/><text:alphabetical-index-mark-end text:id="IMark102157448"/><text:alphabetical-index-mark-end text:id="IMark103587448"/><text:alphabetical-index-mark-end text:id="IMark111637016"/>e <text:alphabetical-index-mark-start text:id="IMark111913928"/><text:alphabetical-index-mark-start text:id="IMark111812024"/><text:alphabetical-index-mark-start text:id="IMark107580568"/><text:alphabetical-index-mark-start text:id="IMark111748536"/><text:alphabetical-index-mark-start text:id="IMark111769048"/>shop<text:alphabetical-index-mark-end text:id="IMark111769048"/><text:alphabetical-index-mark-end text:id="IMark111748536"/><text:alphabetical-index-mark-end text:id="IMark107580568"/><text:alphabetical-index-mark-end text:id="IMark111812024"/><text:alphabetical-index-mark-end text:id="IMark111913928"/>s or <text:alphabetical-index-mark-start text:id="IMark101966440"/><text:alphabetical-index-mark-start text:id="IMark103701496"/><text:alphabetical-index-mark-start text:id="IMark104482840"/><text:alphabetical-index-mark-start text:id="IMark104481336"/><text:alphabetical-index-mark-start text:id="IMark104485944"/><text:alphabetical-index-mark-start text:id="IMark104487448"/><text:alphabetical-index-mark-start text:id="IMark104549864"/><text:alphabetical-index-mark-start text:id="IMark104551192"/><text:alphabetical-index-mark-start text:id="IMark104552520"/><text:alphabetical-index-mark-start text:id="IMark104553848"/><text:alphabetical-index-mark-start text:id="IMark104555176"/><text:alphabetical-index-mark-start text:id="IMark104556504"/><text:alphabetical-index-mark-start text:id="IMark101914376"/><text:alphabetical-index-mark-start text:id="IMark101915704"/><text:alphabetical-index-mark-start text:id="IMark101917032"/><text:alphabetical-index-mark-start text:id="IMark101918360"/>build<text:alphabetical-index-mark-end text:id="IMark101918360"/><text:alphabetical-index-mark-end text:id="IMark101917032"/><text:alphabetical-index-mark-end text:id="IMark101915704"/><text:alphabetical-index-mark-end text:id="IMark101914376"/><text:alphabetical-index-mark-end text:id="IMark104556504"/><text:alphabetical-index-mark-end text:id="IMark104555176"/><text:alphabetical-index-mark-end text:id="IMark104553848"/><text:alphabetical-index-mark-end text:id="IMark104552520"/>ing<text:alphabetical-index-mark-end text:id="IMark104551192"/><text:alphabetical-index-mark-end text:id="IMark104549864"/><text:alphabetical-index-mark-end text:id="IMark104487448"/><text:alphabetical-index-mark-end text:id="IMark104485944"/><text:alphabetical-index-mark-end text:id="IMark104481336"/><text:alphabetical-index-mark-end text:id="IMark104482840"/><text:alphabetical-index-mark-end text:id="IMark103701496"/><text:alphabetical-index-mark-end text:id="IMark101966440"/>s were not <text:alphabetical-index-mark-start text:id="IMark105884264"/><text:alphabetical-index-mark-start text:id="IMark105885592"/><text:alphabetical-index-mark-start text:id="IMark105886632"/><text:alphabetical-index-mark-start text:id="IMark109102648"/><text:alphabetical-index-mark-start text:id="IMark109103976"/><text:alphabetical-index-mark-start text:id="IMark109105304"/><text:alphabetical-index-mark-start text:id="IMark109106632"/><text:alphabetical-index-mark-start text:id="IMark109107960"/><text:alphabetical-index-mark-start text:id="IMark109109288"/><text:alphabetical-index-mark-start text:id="IMark109110616"/><text:alphabetical-index-mark-start text:id="IMark109111944"/><text:alphabetical-index-mark-start text:id="IMark109112520"/><text:alphabetical-index-mark-start text:id="IMark111030744"/><text:alphabetical-index-mark-start text:id="IMark111032072"/><text:alphabetical-index-mark-start text:id="IMark111033400"/>co<text:alphabetical-index-mark-end text:id="IMark111033400"/><text:alphabetical-index-mark-end text:id="IMark111032072"/><text:alphabetical-index-mark-end text:id="IMark111030744"/><text:alphabetical-index-mark-end text:id="IMark109112520"/><text:alphabetical-index-mark-end text:id="IMark109111944"/><text:alphabetical-index-mark-end text:id="IMark109110616"/>unt<text:alphabetical-index-mark-end text:id="IMark109109288"/><text:alphabetical-index-mark-end text:id="IMark109107960"/><text:alphabetical-index-mark-end text:id="IMark109106632"/><text:alphabetical-index-mark-end text:id="IMark109105304"/><text:alphabetical-index-mark-end text:id="IMark109103976"/><text:alphabetical-index-mark-end text:id="IMark109102648"/><text:alphabetical-index-mark-end text:id="IMark105886632"/><text:alphabetical-index-mark-end text:id="IMark105885592"/><text:alphabetical-index-mark-end text:id="IMark105884264"/>ed.</text:p>
      <text:p text:style-name="P10"/>
      <text:p text:style-name="P10"><text:alphabetical-index-mark-start text:id="IMark107580568"/><text:alphabetical-index-mark-start text:id="IMark111748536"/><text:alphabetical-index-mark-start text:id="IMark111769048"/><text:alphabetical-index-mark-start text:id="IMark111637016"/><text:alphabetical-index-mark-start text:id="IMark103587448"/><text:alphabetical-index-mark-start text:id="IMark102157448"/><text:alphabetical-index-mark-start text:id="IMark111674936"/><text:alphabetical-index-mark-start text:id="IMark110547272"/><text:alphabetical-index-mark-start text:id="IMark106114856"/>Data<text:alphabetical-index-mark-end text:id="IMark106114856"/><text:alphabetical-index-mark-end text:id="IMark110547272"/><text:alphabetical-index-mark-end text:id="IMark111674936"/><text:alphabetical-index-mark-end text:id="IMark102157448"/><text:alphabetical-index-mark-end text:id="IMark103587448"/><text:alphabetical-index-mark-end text:id="IMark111637016"/><text:alphabetical-index-mark-end text:id="IMark111769048"/><text:alphabetical-index-mark-end text:id="IMark111748536"/><text:alphabetical-index-mark-end text:id="IMark107580568"/> on <text:alphabetical-index-mark-start text:id="IMark111679992"/><text:alphabetical-index-mark-start text:id="IMark109127960"/><text:alphabetical-index-mark-start text:id="IMark111657240"/><text:alphabetical-index-mark-start text:id="IMark111649656"/><text:alphabetical-index-mark-start text:id="IMark109713208"/><text:alphabetical-index-mark-start text:id="IMark110765656"/><text:alphabetical-index-mark-start text:id="IMark111751976"/><text:alphabetical-index-mark-start text:id="IMark104580616"/><text:alphabetical-index-mark-start text:id="IMark110936984"/><text:alphabetical-index-mark-start text:id="IMark109224872"/><text:alphabetical-index-mark-start text:id="IMark111817080"/><text:alphabetical-index-mark-start text:id="IMark108205768"/><text:alphabetical-index-mark-start text:id="IMark109978376"/><text:alphabetical-index-mark-start text:id="IMark111578584"/><text:alphabetical-index-mark-start text:id="IMark110714776"/>co<text:alphabetical-index-mark-end text:id="IMark110714776"/><text:alphabetical-index-mark-end text:id="IMark111578584"/><text:alphabetical-index-mark-end text:id="IMark109978376"/><text:alphabetical-index-mark-end text:id="IMark108205768"/><text:alphabetical-index-mark-end text:id="IMark111817080"/><text:alphabetical-index-mark-end text:id="IMark109224872"/>mmercial<text:alphabetical-index-mark-end text:id="IMark110936984"/><text:alphabetical-index-mark-end text:id="IMark104580616"/><text:alphabetical-index-mark-end text:id="IMark111751976"/><text:alphabetical-index-mark-end text:id="IMark110765656"/><text:alphabetical-index-mark-end text:id="IMark109713208"/><text:alphabetical-index-mark-end text:id="IMark111649656"/><text:alphabetical-index-mark-end text:id="IMark111657240"/><text:alphabetical-index-mark-end text:id="IMark109127960"/><text:alphabetical-index-mark-end text:id="IMark111679992"/> and <text:alphabetical-index-mark-start text:id="IMark111662296"/><text:alphabetical-index-mark-start text:id="IMark110633944"/><text:alphabetical-index-mark-start text:id="IMark111332120"/><text:alphabetical-index-mark-start text:id="IMark104629560"/><text:alphabetical-index-mark-start text:id="IMark105763816"/><text:alphabetical-index-mark-start text:id="IMark111644600"/><text:alphabetical-index-mark-start text:id="IMark107546888"/><text:alphabetical-index-mark-start text:id="IMark111611448"/><text:alphabetical-index-mark-start text:id="IMark111667352"/>res<text:alphabetical-index-mark-start text:id="IMark111598808"/><text:alphabetical-index-mark-start text:id="IMark106876168"/><text:alphabetical-index-mark-start text:id="IMark111740952"/><text:alphabetical-index-mark-start text:id="IMark111710616"/><text:alphabetical-index-mark-start text:id="IMark111720728"/><text:alphabetical-index-mark-start text:id="IMark105386472"/>id<text:alphabetical-index-mark-end text:id="IMark105386472"/><text:alphabetical-index-mark-end text:id="IMark111720728"/><text:alphabetical-index-mark-end text:id="IMark111710616"/><text:alphabetical-index-mark-end text:id="IMark111740952"/><text:alphabetical-index-mark-end text:id="IMark106876168"/><text:alphabetical-index-mark-end text:id="IMark111598808"/>ential<text:alphabetical-index-mark-end text:id="IMark111667352"/><text:alphabetical-index-mark-end text:id="IMark111611448"/><text:alphabetical-index-mark-end text:id="IMark107546888"/><text:alphabetical-index-mark-end text:id="IMark111644600"/><text:alphabetical-index-mark-end text:id="IMark105763816"/><text:alphabetical-index-mark-end text:id="IMark104629560"/><text:alphabetical-index-mark-end text:id="IMark111332120"/><text:alphabetical-index-mark-end text:id="IMark110633944"/><text:alphabetical-index-mark-end text:id="IMark111662296"/> <text:alphabetical-index-mark-start text:id="IMark106348600"/><text:alphabetical-index-mark-start text:id="IMark107422552"/><text:alphabetical-index-mark-start text:id="IMark111818280"/><text:alphabetical-index-mark-start text:id="IMark111586168"/><text:alphabetical-index-mark-start text:id="IMark105861560"/><text:alphabetical-index-mark-start text:id="IMark63074888"/><text:alphabetical-index-mark-start text:id="IMark109372824"/><text:alphabetical-index-mark-start text:id="IMark111583640"/><text:alphabetical-index-mark-start text:id="IMark111682520"/><text:alphabetical-index-mark-start text:id="IMark111751064"/><text:alphabetical-index-mark-start text:id="IMark107617256"/><text:alphabetical-index-mark-start text:id="IMark107184136"/><text:alphabetical-index-mark-start text:id="IMark110084632"/><text:alphabetical-index-mark-start text:id="IMark104846984"/>value<text:alphabetical-index-mark-end text:id="IMark104846984"/><text:alphabetical-index-mark-end text:id="IMark110084632"/><text:alphabetical-index-mark-end text:id="IMark107184136"/><text:alphabetical-index-mark-end text:id="IMark107617256"/><text:alphabetical-index-mark-end text:id="IMark111751064"/><text:alphabetical-index-mark-end text:id="IMark111682520"/><text:alphabetical-index-mark-end text:id="IMark111583640"/><text:alphabetical-index-mark-end text:id="IMark109372824"/><text:alphabetical-index-mark-end text:id="IMark63074888"/><text:alphabetical-index-mark-end text:id="IMark105861560"/><text:alphabetical-index-mark-end text:id="IMark111586168"/><text:alphabetical-index-mark-end text:id="IMark111818280"/><text:alphabetical-index-mark-end text:id="IMark107422552"/><text:alphabetical-index-mark-end text:id="IMark106348600"/>s in the area was obtained f<text:alphabetical-index-mark-start text:id="IMark105401272"/><text:alphabetical-index-mark-start text:id="IMark107651096"/><text:alphabetical-index-mark-start text:id="IMark104980664"/><text:alphabetical-index-mark-start text:id="IMark111715672"/><text:alphabetical-index-mark-start text:id="IMark105126776"/><text:alphabetical-index-mark-start text:id="IMark111697976"/>ro<text:alphabetical-index-mark-end text:id="IMark111697976"/><text:alphabetical-index-mark-end text:id="IMark105126776"/><text:alphabetical-index-mark-end text:id="IMark111715672"/><text:alphabetical-index-mark-end text:id="IMark104980664"/><text:alphabetical-index-mark-end text:id="IMark107651096"/><text:alphabetical-index-mark-end text:id="IMark105401272"/>m the <text:alphabetical-index-mark-start text:id="IMark106046424"/><text:alphabetical-index-mark-start text:id="IMark111050024"/><text:alphabetical-index-mark-start text:id="IMark111664824"/><text:alphabetical-index-mark-start text:id="IMark111659768"/><text:alphabetical-index-mark-start text:id="IMark106210344"/><text:alphabetical-index-mark-start text:id="IMark111654712"/><text:alphabetical-index-mark-start text:id="IMark88541048"/><text:alphabetical-index-mark-start text:id="IMark107479416"/>p<text:alphabetical-index-mark-start text:id="IMark111113576"/><text:alphabetical-index-mark-start text:id="IMark105841608"/><text:alphabetical-index-mark-start text:id="IMark111613976"/><text:alphabetical-index-mark-start text:id="IMark110778392"/><text:alphabetical-index-mark-start text:id="IMark111588696"/><text:alphabetical-index-mark-start text:id="IMark110540728"/>ro<text:alphabetical-index-mark-end text:id="IMark110540728"/><text:alphabetical-index-mark-end text:id="IMark111588696"/><text:alphabetical-index-mark-end text:id="IMark110778392"/><text:alphabetical-index-mark-end text:id="IMark111613976"/><text:alphabetical-index-mark-end text:id="IMark105841608"/><text:alphabetical-index-mark-end text:id="IMark111113576"/>perties<text:alphabetical-index-mark-end text:id="IMark107479416"/><text:alphabetical-index-mark-end text:id="IMark88541048"/><text:alphabetical-index-mark-end text:id="IMark111654712"/><text:alphabetical-index-mark-end text:id="IMark106210344"/><text:alphabetical-index-mark-end text:id="IMark111659768"/><text:alphabetical-index-mark-end text:id="IMark111664824"/><text:alphabetical-index-mark-end text:id="IMark111050024"/><text:alphabetical-index-mark-end text:id="IMark106046424"/> being offered <text:alphabetical-index-mark-start text:id="IMark103907576"/><text:alphabetical-index-mark-start text:id="IMark102965464"/><text:alphabetical-index-mark-start text:id="IMark110660776"/><text:alphabetical-index-mark-start text:id="IMark110550968"/><text:alphabetical-index-mark-start text:id="IMark102017832"/><text:alphabetical-index-mark-start text:id="IMark111581112"/><text:span text:style-name="T32">public</text:span><text:alphabetical-index-mark-end text:id="IMark111581112"/><text:alphabetical-index-mark-end text:id="IMark102017832"/><text:alphabetical-index-mark-end text:id="IMark110550968"/><text:alphabetical-index-mark-end text:id="IMark110660776"/><text:alphabetical-index-mark-end text:id="IMark102965464"/><text:alphabetical-index-mark-end text:id="IMark103907576"/><text:span text:style-name="T32">ly </text:span>for <text:alphabetical-index-mark-start text:id="IMark102164680"/><text:alphabetical-index-mark-start text:id="IMark102526152"/><text:alphabetical-index-mark-start text:id="IMark110992888"/><text:alphabetical-index-mark-start text:id="IMark104292904"/><text:alphabetical-index-mark-start text:id="IMark111626904"/><text:alphabetical-index-mark-start text:id="IMark111746008"/>sale<text:alphabetical-index-mark-end text:id="IMark111746008"/><text:alphabetical-index-mark-end text:id="IMark111626904"/><text:alphabetical-index-mark-end text:id="IMark104292904"/><text:alphabetical-index-mark-end text:id="IMark110992888"/><text:alphabetical-index-mark-end text:id="IMark102526152"/><text:alphabetical-index-mark-end text:id="IMark102164680"/> at the <text:alphabetical-index-mark-start text:id="IMark105581080"/><text:alphabetical-index-mark-start text:id="IMark107814824"/><text:alphabetical-index-mark-start text:id="IMark111766520"/><text:alphabetical-index-mark-start text:id="IMark103826040"/><text:alphabetical-index-mark-start text:id="IMark106277512"/><text:alphabetical-index-mark-start text:id="IMark103143400"/><text:alphabetical-index-mark-start text:id="IMark103552248"/><text:alphabetical-index-mark-start text:id="IMark111243208"/>time<text:alphabetical-index-mark-end text:id="IMark111243208"/><text:alphabetical-index-mark-end text:id="IMark103552248"/><text:alphabetical-index-mark-end text:id="IMark103143400"/><text:alphabetical-index-mark-end text:id="IMark106277512"/><text:alphabetical-index-mark-end text:id="IMark103826040"/><text:alphabetical-index-mark-end text:id="IMark111766520"/><text:alphabetical-index-mark-end text:id="IMark107814824"/><text:alphabetical-index-mark-end text:id="IMark105581080"/>.</text:p>
      <text:p text:style-name="P10"/>
      <text:p text:style-name="P15">In order to better pinpoint the date and <text:alphabetical-index-mark-start text:id="IMark110424488"/><text:alphabetical-index-mark-start text:id="IMark107736376"/><text:alphabetical-index-mark-start text:id="IMark108866936"/><text:alphabetical-index-mark-start text:id="IMark102081224"/><text:alphabetical-index-mark-start text:id="IMark111842648"/><text:alphabetical-index-mark-start text:id="IMark105792488"/><text:alphabetical-index-mark-start text:id="IMark111886280"/><text:alphabetical-index-mark-start text:id="IMark111875512"/>time<text:alphabetical-index-mark-end text:id="IMark111875512"/><text:alphabetical-index-mark-end text:id="IMark111886280"/><text:alphabetical-index-mark-end text:id="IMark105792488"/><text:alphabetical-index-mark-end text:id="IMark111842648"/><text:alphabetical-index-mark-end text:id="IMark102081224"/><text:alphabetical-index-mark-end text:id="IMark108866936"/><text:alphabetical-index-mark-end text:id="IMark107736376"/><text:alphabetical-index-mark-end text:id="IMark110424488"/> in which <text:alphabetical-index-mark-start text:id="IMark109416824"/><text:alphabetical-index-mark-start text:id="IMark104185592"/><text:alphabetical-index-mark-start text:id="IMark109644264"/><text:alphabetical-index-mark-start text:id="IMark111862152"/><text:alphabetical-index-mark-start text:id="IMark111865400"/><text:alphabetical-index-mark-start text:id="IMark111860344"/><text:alphabetical-index-mark-start text:id="IMark103209032"/><text:alphabetical-index-mark-start text:id="IMark111812024"/><text:alphabetical-index-mark-start text:id="IMark111913928"/>data<text:alphabetical-index-mark-end text:id="IMark111913928"/><text:alphabetical-index-mark-end text:id="IMark111812024"/><text:alphabetical-index-mark-end text:id="IMark103209032"/><text:alphabetical-index-mark-end text:id="IMark111860344"/><text:alphabetical-index-mark-end text:id="IMark111865400"/><text:alphabetical-index-mark-end text:id="IMark111862152"/><text:alphabetical-index-mark-end text:id="IMark109644264"/><text:alphabetical-index-mark-end text:id="IMark104185592"/><text:alphabetical-index-mark-end text:id="IMark109416824"/> was added to the <text:alphabetical-index-mark-start text:id="IMark110211576"/><text:alphabetical-index-mark-start text:id="IMark101917976"/><text:alphabetical-index-mark-start text:id="IMark106046424"/><text:alphabetical-index-mark-start text:id="IMark111050024"/><text:alphabetical-index-mark-start text:id="IMark111664824"/><text:alphabetical-index-mark-start text:id="IMark111659768"/><text:alphabetical-index-mark-start text:id="IMark106210344"/><text:alphabetical-index-mark-start text:id="IMark111654712"/><text:alphabetical-index-mark-start text:id="IMark88541048"/>dat<text:alphabetical-index-mark-start text:id="IMark107479416"/><text:alphabetical-index-mark-start text:id="IMark111113576"/><text:alphabetical-index-mark-start text:id="IMark105841608"/><text:alphabetical-index-mark-start text:id="IMark111613976"/><text:alphabetical-index-mark-start text:id="IMark110778392"/><text:alphabetical-index-mark-start text:id="IMark111588696"/>a<text:alphabetical-index-mark-end text:id="IMark88541048"/><text:alphabetical-index-mark-end text:id="IMark111654712"/><text:alphabetical-index-mark-end text:id="IMark106210344"/><text:alphabetical-index-mark-end text:id="IMark111659768"/><text:alphabetical-index-mark-end text:id="IMark111664824"/><text:alphabetical-index-mark-end text:id="IMark111050024"/><text:alphabetical-index-mark-end text:id="IMark106046424"/><text:alphabetical-index-mark-end text:id="IMark101917976"/><text:alphabetical-index-mark-end text:id="IMark110211576"/>b<text:alphabetical-index-mark-end text:id="IMark111588696"/><text:alphabetical-index-mark-end text:id="IMark110778392"/><text:alphabetical-index-mark-end text:id="IMark111613976"/><text:alphabetical-index-mark-end text:id="IMark105841608"/><text:alphabetical-index-mark-end text:id="IMark111113576"/><text:alphabetical-index-mark-end text:id="IMark107479416"/>ase, each re<text:alphabetical-index-mark-start text:id="IMark110540728"/><text:alphabetical-index-mark-start text:id="IMark105401272"/><text:alphabetical-index-mark-start text:id="IMark107651096"/><text:alphabetical-index-mark-start text:id="IMark104980664"/><text:alphabetical-index-mark-start text:id="IMark111715672"/><text:alphabetical-index-mark-start text:id="IMark105126776"/>co<text:alphabetical-index-mark-end text:id="IMark105126776"/><text:alphabetical-index-mark-end text:id="IMark111715672"/><text:alphabetical-index-mark-end text:id="IMark104980664"/><text:alphabetical-index-mark-end text:id="IMark107651096"/><text:alphabetical-index-mark-end text:id="IMark105401272"/><text:alphabetical-index-mark-end text:id="IMark110540728"/>rd was p<text:alphabetical-index-mark-start text:id="IMark111697976"/><text:alphabetical-index-mark-start text:id="IMark106348600"/><text:alphabetical-index-mark-start text:id="IMark107422552"/><text:alphabetical-index-mark-start text:id="IMark111818280"/><text:alphabetical-index-mark-start text:id="IMark111586168"/><text:alphabetical-index-mark-start text:id="IMark105861560"/>ro<text:alphabetical-index-mark-end text:id="IMark105861560"/><text:alphabetical-index-mark-end text:id="IMark111586168"/><text:alphabetical-index-mark-end text:id="IMark111818280"/><text:alphabetical-index-mark-end text:id="IMark107422552"/><text:alphabetical-index-mark-end text:id="IMark106348600"/><text:alphabetical-index-mark-end text:id="IMark111697976"/>v<text:alphabetical-index-mark-start text:id="IMark63074888"/><text:alphabetical-index-mark-start text:id="IMark109372824"/><text:alphabetical-index-mark-start text:id="IMark111583640"/><text:alphabetical-index-mark-start text:id="IMark111682520"/><text:alphabetical-index-mark-start text:id="IMark111751064"/><text:alphabetical-index-mark-start text:id="IMark107617256"/>id<text:alphabetical-index-mark-end text:id="IMark107617256"/><text:alphabetical-index-mark-end text:id="IMark111751064"/><text:alphabetical-index-mark-end text:id="IMark111682520"/><text:alphabetical-index-mark-end text:id="IMark111583640"/><text:alphabetical-index-mark-end text:id="IMark109372824"/><text:alphabetical-index-mark-end text:id="IMark63074888"/>ed with a <text:alphabetical-index-mark-start text:id="IMark107184136"/><text:alphabetical-index-mark-start text:id="IMark110084632"/><text:alphabetical-index-mark-start text:id="IMark104846984"/><text:alphabetical-index-mark-start text:id="IMark111662296"/><text:alphabetical-index-mark-start text:id="IMark110633944"/><text:alphabetical-index-mark-start text:id="IMark111332120"/><text:alphabetical-index-mark-start text:id="IMark104629560"/><text:alphabetical-index-mark-start text:id="IMark105763816"/>time<text:alphabetical-index-mark-end text:id="IMark105763816"/><text:alphabetical-index-mark-end text:id="IMark104629560"/><text:alphabetical-index-mark-end text:id="IMark111332120"/><text:alphabetical-index-mark-end text:id="IMark110633944"/><text:alphabetical-index-mark-end text:id="IMark111662296"/><text:alphabetical-index-mark-end text:id="IMark104846984"/><text:alphabetical-index-mark-end text:id="IMark110084632"/><text:alphabetical-index-mark-end text:id="IMark107184136"/> <text:alphabetical-index-mark-start text:id="IMark111644600"/><text:alphabetical-index-mark-start text:id="IMark107546888"/><text:alphabetical-index-mark-start text:id="IMark111611448"/><text:alphabetical-index-mark-start text:id="IMark111667352"/><text:alphabetical-index-mark-start text:id="IMark111598808"/>stamp<text:alphabetical-index-mark-end text:id="IMark111598808"/><text:alphabetical-index-mark-end text:id="IMark111667352"/><text:alphabetical-index-mark-end text:id="IMark111611448"/><text:alphabetical-index-mark-end text:id="IMark107546888"/><text:alphabetical-index-mark-end text:id="IMark111644600"/> field.</text:p>
      <text:p text:style-name="P15"/>
      <text:p text:style-name="P15"/>
      <text:p text:style-name="P10"/>
      <text:p text:style-name="P3"/>
      <text:p text:style-name="P3"/>
      <text:h text:style-name="P142" text:outline-level="1"><text:bookmark-start text:name="__RefHeading___Toc783_180202276"/>4. <text:alphabetical-index-mark-start text:id="IMark111751976"/><text:alphabetical-index-mark-start text:id="IMark110936984"/><text:alphabetical-index-mark-start text:id="IMark109224872"/><text:alphabetical-index-mark-start text:id="IMark111817080"/><text:alphabetical-index-mark-start text:id="IMark108205768"/>Structure<text:alphabetical-index-mark-end text:id="IMark108205768"/><text:alphabetical-index-mark-end text:id="IMark111817080"/><text:alphabetical-index-mark-end text:id="IMark109224872"/><text:alphabetical-index-mark-end text:id="IMark110936984"/><text:alphabetical-index-mark-end text:id="IMark111751976"/> and <text:alphabetical-index-mark-start text:id="IMark109978376"/><text:alphabetical-index-mark-start text:id="IMark111578584"/><text:alphabetical-index-mark-start text:id="IMark110714776"/><text:alphabetical-index-mark-start text:id="IMark107580568"/><text:alphabetical-index-mark-start text:id="IMark111748536"/><text:alphabetical-index-mark-start text:id="IMark111769048"/><text:alphabetical-index-mark-start text:id="IMark111637016"/><text:alphabetical-index-mark-start text:id="IMark103587448"/><text:alphabetical-index-mark-start text:id="IMark102157448"/>data<text:alphabetical-index-mark-end text:id="IMark102157448"/><text:alphabetical-index-mark-end text:id="IMark103587448"/><text:alphabetical-index-mark-end text:id="IMark111637016"/><text:alphabetical-index-mark-end text:id="IMark111769048"/><text:alphabetical-index-mark-end text:id="IMark111748536"/><text:alphabetical-index-mark-end text:id="IMark107580568"/><text:alphabetical-index-mark-end text:id="IMark110714776"/><text:alphabetical-index-mark-end text:id="IMark111578584"/><text:alphabetical-index-mark-end text:id="IMark109978376"/>.<text:bookmark-end text:name="__RefHeading___Toc783_180202276"/></text:h>
      <text:p text:style-name="P3"/>
      <text:p text:style-name="P53">This section should be <text:alphabetical-index-mark-start text:id="IMark106114856"/><text:alphabetical-index-mark-start text:id="IMark105523256"/><text:alphabetical-index-mark-start text:id="IMark103907576"/><text:alphabetical-index-mark-start text:id="IMark102965464"/><text:alphabetical-index-mark-start text:id="IMark110660776"/><text:alphabetical-index-mark-start text:id="IMark110550968"/>co<text:alphabetical-index-mark-end text:id="IMark110550968"/><text:alphabetical-index-mark-end text:id="IMark110660776"/><text:alphabetical-index-mark-end text:id="IMark102965464"/><text:alphabetical-index-mark-end text:id="IMark103907576"/><text:alphabetical-index-mark-end text:id="IMark105523256"/><text:alphabetical-index-mark-end text:id="IMark106114856"/>ns<text:alphabetical-index-mark-start text:id="IMark102017832"/><text:alphabetical-index-mark-start text:id="IMark111581112"/><text:alphabetical-index-mark-start text:id="IMark107814824"/><text:alphabetical-index-mark-start text:id="IMark105581080"/><text:alphabetical-index-mark-start text:id="IMark111766520"/><text:alphabetical-index-mark-start text:id="IMark103826040"/>id<text:alphabetical-index-mark-end text:id="IMark103826040"/><text:alphabetical-index-mark-end text:id="IMark111766520"/><text:alphabetical-index-mark-end text:id="IMark105581080"/><text:alphabetical-index-mark-end text:id="IMark107814824"/><text:alphabetical-index-mark-end text:id="IMark111581112"/><text:alphabetical-index-mark-end text:id="IMark102017832"/>ered as the <text:alphabetical-index-mark-start text:id="IMark106277512"/><text:alphabetical-index-mark-start text:id="IMark103143400"/><text:alphabetical-index-mark-start text:id="IMark103552248"/><text:alphabetical-index-mark-start text:id="IMark111243208"/><text:alphabetical-index-mark-start text:id="IMark102164680"/><text:alphabetical-index-mark-start text:id="IMark102526152"/><text:alphabetical-index-mark-start text:id="IMark110992888"/>data<text:alphabetical-index-mark-end text:id="IMark110992888"/><text:alphabetical-index-mark-end text:id="IMark102526152"/><text:alphabetical-index-mark-end text:id="IMark102164680"/><text:alphabetical-index-mark-end text:id="IMark111243208"/><text:alphabetical-index-mark-end text:id="IMark103552248"/><text:alphabetical-index-mark-end text:id="IMark103143400"/><text:alphabetical-index-mark-end text:id="IMark106277512"/> <text:alphabetical-index-mark-start text:id="IMark104292904"/><text:alphabetical-index-mark-start text:id="IMark111626904"/><text:alphabetical-index-mark-start text:id="IMark111746008"/><text:alphabetical-index-mark-start text:id="IMark111561688"/><text:alphabetical-index-mark-start text:id="IMark105030744"/><text:alphabetical-index-mark-start text:id="IMark107546888"/><text:alphabetical-index-mark-start text:id="IMark111644600"/>dictionary<text:alphabetical-index-mark-end text:id="IMark111644600"/><text:alphabetical-index-mark-end text:id="IMark107546888"/><text:alphabetical-index-mark-end text:id="IMark105030744"/><text:alphabetical-index-mark-end text:id="IMark111561688"/><text:alphabetical-index-mark-end text:id="IMark111746008"/><text:alphabetical-index-mark-end text:id="IMark111626904"/><text:alphabetical-index-mark-end text:id="IMark104292904"/> of the <text:alphabetical-index-mark-start text:id="IMark111611448"/><text:alphabetical-index-mark-start text:id="IMark111667352"/><text:alphabetical-index-mark-start text:id="IMark111598808"/><text:alphabetical-index-mark-start text:id="IMark107184136"/><text:alphabetical-index-mark-start text:id="IMark110084632"/><text:alphabetical-index-mark-start text:id="IMark104846984"/><text:alphabetical-index-mark-start text:id="IMark111662296"/>dat<text:alphabetical-index-mark-start text:id="IMark110633944"/><text:alphabetical-index-mark-start text:id="IMark111332120"/><text:alphabetical-index-mark-start text:id="IMark104629560"/><text:alphabetical-index-mark-start text:id="IMark105763816"/><text:alphabetical-index-mark-start text:id="IMark63074888"/><text:alphabetical-index-mark-start text:id="IMark109372824"/>a<text:alphabetical-index-mark-end text:id="IMark111662296"/><text:alphabetical-index-mark-end text:id="IMark104846984"/><text:alphabetical-index-mark-end text:id="IMark110084632"/><text:alphabetical-index-mark-end text:id="IMark107184136"/><text:alphabetical-index-mark-end text:id="IMark111598808"/><text:alphabetical-index-mark-end text:id="IMark111667352"/><text:alphabetical-index-mark-end text:id="IMark111611448"/>b<text:alphabetical-index-mark-end text:id="IMark109372824"/><text:alphabetical-index-mark-end text:id="IMark63074888"/><text:alphabetical-index-mark-end text:id="IMark105763816"/><text:alphabetical-index-mark-end text:id="IMark104629560"/><text:alphabetical-index-mark-end text:id="IMark111332120"/><text:alphabetical-index-mark-end text:id="IMark110633944"/>ase.</text:p>
      <text:p text:style-name="P3"/>
      <text:h text:style-name="Heading_20_2" text:outline-level="2"><text:bookmark-start text:name="__RefHeading___Toc3184_309449435"/>4.1 <text:alphabetical-index-mark-start text:id="IMark107617256"/><text:alphabetical-index-mark-start text:id="IMark106348600"/><text:alphabetical-index-mark-start text:id="IMark107422552"/><text:alphabetical-index-mark-start text:id="IMark111818280"/><text:alphabetical-index-mark-start text:id="IMark111586168"/><text:alphabetical-index-mark-start text:id="IMark105861560"/><text:alphabetical-index-mark-start text:id="IMark110540728"/><text:alphabetical-index-mark-start text:id="IMark105401272"/><text:alphabetical-index-mark-start text:id="IMark107651096"/>Data<text:alphabetical-index-mark-end text:id="IMark107651096"/><text:alphabetical-index-mark-end text:id="IMark105401272"/><text:alphabetical-index-mark-end text:id="IMark110540728"/><text:alphabetical-index-mark-end text:id="IMark105861560"/><text:alphabetical-index-mark-end text:id="IMark111586168"/><text:alphabetical-index-mark-end text:id="IMark111818280"/><text:alphabetical-index-mark-end text:id="IMark107422552"/><text:alphabetical-index-mark-end text:id="IMark106348600"/><text:alphabetical-index-mark-end text:id="IMark107617256"/> t<text:alphabetical-index-mark-start text:id="IMark104980664"/><text:alphabetical-index-mark-start text:id="IMark111715672"/><text:alphabetical-index-mark-start text:id="IMark105126776"/><text:alphabetical-index-mark-start text:id="IMark107479416"/><text:alphabetical-index-mark-start text:id="IMark111113576"/><text:alphabetical-index-mark-start text:id="IMark105841608"/>ab<text:alphabetical-index-mark-end text:id="IMark105841608"/><text:alphabetical-index-mark-end text:id="IMark111113576"/><text:alphabetical-index-mark-end text:id="IMark107479416"/><text:alphabetical-index-mark-end text:id="IMark105126776"/><text:alphabetical-index-mark-end text:id="IMark111715672"/><text:alphabetical-index-mark-end text:id="IMark104980664"/>les <text:span text:style-name="T38">in the </text:span><text:alphabetical-index-mark-start text:id="IMark111613976"/><text:alphabetical-index-mark-start text:id="IMark110778392"/><text:alphabetical-index-mark-start text:id="IMark111588696"/><text:alphabetical-index-mark-start text:id="IMark110211576"/><text:alphabetical-index-mark-start text:id="IMark106046424"/><text:alphabetical-index-mark-start text:id="IMark111050024"/><text:alphabetical-index-mark-start text:id="IMark111664824"/><text:alphabetical-index-mark-start text:id="IMark111659768"/><text:alphabetical-index-mark-start text:id="IMark106210344"/><text:alphabetical-index-mark-start text:id="IMark111654712"/><text:alphabetical-index-mark-start text:id="IMark88541048"/><text:alphabetical-index-mark-start text:id="IMark109416824"/><text:alphabetical-index-mark-start text:id="IMark104185592"/><text:alphabetical-index-mark-start text:id="IMark109644264"/><text:alphabetical-index-mark-start text:id="IMark111862152"/><text:alphabetical-index-mark-start text:id="IMark111865400"/><text:alphabetical-index-mark-start text:id="IMark111860344"/><text:alphabetical-index-mark-start text:id="IMark103209032"/><text:span text:style-name="T38">data</text:span><text:alphabetical-index-mark-end text:id="IMark103209032"/><text:alphabetical-index-mark-end text:id="IMark111860344"/><text:alphabetical-index-mark-end text:id="IMark111865400"/><text:alphabetical-index-mark-end text:id="IMark111862152"/><text:alphabetical-index-mark-end text:id="IMark109644264"/><text:alphabetical-index-mark-end text:id="IMark104185592"/><text:alphabetical-index-mark-end text:id="IMark109416824"/><text:alphabetical-index-mark-end text:id="IMark88541048"/><text:alphabetical-index-mark-end text:id="IMark111654712"/><text:span text:style-name="T38">set</text:span><text:alphabetical-index-mark-end text:id="IMark106210344"/><text:alphabetical-index-mark-end text:id="IMark111659768"/><text:alphabetical-index-mark-end text:id="IMark111664824"/><text:alphabetical-index-mark-end text:id="IMark111050024"/><text:alphabetical-index-mark-end text:id="IMark106046424"/><text:alphabetical-index-mark-end text:id="IMark110211576"/><text:alphabetical-index-mark-end text:id="IMark111588696"/><text:alphabetical-index-mark-end text:id="IMark110778392"/><text:alphabetical-index-mark-end text:id="IMark111613976"/>.<text:bookmark-end text:name="__RefHeading___Toc3184_309449435"/></text:h>
      <text:p text:style-name="P12"/>
      <text:h text:style-name="Heading_20_3" text:outline-level="3"><text:bookmark-start text:name="__RefHeading___Toc3186_309449435"/>4.1.1. <text:alphabetical-index-mark-start text:id="IMark110424488"/><text:alphabetical-index-mark-start text:id="IMark108866936"/><text:alphabetical-index-mark-start text:id="IMark102081224"/><text:alphabetical-index-mark-start text:id="IMark111842648"/><text:alphabetical-index-mark-start text:id="IMark105792488"/><text:alphabetical-index-mark-start text:id="IMark111886280"/><text:alphabetical-index-mark-start text:id="IMark111875512"/><text:alphabetical-index-mark-start text:id="IMark106876168"/><text:alphabetical-index-mark-start text:id="IMark111710616"/><text:span text:style-name="T39">trf_pers</text:span><text:bookmark-end text:name="__RefHeading___Toc3186_309449435"/><text:alphabetical-index-mark-end text:id="IMark111710616"/><text:alphabetical-index-mark-end text:id="IMark106876168"/><text:alphabetical-index-mark-end text:id="IMark111875512"/><text:alphabetical-index-mark-end text:id="IMark111886280"/><text:alphabetical-index-mark-end text:id="IMark105792488"/><text:alphabetical-index-mark-end text:id="IMark111842648"/><text:alphabetical-index-mark-end text:id="IMark102081224"/><text:alphabetical-index-mark-end text:id="IMark108866936"/><text:alphabetical-index-mark-end text:id="IMark110424488"/></text:h>
      <text:p text:style-name="P32"/>
      <text:p text:style-name="P32">This t<text:alphabetical-index-mark-start text:id="IMark109127960"/><text:alphabetical-index-mark-start text:id="IMark111679992"/><text:alphabetical-index-mark-start text:id="IMark111649656"/><text:alphabetical-index-mark-start text:id="IMark111657240"/><text:alphabetical-index-mark-start text:id="IMark110765656"/><text:alphabetical-index-mark-start text:id="IMark109713208"/>ab<text:alphabetical-index-mark-end text:id="IMark109713208"/><text:alphabetical-index-mark-end text:id="IMark110765656"/><text:alphabetical-index-mark-end text:id="IMark111657240"/><text:alphabetical-index-mark-end text:id="IMark111649656"/><text:alphabetical-index-mark-end text:id="IMark111679992"/><text:alphabetical-index-mark-end text:id="IMark109127960"/>le <text:alphabetical-index-mark-start text:id="IMark109112520"/><text:alphabetical-index-mark-start text:id="IMark111578584"/><text:alphabetical-index-mark-start text:id="IMark109978376"/><text:alphabetical-index-mark-start text:id="IMark110714776"/><text:alphabetical-index-mark-start text:id="IMark107580568"/><text:alphabetical-index-mark-start text:id="IMark111748536"/>co<text:alphabetical-index-mark-end text:id="IMark111748536"/><text:alphabetical-index-mark-end text:id="IMark107580568"/><text:alphabetical-index-mark-end text:id="IMark110714776"/><text:alphabetical-index-mark-end text:id="IMark109978376"/><text:alphabetical-index-mark-end text:id="IMark111578584"/><text:alphabetical-index-mark-end text:id="IMark109112520"/>ntains <text:alphabetical-index-mark-start text:id="IMark111769048"/><text:alphabetical-index-mark-start text:id="IMark111637016"/><text:alphabetical-index-mark-start text:id="IMark103587448"/><text:alphabetical-index-mark-start text:id="IMark102157448"/><text:alphabetical-index-mark-start text:id="IMark111751976"/><text:alphabetical-index-mark-start text:id="IMark110936984"/><text:alphabetical-index-mark-start text:id="IMark109224872"/><text:alphabetical-index-mark-start text:id="IMark111817080"/><text:alphabetical-index-mark-start text:id="IMark108205768"/>data<text:alphabetical-index-mark-end text:id="IMark108205768"/><text:alphabetical-index-mark-end text:id="IMark111817080"/><text:alphabetical-index-mark-end text:id="IMark109224872"/><text:alphabetical-index-mark-end text:id="IMark110936984"/><text:alphabetical-index-mark-end text:id="IMark111751976"/><text:alphabetical-index-mark-end text:id="IMark102157448"/><text:alphabetical-index-mark-end text:id="IMark103587448"/><text:alphabetical-index-mark-end text:id="IMark111637016"/><text:alphabetical-index-mark-end text:id="IMark111769048"/> regarding the <text:alphabetical-index-mark-start text:id="IMark104580616"/><text:alphabetical-index-mark-start text:id="IMark105886632"/><text:alphabetical-index-mark-start text:id="IMark110547272"/><text:alphabetical-index-mark-start text:id="IMark111674936"/><text:alphabetical-index-mark-start text:id="IMark111332120"/><text:alphabetical-index-mark-start text:id="IMark110633944"/><text:alphabetical-index-mark-start text:id="IMark104629560"/><text:alphabetical-index-mark-start text:id="IMark105763816"/><text:alphabetical-index-mark-start text:id="IMark63074888"/>number<text:alphabetical-index-mark-end text:id="IMark63074888"/><text:alphabetical-index-mark-end text:id="IMark105763816"/><text:alphabetical-index-mark-end text:id="IMark104629560"/><text:alphabetical-index-mark-end text:id="IMark110633944"/><text:alphabetical-index-mark-end text:id="IMark111332120"/><text:alphabetical-index-mark-end text:id="IMark111674936"/><text:alphabetical-index-mark-end text:id="IMark110547272"/><text:alphabetical-index-mark-end text:id="IMark105886632"/><text:alphabetical-index-mark-end text:id="IMark104580616"/> of persons measured on each <text:alphabetical-index-mark-start text:id="IMark109372824"/><text:alphabetical-index-mark-start text:id="IMark111611448"/><text:alphabetical-index-mark-start text:id="IMark111667352"/><text:alphabetical-index-mark-start text:id="IMark111598808"/><text:alphabetical-index-mark-start text:id="IMark107184136"/><text:alphabetical-index-mark-start text:id="IMark110084632"/><text:alphabetical-index-mark-start text:id="IMark104846984"/><text:alphabetical-index-mark-start text:id="IMark111662296"/><text:alphabetical-index-mark-start text:id="IMark104292904"/>street<text:alphabetical-index-mark-end text:id="IMark104292904"/><text:alphabetical-index-mark-end text:id="IMark111662296"/><text:alphabetical-index-mark-end text:id="IMark104846984"/><text:alphabetical-index-mark-end text:id="IMark110084632"/><text:alphabetical-index-mark-end text:id="IMark107184136"/><text:alphabetical-index-mark-end text:id="IMark111598808"/><text:alphabetical-index-mark-end text:id="IMark111667352"/><text:alphabetical-index-mark-end text:id="IMark111611448"/><text:alphabetical-index-mark-end text:id="IMark109372824"/> <text:alphabetical-index-mark-start text:id="IMark111626904"/><text:alphabetical-index-mark-start text:id="IMark111746008"/><text:alphabetical-index-mark-start text:id="IMark111561688"/><text:alphabetical-index-mark-start text:id="IMark105030744"/><text:alphabetical-index-mark-start text:id="IMark107546888"/><text:alphabetical-index-mark-start text:id="IMark111644600"/><text:alphabetical-index-mark-start text:id="IMark106277512"/><text:alphabetical-index-mark-start text:id="IMark103143400"/><text:alphabetical-index-mark-start text:id="IMark103552248"/>block<text:alphabetical-index-mark-end text:id="IMark103552248"/><text:alphabetical-index-mark-end text:id="IMark103143400"/><text:alphabetical-index-mark-end text:id="IMark106277512"/><text:alphabetical-index-mark-end text:id="IMark111644600"/><text:alphabetical-index-mark-end text:id="IMark107546888"/><text:alphabetical-index-mark-end text:id="IMark105030744"/><text:alphabetical-index-mark-end text:id="IMark111561688"/><text:alphabetical-index-mark-end text:id="IMark111746008"/><text:alphabetical-index-mark-end text:id="IMark111626904"/>.</text:p>
      <text:p text:style-name="P32"/>
      <text:p text:style-name="P38"><text:span text:style-name="T17">4.1.1.1.</text:span><text:span text:style-name="T62"> </text:span><text:alphabetical-index-mark-start text:id="IMark110992888"/><text:alphabetical-index-mark-start text:id="IMark102017832"/><text:alphabetical-index-mark-start text:id="IMark111581112"/><text:alphabetical-index-mark-start text:id="IMark107814824"/><text:alphabetical-index-mark-start text:id="IMark105581080"/><text:alphabetical-index-mark-start text:id="IMark111766520"/><text:span text:style-name="T39">Id</text:span><text:alphabetical-index-mark-end text:id="IMark111766520"/><text:alphabetical-index-mark-end text:id="IMark105581080"/><text:alphabetical-index-mark-end text:id="IMark107814824"/><text:alphabetical-index-mark-end text:id="IMark111581112"/><text:alphabetical-index-mark-end text:id="IMark102017832"/><text:alphabetical-index-mark-end text:id="IMark110992888"/><text:span text:style-name="T73">: </text:span><text:span text:style-name="T74">Primary key. </text:span><text:span text:style-name="T80">Unique integer that </text:span><text:alphabetical-index-mark-start text:id="IMark103826040"/><text:alphabetical-index-mark-start text:id="IMark106114856"/><text:alphabetical-index-mark-start text:id="IMark105523256"/><text:alphabetical-index-mark-start text:id="IMark103907576"/><text:alphabetical-index-mark-start text:id="IMark102965464"/><text:alphabetical-index-mark-start text:id="IMark110660776"/><text:span text:style-name="T80">id</text:span><text:alphabetical-index-mark-end text:id="IMark110660776"/><text:alphabetical-index-mark-end text:id="IMark102965464"/><text:alphabetical-index-mark-end text:id="IMark103907576"/><text:alphabetical-index-mark-end text:id="IMark105523256"/><text:alphabetical-index-mark-end text:id="IMark106114856"/><text:alphabetical-index-mark-end text:id="IMark103826040"/><text:span text:style-name="T80">entifies each re</text:span><text:alphabetical-index-mark-start text:id="IMark110550968"/><text:alphabetical-index-mark-start text:id="IMark111583640"/><text:alphabetical-index-mark-start text:id="IMark111751064"/><text:alphabetical-index-mark-start text:id="IMark111682520"/><text:alphabetical-index-mark-start text:id="IMark104980664"/><text:alphabetical-index-mark-start text:id="IMark111715672"/><text:span text:style-name="T80">co</text:span><text:alphabetical-index-mark-end text:id="IMark111715672"/><text:alphabetical-index-mark-end text:id="IMark104980664"/><text:alphabetical-index-mark-end text:id="IMark111682520"/><text:alphabetical-index-mark-end text:id="IMark111751064"/><text:alphabetical-index-mark-end text:id="IMark111583640"/><text:alphabetical-index-mark-end text:id="IMark110550968"/><text:span text:style-name="T80">rd in the t</text:span><text:alphabetical-index-mark-start text:id="IMark105126776"/><text:alphabetical-index-mark-start text:id="IMark107479416"/><text:alphabetical-index-mark-start text:id="IMark111113576"/><text:alphabetical-index-mark-start text:id="IMark105841608"/><text:alphabetical-index-mark-start text:id="IMark107617256"/><text:alphabetical-index-mark-start text:id="IMark106348600"/><text:span text:style-name="T80">ab</text:span><text:alphabetical-index-mark-end text:id="IMark106348600"/><text:alphabetical-index-mark-end text:id="IMark107617256"/><text:alphabetical-index-mark-end text:id="IMark105841608"/><text:alphabetical-index-mark-end text:id="IMark111113576"/><text:alphabetical-index-mark-end text:id="IMark107479416"/><text:alphabetical-index-mark-end text:id="IMark105126776"/><text:span text:style-name="T80">le.</text:span></text:p>
      <text:p text:style-name="P91"/>
      <text:p text:style-name="P91"/>
      <text:p text:style-name="P39"><text:span text:style-name="T17">4.1.1.2.</text:span><text:span text:style-name="T62"> </text:span><text:alphabetical-index-mark-start text:id="IMark110778392"/><text:alphabetical-index-mark-start text:id="IMark111613976"/><text:alphabetical-index-mark-start text:id="IMark111588696"/><text:alphabetical-index-mark-start text:id="IMark110211576"/><text:alphabetical-index-mark-start text:id="IMark106046424"/><text:alphabetical-index-mark-start text:id="IMark111050024"/><text:alphabetical-index-mark-start text:id="IMark111664824"/><text:alphabetical-index-mark-start text:id="IMark111659768"/><text:alphabetical-index-mark-start text:id="IMark106210344"/><text:alphabetical-index-mark-start text:id="IMark111913928"/><text:alphabetical-index-mark-start text:id="IMark111812024"/><text:alphabetical-index-mark-start text:id="IMark103832136"/><text:span text:style-name="T39">Co</text:span><text:alphabetical-index-mark-end text:id="IMark103832136"/><text:alphabetical-index-mark-end text:id="IMark111812024"/><text:alphabetical-index-mark-end text:id="IMark111913928"/><text:alphabetical-index-mark-end text:id="IMark106210344"/><text:alphabetical-index-mark-end text:id="IMark111659768"/><text:alphabetical-index-mark-end text:id="IMark111664824"/><text:span text:style-name="T39">ntext</text:span><text:alphabetical-index-mark-end text:id="IMark111050024"/><text:alphabetical-index-mark-end text:id="IMark106046424"/><text:alphabetical-index-mark-end text:id="IMark110211576"/><text:alphabetical-index-mark-end text:id="IMark111588696"/><text:alphabetical-index-mark-end text:id="IMark111613976"/><text:alphabetical-index-mark-end text:id="IMark110778392"/><text:span text:style-name="T73">: </text:span><text:span text:style-name="T74">describes the area or </text:span><text:alphabetical-index-mark-start text:id="IMark107736376"/><text:alphabetical-index-mark-start text:id="IMark108866936"/><text:alphabetical-index-mark-start text:id="IMark110424488"/><text:alphabetical-index-mark-start text:id="IMark102081224"/><text:alphabetical-index-mark-start text:id="IMark111842648"/><text:alphabetical-index-mark-start text:id="IMark105792488"/><text:alphabetical-index-mark-start text:id="IMark111886280"/><text:span text:style-name="T74">district</text:span><text:alphabetical-index-mark-end text:id="IMark111886280"/><text:alphabetical-index-mark-end text:id="IMark105792488"/><text:alphabetical-index-mark-end text:id="IMark111842648"/><text:alphabetical-index-mark-end text:id="IMark102081224"/><text:alphabetical-index-mark-end text:id="IMark110424488"/><text:alphabetical-index-mark-end text:id="IMark108866936"/><text:alphabetical-index-mark-end text:id="IMark107736376"/><text:span text:style-name="T74"> within the </text:span><text:alphabetical-index-mark-start text:id="IMark111875512"/><text:alphabetical-index-mark-start text:id="IMark106876168"/><text:alphabetical-index-mark-start text:id="IMark111710616"/><text:alphabetical-index-mark-start text:id="IMark111740952"/><text:alphabetical-index-mark-start text:id="IMark111720728"/><text:alphabetical-index-mark-start text:id="IMark105386472"/><text:span text:style-name="T74">town</text:span><text:alphabetical-index-mark-end text:id="IMark105386472"/><text:alphabetical-index-mark-end text:id="IMark111720728"/><text:alphabetical-index-mark-end text:id="IMark111740952"/><text:alphabetical-index-mark-end text:id="IMark111710616"/><text:alphabetical-index-mark-end text:id="IMark106876168"/><text:alphabetical-index-mark-end text:id="IMark111875512"/><text:span text:style-name="T74">.</text:span></text:p>
      <text:p text:style-name="P92"/>
      <text:p text:style-name="P92"/>
      <text:p text:style-name="P39"><text:span text:style-name="T17">4.1.1.3.</text:span><text:span text:style-name="T62"> </text:span><text:alphabetical-index-mark-start text:id="IMark104846984"/><text:alphabetical-index-mark-start text:id="IMark111662296"/><text:alphabetical-index-mark-start text:id="IMark104292904"/><text:alphabetical-index-mark-start text:id="IMark104580616"/><text:alphabetical-index-mark-start text:id="IMark105886632"/><text:alphabetical-index-mark-start text:id="IMark110547272"/><text:span text:style-name="T39">Status</text:span><text:alphabetical-index-mark-end text:id="IMark110547272"/><text:alphabetical-index-mark-end text:id="IMark105886632"/><text:alphabetical-index-mark-end text:id="IMark104580616"/><text:alphabetical-index-mark-end text:id="IMark104292904"/><text:alphabetical-index-mark-end text:id="IMark111662296"/><text:alphabetical-index-mark-end text:id="IMark104846984"/><text:span text:style-name="T73">: </text:span><text:span text:style-name="T39">‘</text:span><text:span text:style-name="T40">en</text:span><text:alphabetical-index-mark-start text:id="IMark111674936"/><text:alphabetical-index-mark-start text:id="IMark111332120"/><text:alphabetical-index-mark-start text:id="IMark110633944"/><text:alphabetical-index-mark-start text:id="IMark104629560"/><text:alphabetical-index-mark-start text:id="IMark105763816"/><text:alphabetical-index-mark-start text:id="IMark63074888"/><text:span text:style-name="T40">ab</text:span><text:alphabetical-index-mark-end text:id="IMark63074888"/><text:alphabetical-index-mark-end text:id="IMark105763816"/><text:alphabetical-index-mark-end text:id="IMark104629560"/><text:alphabetical-index-mark-end text:id="IMark110633944"/><text:alphabetical-index-mark-end text:id="IMark111332120"/><text:alphabetical-index-mark-end text:id="IMark111674936"/><text:span text:style-name="T40">led</text:span><text:span text:style-name="T39">’</text:span><text:span text:style-name="T73"> </text:span><text:span text:style-name="T74">for re</text:span><text:alphabetical-index-mark-start text:id="IMark111769048"/><text:alphabetical-index-mark-start text:id="IMark111637016"/><text:alphabetical-index-mark-start text:id="IMark103587448"/><text:alphabetical-index-mark-start text:id="IMark102157448"/><text:alphabetical-index-mark-start text:id="IMark111751976"/><text:alphabetical-index-mark-start text:id="IMark110936984"/><text:span text:style-name="T74">co</text:span><text:alphabetical-index-mark-end text:id="IMark110936984"/><text:alphabetical-index-mark-end text:id="IMark111751976"/><text:alphabetical-index-mark-end text:id="IMark102157448"/><text:alphabetical-index-mark-end text:id="IMark103587448"/><text:alphabetical-index-mark-end text:id="IMark111637016"/><text:alphabetical-index-mark-end text:id="IMark111769048"/><text:span text:style-name="T74">rds to be </text:span><text:alphabetical-index-mark-start text:id="IMark109224872"/><text:alphabetical-index-mark-start text:id="IMark111817080"/><text:alphabetical-index-mark-start text:id="IMark108205768"/><text:alphabetical-index-mark-start text:id="IMark109112520"/><text:alphabetical-index-mark-start text:id="IMark111578584"/><text:alphabetical-index-mark-start text:id="IMark109978376"/><text:span text:style-name="T74">co</text:span><text:alphabetical-index-mark-end text:id="IMark109978376"/><text:alphabetical-index-mark-end text:id="IMark111578584"/><text:alphabetical-index-mark-end text:id="IMark109112520"/><text:alphabetical-index-mark-end text:id="IMark108205768"/><text:alphabetical-index-mark-end text:id="IMark111817080"/><text:alphabetical-index-mark-end text:id="IMark109224872"/><text:span text:style-name="T74">ns</text:span><text:alphabetical-index-mark-start text:id="IMark110714776"/><text:alphabetical-index-mark-start text:id="IMark107580568"/><text:alphabetical-index-mark-start text:id="IMark111748536"/><text:alphabetical-index-mark-start text:id="IMark109127960"/><text:alphabetical-index-mark-start text:id="IMark111679992"/><text:alphabetical-index-mark-start text:id="IMark111649656"/><text:span text:style-name="T74">id</text:span><text:alphabetical-index-mark-end text:id="IMark111649656"/><text:alphabetical-index-mark-end text:id="IMark111679992"/><text:alphabetical-index-mark-end text:id="IMark109127960"/><text:alphabetical-index-mark-end text:id="IMark111748536"/><text:alphabetical-index-mark-end text:id="IMark107580568"/><text:alphabetical-index-mark-end text:id="IMark110714776"/><text:span text:style-name="T74">ered, </text:span><text:span text:style-name="T40">‘dis</text:span><text:alphabetical-index-mark-start text:id="IMark111657240"/><text:alphabetical-index-mark-start text:id="IMark110765656"/><text:alphabetical-index-mark-start text:id="IMark109713208"/><text:alphabetical-index-mark-start text:id="IMark111243208"/><text:alphabetical-index-mark-start text:id="IMark102526152"/><text:alphabetical-index-mark-start text:id="IMark102164680"/><text:span text:style-name="T40">ab</text:span><text:alphabetical-index-mark-end text:id="IMark102164680"/><text:alphabetical-index-mark-end text:id="IMark102526152"/><text:alphabetical-index-mark-end text:id="IMark111243208"/><text:alphabetical-index-mark-end text:id="IMark109713208"/><text:alphabetical-index-mark-end text:id="IMark110765656"/><text:alphabetical-index-mark-end text:id="IMark111657240"/><text:span text:style-name="T40">led’</text:span><text:span text:style-name="T74"> for re</text:span><text:alphabetical-index-mark-start text:id="IMark107422552"/><text:alphabetical-index-mark-start text:id="IMark111818280"/><text:alphabetical-index-mark-start text:id="IMark110992888"/><text:alphabetical-index-mark-start text:id="IMark102017832"/><text:alphabetical-index-mark-start text:id="IMark111581112"/><text:alphabetical-index-mark-start text:id="IMark107814824"/><text:span text:style-name="T74">co</text:span><text:alphabetical-index-mark-end text:id="IMark107814824"/><text:alphabetical-index-mark-end text:id="IMark111581112"/><text:alphabetical-index-mark-end text:id="IMark102017832"/><text:alphabetical-index-mark-end text:id="IMark110992888"/><text:alphabetical-index-mark-end text:id="IMark111818280"/><text:alphabetical-index-mark-end text:id="IMark107422552"/><text:span text:style-name="T74">rds on hold.</text:span></text:p>
      <text:p text:style-name="P92"/>
      <text:p text:style-name="P92"/>
      <text:p text:style-name="P39"><text:span text:style-name="T17">4.1.1.4.</text:span><text:span text:style-name="T62"> </text:span><text:alphabetical-index-mark-start text:id="IMark109416824"/><text:alphabetical-index-mark-start text:id="IMark109644264"/><text:alphabetical-index-mark-start text:id="IMark104185592"/><text:alphabetical-index-mark-start text:id="IMark111865400"/><text:alphabetical-index-mark-start text:id="IMark111862152"/><text:alphabetical-index-mark-start text:id="IMark103209032"/><text:alphabetical-index-mark-start text:id="IMark111860344"/><text:alphabetical-index-mark-start text:id="IMark111746008"/><text:alphabetical-index-mark-start text:id="IMark111626904"/><text:alphabetical-index-mark-start text:id="IMark111664824"/><text:alphabetical-index-mark-start text:id="IMark111659768"/><text:alphabetical-index-mark-start text:id="IMark106210344"/><text:span text:style-name="T39">Ab</text:span><text:alphabetical-index-mark-end text:id="IMark106210344"/><text:alphabetical-index-mark-end text:id="IMark111659768"/><text:alphabetical-index-mark-end text:id="IMark111664824"/><text:alphabetical-index-mark-end text:id="IMark111626904"/><text:alphabetical-index-mark-end text:id="IMark111746008"/><text:alphabetical-index-mark-end text:id="IMark111860344"/><text:span text:style-name="T39">r</text:span><text:alphabetical-index-mark-end text:id="IMark103209032"/><text:alphabetical-index-mark-end text:id="IMark111862152"/><text:alphabetical-index-mark-end text:id="IMark111865400"/><text:alphabetical-index-mark-end text:id="IMark104185592"/><text:alphabetical-index-mark-end text:id="IMark109644264"/><text:alphabetical-index-mark-end text:id="IMark109416824"/><text:span text:style-name="T73">: </text:span><text:span text:style-name="T74">A two to four letter </text:span><text:alphabetical-index-mark-start text:id="IMark111913928"/><text:alphabetical-index-mark-start text:id="IMark111812024"/><text:alphabetical-index-mark-start text:id="IMark103832136"/><text:alphabetical-index-mark-start text:id="IMark111561688"/><text:alphabetical-index-mark-start text:id="IMark110778392"/><text:alphabetical-index-mark-start text:id="IMark111613976"/><text:alphabetical-index-mark-start text:id="IMark111588696"/><text:alphabetical-index-mark-start text:id="IMark110211576"/><text:alphabetical-index-mark-start text:id="IMark106046424"/><text:alphabetical-index-mark-start text:id="IMark111050024"/><text:alphabetical-index-mark-start text:id="IMark105030744"/><text:alphabetical-index-mark-start text:id="IMark107546888"/><text:alphabetical-index-mark-start text:id="IMark111644600"/><text:span text:style-name="T74">co</text:span><text:alphabetical-index-mark-end text:id="IMark111644600"/><text:alphabetical-index-mark-end text:id="IMark107546888"/><text:alphabetical-index-mark-end text:id="IMark105030744"/><text:alphabetical-index-mark-end text:id="IMark111050024"/><text:alphabetical-index-mark-end text:id="IMark106046424"/><text:alphabetical-index-mark-end text:id="IMark110211576"/><text:span text:style-name="T74">de</text:span><text:alphabetical-index-mark-end text:id="IMark111588696"/><text:alphabetical-index-mark-end text:id="IMark111613976"/><text:alphabetical-index-mark-end text:id="IMark110778392"/><text:alphabetical-index-mark-end text:id="IMark111561688"/><text:alphabetical-index-mark-end text:id="IMark103832136"/><text:alphabetical-index-mark-end text:id="IMark111812024"/><text:alphabetical-index-mark-end text:id="IMark111913928"/><text:span text:style-name="T74"> that </text:span><text:alphabetical-index-mark-start text:id="IMark107736376"/><text:alphabetical-index-mark-start text:id="IMark108866936"/><text:alphabetical-index-mark-start text:id="IMark110424488"/><text:alphabetical-index-mark-start text:id="IMark102081224"/><text:alphabetical-index-mark-start text:id="IMark111842648"/><text:alphabetical-index-mark-start text:id="IMark105792488"/><text:span text:style-name="T74">id</text:span><text:alphabetical-index-mark-end text:id="IMark105792488"/><text:alphabetical-index-mark-end text:id="IMark111842648"/><text:alphabetical-index-mark-end text:id="IMark102081224"/><text:alphabetical-index-mark-end text:id="IMark110424488"/><text:alphabetical-index-mark-end text:id="IMark108866936"/><text:alphabetical-index-mark-end text:id="IMark107736376"/><text:span text:style-name="T74">entifies each </text:span><text:alphabetical-index-mark-start text:id="IMark111886280"/><text:alphabetical-index-mark-start text:id="IMark106277512"/><text:alphabetical-index-mark-start text:id="IMark103143400"/><text:alphabetical-index-mark-start text:id="IMark111875512"/><text:alphabetical-index-mark-start text:id="IMark106876168"/><text:alphabetical-index-mark-start text:id="IMark111710616"/><text:alphabetical-index-mark-start text:id="IMark111740952"/><text:span text:style-name="T74">street</text:span><text:alphabetical-index-mark-end text:id="IMark111740952"/><text:alphabetical-index-mark-end text:id="IMark111710616"/><text:alphabetical-index-mark-end text:id="IMark106876168"/><text:alphabetical-index-mark-end text:id="IMark111875512"/><text:alphabetical-index-mark-end text:id="IMark103143400"/><text:alphabetical-index-mark-end text:id="IMark106277512"/><text:alphabetical-index-mark-end text:id="IMark111886280"/><text:span text:style-name="T74">. </text:span><text:alphabetical-index-mark-start text:id="IMark111720728"/><text:alphabetical-index-mark-start text:id="IMark105386472"/><text:alphabetical-index-mark-start text:id="IMark103552248"/><text:alphabetical-index-mark-start text:id="IMark111611448"/><text:alphabetical-index-mark-start text:id="IMark109372824"/><text:alphabetical-index-mark-start text:id="IMark111598808"/><text:span text:style-name="T74">Co</text:span><text:alphabetical-index-mark-end text:id="IMark111598808"/><text:alphabetical-index-mark-end text:id="IMark109372824"/><text:alphabetical-index-mark-end text:id="IMark111611448"/><text:alphabetical-index-mark-end text:id="IMark103552248"/><text:alphabetical-index-mark-end text:id="IMark105386472"/><text:alphabetical-index-mark-end text:id="IMark111720728"/><text:span text:style-name="T74">rrespondence between </text:span><text:alphabetical-index-mark-start text:id="IMark111667352"/><text:alphabetical-index-mark-start text:id="IMark110084632"/><text:alphabetical-index-mark-start text:id="IMark107184136"/><text:alphabetical-index-mark-start text:id="IMark105581080"/><text:alphabetical-index-mark-start text:id="IMark111766520"/><text:alphabetical-index-mark-start text:id="IMark104846984"/><text:alphabetical-index-mark-start text:id="IMark111662296"/><text:alphabetical-index-mark-start text:id="IMark104292904"/><text:alphabetical-index-mark-start text:id="IMark104580616"/><text:alphabetical-index-mark-start text:id="IMark105886632"/><text:alphabetical-index-mark-start text:id="IMark110547272"/><text:alphabetical-index-mark-start text:id="IMark111586168"/><text:span text:style-name="T40">Ab</text:span><text:alphabetical-index-mark-end text:id="IMark111586168"/><text:alphabetical-index-mark-end text:id="IMark110547272"/><text:alphabetical-index-mark-end text:id="IMark105886632"/><text:alphabetical-index-mark-end text:id="IMark104580616"/><text:alphabetical-index-mark-end text:id="IMark104292904"/><text:alphabetical-index-mark-end text:id="IMark111662296"/><text:span text:style-name="T40">r</text:span><text:alphabetical-index-mark-end text:id="IMark104846984"/><text:alphabetical-index-mark-end text:id="IMark111766520"/><text:alphabetical-index-mark-end text:id="IMark105581080"/><text:alphabetical-index-mark-end text:id="IMark107184136"/><text:alphabetical-index-mark-end text:id="IMark110084632"/><text:alphabetical-index-mark-end text:id="IMark111667352"/><text:span text:style-name="T74"> and the actual name of the </text:span><text:alphabetical-index-mark-start text:id="IMark105861560"/><text:alphabetical-index-mark-start text:id="IMark110540728"/><text:alphabetical-index-mark-start text:id="IMark105401272"/><text:alphabetical-index-mark-start text:id="IMark111674936"/><text:alphabetical-index-mark-start text:id="IMark111332120"/><text:alphabetical-index-mark-start text:id="IMark110633944"/><text:alphabetical-index-mark-start text:id="IMark104629560"/><text:span text:style-name="T74">street</text:span><text:alphabetical-index-mark-end text:id="IMark104629560"/><text:alphabetical-index-mark-end text:id="IMark110633944"/><text:alphabetical-index-mark-end text:id="IMark111332120"/><text:alphabetical-index-mark-end text:id="IMark111674936"/><text:alphabetical-index-mark-end text:id="IMark105401272"/><text:alphabetical-index-mark-end text:id="IMark110540728"/><text:alphabetical-index-mark-end text:id="IMark105861560"/><text:span text:style-name="T74"> is </text:span><text:alphabetical-index-mark-start text:id="IMark105763816"/><text:alphabetical-index-mark-start text:id="IMark63074888"/><text:alphabetical-index-mark-start text:id="IMark103826040"/><text:alphabetical-index-mark-start text:id="IMark106114856"/><text:alphabetical-index-mark-start text:id="IMark105523256"/><text:alphabetical-index-mark-start text:id="IMark103907576"/><text:span text:style-name="T74">co</text:span><text:alphabetical-index-mark-end text:id="IMark103907576"/><text:alphabetical-index-mark-end text:id="IMark105523256"/><text:alphabetical-index-mark-end text:id="IMark106114856"/><text:alphabetical-index-mark-end text:id="IMark103826040"/><text:alphabetical-index-mark-end text:id="IMark63074888"/><text:alphabetical-index-mark-end text:id="IMark105763816"/><text:span text:style-name="T74">ntained in t</text:span><text:alphabetical-index-mark-start text:id="IMark102965464"/><text:alphabetical-index-mark-start text:id="IMark111769048"/><text:alphabetical-index-mark-start text:id="IMark111637016"/><text:alphabetical-index-mark-start text:id="IMark103587448"/><text:alphabetical-index-mark-start text:id="IMark102157448"/><text:alphabetical-index-mark-start text:id="IMark111751976"/><text:span text:style-name="T74">ab</text:span><text:alphabetical-index-mark-end text:id="IMark111751976"/><text:alphabetical-index-mark-end text:id="IMark102157448"/><text:alphabetical-index-mark-end text:id="IMark103587448"/><text:alphabetical-index-mark-end text:id="IMark111637016"/><text:alphabetical-index-mark-end text:id="IMark111769048"/><text:alphabetical-index-mark-end text:id="IMark102965464"/><text:span text:style-name="T74">le </text:span><text:span text:style-name="T40">‘</text:span><text:alphabetical-index-mark-start text:id="IMark110936984"/><text:alphabetical-index-mark-start text:id="IMark110660776"/><text:alphabetical-index-mark-start text:id="IMark107651096"/><text:alphabetical-index-mark-start text:id="IMark109224872"/><text:alphabetical-index-mark-start text:id="IMark111817080"/><text:alphabetical-index-mark-start text:id="IMark108205768"/><text:alphabetical-index-mark-start text:id="IMark109112520"/><text:span text:style-name="T40">trf_</text:span><text:alphabetical-index-mark-start text:id="IMark111578584"/><text:alphabetical-index-mark-start text:id="IMark109978376"/><text:alphabetical-index-mark-start text:id="IMark111697976"/><text:alphabetical-index-mark-start text:id="IMark110550968"/><text:alphabetical-index-mark-start text:id="IMark110714776"/><text:alphabetical-index-mark-start text:id="IMark107580568"/><text:alphabetical-index-mark-start text:id="IMark111748536"/><text:span text:style-name="T40">street</text:span><text:alphabetical-index-mark-end text:id="IMark111748536"/><text:alphabetical-index-mark-end text:id="IMark107580568"/><text:alphabetical-index-mark-end text:id="IMark110714776"/><text:alphabetical-index-mark-end text:id="IMark110550968"/><text:alphabetical-index-mark-end text:id="IMark111697976"/><text:alphabetical-index-mark-end text:id="IMark109978376"/><text:alphabetical-index-mark-end text:id="IMark111578584"/><text:span text:style-name="T40">s</text:span><text:alphabetical-index-mark-end text:id="IMark109112520"/><text:alphabetical-index-mark-end text:id="IMark108205768"/><text:alphabetical-index-mark-end text:id="IMark111817080"/><text:alphabetical-index-mark-end text:id="IMark109224872"/><text:alphabetical-index-mark-end text:id="IMark107651096"/><text:alphabetical-index-mark-end text:id="IMark110660776"/><text:alphabetical-index-mark-end text:id="IMark110936984"/><text:span text:style-name="T40">’</text:span><text:span text:style-name="T74"> between fields </text:span><text:alphabetical-index-mark-start text:id="IMark109127960"/><text:alphabetical-index-mark-start text:id="IMark111679992"/><text:alphabetical-index-mark-start text:id="IMark111649656"/><text:alphabetical-index-mark-start text:id="IMark111583640"/><text:alphabetical-index-mark-start text:id="IMark111751064"/><text:alphabetical-index-mark-start text:id="IMark111682520"/><text:span text:style-name="T40">Item</text:span><text:alphabetical-index-mark-end text:id="IMark111682520"/><text:alphabetical-index-mark-end text:id="IMark111751064"/><text:alphabetical-index-mark-end text:id="IMark111583640"/><text:alphabetical-index-mark-end text:id="IMark111649656"/><text:alphabetical-index-mark-end text:id="IMark111679992"/><text:alphabetical-index-mark-end text:id="IMark109127960"/><text:span text:style-name="T74"> and </text:span><text:alphabetical-index-mark-start text:id="IMark111657240"/><text:alphabetical-index-mark-start text:id="IMark110765656"/><text:alphabetical-index-mark-start text:id="IMark109713208"/><text:alphabetical-index-mark-start text:id="IMark111243208"/><text:alphabetical-index-mark-start text:id="IMark102526152"/><text:alphabetical-index-mark-start text:id="IMark102164680"/><text:alphabetical-index-mark-start text:id="IMark104980664"/><text:alphabetical-index-mark-start text:id="IMark111715672"/><text:alphabetical-index-mark-start text:id="IMark111654712"/><text:alphabetical-index-mark-start text:id="IMark107422552"/><text:alphabetical-index-mark-start text:id="IMark111818280"/><text:alphabetical-index-mark-start text:id="IMark110992888"/><text:span text:style-name="T40">Ab</text:span><text:alphabetical-index-mark-end text:id="IMark110992888"/><text:alphabetical-index-mark-end text:id="IMark111818280"/><text:alphabetical-index-mark-end text:id="IMark107422552"/><text:alphabetical-index-mark-end text:id="IMark111654712"/><text:alphabetical-index-mark-end text:id="IMark111715672"/><text:alphabetical-index-mark-end text:id="IMark104980664"/><text:span text:style-name="T40">r</text:span><text:alphabetical-index-mark-end text:id="IMark102164680"/><text:alphabetical-index-mark-end text:id="IMark102526152"/><text:alphabetical-index-mark-end text:id="IMark111243208"/><text:alphabetical-index-mark-end text:id="IMark109713208"/><text:alphabetical-index-mark-end text:id="IMark110765656"/><text:alphabetical-index-mark-end text:id="IMark111657240"/><text:span text:style-name="T74">.</text:span></text:p>
      <text:p text:style-name="P92"/>
      <text:p text:style-name="P92"/>
      <text:p text:style-name="P40"><text:span text:style-name="T17">4.1.1.5.</text:span><text:span text:style-name="T62"> </text:span><text:alphabetical-index-mark-start text:id="IMark111613976"/><text:alphabetical-index-mark-start text:id="IMark111588696"/><text:alphabetical-index-mark-start text:id="IMark111113576"/><text:alphabetical-index-mark-start text:id="IMark106348600"/><text:alphabetical-index-mark-start text:id="IMark107736376"/><text:alphabetical-index-mark-start text:id="IMark108866936"/><text:span text:style-name="T39">Alt</text:span><text:alphabetical-index-mark-end text:id="IMark108866936"/><text:alphabetical-index-mark-end text:id="IMark107736376"/><text:alphabetical-index-mark-end text:id="IMark106348600"/><text:alphabetical-index-mark-end text:id="IMark111113576"/><text:alphabetical-index-mark-end text:id="IMark111588696"/><text:alphabetical-index-mark-end text:id="IMark111613976"/><text:span text:style-name="T73">: </text:span><text:alphabetical-index-mark-start text:id="IMark110424488"/><text:alphabetical-index-mark-start text:id="IMark102081224"/><text:alphabetical-index-mark-start text:id="IMark111842648"/><text:alphabetical-index-mark-start text:id="IMark105792488"/><text:alphabetical-index-mark-start text:id="IMark107617256"/><text:alphabetical-index-mark-start text:id="IMark102017832"/><text:alphabetical-index-mark-start text:id="IMark111886280"/><text:span text:style-name="T75">Street</text:span><text:alphabetical-index-mark-end text:id="IMark111886280"/><text:alphabetical-index-mark-end text:id="IMark102017832"/><text:alphabetical-index-mark-end text:id="IMark107617256"/><text:alphabetical-index-mark-end text:id="IMark105792488"/><text:alphabetical-index-mark-end text:id="IMark111842648"/><text:alphabetical-index-mark-end text:id="IMark102081224"/><text:alphabetical-index-mark-end text:id="IMark110424488"/><text:span text:style-name="T75"> </text:span><text:alphabetical-index-mark-start text:id="IMark106277512"/><text:alphabetical-index-mark-start text:id="IMark103143400"/><text:alphabetical-index-mark-start text:id="IMark111875512"/><text:alphabetical-index-mark-start text:id="IMark106876168"/><text:alphabetical-index-mark-start text:id="IMark111710616"/><text:alphabetical-index-mark-start text:id="IMark111740952"/><text:span text:style-name="T75">co</text:span><text:alphabetical-index-mark-end text:id="IMark111740952"/><text:alphabetical-index-mark-end text:id="IMark111710616"/><text:alphabetical-index-mark-end text:id="IMark106876168"/><text:alphabetical-index-mark-end text:id="IMark111875512"/><text:alphabetical-index-mark-end text:id="IMark103143400"/><text:alphabetical-index-mark-end text:id="IMark106277512"/><text:span text:style-name="T75">ordinate - i.e. </text:span><text:alphabetical-index-mark-start text:id="IMark111581112"/><text:alphabetical-index-mark-start text:id="IMark111860344"/><text:alphabetical-index-mark-start text:id="IMark111720728"/><text:alphabetical-index-mark-start text:id="IMark105386472"/><text:alphabetical-index-mark-start text:id="IMark103552248"/><text:alphabetical-index-mark-start text:id="IMark111611448"/><text:alphabetical-index-mark-start text:id="IMark109372824"/><text:span text:style-name="T75">street</text:span><text:alphabetical-index-mark-end text:id="IMark109372824"/><text:alphabetical-index-mark-end text:id="IMark111611448"/><text:alphabetical-index-mark-end text:id="IMark103552248"/><text:alphabetical-index-mark-end text:id="IMark105386472"/><text:alphabetical-index-mark-end text:id="IMark111720728"/><text:alphabetical-index-mark-end text:id="IMark111860344"/><text:alphabetical-index-mark-end text:id="IMark111581112"/><text:span text:style-name="T75"> </text:span><text:alphabetical-index-mark-start text:id="IMark111598808"/><text:alphabetical-index-mark-start text:id="IMark111746008"/><text:alphabetical-index-mark-start text:id="IMark111626904"/><text:alphabetical-index-mark-start text:id="IMark111662296"/><text:alphabetical-index-mark-start text:id="IMark104292904"/><text:alphabetical-index-mark-start text:id="IMark104580616"/><text:alphabetical-index-mark-start text:id="IMark105886632"/><text:span text:style-name="T75">number</text:span><text:alphabetical-index-mark-end text:id="IMark105886632"/><text:alphabetical-index-mark-end text:id="IMark104580616"/><text:alphabetical-index-mark-end text:id="IMark104292904"/><text:alphabetical-index-mark-end text:id="IMark111662296"/><text:alphabetical-index-mark-end text:id="IMark111626904"/><text:alphabetical-index-mark-end text:id="IMark111746008"/><text:alphabetical-index-mark-end text:id="IMark111598808"/><text:span text:style-name="T75">. In </text:span><text:alphabetical-index-mark-start text:id="IMark110547272"/><text:alphabetical-index-mark-start text:id="IMark111586168"/><text:alphabetical-index-mark-start text:id="IMark111664824"/><text:alphabetical-index-mark-start text:id="IMark111667352"/><text:alphabetical-index-mark-start text:id="IMark110084632"/><text:alphabetical-index-mark-start text:id="IMark107184136"/><text:alphabetical-index-mark-start text:id="IMark105581080"/><text:span text:style-name="T75">Argentina</text:span><text:alphabetical-index-mark-end text:id="IMark105581080"/><text:alphabetical-index-mark-end text:id="IMark107184136"/><text:alphabetical-index-mark-end text:id="IMark110084632"/><text:alphabetical-index-mark-end text:id="IMark111667352"/><text:alphabetical-index-mark-end text:id="IMark111664824"/><text:alphabetical-index-mark-end text:id="IMark111586168"/><text:alphabetical-index-mark-end text:id="IMark110547272"/><text:span text:style-name="T75"> </text:span><text:alphabetical-index-mark-start text:id="IMark111766520"/><text:alphabetical-index-mark-start text:id="IMark104846984"/><text:alphabetical-index-mark-start text:id="IMark111659768"/><text:alphabetical-index-mark-start text:id="IMark106210344"/><text:alphabetical-index-mark-start text:id="IMark105861560"/><text:alphabetical-index-mark-start text:id="IMark110540728"/><text:alphabetical-index-mark-start text:id="IMark105401272"/><text:span text:style-name="T75">norm</text:span><text:alphabetical-index-mark-end text:id="IMark105401272"/><text:alphabetical-index-mark-end text:id="IMark110540728"/><text:alphabetical-index-mark-end text:id="IMark105861560"/><text:alphabetical-index-mark-end text:id="IMark106210344"/><text:alphabetical-index-mark-end text:id="IMark111659768"/><text:alphabetical-index-mark-end text:id="IMark104846984"/><text:alphabetical-index-mark-end text:id="IMark111766520"/><text:span text:style-name="T75">ally each </text:span><text:alphabetical-index-mark-start text:id="IMark111674936"/><text:alphabetical-index-mark-start text:id="IMark111332120"/><text:alphabetical-index-mark-start text:id="IMark110633944"/><text:alphabetical-index-mark-start text:id="IMark104629560"/><text:alphabetical-index-mark-start text:id="IMark107814824"/><text:alphabetical-index-mark-start text:id="IMark109416824"/><text:alphabetical-index-mark-start text:id="IMark105763816"/><text:span text:style-name="T75">street</text:span><text:alphabetical-index-mark-end text:id="IMark105763816"/><text:alphabetical-index-mark-end text:id="IMark109416824"/><text:alphabetical-index-mark-end text:id="IMark107814824"/><text:alphabetical-index-mark-end text:id="IMark104629560"/><text:alphabetical-index-mark-end text:id="IMark110633944"/><text:alphabetical-index-mark-end text:id="IMark111332120"/><text:alphabetical-index-mark-end text:id="IMark111674936"/><text:span text:style-name="T75"> </text:span><text:alphabetical-index-mark-start text:id="IMark63074888"/><text:alphabetical-index-mark-start text:id="IMark103826040"/><text:alphabetical-index-mark-start text:id="IMark106114856"/><text:alphabetical-index-mark-start text:id="IMark105523256"/><text:alphabetical-index-mark-start text:id="IMark103907576"/><text:alphabetical-index-mark-start text:id="IMark109644264"/><text:alphabetical-index-mark-start text:id="IMark104185592"/><text:span text:style-name="T75">block</text:span><text:alphabetical-index-mark-end text:id="IMark104185592"/><text:alphabetical-index-mark-end text:id="IMark109644264"/><text:alphabetical-index-mark-end text:id="IMark103907576"/><text:alphabetical-index-mark-end text:id="IMark105523256"/><text:alphabetical-index-mark-end text:id="IMark106114856"/><text:alphabetical-index-mark-end text:id="IMark103826040"/><text:alphabetical-index-mark-end text:id="IMark63074888"/><text:span text:style-name="T75"> carries </text:span><text:alphabetical-index-mark-start text:id="IMark102965464"/><text:alphabetical-index-mark-start text:id="IMark111769048"/><text:alphabetical-index-mark-start text:id="IMark111637016"/><text:alphabetical-index-mark-start text:id="IMark103587448"/><text:alphabetical-index-mark-start text:id="IMark102157448"/><text:alphabetical-index-mark-start text:id="IMark111751976"/><text:alphabetical-index-mark-start text:id="IMark111865400"/><text:span text:style-name="T75">number</text:span><text:alphabetical-index-mark-end text:id="IMark111865400"/><text:alphabetical-index-mark-end text:id="IMark111751976"/><text:alphabetical-index-mark-end text:id="IMark102157448"/><text:alphabetical-index-mark-end text:id="IMark103587448"/><text:alphabetical-index-mark-end text:id="IMark111637016"/><text:alphabetical-index-mark-end text:id="IMark111769048"/><text:alphabetical-index-mark-end text:id="IMark102965464"/><text:span text:style-name="T75">s by a century or hundred </text:span><text:alphabetical-index-mark-start text:id="IMark111862152"/><text:alphabetical-index-mark-start text:id="IMark103209032"/><text:alphabetical-index-mark-start text:id="IMark88541048"/><text:alphabetical-index-mark-start text:id="IMark111578584"/><text:alphabetical-index-mark-start text:id="IMark109978376"/><text:alphabetical-index-mark-start text:id="IMark111697976"/><text:alphabetical-index-mark-start text:id="IMark110550968"/><text:span text:style-name="T75">meter</text:span><text:alphabetical-index-mark-end text:id="IMark110550968"/><text:alphabetical-index-mark-end text:id="IMark111697976"/><text:alphabetical-index-mark-end text:id="IMark109978376"/><text:alphabetical-index-mark-end text:id="IMark111578584"/><text:alphabetical-index-mark-end text:id="IMark88541048"/><text:alphabetical-index-mark-end text:id="IMark103209032"/><text:alphabetical-index-mark-end text:id="IMark111862152"/><text:span text:style-name="T75">s </text:span><text:alphabetical-index-mark-start text:id="IMark110714776"/><text:alphabetical-index-mark-start text:id="IMark107580568"/><text:alphabetical-index-mark-start text:id="IMark111748536"/><text:alphabetical-index-mark-start text:id="IMark107479416"/><text:alphabetical-index-mark-start text:id="IMark110936984"/><text:alphabetical-index-mark-start text:id="IMark110660776"/><text:alphabetical-index-mark-start text:id="IMark107651096"/><text:alphabetical-index-mark-start text:id="IMark109224872"/><text:alphabetical-index-mark-start text:id="IMark111817080"/><text:alphabetical-index-mark-start text:id="IMark108205768"/><text:alphabetical-index-mark-start text:id="IMark109112520"/><text:alphabetical-index-mark-start text:id="IMark105126776"/><text:alphabetical-index-mark-start text:id="IMark110211576"/><text:span text:style-name="T75">co</text:span><text:alphabetical-index-mark-end text:id="IMark110211576"/><text:alphabetical-index-mark-end text:id="IMark105126776"/><text:alphabetical-index-mark-end text:id="IMark109112520"/><text:alphabetical-index-mark-end text:id="IMark108205768"/><text:alphabetical-index-mark-end text:id="IMark111817080"/><text:alphabetical-index-mark-end text:id="IMark109224872"/><text:span text:style-name="T75">unt</text:span><text:alphabetical-index-mark-end text:id="IMark107651096"/><text:alphabetical-index-mark-end text:id="IMark110660776"/><text:alphabetical-index-mark-end text:id="IMark110936984"/><text:alphabetical-index-mark-end text:id="IMark107479416"/><text:alphabetical-index-mark-end text:id="IMark111748536"/><text:alphabetical-index-mark-end text:id="IMark107580568"/><text:alphabetical-index-mark-end text:id="IMark110714776"/><text:span text:style-name="T75">ed f</text:span><text:alphabetical-index-mark-start text:id="IMark106046424"/><text:alphabetical-index-mark-start text:id="IMark109127960"/><text:alphabetical-index-mark-start text:id="IMark111679992"/><text:alphabetical-index-mark-start text:id="IMark111649656"/><text:alphabetical-index-mark-start text:id="IMark111583640"/><text:alphabetical-index-mark-start text:id="IMark111751064"/><text:span text:style-name="T75">ro</text:span><text:alphabetical-index-mark-end text:id="IMark111751064"/><text:alphabetical-index-mark-end text:id="IMark111583640"/><text:alphabetical-index-mark-end text:id="IMark111649656"/><text:alphabetical-index-mark-end text:id="IMark111679992"/><text:alphabetical-index-mark-end text:id="IMark109127960"/><text:alphabetical-index-mark-end text:id="IMark106046424"/><text:span text:style-name="T75">m what is </text:span><text:alphabetical-index-mark-start text:id="IMark111682520"/><text:alphabetical-index-mark-start text:id="IMark111050024"/><text:alphabetical-index-mark-start text:id="IMark105030744"/><text:alphabetical-index-mark-start text:id="IMark104980664"/><text:alphabetical-index-mark-start text:id="IMark111715672"/><text:alphabetical-index-mark-start text:id="IMark111654712"/><text:span text:style-name="T75">co</text:span><text:alphabetical-index-mark-end text:id="IMark111654712"/><text:alphabetical-index-mark-end text:id="IMark111715672"/><text:alphabetical-index-mark-end text:id="IMark104980664"/><text:alphabetical-index-mark-end text:id="IMark105030744"/><text:alphabetical-index-mark-end text:id="IMark111050024"/><text:alphabetical-index-mark-end text:id="IMark111682520"/><text:span text:style-name="T75">ns</text:span><text:alphabetical-index-mark-start text:id="IMark107422552"/><text:alphabetical-index-mark-start text:id="IMark111818280"/><text:alphabetical-index-mark-start text:id="IMark110992888"/><text:alphabetical-index-mark-start text:id="IMark107546888"/><text:alphabetical-index-mark-start text:id="IMark111657240"/><text:alphabetical-index-mark-start text:id="IMark110765656"/><text:span text:style-name="T75">id</text:span><text:alphabetical-index-mark-end text:id="IMark110765656"/><text:alphabetical-index-mark-end text:id="IMark111657240"/><text:alphabetical-index-mark-end text:id="IMark107546888"/><text:alphabetical-index-mark-end text:id="IMark110992888"/><text:alphabetical-index-mark-end text:id="IMark111818280"/><text:alphabetical-index-mark-end text:id="IMark107422552"/><text:span text:style-name="T75">ered to be the starting point of the </text:span><text:alphabetical-index-mark-start text:id="IMark109713208"/><text:alphabetical-index-mark-start text:id="IMark111243208"/><text:alphabetical-index-mark-start text:id="IMark102526152"/><text:alphabetical-index-mark-start text:id="IMark102164680"/><text:alphabetical-index-mark-start text:id="IMark111644600"/><text:alphabetical-index-mark-start text:id="IMark111913928"/><text:alphabetical-index-mark-start text:id="IMark105841608"/><text:span text:style-name="T75">street</text:span><text:alphabetical-index-mark-end text:id="IMark105841608"/><text:alphabetical-index-mark-end text:id="IMark111913928"/><text:alphabetical-index-mark-end text:id="IMark111644600"/><text:alphabetical-index-mark-end text:id="IMark102164680"/><text:alphabetical-index-mark-end text:id="IMark102526152"/><text:alphabetical-index-mark-end text:id="IMark111243208"/><text:alphabetical-index-mark-end text:id="IMark109713208"/><text:span text:style-name="T75">, for a given </text:span><text:alphabetical-index-mark-start text:id="IMark103832136"/><text:alphabetical-index-mark-start text:id="IMark111812024"/><text:alphabetical-index-mark-start text:id="IMark110778392"/><text:alphabetical-index-mark-start text:id="IMark111561688"/><text:alphabetical-index-mark-start text:id="IMark111155944"/><text:alphabetical-index-mark-start text:id="IMark106173752"/><text:span text:style-name="T75">town</text:span><text:alphabetical-index-mark-end text:id="IMark106173752"/><text:alphabetical-index-mark-end text:id="IMark111155944"/><text:alphabetical-index-mark-end text:id="IMark111561688"/><text:alphabetical-index-mark-end text:id="IMark110778392"/><text:alphabetical-index-mark-end text:id="IMark111812024"/><text:alphabetical-index-mark-end text:id="IMark103832136"/><text:span text:style-name="T75">. For example, being at the </text:span><text:alphabetical-index-mark-start text:id="IMark106756552"/><text:alphabetical-index-mark-start text:id="IMark106759560"/><text:alphabetical-index-mark-start text:id="IMark105599208"/><text:alphabetical-index-mark-start text:id="IMark105601464"/><text:alphabetical-index-mark-start text:id="IMark109452936"/><text:alphabetical-index-mark-start text:id="IMark109455192"/><text:span text:style-name="T75">co</text:span><text:alphabetical-index-mark-end text:id="IMark109455192"/><text:alphabetical-index-mark-end text:id="IMark109452936"/><text:alphabetical-index-mark-end text:id="IMark105601464"/><text:alphabetical-index-mark-end text:id="IMark105599208"/><text:alphabetical-index-mark-end text:id="IMark106759560"/><text:alphabetical-index-mark-end text:id="IMark106756552"/><text:span text:style-name="T75">rner of Lavalle 1700 means that this is the 17ht </text:span><text:alphabetical-index-mark-start text:id="IMark109230792"/><text:alphabetical-index-mark-start text:id="IMark109229288"/><text:alphabetical-index-mark-start text:id="IMark109227784"/><text:alphabetical-index-mark-start text:id="IMark106062696"/><text:alphabetical-index-mark-start text:id="IMark106068712"/><text:alphabetical-index-mark-start text:id="IMark106067208"/><text:alphabetical-index-mark-start text:id="IMark106065704"/><text:span text:style-name="T75">block</text:span><text:alphabetical-index-mark-end text:id="IMark106065704"/><text:alphabetical-index-mark-end text:id="IMark106067208"/><text:alphabetical-index-mark-end text:id="IMark106068712"/><text:alphabetical-index-mark-end text:id="IMark106062696"/><text:alphabetical-index-mark-end text:id="IMark109227784"/><text:alphabetical-index-mark-end text:id="IMark109229288"/><text:alphabetical-index-mark-end text:id="IMark109230792"/><text:span text:style-name="T75"> of that </text:span><text:alphabetical-index-mark-start text:id="IMark106064200"/><text:alphabetical-index-mark-start text:id="IMark106069464"/><text:alphabetical-index-mark-start text:id="IMark109862648"/><text:alphabetical-index-mark-start text:id="IMark109861144"/><text:alphabetical-index-mark-start text:id="IMark109859640"/><text:alphabetical-index-mark-start text:id="IMark107485016"/><text:alphabetical-index-mark-start text:id="IMark107493480"/><text:span text:style-name="T75">street</text:span><text:alphabetical-index-mark-end text:id="IMark107493480"/><text:alphabetical-index-mark-end text:id="IMark107485016"/><text:alphabetical-index-mark-end text:id="IMark109859640"/><text:alphabetical-index-mark-end text:id="IMark109861144"/><text:alphabetical-index-mark-end text:id="IMark109862648"/><text:alphabetical-index-mark-end text:id="IMark106069464"/><text:alphabetical-index-mark-end text:id="IMark106064200"/><text:span text:style-name="T75">.</text:span></text:p>
      <text:p text:style-name="P93"/>
      <text:p text:style-name="P93">Houses are <text:alphabetical-index-mark-start text:id="IMark110547272"/><text:alphabetical-index-mark-start text:id="IMark111586168"/><text:alphabetical-index-mark-start text:id="IMark111664824"/><text:alphabetical-index-mark-start text:id="IMark111667352"/><text:alphabetical-index-mark-start text:id="IMark110084632"/><text:alphabetical-index-mark-start text:id="IMark107184136"/>id<text:alphabetical-index-mark-end text:id="IMark107184136"/><text:alphabetical-index-mark-end text:id="IMark110084632"/><text:alphabetical-index-mark-end text:id="IMark111667352"/><text:alphabetical-index-mark-end text:id="IMark111664824"/><text:alphabetical-index-mark-end text:id="IMark111586168"/><text:alphabetical-index-mark-end text:id="IMark110547272"/>entified by <text:alphabetical-index-mark-start text:id="IMark105581080"/><text:alphabetical-index-mark-start text:id="IMark111613976"/><text:alphabetical-index-mark-start text:id="IMark111766520"/><text:alphabetical-index-mark-start text:id="IMark104846984"/><text:alphabetical-index-mark-start text:id="IMark111659768"/><text:alphabetical-index-mark-start text:id="IMark106210344"/><text:alphabetical-index-mark-start text:id="IMark105861560"/>meter<text:alphabetical-index-mark-end text:id="IMark105861560"/><text:alphabetical-index-mark-end text:id="IMark106210344"/><text:alphabetical-index-mark-end text:id="IMark111659768"/><text:alphabetical-index-mark-end text:id="IMark104846984"/><text:alphabetical-index-mark-end text:id="IMark111766520"/><text:alphabetical-index-mark-end text:id="IMark111613976"/><text:alphabetical-index-mark-end text:id="IMark105581080"/>s. So, Lavalle 1723 is the <text:alphabetical-index-mark-start text:id="IMark110540728"/><text:alphabetical-index-mark-start text:id="IMark105401272"/><text:alphabetical-index-mark-start text:id="IMark111588696"/><text:alphabetical-index-mark-start text:id="IMark111113576"/><text:alphabetical-index-mark-start text:id="IMark111674936"/><text:alphabetical-index-mark-start text:id="IMark111332120"/><text:alphabetical-index-mark-start text:id="IMark110633944"/>address<text:alphabetical-index-mark-end text:id="IMark110633944"/><text:alphabetical-index-mark-end text:id="IMark111332120"/><text:alphabetical-index-mark-end text:id="IMark111674936"/><text:alphabetical-index-mark-end text:id="IMark111113576"/><text:alphabetical-index-mark-end text:id="IMark111588696"/><text:alphabetical-index-mark-end text:id="IMark105401272"/><text:alphabetical-index-mark-end text:id="IMark110540728"/> that stands at 1723 <text:alphabetical-index-mark-start text:id="IMark104629560"/><text:alphabetical-index-mark-start text:id="IMark107814824"/><text:alphabetical-index-mark-start text:id="IMark109416824"/><text:alphabetical-index-mark-start text:id="IMark105763816"/><text:alphabetical-index-mark-start text:id="IMark106348600"/><text:alphabetical-index-mark-start text:id="IMark107736376"/><text:alphabetical-index-mark-start text:id="IMark63074888"/>meter<text:alphabetical-index-mark-end text:id="IMark63074888"/><text:alphabetical-index-mark-end text:id="IMark107736376"/><text:alphabetical-index-mark-end text:id="IMark106348600"/><text:alphabetical-index-mark-end text:id="IMark105763816"/><text:alphabetical-index-mark-end text:id="IMark109416824"/><text:alphabetical-index-mark-end text:id="IMark107814824"/><text:alphabetical-index-mark-end text:id="IMark104629560"/>s f<text:alphabetical-index-mark-start text:id="IMark103826040"/><text:alphabetical-index-mark-start text:id="IMark106114856"/><text:alphabetical-index-mark-start text:id="IMark105523256"/><text:alphabetical-index-mark-start text:id="IMark103907576"/><text:alphabetical-index-mark-start text:id="IMark109644264"/><text:alphabetical-index-mark-start text:id="IMark104185592"/>ro<text:alphabetical-index-mark-end text:id="IMark104185592"/><text:alphabetical-index-mark-end text:id="IMark109644264"/><text:alphabetical-index-mark-end text:id="IMark103907576"/><text:alphabetical-index-mark-end text:id="IMark105523256"/><text:alphabetical-index-mark-end text:id="IMark106114856"/><text:alphabetical-index-mark-end text:id="IMark103826040"/>m the beginning of the <text:alphabetical-index-mark-start text:id="IMark108866936"/><text:alphabetical-index-mark-start text:id="IMark110424488"/><text:alphabetical-index-mark-start text:id="IMark102965464"/><text:alphabetical-index-mark-start text:id="IMark111769048"/><text:alphabetical-index-mark-start text:id="IMark111637016"/><text:alphabetical-index-mark-start text:id="IMark103587448"/><text:alphabetical-index-mark-start text:id="IMark102157448"/>street<text:alphabetical-index-mark-end text:id="IMark102157448"/><text:alphabetical-index-mark-end text:id="IMark103587448"/><text:alphabetical-index-mark-end text:id="IMark111637016"/><text:alphabetical-index-mark-end text:id="IMark111769048"/><text:alphabetical-index-mark-end text:id="IMark102965464"/><text:alphabetical-index-mark-end text:id="IMark110424488"/><text:alphabetical-index-mark-end text:id="IMark108866936"/>. For the purposes of this <text:alphabetical-index-mark-start text:id="IMark111751976"/><text:alphabetical-index-mark-start text:id="IMark111865400"/><text:alphabetical-index-mark-start text:id="IMark102081224"/><text:alphabetical-index-mark-start text:id="IMark111842648"/><text:alphabetical-index-mark-start text:id="IMark111862152"/><text:alphabetical-index-mark-start text:id="IMark103209032"/>study<text:alphabetical-index-mark-end text:id="IMark103209032"/><text:alphabetical-index-mark-end text:id="IMark111862152"/><text:alphabetical-index-mark-end text:id="IMark111842648"/><text:alphabetical-index-mark-end text:id="IMark102081224"/><text:alphabetical-index-mark-end text:id="IMark111865400"/><text:alphabetical-index-mark-end text:id="IMark111751976"/>, <text:alphabetical-index-mark-start text:id="IMark88541048"/><text:alphabetical-index-mark-start text:id="IMark111578584"/><text:alphabetical-index-mark-start text:id="IMark109978376"/><text:alphabetical-index-mark-start text:id="IMark111697976"/><text:alphabetical-index-mark-start text:id="IMark110550968"/><text:alphabetical-index-mark-start text:id="IMark105792488"/><text:alphabetical-index-mark-start text:id="IMark107617256"/>address<text:alphabetical-index-mark-end text:id="IMark107617256"/><text:alphabetical-index-mark-end text:id="IMark105792488"/><text:alphabetical-index-mark-end text:id="IMark110550968"/><text:alphabetical-index-mark-end text:id="IMark111697976"/><text:alphabetical-index-mark-end text:id="IMark109978376"/><text:alphabetical-index-mark-end text:id="IMark111578584"/><text:alphabetical-index-mark-end text:id="IMark88541048"/>es represent the starting point of each <text:alphabetical-index-mark-start text:id="IMark109224872"/><text:alphabetical-index-mark-start text:id="IMark111817080"/><text:alphabetical-index-mark-start text:id="IMark108205768"/><text:alphabetical-index-mark-start text:id="IMark109112520"/><text:alphabetical-index-mark-start text:id="IMark105126776"/><text:alphabetical-index-mark-start text:id="IMark110211576"/><text:alphabetical-index-mark-start text:id="IMark102017832"/>street<text:alphabetical-index-mark-end text:id="IMark102017832"/><text:alphabetical-index-mark-end text:id="IMark110211576"/><text:alphabetical-index-mark-end text:id="IMark105126776"/><text:alphabetical-index-mark-end text:id="IMark109112520"/><text:alphabetical-index-mark-end text:id="IMark108205768"/><text:alphabetical-index-mark-end text:id="IMark111817080"/><text:alphabetical-index-mark-end text:id="IMark109224872"/> <text:alphabetical-index-mark-start text:id="IMark110714776"/><text:alphabetical-index-mark-start text:id="IMark107580568"/><text:alphabetical-index-mark-start text:id="IMark111748536"/><text:alphabetical-index-mark-start text:id="IMark107479416"/><text:alphabetical-index-mark-start text:id="IMark110936984"/><text:alphabetical-index-mark-start text:id="IMark110660776"/><text:alphabetical-index-mark-start text:id="IMark107651096"/>block<text:alphabetical-index-mark-end text:id="IMark107651096"/><text:alphabetical-index-mark-end text:id="IMark110660776"/><text:alphabetical-index-mark-end text:id="IMark110936984"/><text:alphabetical-index-mark-end text:id="IMark107479416"/><text:alphabetical-index-mark-end text:id="IMark111748536"/><text:alphabetical-index-mark-end text:id="IMark107580568"/><text:alphabetical-index-mark-end text:id="IMark110714776"/> f<text:alphabetical-index-mark-start text:id="IMark111886280"/><text:alphabetical-index-mark-start text:id="IMark106277512"/><text:alphabetical-index-mark-start text:id="IMark106046424"/><text:alphabetical-index-mark-start text:id="IMark109127960"/><text:alphabetical-index-mark-start text:id="IMark111679992"/><text:alphabetical-index-mark-start text:id="IMark111649656"/>ro<text:alphabetical-index-mark-end text:id="IMark111649656"/><text:alphabetical-index-mark-end text:id="IMark111679992"/><text:alphabetical-index-mark-end text:id="IMark109127960"/><text:alphabetical-index-mark-end text:id="IMark106046424"/><text:alphabetical-index-mark-end text:id="IMark106277512"/><text:alphabetical-index-mark-end text:id="IMark111886280"/>m which a <text:alphabetical-index-mark-start text:id="IMark111583640"/><text:alphabetical-index-mark-start text:id="IMark111751064"/><text:alphabetical-index-mark-start text:id="IMark103143400"/><text:alphabetical-index-mark-start text:id="IMark111875512"/><text:alphabetical-index-mark-start text:id="IMark111682520"/><text:alphabetical-index-mark-start text:id="IMark111050024"/><text:alphabetical-index-mark-start text:id="IMark105030744"/><text:alphabetical-index-mark-start text:id="IMark104980664"/><text:alphabetical-index-mark-start text:id="IMark111715672"/><text:alphabetical-index-mark-start text:id="IMark111654712"/><text:alphabetical-index-mark-start text:id="IMark106876168"/><text:alphabetical-index-mark-start text:id="IMark111710616"/><text:alphabetical-index-mark-start text:id="IMark107422552"/>co<text:alphabetical-index-mark-end text:id="IMark107422552"/><text:alphabetical-index-mark-end text:id="IMark111710616"/><text:alphabetical-index-mark-end text:id="IMark106876168"/><text:alphabetical-index-mark-end text:id="IMark111654712"/><text:alphabetical-index-mark-end text:id="IMark111715672"/><text:alphabetical-index-mark-end text:id="IMark104980664"/>unt<text:alphabetical-index-mark-end text:id="IMark105030744"/><text:alphabetical-index-mark-end text:id="IMark111050024"/><text:alphabetical-index-mark-end text:id="IMark111682520"/><text:alphabetical-index-mark-end text:id="IMark111875512"/><text:alphabetical-index-mark-end text:id="IMark103143400"/><text:alphabetical-index-mark-end text:id="IMark111751064"/><text:alphabetical-index-mark-end text:id="IMark111583640"/> of <text:alphabetical-index-mark-start text:id="IMark111818280"/><text:alphabetical-index-mark-start text:id="IMark110992888"/><text:alphabetical-index-mark-start text:id="IMark107546888"/><text:alphabetical-index-mark-start text:id="IMark111657240"/><text:alphabetical-index-mark-start text:id="IMark110765656"/><text:alphabetical-index-mark-start text:id="IMark111740952"/><text:alphabetical-index-mark-start text:id="IMark111581112"/>pedestrian<text:alphabetical-index-mark-end text:id="IMark111581112"/><text:alphabetical-index-mark-end text:id="IMark111740952"/><text:alphabetical-index-mark-end text:id="IMark110765656"/><text:alphabetical-index-mark-end text:id="IMark111657240"/><text:alphabetical-index-mark-end text:id="IMark107546888"/><text:alphabetical-index-mark-end text:id="IMark110992888"/><text:alphabetical-index-mark-end text:id="IMark111818280"/>s is made.</text:p>
      <text:p text:style-name="P94"><text:soft-page-break/></text:p>
      <text:p text:style-name="P94"/>
      <text:p text:style-name="P39"><text:span text:style-name="T17">4.1.1.6.</text:span><text:span text:style-name="T62"> </text:span><text:alphabetical-index-mark-start text:id="IMark111913928"/><text:alphabetical-index-mark-start text:id="IMark105841608"/><text:alphabetical-index-mark-start text:id="IMark111860344"/><text:alphabetical-index-mark-start text:id="IMark111720728"/><text:alphabetical-index-mark-start text:id="IMark103832136"/><text:alphabetical-index-mark-start text:id="IMark111812024"/><text:alphabetical-index-mark-start text:id="IMark110778392"/><text:alphabetical-index-mark-start text:id="IMark111561688"/><text:alphabetical-index-mark-start text:id="IMark105386472"/><text:alphabetical-index-mark-start text:id="IMark103552248"/><text:alphabetical-index-mark-start text:id="IMark111611448"/><text:alphabetical-index-mark-start text:id="IMark109372824"/><text:alphabetical-index-mark-start text:id="IMark111598808"/><text:span text:style-name="T39">Value</text:span><text:alphabetical-index-mark-end text:id="IMark111598808"/><text:alphabetical-index-mark-end text:id="IMark109372824"/><text:alphabetical-index-mark-end text:id="IMark111611448"/><text:alphabetical-index-mark-end text:id="IMark103552248"/><text:alphabetical-index-mark-end text:id="IMark105386472"/><text:alphabetical-index-mark-end text:id="IMark111561688"/><text:alphabetical-index-mark-end text:id="IMark110778392"/><text:alphabetical-index-mark-end text:id="IMark111812024"/><text:alphabetical-index-mark-end text:id="IMark103832136"/><text:alphabetical-index-mark-end text:id="IMark111720728"/><text:alphabetical-index-mark-end text:id="IMark111860344"/><text:alphabetical-index-mark-end text:id="IMark105841608"/><text:alphabetical-index-mark-end text:id="IMark111913928"/><text:span text:style-name="T73">: </text:span><text:alphabetical-index-mark-start text:id="IMark111746008"/><text:alphabetical-index-mark-start text:id="IMark111626904"/><text:alphabetical-index-mark-start text:id="IMark104292904"/><text:alphabetical-index-mark-start text:id="IMark111662296"/><text:alphabetical-index-mark-start text:id="IMark105886632"/><text:alphabetical-index-mark-start text:id="IMark104580616"/><text:span text:style-name="T76">co</text:span><text:alphabetical-index-mark-end text:id="IMark104580616"/><text:alphabetical-index-mark-end text:id="IMark105886632"/><text:alphabetical-index-mark-end text:id="IMark111662296"/><text:alphabetical-index-mark-end text:id="IMark104292904"/><text:alphabetical-index-mark-end text:id="IMark111626904"/><text:alphabetical-index-mark-end text:id="IMark111746008"/><text:span text:style-name="T76">ntains the </text:span><text:alphabetical-index-mark-start text:id="IMark105476392"/><text:alphabetical-index-mark-start text:id="IMark110992888"/><text:alphabetical-index-mark-start text:id="IMark111818280"/><text:alphabetical-index-mark-start text:id="IMark107546888"/><text:alphabetical-index-mark-start text:id="IMark111657240"/><text:alphabetical-index-mark-start text:id="IMark110765656"/><text:alphabetical-index-mark-start text:id="IMark111740952"/><text:span text:style-name="T76">number</text:span><text:alphabetical-index-mark-end text:id="IMark111740952"/><text:alphabetical-index-mark-end text:id="IMark110765656"/><text:alphabetical-index-mark-end text:id="IMark111657240"/><text:alphabetical-index-mark-end text:id="IMark107546888"/><text:alphabetical-index-mark-end text:id="IMark111818280"/><text:alphabetical-index-mark-end text:id="IMark110992888"/><text:alphabetical-index-mark-end text:id="IMark105476392"/><text:span text:style-name="T76"> of </text:span><text:alphabetical-index-mark-start text:id="IMark111581112"/><text:alphabetical-index-mark-start text:id="IMark111583640"/><text:alphabetical-index-mark-start text:id="IMark111751064"/><text:alphabetical-index-mark-start text:id="IMark103143400"/><text:alphabetical-index-mark-start text:id="IMark111875512"/><text:alphabetical-index-mark-start text:id="IMark111682520"/><text:alphabetical-index-mark-start text:id="IMark111050024"/><text:span text:style-name="T76">pedestrian</text:span><text:alphabetical-index-mark-end text:id="IMark111050024"/><text:alphabetical-index-mark-end text:id="IMark111682520"/><text:alphabetical-index-mark-end text:id="IMark111875512"/><text:alphabetical-index-mark-end text:id="IMark103143400"/><text:alphabetical-index-mark-end text:id="IMark111751064"/><text:alphabetical-index-mark-end text:id="IMark111583640"/><text:alphabetical-index-mark-end text:id="IMark111581112"/><text:span text:style-name="T76">s </text:span><text:alphabetical-index-mark-start text:id="IMark105030744"/><text:alphabetical-index-mark-start text:id="IMark104980664"/><text:alphabetical-index-mark-start text:id="IMark111715672"/><text:alphabetical-index-mark-start text:id="IMark111654712"/><text:alphabetical-index-mark-start text:id="IMark106876168"/><text:alphabetical-index-mark-start text:id="IMark111710616"/><text:alphabetical-index-mark-start text:id="IMark107422552"/><text:alphabetical-index-mark-start text:id="IMark111886280"/><text:alphabetical-index-mark-start text:id="IMark106277512"/><text:alphabetical-index-mark-start text:id="IMark106046424"/><text:alphabetical-index-mark-start text:id="IMark109127960"/><text:alphabetical-index-mark-start text:id="IMark111679992"/><text:alphabetical-index-mark-start text:id="IMark111649656"/><text:span text:style-name="T76">co</text:span><text:alphabetical-index-mark-end text:id="IMark111649656"/><text:alphabetical-index-mark-end text:id="IMark111679992"/><text:alphabetical-index-mark-end text:id="IMark109127960"/><text:alphabetical-index-mark-end text:id="IMark106046424"/><text:alphabetical-index-mark-end text:id="IMark106277512"/><text:alphabetical-index-mark-end text:id="IMark111886280"/><text:span text:style-name="T76">unt</text:span><text:alphabetical-index-mark-end text:id="IMark107422552"/><text:alphabetical-index-mark-end text:id="IMark111710616"/><text:alphabetical-index-mark-end text:id="IMark106876168"/><text:alphabetical-index-mark-end text:id="IMark111654712"/><text:alphabetical-index-mark-end text:id="IMark111715672"/><text:alphabetical-index-mark-end text:id="IMark104980664"/><text:alphabetical-index-mark-end text:id="IMark105030744"/><text:span text:style-name="T76">ed in the </text:span><text:span text:style-name="T41">[</text:span><text:alphabetical-index-mark-start text:id="IMark110714776"/><text:alphabetical-index-mark-start text:id="IMark107580568"/><text:alphabetical-index-mark-start text:id="IMark111748536"/><text:alphabetical-index-mark-start text:id="IMark107479416"/><text:alphabetical-index-mark-start text:id="IMark110936984"/><text:alphabetical-index-mark-start text:id="IMark110660776"/><text:span text:style-name="T41">Alt</text:span><text:alphabetical-index-mark-end text:id="IMark110660776"/><text:alphabetical-index-mark-end text:id="IMark110936984"/><text:alphabetical-index-mark-end text:id="IMark107479416"/><text:alphabetical-index-mark-end text:id="IMark111748536"/><text:alphabetical-index-mark-end text:id="IMark107580568"/><text:alphabetical-index-mark-end text:id="IMark110714776"/><text:span text:style-name="T41">, </text:span><text:alphabetical-index-mark-start text:id="IMark107651096"/><text:alphabetical-index-mark-start text:id="IMark109224872"/><text:alphabetical-index-mark-start text:id="IMark111817080"/><text:alphabetical-index-mark-start text:id="IMark108205768"/><text:alphabetical-index-mark-start text:id="IMark109112520"/><text:alphabetical-index-mark-start text:id="IMark105126776"/><text:span text:style-name="T41">Alt</text:span><text:alphabetical-index-mark-end text:id="IMark105126776"/><text:alphabetical-index-mark-end text:id="IMark109112520"/><text:alphabetical-index-mark-end text:id="IMark108205768"/><text:alphabetical-index-mark-end text:id="IMark111817080"/><text:alphabetical-index-mark-end text:id="IMark109224872"/><text:alphabetical-index-mark-end text:id="IMark107651096"/><text:span text:style-name="T41"> + 100)</text:span><text:span text:style-name="T76"> interval for that particular </text:span><text:alphabetical-index-mark-start text:id="IMark110211576"/><text:alphabetical-index-mark-start text:id="IMark102017832"/><text:alphabetical-index-mark-start text:id="IMark88541048"/><text:alphabetical-index-mark-start text:id="IMark111578584"/><text:alphabetical-index-mark-start text:id="IMark109978376"/><text:alphabetical-index-mark-start text:id="IMark111697976"/><text:alphabetical-index-mark-start text:id="IMark110550968"/><text:span text:style-name="T76">street</text:span><text:alphabetical-index-mark-end text:id="IMark110550968"/><text:alphabetical-index-mark-end text:id="IMark111697976"/><text:alphabetical-index-mark-end text:id="IMark109978376"/><text:alphabetical-index-mark-end text:id="IMark111578584"/><text:alphabetical-index-mark-end text:id="IMark88541048"/><text:alphabetical-index-mark-end text:id="IMark102017832"/><text:alphabetical-index-mark-end text:id="IMark110211576"/><text:span text:style-name="T76">. That is, the </text:span><text:alphabetical-index-mark-start text:id="IMark105792488"/><text:alphabetical-index-mark-start text:id="IMark107617256"/><text:alphabetical-index-mark-start text:id="IMark111751976"/><text:alphabetical-index-mark-start text:id="IMark111865400"/><text:alphabetical-index-mark-start text:id="IMark102081224"/><text:alphabetical-index-mark-start text:id="IMark111842648"/><text:alphabetical-index-mark-start text:id="IMark111862152"/><text:alphabetical-index-mark-start text:id="IMark103209032"/><text:alphabetical-index-mark-start text:id="IMark108866936"/><text:alphabetical-index-mark-start text:id="IMark110424488"/><text:alphabetical-index-mark-start text:id="IMark102965464"/><text:alphabetical-index-mark-start text:id="IMark111769048"/><text:alphabetical-index-mark-start text:id="IMark111637016"/><text:span text:style-name="T76">value</text:span><text:alphabetical-index-mark-end text:id="IMark111637016"/><text:alphabetical-index-mark-end text:id="IMark111769048"/><text:alphabetical-index-mark-end text:id="IMark102965464"/><text:alphabetical-index-mark-end text:id="IMark110424488"/><text:alphabetical-index-mark-end text:id="IMark108866936"/><text:alphabetical-index-mark-end text:id="IMark103209032"/><text:alphabetical-index-mark-end text:id="IMark111862152"/><text:alphabetical-index-mark-end text:id="IMark111842648"/><text:alphabetical-index-mark-end text:id="IMark102081224"/><text:alphabetical-index-mark-end text:id="IMark111865400"/><text:alphabetical-index-mark-end text:id="IMark111751976"/><text:alphabetical-index-mark-end text:id="IMark107617256"/><text:alphabetical-index-mark-end text:id="IMark105792488"/><text:span text:style-name="T76">s f</text:span><text:alphabetical-index-mark-start text:id="IMark103587448"/><text:alphabetical-index-mark-start text:id="IMark102157448"/><text:alphabetical-index-mark-start text:id="IMark103826040"/><text:alphabetical-index-mark-start text:id="IMark106114856"/><text:alphabetical-index-mark-start text:id="IMark105523256"/><text:alphabetical-index-mark-start text:id="IMark103907576"/><text:span text:style-name="T76">ro</text:span><text:alphabetical-index-mark-end text:id="IMark103907576"/><text:alphabetical-index-mark-end text:id="IMark105523256"/><text:alphabetical-index-mark-end text:id="IMark106114856"/><text:alphabetical-index-mark-end text:id="IMark103826040"/><text:alphabetical-index-mark-end text:id="IMark102157448"/><text:alphabetical-index-mark-end text:id="IMark103587448"/><text:span text:style-name="T82">m</text:span><text:span text:style-name="T76"> the whole </text:span><text:alphabetical-index-mark-start text:id="IMark109644264"/><text:alphabetical-index-mark-start text:id="IMark104185592"/><text:alphabetical-index-mark-start text:id="IMark104629560"/><text:alphabetical-index-mark-start text:id="IMark107814824"/><text:alphabetical-index-mark-start text:id="IMark109416824"/><text:alphabetical-index-mark-start text:id="IMark105763816"/><text:alphabetical-index-mark-start text:id="IMark106348600"/><text:span text:style-name="T76">block</text:span><text:alphabetical-index-mark-end text:id="IMark106348600"/><text:alphabetical-index-mark-end text:id="IMark105763816"/><text:alphabetical-index-mark-end text:id="IMark109416824"/><text:alphabetical-index-mark-end text:id="IMark107814824"/><text:alphabetical-index-mark-end text:id="IMark104629560"/><text:alphabetical-index-mark-end text:id="IMark104185592"/><text:alphabetical-index-mark-end text:id="IMark109644264"/><text:span text:style-name="T76">, for a given </text:span><text:alphabetical-index-mark-start text:id="IMark107736376"/><text:alphabetical-index-mark-start text:id="IMark63074888"/><text:alphabetical-index-mark-start text:id="IMark110540728"/><text:alphabetical-index-mark-start text:id="IMark105401272"/><text:alphabetical-index-mark-start text:id="IMark111588696"/><text:alphabetical-index-mark-start text:id="IMark111113576"/><text:alphabetical-index-mark-start text:id="IMark111674936"/><text:span text:style-name="T76">street</text:span><text:alphabetical-index-mark-end text:id="IMark111674936"/><text:alphabetical-index-mark-end text:id="IMark111113576"/><text:alphabetical-index-mark-end text:id="IMark111588696"/><text:alphabetical-index-mark-end text:id="IMark105401272"/><text:alphabetical-index-mark-end text:id="IMark110540728"/><text:alphabetical-index-mark-end text:id="IMark63074888"/><text:alphabetical-index-mark-end text:id="IMark107736376"/><text:span text:style-name="T76"> as expressed in </text:span><text:alphabetical-index-mark-start text:id="IMark111332120"/><text:alphabetical-index-mark-start text:id="IMark110633944"/><text:alphabetical-index-mark-start text:id="IMark105581080"/><text:alphabetical-index-mark-start text:id="IMark111613976"/><text:alphabetical-index-mark-start text:id="IMark111766520"/><text:alphabetical-index-mark-start text:id="IMark104846984"/><text:alphabetical-index-mark-start text:id="IMark111659768"/><text:alphabetical-index-mark-start text:id="IMark106210344"/><text:alphabetical-index-mark-start text:id="IMark105861560"/><text:alphabetical-index-mark-start text:id="IMark110547272"/><text:alphabetical-index-mark-start text:id="IMark111586168"/><text:alphabetical-index-mark-start text:id="IMark111664824"/><text:span text:style-name="T41">Ab</text:span><text:alphabetical-index-mark-end text:id="IMark111664824"/><text:alphabetical-index-mark-end text:id="IMark111586168"/><text:alphabetical-index-mark-end text:id="IMark110547272"/><text:alphabetical-index-mark-end text:id="IMark105861560"/><text:alphabetical-index-mark-end text:id="IMark106210344"/><text:alphabetical-index-mark-end text:id="IMark111659768"/><text:span text:style-name="T41">r</text:span><text:alphabetical-index-mark-end text:id="IMark104846984"/><text:alphabetical-index-mark-end text:id="IMark111766520"/><text:alphabetical-index-mark-end text:id="IMark111613976"/><text:alphabetical-index-mark-end text:id="IMark105581080"/><text:alphabetical-index-mark-end text:id="IMark110633944"/><text:alphabetical-index-mark-end text:id="IMark111332120"/><text:span text:style-name="T76">.</text:span></text:p>
      <text:p text:style-name="P102"/>
      <text:p text:style-name="P102"/>
      <text:p text:style-name="P39"><text:span text:style-name="T17">4.1.1.7.</text:span><text:span text:style-name="T62"> </text:span><text:alphabetical-index-mark-start text:id="IMark107546888"/><text:alphabetical-index-mark-start text:id="IMark111657240"/><text:alphabetical-index-mark-start text:id="IMark110765656"/><text:alphabetical-index-mark-start text:id="IMark111740952"/><text:alphabetical-index-mark-start text:id="IMark111644600"/><text:alphabetical-index-mark-start text:id="IMark102164680"/><text:span text:style-name="T39">Hr</text:span><text:alphabetical-index-mark-end text:id="IMark102164680"/><text:alphabetical-index-mark-end text:id="IMark111644600"/><text:alphabetical-index-mark-end text:id="IMark111740952"/><text:alphabetical-index-mark-end text:id="IMark110765656"/><text:alphabetical-index-mark-end text:id="IMark111657240"/><text:alphabetical-index-mark-end text:id="IMark107546888"/><text:span text:style-name="T39">:</text:span><text:span text:style-name="T77"> </text:span><text:alphabetical-index-mark-start text:id="IMark111581112"/><text:alphabetical-index-mark-start text:id="IMark111583640"/><text:alphabetical-index-mark-start text:id="IMark111751064"/><text:alphabetical-index-mark-start text:id="IMark103143400"/><text:alphabetical-index-mark-start text:id="IMark111875512"/><text:alphabetical-index-mark-start text:id="IMark111682520"/><text:alphabetical-index-mark-start text:id="IMark111050024"/><text:span text:style-name="T77">hour</text:span><text:alphabetical-index-mark-end text:id="IMark111050024"/><text:alphabetical-index-mark-end text:id="IMark111682520"/><text:alphabetical-index-mark-end text:id="IMark111875512"/><text:alphabetical-index-mark-end text:id="IMark103143400"/><text:alphabetical-index-mark-end text:id="IMark111751064"/><text:alphabetical-index-mark-end text:id="IMark111583640"/><text:alphabetical-index-mark-end text:id="IMark111581112"/><text:span text:style-name="T77"> interval at which the </text:span><text:alphabetical-index-mark-start text:id="IMark103126600"/><text:alphabetical-index-mark-start text:id="IMark111886280"/><text:alphabetical-index-mark-start text:id="IMark106277512"/><text:alphabetical-index-mark-start text:id="IMark106046424"/><text:alphabetical-index-mark-start text:id="IMark109127960"/><text:alphabetical-index-mark-start text:id="IMark111679992"/><text:alphabetical-index-mark-start text:id="IMark111649656"/><text:alphabetical-index-mark-start text:id="IMark111667352"/><text:alphabetical-index-mark-start text:id="IMark105030744"/><text:alphabetical-index-mark-start text:id="IMark104980664"/><text:alphabetical-index-mark-start text:id="IMark111715672"/><text:alphabetical-index-mark-start text:id="IMark111654712"/><text:alphabetical-index-mark-start text:id="IMark106876168"/><text:alphabetical-index-mark-start text:id="IMark111710616"/><text:span text:style-name="T77">sample</text:span><text:alphabetical-index-mark-end text:id="IMark111710616"/><text:alphabetical-index-mark-end text:id="IMark106876168"/><text:alphabetical-index-mark-end text:id="IMark111654712"/><text:alphabetical-index-mark-end text:id="IMark111715672"/><text:alphabetical-index-mark-end text:id="IMark104980664"/><text:alphabetical-index-mark-end text:id="IMark105030744"/><text:alphabetical-index-mark-end text:id="IMark111667352"/><text:alphabetical-index-mark-end text:id="IMark111649656"/><text:alphabetical-index-mark-end text:id="IMark111679992"/><text:alphabetical-index-mark-end text:id="IMark109127960"/><text:alphabetical-index-mark-end text:id="IMark106046424"/><text:alphabetical-index-mark-end text:id="IMark106277512"/><text:alphabetical-index-mark-end text:id="IMark111886280"/><text:alphabetical-index-mark-end text:id="IMark103126600"/><text:span text:style-name="T77"> is taken.</text:span></text:p>
      <text:p text:style-name="P102"/>
      <text:p text:style-name="P102"/>
      <text:p text:style-name="P39"><text:span text:style-name="T17">4.1.1.8.</text:span><text:span text:style-name="T62"> </text:span><text:alphabetical-index-mark-start text:id="IMark111817080"/><text:alphabetical-index-mark-start text:id="IMark108205768"/><text:alphabetical-index-mark-start text:id="IMark109112520"/><text:alphabetical-index-mark-start text:id="IMark105126776"/><text:alphabetical-index-mark-start text:id="IMark103832136"/><text:alphabetical-index-mark-start text:id="IMark111812024"/><text:alphabetical-index-mark-start text:id="IMark110778392"/><text:alphabetical-index-mark-start text:id="IMark110211576"/><text:alphabetical-index-mark-start text:id="IMark102017832"/><text:alphabetical-index-mark-start text:id="IMark88541048"/><text:alphabetical-index-mark-start text:id="IMark111578584"/><text:alphabetical-index-mark-start text:id="IMark109978376"/><text:alphabetical-index-mark-start text:id="IMark111697976"/><text:span text:style-name="T39">Day</text:span><text:alphabetical-index-mark-end text:id="IMark111697976"/><text:alphabetical-index-mark-end text:id="IMark109978376"/><text:alphabetical-index-mark-end text:id="IMark111578584"/><text:alphabetical-index-mark-end text:id="IMark88541048"/><text:alphabetical-index-mark-end text:id="IMark102017832"/><text:alphabetical-index-mark-end text:id="IMark110211576"/><text:alphabetical-index-mark-end text:id="IMark110778392"/><text:span text:style-name="T39">n</text:span><text:alphabetical-index-mark-end text:id="IMark111812024"/><text:alphabetical-index-mark-end text:id="IMark103832136"/><text:alphabetical-index-mark-end text:id="IMark105126776"/><text:alphabetical-index-mark-end text:id="IMark109112520"/><text:alphabetical-index-mark-end text:id="IMark108205768"/><text:alphabetical-index-mark-end text:id="IMark111817080"/><text:span text:style-name="T39">: </text:span><text:alphabetical-index-mark-start text:id="IMark110550968"/><text:alphabetical-index-mark-start text:id="IMark111561688"/><text:alphabetical-index-mark-start text:id="IMark105386472"/><text:alphabetical-index-mark-start text:id="IMark105792488"/><text:alphabetical-index-mark-start text:id="IMark107617256"/><text:alphabetical-index-mark-start text:id="IMark111751976"/><text:alphabetical-index-mark-start text:id="IMark111865400"/><text:span text:style-name="T78">number</text:span><text:alphabetical-index-mark-end text:id="IMark111865400"/><text:alphabetical-index-mark-end text:id="IMark111751976"/><text:alphabetical-index-mark-end text:id="IMark107617256"/><text:alphabetical-index-mark-end text:id="IMark105792488"/><text:alphabetical-index-mark-end text:id="IMark105386472"/><text:alphabetical-index-mark-end text:id="IMark111561688"/><text:alphabetical-index-mark-end text:id="IMark110550968"/><text:span text:style-name="T78"> </text:span><text:alphabetical-index-mark-start text:id="IMark102081224"/><text:alphabetical-index-mark-start text:id="IMark111842648"/><text:alphabetical-index-mark-start text:id="IMark111862152"/><text:alphabetical-index-mark-start text:id="IMark103209032"/><text:alphabetical-index-mark-start text:id="IMark108866936"/><text:alphabetical-index-mark-start text:id="IMark110424488"/><text:span text:style-name="T78">co</text:span><text:alphabetical-index-mark-end text:id="IMark110424488"/><text:alphabetical-index-mark-end text:id="IMark108866936"/><text:alphabetical-index-mark-end text:id="IMark103209032"/><text:alphabetical-index-mark-end text:id="IMark111862152"/><text:alphabetical-index-mark-end text:id="IMark111842648"/><text:alphabetical-index-mark-end text:id="IMark102081224"/><text:span text:style-name="T78">rresponding to the </text:span><text:alphabetical-index-mark-start text:id="IMark102965464"/><text:alphabetical-index-mark-start text:id="IMark111769048"/><text:alphabetical-index-mark-start text:id="IMark111637016"/><text:alphabetical-index-mark-start text:id="IMark103552248"/><text:alphabetical-index-mark-start text:id="IMark111611448"/><text:alphabetical-index-mark-start text:id="IMark103587448"/><text:alphabetical-index-mark-start text:id="IMark102157448"/><text:span text:style-name="T78">day</text:span><text:alphabetical-index-mark-end text:id="IMark102157448"/><text:alphabetical-index-mark-end text:id="IMark103587448"/><text:alphabetical-index-mark-end text:id="IMark111611448"/><text:alphabetical-index-mark-end text:id="IMark103552248"/><text:alphabetical-index-mark-end text:id="IMark111637016"/><text:alphabetical-index-mark-end text:id="IMark111769048"/><text:alphabetical-index-mark-end text:id="IMark102965464"/><text:span text:style-name="T78"> of the month.</text:span></text:p>
      <text:p text:style-name="P103"/>
      <text:p text:style-name="P103"/>
      <text:p text:style-name="P41"><text:span text:style-name="T17">4.1.1.9.</text:span><text:span text:style-name="T62"> </text:span><text:alphabetical-index-mark-start text:id="IMark107736376"/><text:alphabetical-index-mark-start text:id="IMark63074888"/><text:alphabetical-index-mark-start text:id="IMark110540728"/><text:alphabetical-index-mark-start text:id="IMark105401272"/><text:alphabetical-index-mark-start text:id="IMark111588696"/><text:alphabetical-index-mark-start text:id="IMark111113576"/><text:alphabetical-index-mark-start text:id="IMark111674936"/><text:alphabetical-index-mark-start text:id="IMark111626904"/><text:alphabetical-index-mark-start text:id="IMark104292904"/><text:alphabetical-index-mark-start text:id="IMark111659768"/><text:alphabetical-index-mark-start text:id="IMark106210344"/><text:alphabetical-index-mark-start text:id="IMark105861560"/><text:alphabetical-index-mark-start text:id="IMark110547272"/><text:span text:style-name="T39">Day</text:span><text:alphabetical-index-mark-end text:id="IMark110547272"/><text:alphabetical-index-mark-end text:id="IMark105861560"/><text:alphabetical-index-mark-end text:id="IMark106210344"/><text:alphabetical-index-mark-end text:id="IMark111659768"/><text:alphabetical-index-mark-end text:id="IMark104292904"/><text:alphabetical-index-mark-end text:id="IMark111626904"/><text:alphabetical-index-mark-end text:id="IMark111674936"/><text:span text:style-name="T39">w</text:span><text:alphabetical-index-mark-end text:id="IMark111113576"/><text:alphabetical-index-mark-end text:id="IMark111588696"/><text:alphabetical-index-mark-end text:id="IMark105401272"/><text:alphabetical-index-mark-end text:id="IMark110540728"/><text:alphabetical-index-mark-end text:id="IMark63074888"/><text:alphabetical-index-mark-end text:id="IMark107736376"/><text:span text:style-name="T39">: </text:span><text:alphabetical-index-mark-start text:id="IMark111586168"/><text:alphabetical-index-mark-start text:id="IMark111664824"/><text:alphabetical-index-mark-start text:id="IMark111662296"/><text:alphabetical-index-mark-start text:id="IMark111332120"/><text:alphabetical-index-mark-start text:id="IMark110633944"/><text:alphabetical-index-mark-start text:id="IMark105581080"/><text:alphabetical-index-mark-start text:id="IMark111613976"/><text:span text:style-name="T78">day</text:span><text:alphabetical-index-mark-end text:id="IMark111613976"/><text:alphabetical-index-mark-end text:id="IMark105581080"/><text:alphabetical-index-mark-end text:id="IMark110633944"/><text:alphabetical-index-mark-end text:id="IMark111332120"/><text:alphabetical-index-mark-end text:id="IMark111662296"/><text:alphabetical-index-mark-end text:id="IMark111664824"/><text:alphabetical-index-mark-end text:id="IMark111586168"/><text:span text:style-name="T78"> of the week, as a t</text:span><text:alphabetical-index-mark-start text:id="IMark111766520"/><text:alphabetical-index-mark-start text:id="IMark104846984"/><text:alphabetical-index-mark-start text:id="IMark105886632"/><text:alphabetical-index-mark-start text:id="IMark102526152"/><text:alphabetical-index-mark-start text:id="IMark104580616"/><text:alphabetical-index-mark-start text:id="IMark105476392"/><text:span text:style-name="T78">hr</text:span><text:alphabetical-index-mark-end text:id="IMark105476392"/><text:alphabetical-index-mark-end text:id="IMark104580616"/><text:alphabetical-index-mark-end text:id="IMark102526152"/><text:alphabetical-index-mark-end text:id="IMark105886632"/><text:alphabetical-index-mark-end text:id="IMark104846984"/><text:alphabetical-index-mark-end text:id="IMark111766520"/><text:span text:style-name="T78">ee letter </text:span><text:alphabetical-index-mark-start text:id="IMark111243208"/><text:alphabetical-index-mark-start text:id="IMark111818280"/><text:alphabetical-index-mark-start text:id="IMark110992888"/><text:alphabetical-index-mark-start text:id="IMark102484552"/><text:alphabetical-index-mark-start text:id="IMark107422552"/><text:alphabetical-index-mark-start text:id="IMark110084632"/><text:alphabetical-index-mark-start text:id="IMark107546888"/><text:alphabetical-index-mark-start text:id="IMark111657240"/><text:alphabetical-index-mark-start text:id="IMark110765656"/><text:alphabetical-index-mark-start text:id="IMark111740952"/><text:alphabetical-index-mark-start text:id="IMark111644600"/><text:span text:style-name="T78">ab</text:span><text:alphabetical-index-mark-end text:id="IMark111644600"/><text:alphabetical-index-mark-end text:id="IMark111740952"/><text:alphabetical-index-mark-end text:id="IMark110765656"/><text:alphabetical-index-mark-end text:id="IMark111657240"/><text:alphabetical-index-mark-end text:id="IMark107546888"/><text:alphabetical-index-mark-end text:id="IMark110084632"/><text:span text:style-name="T78">breviation</text:span><text:alphabetical-index-mark-end text:id="IMark107422552"/><text:alphabetical-index-mark-end text:id="IMark102484552"/><text:alphabetical-index-mark-end text:id="IMark110992888"/><text:alphabetical-index-mark-end text:id="IMark111818280"/><text:alphabetical-index-mark-end text:id="IMark111243208"/><text:span text:style-name="T78">.</text:span></text:p>
      <text:p text:style-name="P102"/>
      <text:p text:style-name="P102"/>
      <text:p text:style-name="P39"><text:span text:style-name="T17">4.1.1.10.</text:span><text:span text:style-name="T62"> </text:span><text:alphabetical-index-mark-start text:id="IMark109127960"/><text:alphabetical-index-mark-start text:id="IMark111679992"/><text:alphabetical-index-mark-start text:id="IMark111649656"/><text:alphabetical-index-mark-start text:id="IMark111667352"/><text:alphabetical-index-mark-start text:id="IMark105030744"/><text:alphabetical-index-mark-start text:id="IMark104980664"/><text:span text:style-name="T39">Monthn</text:span><text:alphabetical-index-mark-end text:id="IMark104980664"/><text:alphabetical-index-mark-end text:id="IMark105030744"/><text:alphabetical-index-mark-end text:id="IMark111667352"/><text:alphabetical-index-mark-end text:id="IMark111649656"/><text:alphabetical-index-mark-end text:id="IMark111679992"/><text:alphabetical-index-mark-end text:id="IMark109127960"/><text:span text:style-name="T39">:</text:span><text:span text:style-name="T73"> </text:span><text:alphabetical-index-mark-start text:id="IMark111715672"/><text:alphabetical-index-mark-start text:id="IMark111654712"/><text:alphabetical-index-mark-start text:id="IMark106876168"/><text:alphabetical-index-mark-start text:id="IMark111710616"/><text:alphabetical-index-mark-start text:id="IMark107479416"/><text:alphabetical-index-mark-start text:id="IMark110660776"/><text:alphabetical-index-mark-start text:id="IMark110936984"/><text:span text:style-name="T78">number</text:span><text:alphabetical-index-mark-end text:id="IMark110936984"/><text:alphabetical-index-mark-end text:id="IMark110660776"/><text:alphabetical-index-mark-end text:id="IMark107479416"/><text:alphabetical-index-mark-end text:id="IMark111710616"/><text:alphabetical-index-mark-end text:id="IMark106876168"/><text:alphabetical-index-mark-end text:id="IMark111654712"/><text:alphabetical-index-mark-end text:id="IMark111715672"/><text:span text:style-name="T78"> </text:span><text:alphabetical-index-mark-start text:id="IMark111720728"/><text:alphabetical-index-mark-start text:id="IMark111860344"/><text:alphabetical-index-mark-start text:id="IMark109224872"/><text:alphabetical-index-mark-start text:id="IMark107651096"/><text:alphabetical-index-mark-start text:id="IMark103826040"/><text:alphabetical-index-mark-start text:id="IMark106114856"/><text:span text:style-name="T78">co</text:span><text:alphabetical-index-mark-end text:id="IMark106114856"/><text:alphabetical-index-mark-end text:id="IMark103826040"/><text:alphabetical-index-mark-end text:id="IMark107651096"/><text:alphabetical-index-mark-end text:id="IMark109224872"/><text:alphabetical-index-mark-end text:id="IMark111860344"/><text:alphabetical-index-mark-end text:id="IMark111720728"/><text:span text:style-name="T78">rresponding to the month.</text:span></text:p>
      <text:p text:style-name="P102"/>
      <text:p text:style-name="P102"/>
      <text:p text:style-name="P39"><text:span text:style-name="T17">4.1.1.11.</text:span><text:span text:style-name="T62"> </text:span><text:alphabetical-index-mark-start text:id="IMark103907576"/><text:alphabetical-index-mark-start text:id="IMark109372824"/><text:alphabetical-index-mark-start text:id="IMark110550968"/><text:alphabetical-index-mark-start text:id="IMark111561688"/><text:alphabetical-index-mark-start text:id="IMark105386472"/><text:alphabetical-index-mark-start text:id="IMark105792488"/><text:span text:style-name="T39">Year</text:span><text:alphabetical-index-mark-end text:id="IMark105792488"/><text:alphabetical-index-mark-end text:id="IMark105386472"/><text:alphabetical-index-mark-end text:id="IMark111561688"/><text:alphabetical-index-mark-end text:id="IMark110550968"/><text:alphabetical-index-mark-end text:id="IMark109372824"/><text:alphabetical-index-mark-end text:id="IMark103907576"/><text:span text:style-name="T39">: </text:span><text:span text:style-name="T78">self explanatory.</text:span></text:p>
      <text:p text:style-name="P102"/>
      <text:p text:style-name="P102"/>
      <text:p text:style-name="P39"><text:span text:style-name="T17">4.1.1.12.</text:span><text:span text:style-name="T62"> </text:span><text:alphabetical-index-mark-start text:id="IMark110424488"/><text:alphabetical-index-mark-start text:id="IMark109644264"/><text:alphabetical-index-mark-start text:id="IMark104185592"/><text:alphabetical-index-mark-start text:id="IMark102965464"/><text:alphabetical-index-mark-start text:id="IMark111769048"/><text:alphabetical-index-mark-start text:id="IMark111637016"/><text:span text:style-name="T39">T</text:span><text:alphabetical-index-mark-start text:id="IMark103552248"/><text:alphabetical-index-mark-start text:id="IMark111611448"/><text:alphabetical-index-mark-start text:id="IMark103587448"/><text:alphabetical-index-mark-start text:id="IMark102157448"/><text:alphabetical-index-mark-start text:id="IMark104629560"/><text:span text:style-name="T39">stamp</text:span><text:alphabetical-index-mark-end text:id="IMark104629560"/><text:alphabetical-index-mark-end text:id="IMark102157448"/><text:alphabetical-index-mark-end text:id="IMark103587448"/><text:alphabetical-index-mark-end text:id="IMark111611448"/><text:alphabetical-index-mark-end text:id="IMark103552248"/><text:alphabetical-index-mark-end text:id="IMark111637016"/><text:alphabetical-index-mark-end text:id="IMark111769048"/><text:alphabetical-index-mark-end text:id="IMark102965464"/><text:alphabetical-index-mark-end text:id="IMark104185592"/><text:alphabetical-index-mark-end text:id="IMark109644264"/><text:alphabetical-index-mark-end text:id="IMark110424488"/><text:span text:style-name="T39">: </text:span><text:alphabetical-index-mark-start text:id="IMark109416824"/><text:alphabetical-index-mark-start text:id="IMark107814824"/><text:alphabetical-index-mark-start text:id="IMark106348600"/><text:alphabetical-index-mark-start text:id="IMark105763816"/><text:alphabetical-index-mark-start text:id="IMark111746008"/><text:alphabetical-index-mark-start text:id="IMark109713208"/><text:alphabetical-index-mark-start text:id="IMark102164680"/><text:alphabetical-index-mark-start text:id="IMark111913928"/><text:alphabetical-index-mark-start text:id="IMark111674936"/><text:alphabetical-index-mark-start text:id="IMark111626904"/><text:span text:style-name="T78">time</text:span><text:alphabetical-index-mark-end text:id="IMark111626904"/><text:alphabetical-index-mark-end text:id="IMark111674936"/><text:alphabetical-index-mark-end text:id="IMark111913928"/><text:alphabetical-index-mark-end text:id="IMark102164680"/><text:alphabetical-index-mark-end text:id="IMark109713208"/><text:alphabetical-index-mark-end text:id="IMark111746008"/><text:alphabetical-index-mark-end text:id="IMark105763816"/><text:span text:style-name="T78"> </text:span><text:alphabetical-index-mark-start text:id="IMark104292904"/><text:alphabetical-index-mark-start text:id="IMark111659768"/><text:alphabetical-index-mark-start text:id="IMark106210344"/><text:alphabetical-index-mark-start text:id="IMark105861560"/><text:alphabetical-index-mark-start text:id="IMark110547272"/><text:span text:style-name="T78">stamp</text:span><text:alphabetical-index-mark-end text:id="IMark110547272"/><text:alphabetical-index-mark-end text:id="IMark105861560"/><text:alphabetical-index-mark-end text:id="IMark106210344"/><text:alphabetical-index-mark-end text:id="IMark111659768"/><text:alphabetical-index-mark-end text:id="IMark104292904"/><text:alphabetical-index-mark-end text:id="IMark106348600"/><text:alphabetical-index-mark-end text:id="IMark107814824"/><text:alphabetical-index-mark-end text:id="IMark109416824"/><text:span text:style-name="T78">, p</text:span><text:alphabetical-index-mark-start text:id="IMark105841608"/><text:alphabetical-index-mark-start text:id="IMark107736376"/><text:alphabetical-index-mark-start text:id="IMark63074888"/><text:alphabetical-index-mark-start text:id="IMark110540728"/><text:alphabetical-index-mark-start text:id="IMark105401272"/><text:alphabetical-index-mark-start text:id="IMark111588696"/><text:span text:style-name="T78">ro</text:span><text:alphabetical-index-mark-end text:id="IMark111588696"/><text:alphabetical-index-mark-end text:id="IMark105401272"/><text:alphabetical-index-mark-end text:id="IMark110540728"/><text:alphabetical-index-mark-end text:id="IMark63074888"/><text:alphabetical-index-mark-end text:id="IMark107736376"/><text:alphabetical-index-mark-end text:id="IMark105841608"/><text:span text:style-name="T78">v</text:span><text:alphabetical-index-mark-start text:id="IMark111113576"/><text:alphabetical-index-mark-start text:id="IMark110714776"/><text:alphabetical-index-mark-start text:id="IMark111581112"/><text:alphabetical-index-mark-start text:id="IMark111586168"/><text:alphabetical-index-mark-start text:id="IMark111664824"/><text:alphabetical-index-mark-start text:id="IMark111662296"/><text:span text:style-name="T78">id</text:span><text:alphabetical-index-mark-end text:id="IMark111662296"/><text:alphabetical-index-mark-end text:id="IMark111664824"/><text:alphabetical-index-mark-end text:id="IMark111586168"/><text:alphabetical-index-mark-end text:id="IMark111581112"/><text:alphabetical-index-mark-end text:id="IMark110714776"/><text:alphabetical-index-mark-end text:id="IMark111113576"/><text:span text:style-name="T78">ed by the RDBMS itself.</text:span></text:p>
      <text:p text:style-name="P32"/>
      <text:p text:style-name="P32"/>
      <text:h text:style-name="Heading_20_3" text:outline-level="3"><text:bookmark-start text:name="__RefHeading___Toc3188_309449435"/>4.1.2. <text:span text:style-name="T39">trf_ppcm</text:span><text:bookmark-end text:name="__RefHeading___Toc3188_309449435"/></text:h>
      <text:p text:style-name="P32"/>
      <text:p text:style-name="P32">Thus t<text:alphabetical-index-mark-start text:id="IMark107422552"/><text:alphabetical-index-mark-start text:id="IMark111050024"/><text:alphabetical-index-mark-start text:id="IMark111748536"/><text:alphabetical-index-mark-start text:id="IMark107580568"/><text:alphabetical-index-mark-start text:id="IMark111886280"/><text:alphabetical-index-mark-start text:id="IMark103126600"/>ab<text:alphabetical-index-mark-end text:id="IMark103126600"/><text:alphabetical-index-mark-end text:id="IMark111886280"/><text:alphabetical-index-mark-end text:id="IMark107580568"/><text:alphabetical-index-mark-end text:id="IMark111748536"/><text:alphabetical-index-mark-end text:id="IMark111050024"/><text:alphabetical-index-mark-end text:id="IMark107422552"/>le <text:alphabetical-index-mark-start text:id="IMark106046424"/><text:alphabetical-index-mark-start text:id="IMark106277512"/><text:alphabetical-index-mark-start text:id="IMark104371016"/><text:alphabetical-index-mark-start text:id="IMark110778392"/><text:alphabetical-index-mark-start text:id="IMark110211576"/><text:alphabetical-index-mark-start text:id="IMark109127960"/>co<text:alphabetical-index-mark-end text:id="IMark109127960"/><text:alphabetical-index-mark-end text:id="IMark110211576"/><text:alphabetical-index-mark-end text:id="IMark110778392"/><text:alphabetical-index-mark-end text:id="IMark104371016"/><text:alphabetical-index-mark-end text:id="IMark106277512"/><text:alphabetical-index-mark-end text:id="IMark106046424"/>ntains <text:alphabetical-index-mark-start text:id="IMark111679992"/><text:alphabetical-index-mark-start text:id="IMark111649656"/><text:alphabetical-index-mark-start text:id="IMark111667352"/><text:alphabetical-index-mark-start text:id="IMark105030744"/><text:alphabetical-index-mark-start text:id="IMark104980664"/><text:alphabetical-index-mark-start text:id="IMark102017832"/><text:alphabetical-index-mark-start text:id="IMark88541048"/><text:alphabetical-index-mark-start text:id="IMark111578584"/><text:alphabetical-index-mark-start text:id="IMark111715672"/>data<text:alphabetical-index-mark-end text:id="IMark111715672"/><text:alphabetical-index-mark-end text:id="IMark111578584"/><text:alphabetical-index-mark-end text:id="IMark88541048"/><text:alphabetical-index-mark-end text:id="IMark102017832"/><text:alphabetical-index-mark-end text:id="IMark104980664"/><text:alphabetical-index-mark-end text:id="IMark105030744"/><text:alphabetical-index-mark-end text:id="IMark111667352"/><text:alphabetical-index-mark-end text:id="IMark111649656"/><text:alphabetical-index-mark-end text:id="IMark111679992"/> regarding known <text:alphabetical-index-mark-start text:id="IMark111654712"/><text:alphabetical-index-mark-start text:id="IMark106876168"/><text:alphabetical-index-mark-start text:id="IMark111710616"/><text:alphabetical-index-mark-start text:id="IMark107479416"/><text:alphabetical-index-mark-start text:id="IMark110660776"/><text:alphabetical-index-mark-start text:id="IMark110936984"/><text:alphabetical-index-mark-start text:id="IMark109978376"/><text:alphabetical-index-mark-start text:id="IMark111697976"/><text:alphabetical-index-mark-start text:id="IMark111720728"/><text:alphabetical-index-mark-start text:id="IMark111860344"/><text:alphabetical-index-mark-start text:id="IMark109224872"/><text:alphabetical-index-mark-start text:id="IMark107651096"/><text:alphabetical-index-mark-start text:id="IMark103826040"/><text:alphabetical-index-mark-start text:id="IMark106114856"/><text:alphabetical-index-mark-start text:id="IMark105523256"/><text:alphabetical-index-mark-start text:id="IMark108205768"/>price<text:alphabetical-index-mark-end text:id="IMark108205768"/><text:alphabetical-index-mark-end text:id="IMark105523256"/><text:alphabetical-index-mark-end text:id="IMark106114856"/><text:alphabetical-index-mark-end text:id="IMark103826040"/><text:alphabetical-index-mark-end text:id="IMark107651096"/><text:alphabetical-index-mark-end text:id="IMark109224872"/><text:alphabetical-index-mark-end text:id="IMark111860344"/><text:alphabetical-index-mark-end text:id="IMark111720728"/><text:alphabetical-index-mark-end text:id="IMark111697976"/><text:alphabetical-index-mark-end text:id="IMark109978376"/><text:alphabetical-index-mark-end text:id="IMark110936984"/><text:alphabetical-index-mark-end text:id="IMark110660776"/><text:alphabetical-index-mark-end text:id="IMark107479416"/><text:alphabetical-index-mark-end text:id="IMark111710616"/><text:alphabetical-index-mark-end text:id="IMark106876168"/><text:alphabetical-index-mark-end text:id="IMark111654712"/>s asked for actual <text:alphabetical-index-mark-start text:id="IMark111817080"/><text:alphabetical-index-mark-start text:id="IMark105126776"/><text:alphabetical-index-mark-start text:id="IMark109112520"/><text:alphabetical-index-mark-start text:id="IMark111812024"/><text:alphabetical-index-mark-start text:id="IMark103832136"/><text:alphabetical-index-mark-start text:id="IMark107617256"/><text:alphabetical-index-mark-start text:id="IMark111751976"/><text:alphabetical-index-mark-start text:id="IMark103907576"/>p<text:alphabetical-index-mark-start text:id="IMark109372824"/><text:alphabetical-index-mark-start text:id="IMark110550968"/><text:alphabetical-index-mark-start text:id="IMark111561688"/><text:alphabetical-index-mark-start text:id="IMark105386472"/><text:alphabetical-index-mark-start text:id="IMark105792488"/><text:alphabetical-index-mark-start text:id="IMark111865400"/>ro<text:alphabetical-index-mark-end text:id="IMark111865400"/><text:alphabetical-index-mark-end text:id="IMark105792488"/><text:alphabetical-index-mark-end text:id="IMark105386472"/><text:alphabetical-index-mark-end text:id="IMark111561688"/><text:alphabetical-index-mark-end text:id="IMark110550968"/><text:alphabetical-index-mark-end text:id="IMark109372824"/>perties<text:alphabetical-index-mark-end text:id="IMark103907576"/><text:alphabetical-index-mark-end text:id="IMark111751976"/><text:alphabetical-index-mark-end text:id="IMark107617256"/><text:alphabetical-index-mark-end text:id="IMark103832136"/><text:alphabetical-index-mark-end text:id="IMark111812024"/><text:alphabetical-index-mark-end text:id="IMark109112520"/><text:alphabetical-index-mark-end text:id="IMark105126776"/><text:alphabetical-index-mark-end text:id="IMark111817080"/> in the area of interest.</text:p>
      <text:p text:style-name="P37"/>
      <text:p text:style-name="P42"><text:span text:style-name="T17">4.1.2.1.</text:span><text:span text:style-name="T62"> </text:span><text:alphabetical-index-mark-start text:id="IMark111862152"/><text:alphabetical-index-mark-start text:id="IMark111842648"/><text:alphabetical-index-mark-start text:id="IMark108866936"/><text:alphabetical-index-mark-start text:id="IMark103209032"/><text:alphabetical-index-mark-start text:id="IMark111332120"/><text:alphabetical-index-mark-start text:id="IMark110633944"/><text:span text:style-name="T39">Id</text:span><text:alphabetical-index-mark-end text:id="IMark110633944"/><text:alphabetical-index-mark-end text:id="IMark111332120"/><text:alphabetical-index-mark-end text:id="IMark103209032"/><text:alphabetical-index-mark-end text:id="IMark108866936"/><text:alphabetical-index-mark-end text:id="IMark111842648"/><text:alphabetical-index-mark-end text:id="IMark111862152"/><text:span text:style-name="T73">: </text:span><text:span text:style-name="T79">see [</text:span><text:span text:style-name="T83">4.1.1.1.</text:span><text:span text:style-name="T79">].</text:span></text:p>
      <text:p text:style-name="P95"/>
      <text:p text:style-name="P95"/>
      <text:p text:style-name="P43"><text:soft-page-break/><text:span text:style-name="T17">4.1.2.2.</text:span><text:span text:style-name="T62"> </text:span><text:alphabetical-index-mark-start text:id="IMark111613976"/><text:alphabetical-index-mark-start text:id="IMark111583640"/><text:alphabetical-index-mark-start text:id="IMark105763816"/><text:alphabetical-index-mark-start text:id="IMark111746008"/><text:alphabetical-index-mark-start text:id="IMark109713208"/><text:alphabetical-index-mark-start text:id="IMark102164680"/><text:alphabetical-index-mark-start text:id="IMark111913928"/><text:alphabetical-index-mark-start text:id="IMark111674936"/><text:alphabetical-index-mark-start text:id="IMark111626904"/><text:alphabetical-index-mark-start text:id="IMark111751064"/><text:alphabetical-index-mark-start text:id="IMark111766520"/><text:alphabetical-index-mark-start text:id="IMark109416824"/><text:span text:style-name="T39">Co</text:span><text:alphabetical-index-mark-end text:id="IMark109416824"/><text:alphabetical-index-mark-end text:id="IMark111766520"/><text:alphabetical-index-mark-end text:id="IMark111751064"/><text:alphabetical-index-mark-end text:id="IMark111626904"/><text:alphabetical-index-mark-end text:id="IMark111674936"/><text:alphabetical-index-mark-end text:id="IMark111913928"/><text:span text:style-name="T39">ntext</text:span><text:alphabetical-index-mark-end text:id="IMark102164680"/><text:alphabetical-index-mark-end text:id="IMark109713208"/><text:alphabetical-index-mark-end text:id="IMark111746008"/><text:alphabetical-index-mark-end text:id="IMark105763816"/><text:alphabetical-index-mark-end text:id="IMark111583640"/><text:alphabetical-index-mark-end text:id="IMark111613976"/><text:span text:style-name="T73">: </text:span><text:span text:style-name="T79">see [</text:span><text:span text:style-name="T83">4.1.1.</text:span><text:span text:style-name="T84">2</text:span><text:span text:style-name="T83">.</text:span><text:span text:style-name="T79">].</text:span></text:p>
      <text:p text:style-name="P96"/>
      <text:p text:style-name="P96"/>
      <text:p text:style-name="P43"><text:span text:style-name="T17">4.1.2.3.</text:span><text:span text:style-name="T62"> </text:span><text:alphabetical-index-mark-start text:id="IMark102526152"/><text:alphabetical-index-mark-start text:id="IMark104580616"/><text:alphabetical-index-mark-start text:id="IMark111113576"/><text:alphabetical-index-mark-start text:id="IMark110714776"/><text:alphabetical-index-mark-start text:id="IMark111581112"/><text:alphabetical-index-mark-start text:id="IMark111586168"/><text:span text:style-name="T39">Status</text:span><text:alphabetical-index-mark-end text:id="IMark111586168"/><text:alphabetical-index-mark-end text:id="IMark111581112"/><text:alphabetical-index-mark-end text:id="IMark110714776"/><text:alphabetical-index-mark-end text:id="IMark111113576"/><text:alphabetical-index-mark-end text:id="IMark104580616"/><text:alphabetical-index-mark-end text:id="IMark102526152"/><text:span text:style-name="T73">: </text:span><text:span text:style-name="T79">see [</text:span><text:span text:style-name="T83">4.1.1.</text:span><text:span text:style-name="T84">3</text:span><text:span text:style-name="T83">.</text:span><text:span text:style-name="T79">].</text:span></text:p>
      <text:p text:style-name="P96"/>
      <text:p text:style-name="P96"/>
      <text:p text:style-name="P44"><text:span text:style-name="T17">4.1.2.4.</text:span><text:span text:style-name="T62"> </text:span><text:alphabetical-index-mark-start text:id="IMark102484552"/><text:alphabetical-index-mark-start text:id="IMark110992888"/><text:alphabetical-index-mark-start text:id="IMark105126776"/><text:alphabetical-index-mark-start text:id="IMark111817080"/><text:alphabetical-index-mark-start text:id="IMark109112520"/><text:alphabetical-index-mark-start text:id="IMark111812024"/><text:alphabetical-index-mark-start text:id="IMark103832136"/><text:alphabetical-index-mark-start text:id="IMark107617256"/><text:alphabetical-index-mark-start text:id="IMark111751976"/><text:alphabetical-index-mark-start text:id="IMark103907576"/><text:alphabetical-index-mark-start text:id="IMark109372824"/><text:alphabetical-index-mark-start text:id="IMark110550968"/><text:span text:style-name="T39">Ab</text:span><text:alphabetical-index-mark-end text:id="IMark110550968"/><text:alphabetical-index-mark-end text:id="IMark109372824"/><text:alphabetical-index-mark-end text:id="IMark103907576"/><text:alphabetical-index-mark-end text:id="IMark111751976"/><text:alphabetical-index-mark-end text:id="IMark107617256"/><text:alphabetical-index-mark-end text:id="IMark103832136"/><text:span text:style-name="T39">r</text:span><text:alphabetical-index-mark-end text:id="IMark111812024"/><text:alphabetical-index-mark-end text:id="IMark109112520"/><text:alphabetical-index-mark-end text:id="IMark111817080"/><text:alphabetical-index-mark-end text:id="IMark105126776"/><text:alphabetical-index-mark-end text:id="IMark110992888"/><text:alphabetical-index-mark-end text:id="IMark102484552"/><text:span text:style-name="T73">: </text:span><text:span text:style-name="T79">see [</text:span><text:span text:style-name="T83">4.1.1.</text:span><text:span text:style-name="T85">4</text:span><text:span text:style-name="T83">.</text:span><text:span text:style-name="T79">].</text:span></text:p>
      <text:p text:style-name="P97"/>
      <text:p text:style-name="P97"/>
      <text:p text:style-name="P44"><text:span text:style-name="T17">4.1.2.5.</text:span><text:span text:style-name="T62"> </text:span><text:alphabetical-index-mark-start text:id="IMark107651096"/><text:alphabetical-index-mark-start text:id="IMark103826040"/><text:alphabetical-index-mark-start text:id="IMark106114856"/><text:alphabetical-index-mark-start text:id="IMark105523256"/><text:alphabetical-index-mark-start text:id="IMark108205768"/><text:alphabetical-index-mark-start text:id="IMark111679992"/><text:span text:style-name="T39">Alt</text:span><text:alphabetical-index-mark-end text:id="IMark111679992"/><text:alphabetical-index-mark-end text:id="IMark108205768"/><text:alphabetical-index-mark-end text:id="IMark105523256"/><text:alphabetical-index-mark-end text:id="IMark106114856"/><text:alphabetical-index-mark-end text:id="IMark103826040"/><text:alphabetical-index-mark-end text:id="IMark107651096"/><text:span text:style-name="T73">: </text:span><text:span text:style-name="T79">see [</text:span><text:span text:style-name="T83">4.1.1.</text:span><text:span text:style-name="T85">5</text:span><text:span text:style-name="T83">.</text:span><text:span text:style-name="T79">].</text:span></text:p>
      <text:p text:style-name="P97"/>
      <text:p text:style-name="P97"/>
      <text:p text:style-name="P44"><text:span text:style-name="T17">4.1.2.6.</text:span><text:span text:style-name="T62"> </text:span><text:alphabetical-index-mark-start text:id="IMark107422552"/><text:alphabetical-index-mark-start text:id="IMark111050024"/><text:alphabetical-index-mark-start text:id="IMark111748536"/><text:alphabetical-index-mark-start text:id="IMark107580568"/><text:alphabetical-index-mark-start text:id="IMark111886280"/><text:alphabetical-index-mark-start text:id="IMark103126600"/><text:alphabetical-index-mark-start text:id="IMark111598808"/><text:alphabetical-index-mark-start text:id="IMark107184136"/><text:alphabetical-index-mark-start text:id="IMark102081224"/><text:alphabetical-index-mark-start text:id="IMark105581080"/><text:alphabetical-index-mark-start text:id="IMark110424488"/><text:alphabetical-index-mark-start text:id="IMark111862152"/><text:alphabetical-index-mark-start text:id="IMark111842648"/><text:span text:style-name="T39">Value</text:span><text:alphabetical-index-mark-end text:id="IMark111842648"/><text:alphabetical-index-mark-end text:id="IMark111862152"/><text:alphabetical-index-mark-end text:id="IMark110424488"/><text:alphabetical-index-mark-end text:id="IMark105581080"/><text:alphabetical-index-mark-end text:id="IMark102081224"/><text:alphabetical-index-mark-end text:id="IMark107184136"/><text:alphabetical-index-mark-end text:id="IMark111598808"/><text:alphabetical-index-mark-end text:id="IMark103126600"/><text:alphabetical-index-mark-end text:id="IMark111886280"/><text:alphabetical-index-mark-end text:id="IMark107580568"/><text:alphabetical-index-mark-end text:id="IMark111748536"/><text:alphabetical-index-mark-end text:id="IMark111050024"/><text:alphabetical-index-mark-end text:id="IMark107422552"/><text:span text:style-name="T73">: </text:span><text:span text:style-name="T79">see [</text:span><text:span text:style-name="T83">4.1.1.</text:span><text:span text:style-name="T85">6</text:span><text:span text:style-name="T83">.</text:span><text:span text:style-name="T79">].</text:span></text:p>
      <text:p text:style-name="P97"/>
      <text:p text:style-name="P97"/>
      <text:p text:style-name="P45"><text:span text:style-name="T17">4.1.2.7.</text:span><text:span text:style-name="T62"> </text:span><text:alphabetical-index-mark-start text:id="IMark107814824"/><text:alphabetical-index-mark-start text:id="IMark106348600"/><text:alphabetical-index-mark-start text:id="IMark111913928"/><text:alphabetical-index-mark-start text:id="IMark111674936"/><text:alphabetical-index-mark-start text:id="IMark111626904"/><text:alphabetical-index-mark-start text:id="IMark111751064"/><text:span text:style-name="T39">Zone</text:span><text:alphabetical-index-mark-end text:id="IMark111751064"/><text:alphabetical-index-mark-end text:id="IMark111626904"/><text:alphabetical-index-mark-end text:id="IMark111674936"/><text:alphabetical-index-mark-end text:id="IMark111913928"/><text:alphabetical-index-mark-end text:id="IMark106348600"/><text:alphabetical-index-mark-end text:id="IMark107814824"/><text:span text:style-name="T73">: </text:span><text:span text:style-name="T81">a one or more letter long </text:span><text:alphabetical-index-mark-start text:id="IMark111766520"/><text:alphabetical-index-mark-start text:id="IMark109416824"/><text:alphabetical-index-mark-start text:id="IMark104292904"/><text:alphabetical-index-mark-start text:id="IMark111613976"/><text:alphabetical-index-mark-start text:id="IMark111583640"/><text:alphabetical-index-mark-start text:id="IMark105763816"/><text:alphabetical-index-mark-start text:id="IMark111746008"/><text:span text:style-name="T81">string</text:span><text:alphabetical-index-mark-end text:id="IMark111746008"/><text:alphabetical-index-mark-end text:id="IMark105763816"/><text:alphabetical-index-mark-end text:id="IMark111583640"/><text:alphabetical-index-mark-end text:id="IMark111613976"/><text:alphabetical-index-mark-end text:id="IMark104292904"/><text:alphabetical-index-mark-end text:id="IMark109416824"/><text:alphabetical-index-mark-end text:id="IMark111766520"/><text:span text:style-name="T81"> that </text:span><text:alphabetical-index-mark-start text:id="IMark109713208"/><text:alphabetical-index-mark-start text:id="IMark102164680"/><text:alphabetical-index-mark-start text:id="IMark111659768"/><text:alphabetical-index-mark-start text:id="IMark106210344"/><text:alphabetical-index-mark-start text:id="IMark105861560"/><text:alphabetical-index-mark-start text:id="IMark110547272"/><text:span text:style-name="T81">id</text:span><text:alphabetical-index-mark-end text:id="IMark110547272"/><text:alphabetical-index-mark-end text:id="IMark105861560"/><text:alphabetical-index-mark-end text:id="IMark106210344"/><text:alphabetical-index-mark-end text:id="IMark111659768"/><text:alphabetical-index-mark-end text:id="IMark102164680"/><text:alphabetical-index-mark-end text:id="IMark109713208"/><text:span text:style-name="T81">entifies </text:span><text:alphabetical-index-mark-start text:id="IMark104846984"/><text:alphabetical-index-mark-start text:id="IMark105886632"/><text:alphabetical-index-mark-start text:id="IMark107736376"/><text:alphabetical-index-mark-start text:id="IMark105841608"/><text:alphabetical-index-mark-start text:id="IMark110540728"/><text:alphabetical-index-mark-start text:id="IMark63074888"/><text:alphabetical-index-mark-start text:id="IMark111588696"/><text:alphabetical-index-mark-start text:id="IMark105401272"/><text:alphabetical-index-mark-start text:id="IMark111664824"/><text:alphabetical-index-mark-start text:id="IMark111662296"/><text:alphabetical-index-mark-start text:id="IMark102526152"/><text:alphabetical-index-mark-start text:id="IMark104580616"/><text:alphabetical-index-mark-start text:id="IMark111113576"/><text:span text:style-name="T81">co</text:span><text:alphabetical-index-mark-end text:id="IMark111113576"/><text:alphabetical-index-mark-end text:id="IMark104580616"/><text:alphabetical-index-mark-end text:id="IMark102526152"/><text:alphabetical-index-mark-end text:id="IMark111662296"/><text:alphabetical-index-mark-end text:id="IMark111664824"/><text:alphabetical-index-mark-end text:id="IMark105401272"/><text:span text:style-name="T81">mmercial</text:span><text:alphabetical-index-mark-end text:id="IMark111588696"/><text:alphabetical-index-mark-end text:id="IMark63074888"/><text:alphabetical-index-mark-end text:id="IMark110540728"/><text:alphabetical-index-mark-end text:id="IMark105841608"/><text:alphabetical-index-mark-end text:id="IMark107736376"/><text:alphabetical-index-mark-end text:id="IMark105886632"/><text:alphabetical-index-mark-end text:id="IMark104846984"/><text:span text:style-name="T81"> and </text:span><text:alphabetical-index-mark-start text:id="IMark110714776"/><text:alphabetical-index-mark-start text:id="IMark111581112"/><text:alphabetical-index-mark-start text:id="IMark111586168"/><text:alphabetical-index-mark-start text:id="IMark105476392"/><text:alphabetical-index-mark-start text:id="IMark111875512"/><text:alphabetical-index-mark-start text:id="IMark103143400"/><text:alphabetical-index-mark-start text:id="IMark107546888"/><text:span text:style-name="T81">res</text:span><text:alphabetical-index-mark-start text:id="IMark110084632"/><text:alphabetical-index-mark-start text:id="IMark110765656"/><text:alphabetical-index-mark-start text:id="IMark111644600"/><text:alphabetical-index-mark-start text:id="IMark111657240"/><text:alphabetical-index-mark-start text:id="IMark111682520"/><text:alphabetical-index-mark-start text:id="IMark111740952"/><text:span text:style-name="T81">id</text:span><text:alphabetical-index-mark-end text:id="IMark111740952"/><text:alphabetical-index-mark-end text:id="IMark111682520"/><text:alphabetical-index-mark-end text:id="IMark111657240"/><text:alphabetical-index-mark-end text:id="IMark111644600"/><text:alphabetical-index-mark-end text:id="IMark110765656"/><text:alphabetical-index-mark-end text:id="IMark110084632"/><text:span text:style-name="T81">ential</text:span><text:alphabetical-index-mark-end text:id="IMark107546888"/><text:alphabetical-index-mark-end text:id="IMark103143400"/><text:alphabetical-index-mark-end text:id="IMark111875512"/><text:alphabetical-index-mark-end text:id="IMark105476392"/><text:alphabetical-index-mark-end text:id="IMark111586168"/><text:alphabetical-index-mark-end text:id="IMark111581112"/><text:alphabetical-index-mark-end text:id="IMark110714776"/><text:span text:style-name="T81"> areas relevant to the </text:span><text:alphabetical-index-mark-start text:id="IMark111243208"/><text:alphabetical-index-mark-start text:id="IMark111818280"/><text:alphabetical-index-mark-start text:id="IMark111561688"/><text:alphabetical-index-mark-start text:id="IMark105386472"/><text:alphabetical-index-mark-start text:id="IMark103832136"/><text:alphabetical-index-mark-start text:id="IMark107617256"/><text:span text:style-name="T81">study</text:span><text:alphabetical-index-mark-end text:id="IMark107617256"/><text:alphabetical-index-mark-end text:id="IMark103832136"/><text:alphabetical-index-mark-end text:id="IMark105386472"/><text:alphabetical-index-mark-end text:id="IMark111561688"/><text:alphabetical-index-mark-end text:id="IMark111818280"/><text:alphabetical-index-mark-end text:id="IMark111243208"/><text:span text:style-name="T81">. “C” </text:span><text:alphabetical-index-mark-start text:id="IMark111751976"/><text:alphabetical-index-mark-start text:id="IMark103907576"/><text:alphabetical-index-mark-start text:id="IMark109372824"/><text:alphabetical-index-mark-start text:id="IMark110550968"/><text:alphabetical-index-mark-start text:id="IMark105792488"/><text:alphabetical-index-mark-start text:id="IMark102484552"/><text:span text:style-name="T81">id</text:span><text:alphabetical-index-mark-end text:id="IMark102484552"/><text:alphabetical-index-mark-end text:id="IMark105792488"/><text:alphabetical-index-mark-end text:id="IMark110550968"/><text:alphabetical-index-mark-end text:id="IMark109372824"/><text:alphabetical-index-mark-end text:id="IMark103907576"/><text:alphabetical-index-mark-end text:id="IMark111751976"/><text:span text:style-name="T81">entifies an active </text:span><text:alphabetical-index-mark-start text:id="IMark110992888"/><text:alphabetical-index-mark-start text:id="IMark105126776"/><text:alphabetical-index-mark-start text:id="IMark111817080"/><text:alphabetical-index-mark-start text:id="IMark109112520"/><text:alphabetical-index-mark-start text:id="IMark111812024"/><text:alphabetical-index-mark-start text:id="IMark111865400"/><text:alphabetical-index-mark-start text:id="IMark111654712"/><text:alphabetical-index-mark-start text:id="IMark106876168"/><text:alphabetical-index-mark-start text:id="IMark111710616"/><text:alphabetical-index-mark-start text:id="IMark107479416"/><text:alphabetical-index-mark-start text:id="IMark110660776"/><text:alphabetical-index-mark-start text:id="IMark109978376"/><text:alphabetical-index-mark-start text:id="IMark110936984"/><text:span text:style-name="T81">co</text:span><text:alphabetical-index-mark-end text:id="IMark110936984"/><text:alphabetical-index-mark-end text:id="IMark109978376"/><text:alphabetical-index-mark-end text:id="IMark110660776"/><text:alphabetical-index-mark-end text:id="IMark107479416"/><text:alphabetical-index-mark-end text:id="IMark111710616"/><text:alphabetical-index-mark-end text:id="IMark106876168"/><text:span text:style-name="T81">mmercial</text:span><text:alphabetical-index-mark-end text:id="IMark111654712"/><text:alphabetical-index-mark-end text:id="IMark111865400"/><text:alphabetical-index-mark-end text:id="IMark111812024"/><text:alphabetical-index-mark-end text:id="IMark109112520"/><text:alphabetical-index-mark-end text:id="IMark111817080"/><text:alphabetical-index-mark-end text:id="IMark105126776"/><text:alphabetical-index-mark-end text:id="IMark110992888"/><text:span text:style-name="T81"> </text:span><text:alphabetical-index-mark-start text:id="IMark111720728"/><text:alphabetical-index-mark-start text:id="IMark111697976"/><text:alphabetical-index-mark-start text:id="IMark109224872"/><text:alphabetical-index-mark-start text:id="IMark111860344"/><text:alphabetical-index-mark-start text:id="IMark108892760"/><text:alphabetical-index-mark-start text:id="IMark111649656"/><text:span text:style-name="T81">zone</text:span><text:alphabetical-index-mark-end text:id="IMark111649656"/><text:alphabetical-index-mark-end text:id="IMark108892760"/><text:alphabetical-index-mark-end text:id="IMark111860344"/><text:alphabetical-index-mark-end text:id="IMark109224872"/><text:alphabetical-index-mark-end text:id="IMark111697976"/><text:alphabetical-index-mark-end text:id="IMark111720728"/><text:span text:style-name="T81">, “R” </text:span><text:alphabetical-index-mark-start text:id="IMark111667352"/><text:alphabetical-index-mark-start text:id="IMark107651096"/><text:alphabetical-index-mark-start text:id="IMark103826040"/><text:alphabetical-index-mark-start text:id="IMark106114856"/><text:alphabetical-index-mark-start text:id="IMark105523256"/><text:alphabetical-index-mark-start text:id="IMark108205768"/><text:span text:style-name="T81">id</text:span><text:alphabetical-index-mark-end text:id="IMark108205768"/><text:alphabetical-index-mark-end text:id="IMark105523256"/><text:alphabetical-index-mark-end text:id="IMark106114856"/><text:alphabetical-index-mark-end text:id="IMark103826040"/><text:alphabetical-index-mark-end text:id="IMark107651096"/><text:alphabetical-index-mark-end text:id="IMark111667352"/><text:span text:style-name="T81">entifies an active </text:span><text:alphabetical-index-mark-start text:id="IMark111679992"/><text:alphabetical-index-mark-start text:id="IMark105030744"/><text:alphabetical-index-mark-start text:id="IMark104980664"/><text:alphabetical-index-mark-start text:id="IMark102017832"/><text:alphabetical-index-mark-start text:id="IMark88541048"/><text:alphabetical-index-mark-start text:id="IMark111578584"/><text:alphabetical-index-mark-start text:id="IMark111715672"/><text:span text:style-name="T81">res</text:span><text:alphabetical-index-mark-start text:id="IMark106277512"/><text:alphabetical-index-mark-start text:id="IMark106046424"/><text:alphabetical-index-mark-start text:id="IMark110778392"/><text:alphabetical-index-mark-start text:id="IMark104371016"/><text:alphabetical-index-mark-start text:id="IMark109127960"/><text:alphabetical-index-mark-start text:id="IMark110211576"/><text:span text:style-name="T81">id</text:span><text:alphabetical-index-mark-end text:id="IMark110211576"/><text:alphabetical-index-mark-end text:id="IMark109127960"/><text:alphabetical-index-mark-end text:id="IMark104371016"/><text:alphabetical-index-mark-end text:id="IMark110778392"/><text:alphabetical-index-mark-end text:id="IMark106046424"/><text:alphabetical-index-mark-end text:id="IMark106277512"/><text:span text:style-name="T81">ential</text:span><text:alphabetical-index-mark-end text:id="IMark111715672"/><text:alphabetical-index-mark-end text:id="IMark111578584"/><text:alphabetical-index-mark-end text:id="IMark88541048"/><text:alphabetical-index-mark-end text:id="IMark102017832"/><text:alphabetical-index-mark-end text:id="IMark104980664"/><text:alphabetical-index-mark-end text:id="IMark105030744"/><text:alphabetical-index-mark-end text:id="IMark111679992"/><text:span text:style-name="T81"> </text:span><text:alphabetical-index-mark-start text:id="IMark108866936"/><text:alphabetical-index-mark-start text:id="IMark103209032"/><text:alphabetical-index-mark-start text:id="IMark107422552"/><text:alphabetical-index-mark-start text:id="IMark111050024"/><text:alphabetical-index-mark-start text:id="IMark111748536"/><text:alphabetical-index-mark-start text:id="IMark107580568"/><text:span text:style-name="T81">zone</text:span><text:alphabetical-index-mark-end text:id="IMark107580568"/><text:alphabetical-index-mark-end text:id="IMark111748536"/><text:alphabetical-index-mark-end text:id="IMark111050024"/><text:alphabetical-index-mark-end text:id="IMark107422552"/><text:alphabetical-index-mark-end text:id="IMark103209032"/><text:alphabetical-index-mark-end text:id="IMark108866936"/><text:span text:style-name="T81">.</text:span></text:p>
      <text:p text:style-name="P101"/>
      <text:p text:style-name="P101"/>
      <text:p text:style-name="P46"><text:span text:style-name="T17">4.1.2.8.</text:span><text:span text:style-name="T62"> </text:span><text:alphabetical-index-mark-start text:id="IMark105763816"/><text:alphabetical-index-mark-start text:id="IMark111746008"/><text:alphabetical-index-mark-start text:id="IMark105581080"/><text:alphabetical-index-mark-start text:id="IMark110424488"/><text:alphabetical-index-mark-start text:id="IMark109713208"/><text:alphabetical-index-mark-start text:id="IMark102164680"/><text:span text:style-name="T39">Monthn</text:span><text:alphabetical-index-mark-end text:id="IMark102164680"/><text:alphabetical-index-mark-end text:id="IMark109713208"/><text:alphabetical-index-mark-end text:id="IMark110424488"/><text:alphabetical-index-mark-end text:id="IMark105581080"/><text:alphabetical-index-mark-end text:id="IMark111746008"/><text:alphabetical-index-mark-end text:id="IMark105763816"/><text:span text:style-name="T73">: </text:span><text:span text:style-name="T79">see [</text:span><text:span text:style-name="T83">4.1.1.1</text:span><text:span text:style-name="T87">0</text:span><text:span text:style-name="T83">.</text:span><text:span text:style-name="T79">].</text:span></text:p>
      <text:p text:style-name="P98"/>
      <text:p text:style-name="P98"/>
      <text:p text:style-name="P46"><text:span text:style-name="T17">4.1.2.9.</text:span><text:span text:style-name="T62"> </text:span><text:alphabetical-index-mark-start text:id="IMark105886632"/><text:alphabetical-index-mark-start text:id="IMark107736376"/><text:alphabetical-index-mark-start text:id="IMark105841608"/><text:alphabetical-index-mark-start text:id="IMark110540728"/><text:alphabetical-index-mark-start text:id="IMark63074888"/><text:alphabetical-index-mark-start text:id="IMark111588696"/><text:span text:style-name="T39">T</text:span><text:alphabetical-index-mark-start text:id="IMark110633944"/><text:alphabetical-index-mark-start text:id="IMark109644264"/><text:alphabetical-index-mark-start text:id="IMark104185592"/><text:alphabetical-index-mark-start text:id="IMark110084632"/><text:alphabetical-index-mark-start text:id="IMark110765656"/><text:span text:style-name="T39">stamp</text:span><text:alphabetical-index-mark-end text:id="IMark110765656"/><text:alphabetical-index-mark-end text:id="IMark110084632"/><text:alphabetical-index-mark-end text:id="IMark104185592"/><text:alphabetical-index-mark-end text:id="IMark109644264"/><text:alphabetical-index-mark-end text:id="IMark110633944"/><text:alphabetical-index-mark-end text:id="IMark111588696"/><text:alphabetical-index-mark-end text:id="IMark63074888"/><text:alphabetical-index-mark-end text:id="IMark110540728"/><text:alphabetical-index-mark-end text:id="IMark105841608"/><text:alphabetical-index-mark-end text:id="IMark107736376"/><text:alphabetical-index-mark-end text:id="IMark105886632"/><text:span text:style-name="T73">: </text:span><text:span text:style-name="T79">see [</text:span><text:span text:style-name="T83">4.1.1.12.</text:span><text:span text:style-name="T79">].</text:span></text:p>
      <text:p text:style-name="P98"/>
      <text:p text:style-name="P33"/>
      <text:h text:style-name="Heading_20_3" text:outline-level="3"><text:bookmark-start text:name="__RefHeading___Toc3190_309449435"/>4.1.3. <text:alphabetical-index-mark-start text:id="IMark111637016"/><text:alphabetical-index-mark-start text:id="IMark111818280"/><text:alphabetical-index-mark-start text:id="IMark111561688"/><text:alphabetical-index-mark-start text:id="IMark105386472"/><text:alphabetical-index-mark-start text:id="IMark103832136"/><text:alphabetical-index-mark-start text:id="IMark107617256"/><text:alphabetical-index-mark-start text:id="IMark103552248"/><text:alphabetical-index-mark-start text:id="IMark111611448"/><text:alphabetical-index-mark-start text:id="IMark111751976"/><text:span text:style-name="T39">trf_</text:span><text:alphabetical-index-mark-start text:id="IMark103907576"/><text:alphabetical-index-mark-start text:id="IMark109372824"/><text:alphabetical-index-mark-start text:id="IMark110550968"/><text:alphabetical-index-mark-start text:id="IMark105792488"/><text:alphabetical-index-mark-start text:id="IMark102484552"/><text:alphabetical-index-mark-start text:id="IMark103587448"/><text:alphabetical-index-mark-start text:id="IMark102157448"/><text:alphabetical-index-mark-start text:id="IMark106876168"/><text:alphabetical-index-mark-start text:id="IMark111710616"/><text:span text:style-name="T39">street</text:span><text:alphabetical-index-mark-end text:id="IMark111710616"/><text:alphabetical-index-mark-end text:id="IMark106876168"/><text:alphabetical-index-mark-end text:id="IMark102157448"/><text:alphabetical-index-mark-end text:id="IMark103587448"/><text:alphabetical-index-mark-end text:id="IMark102484552"/><text:alphabetical-index-mark-end text:id="IMark105792488"/><text:alphabetical-index-mark-end text:id="IMark110550968"/><text:alphabetical-index-mark-end text:id="IMark109372824"/><text:alphabetical-index-mark-end text:id="IMark103907576"/><text:span text:style-name="T39">s</text:span><text:bookmark-end text:name="__RefHeading___Toc3190_309449435"/><text:alphabetical-index-mark-end text:id="IMark111751976"/><text:alphabetical-index-mark-end text:id="IMark111611448"/><text:alphabetical-index-mark-end text:id="IMark103552248"/><text:alphabetical-index-mark-end text:id="IMark107617256"/><text:alphabetical-index-mark-end text:id="IMark103832136"/><text:alphabetical-index-mark-end text:id="IMark105386472"/><text:alphabetical-index-mark-end text:id="IMark111561688"/><text:alphabetical-index-mark-end text:id="IMark111818280"/><text:alphabetical-index-mark-end text:id="IMark111637016"/></text:h>
      <text:p text:style-name="P116"/>
      <text:p text:style-name="P113"><text:span text:style-name="T70">4.1.</text:span><text:span text:style-name="T71">3</text:span><text:span text:style-name="T70">.1.</text:span><text:span text:style-name="T64"> </text:span><text:alphabetical-index-mark-start text:id="IMark110992888"/><text:alphabetical-index-mark-start text:id="IMark105126776"/><text:alphabetical-index-mark-start text:id="IMark111817080"/><text:alphabetical-index-mark-start text:id="IMark109112520"/><text:alphabetical-index-mark-start text:id="IMark111812024"/><text:alphabetical-index-mark-start text:id="IMark111865400"/><text:span text:style-name="T39">Id</text:span><text:alphabetical-index-mark-end text:id="IMark111865400"/><text:alphabetical-index-mark-end text:id="IMark111812024"/><text:alphabetical-index-mark-end text:id="IMark109112520"/><text:alphabetical-index-mark-end text:id="IMark111817080"/><text:alphabetical-index-mark-end text:id="IMark105126776"/><text:alphabetical-index-mark-end text:id="IMark110992888"/><text:span text:style-name="T63">: </text:span><text:span text:style-name="T65">see [</text:span><text:span text:style-name="T70">4.1.1.1.</text:span><text:span text:style-name="T65">].</text:span></text:p>
      <text:p text:style-name="P99"/>
      <text:p text:style-name="P99"/>
      <text:p text:style-name="P114"><text:soft-page-break/><text:span text:style-name="T70">4.1.</text:span><text:span text:style-name="T71">3</text:span><text:span text:style-name="T70">.</text:span><text:span text:style-name="T71">2</text:span><text:span text:style-name="T70">.</text:span><text:span text:style-name="T64"> </text:span><text:alphabetical-index-mark-start text:id="IMark105523256"/><text:alphabetical-index-mark-start text:id="IMark108205768"/><text:alphabetical-index-mark-start text:id="IMark106348600"/><text:alphabetical-index-mark-start text:id="IMark111913928"/><text:alphabetical-index-mark-start text:id="IMark111674936"/><text:alphabetical-index-mark-start text:id="IMark106277512"/><text:alphabetical-index-mark-start text:id="IMark106046424"/><text:alphabetical-index-mark-start text:id="IMark110778392"/><text:alphabetical-index-mark-start text:id="IMark104371016"/><text:alphabetical-index-mark-start text:id="IMark109127960"/><text:alphabetical-index-mark-start text:id="IMark110211576"/><text:alphabetical-index-mark-start text:id="IMark111626904"/><text:span text:style-name="T39">Ab</text:span><text:alphabetical-index-mark-end text:id="IMark111626904"/><text:alphabetical-index-mark-end text:id="IMark110211576"/><text:alphabetical-index-mark-end text:id="IMark109127960"/><text:alphabetical-index-mark-end text:id="IMark104371016"/><text:alphabetical-index-mark-end text:id="IMark110778392"/><text:alphabetical-index-mark-end text:id="IMark106046424"/><text:span text:style-name="T39">r</text:span><text:alphabetical-index-mark-end text:id="IMark106277512"/><text:alphabetical-index-mark-end text:id="IMark111674936"/><text:alphabetical-index-mark-end text:id="IMark111913928"/><text:alphabetical-index-mark-end text:id="IMark106348600"/><text:alphabetical-index-mark-end text:id="IMark108205768"/><text:alphabetical-index-mark-end text:id="IMark105523256"/>: <text:span text:style-name="T65">see [</text:span><text:span text:style-name="T70">4.1.1.</text:span><text:span text:style-name="T72">2</text:span><text:span text:style-name="T70">.</text:span><text:span text:style-name="T65">].</text:span></text:p>
      <text:p text:style-name="P100"/>
      <text:p text:style-name="P100"/>
      <text:p text:style-name="P112"><text:span text:style-name="T70">4.1.</text:span><text:span text:style-name="T71">3</text:span><text:span text:style-name="T70">.</text:span><text:span text:style-name="T71">3</text:span><text:span text:style-name="T70">.</text:span><text:span text:style-name="T64"> </text:span><text:alphabetical-index-mark-start text:id="IMark109416824"/><text:alphabetical-index-mark-start text:id="IMark111583640"/><text:alphabetical-index-mark-start text:id="IMark111613976"/><text:alphabetical-index-mark-start text:id="IMark111659768"/><text:alphabetical-index-mark-start text:id="IMark106210344"/><text:alphabetical-index-mark-start text:id="IMark105763816"/><text:span text:style-name="T39">Item</text:span><text:alphabetical-index-mark-end text:id="IMark105763816"/><text:alphabetical-index-mark-end text:id="IMark106210344"/><text:alphabetical-index-mark-end text:id="IMark111659768"/><text:alphabetical-index-mark-end text:id="IMark111613976"/><text:alphabetical-index-mark-end text:id="IMark111583640"/><text:alphabetical-index-mark-end text:id="IMark109416824"/>: <text:span text:style-name="T91">official, current </text:span><text:alphabetical-index-mark-start text:id="IMark111746008"/><text:alphabetical-index-mark-start text:id="IMark105581080"/><text:alphabetical-index-mark-start text:id="IMark110424488"/><text:alphabetical-index-mark-start text:id="IMark109713208"/><text:alphabetical-index-mark-start text:id="IMark102164680"/><text:alphabetical-index-mark-start text:id="IMark105861560"/><text:alphabetical-index-mark-start text:id="IMark110547272"/><text:span text:style-name="T91">street</text:span><text:alphabetical-index-mark-end text:id="IMark110547272"/><text:alphabetical-index-mark-end text:id="IMark105861560"/><text:alphabetical-index-mark-end text:id="IMark102164680"/><text:alphabetical-index-mark-end text:id="IMark109713208"/><text:alphabetical-index-mark-end text:id="IMark110424488"/><text:alphabetical-index-mark-end text:id="IMark105581080"/><text:alphabetical-index-mark-end text:id="IMark111746008"/><text:span text:style-name="T91"> name.</text:span></text:p>
      <text:p text:style-name="P112"/>
      <text:p text:style-name="P112"/>
      <text:p text:style-name="P112"><text:span text:style-name="T70">4.1.</text:span><text:span text:style-name="T71">3</text:span><text:span text:style-name="T70">.</text:span><text:span text:style-name="T71">4</text:span><text:span text:style-name="T70">.</text:span><text:span text:style-name="T64"> </text:span><text:alphabetical-index-mark-start text:id="IMark107736376"/><text:alphabetical-index-mark-start text:id="IMark105841608"/><text:alphabetical-index-mark-start text:id="IMark110540728"/><text:alphabetical-index-mark-start text:id="IMark63074888"/><text:alphabetical-index-mark-start text:id="IMark111588696"/><text:alphabetical-index-mark-start text:id="IMark110633944"/><text:span text:style-name="T39">Alias</text:span><text:alphabetical-index-mark-end text:id="IMark110633944"/><text:alphabetical-index-mark-end text:id="IMark111588696"/><text:alphabetical-index-mark-end text:id="IMark63074888"/><text:alphabetical-index-mark-end text:id="IMark110540728"/><text:alphabetical-index-mark-end text:id="IMark105841608"/><text:alphabetical-index-mark-end text:id="IMark107736376"/>: <text:span text:style-name="T91">unofficial or not current names or </text:span><text:alphabetical-index-mark-start text:id="IMark109644264"/><text:alphabetical-index-mark-start text:id="IMark104185592"/><text:alphabetical-index-mark-start text:id="IMark110084632"/><text:alphabetical-index-mark-start text:id="IMark110765656"/><text:alphabetical-index-mark-start text:id="IMark111740952"/><text:alphabetical-index-mark-start text:id="IMark102965464"/><text:span text:style-name="T91">alias</text:span><text:alphabetical-index-mark-end text:id="IMark102965464"/><text:alphabetical-index-mark-end text:id="IMark111740952"/><text:alphabetical-index-mark-end text:id="IMark110765656"/><text:alphabetical-index-mark-end text:id="IMark110084632"/><text:alphabetical-index-mark-end text:id="IMark104185592"/><text:alphabetical-index-mark-end text:id="IMark109644264"/><text:span text:style-name="T91">es by which the </text:span><text:alphabetical-index-mark-start text:id="IMark110714776"/><text:alphabetical-index-mark-start text:id="IMark111581112"/><text:alphabetical-index-mark-start text:id="IMark105476392"/><text:alphabetical-index-mark-start text:id="IMark111586168"/><text:alphabetical-index-mark-start text:id="IMark103143400"/><text:alphabetical-index-mark-start text:id="IMark111875512"/><text:alphabetical-index-mark-start text:id="IMark111769048"/><text:span text:style-name="T91">street</text:span><text:alphabetical-index-mark-end text:id="IMark111769048"/><text:alphabetical-index-mark-end text:id="IMark111875512"/><text:alphabetical-index-mark-end text:id="IMark103143400"/><text:alphabetical-index-mark-end text:id="IMark111586168"/><text:alphabetical-index-mark-end text:id="IMark105476392"/><text:alphabetical-index-mark-end text:id="IMark111581112"/><text:alphabetical-index-mark-end text:id="IMark110714776"/><text:span text:style-name="T91"> might also be </text:span><text:alphabetical-index-mark-start text:id="IMark107546888"/><text:alphabetical-index-mark-start text:id="IMark111243208"/><text:alphabetical-index-mark-start text:id="IMark107479416"/><text:alphabetical-index-mark-start text:id="IMark103907576"/><text:alphabetical-index-mark-start text:id="IMark109372824"/><text:alphabetical-index-mark-start text:id="IMark110550968"/><text:span text:style-name="T91">id</text:span><text:alphabetical-index-mark-end text:id="IMark110550968"/><text:alphabetical-index-mark-end text:id="IMark109372824"/><text:alphabetical-index-mark-end text:id="IMark103907576"/><text:alphabetical-index-mark-end text:id="IMark107479416"/><text:alphabetical-index-mark-end text:id="IMark111243208"/><text:alphabetical-index-mark-end text:id="IMark107546888"/><text:span text:style-name="T91">entified.</text:span></text:p>
      <text:p text:style-name="P112"/>
      <text:p text:style-name="P112"/>
      <text:p text:style-name="P112"><text:span text:style-name="T70">4.1.</text:span><text:span text:style-name="T71">3</text:span><text:span text:style-name="T70">.</text:span><text:span text:style-name="T71">5</text:span><text:span text:style-name="T70">.</text:span><text:span text:style-name="T64"> </text:span><text:alphabetical-index-mark-start text:id="IMark104629560"/><text:alphabetical-index-mark-start text:id="IMark110936984"/><text:alphabetical-index-mark-start text:id="IMark111654712"/><text:alphabetical-index-mark-start text:id="IMark111277592"/><text:alphabetical-index-mark-start text:id="IMark111886280"/><text:alphabetical-index-mark-start text:id="IMark111720728"/><text:span text:style-name="T39">Avg_pers</text:span><text:alphabetical-index-mark-end text:id="IMark111720728"/><text:alphabetical-index-mark-end text:id="IMark111886280"/><text:alphabetical-index-mark-end text:id="IMark111277592"/><text:alphabetical-index-mark-end text:id="IMark111654712"/><text:alphabetical-index-mark-end text:id="IMark110936984"/><text:alphabetical-index-mark-end text:id="IMark104629560"/>: <text:alphabetical-index-mark-start text:id="IMark111697976"/><text:alphabetical-index-mark-start text:id="IMark110992888"/><text:alphabetical-index-mark-start text:id="IMark105126776"/><text:alphabetical-index-mark-start text:id="IMark111817080"/><text:alphabetical-index-mark-start text:id="IMark109112520"/><text:alphabetical-index-mark-start text:id="IMark111812024"/><text:alphabetical-index-mark-start text:id="IMark111865400"/><text:span text:style-name="T91">average</text:span><text:alphabetical-index-mark-end text:id="IMark111865400"/><text:alphabetical-index-mark-end text:id="IMark111812024"/><text:alphabetical-index-mark-end text:id="IMark109112520"/><text:alphabetical-index-mark-end text:id="IMark111817080"/><text:alphabetical-index-mark-end text:id="IMark105126776"/><text:alphabetical-index-mark-end text:id="IMark110992888"/><text:alphabetical-index-mark-end text:id="IMark111697976"/><text:span text:style-name="T91"> </text:span><text:alphabetical-index-mark-start text:id="IMark109224872"/><text:alphabetical-index-mark-start text:id="IMark111860344"/><text:alphabetical-index-mark-start text:id="IMark108892760"/><text:alphabetical-index-mark-start text:id="IMark111649656"/><text:alphabetical-index-mark-start text:id="IMark107814824"/><text:alphabetical-index-mark-start text:id="IMark103126600"/><text:alphabetical-index-mark-start text:id="IMark107651096"/><text:span text:style-name="T91">number</text:span><text:alphabetical-index-mark-end text:id="IMark107651096"/><text:alphabetical-index-mark-end text:id="IMark103126600"/><text:alphabetical-index-mark-end text:id="IMark107814824"/><text:alphabetical-index-mark-end text:id="IMark111649656"/><text:alphabetical-index-mark-end text:id="IMark108892760"/><text:alphabetical-index-mark-end text:id="IMark111860344"/><text:alphabetical-index-mark-end text:id="IMark109224872"/><text:span text:style-name="T91"> of </text:span><text:alphabetical-index-mark-start text:id="IMark111667352"/><text:alphabetical-index-mark-start text:id="IMark106114856"/><text:alphabetical-index-mark-start text:id="IMark103826040"/><text:alphabetical-index-mark-start text:id="IMark111679992"/><text:alphabetical-index-mark-start text:id="IMark105030744"/><text:alphabetical-index-mark-start text:id="IMark104980664"/><text:alphabetical-index-mark-start text:id="IMark102017832"/><text:span text:style-name="T91">people</text:span><text:alphabetical-index-mark-end text:id="IMark102017832"/><text:alphabetical-index-mark-end text:id="IMark104980664"/><text:alphabetical-index-mark-end text:id="IMark105030744"/><text:alphabetical-index-mark-end text:id="IMark111679992"/><text:alphabetical-index-mark-end text:id="IMark103826040"/><text:alphabetical-index-mark-end text:id="IMark106114856"/><text:alphabetical-index-mark-end text:id="IMark111667352"/><text:span text:style-name="T91"> per </text:span><text:alphabetical-index-mark-start text:id="IMark88541048"/><text:alphabetical-index-mark-start text:id="IMark111578584"/><text:alphabetical-index-mark-start text:id="IMark111715672"/><text:alphabetical-index-mark-start text:id="IMark106046424"/><text:alphabetical-index-mark-start text:id="IMark110778392"/><text:alphabetical-index-mark-start text:id="IMark104371016"/><text:alphabetical-index-mark-start text:id="IMark109127960"/><text:span text:style-name="T91">block</text:span><text:alphabetical-index-mark-end text:id="IMark109127960"/><text:alphabetical-index-mark-end text:id="IMark104371016"/><text:alphabetical-index-mark-end text:id="IMark110778392"/><text:alphabetical-index-mark-end text:id="IMark106046424"/><text:alphabetical-index-mark-end text:id="IMark111715672"/><text:alphabetical-index-mark-end text:id="IMark111578584"/><text:alphabetical-index-mark-end text:id="IMark88541048"/><text:span text:style-name="T91">, per </text:span><text:alphabetical-index-mark-start text:id="IMark110211576"/><text:alphabetical-index-mark-start text:id="IMark111626904"/><text:alphabetical-index-mark-start text:id="IMark111751064"/><text:alphabetical-index-mark-start text:id="IMark105523256"/><text:alphabetical-index-mark-start text:id="IMark108205768"/><text:alphabetical-index-mark-start text:id="IMark106348600"/><text:alphabetical-index-mark-start text:id="IMark111913928"/><text:alphabetical-index-mark-start text:id="IMark111674936"/><text:alphabetical-index-mark-start text:id="IMark106277512"/><text:alphabetical-index-mark-start text:id="IMark111598808"/><text:alphabetical-index-mark-start text:id="IMark108866936"/><text:alphabetical-index-mark-start text:id="IMark103209032"/><text:alphabetical-index-mark-start text:id="IMark107422552"/><text:alphabetical-index-mark-start text:id="IMark111050024"/><text:span text:style-name="T91">sample</text:span><text:alphabetical-index-mark-end text:id="IMark111050024"/><text:alphabetical-index-mark-end text:id="IMark107422552"/><text:alphabetical-index-mark-end text:id="IMark103209032"/><text:alphabetical-index-mark-end text:id="IMark108866936"/><text:alphabetical-index-mark-end text:id="IMark111598808"/><text:alphabetical-index-mark-end text:id="IMark106277512"/><text:alphabetical-index-mark-end text:id="IMark111674936"/><text:alphabetical-index-mark-end text:id="IMark111913928"/><text:alphabetical-index-mark-end text:id="IMark106348600"/><text:alphabetical-index-mark-end text:id="IMark108205768"/><text:alphabetical-index-mark-end text:id="IMark105523256"/><text:alphabetical-index-mark-end text:id="IMark111751064"/><text:alphabetical-index-mark-end text:id="IMark111626904"/><text:alphabetical-index-mark-end text:id="IMark110211576"/><text:span text:style-name="T91"> instance.</text:span></text:p>
      <text:p text:style-name="P112"/>
      <text:p text:style-name="P112"/>
      <text:p text:style-name="P112"><text:span text:style-name="T70">4.1.</text:span><text:span text:style-name="T71">3</text:span><text:span text:style-name="T70">.</text:span><text:span text:style-name="T71">6</text:span><text:span text:style-name="T70">.</text:span><text:span text:style-name="T64"> </text:span><text:alphabetical-index-mark-start text:id="IMark109416824"/><text:alphabetical-index-mark-start text:id="IMark111583640"/><text:alphabetical-index-mark-start text:id="IMark111613976"/><text:alphabetical-index-mark-start text:id="IMark111659768"/><text:alphabetical-index-mark-start text:id="IMark106210344"/><text:alphabetical-index-mark-start text:id="IMark105763816"/><text:alphabetical-index-mark-start text:id="IMark104580616"/><text:alphabetical-index-mark-start text:id="IMark104846984"/><text:alphabetical-index-mark-start text:id="IMark111746008"/><text:alphabetical-index-mark-start text:id="IMark105581080"/><text:alphabetical-index-mark-start text:id="IMark110424488"/><text:alphabetical-index-mark-start text:id="IMark109713208"/><text:alphabetical-index-mark-start text:id="IMark102164680"/><text:alphabetical-index-mark-start text:id="IMark105861560"/><text:alphabetical-index-mark-start text:id="IMark110547272"/><text:alphabetical-index-mark-start text:id="IMark110053736"/><text:alphabetical-index-mark-start text:id="IMark111332120"/><text:alphabetical-index-mark-start text:id="IMark111657240"/><text:alphabetical-index-mark-start text:id="IMark111644600"/><text:alphabetical-index-mark-start text:id="IMark105886632"/><text:span text:style-name="T39">Sample</text:span><text:alphabetical-index-mark-end text:id="IMark105886632"/><text:alphabetical-index-mark-end text:id="IMark111644600"/><text:alphabetical-index-mark-end text:id="IMark111657240"/><text:alphabetical-index-mark-end text:id="IMark111332120"/><text:alphabetical-index-mark-end text:id="IMark110053736"/><text:alphabetical-index-mark-end text:id="IMark110547272"/><text:alphabetical-index-mark-end text:id="IMark105861560"/><text:alphabetical-index-mark-end text:id="IMark102164680"/><text:alphabetical-index-mark-end text:id="IMark109713208"/><text:alphabetical-index-mark-end text:id="IMark110424488"/><text:alphabetical-index-mark-end text:id="IMark105581080"/><text:alphabetical-index-mark-end text:id="IMark111746008"/><text:alphabetical-index-mark-end text:id="IMark104846984"/><text:alphabetical-index-mark-end text:id="IMark104580616"/><text:span text:style-name="T39">s_total</text:span><text:alphabetical-index-mark-end text:id="IMark105763816"/><text:alphabetical-index-mark-end text:id="IMark106210344"/><text:alphabetical-index-mark-end text:id="IMark111659768"/><text:alphabetical-index-mark-end text:id="IMark111613976"/><text:alphabetical-index-mark-end text:id="IMark111583640"/><text:alphabetical-index-mark-end text:id="IMark109416824"/>: <text:span text:style-name="T91">total </text:span><text:alphabetical-index-mark-start text:id="IMark111682520"/><text:alphabetical-index-mark-start text:id="IMark110040632"/><text:alphabetical-index-mark-start text:id="IMark105792488"/><text:alphabetical-index-mark-start text:id="IMark102484552"/><text:alphabetical-index-mark-start text:id="IMark103587448"/><text:alphabetical-index-mark-start text:id="IMark102157448"/><text:alphabetical-index-mark-start text:id="IMark106876168"/><text:span text:style-name="T91">number</text:span><text:alphabetical-index-mark-end text:id="IMark106876168"/><text:alphabetical-index-mark-end text:id="IMark102157448"/><text:alphabetical-index-mark-end text:id="IMark103587448"/><text:alphabetical-index-mark-end text:id="IMark102484552"/><text:alphabetical-index-mark-end text:id="IMark105792488"/><text:alphabetical-index-mark-end text:id="IMark110040632"/><text:alphabetical-index-mark-end text:id="IMark111682520"/><text:span text:style-name="T91"> of </text:span><text:alphabetical-index-mark-start text:id="IMark111710616"/><text:alphabetical-index-mark-start text:id="IMark110660776"/><text:alphabetical-index-mark-start text:id="IMark107736376"/><text:alphabetical-index-mark-start text:id="IMark105841608"/><text:alphabetical-index-mark-start text:id="IMark110540728"/><text:alphabetical-index-mark-start text:id="IMark63074888"/><text:alphabetical-index-mark-start text:id="IMark111588696"/><text:alphabetical-index-mark-start text:id="IMark110633944"/><text:alphabetical-index-mark-start text:id="IMark111818280"/><text:alphabetical-index-mark-start text:id="IMark111637016"/><text:alphabetical-index-mark-start text:id="IMark109644264"/><text:alphabetical-index-mark-start text:id="IMark104185592"/><text:alphabetical-index-mark-start text:id="IMark110084632"/><text:alphabetical-index-mark-start text:id="IMark110765656"/><text:span text:style-name="T91">sample</text:span><text:alphabetical-index-mark-end text:id="IMark110765656"/><text:alphabetical-index-mark-end text:id="IMark110084632"/><text:alphabetical-index-mark-end text:id="IMark104185592"/><text:alphabetical-index-mark-end text:id="IMark109644264"/><text:alphabetical-index-mark-end text:id="IMark111637016"/><text:alphabetical-index-mark-end text:id="IMark111818280"/><text:alphabetical-index-mark-end text:id="IMark110633944"/><text:alphabetical-index-mark-end text:id="IMark111588696"/><text:alphabetical-index-mark-end text:id="IMark63074888"/><text:alphabetical-index-mark-end text:id="IMark110540728"/><text:alphabetical-index-mark-end text:id="IMark105841608"/><text:alphabetical-index-mark-end text:id="IMark107736376"/><text:alphabetical-index-mark-end text:id="IMark110660776"/><text:alphabetical-index-mark-end text:id="IMark111710616"/><text:span text:style-name="T91">s per </text:span><text:alphabetical-index-mark-start text:id="IMark111740952"/><text:alphabetical-index-mark-start text:id="IMark102965464"/><text:alphabetical-index-mark-start text:id="IMark111561688"/><text:alphabetical-index-mark-start text:id="IMark110714776"/><text:alphabetical-index-mark-start text:id="IMark111581112"/><text:alphabetical-index-mark-start text:id="IMark105476392"/><text:alphabetical-index-mark-start text:id="IMark111586168"/><text:span text:style-name="T91">street</text:span><text:alphabetical-index-mark-end text:id="IMark111586168"/><text:alphabetical-index-mark-end text:id="IMark105476392"/><text:alphabetical-index-mark-end text:id="IMark111581112"/><text:alphabetical-index-mark-end text:id="IMark110714776"/><text:alphabetical-index-mark-end text:id="IMark111561688"/><text:alphabetical-index-mark-end text:id="IMark102965464"/><text:alphabetical-index-mark-end text:id="IMark111740952"/><text:span text:style-name="T91">.</text:span></text:p>
      <text:p text:style-name="P112"/>
      <text:p text:style-name="P112"/>
      <text:p text:style-name="P115"><text:span text:style-name="T70">4.1.</text:span><text:span text:style-name="T71">3</text:span><text:span text:style-name="T70">.</text:span><text:span text:style-name="T71">7</text:span><text:span text:style-name="T70">.</text:span><text:span text:style-name="T64"> </text:span><text:alphabetical-index-mark-start text:id="IMark111751976"/><text:alphabetical-index-mark-start text:id="IMark107580568"/><text:alphabetical-index-mark-start text:id="IMark111748536"/><text:alphabetical-index-mark-start text:id="IMark108913912"/><text:alphabetical-index-mark-start text:id="IMark111766520"/><text:alphabetical-index-mark-start text:id="IMark107184136"/><text:span text:style-name="T39">Avg_ppmc</text:span><text:alphabetical-index-mark-end text:id="IMark107184136"/><text:alphabetical-index-mark-end text:id="IMark111766520"/><text:alphabetical-index-mark-end text:id="IMark108913912"/><text:alphabetical-index-mark-end text:id="IMark111748536"/><text:alphabetical-index-mark-end text:id="IMark107580568"/><text:alphabetical-index-mark-end text:id="IMark111751976"/>: <text:alphabetical-index-mark-start text:id="IMark104292904"/><text:alphabetical-index-mark-start text:id="IMark102081224"/><text:alphabetical-index-mark-start text:id="IMark104629560"/><text:alphabetical-index-mark-start text:id="IMark110936984"/><text:alphabetical-index-mark-start text:id="IMark111654712"/><text:alphabetical-index-mark-start text:id="IMark111277592"/><text:alphabetical-index-mark-start text:id="IMark111886280"/><text:span text:style-name="T91">average</text:span><text:alphabetical-index-mark-end text:id="IMark111886280"/><text:alphabetical-index-mark-end text:id="IMark111277592"/><text:alphabetical-index-mark-end text:id="IMark111654712"/><text:alphabetical-index-mark-end text:id="IMark110936984"/><text:alphabetical-index-mark-end text:id="IMark104629560"/><text:alphabetical-index-mark-end text:id="IMark102081224"/><text:alphabetical-index-mark-end text:id="IMark104292904"/><text:span text:style-name="T91"> </text:span><text:alphabetical-index-mark-start text:id="IMark111720728"/><text:alphabetical-index-mark-start text:id="IMark111862152"/><text:alphabetical-index-mark-start text:id="IMark111697976"/><text:alphabetical-index-mark-start text:id="IMark110992888"/><text:alphabetical-index-mark-start text:id="IMark105126776"/><text:alphabetical-index-mark-start text:id="IMark111817080"/><text:alphabetical-index-mark-start text:id="IMark109112520"/><text:alphabetical-index-mark-start text:id="IMark111812024"/><text:alphabetical-index-mark-start text:id="IMark111865400"/><text:alphabetical-index-mark-start text:id="IMark109224872"/><text:alphabetical-index-mark-start text:id="IMark111860344"/><text:alphabetical-index-mark-start text:id="IMark108892760"/><text:alphabetical-index-mark-start text:id="IMark111649656"/><text:alphabetical-index-mark-start text:id="IMark107814824"/><text:span text:style-name="T91">price</text:span><text:alphabetical-index-mark-end text:id="IMark107814824"/><text:alphabetical-index-mark-end text:id="IMark111649656"/><text:alphabetical-index-mark-end text:id="IMark108892760"/><text:alphabetical-index-mark-end text:id="IMark111860344"/><text:alphabetical-index-mark-end text:id="IMark109224872"/><text:alphabetical-index-mark-end text:id="IMark111865400"/><text:alphabetical-index-mark-end text:id="IMark111812024"/><text:alphabetical-index-mark-end text:id="IMark109112520"/><text:alphabetical-index-mark-end text:id="IMark111817080"/><text:alphabetical-index-mark-end text:id="IMark105126776"/><text:alphabetical-index-mark-end text:id="IMark110992888"/><text:alphabetical-index-mark-end text:id="IMark111697976"/><text:alphabetical-index-mark-end text:id="IMark111862152"/><text:alphabetical-index-mark-end text:id="IMark111720728"/><text:span text:style-name="T91"> per </text:span><text:alphabetical-index-mark-start text:id="IMark103126600"/><text:alphabetical-index-mark-start text:id="IMark107651096"/><text:alphabetical-index-mark-start text:id="IMark111667352"/><text:alphabetical-index-mark-start text:id="IMark106114856"/><text:alphabetical-index-mark-start text:id="IMark103826040"/><text:alphabetical-index-mark-start text:id="IMark111679992"/><text:alphabetical-index-mark-start text:id="IMark105030744"/><text:span text:style-name="T91">square</text:span><text:alphabetical-index-mark-end text:id="IMark105030744"/><text:alphabetical-index-mark-end text:id="IMark111679992"/><text:alphabetical-index-mark-end text:id="IMark103826040"/><text:alphabetical-index-mark-end text:id="IMark106114856"/><text:alphabetical-index-mark-end text:id="IMark111667352"/><text:alphabetical-index-mark-end text:id="IMark107651096"/><text:alphabetical-index-mark-end text:id="IMark103126600"/><text:span text:style-name="T91"> </text:span><text:alphabetical-index-mark-start text:id="IMark104980664"/><text:alphabetical-index-mark-start text:id="IMark102017832"/><text:alphabetical-index-mark-start text:id="IMark88541048"/><text:alphabetical-index-mark-start text:id="IMark111578584"/><text:alphabetical-index-mark-start text:id="IMark111715672"/><text:alphabetical-index-mark-start text:id="IMark106046424"/><text:alphabetical-index-mark-start text:id="IMark110778392"/><text:span text:style-name="T91">meter</text:span><text:alphabetical-index-mark-end text:id="IMark110778392"/><text:alphabetical-index-mark-end text:id="IMark106046424"/><text:alphabetical-index-mark-end text:id="IMark111715672"/><text:alphabetical-index-mark-end text:id="IMark111578584"/><text:alphabetical-index-mark-end text:id="IMark88541048"/><text:alphabetical-index-mark-end text:id="IMark102017832"/><text:alphabetical-index-mark-end text:id="IMark104980664"/><text:span text:style-name="T91">, </text:span><text:alphabetical-index-mark-start text:id="IMark104371016"/><text:alphabetical-index-mark-start text:id="IMark109127960"/><text:alphabetical-index-mark-start text:id="IMark110211576"/><text:alphabetical-index-mark-start text:id="IMark111626904"/><text:alphabetical-index-mark-start text:id="IMark111751064"/><text:alphabetical-index-mark-start text:id="IMark105523256"/><text:alphabetical-index-mark-start text:id="IMark108205768"/><text:alphabetical-index-mark-start text:id="IMark106348600"/><text:alphabetical-index-mark-start text:id="IMark111913928"/><text:alphabetical-index-mark-start text:id="IMark111674936"/><text:alphabetical-index-mark-start text:id="IMark106277512"/><text:alphabetical-index-mark-start text:id="IMark111598808"/><text:alphabetical-index-mark-start text:id="IMark108866936"/><text:span text:style-name="T91">co</text:span><text:alphabetical-index-mark-end text:id="IMark108866936"/><text:alphabetical-index-mark-end text:id="IMark111598808"/><text:alphabetical-index-mark-end text:id="IMark106277512"/><text:alphabetical-index-mark-end text:id="IMark111674936"/><text:alphabetical-index-mark-end text:id="IMark111913928"/><text:alphabetical-index-mark-end text:id="IMark106348600"/><text:span text:style-name="T91">mmercial</text:span><text:alphabetical-index-mark-end text:id="IMark108205768"/><text:alphabetical-index-mark-end text:id="IMark105523256"/><text:alphabetical-index-mark-end text:id="IMark111751064"/><text:alphabetical-index-mark-end text:id="IMark111626904"/><text:alphabetical-index-mark-end text:id="IMark110211576"/><text:alphabetical-index-mark-end text:id="IMark109127960"/><text:alphabetical-index-mark-end text:id="IMark104371016"/><text:span text:style-name="T91">.</text:span></text:p>
      <text:p text:style-name="P115"/>
      <text:p text:style-name="P115"/>
      <text:p text:style-name="P112"><text:span text:style-name="T70">4.1.</text:span><text:span text:style-name="T71">3</text:span><text:span text:style-name="T70">.</text:span><text:span text:style-name="T71">8</text:span><text:span text:style-name="T70">.</text:span><text:span text:style-name="T64"> </text:span><text:alphabetical-index-mark-start text:id="IMark111243208"/><text:alphabetical-index-mark-start text:id="IMark107479416"/><text:alphabetical-index-mark-start text:id="IMark104580616"/><text:alphabetical-index-mark-start text:id="IMark104846984"/><text:alphabetical-index-mark-start text:id="IMark111746008"/><text:alphabetical-index-mark-start text:id="IMark105581080"/><text:span text:style-name="T39">Avg_ppmr</text:span><text:alphabetical-index-mark-end text:id="IMark105581080"/><text:alphabetical-index-mark-end text:id="IMark111746008"/><text:alphabetical-index-mark-end text:id="IMark104846984"/><text:alphabetical-index-mark-end text:id="IMark104580616"/><text:alphabetical-index-mark-end text:id="IMark107479416"/><text:alphabetical-index-mark-end text:id="IMark111243208"/>: <text:alphabetical-index-mark-start text:id="IMark110424488"/><text:alphabetical-index-mark-start text:id="IMark109713208"/><text:alphabetical-index-mark-start text:id="IMark102164680"/><text:alphabetical-index-mark-start text:id="IMark105861560"/><text:alphabetical-index-mark-start text:id="IMark110547272"/><text:alphabetical-index-mark-start text:id="IMark110053736"/><text:alphabetical-index-mark-start text:id="IMark111332120"/><text:span text:style-name="T91">average</text:span><text:alphabetical-index-mark-end text:id="IMark111332120"/><text:alphabetical-index-mark-end text:id="IMark110053736"/><text:alphabetical-index-mark-end text:id="IMark110547272"/><text:alphabetical-index-mark-end text:id="IMark105861560"/><text:alphabetical-index-mark-end text:id="IMark102164680"/><text:alphabetical-index-mark-end text:id="IMark109713208"/><text:alphabetical-index-mark-end text:id="IMark110424488"/><text:span text:style-name="T91"> </text:span><text:alphabetical-index-mark-start text:id="IMark111657240"/><text:alphabetical-index-mark-start text:id="IMark111644600"/><text:alphabetical-index-mark-start text:id="IMark105886632"/><text:alphabetical-index-mark-start text:id="IMark103907576"/><text:alphabetical-index-mark-start text:id="IMark109416824"/><text:alphabetical-index-mark-start text:id="IMark111583640"/><text:alphabetical-index-mark-start text:id="IMark111613976"/><text:alphabetical-index-mark-start text:id="IMark111659768"/><text:alphabetical-index-mark-start text:id="IMark106210344"/><text:alphabetical-index-mark-start text:id="IMark105763816"/><text:alphabetical-index-mark-start text:id="IMark109372824"/><text:alphabetical-index-mark-start text:id="IMark111682520"/><text:alphabetical-index-mark-start text:id="IMark110040632"/><text:alphabetical-index-mark-start text:id="IMark105792488"/><text:span text:style-name="T91">price</text:span><text:alphabetical-index-mark-end text:id="IMark105792488"/><text:alphabetical-index-mark-end text:id="IMark110040632"/><text:alphabetical-index-mark-end text:id="IMark111682520"/><text:alphabetical-index-mark-end text:id="IMark109372824"/><text:alphabetical-index-mark-end text:id="IMark105763816"/><text:alphabetical-index-mark-end text:id="IMark106210344"/><text:alphabetical-index-mark-end text:id="IMark111659768"/><text:alphabetical-index-mark-end text:id="IMark111613976"/><text:alphabetical-index-mark-end text:id="IMark111583640"/><text:alphabetical-index-mark-end text:id="IMark109416824"/><text:alphabetical-index-mark-end text:id="IMark103907576"/><text:alphabetical-index-mark-end text:id="IMark105886632"/><text:alphabetical-index-mark-end text:id="IMark111644600"/><text:alphabetical-index-mark-end text:id="IMark111657240"/><text:span text:style-name="T91"> per </text:span><text:alphabetical-index-mark-start text:id="IMark102484552"/><text:alphabetical-index-mark-start text:id="IMark103587448"/><text:alphabetical-index-mark-start text:id="IMark102157448"/><text:alphabetical-index-mark-start text:id="IMark106876168"/><text:alphabetical-index-mark-start text:id="IMark111710616"/><text:alphabetical-index-mark-start text:id="IMark110660776"/><text:alphabetical-index-mark-start text:id="IMark107736376"/><text:span text:style-name="T91">square</text:span><text:alphabetical-index-mark-end text:id="IMark107736376"/><text:alphabetical-index-mark-end text:id="IMark110660776"/><text:alphabetical-index-mark-end text:id="IMark111710616"/><text:alphabetical-index-mark-end text:id="IMark106876168"/><text:alphabetical-index-mark-end text:id="IMark102157448"/><text:alphabetical-index-mark-end text:id="IMark103587448"/><text:alphabetical-index-mark-end text:id="IMark102484552"/><text:span text:style-name="T91"> </text:span><text:alphabetical-index-mark-start text:id="IMark105841608"/><text:alphabetical-index-mark-start text:id="IMark110540728"/><text:alphabetical-index-mark-start text:id="IMark63074888"/><text:alphabetical-index-mark-start text:id="IMark111588696"/><text:alphabetical-index-mark-start text:id="IMark110633944"/><text:alphabetical-index-mark-start text:id="IMark111818280"/><text:alphabetical-index-mark-start text:id="IMark111637016"/><text:span text:style-name="T91">meter</text:span><text:alphabetical-index-mark-end text:id="IMark111637016"/><text:alphabetical-index-mark-end text:id="IMark111818280"/><text:alphabetical-index-mark-end text:id="IMark110633944"/><text:alphabetical-index-mark-end text:id="IMark111588696"/><text:alphabetical-index-mark-end text:id="IMark63074888"/><text:alphabetical-index-mark-end text:id="IMark110540728"/><text:alphabetical-index-mark-end text:id="IMark105841608"/><text:span text:style-name="T91">, </text:span><text:alphabetical-index-mark-start text:id="IMark109644264"/><text:alphabetical-index-mark-start text:id="IMark104185592"/><text:alphabetical-index-mark-start text:id="IMark110084632"/><text:alphabetical-index-mark-start text:id="IMark110765656"/><text:alphabetical-index-mark-start text:id="IMark111740952"/><text:span text:style-name="T91">res</text:span><text:alphabetical-index-mark-start text:id="IMark102965464"/><text:alphabetical-index-mark-start text:id="IMark111561688"/><text:alphabetical-index-mark-start text:id="IMark110714776"/><text:alphabetical-index-mark-start text:id="IMark111581112"/><text:alphabetical-index-mark-start text:id="IMark105476392"/><text:alphabetical-index-mark-start text:id="IMark111586168"/><text:span text:style-name="T91">id</text:span><text:alphabetical-index-mark-end text:id="IMark111586168"/><text:alphabetical-index-mark-end text:id="IMark105476392"/><text:alphabetical-index-mark-end text:id="IMark111581112"/><text:alphabetical-index-mark-end text:id="IMark110714776"/><text:alphabetical-index-mark-end text:id="IMark111561688"/><text:alphabetical-index-mark-end text:id="IMark102965464"/><text:span text:style-name="T91">ential</text:span><text:alphabetical-index-mark-end text:id="IMark111740952"/><text:alphabetical-index-mark-end text:id="IMark110765656"/><text:alphabetical-index-mark-end text:id="IMark110084632"/><text:alphabetical-index-mark-end text:id="IMark104185592"/><text:alphabetical-index-mark-end text:id="IMark109644264"/><text:span text:style-name="T91">.</text:span></text:p>
      <text:p text:style-name="P112"/>
      <text:p text:style-name="P112"/>
      <text:p text:style-name="P112"><text:span text:style-name="T70">4.1.</text:span><text:span text:style-name="T71">3</text:span><text:span text:style-name="T70">.</text:span><text:span text:style-name="T71">9</text:span><text:span text:style-name="T70">.</text:span><text:span text:style-name="T64"> </text:span><text:alphabetical-index-mark-start text:id="IMark107580568"/><text:alphabetical-index-mark-start text:id="IMark111748536"/><text:alphabetical-index-mark-start text:id="IMark108913912"/><text:alphabetical-index-mark-start text:id="IMark111766520"/><text:alphabetical-index-mark-start text:id="IMark107184136"/><text:alphabetical-index-mark-start text:id="IMark111113576"/><text:alphabetical-index-mark-start text:id="IMark104292904"/><text:alphabetical-index-mark-start text:id="IMark102081224"/><text:alphabetical-index-mark-start text:id="IMark104629560"/><text:alphabetical-index-mark-start text:id="IMark110936984"/><text:alphabetical-index-mark-start text:id="IMark111654712"/><text:alphabetical-index-mark-start text:id="IMark111277592"/><text:alphabetical-index-mark-start text:id="IMark111886280"/><text:alphabetical-index-mark-start text:id="IMark111720728"/><text:alphabetical-index-mark-start text:id="IMark111862152"/><text:alphabetical-index-mark-start text:id="IMark111697976"/><text:alphabetical-index-mark-start text:id="IMark110992888"/><text:alphabetical-index-mark-start text:id="IMark105126776"/><text:alphabetical-index-mark-start text:id="IMark111817080"/><text:span text:style-name="T39">Value</text:span><text:alphabetical-index-mark-end text:id="IMark111817080"/><text:alphabetical-index-mark-end text:id="IMark105126776"/><text:alphabetical-index-mark-end text:id="IMark110992888"/><text:alphabetical-index-mark-end text:id="IMark111697976"/><text:alphabetical-index-mark-end text:id="IMark111862152"/><text:alphabetical-index-mark-end text:id="IMark111720728"/><text:alphabetical-index-mark-end text:id="IMark111886280"/><text:alphabetical-index-mark-end text:id="IMark111277592"/><text:alphabetical-index-mark-end text:id="IMark111654712"/><text:alphabetical-index-mark-end text:id="IMark110936984"/><text:alphabetical-index-mark-end text:id="IMark104629560"/><text:alphabetical-index-mark-end text:id="IMark102081224"/><text:alphabetical-index-mark-end text:id="IMark104292904"/><text:span text:style-name="T39">_ppers</text:span><text:alphabetical-index-mark-end text:id="IMark111113576"/><text:alphabetical-index-mark-end text:id="IMark107184136"/><text:alphabetical-index-mark-end text:id="IMark111766520"/><text:alphabetical-index-mark-end text:id="IMark108913912"/><text:alphabetical-index-mark-end text:id="IMark111748536"/><text:alphabetical-index-mark-end text:id="IMark107580568"/>: <text:alphabetical-index-mark-start text:id="IMark109112520"/><text:alphabetical-index-mark-start text:id="IMark111812024"/><text:alphabetical-index-mark-start text:id="IMark111865400"/><text:alphabetical-index-mark-start text:id="IMark109224872"/><text:alphabetical-index-mark-start text:id="IMark111860344"/><text:alphabetical-index-mark-start text:id="IMark108892760"/><text:alphabetical-index-mark-start text:id="IMark111649656"/><text:alphabetical-index-mark-start text:id="IMark107814824"/><text:alphabetical-index-mark-start text:id="IMark103126600"/><text:alphabetical-index-mark-start text:id="IMark107651096"/><text:alphabetical-index-mark-start text:id="IMark111667352"/><text:alphabetical-index-mark-start text:id="IMark106114856"/><text:alphabetical-index-mark-start text:id="IMark103826040"/><text:span text:style-name="T91">value</text:span><text:alphabetical-index-mark-end text:id="IMark103826040"/><text:alphabetical-index-mark-end text:id="IMark106114856"/><text:alphabetical-index-mark-end text:id="IMark111667352"/><text:alphabetical-index-mark-end text:id="IMark107651096"/><text:alphabetical-index-mark-end text:id="IMark103126600"/><text:alphabetical-index-mark-end text:id="IMark107814824"/><text:alphabetical-index-mark-end text:id="IMark111649656"/><text:alphabetical-index-mark-end text:id="IMark108892760"/><text:alphabetical-index-mark-end text:id="IMark111860344"/><text:alphabetical-index-mark-end text:id="IMark109224872"/><text:alphabetical-index-mark-end text:id="IMark111865400"/><text:alphabetical-index-mark-end text:id="IMark111812024"/><text:alphabetical-index-mark-end text:id="IMark109112520"/><text:span text:style-name="T91"> per person.</text:span></text:p>
      <text:p text:style-name="P112"/>
      <text:p text:style-name="P112"/>
      <text:p text:style-name="P115"><text:span text:style-name="T70">4.1.</text:span><text:span text:style-name="T71">3</text:span><text:span text:style-name="T70">.1</text:span><text:span text:style-name="T71">0</text:span><text:span text:style-name="T70">.</text:span><text:span text:style-name="T64"> </text:span><text:alphabetical-index-mark-start text:id="IMark104371016"/><text:alphabetical-index-mark-start text:id="IMark109127960"/><text:alphabetical-index-mark-start text:id="IMark110211576"/><text:alphabetical-index-mark-start text:id="IMark111626904"/><text:alphabetical-index-mark-start text:id="IMark111751064"/><text:alphabetical-index-mark-start text:id="IMark105523256"/><text:span text:style-name="T39">Est_final_ppmc</text:span><text:alphabetical-index-mark-end text:id="IMark105523256"/><text:alphabetical-index-mark-end text:id="IMark111751064"/><text:alphabetical-index-mark-end text:id="IMark111626904"/><text:alphabetical-index-mark-end text:id="IMark110211576"/><text:alphabetical-index-mark-end text:id="IMark109127960"/><text:alphabetical-index-mark-end text:id="IMark104371016"/><text:span text:style-name="T39">:</text:span><text:span text:style-name="T91">estimated final </text:span><text:alphabetical-index-mark-start text:id="IMark108205768"/><text:alphabetical-index-mark-start text:id="IMark103143400"/><text:alphabetical-index-mark-start text:id="IMark111662296"/><text:alphabetical-index-mark-start text:id="IMark111769048"/><text:alphabetical-index-mark-start text:id="IMark111875512"/><text:alphabetical-index-mark-start text:id="IMark107546888"/><text:alphabetical-index-mark-start text:id="IMark105386472"/><text:alphabetical-index-mark-start text:id="IMark107617256"/><text:alphabetical-index-mark-start text:id="IMark110550968"/><text:alphabetical-index-mark-start text:id="IMark111611448"/><text:alphabetical-index-mark-start text:id="IMark103832136"/><text:alphabetical-index-mark-start text:id="IMark109978376"/><text:alphabetical-index-mark-start text:id="IMark103552248"/><text:alphabetical-index-mark-start text:id="IMark103209032"/><text:span text:style-name="T91">price</text:span><text:alphabetical-index-mark-end text:id="IMark103209032"/><text:alphabetical-index-mark-end text:id="IMark103552248"/><text:alphabetical-index-mark-end text:id="IMark109978376"/><text:alphabetical-index-mark-end text:id="IMark103832136"/><text:alphabetical-index-mark-end text:id="IMark111611448"/><text:alphabetical-index-mark-end text:id="IMark110550968"/><text:alphabetical-index-mark-end text:id="IMark107617256"/><text:alphabetical-index-mark-end text:id="IMark105386472"/><text:alphabetical-index-mark-end text:id="IMark107546888"/><text:alphabetical-index-mark-end text:id="IMark111875512"/><text:alphabetical-index-mark-end text:id="IMark111769048"/><text:alphabetical-index-mark-end text:id="IMark111662296"/><text:alphabetical-index-mark-end text:id="IMark103143400"/><text:alphabetical-index-mark-end text:id="IMark108205768"/><text:span text:style-name="T91"> per </text:span><text:alphabetical-index-mark-start text:id="IMark111243208"/><text:alphabetical-index-mark-start text:id="IMark107479416"/><text:alphabetical-index-mark-start text:id="IMark104580616"/><text:alphabetical-index-mark-start text:id="IMark104846984"/><text:alphabetical-index-mark-start text:id="IMark111746008"/><text:alphabetical-index-mark-start text:id="IMark105581080"/><text:alphabetical-index-mark-start text:id="IMark107422552"/><text:span text:style-name="T91">square</text:span><text:alphabetical-index-mark-end text:id="IMark107422552"/><text:alphabetical-index-mark-end text:id="IMark105581080"/><text:alphabetical-index-mark-end text:id="IMark111746008"/><text:alphabetical-index-mark-end text:id="IMark104846984"/><text:alphabetical-index-mark-end text:id="IMark104580616"/><text:alphabetical-index-mark-end text:id="IMark107479416"/><text:alphabetical-index-mark-end text:id="IMark111243208"/><text:span text:style-name="T91"> </text:span><text:alphabetical-index-mark-start text:id="IMark110424488"/><text:alphabetical-index-mark-start text:id="IMark109713208"/><text:alphabetical-index-mark-start text:id="IMark102164680"/><text:alphabetical-index-mark-start text:id="IMark105861560"/><text:alphabetical-index-mark-start text:id="IMark110547272"/><text:alphabetical-index-mark-start text:id="IMark110053736"/><text:alphabetical-index-mark-start text:id="IMark111332120"/><text:span text:style-name="T91">meter</text:span><text:alphabetical-index-mark-end text:id="IMark111332120"/><text:alphabetical-index-mark-end text:id="IMark110053736"/><text:alphabetical-index-mark-end text:id="IMark110547272"/><text:alphabetical-index-mark-end text:id="IMark105861560"/><text:alphabetical-index-mark-end text:id="IMark102164680"/><text:alphabetical-index-mark-end text:id="IMark109713208"/><text:alphabetical-index-mark-end text:id="IMark110424488"/><text:span text:style-name="T91">.</text:span></text:p>
      <text:p text:style-name="P115"/>
      <text:p text:style-name="P32"/>
      <text:p text:style-name="P32">This t<text:alphabetical-index-mark-start text:id="IMark102157448"/><text:alphabetical-index-mark-start text:id="IMark106876168"/><text:alphabetical-index-mark-start text:id="IMark111710616"/><text:alphabetical-index-mark-start text:id="IMark110660776"/><text:alphabetical-index-mark-start text:id="IMark107736376"/><text:alphabetical-index-mark-start text:id="IMark105841608"/>ab<text:alphabetical-index-mark-end text:id="IMark105841608"/><text:alphabetical-index-mark-end text:id="IMark107736376"/><text:alphabetical-index-mark-end text:id="IMark110660776"/><text:alphabetical-index-mark-end text:id="IMark111710616"/><text:alphabetical-index-mark-end text:id="IMark106876168"/><text:alphabetical-index-mark-end text:id="IMark102157448"/>le <text:alphabetical-index-mark-start text:id="IMark110540728"/><text:alphabetical-index-mark-start text:id="IMark63074888"/><text:alphabetical-index-mark-start text:id="IMark111588696"/><text:alphabetical-index-mark-start text:id="IMark110633944"/><text:alphabetical-index-mark-start text:id="IMark111818280"/><text:alphabetical-index-mark-start text:id="IMark111637016"/>co<text:alphabetical-index-mark-end text:id="IMark111637016"/><text:alphabetical-index-mark-end text:id="IMark111818280"/><text:alphabetical-index-mark-end text:id="IMark110633944"/><text:alphabetical-index-mark-end text:id="IMark111588696"/><text:alphabetical-index-mark-end text:id="IMark63074888"/><text:alphabetical-index-mark-end text:id="IMark110540728"/>ntains <text:alphabetical-index-mark-start text:id="IMark102965464"/><text:alphabetical-index-mark-start text:id="IMark111561688"/><text:alphabetical-index-mark-start text:id="IMark110714776"/><text:alphabetical-index-mark-start text:id="IMark111581112"/><text:alphabetical-index-mark-start text:id="IMark105476392"/><text:alphabetical-index-mark-start text:id="IMark111586168"/><text:alphabetical-index-mark-start text:id="IMark109644264"/><text:alphabetical-index-mark-start text:id="IMark104185592"/><text:alphabetical-index-mark-start text:id="IMark110084632"/>data<text:alphabetical-index-mark-end text:id="IMark110084632"/><text:alphabetical-index-mark-end text:id="IMark104185592"/><text:alphabetical-index-mark-end text:id="IMark109644264"/><text:alphabetical-index-mark-end text:id="IMark111586168"/><text:alphabetical-index-mark-end text:id="IMark105476392"/><text:alphabetical-index-mark-end text:id="IMark111581112"/><text:alphabetical-index-mark-end text:id="IMark110714776"/><text:alphabetical-index-mark-end text:id="IMark111561688"/><text:alphabetical-index-mark-end text:id="IMark102965464"/> <text:alphabetical-index-mark-start text:id="IMark110765656"/><text:alphabetical-index-mark-start text:id="IMark111740952"/><text:alphabetical-index-mark-start text:id="IMark105401272"/><text:alphabetical-index-mark-start text:id="IMark111050024"/><text:alphabetical-index-mark-start text:id="IMark102526152"/><text:alphabetical-index-mark-start text:id="IMark111842648"/>co<text:alphabetical-index-mark-end text:id="IMark111842648"/><text:alphabetical-index-mark-end text:id="IMark102526152"/><text:alphabetical-index-mark-end text:id="IMark111050024"/><text:alphabetical-index-mark-end text:id="IMark105401272"/><text:alphabetical-index-mark-end text:id="IMark111740952"/><text:alphabetical-index-mark-end text:id="IMark110765656"/>ns<text:alphabetical-index-mark-start text:id="IMark111751976"/><text:alphabetical-index-mark-start text:id="IMark111664824"/><text:alphabetical-index-mark-start text:id="IMark111679992"/><text:alphabetical-index-mark-start text:id="IMark105030744"/><text:alphabetical-index-mark-start text:id="IMark104980664"/><text:alphabetical-index-mark-start text:id="IMark102017832"/>id<text:alphabetical-index-mark-end text:id="IMark102017832"/><text:alphabetical-index-mark-end text:id="IMark104980664"/><text:alphabetical-index-mark-end text:id="IMark105030744"/><text:alphabetical-index-mark-end text:id="IMark111679992"/><text:alphabetical-index-mark-end text:id="IMark111664824"/><text:alphabetical-index-mark-end text:id="IMark111751976"/>ered to be part of the <text:alphabetical-index-mark-start text:id="IMark88541048"/><text:alphabetical-index-mark-start text:id="IMark111578584"/><text:alphabetical-index-mark-start text:id="IMark111715672"/><text:alphabetical-index-mark-start text:id="IMark104292904"/><text:alphabetical-index-mark-start text:id="IMark102081224"/><text:alphabetical-index-mark-start text:id="IMark104629560"/><text:alphabetical-index-mark-start text:id="IMark110936984"/><text:alphabetical-index-mark-start text:id="IMark111654712"/><text:alphabetical-index-mark-start text:id="IMark111277592"/><text:alphabetical-index-mark-start text:id="IMark111886280"/><text:alphabetical-index-mark-start text:id="IMark111720728"/><text:alphabetical-index-mark-start text:id="IMark111862152"/><text:alphabetical-index-mark-start text:id="IMark111697976"/><text:alphabetical-index-mark-start text:id="IMark110992888"/><text:alphabetical-index-mark-start text:id="IMark105126776"/>co<text:alphabetical-index-mark-end text:id="IMark105126776"/><text:alphabetical-index-mark-end text:id="IMark110992888"/><text:alphabetical-index-mark-end text:id="IMark111697976"/><text:alphabetical-index-mark-end text:id="IMark111862152"/><text:alphabetical-index-mark-end text:id="IMark111720728"/><text:alphabetical-index-mark-end text:id="IMark111886280"/>nclusion<text:alphabetical-index-mark-end text:id="IMark111277592"/><text:alphabetical-index-mark-end text:id="IMark111654712"/><text:alphabetical-index-mark-end text:id="IMark110936984"/><text:alphabetical-index-mark-end text:id="IMark104629560"/><text:alphabetical-index-mark-end text:id="IMark102081224"/><text:alphabetical-index-mark-end text:id="IMark104292904"/><text:alphabetical-index-mark-end text:id="IMark111715672"/><text:alphabetical-index-mark-end text:id="IMark111578584"/><text:alphabetical-index-mark-end text:id="IMark88541048"/><text:span text:style-name="T115">s</text:span> of the <text:alphabetical-index-mark-start text:id="IMark111817080"/><text:alphabetical-index-mark-start text:id="IMark106046424"/><text:alphabetical-index-mark-start text:id="IMark107580568"/><text:alphabetical-index-mark-start text:id="IMark111748536"/><text:alphabetical-index-mark-start text:id="IMark108913912"/><text:alphabetical-index-mark-start text:id="IMark111766520"/>study<text:alphabetical-index-mark-end text:id="IMark111766520"/><text:alphabetical-index-mark-end text:id="IMark108913912"/><text:alphabetical-index-mark-end text:id="IMark111748536"/><text:alphabetical-index-mark-end text:id="IMark107580568"/><text:alphabetical-index-mark-end text:id="IMark106046424"/><text:alphabetical-index-mark-end text:id="IMark111817080"/>.</text:p>
      <text:p text:style-name="P32"/>
      <text:p text:style-name="P32"/>
      <text:h text:style-name="Heading_20_3" text:outline-level="3"><text:bookmark-start text:name="__RefHeading___Toc14416_1079904243"/><text:soft-page-break/>4.1.4. <text:span text:style-name="T39">trf_</text:span><text:alphabetical-index-mark-start text:id="IMark111865400"/><text:alphabetical-index-mark-start text:id="IMark111860344"/><text:span text:style-name="T39">block</text:span><text:alphabetical-index-mark-end text:id="IMark111860344"/><text:alphabetical-index-mark-end text:id="IMark111865400"/><text:span text:style-name="T39">s</text:span><text:bookmark-end text:name="__RefHeading___Toc14416_1079904243"/></text:h>
      <text:p text:style-name="P76"/>
      <text:p text:style-name="P77"><text:span text:style-name="T14">4.1.4.1.</text:span> <text:alphabetical-index-mark-start text:id="IMark106114856"/><text:alphabetical-index-mark-start text:id="IMark103826040"/><text:span text:style-name="T39">Id</text:span><text:alphabetical-index-mark-end text:id="IMark103826040"/><text:alphabetical-index-mark-end text:id="IMark106114856"/>: <text:span text:style-name="T79">see [</text:span><text:span text:style-name="T83">4.1.1.</text:span><text:span text:style-name="T89">1</text:span><text:span text:style-name="T83">.</text:span><text:span text:style-name="T79">].</text:span></text:p>
      <text:p text:style-name="P76"/>
      <text:p text:style-name="P76"/>
      <text:p text:style-name="P77"><text:span text:style-name="T14">4.1.4.2.</text:span> <text:alphabetical-index-mark-start text:id="IMark104371016"/><text:alphabetical-index-mark-start text:id="IMark109127960"/><text:alphabetical-index-mark-start text:id="IMark110211576"/><text:alphabetical-index-mark-start text:id="IMark111626904"/><text:span text:style-name="T39">Ab</text:span><text:alphabetical-index-mark-end text:id="IMark111626904"/><text:alphabetical-index-mark-end text:id="IMark110211576"/><text:span text:style-name="T39">r</text:span><text:alphabetical-index-mark-end text:id="IMark109127960"/><text:alphabetical-index-mark-end text:id="IMark104371016"/>: <text:span text:style-name="T79">see [</text:span><text:span text:style-name="T83">4.1.1.</text:span><text:span text:style-name="T84">2</text:span><text:span text:style-name="T83">.</text:span><text:span text:style-name="T79">].</text:span></text:p>
      <text:p text:style-name="P76"/>
      <text:p text:style-name="P76"/>
      <text:p text:style-name="P81"><text:span text:style-name="T14">4.1.4.3.</text:span> <text:alphabetical-index-mark-start text:id="IMark111611448"/><text:alphabetical-index-mark-start text:id="IMark103832136"/><text:span text:style-name="T39">Alt</text:span><text:alphabetical-index-mark-end text:id="IMark103832136"/><text:alphabetical-index-mark-end text:id="IMark111611448"/>: <text:span text:style-name="T79">see [</text:span><text:span text:style-name="T83">4.1.1.</text:span><text:span text:style-name="T85">5</text:span><text:span text:style-name="T83">.</text:span><text:span text:style-name="T79">].</text:span></text:p>
      <text:p text:style-name="P76"/>
      <text:p text:style-name="P76"/>
      <text:p text:style-name="P78"><text:span text:style-name="T14">4.1.4.</text:span><text:span text:style-name="T24">4</text:span><text:span text:style-name="T14">.</text:span> <text:alphabetical-index-mark-start text:id="IMark105861560"/><text:alphabetical-index-mark-start text:id="IMark110547272"/><text:span text:style-name="T39">A</text:span><text:span text:style-name="T50">vg_pers</text:span><text:alphabetical-index-mark-end text:id="IMark110547272"/><text:alphabetical-index-mark-end text:id="IMark105861560"/>: <text:alphabetical-index-mark-start text:id="IMark110053736"/><text:alphabetical-index-mark-start text:id="IMark111332120"/><text:span text:style-name="T114">average</text:span><text:alphabetical-index-mark-end text:id="IMark111332120"/><text:alphabetical-index-mark-end text:id="IMark110053736"/><text:span text:style-name="T114"> </text:span><text:alphabetical-index-mark-start text:id="IMark111682520"/><text:alphabetical-index-mark-start text:id="IMark109372824"/><text:span text:style-name="T114">number</text:span><text:alphabetical-index-mark-end text:id="IMark109372824"/><text:alphabetical-index-mark-end text:id="IMark111682520"/><text:span text:style-name="T114"> of </text:span><text:alphabetical-index-mark-start text:id="IMark105792488"/><text:alphabetical-index-mark-start text:id="IMark110040632"/><text:span text:style-name="T114">pedestrian</text:span><text:alphabetical-index-mark-end text:id="IMark110040632"/><text:alphabetical-index-mark-end text:id="IMark105792488"/><text:span text:style-name="T114">s discriminated per </text:span><text:alphabetical-index-mark-start text:id="IMark103587448"/><text:alphabetical-index-mark-start text:id="IMark102484552"/><text:span text:style-name="T114">street</text:span><text:alphabetical-index-mark-end text:id="IMark102484552"/><text:alphabetical-index-mark-end text:id="IMark103587448"/><text:span text:style-name="T114"> and </text:span><text:alphabetical-index-mark-start text:id="IMark88541048"/><text:alphabetical-index-mark-start text:id="IMark111578584"/><text:span text:style-name="T114">block</text:span><text:alphabetical-index-mark-end text:id="IMark111578584"/><text:alphabetical-index-mark-end text:id="IMark88541048"/>.</text:p>
      <text:p text:style-name="P76"/>
      <text:p text:style-name="P76"/>
      <text:p text:style-name="P78"><text:span text:style-name="T14">4.1.4.</text:span><text:span text:style-name="T24">5</text:span><text:span text:style-name="T14">.</text:span> <text:span text:style-name="T39">A</text:span><text:span text:style-name="T50">vg_</text:span><text:alphabetical-index-mark-start text:id="IMark110992888"/><text:alphabetical-index-mark-start text:id="IMark105126776"/><text:alphabetical-index-mark-start text:id="IMark111751976"/><text:alphabetical-index-mark-start text:id="IMark111664824"/><text:span text:style-name="T50">sample</text:span><text:alphabetical-index-mark-end text:id="IMark111664824"/><text:alphabetical-index-mark-end text:id="IMark111751976"/><text:alphabetical-index-mark-end text:id="IMark105126776"/><text:alphabetical-index-mark-end text:id="IMark110992888"/><text:span text:style-name="T50">s</text:span>: <text:alphabetical-index-mark-start text:id="IMark111679992"/><text:alphabetical-index-mark-start text:id="IMark105030744"/><text:span text:style-name="T114">number</text:span><text:alphabetical-index-mark-end text:id="IMark105030744"/><text:alphabetical-index-mark-end text:id="IMark111679992"/><text:span text:style-name="T114"> of </text:span><text:alphabetical-index-mark-start text:id="IMark104980664"/><text:alphabetical-index-mark-start text:id="IMark102017832"/><text:alphabetical-index-mark-start text:id="IMark110765656"/><text:alphabetical-index-mark-start text:id="IMark111740952"/><text:span text:style-name="T114">sample</text:span><text:alphabetical-index-mark-end text:id="IMark111740952"/><text:alphabetical-index-mark-end text:id="IMark110765656"/><text:alphabetical-index-mark-end text:id="IMark102017832"/><text:alphabetical-index-mark-end text:id="IMark104980664"/><text:span text:style-name="T114">s discriminated per </text:span><text:alphabetical-index-mark-start text:id="IMark105401272"/><text:alphabetical-index-mark-start text:id="IMark111050024"/><text:span text:style-name="T114">street</text:span><text:alphabetical-index-mark-end text:id="IMark111050024"/><text:alphabetical-index-mark-end text:id="IMark105401272"/><text:span text:style-name="T114"> and </text:span><text:alphabetical-index-mark-start text:id="IMark102526152"/><text:alphabetical-index-mark-start text:id="IMark111842648"/><text:span text:style-name="T114">block</text:span><text:alphabetical-index-mark-end text:id="IMark111842648"/><text:alphabetical-index-mark-end text:id="IMark102526152"/>.</text:p>
      <text:p text:style-name="P76"/>
      <text:p text:style-name="P76"/>
      <text:p text:style-name="P78"><text:span text:style-name="T14">4.1.4.</text:span><text:span text:style-name="T24">6</text:span><text:span text:style-name="T14">.</text:span> <text:span text:style-name="T50">Stat_relevant</text:span>: <text:span text:style-name="T114">indicates the </text:span><text:alphabetical-index-mark-start text:id="IMark111818280"/><text:alphabetical-index-mark-start text:id="IMark111637016"/><text:span text:style-name="T114">statistic</text:span><text:alphabetical-index-mark-end text:id="IMark111637016"/><text:alphabetical-index-mark-end text:id="IMark111818280"/><text:span text:style-name="T114">al relevance of results discriminated per </text:span><text:alphabetical-index-mark-start text:id="IMark102157448"/><text:alphabetical-index-mark-start text:id="IMark106876168"/><text:span text:style-name="T114">street</text:span><text:alphabetical-index-mark-end text:id="IMark106876168"/><text:alphabetical-index-mark-end text:id="IMark102157448"/><text:span text:style-name="T114"> and </text:span><text:alphabetical-index-mark-start text:id="IMark111710616"/><text:alphabetical-index-mark-start text:id="IMark110660776"/><text:span text:style-name="T114">block</text:span><text:alphabetical-index-mark-end text:id="IMark110660776"/><text:alphabetical-index-mark-end text:id="IMark111710616"/>.</text:p>
      <text:p text:style-name="P76"/>
      <text:p text:style-name="P76"/>
      <text:p text:style-name="P78"><text:span text:style-name="T14">4.1.4.</text:span><text:span text:style-name="T24">7</text:span><text:span text:style-name="T14">.</text:span> <text:alphabetical-index-mark-start text:id="IMark110778392"/><text:alphabetical-index-mark-start text:id="IMark111113576"/><text:span text:style-name="T50">Est_final_ppmc</text:span><text:alphabetical-index-mark-end text:id="IMark111113576"/><text:alphabetical-index-mark-end text:id="IMark110778392"/>: <text:span text:style-name="T113">final </text:span><text:alphabetical-index-mark-start text:id="IMark111812024"/><text:alphabetical-index-mark-start text:id="IMark109112520"/><text:alphabetical-index-mark-start text:id="IMark109224872"/><text:alphabetical-index-mark-start text:id="IMark108892760"/><text:span text:style-name="T113">value</text:span><text:alphabetical-index-mark-end text:id="IMark108892760"/><text:alphabetical-index-mark-end text:id="IMark109224872"/><text:alphabetical-index-mark-end text:id="IMark109112520"/><text:alphabetical-index-mark-end text:id="IMark111812024"/><text:span text:style-name="T113"> per </text:span><text:alphabetical-index-mark-start text:id="IMark111865400"/><text:alphabetical-index-mark-start text:id="IMark111860344"/><text:span text:style-name="T113">square</text:span><text:alphabetical-index-mark-end text:id="IMark111860344"/><text:alphabetical-index-mark-end text:id="IMark111865400"/><text:span text:style-name="T113"> </text:span><text:alphabetical-index-mark-start text:id="IMark111649656"/><text:alphabetical-index-mark-start text:id="IMark103126600"/><text:span text:style-name="T113">meter</text:span><text:alphabetical-index-mark-end text:id="IMark103126600"/><text:alphabetical-index-mark-end text:id="IMark111649656"/><text:span text:style-name="T113"> discriminated per </text:span><text:alphabetical-index-mark-start text:id="IMark107814824"/><text:alphabetical-index-mark-start text:id="IMark111667352"/><text:span text:style-name="T113">street</text:span><text:alphabetical-index-mark-end text:id="IMark111667352"/><text:alphabetical-index-mark-end text:id="IMark107814824"/><text:span text:style-name="T113"> and </text:span><text:alphabetical-index-mark-start text:id="IMark107651096"/><text:alphabetical-index-mark-start text:id="IMark111913928"/><text:span text:style-name="T113">block</text:span><text:alphabetical-index-mark-end text:id="IMark111913928"/><text:alphabetical-index-mark-end text:id="IMark107651096"/>.</text:p>
      <text:p text:style-name="P76"/>
      <text:p text:style-name="P76"/>
      <text:p text:style-name="P79"><text:span text:style-name="T14">4.1.4.</text:span><text:span text:style-name="T25">8</text:span><text:span text:style-name="T14">.</text:span> <text:span text:style-name="T51">m1s</text:span>: <text:span text:style-name="T88">[4.1.4.7.]</text:span><text:span text:style-name="T111"><draw:frame draw:style-name="fr1" draw:name="Object1" text:anchor-type="as-char" svg:y="-0.1484in" svg:width="0.4209in" svg:height="0.1846in" draw:z-index="0"><draw:object xlink:href="./Object 1" xlink:type="simple" xlink:show="embed" xlink:actuate="onLoad"/><draw:image xlink:href="./ObjectReplacements/Object 1" xlink:type="simple" xlink:show="embed" xlink:actuate="onLoad"/></draw:frame></text:span>.</text:p>
      <text:p text:style-name="P79"/>
      <text:p text:style-name="P79"/>
      <text:p text:style-name="P80"><text:span text:style-name="T14">4.1.4.</text:span><text:span text:style-name="T26">9</text:span><text:span text:style-name="T14">.</text:span> <text:span text:style-name="T112">p</text:span><text:span text:style-name="T51">1s</text:span>: <text:span text:style-name="T88">[4.1.4.7.]</text:span><text:span text:style-name="T111"><draw:frame draw:style-name="fr1" draw:name="Object2" text:anchor-type="as-char" svg:y="-0.1484in" svg:width="0.3945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.</text:p>
      <text:p text:style-name="P79"/>
      <text:p text:style-name="P79"/>
      <text:p text:style-name="P80"><text:span text:style-name="T14">4.1.4.</text:span><text:span text:style-name="T26">10</text:span><text:span text:style-name="T14">.</text:span> <text:span text:style-name="T51">m</text:span><text:span text:style-name="T52">2</text:span><text:span text:style-name="T51">s</text:span>: <text:span text:style-name="T88">[4.1.4.7.]</text:span><text:span text:style-name="T111"><draw:frame draw:style-name="fr1" draw:name="Object3" text:anchor-type="as-char" svg:y="-0.1484in" svg:width="0.4217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.</text:p>
      <text:p text:style-name="P80"><text:soft-page-break/></text:p>
      <text:p text:style-name="P80"><text:span text:style-name="T14">4.1.4.</text:span><text:span text:style-name="T26">11</text:span><text:span text:style-name="T14">.</text:span> <text:span text:style-name="T112">p2</text:span><text:span text:style-name="T51">s</text:span>: <text:span text:style-name="T88">[4.1.4.7.]</text:span><text:span text:style-name="T111"> </text:span><text:span text:style-name="T111"><draw:frame draw:style-name="fr1" draw:name="Object4" text:anchor-type="as-char" svg:y="-0.1484in" svg:width="0.3953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.</text:p>
      <text:p text:style-name="P80"/>
      <text:p text:style-name="P80"/>
      <text:p text:style-name="P80"><text:span text:style-name="T14">4.1.4.</text:span><text:span text:style-name="T26">12</text:span><text:span text:style-name="T14">.</text:span> <text:span text:style-name="T51">m</text:span><text:span text:style-name="T52">3</text:span><text:span text:style-name="T51">s</text:span>: <text:span text:style-name="T88">[4.1.4.7.]</text:span><text:span text:style-name="T111"> </text:span><text:span text:style-name="T111"><draw:frame draw:style-name="fr1" draw:name="Object5" text:anchor-type="as-char" svg:y="-0.1484in" svg:width="0.4228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.</text:p>
      <text:p text:style-name="P80"/>
      <text:p text:style-name="P80"/>
      <text:p text:style-name="P80"><text:span text:style-name="T14">4.1.4.</text:span><text:span text:style-name="T26">13</text:span><text:span text:style-name="T14">.</text:span> <text:span text:style-name="T112">p3</text:span><text:span text:style-name="T51">s</text:span>: <text:span text:style-name="T88">[4.1.4.7.]</text:span><text:span text:style-name="T111"> </text:span><text:span text:style-name="T111"><draw:frame draw:style-name="fr1" draw:name="Object6" text:anchor-type="as-char" svg:y="-0.1484in" svg:width="0.3965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<text:p text:style-name="P80"/>
      <text:p text:style-name="P80"/>
      <text:p text:style-name="P76"><text:span text:style-name="T115">T</text:span>his t<text:alphabetical-index-mark-start text:id="IMark63074888"/><text:alphabetical-index-mark-start text:id="IMark110540728"/>ab<text:alphabetical-index-mark-end text:id="IMark110540728"/><text:alphabetical-index-mark-end text:id="IMark63074888"/>le <text:alphabetical-index-mark-start text:id="IMark110633944"/><text:alphabetical-index-mark-start text:id="IMark111588696"/>co<text:alphabetical-index-mark-end text:id="IMark111588696"/><text:alphabetical-index-mark-end text:id="IMark110633944"/>ntains <text:alphabetical-index-mark-start text:id="IMark107736376"/><text:alphabetical-index-mark-start text:id="IMark105841608"/>data<text:alphabetical-index-mark-end text:id="IMark105841608"/><text:alphabetical-index-mark-end text:id="IMark107736376"/> discriminated per <text:alphabetical-index-mark-start text:id="IMark107184136"/><text:alphabetical-index-mark-start text:id="IMark106046424"/>street<text:alphabetical-index-mark-end text:id="IMark106046424"/><text:alphabetical-index-mark-end text:id="IMark107184136"/> and <text:alphabetical-index-mark-start text:id="IMark111817080"/><text:alphabetical-index-mark-start text:id="IMark111818280"/>block<text:alphabetical-index-mark-end text:id="IMark111818280"/><text:alphabetical-index-mark-end text:id="IMark111817080"/> regarding <text:alphabetical-index-mark-start text:id="IMark111637016"/><text:alphabetical-index-mark-start text:id="IMark102157448"/>numb<text:span text:style-name="T115">e</text:span>r<text:alphabetical-index-mark-end text:id="IMark102157448"/><text:alphabetical-index-mark-end text:id="IMark111637016"/> of <text:alphabetical-index-mark-start text:id="IMark106876168"/><text:alphabetical-index-mark-start text:id="IMark110660776"/>pedestrian<text:alphabetical-index-mark-end text:id="IMark110660776"/><text:alphabetical-index-mark-end text:id="IMark106876168"/>s, <text:alphabetical-index-mark-start text:id="IMark111710616"/><text:alphabetical-index-mark-start text:id="IMark111748536"/>number<text:alphabetical-index-mark-end text:id="IMark111748536"/><text:alphabetical-index-mark-end text:id="IMark111710616"/> of <text:alphabetical-index-mark-start text:id="IMark107580568"/><text:alphabetical-index-mark-start text:id="IMark111766520"/><text:alphabetical-index-mark-start text:id="IMark108913912"/><text:alphabetical-index-mark-start text:id="IMark106348600"/>sample<text:alphabetical-index-mark-end text:id="IMark106348600"/><text:alphabetical-index-mark-end text:id="IMark108913912"/><text:alphabetical-index-mark-end text:id="IMark111766520"/><text:alphabetical-index-mark-end text:id="IMark107580568"/>s and estimated <text:alphabetical-index-mark-start text:id="IMark106114856"/><text:alphabetical-index-mark-start text:id="IMark103826040"/><text:alphabetical-index-mark-start text:id="IMark106277512"/><text:alphabetical-index-mark-start text:id="IMark110778392"/>price<text:alphabetical-index-mark-end text:id="IMark110778392"/><text:alphabetical-index-mark-end text:id="IMark106277512"/><text:alphabetical-index-mark-end text:id="IMark103826040"/><text:alphabetical-index-mark-end text:id="IMark106114856"/> per <text:alphabetical-index-mark-start text:id="IMark111113576"/><text:alphabetical-index-mark-start text:id="IMark111674936"/>square<text:alphabetical-index-mark-end text:id="IMark111674936"/><text:alphabetical-index-mark-end text:id="IMark111113576"/> <text:alphabetical-index-mark-start text:id="IMark111812024"/><text:alphabetical-index-mark-start text:id="IMark109112520"/>meter<text:alphabetical-index-mark-end text:id="IMark109112520"/><text:alphabetical-index-mark-end text:id="IMark111812024"/>.</text:p>
      <text:p text:style-name="P76"/>
      <text:p text:style-name="P34">Th<text:span text:style-name="T115">e</text:span> <text:alphabetical-index-mark-start text:id="IMark111860344"/><text:alphabetical-index-mark-start text:id="IMark111649656"/><text:alphabetical-index-mark-start text:id="IMark103126600"/><text:alphabetical-index-mark-start text:id="IMark108866936"/><text:alphabetical-index-mark-start text:id="IMark107814824"/><text:alphabetical-index-mark-start text:id="IMark111667352"/><text:alphabetical-index-mark-start text:id="IMark111913928"/><text:alphabetical-index-mark-start text:id="IMark107651096"/><text:alphabetical-index-mark-start text:id="IMark111657240"/>data<text:alphabetical-index-mark-end text:id="IMark111657240"/><text:alphabetical-index-mark-end text:id="IMark107651096"/><text:alphabetical-index-mark-end text:id="IMark111913928"/><text:alphabetical-index-mark-end text:id="IMark111667352"/><text:alphabetical-index-mark-end text:id="IMark107814824"/><text:alphabetical-index-mark-end text:id="IMark108866936"/><text:alphabetical-index-mark-end text:id="IMark103126600"/><text:alphabetical-index-mark-end text:id="IMark111649656"/><text:alphabetical-index-mark-end text:id="IMark111860344"/> <text:span text:style-name="T115">of this t</text:span><text:alphabetical-index-mark-start text:id="IMark111598808"/><text:alphabetical-index-mark-start text:id="IMark111644600"/><text:span text:style-name="T115">ab</text:span><text:alphabetical-index-mark-end text:id="IMark111644600"/><text:alphabetical-index-mark-end text:id="IMark111598808"/><text:span text:style-name="T115">le should be </text:span><text:alphabetical-index-mark-start text:id="IMark105886632"/><text:alphabetical-index-mark-start text:id="IMark109416824"/><text:alphabetical-index-mark-start text:id="IMark103907576"/><text:alphabetical-index-mark-start text:id="IMark111613976"/><text:alphabetical-index-mark-start text:id="IMark111583640"/><text:alphabetical-index-mark-start text:id="IMark111751064"/>co<text:alphabetical-index-mark-end text:id="IMark111751064"/><text:alphabetical-index-mark-end text:id="IMark111583640"/><text:alphabetical-index-mark-end text:id="IMark111613976"/><text:alphabetical-index-mark-end text:id="IMark103907576"/><text:alphabetical-index-mark-end text:id="IMark109416824"/><text:alphabetical-index-mark-end text:id="IMark105886632"/>ns<text:alphabetical-index-mark-start text:id="IMark110211576"/><text:alphabetical-index-mark-start text:id="IMark105523256"/><text:alphabetical-index-mark-start text:id="IMark111659768"/><text:alphabetical-index-mark-start text:id="IMark111626904"/><text:alphabetical-index-mark-start text:id="IMark109127960"/><text:alphabetical-index-mark-start text:id="IMark104371016"/>id<text:alphabetical-index-mark-end text:id="IMark104371016"/><text:alphabetical-index-mark-end text:id="IMark109127960"/><text:alphabetical-index-mark-end text:id="IMark111626904"/><text:alphabetical-index-mark-end text:id="IMark111659768"/><text:alphabetical-index-mark-end text:id="IMark105523256"/><text:alphabetical-index-mark-end text:id="IMark110211576"/>ered to be part of the <text:alphabetical-index-mark-start text:id="IMark105763816"/><text:alphabetical-index-mark-start text:id="IMark106210344"/><text:alphabetical-index-mark-start text:id="IMark108205768"/><text:alphabetical-index-mark-start text:id="IMark103143400"/><text:alphabetical-index-mark-start text:id="IMark111662296"/><text:alphabetical-index-mark-start text:id="IMark111875512"/><text:alphabetical-index-mark-start text:id="IMark111769048"/><text:alphabetical-index-mark-start text:id="IMark107546888"/><text:alphabetical-index-mark-start text:id="IMark105386472"/><text:alphabetical-index-mark-start text:id="IMark107617256"/><text:alphabetical-index-mark-start text:id="IMark110550968"/><text:alphabetical-index-mark-start text:id="IMark103552248"/><text:alphabetical-index-mark-start text:id="IMark109978376"/><text:alphabetical-index-mark-start text:id="IMark103832136"/><text:alphabetical-index-mark-start text:id="IMark111611448"/>co<text:alphabetical-index-mark-end text:id="IMark111611448"/><text:alphabetical-index-mark-end text:id="IMark103832136"/><text:alphabetical-index-mark-end text:id="IMark109978376"/><text:alphabetical-index-mark-end text:id="IMark103552248"/><text:alphabetical-index-mark-end text:id="IMark110550968"/><text:alphabetical-index-mark-end text:id="IMark107617256"/>nclusion<text:alphabetical-index-mark-end text:id="IMark105386472"/><text:alphabetical-index-mark-end text:id="IMark107546888"/><text:span text:style-name="T115">s</text:span><text:alphabetical-index-mark-end text:id="IMark111769048"/><text:alphabetical-index-mark-end text:id="IMark111875512"/><text:alphabetical-index-mark-end text:id="IMark111662296"/><text:alphabetical-index-mark-end text:id="IMark103143400"/><text:alphabetical-index-mark-end text:id="IMark108205768"/><text:alphabetical-index-mark-end text:id="IMark106210344"/><text:alphabetical-index-mark-end text:id="IMark105763816"/> of the <text:alphabetical-index-mark-start text:id="IMark103209032"/><text:alphabetical-index-mark-start text:id="IMark111243208"/><text:alphabetical-index-mark-start text:id="IMark107479416"/><text:alphabetical-index-mark-start text:id="IMark104580616"/><text:alphabetical-index-mark-start text:id="IMark104846984"/><text:alphabetical-index-mark-start text:id="IMark105581080"/>study<text:alphabetical-index-mark-end text:id="IMark105581080"/><text:alphabetical-index-mark-end text:id="IMark104846984"/><text:alphabetical-index-mark-end text:id="IMark104580616"/><text:alphabetical-index-mark-end text:id="IMark107479416"/><text:alphabetical-index-mark-end text:id="IMark111243208"/><text:alphabetical-index-mark-end text:id="IMark103209032"/>.</text:p>
      <text:p text:style-name="P76"/>
      <text:p text:style-name="P32"/>
      <text:p text:style-name="P32"/>
      <text:p text:style-name="P3"/>
      <text:h text:style-name="P142" text:outline-level="1"><text:bookmark-start text:name="__RefHeading___Toc785_180202276"/>5. Use.<text:bookmark-end text:name="__RefHeading___Toc785_180202276"/></text:h>
      <text:p text:style-name="P3"/>
      <text:p text:style-name="P11"><text:alphabetical-index-mark-start text:id="IMark110053736"/><text:alphabetical-index-mark-start text:id="IMark109372824"/><text:alphabetical-index-mark-start text:id="IMark111682520"/><text:alphabetical-index-mark-start text:id="IMark110040632"/><text:alphabetical-index-mark-start text:id="IMark105792488"/><text:alphabetical-index-mark-start text:id="IMark103587448"/><text:alphabetical-index-mark-start text:id="IMark111277592"/><text:alphabetical-index-mark-start text:id="IMark102484552"/><text:alphabetical-index-mark-start text:id="IMark111578584"/><text:alphabetical-index-mark-start text:id="IMark88541048"/><text:alphabetical-index-mark-start text:id="IMark111720728"/><text:alphabetical-index-mark-start text:id="IMark111886280"/><text:alphabetical-index-mark-start text:id="IMark111697976"/><text:alphabetical-index-mark-start text:id="IMark111862152"/><text:alphabetical-index-mark-start text:id="IMark102965464"/><text:alphabetical-index-mark-start text:id="IMark110714776"/><text:alphabetical-index-mark-start text:id="IMark111561688"/><text:alphabetical-index-mark-start text:id="IMark105476392"/><text:alphabetical-index-mark-start text:id="IMark111581112"/><text:alphabetical-index-mark-start text:id="IMark110992888"/><text:alphabetical-index-mark-start text:id="IMark111586168"/><text:alphabetical-index-mark-start text:id="IMark111751976"/><text:alphabetical-index-mark-start text:id="IMark105126776"/><text:alphabetical-index-mark-start text:id="IMark111664824"/><text:alphabetical-index-mark-start text:id="IMark109644264"/><text:alphabetical-index-mark-start text:id="IMark104185592"/><text:alphabetical-index-mark-start text:id="IMark111679992"/>SQL<text:alphabetical-index-mark-end text:id="IMark111679992"/><text:alphabetical-index-mark-end text:id="IMark104185592"/><text:alphabetical-index-mark-end text:id="IMark109644264"/><text:alphabetical-index-mark-end text:id="IMark111664824"/><text:alphabetical-index-mark-end text:id="IMark105126776"/><text:alphabetical-index-mark-end text:id="IMark111751976"/><text:alphabetical-index-mark-end text:id="IMark111586168"/><text:alphabetical-index-mark-end text:id="IMark110992888"/><text:alphabetical-index-mark-end text:id="IMark111581112"/><text:span text:style-name="T94">i</text:span>te<text:alphabetical-index-mark-end text:id="IMark105476392"/><text:alphabetical-index-mark-end text:id="IMark111561688"/><text:alphabetical-index-mark-end text:id="IMark110714776"/><text:alphabetical-index-mark-end text:id="IMark102965464"/><text:alphabetical-index-mark-end text:id="IMark111862152"/><text:alphabetical-index-mark-end text:id="IMark111697976"/><text:alphabetical-index-mark-end text:id="IMark111886280"/><text:alphabetical-index-mark-end text:id="IMark111720728"/><text:alphabetical-index-mark-end text:id="IMark88541048"/>3<text:alphabetical-index-mark-end text:id="IMark111578584"/><text:alphabetical-index-mark-end text:id="IMark102484552"/><text:alphabetical-index-mark-end text:id="IMark111277592"/><text:alphabetical-index-mark-end text:id="IMark103587448"/><text:alphabetical-index-mark-end text:id="IMark105792488"/><text:alphabetical-index-mark-end text:id="IMark110040632"/><text:alphabetical-index-mark-end text:id="IMark111682520"/><text:alphabetical-index-mark-end text:id="IMark109372824"/><text:alphabetical-index-mark-end text:id="IMark110053736"/> <text:alphabetical-index-mark-start text:id="IMark105030744"/><text:alphabetical-index-mark-start text:id="IMark104980664"/><text:alphabetical-index-mark-start text:id="IMark110765656"/><text:alphabetical-index-mark-start text:id="IMark102017832"/><text:alphabetical-index-mark-start text:id="IMark110084632"/><text:alphabetical-index-mark-start text:id="IMark111740952"/><text:alphabetical-index-mark-start text:id="IMark111050024"/><text:alphabetical-index-mark-start text:id="IMark105401272"/><text:alphabetical-index-mark-start text:id="IMark102526152"/>dat<text:alphabetical-index-mark-start text:id="IMark111842648"/><text:alphabetical-index-mark-start text:id="IMark109224872"/><text:alphabetical-index-mark-start text:id="IMark111817080"/><text:alphabetical-index-mark-start text:id="IMark111818280"/><text:alphabetical-index-mark-start text:id="IMark107184136"/><text:alphabetical-index-mark-start text:id="IMark106046424"/>a<text:alphabetical-index-mark-end text:id="IMark102526152"/><text:alphabetical-index-mark-end text:id="IMark105401272"/><text:alphabetical-index-mark-end text:id="IMark111050024"/><text:alphabetical-index-mark-end text:id="IMark111740952"/><text:alphabetical-index-mark-end text:id="IMark110084632"/><text:alphabetical-index-mark-end text:id="IMark102017832"/><text:alphabetical-index-mark-end text:id="IMark110765656"/><text:alphabetical-index-mark-end text:id="IMark104980664"/><text:alphabetical-index-mark-end text:id="IMark105030744"/>b<text:alphabetical-index-mark-end text:id="IMark106046424"/><text:alphabetical-index-mark-end text:id="IMark107184136"/><text:alphabetical-index-mark-end text:id="IMark111818280"/><text:alphabetical-index-mark-end text:id="IMark111817080"/><text:alphabetical-index-mark-end text:id="IMark109224872"/><text:alphabetical-index-mark-end text:id="IMark111842648"/>ases are fully self-<text:alphabetical-index-mark-start text:id="IMark107736376"/><text:alphabetical-index-mark-start text:id="IMark105841608"/><text:alphabetical-index-mark-start text:id="IMark110633944"/><text:alphabetical-index-mark-start text:id="IMark111588696"/><text:alphabetical-index-mark-start text:id="IMark63074888"/><text:alphabetical-index-mark-start text:id="IMark110540728"/>co<text:alphabetical-index-mark-end text:id="IMark110540728"/><text:alphabetical-index-mark-end text:id="IMark63074888"/><text:alphabetical-index-mark-end text:id="IMark111588696"/><text:alphabetical-index-mark-end text:id="IMark110633944"/><text:alphabetical-index-mark-end text:id="IMark105841608"/><text:alphabetical-index-mark-end text:id="IMark107736376"/>ntained. Users need to have <text:alphabetical-index-mark-start text:id="IMark109112520"/><text:alphabetical-index-mark-start text:id="IMark111812024"/><text:alphabetical-index-mark-start text:id="IMark111113576"/><text:alphabetical-index-mark-start text:id="IMark111674936"/><text:alphabetical-index-mark-start text:id="IMark106114856"/><text:alphabetical-index-mark-start text:id="IMark103826040"/><text:alphabetical-index-mark-start text:id="IMark106277512"/><text:alphabetical-index-mark-start text:id="IMark110778392"/><text:alphabetical-index-mark-start text:id="IMark107580568"/><text:alphabetical-index-mark-start text:id="IMark111766520"/><text:alphabetical-index-mark-start text:id="IMark108913912"/><text:alphabetical-index-mark-start text:id="IMark106348600"/><text:alphabetical-index-mark-start text:id="IMark111710616"/><text:alphabetical-index-mark-start text:id="IMark111748536"/><text:alphabetical-index-mark-start text:id="IMark106876168"/><text:alphabetical-index-mark-start text:id="IMark110660776"/><text:alphabetical-index-mark-start text:id="IMark111637016"/><text:alphabetical-index-mark-start text:id="IMark102157448"/><text:alphabetical-index-mark-start text:id="IMark111865400"/><text:alphabetical-index-mark-start text:id="IMark108892760"/><text:alphabetical-index-mark-start text:id="IMark110183432"/><text:alphabetical-index-mark-start text:id="IMark102150216"/><text:alphabetical-index-mark-start text:id="IMark111746008"/><text:alphabetical-index-mark-start text:id="IMark111860344"/><text:alphabetical-index-mark-start text:id="IMark111649656"/><text:alphabetical-index-mark-start text:id="IMark103126600"/><text:alphabetical-index-mark-start text:id="IMark108866936"/>Sql<text:alphabetical-index-mark-end text:id="IMark108866936"/><text:alphabetical-index-mark-end text:id="IMark103126600"/><text:alphabetical-index-mark-end text:id="IMark111649656"/><text:alphabetical-index-mark-end text:id="IMark111860344"/><text:alphabetical-index-mark-end text:id="IMark111746008"/><text:alphabetical-index-mark-end text:id="IMark102150216"/><text:alphabetical-index-mark-end text:id="IMark110183432"/><text:alphabetical-index-mark-end text:id="IMark108892760"/><text:alphabetical-index-mark-end text:id="IMark111865400"/>ite<text:alphabetical-index-mark-end text:id="IMark102157448"/><text:alphabetical-index-mark-end text:id="IMark111637016"/><text:alphabetical-index-mark-end text:id="IMark110660776"/><text:alphabetical-index-mark-end text:id="IMark106876168"/><text:alphabetical-index-mark-end text:id="IMark111748536"/><text:alphabetical-index-mark-end text:id="IMark111710616"/><text:alphabetical-index-mark-end text:id="IMark106348600"/><text:alphabetical-index-mark-end text:id="IMark108913912"/><text:alphabetical-index-mark-end text:id="IMark111766520"/>3<text:alphabetical-index-mark-end text:id="IMark107580568"/><text:alphabetical-index-mark-end text:id="IMark110778392"/><text:alphabetical-index-mark-end text:id="IMark106277512"/><text:alphabetical-index-mark-end text:id="IMark103826040"/><text:alphabetical-index-mark-end text:id="IMark106114856"/><text:alphabetical-index-mark-end text:id="IMark111674936"/><text:alphabetical-index-mark-end text:id="IMark111113576"/><text:alphabetical-index-mark-end text:id="IMark111812024"/><text:alphabetical-index-mark-end text:id="IMark109112520"/> installed on their system, and prefer<text:alphabetical-index-mark-start text:id="IMark107814824"/><text:alphabetical-index-mark-start text:id="IMark111667352"/><text:alphabetical-index-mark-start text:id="IMark111913928"/><text:alphabetical-index-mark-start text:id="IMark107651096"/><text:alphabetical-index-mark-start text:id="IMark111657240"/><text:alphabetical-index-mark-start text:id="IMark111598808"/>ab<text:alphabetical-index-mark-end text:id="IMark111598808"/><text:alphabetical-index-mark-end text:id="IMark111657240"/><text:alphabetical-index-mark-end text:id="IMark107651096"/><text:alphabetical-index-mark-end text:id="IMark111913928"/><text:alphabetical-index-mark-end text:id="IMark111667352"/><text:alphabetical-index-mark-end text:id="IMark107814824"/>ly a visual <text:alphabetical-index-mark-start text:id="IMark111644600"/><text:alphabetical-index-mark-start text:id="IMark107546888"/><text:alphabetical-index-mark-start text:id="IMark105386472"/><text:alphabetical-index-mark-start text:id="IMark107617256"/><text:alphabetical-index-mark-start text:id="IMark110550968"/><text:alphabetical-index-mark-start text:id="IMark103552248"/><text:alphabetical-index-mark-start text:id="IMark109978376"/><text:alphabetical-index-mark-start text:id="IMark103832136"/><text:alphabetical-index-mark-start text:id="IMark111611448"/>dat<text:alphabetical-index-mark-start text:id="IMark110211576"/><text:alphabetical-index-mark-start text:id="IMark105523256"/><text:alphabetical-index-mark-start text:id="IMark111659768"/><text:alphabetical-index-mark-start text:id="IMark111626904"/><text:alphabetical-index-mark-start text:id="IMark109127960"/><text:alphabetical-index-mark-start text:id="IMark104371016"/>a<text:alphabetical-index-mark-end text:id="IMark111611448"/><text:alphabetical-index-mark-end text:id="IMark103832136"/><text:alphabetical-index-mark-end text:id="IMark109978376"/><text:alphabetical-index-mark-end text:id="IMark103552248"/><text:alphabetical-index-mark-end text:id="IMark110550968"/><text:alphabetical-index-mark-end text:id="IMark107617256"/><text:alphabetical-index-mark-end text:id="IMark105386472"/><text:alphabetical-index-mark-end text:id="IMark107546888"/><text:alphabetical-index-mark-end text:id="IMark111644600"/>b<text:alphabetical-index-mark-end text:id="IMark104371016"/><text:alphabetical-index-mark-end text:id="IMark109127960"/><text:alphabetical-index-mark-end text:id="IMark111626904"/><text:alphabetical-index-mark-end text:id="IMark111659768"/><text:alphabetical-index-mark-end text:id="IMark105523256"/><text:alphabetical-index-mark-end text:id="IMark110211576"/>ase editor. Using <text:alphabetical-index-mark-start text:id="IMark105886632"/><text:alphabetical-index-mark-start text:id="IMark109416824"/><text:alphabetical-index-mark-start text:id="IMark103907576"/><text:alphabetical-index-mark-start text:id="IMark111613976"/><text:alphabetical-index-mark-start text:id="IMark111583640"/><text:alphabetical-index-mark-start text:id="IMark111751064"/><text:alphabetical-index-mark-start text:id="IMark111243208"/><text:alphabetical-index-mark-start text:id="IMark103209032"/><text:alphabetical-index-mark-start text:id="IMark107479416"/>SQL<text:alphabetical-index-mark-end text:id="IMark107479416"/><text:alphabetical-index-mark-end text:id="IMark103209032"/><text:alphabetical-index-mark-end text:id="IMark111243208"/><text:alphabetical-index-mark-end text:id="IMark111751064"/><text:alphabetical-index-mark-end text:id="IMark111583640"/><text:alphabetical-index-mark-end text:id="IMark111613976"/><text:alphabetical-index-mark-end text:id="IMark103907576"/><text:alphabetical-index-mark-end text:id="IMark109416824"/><text:alphabetical-index-mark-end text:id="IMark105886632"/> queries it is possible to obtain any section of the gathered <text:alphabetical-index-mark-start text:id="IMark104580616"/><text:alphabetical-index-mark-start text:id="IMark104846984"/><text:alphabetical-index-mark-start text:id="IMark105581080"/><text:alphabetical-index-mark-start text:id="IMark105763816"/><text:alphabetical-index-mark-start text:id="IMark106210344"/><text:alphabetical-index-mark-start text:id="IMark108205768"/><text:alphabetical-index-mark-start text:id="IMark103143400"/><text:alphabetical-index-mark-start text:id="IMark111662296"/><text:alphabetical-index-mark-start text:id="IMark111875512"/>data<text:alphabetical-index-mark-end text:id="IMark111875512"/><text:alphabetical-index-mark-end text:id="IMark111662296"/><text:alphabetical-index-mark-end text:id="IMark103143400"/><text:alphabetical-index-mark-end text:id="IMark108205768"/><text:alphabetical-index-mark-end text:id="IMark106210344"/><text:alphabetical-index-mark-end text:id="IMark105763816"/><text:alphabetical-index-mark-end text:id="IMark105581080"/><text:alphabetical-index-mark-end text:id="IMark104846984"/><text:alphabetical-index-mark-end text:id="IMark104580616"/>, and it can be <text:alphabetical-index-mark-start text:id="IMark111769048"/><text:alphabetical-index-mark-start text:id="IMark110424488"/><text:alphabetical-index-mark-start text:id="IMark107422552"/><text:alphabetical-index-mark-start text:id="IMark102164680"/><text:alphabetical-index-mark-start text:id="IMark109713208"/><text:alphabetical-index-mark-start text:id="IMark111715672"/>co<text:alphabetical-index-mark-end text:id="IMark111715672"/><text:alphabetical-index-mark-end text:id="IMark109713208"/><text:alphabetical-index-mark-end text:id="IMark102164680"/><text:alphabetical-index-mark-end text:id="IMark107422552"/><text:alphabetical-index-mark-end text:id="IMark110424488"/><text:alphabetical-index-mark-end text:id="IMark111769048"/>nverted to any <text:alphabetical-index-mark-start text:id="IMark104292904"/><text:alphabetical-index-mark-start text:id="IMark104629560"/><text:alphabetical-index-mark-start text:id="IMark102081224"/><text:alphabetical-index-mark-start text:id="IMark110936984"/><text:alphabetical-index-mark-start text:id="IMark105861560"/><text:alphabetical-index-mark-start text:id="IMark110547272"/><text:alphabetical-index-mark-start text:id="IMark111332120"/><text:alphabetical-index-mark-start text:id="IMark111654712"/><text:alphabetical-index-mark-start text:id="IMark81753400"/>data<text:alphabetical-index-mark-end text:id="IMark81753400"/><text:alphabetical-index-mark-end text:id="IMark111654712"/><text:alphabetical-index-mark-end text:id="IMark111332120"/><text:alphabetical-index-mark-end text:id="IMark110547272"/><text:alphabetical-index-mark-end text:id="IMark105861560"/><text:alphabetical-index-mark-end text:id="IMark110936984"/><text:alphabetical-index-mark-end text:id="IMark102081224"/><text:alphabetical-index-mark-end text:id="IMark104629560"/><text:alphabetical-index-mark-end text:id="IMark104292904"/> <text:alphabetical-index-mark-start text:id="IMark110186488"/><text:alphabetical-index-mark-start text:id="IMark81769448"/><text:alphabetical-index-mark-start text:id="IMark102136760"/><text:alphabetical-index-mark-start text:id="IMark102135256"/><text:alphabetical-index-mark-start text:id="IMark102133752"/><text:alphabetical-index-mark-start text:id="IMark104101224"/><text:alphabetical-index-mark-start text:id="IMark104099720"/><text:alphabetical-index-mark-start text:id="IMark107505576"/>format<text:alphabetical-index-mark-end text:id="IMark107505576"/><text:alphabetical-index-mark-end text:id="IMark104099720"/><text:alphabetical-index-mark-end text:id="IMark104101224"/><text:alphabetical-index-mark-end text:id="IMark102133752"/><text:alphabetical-index-mark-end text:id="IMark102135256"/><text:alphabetical-index-mark-end text:id="IMark102136760"/><text:alphabetical-index-mark-end text:id="IMark81769448"/><text:alphabetical-index-mark-end text:id="IMark110186488"/> used by <text:alphabetical-index-mark-start text:id="IMark107504072"/><text:alphabetical-index-mark-start text:id="IMark107502568"/><text:alphabetical-index-mark-start text:id="IMark102149832"/><text:alphabetical-index-mark-start text:id="IMark102143528"/><text:alphabetical-index-mark-start text:id="IMark102142024"/>libraries<text:alphabetical-index-mark-end text:id="IMark102142024"/><text:alphabetical-index-mark-end text:id="IMark102143528"/><text:alphabetical-index-mark-end text:id="IMark102149832"/><text:alphabetical-index-mark-end text:id="IMark107502568"/><text:alphabetical-index-mark-end text:id="IMark107504072"/> written in R, <text:alphabetical-index-mark-start text:id="IMark102140520"/><text:alphabetical-index-mark-start text:id="IMark102139016"/><text:alphabetical-index-mark-start text:id="IMark107506328"/><text:alphabetical-index-mark-start text:id="IMark104092568"/><text:alphabetical-index-mark-start text:id="IMark104288216"/><text:alphabetical-index-mark-start text:id="IMark106493144"/>Python<text:alphabetical-index-mark-end text:id="IMark106493144"/><text:alphabetical-index-mark-end text:id="IMark104288216"/><text:alphabetical-index-mark-end text:id="IMark104092568"/><text:alphabetical-index-mark-end text:id="IMark107506328"/><text:alphabetical-index-mark-end text:id="IMark102139016"/><text:alphabetical-index-mark-end text:id="IMark102140520"/>, <text:alphabetical-index-mark-start text:id="IMark103637624"/><text:alphabetical-index-mark-start text:id="IMark103638952"/><text:alphabetical-index-mark-start text:id="IMark103640280"/><text:alphabetical-index-mark-start text:id="IMark103641608"/><text:alphabetical-index-mark-start text:id="IMark103069944"/><text:alphabetical-index-mark-start text:id="IMark103071272"/>C++<text:alphabetical-index-mark-end text:id="IMark103071272"/><text:alphabetical-index-mark-end text:id="IMark103069944"/><text:alphabetical-index-mark-end text:id="IMark103641608"/><text:alphabetical-index-mark-end text:id="IMark103640280"/><text:alphabetical-index-mark-end text:id="IMark103638952"/><text:alphabetical-index-mark-end text:id="IMark103637624"/> etc.</text:p>
      <text:p text:style-name="P11"/>
      <text:p text:style-name="P69">If you plan to operate on this <text:alphabetical-index-mark-start text:id="IMark111586168"/><text:alphabetical-index-mark-start text:id="IMark111751976"/><text:alphabetical-index-mark-start text:id="IMark105126776"/><text:alphabetical-index-mark-start text:id="IMark111664824"/><text:alphabetical-index-mark-start text:id="IMark109644264"/><text:alphabetical-index-mark-start text:id="IMark104185592"/><text:alphabetical-index-mark-start text:id="IMark111679992"/><text:alphabetical-index-mark-start text:id="IMark104092568"/>data<text:alphabetical-index-mark-end text:id="IMark104092568"/><text:alphabetical-index-mark-end text:id="IMark111679992"/><text:alphabetical-index-mark-end text:id="IMark104185592"/><text:alphabetical-index-mark-end text:id="IMark109644264"/>set<text:alphabetical-index-mark-end text:id="IMark111664824"/><text:alphabetical-index-mark-end text:id="IMark105126776"/><text:alphabetical-index-mark-end text:id="IMark111751976"/><text:alphabetical-index-mark-end text:id="IMark111586168"/> f<text:alphabetical-index-mark-start text:id="IMark104292904"/><text:alphabetical-index-mark-start text:id="IMark104629560"/><text:alphabetical-index-mark-start text:id="IMark102081224"/><text:alphabetical-index-mark-start text:id="IMark110936984"/>ro<text:alphabetical-index-mark-end text:id="IMark110936984"/><text:alphabetical-index-mark-end text:id="IMark102081224"/><text:alphabetical-index-mark-end text:id="IMark104629560"/><text:alphabetical-index-mark-end text:id="IMark104292904"/>m an envi<text:alphabetical-index-mark-start text:id="IMark105861560"/><text:alphabetical-index-mark-start text:id="IMark110547272"/><text:alphabetical-index-mark-start text:id="IMark111332120"/><text:alphabetical-index-mark-start text:id="IMark111654712"/>ro<text:alphabetical-index-mark-end text:id="IMark111654712"/><text:alphabetical-index-mark-end text:id="IMark111332120"/><text:alphabetical-index-mark-end text:id="IMark110547272"/><text:alphabetical-index-mark-end text:id="IMark105861560"/>nment written in a specific <text:alphabetical-index-mark-start text:id="IMark111769048"/><text:alphabetical-index-mark-start text:id="IMark110424488"/><text:alphabetical-index-mark-start text:id="IMark107422552"/><text:alphabetical-index-mark-start text:id="IMark102164680"/>language<text:alphabetical-index-mark-end text:id="IMark102164680"/><text:alphabetical-index-mark-end text:id="IMark107422552"/><text:alphabetical-index-mark-end text:id="IMark110424488"/><text:alphabetical-index-mark-end text:id="IMark111769048"/>, you will likely have to install some <text:alphabetical-index-mark-start text:id="IMark109713208"/><text:alphabetical-index-mark-start text:id="IMark111715672"/><text:alphabetical-index-mark-start text:id="IMark104580616"/><text:alphabetical-index-mark-start text:id="IMark104846984"/>libraries<text:alphabetical-index-mark-end text:id="IMark104846984"/><text:alphabetical-index-mark-end text:id="IMark104580616"/><text:alphabetical-index-mark-end text:id="IMark111715672"/><text:alphabetical-index-mark-end text:id="IMark109713208"/>. However, don’t worry since <text:alphabetical-index-mark-start text:id="IMark105581080"/><text:alphabetical-index-mark-start text:id="IMark105763816"/><text:alphabetical-index-mark-start text:id="IMark106210344"/><text:alphabetical-index-mark-start text:id="IMark108205768"/><text:alphabetical-index-mark-start text:id="IMark103143400"/><text:alphabetical-index-mark-start text:id="IMark111662296"/><text:alphabetical-index-mark-start text:id="IMark111875512"/><text:alphabetical-index-mark-start text:id="IMark105886632"/><text:alphabetical-index-mark-start text:id="IMark109416824"/><text:alphabetical-index-mark-start text:id="IMark103907576"/><text:alphabetical-index-mark-start text:id="IMark111613976"/><text:alphabetical-index-mark-start text:id="IMark111583640"/>Sql<text:alphabetical-index-mark-end text:id="IMark111583640"/><text:alphabetical-index-mark-end text:id="IMark111613976"/><text:alphabetical-index-mark-end text:id="IMark103907576"/><text:alphabetical-index-mark-end text:id="IMark109416824"/>ite<text:alphabetical-index-mark-end text:id="IMark105886632"/><text:alphabetical-index-mark-end text:id="IMark111875512"/><text:alphabetical-index-mark-end text:id="IMark111662296"/><text:alphabetical-index-mark-end text:id="IMark103143400"/>3<text:alphabetical-index-mark-end text:id="IMark108205768"/><text:alphabetical-index-mark-end text:id="IMark106210344"/><text:alphabetical-index-mark-end text:id="IMark105763816"/><text:alphabetical-index-mark-end text:id="IMark105581080"/> is w<text:alphabetical-index-mark-start text:id="IMark111751064"/><text:alphabetical-index-mark-start text:id="IMark111243208"/><text:alphabetical-index-mark-start text:id="IMark103209032"/><text:alphabetical-index-mark-start text:id="IMark107479416"/>id<text:alphabetical-index-mark-end text:id="IMark107479416"/><text:alphabetical-index-mark-end text:id="IMark103209032"/><text:alphabetical-index-mark-end text:id="IMark111243208"/><text:alphabetical-index-mark-end text:id="IMark111751064"/>ely used and there are <text:s/>many such <text:alphabetical-index-mark-start text:id="IMark110211576"/><text:alphabetical-index-mark-start text:id="IMark105523256"/><text:alphabetical-index-mark-start text:id="IMark111659768"/><text:alphabetical-index-mark-start text:id="IMark111626904"/>libraries<text:alphabetical-index-mark-end text:id="IMark111626904"/><text:alphabetical-index-mark-end text:id="IMark111659768"/><text:alphabetical-index-mark-end text:id="IMark105523256"/><text:alphabetical-index-mark-end text:id="IMark110211576"/> avail<text:alphabetical-index-mark-start text:id="IMark109127960"/><text:alphabetical-index-mark-start text:id="IMark104371016"/><text:alphabetical-index-mark-start text:id="IMark111644600"/><text:alphabetical-index-mark-start text:id="IMark107546888"/>ab<text:alphabetical-index-mark-end text:id="IMark107546888"/><text:alphabetical-index-mark-end text:id="IMark111644600"/><text:alphabetical-index-mark-end text:id="IMark104371016"/><text:alphabetical-index-mark-end text:id="IMark109127960"/>le.</text:p>
      <text:p text:style-name="P69"/>
      <text:p text:style-name="P69">You might ask yourself why is this <text:alphabetical-index-mark-start text:id="IMark103552248"/><text:alphabetical-index-mark-start text:id="IMark109978376"/><text:alphabetical-index-mark-start text:id="IMark103832136"/><text:alphabetical-index-mark-start text:id="IMark111611448"/><text:alphabetical-index-mark-start text:id="IMark107814824"/><text:alphabetical-index-mark-start text:id="IMark111667352"/><text:alphabetical-index-mark-start text:id="IMark111913928"/><text:alphabetical-index-mark-start text:id="IMark107651096"/>data<text:alphabetical-index-mark-end text:id="IMark107651096"/><text:alphabetical-index-mark-end text:id="IMark111913928"/><text:alphabetical-index-mark-end text:id="IMark111667352"/><text:alphabetical-index-mark-end text:id="IMark107814824"/>set<text:alphabetical-index-mark-end text:id="IMark111611448"/><text:alphabetical-index-mark-end text:id="IMark103832136"/><text:alphabetical-index-mark-end text:id="IMark109978376"/><text:alphabetical-index-mark-end text:id="IMark103552248"/> presented in an <text:alphabetical-index-mark-start text:id="IMark111657240"/><text:alphabetical-index-mark-start text:id="IMark111598808"/><text:alphabetical-index-mark-start text:id="IMark109112520"/><text:alphabetical-index-mark-start text:id="IMark111812024"/><text:alphabetical-index-mark-start text:id="IMark111113576"/><text:alphabetical-index-mark-start text:id="IMark111674936"/><text:alphabetical-index-mark-start text:id="IMark106114856"/><text:alphabetical-index-mark-start text:id="IMark103826040"/><text:alphabetical-index-mark-start text:id="IMark106277512"/><text:alphabetical-index-mark-start text:id="IMark110778392"/><text:alphabetical-index-mark-start text:id="IMark107580568"/><text:alphabetical-index-mark-start text:id="IMark111766520"/>Sql<text:alphabetical-index-mark-end text:id="IMark111766520"/><text:alphabetical-index-mark-end text:id="IMark107580568"/><text:alphabetical-index-mark-end text:id="IMark110778392"/><text:alphabetical-index-mark-end text:id="IMark106277512"/>ite<text:alphabetical-index-mark-end text:id="IMark103826040"/><text:alphabetical-index-mark-end text:id="IMark106114856"/><text:alphabetical-index-mark-end text:id="IMark111674936"/><text:alphabetical-index-mark-end text:id="IMark111113576"/>3<text:alphabetical-index-mark-end text:id="IMark111812024"/><text:alphabetical-index-mark-end text:id="IMark109112520"/><text:alphabetical-index-mark-end text:id="IMark111598808"/><text:alphabetical-index-mark-end text:id="IMark111657240"/> <text:alphabetical-index-mark-start text:id="IMark108913912"/><text:alphabetical-index-mark-start text:id="IMark106348600"/><text:alphabetical-index-mark-start text:id="IMark111710616"/><text:alphabetical-index-mark-start text:id="IMark111748536"/>format<text:alphabetical-index-mark-end text:id="IMark111748536"/><text:alphabetical-index-mark-end text:id="IMark111710616"/><text:alphabetical-index-mark-end text:id="IMark106348600"/><text:alphabetical-index-mark-end text:id="IMark108913912"/>. The main reason is simple: it is far easier to operate on a <text:alphabetical-index-mark-start text:id="IMark106876168"/><text:alphabetical-index-mark-start text:id="IMark110660776"/><text:alphabetical-index-mark-start text:id="IMark111637016"/><text:alphabetical-index-mark-start text:id="IMark102157448"/>SQL<text:alphabetical-index-mark-end text:id="IMark102157448"/><text:alphabetical-index-mark-end text:id="IMark111637016"/><text:alphabetical-index-mark-end text:id="IMark110660776"/><text:alphabetical-index-mark-end text:id="IMark106876168"/> – <text:alphabetical-index-mark-start text:id="IMark111865400"/><text:alphabetical-index-mark-start text:id="IMark108892760"/><text:alphabetical-index-mark-start text:id="IMark110183432"/><text:alphabetical-index-mark-start text:id="IMark102150216"/>co<text:alphabetical-index-mark-end text:id="IMark102150216"/><text:alphabetical-index-mark-end text:id="IMark110183432"/><text:alphabetical-index-mark-end text:id="IMark108892760"/><text:alphabetical-index-mark-end text:id="IMark111865400"/>mpatible <text:alphabetical-index-mark-start text:id="IMark111746008"/><text:alphabetical-index-mark-start text:id="IMark111860344"/><text:alphabetical-index-mark-start text:id="IMark111649656"/><text:alphabetical-index-mark-start text:id="IMark103126600"/><text:alphabetical-index-mark-start text:id="IMark108866936"/><text:alphabetical-index-mark-start text:id="IMark107736376"/><text:alphabetical-index-mark-start text:id="IMark105841608"/><text:alphabetical-index-mark-start text:id="IMark110633944"/>data<text:alphabetical-index-mark-end text:id="IMark110633944"/><text:alphabetical-index-mark-end text:id="IMark105841608"/><text:alphabetical-index-mark-end text:id="IMark107736376"/><text:alphabetical-index-mark-end text:id="IMark108866936"/>set<text:alphabetical-index-mark-end text:id="IMark103126600"/><text:alphabetical-index-mark-end text:id="IMark111649656"/><text:alphabetical-index-mark-end text:id="IMark111860344"/><text:alphabetical-index-mark-end text:id="IMark111746008"/> than in any other case. <text:alphabetical-index-mark-start text:id="IMark111588696"/><text:alphabetical-index-mark-start text:id="IMark63074888"/><text:alphabetical-index-mark-start text:id="IMark110540728"/><text:alphabetical-index-mark-start text:id="IMark111842648"/>SQL<text:alphabetical-index-mark-end text:id="IMark111842648"/><text:alphabetical-index-mark-end text:id="IMark110540728"/><text:alphabetical-index-mark-end text:id="IMark63074888"/><text:alphabetical-index-mark-end text:id="IMark111588696"/> systems have limitations, but for the most part or at least, on <text:alphabetical-index-mark-start text:id="IMark109224872"/><text:alphabetical-index-mark-start text:id="IMark111817080"/><text:alphabetical-index-mark-start text:id="IMark111818280"/><text:alphabetical-index-mark-start text:id="IMark107184136"/>average<text:alphabetical-index-mark-end text:id="IMark107184136"/><text:alphabetical-index-mark-end text:id="IMark111818280"/><text:alphabetical-index-mark-end text:id="IMark111817080"/><text:alphabetical-index-mark-end text:id="IMark109224872"/>, relational <text:alphabetical-index-mark-start text:id="IMark106046424"/><text:alphabetical-index-mark-start text:id="IMark105030744"/><text:alphabetical-index-mark-start text:id="IMark104980664"/><text:alphabetical-index-mark-start text:id="IMark110765656"/>dat<text:alphabetical-index-mark-start text:id="IMark102017832"/><text:alphabetical-index-mark-start text:id="IMark110084632"/><text:alphabetical-index-mark-start text:id="IMark111740952"/><text:alphabetical-index-mark-start text:id="IMark111050024"/>a<text:alphabetical-index-mark-end text:id="IMark110765656"/><text:alphabetical-index-mark-end text:id="IMark104980664"/><text:alphabetical-index-mark-end text:id="IMark105030744"/><text:alphabetical-index-mark-end text:id="IMark106046424"/>b<text:alphabetical-index-mark-end text:id="IMark111050024"/><text:alphabetical-index-mark-end text:id="IMark111740952"/><text:alphabetical-index-mark-end text:id="IMark110084632"/><text:alphabetical-index-mark-end text:id="IMark102017832"/>ases are better than any other <text:alphabetical-index-mark-start text:id="IMark105401272"/><text:alphabetical-index-mark-start text:id="IMark102526152"/><text:alphabetical-index-mark-start text:id="IMark110053736"/><text:alphabetical-index-mark-start text:id="IMark109372824"/>format<text:alphabetical-index-mark-end text:id="IMark109372824"/><text:alphabetical-index-mark-end text:id="IMark110053736"/><text:alphabetical-index-mark-end text:id="IMark102526152"/><text:alphabetical-index-mark-end text:id="IMark105401272"/>.</text:p>
      <text:p text:style-name="P11"/>
      <text:p text:style-name="P11">It is re<text:alphabetical-index-mark-start text:id="IMark103587448"/><text:alphabetical-index-mark-start text:id="IMark111277592"/><text:alphabetical-index-mark-start text:id="IMark102484552"/><text:alphabetical-index-mark-start text:id="IMark111578584"/><text:alphabetical-index-mark-start text:id="IMark88541048"/><text:alphabetical-index-mark-start text:id="IMark111720728"/>co<text:alphabetical-index-mark-end text:id="IMark111720728"/><text:alphabetical-index-mark-end text:id="IMark88541048"/><text:alphabetical-index-mark-end text:id="IMark111578584"/><text:alphabetical-index-mark-end text:id="IMark102484552"/><text:alphabetical-index-mark-end text:id="IMark111277592"/><text:alphabetical-index-mark-end text:id="IMark103587448"/>mmend<text:alphabetical-index-mark-start text:id="IMark111886280"/><text:alphabetical-index-mark-start text:id="IMark111697976"/><text:alphabetical-index-mark-start text:id="IMark111862152"/><text:alphabetical-index-mark-start text:id="IMark102965464"/><text:alphabetical-index-mark-start text:id="IMark110714776"/><text:alphabetical-index-mark-start text:id="IMark111561688"/>ab<text:alphabetical-index-mark-end text:id="IMark111561688"/><text:alphabetical-index-mark-end text:id="IMark110714776"/><text:alphabetical-index-mark-end text:id="IMark102965464"/><text:alphabetical-index-mark-end text:id="IMark111862152"/><text:alphabetical-index-mark-end text:id="IMark111697976"/><text:alphabetical-index-mark-end text:id="IMark111886280"/>le for users to review the <text:alphabetical-index-mark-start text:id="IMark105476392"/><text:alphabetical-index-mark-start text:id="IMark110992888"/><text:alphabetical-index-mark-start text:id="IMark111581112"/><text:alphabetical-index-mark-start text:id="IMark104371016"/><text:alphabetical-index-mark-start text:id="IMark109127960"/>structure<text:alphabetical-index-mark-end text:id="IMark109127960"/><text:alphabetical-index-mark-end text:id="IMark104371016"/><text:alphabetical-index-mark-end text:id="IMark111581112"/><text:alphabetical-index-mark-end text:id="IMark110992888"/><text:alphabetical-index-mark-end text:id="IMark105476392"/> of the <text:alphabetical-index-mark-start text:id="IMark111644600"/><text:alphabetical-index-mark-start text:id="IMark107546888"/><text:alphabetical-index-mark-start text:id="IMark110211576"/><text:alphabetical-index-mark-start text:id="IMark105523256"/><text:alphabetical-index-mark-start text:id="IMark111659768"/><text:alphabetical-index-mark-start text:id="IMark111626904"/><text:alphabetical-index-mark-start text:id="IMark111751064"/><text:alphabetical-index-mark-start text:id="IMark111243208"/><text:alphabetical-index-mark-start text:id="IMark103209032"/>data<text:alphabetical-index-mark-end text:id="IMark103209032"/><text:alphabetical-index-mark-end text:id="IMark111243208"/><text:alphabetical-index-mark-end text:id="IMark111751064"/><text:alphabetical-index-mark-end text:id="IMark111626904"/><text:alphabetical-index-mark-end text:id="IMark111659768"/><text:alphabetical-index-mark-end text:id="IMark105523256"/><text:alphabetical-index-mark-end text:id="IMark110211576"/><text:alphabetical-index-mark-end text:id="IMark107546888"/><text:alphabetical-index-mark-end text:id="IMark111644600"/> t<text:alphabetical-index-mark-start text:id="IMark107479416"/><text:alphabetical-index-mark-start text:id="IMark105581080"/><text:alphabetical-index-mark-start text:id="IMark105763816"/><text:alphabetical-index-mark-start text:id="IMark106210344"/><text:alphabetical-index-mark-start text:id="IMark108205768"/><text:alphabetical-index-mark-start text:id="IMark103143400"/>ab<text:alphabetical-index-mark-end text:id="IMark103143400"/><text:alphabetical-index-mark-end text:id="IMark108205768"/><text:alphabetical-index-mark-end text:id="IMark106210344"/><text:alphabetical-index-mark-end text:id="IMark105763816"/><text:alphabetical-index-mark-end text:id="IMark105581080"/><text:alphabetical-index-mark-end text:id="IMark107479416"/>les as well as the <text:alphabetical-index-mark-start text:id="IMark111662296"/><text:alphabetical-index-mark-start text:id="IMark111875512"/><text:alphabetical-index-mark-start text:id="IMark105886632"/><text:alphabetical-index-mark-start text:id="IMark109416824"/><text:alphabetical-index-mark-start text:id="IMark103907576"/><text:alphabetical-index-mark-start text:id="IMark111613976"/><text:alphabetical-index-mark-start text:id="IMark111583640"/><text:alphabetical-index-mark-start text:id="IMark109713208"/><text:alphabetical-index-mark-start text:id="IMark111715672"/>data<text:alphabetical-index-mark-end text:id="IMark111715672"/><text:alphabetical-index-mark-end text:id="IMark109713208"/><text:alphabetical-index-mark-end text:id="IMark111583640"/><text:alphabetical-index-mark-end text:id="IMark111613976"/><text:alphabetical-index-mark-end text:id="IMark103907576"/><text:alphabetical-index-mark-end text:id="IMark109416824"/><text:alphabetical-index-mark-end text:id="IMark105886632"/><text:alphabetical-index-mark-end text:id="IMark111875512"/><text:alphabetical-index-mark-end text:id="IMark111662296"/> itself in order to understand the whole package and what can be done with it. In general, t<text:alphabetical-index-mark-start text:id="IMark104580616"/><text:alphabetical-index-mark-start text:id="IMark104846984"/><text:alphabetical-index-mark-start text:id="IMark111769048"/><text:alphabetical-index-mark-start text:id="IMark110424488"/><text:alphabetical-index-mark-start text:id="IMark107422552"/><text:alphabetical-index-mark-start text:id="IMark102164680"/>ab<text:alphabetical-index-mark-end text:id="IMark102164680"/><text:alphabetical-index-mark-end text:id="IMark107422552"/><text:alphabetical-index-mark-end text:id="IMark110424488"/><text:alphabetical-index-mark-end text:id="IMark111769048"/><text:alphabetical-index-mark-end text:id="IMark104846984"/><text:alphabetical-index-mark-end text:id="IMark104580616"/>les <text:alphabetical-index-mark-start text:id="IMark105861560"/><text:alphabetical-index-mark-start text:id="IMark110547272"/><text:alphabetical-index-mark-start text:id="IMark111332120"/><text:alphabetical-index-mark-start text:id="IMark111654712"/><text:alphabetical-index-mark-start text:id="IMark104292904"/><text:alphabetical-index-mark-start text:id="IMark104629560"/>co<text:alphabetical-index-mark-end text:id="IMark104629560"/><text:alphabetical-index-mark-end text:id="IMark104292904"/><text:alphabetical-index-mark-end text:id="IMark111654712"/><text:alphabetical-index-mark-end text:id="IMark111332120"/><text:alphabetical-index-mark-end text:id="IMark110547272"/><text:alphabetical-index-mark-end text:id="IMark105861560"/>ntain <text:alphabetical-index-mark-start text:id="IMark102081224"/><text:alphabetical-index-mark-start text:id="IMark110936984"/><text:alphabetical-index-mark-start text:id="IMark111586168"/><text:alphabetical-index-mark-start text:id="IMark111751976"/><text:alphabetical-index-mark-start text:id="IMark105126776"/><text:alphabetical-index-mark-start text:id="IMark111664824"/><text:alphabetical-index-mark-start text:id="IMark109644264"/><text:alphabetical-index-mark-start text:id="IMark104185592"/><text:alphabetical-index-mark-start text:id="IMark111679992"/>data<text:alphabetical-index-mark-end text:id="IMark111679992"/><text:alphabetical-index-mark-end text:id="IMark104185592"/><text:alphabetical-index-mark-end text:id="IMark109644264"/><text:alphabetical-index-mark-end text:id="IMark111664824"/><text:alphabetical-index-mark-end text:id="IMark105126776"/><text:alphabetical-index-mark-end text:id="IMark111751976"/><text:alphabetical-index-mark-end text:id="IMark111586168"/><text:alphabetical-index-mark-end text:id="IMark110936984"/><text:alphabetical-index-mark-end text:id="IMark102081224"/> either as <text:alphabetical-index-mark-start text:id="IMark104092568"/><text:alphabetical-index-mark-start text:id="IMark105386472"/><text:alphabetical-index-mark-start text:id="IMark110550968"/><text:alphabetical-index-mark-start text:id="IMark107617256"/><text:alphabetical-index-mark-start text:id="IMark102526152"/><text:alphabetical-index-mark-start text:id="IMark105401272"/><text:alphabetical-index-mark-start text:id="IMark110053736"/><text:alphabetical-index-mark-start text:id="IMark109372824"/><text:alphabetical-index-mark-start text:id="IMark102017832"/>string<text:alphabetical-index-mark-end text:id="IMark102017832"/><text:alphabetical-index-mark-end text:id="IMark109372824"/><text:alphabetical-index-mark-end text:id="IMark110053736"/><text:alphabetical-index-mark-end text:id="IMark105401272"/><text:alphabetical-index-mark-end text:id="IMark102526152"/><text:alphabetical-index-mark-end text:id="IMark107617256"/><text:alphabetical-index-mark-end text:id="IMark110550968"/><text:alphabetical-index-mark-end text:id="IMark105386472"/><text:alphabetical-index-mark-end text:id="IMark104092568"/>s, integers or <text:alphabetical-index-mark-start text:id="IMark110084632"/><text:alphabetical-index-mark-start text:id="IMark111740952"/><text:alphabetical-index-mark-start text:id="IMark111050024"/><text:alphabetical-index-mark-start text:id="IMark106046424"/><text:alphabetical-index-mark-start text:id="IMark105030744"/><text:alphabetical-index-mark-start text:id="IMark104980664"/><text:alphabetical-index-mark-start text:id="IMark110765656"/><text:alphabetical-index-mark-start text:id="IMark109224872"/>real<text:alphabetical-index-mark-end text:id="IMark109224872"/><text:alphabetical-index-mark-end text:id="IMark110765656"/><text:alphabetical-index-mark-end text:id="IMark104980664"/><text:alphabetical-index-mark-end text:id="IMark105030744"/><text:alphabetical-index-mark-end text:id="IMark106046424"/><text:alphabetical-index-mark-end text:id="IMark111050024"/><text:alphabetical-index-mark-end text:id="IMark111740952"/><text:alphabetical-index-mark-end text:id="IMark110084632"/> <text:alphabetical-index-mark-start text:id="IMark111817080"/><text:alphabetical-index-mark-start text:id="IMark111818280"/><text:alphabetical-index-mark-start text:id="IMark107184136"/><text:alphabetical-index-mark-start text:id="IMark111588696"/><text:alphabetical-index-mark-start text:id="IMark63074888"/><text:alphabetical-index-mark-start text:id="IMark110540728"/><text:alphabetical-index-mark-start text:id="IMark111842648"/><text:alphabetical-index-mark-start text:id="IMark111746008"/><text:alphabetical-index-mark-start text:id="IMark111860344"/>number<text:alphabetical-index-mark-end text:id="IMark111860344"/><text:alphabetical-index-mark-end text:id="IMark111746008"/><text:alphabetical-index-mark-end text:id="IMark111842648"/><text:alphabetical-index-mark-end text:id="IMark110540728"/><text:alphabetical-index-mark-end text:id="IMark63074888"/><text:alphabetical-index-mark-end text:id="IMark111588696"/><text:alphabetical-index-mark-end text:id="IMark107184136"/><text:alphabetical-index-mark-end text:id="IMark111818280"/><text:alphabetical-index-mark-end text:id="IMark111817080"/>s.</text:p>
      <text:p text:style-name="P11"/>
      <text:p text:style-name="P11"/>
      <text:h text:style-name="Heading_20_2" text:outline-level="2"><text:bookmark-start text:name="__RefHeading___Toc9416_1019239332"/>5.1. Installation<text:bookmark-end text:name="__RefHeading___Toc9416_1019239332"/></text:h>
      <text:p text:style-name="P54"/>
      <text:p text:style-name="P54">See the file <text:span text:style-name="T39">README.md</text:span> included in this package.</text:p>
      <text:p text:style-name="P54"/>
      <text:p text:style-name="P54"/>
      <text:h text:style-name="Heading_20_3" text:outline-level="3"><text:bookmark-start text:name="__RefHeading___Toc9418_1019239332"/>5.2. Sof<text:span text:style-name="T107">t</text:span>ware<text:bookmark-end text:name="__RefHeading___Toc9418_1019239332"/></text:h>
      <text:p text:style-name="P54"/>
      <text:p text:style-name="P54">This <text:alphabetical-index-mark-start text:id="IMark106114856"/><text:alphabetical-index-mark-start text:id="IMark103826040"/><text:alphabetical-index-mark-start text:id="IMark106277512"/><text:alphabetical-index-mark-start text:id="IMark110778392"/><text:alphabetical-index-mark-start text:id="IMark107580568"/><text:alphabetical-index-mark-start text:id="IMark111766520"/><text:alphabetical-index-mark-start text:id="IMark103552248"/><text:alphabetical-index-mark-start text:id="IMark109978376"/>data<text:alphabetical-index-mark-end text:id="IMark109978376"/><text:alphabetical-index-mark-end text:id="IMark103552248"/><text:alphabetical-index-mark-end text:id="IMark111766520"/><text:alphabetical-index-mark-end text:id="IMark107580568"/>set<text:alphabetical-index-mark-end text:id="IMark110778392"/><text:alphabetical-index-mark-end text:id="IMark106277512"/><text:alphabetical-index-mark-end text:id="IMark103826040"/><text:alphabetical-index-mark-end text:id="IMark106114856"/> <text:alphabetical-index-mark-start text:id="IMark103832136"/><text:alphabetical-index-mark-start text:id="IMark111611448"/><text:alphabetical-index-mark-start text:id="IMark107814824"/><text:alphabetical-index-mark-start text:id="IMark111667352"/>co<text:alphabetical-index-mark-end text:id="IMark111667352"/><text:alphabetical-index-mark-end text:id="IMark107814824"/><text:alphabetical-index-mark-end text:id="IMark111611448"/><text:alphabetical-index-mark-end text:id="IMark103832136"/>mes with and also requires some software in order to be useful. Regarding <text:span text:style-name="T103">the </text:span><text:alphabetical-index-mark-start text:id="IMark111913928"/><text:alphabetical-index-mark-start text:id="IMark107651096"/><text:alphabetical-index-mark-start text:id="IMark111682520"/><text:span text:style-name="T103">libraries</text:span><text:alphabetical-index-mark-end text:id="IMark111682520"/><text:alphabetical-index-mark-end text:id="IMark107651096"/><text:alphabetical-index-mark-end text:id="IMark111913928"/><text:span text:style-name="T103"> and software required to use this </text:span><text:alphabetical-index-mark-start text:id="IMark105792488"/><text:alphabetical-index-mark-start text:id="IMark110040632"/><text:alphabetical-index-mark-start text:id="IMark111818280"/><text:alphabetical-index-mark-start text:id="IMark111817080"/><text:alphabetical-index-mark-start text:id="IMark107184136"/><text:alphabetical-index-mark-start text:id="IMark111588696"/><text:span text:style-name="T103">data</text:span><text:alphabetical-index-mark-end text:id="IMark111588696"/><text:alphabetical-index-mark-end text:id="IMark107184136"/><text:alphabetical-index-mark-end text:id="IMark111817080"/><text:span text:style-name="T103">set</text:span><text:alphabetical-index-mark-end text:id="IMark111818280"/><text:alphabetical-index-mark-end text:id="IMark110040632"/><text:alphabetical-index-mark-end text:id="IMark105792488"/>, see <text:span text:style-name="T39">README.md</text:span>.</text:p>
      <text:p text:style-name="P54"/>
      <text:p text:style-name="P54"><text:span text:style-name="T14">5.2.1.</text:span> <text:span text:style-name="T39">jcp_inm.scm</text:span></text:p>
      <text:p text:style-name="P54"/>
      <text:p text:style-name="P55"><text:soft-page-break/>This is a p<text:alphabetical-index-mark-start text:id="IMark109224872"/><text:alphabetical-index-mark-start text:id="IMark104092568"/><text:alphabetical-index-mark-start text:id="IMark105386472"/><text:alphabetical-index-mark-start text:id="IMark110550968"/>ro<text:alphabetical-index-mark-end text:id="IMark110550968"/><text:alphabetical-index-mark-end text:id="IMark105386472"/><text:alphabetical-index-mark-end text:id="IMark104092568"/><text:alphabetical-index-mark-end text:id="IMark109224872"/>gram written in GNU <text:alphabetical-index-mark-start text:id="IMark107617256"/><text:alphabetical-index-mark-start text:id="IMark102526152"/>Gui<text:alphabetical-index-mark-end text:id="IMark102526152"/><text:alphabetical-index-mark-end text:id="IMark107617256"/>le, which is the GNU flavor of the Scheme <text:alphabetical-index-mark-start text:id="IMark105401272"/><text:alphabetical-index-mark-start text:id="IMark110053736"/><text:alphabetical-index-mark-start text:id="IMark109372824"/><text:alphabetical-index-mark-start text:id="IMark102017832"/>language<text:alphabetical-index-mark-end text:id="IMark102017832"/><text:alphabetical-index-mark-end text:id="IMark109372824"/><text:alphabetical-index-mark-end text:id="IMark110053736"/><text:alphabetical-index-mark-end text:id="IMark105401272"/>. In order to use <text:span text:style-name="T96">it you need to have the required version of GNU </text:span><text:alphabetical-index-mark-start text:id="IMark102081224"/><text:alphabetical-index-mark-start text:id="IMark110936984"/><text:span text:style-name="T96">Gui</text:span><text:alphabetical-index-mark-end text:id="IMark110936984"/><text:alphabetical-index-mark-end text:id="IMark102081224"/><text:span text:style-name="T96">le installed on your system</text:span><text:span text:style-name="T5">[6.3.]</text:span><text:span text:style-name="T96">. </text:span></text:p>
      <text:p text:style-name="P55"/>
      <text:p text:style-name="P55"><text:span text:style-name="T96">Also you will need a p</text:span><text:alphabetical-index-mark-start text:id="IMark111679992"/><text:alphabetical-index-mark-start text:id="IMark105861560"/><text:alphabetical-index-mark-start text:id="IMark110547272"/><text:alphabetical-index-mark-start text:id="IMark111332120"/><text:span text:style-name="T96">ro</text:span><text:alphabetical-index-mark-end text:id="IMark111332120"/><text:alphabetical-index-mark-end text:id="IMark110547272"/><text:alphabetical-index-mark-end text:id="IMark105861560"/><text:alphabetical-index-mark-end text:id="IMark111679992"/><text:span text:style-name="T96">gram called </text:span><text:alphabetical-index-mark-start text:id="IMark111654712"/><text:alphabetical-index-mark-start text:id="IMark104292904"/><text:alphabetical-index-mark-start text:id="IMark104629560"/><text:alphabetical-index-mark-start text:id="IMark104580616"/><text:alphabetical-index-mark-start text:id="IMark104846984"/><text:alphabetical-index-mark-start text:id="IMark111769048"/><text:alphabetical-index-mark-start text:id="IMark110424488"/><text:alphabetical-index-mark-start text:id="IMark107422552"/><text:span text:style-name="T47">sql</text:span><text:alphabetical-index-mark-end text:id="IMark107422552"/><text:alphabetical-index-mark-end text:id="IMark110424488"/><text:alphabetical-index-mark-end text:id="IMark111769048"/><text:alphabetical-index-mark-end text:id="IMark104846984"/><text:span text:style-name="T47">p</text:span><text:alphabetical-index-mark-end text:id="IMark104580616"/><text:alphabetical-index-mark-end text:id="IMark104629560"/><text:alphabetical-index-mark-end text:id="IMark104292904"/><text:alphabetical-index-mark-end text:id="IMark111654712"/><text:span text:style-name="T8">[6.2.]</text:span><text:span text:style-name="T96">. This is a p</text:span><text:alphabetical-index-mark-start text:id="IMark102164680"/><text:alphabetical-index-mark-start text:id="IMark111662296"/><text:alphabetical-index-mark-start text:id="IMark111875512"/><text:alphabetical-index-mark-start text:id="IMark105886632"/><text:span text:style-name="T96">ro</text:span><text:alphabetical-index-mark-end text:id="IMark105886632"/><text:alphabetical-index-mark-end text:id="IMark111875512"/><text:alphabetical-index-mark-end text:id="IMark111662296"/><text:alphabetical-index-mark-end text:id="IMark102164680"/><text:span text:style-name="T96">gram I w</text:span><text:alphabetical-index-mark-start text:id="IMark109416824"/><text:alphabetical-index-mark-start text:id="IMark103907576"/><text:alphabetical-index-mark-start text:id="IMark111613976"/><text:alphabetical-index-mark-start text:id="IMark111583640"/><text:span text:style-name="T96">ro</text:span><text:alphabetical-index-mark-end text:id="IMark111583640"/><text:alphabetical-index-mark-end text:id="IMark111613976"/><text:alphabetical-index-mark-end text:id="IMark103907576"/><text:alphabetical-index-mark-end text:id="IMark109416824"/><text:span text:style-name="T96">te in </text:span><text:alphabetical-index-mark-start text:id="IMark109713208"/><text:alphabetical-index-mark-start text:id="IMark111715672"/><text:alphabetical-index-mark-start text:id="IMark107479416"/><text:alphabetical-index-mark-start text:id="IMark105581080"/><text:span text:style-name="T96">C++</text:span><text:alphabetical-index-mark-end text:id="IMark105581080"/><text:alphabetical-index-mark-end text:id="IMark107479416"/><text:alphabetical-index-mark-end text:id="IMark111715672"/><text:alphabetical-index-mark-end text:id="IMark109713208"/><text:span text:style-name="T96">, and serves as an interface between high level </text:span><text:alphabetical-index-mark-start text:id="IMark105763816"/><text:alphabetical-index-mark-start text:id="IMark106210344"/><text:alphabetical-index-mark-start text:id="IMark108205768"/><text:alphabetical-index-mark-start text:id="IMark103143400"/><text:span text:style-name="T96">language</text:span><text:alphabetical-index-mark-end text:id="IMark103143400"/><text:alphabetical-index-mark-end text:id="IMark108205768"/><text:alphabetical-index-mark-end text:id="IMark106210344"/><text:alphabetical-index-mark-end text:id="IMark105763816"/><text:span text:style-name="T96">s and </text:span><text:alphabetical-index-mark-start text:id="IMark111644600"/><text:alphabetical-index-mark-start text:id="IMark107546888"/><text:alphabetical-index-mark-start text:id="IMark110211576"/><text:alphabetical-index-mark-start text:id="IMark105523256"/><text:alphabetical-index-mark-start text:id="IMark111659768"/><text:alphabetical-index-mark-start text:id="IMark111626904"/><text:alphabetical-index-mark-start text:id="IMark111751064"/><text:alphabetical-index-mark-start text:id="IMark111243208"/><text:alphabetical-index-mark-start text:id="IMark103209032"/><text:alphabetical-index-mark-start text:id="IMark105476392"/><text:alphabetical-index-mark-start text:id="IMark110992888"/><text:alphabetical-index-mark-start text:id="IMark111581112"/><text:span text:style-name="T96">Sql</text:span><text:alphabetical-index-mark-end text:id="IMark111581112"/><text:alphabetical-index-mark-end text:id="IMark110992888"/><text:alphabetical-index-mark-end text:id="IMark105476392"/><text:alphabetical-index-mark-end text:id="IMark103209032"/><text:span text:style-name="T96">ite</text:span><text:alphabetical-index-mark-end text:id="IMark111243208"/><text:alphabetical-index-mark-end text:id="IMark111751064"/><text:alphabetical-index-mark-end text:id="IMark111626904"/><text:alphabetical-index-mark-end text:id="IMark111659768"/><text:span text:style-name="T96">3</text:span><text:alphabetical-index-mark-end text:id="IMark105523256"/><text:alphabetical-index-mark-end text:id="IMark110211576"/><text:alphabetical-index-mark-end text:id="IMark107546888"/><text:alphabetical-index-mark-end text:id="IMark111644600"/><text:span text:style-name="T96"> and HDF5 </text:span><text:alphabetical-index-mark-start text:id="IMark104371016"/><text:alphabetical-index-mark-start text:id="IMark109127960"/><text:alphabetical-index-mark-start text:id="IMark111886280"/><text:alphabetical-index-mark-start text:id="IMark111697976"/><text:span text:style-name="T96">dat</text:span><text:alphabetical-index-mark-start text:id="IMark111862152"/><text:alphabetical-index-mark-start text:id="IMark102965464"/><text:alphabetical-index-mark-start text:id="IMark110714776"/><text:alphabetical-index-mark-start text:id="IMark111561688"/><text:span text:style-name="T96">a</text:span><text:alphabetical-index-mark-end text:id="IMark111697976"/><text:alphabetical-index-mark-end text:id="IMark111886280"/><text:alphabetical-index-mark-end text:id="IMark109127960"/><text:alphabetical-index-mark-end text:id="IMark104371016"/><text:span text:style-name="T96">b</text:span><text:alphabetical-index-mark-end text:id="IMark111561688"/><text:alphabetical-index-mark-end text:id="IMark110714776"/><text:alphabetical-index-mark-end text:id="IMark102965464"/><text:alphabetical-index-mark-end text:id="IMark111862152"/><text:span text:style-name="T96">ases. GNU </text:span><text:alphabetical-index-mark-start text:id="IMark103587448"/><text:alphabetical-index-mark-start text:id="IMark111277592"/><text:span text:style-name="T96">Gui</text:span><text:alphabetical-index-mark-end text:id="IMark111277592"/><text:alphabetical-index-mark-end text:id="IMark103587448"/><text:span text:style-name="T96">le and </text:span><text:alphabetical-index-mark-start text:id="IMark102484552"/><text:alphabetical-index-mark-start text:id="IMark111578584"/><text:alphabetical-index-mark-start text:id="IMark88541048"/><text:alphabetical-index-mark-start text:id="IMark111720728"/><text:alphabetical-index-mark-start text:id="IMark111649656"/><text:alphabetical-index-mark-start text:id="IMark108866936"/><text:alphabetical-index-mark-start text:id="IMark103126600"/><text:alphabetical-index-mark-start text:id="IMark105841608"/><text:span text:style-name="T96">sql</text:span><text:alphabetical-index-mark-end text:id="IMark105841608"/><text:alphabetical-index-mark-end text:id="IMark103126600"/><text:alphabetical-index-mark-end text:id="IMark108866936"/><text:alphabetical-index-mark-end text:id="IMark111649656"/><text:span text:style-name="T96">p</text:span><text:alphabetical-index-mark-end text:id="IMark111720728"/><text:alphabetical-index-mark-end text:id="IMark88541048"/><text:alphabetical-index-mark-end text:id="IMark111578584"/><text:alphabetical-index-mark-end text:id="IMark102484552"/><text:span text:style-name="T96"> are open source, free software. </text:span></text:p>
      <text:p text:style-name="P55"/>
      <text:p text:style-name="P55"><text:span text:style-name="T96">You will find more </text:span><text:alphabetical-index-mark-start text:id="IMark108913912"/><text:alphabetical-index-mark-start text:id="IMark102157448"/><text:alphabetical-index-mark-start text:id="IMark111710616"/><text:alphabetical-index-mark-start text:id="IMark106348600"/><text:span text:style-name="T96">in</text:span><text:alphabetical-index-mark-start text:id="IMark111657240"/><text:alphabetical-index-mark-start text:id="IMark111748536"/><text:alphabetical-index-mark-start text:id="IMark111598808"/><text:alphabetical-index-mark-start text:id="IMark111812024"/><text:span text:style-name="T96">format</text:span><text:alphabetical-index-mark-end text:id="IMark111812024"/><text:alphabetical-index-mark-end text:id="IMark111598808"/><text:alphabetical-index-mark-end text:id="IMark111748536"/><text:alphabetical-index-mark-end text:id="IMark111657240"/><text:span text:style-name="T96">ion</text:span><text:alphabetical-index-mark-end text:id="IMark106348600"/><text:alphabetical-index-mark-end text:id="IMark111710616"/><text:alphabetical-index-mark-end text:id="IMark102157448"/><text:alphabetical-index-mark-end text:id="IMark108913912"/><text:span text:style-name="T96"> on how to get and install them on </text:span><text:span text:style-name="T47">README.md</text:span><text:span text:style-name="T96">. So I will </text:span><text:alphabetical-index-mark-start text:id="IMark109112520"/><text:alphabetical-index-mark-start text:id="IMark111674936"/><text:alphabetical-index-mark-start text:id="IMark111113576"/><text:alphabetical-index-mark-start text:id="IMark103832136"/><text:span text:style-name="T96">co</text:span><text:alphabetical-index-mark-end text:id="IMark103832136"/><text:alphabetical-index-mark-end text:id="IMark111113576"/><text:alphabetical-index-mark-end text:id="IMark111674936"/><text:alphabetical-index-mark-end text:id="IMark109112520"/><text:span text:style-name="T96">ncentrate now on the characteristics of </text:span><text:span text:style-name="T47">jcp_inm.scm</text:span><text:span text:style-name="T96">, assuming that you have all the required software or </text:span><text:alphabetical-index-mark-start text:id="IMark111611448"/><text:alphabetical-index-mark-start text:id="IMark107814824"/><text:alphabetical-index-mark-start text:id="IMark111667352"/><text:alphabetical-index-mark-start text:id="IMark106114856"/><text:span text:style-name="T96">libraries</text:span><text:alphabetical-index-mark-end text:id="IMark106114856"/><text:alphabetical-index-mark-end text:id="IMark111667352"/><text:alphabetical-index-mark-end text:id="IMark107814824"/><text:alphabetical-index-mark-end text:id="IMark111611448"/><text:span text:style-name="T96"> installed on your system.</text:span></text:p>
      <text:p text:style-name="P56"/>
      <text:p text:style-name="P56">In order to start the p<text:alphabetical-index-mark-start text:id="IMark107651096"/><text:alphabetical-index-mark-start text:id="IMark111682520"/><text:alphabetical-index-mark-start text:id="IMark110540728"/><text:alphabetical-index-mark-start text:id="IMark111817080"/>ro<text:alphabetical-index-mark-end text:id="IMark111817080"/><text:alphabetical-index-mark-end text:id="IMark110540728"/><text:alphabetical-index-mark-end text:id="IMark111682520"/><text:alphabetical-index-mark-end text:id="IMark107651096"/>gram, cd to the /src/scheme folder and then write</text:p>
      <text:p text:style-name="P56"/>
      <text:p text:style-name="P105"><text:alphabetical-index-mark-start text:id="IMark110040632"/><text:alphabetical-index-mark-start text:id="IMark111818280"/>gui<text:alphabetical-index-mark-end text:id="IMark111818280"/><text:alphabetical-index-mark-end text:id="IMark110040632"/>le jcp_inm.scm</text:p>
      <text:p text:style-name="P56"/>
      <text:p text:style-name="P57">The first <text:alphabetical-index-mark-start text:id="IMark111860344"/><text:alphabetical-index-mark-start text:id="IMark111740952"/><text:alphabetical-index-mark-start text:id="IMark111050024"/><text:alphabetical-index-mark-start text:id="IMark105030744"/>time<text:alphabetical-index-mark-end text:id="IMark105030744"/><text:alphabetical-index-mark-end text:id="IMark111050024"/><text:alphabetical-index-mark-end text:id="IMark111740952"/><text:alphabetical-index-mark-end text:id="IMark111860344"/> you run this p<text:alphabetical-index-mark-start text:id="IMark106046424"/><text:alphabetical-index-mark-start text:id="IMark110765656"/><text:alphabetical-index-mark-start text:id="IMark104980664"/><text:alphabetical-index-mark-start text:id="IMark105401272"/>ro<text:alphabetical-index-mark-end text:id="IMark105401272"/><text:alphabetical-index-mark-end text:id="IMark104980664"/><text:alphabetical-index-mark-end text:id="IMark110765656"/><text:alphabetical-index-mark-end text:id="IMark106046424"/>gram, <text:alphabetical-index-mark-start text:id="IMark110053736"/><text:alphabetical-index-mark-start text:id="IMark109372824"/>Gui<text:alphabetical-index-mark-end text:id="IMark109372824"/><text:alphabetical-index-mark-end text:id="IMark110053736"/>le will <text:alphabetical-index-mark-start text:id="IMark102017832"/><text:alphabetical-index-mark-start text:id="IMark107617256"/><text:alphabetical-index-mark-start text:id="IMark102526152"/><text:alphabetical-index-mark-start text:id="IMark109224872"/>co<text:alphabetical-index-mark-end text:id="IMark109224872"/><text:alphabetical-index-mark-end text:id="IMark102526152"/><text:alphabetical-index-mark-end text:id="IMark107617256"/><text:alphabetical-index-mark-end text:id="IMark102017832"/>mpile it first. After a few se<text:alphabetical-index-mark-start text:id="IMark104092568"/><text:alphabetical-index-mark-start text:id="IMark105386472"/><text:alphabetical-index-mark-start text:id="IMark110550968"/><text:alphabetical-index-mark-start text:id="IMark111586168"/>co<text:alphabetical-index-mark-end text:id="IMark111586168"/><text:alphabetical-index-mark-end text:id="IMark110550968"/><text:alphabetical-index-mark-end text:id="IMark105386472"/><text:alphabetical-index-mark-end text:id="IMark104092568"/>nds, the main menu of the p<text:alphabetical-index-mark-start text:id="IMark102081224"/><text:alphabetical-index-mark-start text:id="IMark110936984"/><text:alphabetical-index-mark-start text:id="IMark111751976"/><text:alphabetical-index-mark-start text:id="IMark111664824"/>ro<text:alphabetical-index-mark-end text:id="IMark111664824"/><text:alphabetical-index-mark-end text:id="IMark111751976"/><text:alphabetical-index-mark-end text:id="IMark110936984"/><text:alphabetical-index-mark-end text:id="IMark102081224"/>gram will appear on your <text:alphabetical-index-mark-start text:id="IMark105126776"/><text:alphabetical-index-mark-start text:id="IMark104185592"/><text:alphabetical-index-mark-start text:id="IMark109644264"/><text:alphabetical-index-mark-start text:id="IMark111175464"/>term<text:alphabetical-index-mark-end text:id="IMark111175464"/><text:alphabetical-index-mark-end text:id="IMark109644264"/><text:alphabetical-index-mark-end text:id="IMark104185592"/><text:alphabetical-index-mark-end text:id="IMark105126776"/>inal. </text:p>
      <text:p text:style-name="P57"/>
      <text:p text:style-name="P58"><text:span text:style-name="T14">5.2.1.1.</text:span> Main menu</text:p>
      <text:p text:style-name="P57"/>
      <text:p text:style-name="P57"><text:span text:style-name="T97">On the main menu of </text:span><text:span text:style-name="T46">jcp_inm.scm</text:span><text:span text:style-name="T97"> you will find the following options:</text:span></text:p>
      <text:p text:style-name="P56"/>
      <text:p text:style-name="P106">0 - Exit.</text:p>
      <text:p text:style-name="P106">1 - Input <text:alphabetical-index-mark-start text:id="IMark102164680"/><text:alphabetical-index-mark-start text:id="IMark111662296"/><text:alphabetical-index-mark-start text:id="IMark111875512"/><text:alphabetical-index-mark-start text:id="IMark105886632"/>data<text:alphabetical-index-mark-end text:id="IMark105886632"/><text:alphabetical-index-mark-end text:id="IMark111875512"/><text:alphabetical-index-mark-end text:id="IMark111662296"/><text:alphabetical-index-mark-end text:id="IMark102164680"/>.</text:p>
      <text:p text:style-name="P106">2 - P<text:alphabetical-index-mark-start text:id="IMark103907576"/><text:alphabetical-index-mark-start text:id="IMark111613976"/><text:alphabetical-index-mark-start text:id="IMark111583640"/><text:alphabetical-index-mark-start text:id="IMark109713208"/>ro<text:alphabetical-index-mark-end text:id="IMark109713208"/><text:alphabetical-index-mark-end text:id="IMark111583640"/><text:alphabetical-index-mark-end text:id="IMark111613976"/><text:alphabetical-index-mark-end text:id="IMark103907576"/>cess.</text:p>
      <text:p text:style-name="P106">3 – Report.</text:p>
      <text:p text:style-name="P58"/>
      <text:p text:style-name="P61">Entering the respective <text:alphabetical-index-mark-start text:id="IMark108205768"/><text:alphabetical-index-mark-start text:id="IMark103143400"/><text:alphabetical-index-mark-start text:id="IMark103209032"/><text:alphabetical-index-mark-start text:id="IMark105476392"/>number<text:alphabetical-index-mark-end text:id="IMark105476392"/><text:alphabetical-index-mark-end text:id="IMark103209032"/><text:alphabetical-index-mark-end text:id="IMark103143400"/><text:alphabetical-index-mark-end text:id="IMark108205768"/> and pressing &lt;ENT&gt; (enter), will take you to different sections of the p<text:alphabetical-index-mark-start text:id="IMark110992888"/><text:alphabetical-index-mark-start text:id="IMark111581112"/><text:alphabetical-index-mark-start text:id="IMark111659768"/><text:alphabetical-index-mark-start text:id="IMark111626904"/>ro<text:alphabetical-index-mark-end text:id="IMark111626904"/><text:alphabetical-index-mark-end text:id="IMark111659768"/><text:alphabetical-index-mark-end text:id="IMark111581112"/><text:alphabetical-index-mark-end text:id="IMark110992888"/>gram, mostly presented as further menus.</text:p>
      <text:p text:style-name="P58"/>
      <text:p text:style-name="P58">Take into <text:alphabetical-index-mark-start text:id="IMark107546888"/><text:alphabetical-index-mark-start text:id="IMark110211576"/><text:alphabetical-index-mark-start text:id="IMark105523256"/><text:alphabetical-index-mark-start text:id="IMark104371016"/>co<text:alphabetical-index-mark-end text:id="IMark104371016"/><text:alphabetical-index-mark-end text:id="IMark105523256"/><text:alphabetical-index-mark-end text:id="IMark110211576"/><text:alphabetical-index-mark-end text:id="IMark107546888"/>ns<text:alphabetical-index-mark-start text:id="IMark109127960"/><text:alphabetical-index-mark-start text:id="IMark111886280"/><text:alphabetical-index-mark-start text:id="IMark111697976"/><text:alphabetical-index-mark-start text:id="IMark111862152"/>id<text:alphabetical-index-mark-end text:id="IMark111862152"/><text:alphabetical-index-mark-end text:id="IMark111697976"/><text:alphabetical-index-mark-end text:id="IMark111886280"/><text:alphabetical-index-mark-end text:id="IMark109127960"/>eration that this is a CLI p<text:alphabetical-index-mark-start text:id="IMark102965464"/><text:alphabetical-index-mark-start text:id="IMark110714776"/><text:alphabetical-index-mark-start text:id="IMark111561688"/><text:alphabetical-index-mark-start text:id="IMark103587448"/>ro<text:alphabetical-index-mark-end text:id="IMark103587448"/><text:alphabetical-index-mark-end text:id="IMark111561688"/><text:alphabetical-index-mark-end text:id="IMark110714776"/><text:alphabetical-index-mark-end text:id="IMark102965464"/>gram, with no graphical user interface, so you will find no fancy graphs, but the menus are organized in a similar way.</text:p>
      <text:p text:style-name="P58"/>
      <text:p text:style-name="P58"><text:soft-page-break/><text:span text:style-name="T86">5.2.1.1.1.</text:span><text:span text:style-name="T42"> </text:span><text:span text:style-name="T39">Exit</text:span> takes you out of the p<text:alphabetical-index-mark-start text:id="IMark103126600"/><text:alphabetical-index-mark-start text:id="IMark105841608"/><text:alphabetical-index-mark-start text:id="IMark102484552"/><text:alphabetical-index-mark-start text:id="IMark111578584"/>ro<text:alphabetical-index-mark-end text:id="IMark111578584"/><text:alphabetical-index-mark-end text:id="IMark102484552"/><text:alphabetical-index-mark-end text:id="IMark105841608"/><text:alphabetical-index-mark-end text:id="IMark103126600"/>gram with no further ado.</text:p>
      <text:p text:style-name="P58"/>
      <text:p text:style-name="P58"/>
      <text:p text:style-name="P59"><text:span text:style-name="T86">5.2.1.1.2.</text:span><text:span text:style-name="T39"> Input </text:span><text:alphabetical-index-mark-start text:id="IMark106277512"/><text:alphabetical-index-mark-start text:id="IMark111657240"/><text:alphabetical-index-mark-start text:id="IMark111748536"/><text:alphabetical-index-mark-start text:id="IMark111598808"/><text:span text:style-name="T39">data</text:span><text:alphabetical-index-mark-end text:id="IMark111598808"/><text:alphabetical-index-mark-end text:id="IMark111748536"/><text:alphabetical-index-mark-end text:id="IMark111657240"/><text:alphabetical-index-mark-end text:id="IMark106277512"/> does what the words say. You can add <text:alphabetical-index-mark-start text:id="IMark111812024"/><text:alphabetical-index-mark-start text:id="IMark108913912"/><text:alphabetical-index-mark-start text:id="IMark102157448"/><text:alphabetical-index-mark-start text:id="IMark111710616"/>data<text:alphabetical-index-mark-end text:id="IMark111710616"/><text:alphabetical-index-mark-end text:id="IMark102157448"/><text:alphabetical-index-mark-end text:id="IMark108913912"/><text:alphabetical-index-mark-end text:id="IMark111812024"/> to the <text:span text:style-name="T39">jcp_inm.db</text:span> <text:alphabetical-index-mark-start text:id="IMark106348600"/><text:alphabetical-index-mark-start text:id="IMark110778392"/><text:alphabetical-index-mark-start text:id="IMark107580568"/><text:alphabetical-index-mark-start text:id="IMark109112520"/>dat<text:alphabetical-index-mark-start text:id="IMark111674936"/><text:alphabetical-index-mark-start text:id="IMark111113576"/><text:alphabetical-index-mark-start text:id="IMark103832136"/><text:alphabetical-index-mark-start text:id="IMark111766520"/>a<text:alphabetical-index-mark-end text:id="IMark109112520"/><text:alphabetical-index-mark-end text:id="IMark107580568"/><text:alphabetical-index-mark-end text:id="IMark110778392"/><text:alphabetical-index-mark-end text:id="IMark106348600"/>b<text:alphabetical-index-mark-end text:id="IMark111766520"/><text:alphabetical-index-mark-end text:id="IMark103832136"/><text:alphabetical-index-mark-end text:id="IMark111113576"/><text:alphabetical-index-mark-end text:id="IMark111674936"/>ase. <text:span text:style-name="T98">By selecting this option you will be take to another menu with the following options:</text:span></text:p>
      <text:p text:style-name="P54"/>
      <text:p text:style-name="P107">0 - Back to main.</text:p>
      <text:p text:style-name="P107">1 - Update prep.<text:alphabetical-index-mark-start text:id="IMark110540728"/><text:alphabetical-index-mark-start text:id="IMark111817080"/><text:alphabetical-index-mark-start text:id="IMark107184136"/><text:alphabetical-index-mark-start text:id="IMark105792488"/>sql<text:alphabetical-index-mark-end text:id="IMark105792488"/><text:alphabetical-index-mark-end text:id="IMark107184136"/><text:alphabetical-index-mark-end text:id="IMark111817080"/><text:alphabetical-index-mark-end text:id="IMark110540728"/>.</text:p>
      <text:p text:style-name="P107">2 - Enter <text:alphabetical-index-mark-start text:id="IMark111818280"/><text:alphabetical-index-mark-start text:id="IMark110040632"/><text:alphabetical-index-mark-start text:id="IMark111746008"/><text:alphabetical-index-mark-start text:id="IMark110084632"/>block<text:alphabetical-index-mark-end text:id="IMark110084632"/><text:alphabetical-index-mark-end text:id="IMark111746008"/><text:alphabetical-index-mark-end text:id="IMark110040632"/><text:alphabetical-index-mark-end text:id="IMark111818280"/> <text:alphabetical-index-mark-start text:id="IMark111842648"/><text:alphabetical-index-mark-start text:id="IMark104185592"/><text:alphabetical-index-mark-start text:id="IMark105126776"/><text:alphabetical-index-mark-start text:id="IMark109644264"/>data<text:alphabetical-index-mark-end text:id="IMark109644264"/><text:alphabetical-index-mark-end text:id="IMark105126776"/><text:alphabetical-index-mark-end text:id="IMark104185592"/><text:alphabetical-index-mark-end text:id="IMark111842648"/>.</text:p>
      <text:p text:style-name="P63"/>
      <text:p text:style-name="P63"><text:span text:style-name="T14">5.2.1.1.2.1.</text:span> <text:span text:style-name="T39">Back to main</text:span> takes you to the main menu.</text:p>
      <text:p text:style-name="P54"/>
      <text:p text:style-name="P54"/>
      <text:p text:style-name="P63"><text:span text:style-name="T14">5.2.1.1.2.2.</text:span> <text:span text:style-name="T39">Update prep.</text:span><text:alphabetical-index-mark-start text:id="IMark102526152"/><text:alphabetical-index-mark-start text:id="IMark109224872"/><text:alphabetical-index-mark-start text:id="IMark110053736"/><text:alphabetical-index-mark-start text:id="IMark109372824"/><text:span text:style-name="T39">sql</text:span><text:alphabetical-index-mark-end text:id="IMark109372824"/><text:alphabetical-index-mark-end text:id="IMark110053736"/><text:alphabetical-index-mark-end text:id="IMark109224872"/><text:alphabetical-index-mark-end text:id="IMark102526152"/> lets you generate a new <text:span text:style-name="T39">prep.</text:span><text:alphabetical-index-mark-start text:id="IMark106046424"/><text:alphabetical-index-mark-start text:id="IMark110765656"/><text:alphabetical-index-mark-start text:id="IMark104980664"/><text:alphabetical-index-mark-start text:id="IMark105401272"/><text:span text:style-name="T39">sql</text:span><text:alphabetical-index-mark-end text:id="IMark105401272"/><text:alphabetical-index-mark-end text:id="IMark104980664"/><text:alphabetical-index-mark-end text:id="IMark110765656"/><text:alphabetical-index-mark-end text:id="IMark106046424"/> file. This is a .<text:alphabetical-index-mark-start text:id="IMark111860344"/><text:alphabetical-index-mark-start text:id="IMark111740952"/><text:alphabetical-index-mark-start text:id="IMark111050024"/><text:alphabetical-index-mark-start text:id="IMark105030744"/>sql<text:alphabetical-index-mark-end text:id="IMark105030744"/><text:alphabetical-index-mark-end text:id="IMark111050024"/><text:alphabetical-index-mark-end text:id="IMark111740952"/><text:alphabetical-index-mark-end text:id="IMark111860344"/> file that <text:alphabetical-index-mark-start text:id="IMark107736376"/><text:alphabetical-index-mark-start text:id="IMark111679992"/><text:alphabetical-index-mark-start text:id="IMark110633944"/><text:alphabetical-index-mark-start text:id="IMark105861560"/>co<text:alphabetical-index-mark-end text:id="IMark105861560"/><text:alphabetical-index-mark-end text:id="IMark110633944"/><text:alphabetical-index-mark-end text:id="IMark111679992"/><text:alphabetical-index-mark-end text:id="IMark107736376"/>ntains UPDATE queries relative to <text:alphabetical-index-mark-start text:id="IMark111332120"/><text:alphabetical-index-mark-start text:id="IMark110547272"/><text:alphabetical-index-mark-start text:id="IMark111769048"/><text:alphabetical-index-mark-start text:id="IMark104846984"/>data<text:alphabetical-index-mark-end text:id="IMark104846984"/><text:alphabetical-index-mark-end text:id="IMark111769048"/><text:alphabetical-index-mark-end text:id="IMark110547272"/><text:alphabetical-index-mark-end text:id="IMark111332120"/> that will be <text:alphabetical-index-mark-start text:id="IMark110424488"/><text:alphabetical-index-mark-start text:id="IMark107422552"/><text:alphabetical-index-mark-start text:id="IMark111865400"/><text:alphabetical-index-mark-start text:id="IMark104292904"/>co<text:alphabetical-index-mark-end text:id="IMark104292904"/><text:alphabetical-index-mark-end text:id="IMark111865400"/><text:alphabetical-index-mark-end text:id="IMark107422552"/><text:alphabetical-index-mark-end text:id="IMark110424488"/>mmon to all <text:alphabetical-index-mark-start text:id="IMark111654712"/><text:alphabetical-index-mark-start text:id="IMark104580616"/><text:alphabetical-index-mark-start text:id="IMark104629560"/><text:alphabetical-index-mark-start text:id="IMark102150216"/>co<text:alphabetical-index-mark-end text:id="IMark102150216"/><text:alphabetical-index-mark-end text:id="IMark104629560"/><text:alphabetical-index-mark-end text:id="IMark104580616"/><text:alphabetical-index-mark-end text:id="IMark111654712"/>mponents to one <text:alphabetical-index-mark-start text:id="IMark108892760"/><text:alphabetical-index-mark-start text:id="IMark111662296"/><text:alphabetical-index-mark-start text:id="IMark102164680"/><text:alphabetical-index-mark-start text:id="IMark111875512"/>data<text:alphabetical-index-mark-end text:id="IMark111875512"/><text:alphabetical-index-mark-end text:id="IMark102164680"/><text:alphabetical-index-mark-end text:id="IMark111662296"/><text:alphabetical-index-mark-end text:id="IMark108892760"/> <text:alphabetical-index-mark-start text:id="IMark105886632"/><text:alphabetical-index-mark-start text:id="IMark109416824"/><text:alphabetical-index-mark-start text:id="IMark111207928"/><text:alphabetical-index-mark-start text:id="IMark111613976"/>block<text:alphabetical-index-mark-end text:id="IMark111613976"/><text:alphabetical-index-mark-end text:id="IMark111207928"/><text:alphabetical-index-mark-end text:id="IMark109416824"/><text:alphabetical-index-mark-end text:id="IMark105886632"/> (see <text:span text:style-name="T14">[5.2.1.1.2.3.]</text:span>) and that would be needlessly repetitive to enter each <text:alphabetical-index-mark-start text:id="IMark103907576"/><text:alphabetical-index-mark-start text:id="IMark111583640"/><text:alphabetical-index-mark-start text:id="IMark109713208"/><text:alphabetical-index-mark-start text:id="IMark111715672"/>time<text:alphabetical-index-mark-end text:id="IMark111715672"/><text:alphabetical-index-mark-end text:id="IMark109713208"/><text:alphabetical-index-mark-end text:id="IMark111583640"/><text:alphabetical-index-mark-end text:id="IMark103907576"/> that you input <text:alphabetical-index-mark-start text:id="IMark105581080"/><text:alphabetical-index-mark-start text:id="IMark107479416"/><text:alphabetical-index-mark-start text:id="IMark106210344"/><text:alphabetical-index-mark-start text:id="IMark105763816"/>block<text:alphabetical-index-mark-end text:id="IMark105763816"/><text:alphabetical-index-mark-end text:id="IMark106210344"/><text:alphabetical-index-mark-end text:id="IMark107479416"/><text:alphabetical-index-mark-end text:id="IMark105581080"/> <text:alphabetical-index-mark-start text:id="IMark111581112"/><text:alphabetical-index-mark-start text:id="IMark110992888"/><text:alphabetical-index-mark-start text:id="IMark111659768"/><text:alphabetical-index-mark-start text:id="IMark111626904"/>co<text:alphabetical-index-mark-end text:id="IMark111626904"/><text:alphabetical-index-mark-end text:id="IMark111659768"/><text:alphabetical-index-mark-end text:id="IMark110992888"/><text:alphabetical-index-mark-end text:id="IMark111581112"/>mponents.</text:p>
      <text:p text:style-name="P54"/>
      <text:p text:style-name="P63">For example, if you are going to enter <text:alphabetical-index-mark-start text:id="IMark111561688"/><text:alphabetical-index-mark-start text:id="IMark103587448"/><text:alphabetical-index-mark-start text:id="IMark109127960"/><text:alphabetical-index-mark-start text:id="IMark111886280"/>data<text:alphabetical-index-mark-end text:id="IMark111886280"/><text:alphabetical-index-mark-end text:id="IMark109127960"/><text:alphabetical-index-mark-end text:id="IMark103587448"/><text:alphabetical-index-mark-end text:id="IMark111561688"/> <text:alphabetical-index-mark-start text:id="IMark111697976"/><text:alphabetical-index-mark-start text:id="IMark111862152"/><text:alphabetical-index-mark-start text:id="IMark107546888"/><text:alphabetical-index-mark-start text:id="IMark110211576"/>co<text:alphabetical-index-mark-end text:id="IMark110211576"/><text:alphabetical-index-mark-end text:id="IMark107546888"/><text:alphabetical-index-mark-end text:id="IMark111862152"/><text:alphabetical-index-mark-end text:id="IMark111697976"/>ncerning one batch of <text:alphabetical-index-mark-start text:id="IMark105523256"/><text:alphabetical-index-mark-start text:id="IMark104371016"/><text:alphabetical-index-mark-start text:id="IMark111277592"/><text:alphabetical-index-mark-start text:id="IMark108866936"/><text:alphabetical-index-mark-start text:id="IMark111649656"/><text:alphabetical-index-mark-start text:id="IMark88541048"/><text:alphabetical-index-mark-start text:id="IMark111720728"/><text:alphabetical-index-mark-start text:id="IMark106876168"/>sample<text:alphabetical-index-mark-end text:id="IMark106876168"/><text:alphabetical-index-mark-end text:id="IMark111720728"/><text:alphabetical-index-mark-end text:id="IMark88541048"/><text:alphabetical-index-mark-end text:id="IMark111649656"/><text:alphabetical-index-mark-end text:id="IMark108866936"/><text:alphabetical-index-mark-end text:id="IMark111277592"/><text:alphabetical-index-mark-end text:id="IMark104371016"/><text:alphabetical-index-mark-end text:id="IMark105523256"/>s, each taken within the same <text:alphabetical-index-mark-start text:id="IMark105841608"/><text:alphabetical-index-mark-start text:id="IMark103126600"/><text:alphabetical-index-mark-start text:id="IMark102484552"/><text:alphabetical-index-mark-start text:id="IMark111578584"/>day<text:alphabetical-index-mark-end text:id="IMark111578584"/><text:alphabetical-index-mark-end text:id="IMark102484552"/><text:alphabetical-index-mark-end text:id="IMark103126600"/><text:alphabetical-index-mark-end text:id="IMark105841608"/> and <text:alphabetical-index-mark-start text:id="IMark110183432"/><text:alphabetical-index-mark-start text:id="IMark111637016"/><text:alphabetical-index-mark-start text:id="IMark110660776"/><text:alphabetical-index-mark-start text:id="IMark103826040"/>hour<text:alphabetical-index-mark-end text:id="IMark103826040"/><text:alphabetical-index-mark-end text:id="IMark110660776"/><text:alphabetical-index-mark-end text:id="IMark111637016"/><text:alphabetical-index-mark-end text:id="IMark110183432"/>, instead of having to write those <text:alphabetical-index-mark-start text:id="IMark108060104"/><text:alphabetical-index-mark-start text:id="IMark111611448"/><text:alphabetical-index-mark-start text:id="IMark107814824"/><text:alphabetical-index-mark-start text:id="IMark111667352"/>data<text:alphabetical-index-mark-end text:id="IMark111667352"/><text:alphabetical-index-mark-end text:id="IMark107814824"/><text:alphabetical-index-mark-end text:id="IMark111611448"/><text:alphabetical-index-mark-end text:id="IMark108060104"/> fields in the case of each re<text:alphabetical-index-mark-start text:id="IMark111812024"/><text:alphabetical-index-mark-start text:id="IMark108913912"/><text:alphabetical-index-mark-start text:id="IMark102157448"/><text:alphabetical-index-mark-start text:id="IMark111710616"/>co<text:alphabetical-index-mark-end text:id="IMark111710616"/><text:alphabetical-index-mark-end text:id="IMark102157448"/><text:alphabetical-index-mark-end text:id="IMark108913912"/><text:alphabetical-index-mark-end text:id="IMark111812024"/>rd, you enter them just one for the whole batch.</text:p>
      <text:p text:style-name="P63"/>
      <text:p text:style-name="P63">Once you are finished with each batch, <text:span text:style-name="T39">prep.</text:span><text:alphabetical-index-mark-start text:id="IMark111598808"/><text:alphabetical-index-mark-start text:id="IMark106114856"/><text:alphabetical-index-mark-start text:id="IMark111674936"/><text:alphabetical-index-mark-start text:id="IMark111113576"/><text:span text:style-name="T39">sql</text:span><text:alphabetical-index-mark-end text:id="IMark111113576"/><text:alphabetical-index-mark-end text:id="IMark111674936"/><text:alphabetical-index-mark-end text:id="IMark106114856"/><text:alphabetical-index-mark-end text:id="IMark111598808"/> will be executed and the UPDATE <text:alphabetical-index-mark-start text:id="IMark103832136"/><text:alphabetical-index-mark-start text:id="IMark111766520"/><text:alphabetical-index-mark-start text:id="IMark106348600"/><text:alphabetical-index-mark-start text:id="IMark110778392"/>sql<text:alphabetical-index-mark-end text:id="IMark110778392"/><text:alphabetical-index-mark-end text:id="IMark106348600"/><text:alphabetical-index-mark-end text:id="IMark111766520"/><text:alphabetical-index-mark-end text:id="IMark103832136"/> statements will be passed to the <text:alphabetical-index-mark-start text:id="IMark107580568"/><text:alphabetical-index-mark-start text:id="IMark109112520"/><text:alphabetical-index-mark-start text:id="IMark109978376"/><text:alphabetical-index-mark-start text:id="IMark111913928"/>dat<text:alphabetical-index-mark-start text:id="IMark103552248"/><text:alphabetical-index-mark-start text:id="IMark107964728"/><text:alphabetical-index-mark-start text:id="IMark63074888"/><text:alphabetical-index-mark-start text:id="IMark107651096"/>a<text:alphabetical-index-mark-end text:id="IMark111913928"/><text:alphabetical-index-mark-end text:id="IMark109978376"/><text:alphabetical-index-mark-end text:id="IMark109112520"/><text:alphabetical-index-mark-end text:id="IMark107580568"/>b<text:alphabetical-index-mark-end text:id="IMark107651096"/><text:alphabetical-index-mark-end text:id="IMark63074888"/><text:alphabetical-index-mark-end text:id="IMark107964728"/><text:alphabetical-index-mark-end text:id="IMark103552248"/>ase as a <text:alphabetical-index-mark-start text:id="IMark111682520"/><text:alphabetical-index-mark-start text:id="IMark111817080"/><text:alphabetical-index-mark-start text:id="IMark110540728"/><text:alphabetical-index-mark-start text:id="IMark107184136"/>co<text:alphabetical-index-mark-end text:id="IMark107184136"/><text:alphabetical-index-mark-end text:id="IMark110540728"/><text:alphabetical-index-mark-end text:id="IMark111817080"/><text:alphabetical-index-mark-end text:id="IMark111682520"/>mposite <text:alphabetical-index-mark-start text:id="IMark105792488"/><text:alphabetical-index-mark-start text:id="IMark111588696"/><text:alphabetical-index-mark-start text:id="IMark104185592"/><text:alphabetical-index-mark-start text:id="IMark111842648"/>query<text:alphabetical-index-mark-end text:id="IMark111842648"/><text:alphabetical-index-mark-end text:id="IMark104185592"/><text:alphabetical-index-mark-end text:id="IMark111588696"/><text:alphabetical-index-mark-end text:id="IMark105792488"/>. If you have a doubt <text:alphabetical-index-mark-start text:id="IMark105126776"/><text:alphabetical-index-mark-start text:id="IMark109644264"/><text:alphabetical-index-mark-start text:id="IMark111818280"/><text:alphabetical-index-mark-start text:id="IMark110040632"/>ab<text:alphabetical-index-mark-end text:id="IMark110040632"/><text:alphabetical-index-mark-end text:id="IMark111818280"/><text:alphabetical-index-mark-end text:id="IMark109644264"/><text:alphabetical-index-mark-end text:id="IMark105126776"/>out what a <text:alphabetical-index-mark-start text:id="IMark111746008"/><text:alphabetical-index-mark-start text:id="IMark110084632"/><text:alphabetical-index-mark-start text:id="IMark111175464"/><text:alphabetical-index-mark-start text:id="IMark110936984"/>co<text:alphabetical-index-mark-end text:id="IMark110936984"/><text:alphabetical-index-mark-end text:id="IMark111175464"/><text:alphabetical-index-mark-end text:id="IMark110084632"/><text:alphabetical-index-mark-end text:id="IMark111746008"/>mposite <text:alphabetical-index-mark-start text:id="IMark102081224"/><text:alphabetical-index-mark-start text:id="IMark111751976"/><text:alphabetical-index-mark-start text:id="IMark111664824"/><text:alphabetical-index-mark-start text:id="IMark105386472"/>query<text:alphabetical-index-mark-end text:id="IMark105386472"/><text:alphabetical-index-mark-end text:id="IMark111664824"/><text:alphabetical-index-mark-end text:id="IMark111751976"/><text:alphabetical-index-mark-end text:id="IMark102081224"/> is, please see <text:alphabetical-index-mark-start text:id="IMark104092568"/><text:alphabetical-index-mark-start text:id="IMark111586168"/><text:alphabetical-index-mark-start text:id="IMark110550968"/><text:alphabetical-index-mark-start text:id="IMark107617256"/><text:alphabetical-index-mark-start text:id="IMark102017832"/><text:alphabetical-index-mark-start text:id="IMark108205768"/><text:alphabetical-index-mark-start text:id="IMark103143400"/><text:alphabetical-index-mark-start text:id="IMark103209032"/><text:span text:style-name="T39">sql</text:span><text:alphabetical-index-mark-end text:id="IMark103209032"/><text:alphabetical-index-mark-end text:id="IMark103143400"/><text:alphabetical-index-mark-end text:id="IMark108205768"/><text:alphabetical-index-mark-end text:id="IMark102017832"/><text:span text:style-name="T39">p</text:span><text:alphabetical-index-mark-end text:id="IMark107617256"/><text:alphabetical-index-mark-end text:id="IMark110550968"/><text:alphabetical-index-mark-end text:id="IMark111586168"/><text:alphabetical-index-mark-end text:id="IMark104092568"/><text:span text:style-name="T39">.pdf</text:span> <text:alphabetical-index-mark-start text:id="IMark102526152"/><text:alphabetical-index-mark-start text:id="IMark109224872"/><text:alphabetical-index-mark-start text:id="IMark110053736"/><text:alphabetical-index-mark-start text:id="IMark109372824"/>co<text:alphabetical-index-mark-end text:id="IMark109372824"/><text:alphabetical-index-mark-end text:id="IMark110053736"/><text:alphabetical-index-mark-end text:id="IMark109224872"/><text:alphabetical-index-mark-end text:id="IMark102526152"/>ntained in the <text:alphabetical-index-mark-start text:id="IMark105476392"/><text:alphabetical-index-mark-start text:id="IMark111751064"/><text:alphabetical-index-mark-start text:id="IMark105886632"/><text:alphabetical-index-mark-start text:id="IMark109416824"/><text:alphabetical-index-mark-start text:id="IMark111207928"/><text:alphabetical-index-mark-start text:id="IMark111613976"/><text:alphabetical-index-mark-start text:id="IMark108892760"/><text:alphabetical-index-mark-start text:id="IMark111662296"/>sql<text:alphabetical-index-mark-end text:id="IMark111662296"/><text:alphabetical-index-mark-end text:id="IMark108892760"/><text:alphabetical-index-mark-end text:id="IMark111613976"/><text:alphabetical-index-mark-end text:id="IMark111207928"/>p<text:alphabetical-index-mark-end text:id="IMark109416824"/><text:alphabetical-index-mark-end text:id="IMark105886632"/><text:alphabetical-index-mark-end text:id="IMark111751064"/><text:alphabetical-index-mark-end text:id="IMark105476392"/> distribution file.</text:p>
      <text:p text:style-name="P54"/>
      <text:p text:style-name="P54"/>
      <text:p text:style-name="P63"><text:span text:style-name="T14">5.2.1.1.2.3.</text:span> <text:span text:style-name="T99">Enter </text:span><text:alphabetical-index-mark-start text:id="IMark111332120"/><text:alphabetical-index-mark-start text:id="IMark110547272"/><text:alphabetical-index-mark-start text:id="IMark111769048"/><text:alphabetical-index-mark-start text:id="IMark104846984"/><text:span text:style-name="T99">block</text:span><text:alphabetical-index-mark-end text:id="IMark104846984"/><text:alphabetical-index-mark-end text:id="IMark111769048"/><text:alphabetical-index-mark-end text:id="IMark110547272"/><text:alphabetical-index-mark-end text:id="IMark111332120"/><text:span text:style-name="T99"> </text:span><text:alphabetical-index-mark-start text:id="IMark107736376"/><text:alphabetical-index-mark-start text:id="IMark111679992"/><text:alphabetical-index-mark-start text:id="IMark110633944"/><text:alphabetical-index-mark-start text:id="IMark105861560"/><text:span text:style-name="T99">data</text:span><text:alphabetical-index-mark-end text:id="IMark105861560"/><text:alphabetical-index-mark-end text:id="IMark110633944"/><text:alphabetical-index-mark-end text:id="IMark111679992"/><text:alphabetical-index-mark-end text:id="IMark107736376"/><text:span text:style-name="T99"> lets you pass re</text:span><text:alphabetical-index-mark-start text:id="IMark111860344"/><text:alphabetical-index-mark-start text:id="IMark111740952"/><text:alphabetical-index-mark-start text:id="IMark111050024"/><text:alphabetical-index-mark-start text:id="IMark105030744"/><text:span text:style-name="T99">co</text:span><text:alphabetical-index-mark-end text:id="IMark105030744"/><text:alphabetical-index-mark-end text:id="IMark111050024"/><text:alphabetical-index-mark-end text:id="IMark111740952"/><text:alphabetical-index-mark-end text:id="IMark111860344"/><text:span text:style-name="T99">rds or registers related to new </text:span><text:alphabetical-index-mark-start text:id="IMark106046424"/><text:alphabetical-index-mark-start text:id="IMark110765656"/><text:alphabetical-index-mark-start text:id="IMark104980664"/><text:alphabetical-index-mark-start text:id="IMark105401272"/><text:alphabetical-index-mark-start text:id="IMark111644600"/><text:alphabetical-index-mark-start text:id="IMark110992888"/><text:alphabetical-index-mark-start text:id="IMark111581112"/><text:alphabetical-index-mark-start text:id="IMark111659768"/><text:span text:style-name="T99">sample</text:span><text:alphabetical-index-mark-end text:id="IMark111659768"/><text:alphabetical-index-mark-end text:id="IMark111581112"/><text:alphabetical-index-mark-end text:id="IMark110992888"/><text:alphabetical-index-mark-end text:id="IMark111644600"/><text:alphabetical-index-mark-end text:id="IMark105401272"/><text:alphabetical-index-mark-end text:id="IMark104980664"/><text:alphabetical-index-mark-end text:id="IMark110765656"/><text:alphabetical-index-mark-end text:id="IMark106046424"/><text:span text:style-name="T99">s to be added to the </text:span><text:span text:style-name="T44">jsp_inm.db</text:span><text:span text:style-name="T99"> </text:span><text:alphabetical-index-mark-start text:id="IMark111626904"/><text:alphabetical-index-mark-start text:id="IMark105581080"/><text:alphabetical-index-mark-start text:id="IMark107479416"/><text:alphabetical-index-mark-start text:id="IMark106210344"/><text:span text:style-name="T99">dat</text:span><text:alphabetical-index-mark-start text:id="IMark105763816"/><text:alphabetical-index-mark-start text:id="IMark103907576"/><text:alphabetical-index-mark-start text:id="IMark111583640"/><text:alphabetical-index-mark-start text:id="IMark109713208"/><text:span text:style-name="T99">a</text:span><text:alphabetical-index-mark-end text:id="IMark106210344"/><text:alphabetical-index-mark-end text:id="IMark107479416"/><text:alphabetical-index-mark-end text:id="IMark105581080"/><text:alphabetical-index-mark-end text:id="IMark111626904"/><text:span text:style-name="T99">b</text:span><text:alphabetical-index-mark-end text:id="IMark109713208"/><text:alphabetical-index-mark-end text:id="IMark111583640"/><text:alphabetical-index-mark-end text:id="IMark103907576"/><text:alphabetical-index-mark-end text:id="IMark105763816"/><text:span text:style-name="T99">ase. Once you select this option, you will be presented with the following menu:</text:span></text:p>
      <text:p text:style-name="P63"/>
      <text:p text:style-name="P108">0 - No more re<text:alphabetical-index-mark-start text:id="IMark111611448"/><text:alphabetical-index-mark-start text:id="IMark107814824"/><text:alphabetical-index-mark-start text:id="IMark111667352"/><text:alphabetical-index-mark-start text:id="IMark110183432"/>co<text:alphabetical-index-mark-end text:id="IMark110183432"/><text:alphabetical-index-mark-end text:id="IMark111667352"/><text:alphabetical-index-mark-end text:id="IMark107814824"/><text:alphabetical-index-mark-end text:id="IMark111611448"/>rds.</text:p>
      <text:p text:style-name="P108">1 - Enter a re<text:alphabetical-index-mark-start text:id="IMark110660776"/><text:alphabetical-index-mark-start text:id="IMark103826040"/><text:alphabetical-index-mark-start text:id="IMark105841608"/><text:alphabetical-index-mark-start text:id="IMark103126600"/>co<text:alphabetical-index-mark-end text:id="IMark103126600"/><text:alphabetical-index-mark-end text:id="IMark105841608"/><text:alphabetical-index-mark-end text:id="IMark103826040"/><text:alphabetical-index-mark-end text:id="IMark110660776"/>rd.</text:p>
      <text:p text:style-name="P63"/>
      <text:p text:style-name="P63"><text:soft-page-break/></text:p>
      <text:p text:style-name="P64"><text:span text:style-name="T14">5.2.1.1.2.3.</text:span><text:span text:style-name="T19">1.</text:span><text:span text:style-name="T100"> </text:span><text:span text:style-name="T43">No more re</text:span><text:alphabetical-index-mark-start text:id="IMark108866936"/><text:alphabetical-index-mark-start text:id="IMark111649656"/><text:alphabetical-index-mark-start text:id="IMark88541048"/><text:alphabetical-index-mark-start text:id="IMark111720728"/><text:span text:style-name="T43">co</text:span><text:alphabetical-index-mark-end text:id="IMark111720728"/><text:alphabetical-index-mark-end text:id="IMark88541048"/><text:alphabetical-index-mark-end text:id="IMark111649656"/><text:alphabetical-index-mark-end text:id="IMark108866936"/><text:span text:style-name="T43">rds</text:span><text:span text:style-name="T100"> will finish the </text:span><text:alphabetical-index-mark-start text:id="IMark106876168"/><text:alphabetical-index-mark-start text:id="IMark111697976"/><text:alphabetical-index-mark-start text:id="IMark111862152"/><text:alphabetical-index-mark-start text:id="IMark107546888"/><text:span text:style-name="T100">data</text:span><text:alphabetical-index-mark-end text:id="IMark107546888"/><text:alphabetical-index-mark-end text:id="IMark111862152"/><text:alphabetical-index-mark-end text:id="IMark111697976"/><text:alphabetical-index-mark-end text:id="IMark106876168"/><text:span text:style-name="T100"> entry operation by executing </text:span><text:span text:style-name="T43">prep.</text:span><text:alphabetical-index-mark-start text:id="IMark110211576"/><text:alphabetical-index-mark-start text:id="IMark111561688"/><text:alphabetical-index-mark-start text:id="IMark103587448"/><text:alphabetical-index-mark-start text:id="IMark109127960"/><text:span text:style-name="T43">sql</text:span><text:alphabetical-index-mark-end text:id="IMark109127960"/><text:alphabetical-index-mark-end text:id="IMark103587448"/><text:alphabetical-index-mark-end text:id="IMark111561688"/><text:alphabetical-index-mark-end text:id="IMark110211576"/><text:span text:style-name="T100"> and then taking you back to the upper level menu described in </text:span><text:span text:style-name="T19">[</text:span><text:span text:style-name="T86">5.2.1.1.2.</text:span><text:span text:style-name="T19">]</text:span><text:span text:style-name="T100">.</text:span></text:p>
      <text:p text:style-name="P54"/>
      <text:p text:style-name="P54"/>
      <text:p text:style-name="P65"><text:span text:style-name="T14">5.2.1.1.2.3.</text:span><text:span text:style-name="T20">2.</text:span><text:span text:style-name="T101"> </text:span><text:span text:style-name="T45">Enter a re</text:span><text:alphabetical-index-mark-start text:id="IMark110040632"/><text:alphabetical-index-mark-start text:id="IMark105792488"/><text:alphabetical-index-mark-start text:id="IMark111588696"/><text:alphabetical-index-mark-start text:id="IMark104185592"/><text:span text:style-name="T45">co</text:span><text:alphabetical-index-mark-end text:id="IMark104185592"/><text:alphabetical-index-mark-end text:id="IMark111588696"/><text:alphabetical-index-mark-end text:id="IMark105792488"/><text:alphabetical-index-mark-end text:id="IMark110040632"/><text:span text:style-name="T45">rd</text:span><text:span text:style-name="T101"> will take you to a series by simple questions and menu options regarding the </text:span><text:alphabetical-index-mark-start text:id="IMark111842648"/><text:alphabetical-index-mark-start text:id="IMark111682520"/><text:alphabetical-index-mark-start text:id="IMark111817080"/><text:alphabetical-index-mark-start text:id="IMark110540728"/><text:span text:style-name="T101">data</text:span><text:alphabetical-index-mark-end text:id="IMark110540728"/><text:alphabetical-index-mark-end text:id="IMark111817080"/><text:alphabetical-index-mark-end text:id="IMark111682520"/><text:alphabetical-index-mark-end text:id="IMark111842648"/><text:span text:style-name="T101"> to be passed for each re</text:span><text:alphabetical-index-mark-start text:id="IMark107184136"/><text:alphabetical-index-mark-start text:id="IMark103552248"/><text:alphabetical-index-mark-start text:id="IMark107964728"/><text:alphabetical-index-mark-start text:id="IMark63074888"/><text:span text:style-name="T101">co</text:span><text:alphabetical-index-mark-end text:id="IMark63074888"/><text:alphabetical-index-mark-end text:id="IMark107964728"/><text:alphabetical-index-mark-end text:id="IMark103552248"/><text:alphabetical-index-mark-end text:id="IMark107184136"/><text:span text:style-name="T101">rd, designed to minimize </text:span><text:alphabetical-index-mark-start text:id="IMark107651096"/><text:alphabetical-index-mark-start text:id="IMark107580568"/><text:alphabetical-index-mark-start text:id="IMark109112520"/><text:alphabetical-index-mark-start text:id="IMark109978376"/><text:span text:style-name="T101">data</text:span><text:alphabetical-index-mark-end text:id="IMark109978376"/><text:alphabetical-index-mark-end text:id="IMark109112520"/><text:alphabetical-index-mark-end text:id="IMark107580568"/><text:alphabetical-index-mark-end text:id="IMark107651096"/><text:span text:style-name="T101"> entry er</text:span><text:alphabetical-index-mark-start text:id="IMark111913928"/><text:alphabetical-index-mark-start text:id="IMark103832136"/><text:alphabetical-index-mark-start text:id="IMark111766520"/><text:alphabetical-index-mark-start text:id="IMark106348600"/><text:span text:style-name="T101">ro</text:span><text:alphabetical-index-mark-end text:id="IMark106348600"/><text:alphabetical-index-mark-end text:id="IMark111766520"/><text:alphabetical-index-mark-end text:id="IMark103832136"/><text:alphabetical-index-mark-end text:id="IMark111913928"/><text:span text:style-name="T101">rs. Once you are finished with one re</text:span><text:alphabetical-index-mark-start text:id="IMark110778392"/><text:alphabetical-index-mark-start text:id="IMark111598808"/><text:alphabetical-index-mark-start text:id="IMark106114856"/><text:alphabetical-index-mark-start text:id="IMark111674936"/><text:span text:style-name="T101">co</text:span><text:alphabetical-index-mark-end text:id="IMark111674936"/><text:alphabetical-index-mark-end text:id="IMark106114856"/><text:alphabetical-index-mark-end text:id="IMark111598808"/><text:alphabetical-index-mark-end text:id="IMark110778392"/><text:span text:style-name="T101">rd, you will be taken back to menu </text:span><text:span text:style-name="T19">[</text:span><text:span text:style-name="T14">5.2.1.1.2.3.</text:span><text:span text:style-name="T19">]</text:span><text:span text:style-name="T100"> in order to add new more re</text:span><text:alphabetical-index-mark-start text:id="IMark111113576"/><text:alphabetical-index-mark-start text:id="IMark111654712"/><text:alphabetical-index-mark-start text:id="IMark102017832"/><text:alphabetical-index-mark-start text:id="IMark108205768"/><text:span text:style-name="T100">co</text:span><text:alphabetical-index-mark-end text:id="IMark108205768"/><text:alphabetical-index-mark-end text:id="IMark102017832"/><text:alphabetical-index-mark-end text:id="IMark111654712"/><text:alphabetical-index-mark-end text:id="IMark111113576"/><text:span text:style-name="T100">rds or execute </text:span><text:span text:style-name="T43">prep.</text:span><text:alphabetical-index-mark-start text:id="IMark103143400"/><text:alphabetical-index-mark-start text:id="IMark103209032"/><text:alphabetical-index-mark-start text:id="IMark104580616"/><text:alphabetical-index-mark-start text:id="IMark104092568"/><text:span text:style-name="T43">sql</text:span><text:alphabetical-index-mark-end text:id="IMark104092568"/><text:alphabetical-index-mark-end text:id="IMark104580616"/><text:alphabetical-index-mark-end text:id="IMark103209032"/><text:alphabetical-index-mark-end text:id="IMark103143400"/><text:span text:style-name="T100"> once the whole batch of re</text:span><text:alphabetical-index-mark-start text:id="IMark111586168"/><text:alphabetical-index-mark-start text:id="IMark110550968"/><text:alphabetical-index-mark-start text:id="IMark107617256"/><text:alphabetical-index-mark-start text:id="IMark104629560"/><text:span text:style-name="T100">co</text:span><text:alphabetical-index-mark-end text:id="IMark104629560"/><text:alphabetical-index-mark-end text:id="IMark107617256"/><text:alphabetical-index-mark-end text:id="IMark110550968"/><text:alphabetical-index-mark-end text:id="IMark111586168"/><text:span text:style-name="T100">rds has been entered.</text:span></text:p>
      <text:p text:style-name="P54"/>
      <text:p text:style-name="P104"/>
      <text:p text:style-name="P62"><text:span text:style-name="T14">5.2.1.1.3.</text:span> <text:span text:style-name="T39">P</text:span><text:alphabetical-index-mark-start text:id="IMark110547272"/><text:alphabetical-index-mark-start text:id="IMark111769048"/><text:alphabetical-index-mark-start text:id="IMark104846984"/><text:alphabetical-index-mark-start text:id="IMark107736376"/><text:span text:style-name="T39">ro</text:span><text:alphabetical-index-mark-end text:id="IMark107736376"/><text:alphabetical-index-mark-end text:id="IMark104846984"/><text:alphabetical-index-mark-end text:id="IMark111769048"/><text:alphabetical-index-mark-end text:id="IMark110547272"/><text:span text:style-name="T39">cess</text:span> executes a batch <text:alphabetical-index-mark-start text:id="IMark111679992"/><text:alphabetical-index-mark-start text:id="IMark110633944"/><text:alphabetical-index-mark-start text:id="IMark105861560"/><text:alphabetical-index-mark-start text:id="IMark102965464"/>sql<text:alphabetical-index-mark-end text:id="IMark102965464"/><text:alphabetical-index-mark-end text:id="IMark105861560"/><text:alphabetical-index-mark-end text:id="IMark110633944"/><text:alphabetical-index-mark-end text:id="IMark111679992"/> p<text:alphabetical-index-mark-start text:id="IMark111860344"/><text:alphabetical-index-mark-start text:id="IMark111740952"/><text:alphabetical-index-mark-start text:id="IMark111050024"/><text:alphabetical-index-mark-start text:id="IMark105030744"/>ro<text:alphabetical-index-mark-end text:id="IMark105030744"/><text:alphabetical-index-mark-end text:id="IMark111050024"/><text:alphabetical-index-mark-end text:id="IMark111740952"/><text:alphabetical-index-mark-end text:id="IMark111860344"/>gram called <text:span text:style-name="T39">calc.</text:span><text:alphabetical-index-mark-start text:id="IMark110714776"/><text:alphabetical-index-mark-start text:id="IMark106046424"/><text:alphabetical-index-mark-start text:id="IMark110765656"/><text:alphabetical-index-mark-start text:id="IMark104980664"/><text:span text:style-name="T39">sql</text:span><text:alphabetical-index-mark-end text:id="IMark104980664"/><text:alphabetical-index-mark-end text:id="IMark110765656"/><text:alphabetical-index-mark-end text:id="IMark106046424"/><text:alphabetical-index-mark-end text:id="IMark110714776"/>, which is <text:alphabetical-index-mark-start text:id="IMark105401272"/><text:alphabetical-index-mark-start text:id="IMark111644600"/><text:alphabetical-index-mark-start text:id="IMark110992888"/><text:alphabetical-index-mark-start text:id="IMark111581112"/>co<text:alphabetical-index-mark-end text:id="IMark111581112"/><text:alphabetical-index-mark-end text:id="IMark110992888"/><text:alphabetical-index-mark-end text:id="IMark111644600"/><text:alphabetical-index-mark-end text:id="IMark105401272"/>ntained in the src/<text:alphabetical-index-mark-start text:id="IMark111659768"/><text:alphabetical-index-mark-start text:id="IMark107226568"/><text:alphabetical-index-mark-start text:id="IMark108913912"/><text:alphabetical-index-mark-start text:id="IMark111626904"/>sql<text:alphabetical-index-mark-end text:id="IMark111626904"/><text:alphabetical-index-mark-end text:id="IMark108913912"/><text:alphabetical-index-mark-end text:id="IMark107226568"/><text:alphabetical-index-mark-end text:id="IMark111659768"/> folder. This p<text:alphabetical-index-mark-start text:id="IMark105581080"/><text:alphabetical-index-mark-start text:id="IMark107479416"/><text:alphabetical-index-mark-start text:id="IMark106210344"/><text:alphabetical-index-mark-start text:id="IMark105763816"/>ro<text:alphabetical-index-mark-end text:id="IMark105763816"/><text:alphabetical-index-mark-end text:id="IMark106210344"/><text:alphabetical-index-mark-end text:id="IMark107479416"/><text:alphabetical-index-mark-end text:id="IMark105581080"/>gram performs a <text:alphabetical-index-mark-start text:id="IMark103907576"/><text:alphabetical-index-mark-start text:id="IMark111583640"/><text:alphabetical-index-mark-start text:id="IMark109713208"/><text:alphabetical-index-mark-start text:id="IMark102157448"/>number<text:alphabetical-index-mark-end text:id="IMark102157448"/><text:alphabetical-index-mark-end text:id="IMark109713208"/><text:alphabetical-index-mark-end text:id="IMark111583640"/><text:alphabetical-index-mark-end text:id="IMark103907576"/> of calculations on the <text:alphabetical-index-mark-start text:id="IMark111812024"/><text:alphabetical-index-mark-start text:id="IMark108060104"/><text:alphabetical-index-mark-start text:id="IMark111710616"/><text:alphabetical-index-mark-start text:id="IMark107814824"/><text:alphabetical-index-mark-start text:id="IMark111611448"/><text:alphabetical-index-mark-start text:id="IMark111667352"/><text:alphabetical-index-mark-start text:id="IMark110183432"/><text:alphabetical-index-mark-start text:id="IMark111637016"/>data<text:alphabetical-index-mark-end text:id="IMark111637016"/><text:alphabetical-index-mark-end text:id="IMark110183432"/><text:alphabetical-index-mark-end text:id="IMark111667352"/><text:alphabetical-index-mark-end text:id="IMark111611448"/>set<text:alphabetical-index-mark-end text:id="IMark107814824"/><text:alphabetical-index-mark-end text:id="IMark111710616"/><text:alphabetical-index-mark-end text:id="IMark108060104"/><text:alphabetical-index-mark-end text:id="IMark111812024"/>. You can see the <text:alphabetical-index-mark-start text:id="IMark103826040"/><text:alphabetical-index-mark-start text:id="IMark110660776"/><text:alphabetical-index-mark-start text:id="IMark105841608"/><text:alphabetical-index-mark-start text:id="IMark103126600"/><text:alphabetical-index-mark-start text:id="IMark102484552"/><text:alphabetical-index-mark-start text:id="IMark105523256"/><text:alphabetical-index-mark-start text:id="IMark111578584"/><text:alphabetical-index-mark-start text:id="IMark111277592"/>co<text:alphabetical-index-mark-end text:id="IMark111277592"/><text:alphabetical-index-mark-end text:id="IMark111578584"/><text:alphabetical-index-mark-end text:id="IMark105523256"/><text:alphabetical-index-mark-end text:id="IMark102484552"/>de<text:alphabetical-index-mark-end text:id="IMark103126600"/><text:alphabetical-index-mark-end text:id="IMark105841608"/><text:alphabetical-index-mark-end text:id="IMark110660776"/><text:alphabetical-index-mark-end text:id="IMark103826040"/> of <text:span text:style-name="T39">calc.</text:span><text:alphabetical-index-mark-start text:id="IMark104371016"/><text:alphabetical-index-mark-start text:id="IMark111886280"/><text:alphabetical-index-mark-start text:id="IMark106277512"/><text:alphabetical-index-mark-start text:id="IMark111748536"/><text:span text:style-name="T39">sql</text:span><text:alphabetical-index-mark-end text:id="IMark111748536"/><text:alphabetical-index-mark-end text:id="IMark106277512"/><text:alphabetical-index-mark-end text:id="IMark111886280"/><text:alphabetical-index-mark-end text:id="IMark104371016"/> by opening it with any text editor.</text:p>
      <text:p text:style-name="P62"/>
      <text:p text:style-name="P62">These calculations involve finding the <text:alphabetical-index-mark-start text:id="IMark107546888"/><text:alphabetical-index-mark-start text:id="IMark102081224"/><text:alphabetical-index-mark-start text:id="IMark110211576"/><text:alphabetical-index-mark-start text:id="IMark111561688"/>number<text:alphabetical-index-mark-end text:id="IMark111561688"/><text:alphabetical-index-mark-end text:id="IMark110211576"/><text:alphabetical-index-mark-end text:id="IMark102081224"/><text:alphabetical-index-mark-end text:id="IMark107546888"/> of <text:alphabetical-index-mark-start text:id="IMark103587448"/><text:alphabetical-index-mark-start text:id="IMark109127960"/><text:alphabetical-index-mark-start text:id="IMark111751976"/><text:alphabetical-index-mark-start text:id="IMark111664824"/>pedestrian<text:alphabetical-index-mark-end text:id="IMark111664824"/><text:alphabetical-index-mark-end text:id="IMark111751976"/><text:alphabetical-index-mark-end text:id="IMark109127960"/><text:alphabetical-index-mark-end text:id="IMark103587448"/>s per <text:alphabetical-index-mark-start text:id="IMark105386472"/><text:alphabetical-index-mark-start text:id="IMark111746008"/><text:alphabetical-index-mark-start text:id="IMark111175464"/><text:alphabetical-index-mark-start text:id="IMark110084632"/>street<text:alphabetical-index-mark-end text:id="IMark110084632"/><text:alphabetical-index-mark-end text:id="IMark111175464"/><text:alphabetical-index-mark-end text:id="IMark111746008"/><text:alphabetical-index-mark-end text:id="IMark105386472"/> and <text:alphabetical-index-mark-start text:id="IMark105126776"/><text:alphabetical-index-mark-start text:id="IMark110936984"/><text:alphabetical-index-mark-start text:id="IMark111818280"/><text:alphabetical-index-mark-start text:id="IMark109644264"/>street<text:alphabetical-index-mark-end text:id="IMark109644264"/><text:alphabetical-index-mark-end text:id="IMark111818280"/><text:alphabetical-index-mark-end text:id="IMark110936984"/><text:alphabetical-index-mark-end text:id="IMark105126776"/> <text:alphabetical-index-mark-start text:id="IMark111751064"/><text:alphabetical-index-mark-start text:id="IMark105476392"/><text:alphabetical-index-mark-start text:id="IMark105886632"/><text:alphabetical-index-mark-start text:id="IMark109416824"/>block<text:alphabetical-index-mark-end text:id="IMark109416824"/><text:alphabetical-index-mark-end text:id="IMark105886632"/><text:alphabetical-index-mark-end text:id="IMark105476392"/><text:alphabetical-index-mark-end text:id="IMark111751064"/>, <text:alphabetical-index-mark-start text:id="IMark110040632"/><text:alphabetical-index-mark-start text:id="IMark105792488"/><text:alphabetical-index-mark-start text:id="IMark111588696"/><text:alphabetical-index-mark-start text:id="IMark104185592"/>p<text:alphabetical-index-mark-start text:id="IMark111207928"/><text:alphabetical-index-mark-start text:id="IMark111613976"/><text:alphabetical-index-mark-start text:id="IMark111842648"/><text:alphabetical-index-mark-start text:id="IMark111682520"/>ro<text:alphabetical-index-mark-end text:id="IMark111682520"/><text:alphabetical-index-mark-end text:id="IMark111842648"/><text:alphabetical-index-mark-end text:id="IMark111613976"/><text:alphabetical-index-mark-end text:id="IMark111207928"/>perty<text:alphabetical-index-mark-end text:id="IMark104185592"/><text:alphabetical-index-mark-end text:id="IMark111588696"/><text:alphabetical-index-mark-end text:id="IMark105792488"/><text:alphabetical-index-mark-end text:id="IMark110040632"/> <text:alphabetical-index-mark-start text:id="IMark111817080"/><text:alphabetical-index-mark-start text:id="IMark110540728"/><text:alphabetical-index-mark-start text:id="IMark107184136"/><text:alphabetical-index-mark-start text:id="IMark103552248"/>average<text:alphabetical-index-mark-end text:id="IMark103552248"/><text:alphabetical-index-mark-end text:id="IMark107184136"/><text:alphabetical-index-mark-end text:id="IMark110540728"/><text:alphabetical-index-mark-end text:id="IMark111817080"/> <text:alphabetical-index-mark-start text:id="IMark107964728"/><text:alphabetical-index-mark-start text:id="IMark63074888"/><text:alphabetical-index-mark-start text:id="IMark107651096"/><text:alphabetical-index-mark-start text:id="IMark107580568"/><text:alphabetical-index-mark-start text:id="IMark109112520"/><text:alphabetical-index-mark-start text:id="IMark109978376"/><text:alphabetical-index-mark-start text:id="IMark111913928"/><text:alphabetical-index-mark-start text:id="IMark103832136"/>price<text:alphabetical-index-mark-end text:id="IMark103832136"/><text:alphabetical-index-mark-end text:id="IMark111913928"/><text:alphabetical-index-mark-end text:id="IMark109978376"/><text:alphabetical-index-mark-end text:id="IMark109112520"/><text:alphabetical-index-mark-end text:id="IMark107580568"/><text:alphabetical-index-mark-end text:id="IMark107651096"/><text:alphabetical-index-mark-end text:id="IMark63074888"/><text:alphabetical-index-mark-end text:id="IMark107964728"/>s per section, etc. <text:span text:style-name="T117">T</text:span><text:alphabetical-index-mark-start text:id="IMark111766520"/><text:alphabetical-index-mark-start text:id="IMark106348600"/><text:span text:style-name="T117">ab</text:span><text:alphabetical-index-mark-end text:id="IMark106348600"/><text:alphabetical-index-mark-end text:id="IMark111766520"/><text:span text:style-name="T117">les </text:span><text:alphabetical-index-mark-start text:id="IMark108892760"/><text:alphabetical-index-mark-start text:id="IMark110778392"/><text:span text:style-name="T53">trf_</text:span><text:alphabetical-index-mark-start text:id="IMark111598808"/><text:alphabetical-index-mark-start text:id="IMark106114856"/><text:span text:style-name="T53">street</text:span><text:alphabetical-index-mark-end text:id="IMark106114856"/><text:alphabetical-index-mark-end text:id="IMark111598808"/><text:span text:style-name="T53">s</text:span><text:alphabetical-index-mark-end text:id="IMark110778392"/><text:alphabetical-index-mark-end text:id="IMark108892760"/><text:span text:style-name="T117"> and </text:span><text:span text:style-name="T53">trf_</text:span><text:alphabetical-index-mark-start text:id="IMark111674936"/><text:alphabetical-index-mark-start text:id="IMark111662296"/><text:span text:style-name="T53">block</text:span><text:alphabetical-index-mark-end text:id="IMark111662296"/><text:alphabetical-index-mark-end text:id="IMark111674936"/><text:span text:style-name="T53">s</text:span><text:span text:style-name="T117"> are updated in this instance.</text:span></text:p>
      <text:p text:style-name="P11"/>
      <text:p text:style-name="P11"/>
      <text:p text:style-name="P62"><text:span text:style-name="T14">5.2.1.1.4.</text:span> <text:span text:style-name="T39">Report</text:span> presents some results of the calculations described in <text:s/><text:span text:style-name="T14">[5.2.1.1.3.]</text:span>. This option is yet a bit underdeveloped <text:span text:style-name="T102">and needs more work, since it only presents </text:span><text:alphabetical-index-mark-start text:id="IMark107422552"/><text:alphabetical-index-mark-start text:id="IMark111586168"/><text:alphabetical-index-mark-start text:id="IMark110550968"/><text:alphabetical-index-mark-start text:id="IMark107617256"/><text:span text:style-name="T102">in</text:span><text:alphabetical-index-mark-start text:id="IMark104629560"/><text:alphabetical-index-mark-start text:id="IMark104292904"/><text:alphabetical-index-mark-start text:id="IMark110424488"/><text:alphabetical-index-mark-start text:id="IMark111715672"/><text:span text:style-name="T102">format</text:span><text:alphabetical-index-mark-end text:id="IMark111715672"/><text:alphabetical-index-mark-end text:id="IMark110424488"/><text:alphabetical-index-mark-end text:id="IMark104292904"/><text:alphabetical-index-mark-end text:id="IMark104629560"/><text:span text:style-name="T102">ion</text:span><text:alphabetical-index-mark-end text:id="IMark107617256"/><text:alphabetical-index-mark-end text:id="IMark110550968"/><text:alphabetical-index-mark-end text:id="IMark111586168"/><text:alphabetical-index-mark-end text:id="IMark107422552"/><text:span text:style-name="T102"> in the </text:span><text:alphabetical-index-mark-start text:id="IMark111865400"/><text:alphabetical-index-mark-start text:id="IMark111332120"/><text:alphabetical-index-mark-start text:id="IMark111243208"/><text:alphabetical-index-mark-start text:id="IMark111657240"/><text:alphabetical-index-mark-start text:id="IMark108866936"/><text:alphabetical-index-mark-start text:id="IMark111649656"/><text:alphabetical-index-mark-start text:id="IMark110547272"/><text:alphabetical-index-mark-start text:id="IMark111769048"/><text:span text:style-name="T102">sql</text:span><text:alphabetical-index-mark-end text:id="IMark111769048"/><text:alphabetical-index-mark-end text:id="IMark110547272"/><text:alphabetical-index-mark-end text:id="IMark111649656"/><text:alphabetical-index-mark-end text:id="IMark108866936"/><text:span text:style-name="T102">p</text:span><text:alphabetical-index-mark-end text:id="IMark111657240"/><text:alphabetical-index-mark-end text:id="IMark111243208"/><text:alphabetical-index-mark-end text:id="IMark111332120"/><text:alphabetical-index-mark-end text:id="IMark111865400"/><text:span text:style-name="T102"> </text:span><text:alphabetical-index-mark-start text:id="IMark104846984"/><text:alphabetical-index-mark-start text:id="IMark107736376"/><text:alphabetical-index-mark-start text:id="IMark88541048"/><text:alphabetical-index-mark-start text:id="IMark111860344"/><text:span text:style-name="T102">query</text:span><text:alphabetical-index-mark-end text:id="IMark111860344"/><text:alphabetical-index-mark-end text:id="IMark88541048"/><text:alphabetical-index-mark-end text:id="IMark107736376"/><text:alphabetical-index-mark-end text:id="IMark104846984"/><text:span text:style-name="T102"> </text:span><text:alphabetical-index-mark-start text:id="IMark111740952"/><text:alphabetical-index-mark-start text:id="IMark111050024"/><text:alphabetical-index-mark-start text:id="IMark105030744"/><text:alphabetical-index-mark-start text:id="IMark111679992"/><text:span text:style-name="T102">data</text:span><text:alphabetical-index-mark-end text:id="IMark111679992"/><text:alphabetical-index-mark-end text:id="IMark105030744"/><text:alphabetical-index-mark-end text:id="IMark111050024"/><text:alphabetical-index-mark-end text:id="IMark111740952"/><text:span text:style-name="T102"> output </text:span><text:alphabetical-index-mark-start text:id="IMark110633944"/><text:alphabetical-index-mark-start text:id="IMark105861560"/><text:alphabetical-index-mark-start text:id="IMark102965464"/><text:alphabetical-index-mark-start text:id="IMark111720728"/><text:span text:style-name="T102">format</text:span><text:alphabetical-index-mark-end text:id="IMark111720728"/><text:alphabetical-index-mark-end text:id="IMark102965464"/><text:alphabetical-index-mark-end text:id="IMark105861560"/><text:alphabetical-index-mark-end text:id="IMark110633944"/><text:span text:style-name="T102">, which is </text:span><text:alphabetical-index-mark-start text:id="IMark108278680"/><text:alphabetical-index-mark-start text:id="IMark103826040"/><text:alphabetical-index-mark-start text:id="IMark110660776"/><text:alphabetical-index-mark-start text:id="IMark105841608"/><text:span text:style-name="T102">co</text:span><text:alphabetical-index-mark-end text:id="IMark105841608"/><text:alphabetical-index-mark-end text:id="IMark110660776"/><text:alphabetical-index-mark-end text:id="IMark103826040"/><text:alphabetical-index-mark-end text:id="IMark108278680"/><text:span text:style-name="T102">ntained in a file called </text:span><text:alphabetical-index-mark-start text:id="IMark103126600"/><text:alphabetical-index-mark-start text:id="IMark102484552"/><text:alphabetical-index-mark-start text:id="IMark105523256"/><text:alphabetical-index-mark-start text:id="IMark111578584"/><text:alphabetical-index-mark-start text:id="IMark111277592"/><text:alphabetical-index-mark-start text:id="IMark111812024"/><text:alphabetical-index-mark-start text:id="IMark108060104"/><text:alphabetical-index-mark-start text:id="IMark111710616"/><text:span text:style-name="T48">sql</text:span><text:alphabetical-index-mark-end text:id="IMark111710616"/><text:alphabetical-index-mark-end text:id="IMark108060104"/><text:alphabetical-index-mark-end text:id="IMark111812024"/><text:alphabetical-index-mark-end text:id="IMark111277592"/><text:span text:style-name="T48">p</text:span><text:alphabetical-index-mark-end text:id="IMark111578584"/><text:alphabetical-index-mark-end text:id="IMark105523256"/><text:alphabetical-index-mark-end text:id="IMark102484552"/><text:alphabetical-index-mark-end text:id="IMark103126600"/><text:span text:style-name="T48">_results.txt</text:span><text:span text:style-name="T102"> and intended to be used by other p</text:span><text:alphabetical-index-mark-start text:id="IMark107814824"/><text:alphabetical-index-mark-start text:id="IMark111611448"/><text:alphabetical-index-mark-start text:id="IMark111667352"/><text:alphabetical-index-mark-start text:id="IMark110183432"/><text:span text:style-name="T102">ro</text:span><text:alphabetical-index-mark-end text:id="IMark110183432"/><text:alphabetical-index-mark-end text:id="IMark111667352"/><text:alphabetical-index-mark-end text:id="IMark111611448"/><text:alphabetical-index-mark-end text:id="IMark107814824"/><text:span text:style-name="T102">grams</text:span>.</text:p>
      <text:p text:style-name="P62"/>
      <text:p text:style-name="P67">For more <text:alphabetical-index-mark-start text:id="IMark111626904"/><text:alphabetical-index-mark-start text:id="IMark105401272"/><text:alphabetical-index-mark-start text:id="IMark111644600"/><text:alphabetical-index-mark-start text:id="IMark110992888"/>in<text:alphabetical-index-mark-start text:id="IMark111581112"/><text:alphabetical-index-mark-start text:id="IMark110714776"/><text:alphabetical-index-mark-start text:id="IMark106046424"/><text:alphabetical-index-mark-start text:id="IMark110765656"/>format<text:alphabetical-index-mark-end text:id="IMark110765656"/><text:alphabetical-index-mark-end text:id="IMark106046424"/><text:alphabetical-index-mark-end text:id="IMark110714776"/><text:alphabetical-index-mark-end text:id="IMark111581112"/>ion<text:alphabetical-index-mark-end text:id="IMark110992888"/><text:alphabetical-index-mark-end text:id="IMark111644600"/><text:alphabetical-index-mark-end text:id="IMark105401272"/><text:alphabetical-index-mark-end text:id="IMark111626904"/> on <text:alphabetical-index-mark-start text:id="IMark104980664"/><text:alphabetical-index-mark-start text:id="IMark102164680"/><text:alphabetical-index-mark-start text:id="IMark111875512"/><text:alphabetical-index-mark-start text:id="IMark111886280"/><text:alphabetical-index-mark-start text:id="IMark104371016"/><text:alphabetical-index-mark-start text:id="IMark106277512"/><text:alphabetical-index-mark-start text:id="IMark111748536"/><text:alphabetical-index-mark-start text:id="IMark106876168"/><text:span text:style-name="T39">sql</text:span><text:alphabetical-index-mark-end text:id="IMark106876168"/><text:alphabetical-index-mark-end text:id="IMark111748536"/><text:alphabetical-index-mark-end text:id="IMark106277512"/><text:alphabetical-index-mark-end text:id="IMark104371016"/><text:span text:style-name="T39">p</text:span><text:alphabetical-index-mark-end text:id="IMark111886280"/><text:alphabetical-index-mark-end text:id="IMark111875512"/><text:alphabetical-index-mark-end text:id="IMark102164680"/><text:alphabetical-index-mark-end text:id="IMark104980664"/><text:span text:style-name="T39">_results.txt</text:span>, see <text:alphabetical-index-mark-start text:id="IMark111862152"/><text:alphabetical-index-mark-start text:id="IMark111697976"/><text:alphabetical-index-mark-start text:id="IMark107964728"/><text:alphabetical-index-mark-start text:id="IMark63074888"/><text:alphabetical-index-mark-start text:id="IMark107651096"/><text:alphabetical-index-mark-start text:id="IMark107580568"/><text:alphabetical-index-mark-start text:id="IMark109112520"/><text:alphabetical-index-mark-start text:id="IMark109978376"/><text:span text:style-name="T39">sql</text:span><text:alphabetical-index-mark-end text:id="IMark109978376"/><text:alphabetical-index-mark-end text:id="IMark109112520"/><text:alphabetical-index-mark-end text:id="IMark107580568"/><text:alphabetical-index-mark-end text:id="IMark107651096"/><text:span text:style-name="T39">p</text:span><text:alphabetical-index-mark-end text:id="IMark63074888"/><text:alphabetical-index-mark-end text:id="IMark107964728"/><text:alphabetical-index-mark-end text:id="IMark111697976"/><text:alphabetical-index-mark-end text:id="IMark111862152"/><text:span text:style-name="T39">.pdf</text:span>.</text:p>
      <text:p text:style-name="P62"/>
      <text:p text:style-name="P62"/>
      <text:p text:style-name="P60"><text:span text:style-name="T14">5.2.1.</text:span><text:span text:style-name="T21">2</text:span><text:span text:style-name="T14">.</text:span> <text:span text:style-name="T103">Limitations.</text:span></text:p>
      <text:p text:style-name="P62"/>
      <text:p text:style-name="P70">As you might have noticed, this p<text:alphabetical-index-mark-start text:id="IMark111818280"/><text:alphabetical-index-mark-start text:id="IMark109644264"/><text:alphabetical-index-mark-start text:id="IMark105386472"/>ro<text:alphabetical-index-mark-end text:id="IMark105386472"/><text:alphabetical-index-mark-end text:id="IMark109644264"/><text:alphabetical-index-mark-end text:id="IMark111818280"/>gram still lacks in some aspects:</text:p>
      <text:p text:style-name="P70"/>
      <text:p text:style-name="P70"><text:span text:style-name="T14">5.2.1.2.1.</text:span> There are no delete or edit facilities. <text:span text:style-name="T105">Currently, in those </text:span><text:alphabetical-index-mark-start text:id="IMark103587448"/><text:alphabetical-index-mark-start text:id="IMark109127960"/><text:alphabetical-index-mark-start text:id="IMark111751976"/><text:span text:style-name="T105">cases</text:span><text:alphabetical-index-mark-end text:id="IMark111751976"/><text:alphabetical-index-mark-end text:id="IMark109127960"/><text:alphabetical-index-mark-end text:id="IMark103587448"/><text:span text:style-name="T105">, which are rare, I use a </text:span><text:alphabetical-index-mark-start text:id="IMark111664824"/><text:alphabetical-index-mark-start text:id="IMark107546888"/><text:alphabetical-index-mark-start text:id="IMark102081224"/><text:span text:style-name="T105">dat</text:span><text:alphabetical-index-mark-start text:id="IMark110211576"/><text:alphabetical-index-mark-start text:id="IMark111561688"/><text:alphabetical-index-mark-start text:id="IMark102526152"/><text:span text:style-name="T105">a</text:span><text:alphabetical-index-mark-end text:id="IMark102081224"/><text:alphabetical-index-mark-end text:id="IMark107546888"/><text:alphabetical-index-mark-end text:id="IMark111664824"/><text:span text:style-name="T105">b</text:span><text:alphabetical-index-mark-end text:id="IMark102526152"/><text:alphabetical-index-mark-end text:id="IMark111561688"/><text:alphabetical-index-mark-end text:id="IMark110211576"/><text:span text:style-name="T105">ase editor. However, t might be useful to develop such a thing, but first it would require working on </text:span><text:span text:style-name="T22">[5.2.1.2.3.]</text:span><text:span text:style-name="T105">.</text:span></text:p>
      <text:p text:style-name="P70"><text:soft-page-break/></text:p>
      <text:p text:style-name="P70"/>
      <text:p text:style-name="P71"><text:span text:style-name="T14">5.2.1.2.2.</text:span> It has no <text:alphabetical-index-mark-start text:id="IMark111674936"/><text:alphabetical-index-mark-start text:id="IMark111662296"/>GUI<text:alphabetical-index-mark-end text:id="IMark111662296"/><text:alphabetical-index-mark-end text:id="IMark111674936"/>. Granted, a <text:alphabetical-index-mark-start text:id="IMark102017832"/><text:alphabetical-index-mark-start text:id="IMark108205768"/><text:alphabetical-index-mark-start text:id="IMark102150216"/>term<text:alphabetical-index-mark-end text:id="IMark102150216"/><text:alphabetical-index-mark-end text:id="IMark108205768"/><text:alphabetical-index-mark-end text:id="IMark102017832"/>inal is not not the nicest interface, but the good part of this is that it was never meant to have a nice one. Writing <text:alphabetical-index-mark-start text:id="IMark109372824"/><text:alphabetical-index-mark-start text:id="IMark103209032"/>GUI<text:alphabetical-index-mark-end text:id="IMark103209032"/><text:alphabetical-index-mark-end text:id="IMark109372824"/> p<text:alphabetical-index-mark-start text:id="IMark103143400"/><text:alphabetical-index-mark-start text:id="IMark104092568"/><text:alphabetical-index-mark-start text:id="IMark104580616"/>ro<text:alphabetical-index-mark-end text:id="IMark104580616"/><text:alphabetical-index-mark-end text:id="IMark104092568"/><text:alphabetical-index-mark-end text:id="IMark103143400"/>grams requires a lot of spaghetti <text:alphabetical-index-mark-start text:id="IMark111637016"/><text:alphabetical-index-mark-start text:id="IMark103907576"/><text:alphabetical-index-mark-start text:id="IMark111583640"/><text:alphabetical-index-mark-start text:id="IMark109713208"/><text:alphabetical-index-mark-start text:id="IMark104629560"/><text:alphabetical-index-mark-start text:id="IMark104292904"/>co<text:alphabetical-index-mark-end text:id="IMark104292904"/><text:alphabetical-index-mark-end text:id="IMark104629560"/><text:alphabetical-index-mark-end text:id="IMark109713208"/>de<text:alphabetical-index-mark-end text:id="IMark111583640"/><text:alphabetical-index-mark-end text:id="IMark103907576"/><text:alphabetical-index-mark-end text:id="IMark111637016"/>, and that <text:alphabetical-index-mark-start text:id="IMark110424488"/><text:alphabetical-index-mark-start text:id="IMark111715672"/><text:alphabetical-index-mark-start text:id="IMark107422552"/>co<text:alphabetical-index-mark-end text:id="IMark107422552"/><text:alphabetical-index-mark-end text:id="IMark111715672"/><text:alphabetical-index-mark-end text:id="IMark110424488"/>nspires against the main goals of <text:span text:style-name="T49">jcp_inm.scm</text:span><text:span text:style-name="T104">.</text:span></text:p>
      <text:p text:style-name="P71"/>
      <text:p text:style-name="P71">The p<text:alphabetical-index-mark-start text:id="IMark111865400"/><text:alphabetical-index-mark-start text:id="IMark111332120"/><text:alphabetical-index-mark-start text:id="IMark111243208"/>ro<text:alphabetical-index-mark-end text:id="IMark111243208"/><text:alphabetical-index-mark-end text:id="IMark111332120"/><text:alphabetical-index-mark-end text:id="IMark111865400"/>gram is a basic tool to enter <text:alphabetical-index-mark-start text:id="IMark111657240"/><text:alphabetical-index-mark-start text:id="IMark104846984"/><text:alphabetical-index-mark-start text:id="IMark107736376"/>data<text:alphabetical-index-mark-end text:id="IMark107736376"/><text:alphabetical-index-mark-end text:id="IMark104846984"/><text:alphabetical-index-mark-end text:id="IMark111657240"/> and serve as p<text:alphabetical-index-mark-start text:id="IMark88541048"/><text:alphabetical-index-mark-start text:id="IMark111860344"/><text:alphabetical-index-mark-start text:id="IMark111740952"/>ro<text:alphabetical-index-mark-end text:id="IMark111740952"/><text:alphabetical-index-mark-end text:id="IMark111860344"/><text:alphabetical-index-mark-end text:id="IMark88541048"/>of of <text:alphabetical-index-mark-start text:id="IMark111050024"/><text:alphabetical-index-mark-start text:id="IMark105030744"/><text:alphabetical-index-mark-start text:id="IMark111679992"/>co<text:alphabetical-index-mark-end text:id="IMark111679992"/><text:alphabetical-index-mark-end text:id="IMark105030744"/><text:alphabetical-index-mark-end text:id="IMark111050024"/>ncept for <text:alphabetical-index-mark-start text:id="IMark110633944"/><text:alphabetical-index-mark-start text:id="IMark105861560"/><text:alphabetical-index-mark-start text:id="IMark102965464"/><text:alphabetical-index-mark-start text:id="IMark111720728"/><text:alphabetical-index-mark-start text:id="IMark108278680"/><text:alphabetical-index-mark-start text:id="IMark103826040"/>sql<text:alphabetical-index-mark-end text:id="IMark103826040"/><text:alphabetical-index-mark-end text:id="IMark108278680"/><text:alphabetical-index-mark-end text:id="IMark111720728"/>p<text:alphabetical-index-mark-end text:id="IMark102965464"/><text:alphabetical-index-mark-end text:id="IMark105861560"/><text:alphabetical-index-mark-end text:id="IMark110633944"/>. <text:span text:style-name="T104">No more no less, and a writing it to work with a </text:span><text:alphabetical-index-mark-start text:id="IMark110660776"/><text:alphabetical-index-mark-start text:id="IMark105841608"/><text:span text:style-name="T104">GUI</text:span><text:alphabetical-index-mark-end text:id="IMark105841608"/><text:alphabetical-index-mark-end text:id="IMark110660776"/><text:span text:style-name="T104">, while it might be interesting in the future, would unnecessarily obfuscate its </text:span><text:alphabetical-index-mark-start text:id="IMark111277592"/><text:alphabetical-index-mark-start text:id="IMark111812024"/><text:alphabetical-index-mark-start text:id="IMark108060104"/><text:alphabetical-index-mark-start text:id="IMark111710616"/><text:alphabetical-index-mark-start text:id="IMark102157448"/><text:alphabetical-index-mark-start text:id="IMark103126600"/><text:span text:style-name="T104">co</text:span><text:alphabetical-index-mark-end text:id="IMark103126600"/><text:alphabetical-index-mark-end text:id="IMark102157448"/><text:alphabetical-index-mark-end text:id="IMark111710616"/><text:span text:style-name="T104">de</text:span><text:alphabetical-index-mark-end text:id="IMark108060104"/><text:alphabetical-index-mark-end text:id="IMark111812024"/><text:alphabetical-index-mark-end text:id="IMark111277592"/><text:span text:style-name="T104"> right now.</text:span></text:p>
      <text:p text:style-name="P70"/>
      <text:p text:style-name="P70"/>
      <text:p text:style-name="P72"><text:span text:style-name="T14">5.2.1.2.3.</text:span> Reporting is very basic. <text:span text:style-name="T106">As expressed in </text:span><text:span text:style-name="T23">[5.2.1.1.4.]</text:span><text:span text:style-name="T106">, things </text:span><text:alphabetical-index-mark-start text:id="IMark111611448"/><text:alphabetical-index-mark-start text:id="IMark111667352"/><text:alphabetical-index-mark-start text:id="IMark110183432"/><text:span text:style-name="T106">co</text:span><text:alphabetical-index-mark-end text:id="IMark110183432"/><text:alphabetical-index-mark-end text:id="IMark111667352"/><text:alphabetical-index-mark-end text:id="IMark111611448"/><text:span text:style-name="T106">uld and should be better in this case because while the kind of output interface this p</text:span><text:alphabetical-index-mark-start text:id="IMark111659768"/><text:alphabetical-index-mark-start text:id="IMark105763816"/><text:alphabetical-index-mark-start text:id="IMark108913912"/><text:span text:style-name="T106">ro</text:span><text:alphabetical-index-mark-end text:id="IMark108913912"/><text:alphabetical-index-mark-end text:id="IMark105763816"/><text:alphabetical-index-mark-end text:id="IMark111659768"/><text:span text:style-name="T106">gram has can be used by other p</text:span><text:alphabetical-index-mark-start text:id="IMark107226568"/><text:alphabetical-index-mark-start text:id="IMark111626904"/><text:alphabetical-index-mark-start text:id="IMark105401272"/><text:span text:style-name="T106">ro</text:span><text:alphabetical-index-mark-end text:id="IMark105401272"/><text:alphabetical-index-mark-end text:id="IMark111626904"/><text:alphabetical-index-mark-end text:id="IMark107226568"/><text:span text:style-name="T106">grams, it is of little use for the human user as it is.</text:span></text:p>
      <text:p text:style-name="P72"/>
      <text:p text:style-name="P72"><text:span text:style-name="T106">This is one of the main areas of further </text:span><text:alphabetical-index-mark-start text:id="IMark111748536"/><text:alphabetical-index-mark-start text:id="IMark106876168"/><text:alphabetical-index-mark-start text:id="IMark103832136"/><text:span text:style-name="T106">development</text:span><text:alphabetical-index-mark-end text:id="IMark103832136"/><text:alphabetical-index-mark-end text:id="IMark106876168"/><text:alphabetical-index-mark-end text:id="IMark111748536"/><text:span text:style-name="T106"> for this p</text:span><text:alphabetical-index-mark-start text:id="IMark104980664"/><text:alphabetical-index-mark-start text:id="IMark102164680"/><text:alphabetical-index-mark-start text:id="IMark111875512"/><text:span text:style-name="T106">ro</text:span><text:alphabetical-index-mark-end text:id="IMark111875512"/><text:alphabetical-index-mark-end text:id="IMark102164680"/><text:alphabetical-index-mark-end text:id="IMark104980664"/><text:span text:style-name="T106">gram.</text:span></text:p>
      <text:p text:style-name="P70"/>
      <text:p text:style-name="P62"/>
      <text:p text:style-name="P66"/>
      <text:p text:style-name="P3"/>
      <text:p text:style-name="P3"/>
      <text:h text:style-name="P142" text:outline-level="1"><text:bookmark-start text:name="__RefHeading___Toc787_180202276"/>6. Sources.<text:bookmark-end text:name="__RefHeading___Toc787_180202276"/></text:h>
      <text:p text:style-name="P3"/>
      <text:p text:style-name="P7"><text:span text:style-name="T15">6.</text:span><text:span text:style-name="T16">1</text:span><text:span text:style-name="T15">.</text:span><text:span text:style-name="T13"> </text:span><text:alphabetical-index-mark-start text:id="IMark111207928"/><text:alphabetical-index-mark-start text:id="IMark111842648"/><text:alphabetical-index-mark-start text:id="IMark111682520"/><text:alphabetical-index-mark-start text:id="IMark111751064"/><text:alphabetical-index-mark-start text:id="IMark105476392"/><text:alphabetical-index-mark-start text:id="IMark109416824"/><text:alphabetical-index-mark-start text:id="IMark105886632"/><text:alphabetical-index-mark-start text:id="IMark110936984"/><text:alphabetical-index-mark-start text:id="IMark105126776"/><text:alphabetical-index-mark-start text:id="IMark109644264"/><text:alphabetical-index-mark-start text:id="IMark111818280"/><text:alphabetical-index-mark-start text:id="IMark105386472"/><text:alphabetical-index-mark-start text:id="IMark111746008"/><text:alphabetical-index-mark-start text:id="IMark110084632"/><text:alphabetical-index-mark-start text:id="IMark111175464"/><text:alphabetical-index-mark-start text:id="IMark111766520"/><text:alphabetical-index-mark-start text:id="IMark106348600"/><text:alphabetical-index-mark-start text:id="IMark109224872"/>Sql<text:alphabetical-index-mark-end text:id="IMark109224872"/><text:alphabetical-index-mark-end text:id="IMark106348600"/><text:alphabetical-index-mark-end text:id="IMark111766520"/><text:alphabetical-index-mark-end text:id="IMark111175464"/><text:alphabetical-index-mark-end text:id="IMark110084632"/><text:alphabetical-index-mark-end text:id="IMark111746008"/><text:alphabetical-index-mark-end text:id="IMark105386472"/><text:alphabetical-index-mark-end text:id="IMark111818280"/><text:alphabetical-index-mark-end text:id="IMark109644264"/>ite<text:alphabetical-index-mark-end text:id="IMark105126776"/><text:alphabetical-index-mark-end text:id="IMark110936984"/><text:alphabetical-index-mark-end text:id="IMark105886632"/><text:alphabetical-index-mark-end text:id="IMark109416824"/><text:alphabetical-index-mark-end text:id="IMark105476392"/><text:alphabetical-index-mark-end text:id="IMark111751064"/><text:alphabetical-index-mark-end text:id="IMark111682520"/><text:alphabetical-index-mark-end text:id="IMark111842648"/><text:alphabetical-index-mark-end text:id="IMark111207928"/>.org. (2000). <text:alphabetical-index-mark-start text:id="IMark103587448"/><text:alphabetical-index-mark-start text:id="IMark109127960"/><text:alphabetical-index-mark-start text:id="IMark111751976"/><text:alphabetical-index-mark-start text:id="IMark111664824"/><text:alphabetical-index-mark-start text:id="IMark107546888"/><text:alphabetical-index-mark-start text:id="IMark102081224"/><text:alphabetical-index-mark-start text:id="IMark110211576"/><text:alphabetical-index-mark-start text:id="IMark111561688"/><text:alphabetical-index-mark-start text:id="IMark102526152"/><text:alphabetical-index-mark-start text:id="IMark111598808"/><text:alphabetical-index-mark-start text:id="IMark110053736"/><text:alphabetical-index-mark-start text:id="IMark106114856"/><text:alphabetical-index-mark-start text:id="IMark110778392"/><text:alphabetical-index-mark-start text:id="IMark108892760"/><text:alphabetical-index-mark-start text:id="IMark111654712"/><text:alphabetical-index-mark-start text:id="IMark111113576"/><text:alphabetical-index-mark-start text:id="IMark111586168"/><text:alphabetical-index-mark-start text:id="IMark110424488"/>SQL<text:alphabetical-index-mark-end text:id="IMark110424488"/><text:alphabetical-index-mark-end text:id="IMark111586168"/><text:alphabetical-index-mark-end text:id="IMark111113576"/><text:alphabetical-index-mark-end text:id="IMark111654712"/><text:alphabetical-index-mark-end text:id="IMark108892760"/><text:alphabetical-index-mark-end text:id="IMark110778392"/><text:alphabetical-index-mark-end text:id="IMark106114856"/><text:alphabetical-index-mark-end text:id="IMark110053736"/><text:alphabetical-index-mark-end text:id="IMark111598808"/>ite<text:alphabetical-index-mark-end text:id="IMark102526152"/><text:alphabetical-index-mark-end text:id="IMark111561688"/><text:alphabetical-index-mark-end text:id="IMark110211576"/><text:alphabetical-index-mark-end text:id="IMark102081224"/><text:alphabetical-index-mark-end text:id="IMark107546888"/><text:alphabetical-index-mark-end text:id="IMark111664824"/><text:alphabetical-index-mark-end text:id="IMark111751976"/><text:alphabetical-index-mark-end text:id="IMark109127960"/><text:alphabetical-index-mark-end text:id="IMark103587448"/> <text:alphabetical-index-mark-start text:id="IMark111715672"/><text:alphabetical-index-mark-start text:id="IMark107422552"/><text:alphabetical-index-mark-start text:id="IMark111637016"/><text:alphabetical-index-mark-start text:id="IMark103907576"/><text:alphabetical-index-mark-start text:id="IMark111583640"/><text:alphabetical-index-mark-start text:id="IMark109713208"/><text:alphabetical-index-mark-start text:id="IMark104629560"/><text:alphabetical-index-mark-start text:id="IMark104292904"/>Home<text:alphabetical-index-mark-end text:id="IMark104292904"/><text:alphabetical-index-mark-end text:id="IMark104629560"/><text:alphabetical-index-mark-end text:id="IMark109713208"/><text:alphabetical-index-mark-end text:id="IMark111583640"/><text:alphabetical-index-mark-end text:id="IMark103907576"/><text:alphabetical-index-mark-end text:id="IMark111637016"/><text:alphabetical-index-mark-end text:id="IMark107422552"/><text:alphabetical-index-mark-end text:id="IMark111715672"/> Page. [online] Avail<text:alphabetical-index-mark-start text:id="IMark103143400"/><text:alphabetical-index-mark-start text:id="IMark104092568"/><text:alphabetical-index-mark-start text:id="IMark104580616"/><text:alphabetical-index-mark-start text:id="IMark109372824"/><text:alphabetical-index-mark-start text:id="IMark103209032"/><text:alphabetical-index-mark-start text:id="IMark102017832"/>ab<text:alphabetical-index-mark-end text:id="IMark102017832"/><text:alphabetical-index-mark-end text:id="IMark103209032"/><text:alphabetical-index-mark-end text:id="IMark109372824"/><text:alphabetical-index-mark-end text:id="IMark104580616"/><text:alphabetical-index-mark-end text:id="IMark104092568"/><text:alphabetical-index-mark-end text:id="IMark103143400"/>le at: https://www.<text:alphabetical-index-mark-start text:id="IMark108205768"/><text:alphabetical-index-mark-start text:id="IMark102150216"/><text:alphabetical-index-mark-start text:id="IMark111674936"/><text:alphabetical-index-mark-start text:id="IMark111662296"/><text:alphabetical-index-mark-start text:id="IMark110550968"/><text:alphabetical-index-mark-start text:id="IMark107617256"/><text:alphabetical-index-mark-start text:id="IMark111649656"/><text:alphabetical-index-mark-start text:id="IMark108866936"/><text:alphabetical-index-mark-start text:id="IMark111769048"/><text:alphabetical-index-mark-start text:id="IMark110547272"/><text:alphabetical-index-mark-start text:id="IMark94462344"/><text:alphabetical-index-mark-start text:id="IMark110633944"/><text:alphabetical-index-mark-start text:id="IMark105861560"/><text:alphabetical-index-mark-start text:id="IMark102965464"/><text:alphabetical-index-mark-start text:id="IMark111720728"/><text:alphabetical-index-mark-start text:id="IMark108278680"/><text:alphabetical-index-mark-start text:id="IMark103826040"/><text:alphabetical-index-mark-start text:id="IMark111050024"/><text:alphabetical-index-mark-start text:id="IMark105030744"/><text:alphabetical-index-mark-start text:id="IMark111679992"/><text:alphabetical-index-mark-start text:id="IMark88541048"/>sql<text:alphabetical-index-mark-end text:id="IMark88541048"/><text:alphabetical-index-mark-end text:id="IMark111679992"/><text:alphabetical-index-mark-end text:id="IMark105030744"/><text:alphabetical-index-mark-end text:id="IMark111050024"/><text:alphabetical-index-mark-end text:id="IMark103826040"/><text:alphabetical-index-mark-end text:id="IMark108278680"/><text:alphabetical-index-mark-end text:id="IMark111720728"/><text:alphabetical-index-mark-end text:id="IMark102965464"/><text:alphabetical-index-mark-end text:id="IMark105861560"/><text:alphabetical-index-mark-end text:id="IMark110633944"/><text:alphabetical-index-mark-end text:id="IMark94462344"/><text:alphabetical-index-mark-end text:id="IMark110547272"/>ite<text:alphabetical-index-mark-end text:id="IMark111769048"/><text:alphabetical-index-mark-end text:id="IMark108866936"/><text:alphabetical-index-mark-end text:id="IMark111649656"/><text:alphabetical-index-mark-end text:id="IMark107617256"/><text:alphabetical-index-mark-end text:id="IMark110550968"/><text:alphabetical-index-mark-end text:id="IMark111662296"/><text:alphabetical-index-mark-end text:id="IMark111674936"/><text:alphabetical-index-mark-end text:id="IMark102150216"/><text:alphabetical-index-mark-end text:id="IMark108205768"/>.org/index.html [Acc<text:alphabetical-index-mark-start text:id="IMark111860344"/>es<text:alphabetical-index-mark-end text:id="IMark111860344"/>sed 26 Aug. 2019].</text:p>
      <text:p text:style-name="P7"/>
      <text:p text:style-name="P68"><text:span text:style-name="T14">6.2.</text:span> <text:alphabetical-index-mark-start text:id="IMark111243208"/><text:alphabetical-index-mark-start text:id="IMark102484552"/><text:alphabetical-index-mark-start text:id="IMark110660776"/><text:alphabetical-index-mark-start text:id="IMark105841608"/>Ed<text:alphabetical-index-mark-start text:id="IMark111710616"/><text:alphabetical-index-mark-start text:id="IMark102157448"/><text:alphabetical-index-mark-start text:id="IMark103126600"/><text:alphabetical-index-mark-start text:id="IMark111277592"/>ro<text:alphabetical-index-mark-end text:id="IMark111277592"/><text:alphabetical-index-mark-end text:id="IMark103126600"/><text:alphabetical-index-mark-end text:id="IMark102157448"/><text:alphabetical-index-mark-end text:id="IMark111710616"/>nkin<text:alphabetical-index-mark-end text:id="IMark105841608"/><text:alphabetical-index-mark-end text:id="IMark110660776"/><text:alphabetical-index-mark-end text:id="IMark102484552"/><text:alphabetical-index-mark-end text:id="IMark111243208"/>, P. (2019). <text:alphabetical-index-mark-start text:id="IMark111812024"/><text:alphabetical-index-mark-start text:id="IMark108060104"/><text:alphabetical-index-mark-start text:id="IMark111578584"/><text:alphabetical-index-mark-start text:id="IMark105523256"/><text:alphabetical-index-mark-start text:id="IMark107479416"/><text:alphabetical-index-mark-start text:id="IMark105581080"/><text:alphabetical-index-mark-start text:id="IMark107814824"/><text:alphabetical-index-mark-start text:id="IMark106210344"/>sql<text:alphabetical-index-mark-end text:id="IMark106210344"/><text:alphabetical-index-mark-end text:id="IMark107814824"/><text:alphabetical-index-mark-end text:id="IMark105581080"/><text:alphabetical-index-mark-end text:id="IMark107479416"/>p<text:alphabetical-index-mark-end text:id="IMark105523256"/><text:alphabetical-index-mark-end text:id="IMark111578584"/><text:alphabetical-index-mark-end text:id="IMark108060104"/><text:alphabetical-index-mark-end text:id="IMark111812024"/> - Simple <text:alphabetical-index-mark-start text:id="IMark111644600"/><text:alphabetical-index-mark-start text:id="IMark110992888"/><text:alphabetical-index-mark-start text:id="IMark111581112"/><text:alphabetical-index-mark-start text:id="IMark110714776"/>term<text:alphabetical-index-mark-end text:id="IMark110714776"/><text:alphabetical-index-mark-end text:id="IMark111581112"/><text:alphabetical-index-mark-end text:id="IMark110992888"/><text:alphabetical-index-mark-end text:id="IMark111644600"/>inal <text:alphabetical-index-mark-start text:id="IMark111611448"/><text:alphabetical-index-mark-start text:id="IMark111667352"/><text:alphabetical-index-mark-start text:id="IMark110183432"/><text:alphabetical-index-mark-start text:id="IMark111659768"/>query<text:alphabetical-index-mark-end text:id="IMark111659768"/><text:alphabetical-index-mark-end text:id="IMark110183432"/><text:alphabetical-index-mark-end text:id="IMark111667352"/><text:alphabetical-index-mark-end text:id="IMark111611448"/> and .<text:alphabetical-index-mark-start text:id="IMark105763816"/><text:alphabetical-index-mark-start text:id="IMark108913912"/><text:alphabetical-index-mark-start text:id="IMark106046424"/><text:alphabetical-index-mark-start text:id="IMark107226568"/>sql<text:alphabetical-index-mark-end text:id="IMark107226568"/><text:alphabetical-index-mark-end text:id="IMark106046424"/><text:alphabetical-index-mark-end text:id="IMark108913912"/><text:alphabetical-index-mark-end text:id="IMark105763816"/> file p<text:alphabetical-index-mark-start text:id="IMark111626904"/><text:alphabetical-index-mark-start text:id="IMark105401272"/><text:alphabetical-index-mark-start text:id="IMark111913928"/><text:alphabetical-index-mark-start text:id="IMark110765656"/>ro<text:alphabetical-index-mark-end text:id="IMark110765656"/><text:alphabetical-index-mark-end text:id="IMark111913928"/><text:alphabetical-index-mark-end text:id="IMark105401272"/><text:alphabetical-index-mark-end text:id="IMark111626904"/>cessing for <text:alphabetical-index-mark-start text:id="IMark106277512"/><text:alphabetical-index-mark-start text:id="IMark104371016"/><text:alphabetical-index-mark-start text:id="IMark111886280"/><text:alphabetical-index-mark-start text:id="IMark111748536"/><text:alphabetical-index-mark-start text:id="IMark106876168"/><text:alphabetical-index-mark-start text:id="IMark103832136"/><text:alphabetical-index-mark-start text:id="IMark104980664"/><text:alphabetical-index-mark-start text:id="IMark102164680"/><text:alphabetical-index-mark-start text:id="IMark111875512"/><text:alphabetical-index-mark-start text:id="IMark110540728"/><text:alphabetical-index-mark-start text:id="IMark111817080"/><text:alphabetical-index-mark-start text:id="IMark107580568"/>Sql<text:alphabetical-index-mark-end text:id="IMark107580568"/><text:alphabetical-index-mark-end text:id="IMark111817080"/><text:alphabetical-index-mark-end text:id="IMark110540728"/><text:alphabetical-index-mark-end text:id="IMark111875512"/>ite<text:alphabetical-index-mark-end text:id="IMark102164680"/><text:alphabetical-index-mark-end text:id="IMark104980664"/><text:alphabetical-index-mark-end text:id="IMark103832136"/><text:alphabetical-index-mark-end text:id="IMark106876168"/>3<text:alphabetical-index-mark-end text:id="IMark111748536"/><text:alphabetical-index-mark-end text:id="IMark111886280"/><text:alphabetical-index-mark-end text:id="IMark104371016"/><text:alphabetical-index-mark-end text:id="IMark106277512"/> and HDF5 <text:alphabetical-index-mark-start text:id="IMark107651096"/><text:alphabetical-index-mark-start text:id="IMark109978376"/><text:alphabetical-index-mark-start text:id="IMark109112520"/><text:alphabetical-index-mark-start text:id="IMark111862152"/>dat<text:alphabetical-index-mark-start text:id="IMark107184136"/><text:alphabetical-index-mark-start text:id="IMark107964728"/><text:alphabetical-index-mark-start text:id="IMark111697976"/><text:alphabetical-index-mark-start text:id="IMark103552248"/>a<text:alphabetical-index-mark-end text:id="IMark111862152"/><text:alphabetical-index-mark-end text:id="IMark109112520"/><text:alphabetical-index-mark-end text:id="IMark109978376"/><text:alphabetical-index-mark-end text:id="IMark107651096"/>b<text:alphabetical-index-mark-end text:id="IMark103552248"/><text:alphabetical-index-mark-end text:id="IMark111697976"/><text:alphabetical-index-mark-end text:id="IMark107964728"/><text:alphabetical-index-mark-end text:id="IMark107184136"/>ases. [online] Avail<text:alphabetical-index-mark-start text:id="IMark63074888"/><text:alphabetical-index-mark-start text:id="IMark105792488"/><text:alphabetical-index-mark-start text:id="IMark110040632"/><text:alphabetical-index-mark-start text:id="IMark104185592"/>ab<text:alphabetical-index-mark-end text:id="IMark104185592"/><text:alphabetical-index-mark-end text:id="IMark110040632"/><text:alphabetical-index-mark-end text:id="IMark105792488"/><text:alphabetical-index-mark-end text:id="IMark63074888"/>le at: https://peschoenberg.github.io/<text:alphabetical-index-mark-start text:id="IMark111613976"/><text:alphabetical-index-mark-start text:id="IMark111588696"/><text:alphabetical-index-mark-start text:id="IMark111740952"/><text:alphabetical-index-mark-start text:id="IMark111657240"/><text:alphabetical-index-mark-start text:id="IMark104846984"/><text:alphabetical-index-mark-start text:id="IMark107736376"/><text:alphabetical-index-mark-start text:id="IMark108205768"/><text:alphabetical-index-mark-start text:id="IMark111860344"/>sql<text:alphabetical-index-mark-end text:id="IMark111860344"/><text:alphabetical-index-mark-end text:id="IMark108205768"/><text:alphabetical-index-mark-end text:id="IMark107736376"/><text:alphabetical-index-mark-end text:id="IMark104846984"/>p<text:alphabetical-index-mark-end text:id="IMark111657240"/><text:alphabetical-index-mark-end text:id="IMark111740952"/><text:alphabetical-index-mark-end text:id="IMark111588696"/><text:alphabetical-index-mark-end text:id="IMark111613976"/>/ [Accessed 8 Nov. 2019].</text:p>
      <text:p text:style-name="P68"/>
      <text:p text:style-name="P85"><text:span text:style-name="T14">6.3.</text:span> GNU <text:alphabetical-index-mark-start text:id="IMark107617256"/><text:alphabetical-index-mark-start text:id="IMark111649656"/><text:alphabetical-index-mark-start text:id="IMark108866936"/><text:alphabetical-index-mark-start text:id="IMark111769048"/>co<text:alphabetical-index-mark-end text:id="IMark111769048"/><text:alphabetical-index-mark-end text:id="IMark108866936"/><text:alphabetical-index-mark-end text:id="IMark111649656"/><text:alphabetical-index-mark-end text:id="IMark107617256"/>ntributors (2019). GNU's p<text:alphabetical-index-mark-start text:id="IMark110547272"/><text:alphabetical-index-mark-start text:id="IMark94462344"/><text:alphabetical-index-mark-start text:id="IMark110633944"/><text:alphabetical-index-mark-start text:id="IMark105861560"/>ro<text:alphabetical-index-mark-end text:id="IMark105861560"/><text:alphabetical-index-mark-end text:id="IMark110633944"/><text:alphabetical-index-mark-end text:id="IMark94462344"/><text:alphabetical-index-mark-end text:id="IMark110547272"/>gramming and extension <text:alphabetical-index-mark-start text:id="IMark102965464"/><text:alphabetical-index-mark-start text:id="IMark111720728"/><text:alphabetical-index-mark-start text:id="IMark108278680"/><text:alphabetical-index-mark-start text:id="IMark103826040"/>language<text:alphabetical-index-mark-end text:id="IMark103826040"/><text:alphabetical-index-mark-end text:id="IMark108278680"/><text:alphabetical-index-mark-end text:id="IMark111720728"/><text:alphabetical-index-mark-end text:id="IMark102965464"/> - GNU <text:alphabetical-index-mark-start text:id="IMark111050024"/><text:alphabetical-index-mark-start text:id="IMark105030744"/>Gui<text:alphabetical-index-mark-end text:id="IMark105030744"/><text:alphabetical-index-mark-end text:id="IMark111050024"/>le. [online] Gnu.org. Avail<text:alphabetical-index-mark-start text:id="IMark111679992"/><text:alphabetical-index-mark-start text:id="IMark88541048"/><text:alphabetical-index-mark-start text:id="IMark103143400"/><text:alphabetical-index-mark-start text:id="IMark104092568"/>ab<text:alphabetical-index-mark-end text:id="IMark104092568"/><text:alphabetical-index-mark-end text:id="IMark103143400"/><text:alphabetical-index-mark-end text:id="IMark88541048"/><text:alphabetical-index-mark-end text:id="IMark111679992"/>le at: https://www.gnu.org/software/<text:alphabetical-index-mark-start text:id="IMark104580616"/><text:alphabetical-index-mark-start text:id="IMark103209032"/>gui<text:alphabetical-index-mark-end text:id="IMark103209032"/><text:alphabetical-index-mark-end text:id="IMark104580616"/>le/ [Accessed 2 Sep. 2019].</text:p>
      <text:p text:style-name="P135"/>
      <text:p text:style-name="P86"><text:span text:style-name="T119">6.4.</text:span><text:span text:style-name="T118"> Estadistica.ec.gba.gov.ar. (2010). José C. Paz. [online] Avail</text:span><text:alphabetical-index-mark-start text:id="IMark103907576"/><text:span text:style-name="T118">ab</text:span><text:alphabetical-index-mark-end text:id="IMark103907576"/><text:span text:style-name="T118">le at: http://www.estadistica.ec.gba.gov.ar/dpe/Estadistica/Censo/part</text:span><text:alphabetical-index-mark-start text:id="IMark111583640"/><text:span text:style-name="T118">id</text:span><text:alphabetical-index-mark-end text:id="IMark111583640"/><text:span text:style-name="T118">os/josepaz/jocpaz.htm [Accessed 20 Nov. 2019].</text:span></text:p>
      <text:p text:style-name="P135"/>
      <text:p text:style-name="P136"><text:span text:style-name="T14">6.5.</text:span> How to easily de<text:alphabetical-index-mark-start text:id="IMark106114856"/>term<text:alphabetical-index-mark-end text:id="IMark106114856"/>ine the <text:alphabetical-index-mark-start text:id="IMark110778392"/>market<text:alphabetical-index-mark-end text:id="IMark110778392"/> <text:alphabetical-index-mark-start text:id="IMark108892760"/><text:alphabetical-index-mark-start text:id="IMark111654712"/>value<text:alphabetical-index-mark-end text:id="IMark111654712"/><text:alphabetical-index-mark-end text:id="IMark108892760"/> of <text:alphabetical-index-mark-start text:id="IMark111113576"/><text:alphabetical-index-mark-start text:id="IMark111586168"/>co<text:alphabetical-index-mark-end text:id="IMark111586168"/>mmercial<text:alphabetical-index-mark-end text:id="IMark111113576"/> <text:alphabetical-index-mark-start text:id="IMark110424488"/>p<text:alphabetical-index-mark-start text:id="IMark111207928"/>ro<text:alphabetical-index-mark-end text:id="IMark111207928"/>perty<text:alphabetical-index-mark-end text:id="IMark110424488"/>. (2019) . Phoenix &amp; Partners. [online] Avail<text:alphabetical-index-mark-start text:id="IMark111842648"/>ab<text:alphabetical-index-mark-end text:id="IMark111842648"/>le at: <text:s text:c="2"/>https://phoenixandpartners.<text:alphabetical-index-mark-start text:id="IMark111682520"/>co<text:alphabetical-index-mark-end text:id="IMark111682520"/>.uk/how-to-easily-de<text:alphabetical-index-mark-start text:id="IMark111751064"/>term<text:alphabetical-index-mark-end text:id="IMark111751064"/>ine-the-<text:alphabetical-index-mark-start text:id="IMark105476392"/>market<text:alphabetical-index-mark-end text:id="IMark105476392"/>-<text:alphabetical-index-mark-start text:id="IMark109416824"/><text:alphabetical-index-mark-start text:id="IMark105886632"/>value<text:alphabetical-index-mark-end text:id="IMark105886632"/><text:alphabetical-index-mark-end text:id="IMark109416824"/>-of-<text:alphabetical-index-mark-start text:id="IMark110936984"/><text:alphabetical-index-mark-start text:id="IMark105126776"/>co<text:alphabetical-index-mark-end text:id="IMark105126776"/>mmercial<text:alphabetical-index-mark-end text:id="IMark110936984"/>-<text:alphabetical-index-mark-start text:id="IMark109644264"/>p<text:alphabetical-index-mark-start text:id="IMark111818280"/>ro<text:alphabetical-index-mark-end text:id="IMark111818280"/>perty<text:alphabetical-index-mark-end text:id="IMark109644264"/>/</text:p>
      <text:p text:style-name="P135"/>
      <text:p text:style-name="P137"><text:span text:style-name="T14">6.6.</text:span> <text:alphabetical-index-mark-start text:id="IMark111766520"/>Ro<text:alphabetical-index-mark-end text:id="IMark111766520"/>zenkranz, R (2019). Five <text:alphabetical-index-mark-start text:id="IMark106348600"/><text:alphabetical-index-mark-start text:id="IMark109224872"/>Co<text:alphabetical-index-mark-end text:id="IMark109224872"/>mmercial<text:alphabetical-index-mark-end text:id="IMark106348600"/> <text:alphabetical-index-mark-start text:id="IMark111332120"/>Real<text:alphabetical-index-mark-end text:id="IMark111332120"/> <text:alphabetical-index-mark-start text:id="IMark111865400"/>Estate<text:alphabetical-index-mark-end text:id="IMark111865400"/> Valuation <text:alphabetical-index-mark-start text:id="IMark102150216"/>Method<text:alphabetical-index-mark-end text:id="IMark102150216"/>s. First Re<text:alphabetical-index-mark-start text:id="IMark111588696"/>public<text:alphabetical-index-mark-end text:id="IMark111588696"/> <text:alphabetical-index-mark-start text:id="IMark111613976"/>Bank<text:alphabetical-index-mark-end text:id="IMark111613976"/>. [online] Avail<text:alphabetical-index-mark-start text:id="IMark111740952"/>ab<text:alphabetical-index-mark-end text:id="IMark111740952"/>le at:https://www.firstre<text:alphabetical-index-mark-start text:id="IMark111657240"/>public<text:alphabetical-index-mark-end text:id="IMark111657240"/>.<text:alphabetical-index-mark-start text:id="IMark104846984"/>co<text:alphabetical-index-mark-end text:id="IMark104846984"/>m/articles-insights/life-money/g<text:alphabetical-index-mark-start text:id="IMark107736376"/>ro<text:alphabetical-index-mark-end text:id="IMark107736376"/>w-your-we<text:alphabetical-index-mark-start text:id="IMark108205768"/>alt<text:alphabetical-index-mark-end text:id="IMark108205768"/>h/five-<text:alphabetical-index-mark-start text:id="IMark111860344"/>co<text:alphabetical-index-mark-end text:id="IMark111860344"/>mmon-<text:alphabetical-index-mark-start text:id="IMark63074888"/>method<text:alphabetical-index-mark-end text:id="IMark63074888"/>s-to-<text:alphabetical-index-mark-start text:id="IMark105792488"/><text:alphabetical-index-mark-start text:id="IMark110040632"/>value<text:alphabetical-index-mark-end text:id="IMark110040632"/><text:alphabetical-index-mark-end text:id="IMark105792488"/>-a-<text:alphabetical-index-mark-start text:id="IMark104185592"/><text:alphabetical-index-mark-start text:id="IMark107184136"/>co<text:alphabetical-index-mark-end text:id="IMark107184136"/>mmercial<text:alphabetical-index-mark-end text:id="IMark104185592"/>-<text:alphabetical-index-mark-start text:id="IMark107964728"/>p<text:alphabetical-index-mark-start text:id="IMark111697976"/>ro<text:alphabetical-index-mark-end text:id="IMark111697976"/>perty<text:alphabetical-index-mark-end text:id="IMark107964728"/></text:p>
      <text:p text:style-name="P7"/>
      <text:p text:style-name="P125"><text:span text:style-name="T14">6.7.</text:span> Reonomy (2018). <text:span text:style-name="T130">Evaluating Valuation: A Look at the Best </text:span><text:alphabetical-index-mark-start text:id="IMark111862152"/><text:alphabetical-index-mark-start text:id="IMark104371016"/><text:span text:style-name="T130">Co</text:span><text:alphabetical-index-mark-end text:id="IMark104371016"/><text:span text:style-name="T130">mmercial</text:span><text:alphabetical-index-mark-end text:id="IMark111862152"/><text:span text:style-name="T130"> </text:span><text:alphabetical-index-mark-start text:id="IMark111886280"/><text:span text:style-name="T130">Real</text:span><text:alphabetical-index-mark-end text:id="IMark111886280"/><text:span text:style-name="T130"> </text:span><text:alphabetical-index-mark-start text:id="IMark111748536"/><text:span text:style-name="T130">Estate</text:span><text:alphabetical-index-mark-end text:id="IMark111748536"/><text:span text:style-name="T130"> Valuation App</text:span><text:alphabetical-index-mark-start text:id="IMark106876168"/><text:span text:style-name="T130">ro</text:span><text:alphabetical-index-mark-end text:id="IMark106876168"/><text:span text:style-name="T130">aches</text:span>. [online] Avail<text:alphabetical-index-mark-start text:id="IMark103832136"/>ab<text:alphabetical-index-mark-end text:id="IMark103832136"/>le at: https://www.reonomy.<text:alphabetical-index-mark-start text:id="IMark104980664"/>co<text:alphabetical-index-mark-end text:id="IMark104980664"/>m/blog/post/<text:alphabetical-index-mark-start text:id="IMark102164680"/><text:alphabetical-index-mark-start text:id="IMark111875512"/>co<text:alphabetical-index-mark-end text:id="IMark111875512"/>mmercial<text:alphabetical-index-mark-end text:id="IMark102164680"/>-<text:alphabetical-index-mark-start text:id="IMark110540728"/>real<text:alphabetical-index-mark-end text:id="IMark110540728"/>-<text:alphabetical-index-mark-start text:id="IMark111817080"/>estate<text:alphabetical-index-mark-end text:id="IMark111817080"/>-valuation</text:p>
      <text:p text:style-name="P3"/>
      <text:p text:style-name="P3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43">Alphabetical Index</text:p>
          </text:index-title>
          <text:p text:style-name="P144"/>
          <text:p text:style-name="P144">A</text:p>
          <text:p text:style-name="P140"/>
          <text:p text:style-name="P140">ab<text:tab/>1, 3, 5pp., 9, 11pp., 19, 21pp., 27</text:p>
          <text:p text:style-name="P140">Ab<text:tab/>1, 3, 16pp.</text:p>
          <text:p text:style-name="P140">AB<text:tab/>3, 6p.</text:p>
          <text:p text:style-name="P140">abbreviation<text:tab/>3, 6, 17</text:p>
          <text:p text:style-name="P140">Abr<text:tab/>16pp.</text:p>
          <text:p text:style-name="P140">address<text:tab/>6p., 16</text:p>
          <text:p text:style-name="P140">Address<text:tab/>6</text:p>
          <text:p text:style-name="P140">alias<text:tab/>19</text:p>
          <text:p text:style-name="P140">Alias<text:tab/>19</text:p>
          <text:p text:style-name="P140">alt<text:tab/>7, 27</text:p>
          <text:p text:style-name="P140">Alt<text:tab/>16pp., 20</text:p>
          <text:p text:style-name="P140">architecture<text:tab/>11</text:p>
          <text:p text:style-name="P140">Argentina<text:tab/>1, 5, 9pp., 16</text:p>
          <text:p text:style-name="P140">atm<text:tab/>13</text:p>
          <text:p text:style-name="P140">ATM<text:tab/>8</text:p>
          <text:p text:style-name="P140">average<text:tab/>1, 5, 11pp., 19p., 22, 25</text:p>
          <text:p text:style-name="P140">Avg_pers<text:tab/>19p.</text:p>
          <text:p text:style-name="P140">Avg_ppmc<text:tab/>19</text:p>
          <text:p text:style-name="P140">Avg_ppmr<text:tab/>19</text:p>
          <text:p text:style-name="P144"/>
          <text:p text:style-name="P144"/>
          <text:p text:style-name="P144">B</text:p>
          <text:p text:style-name="P140"/>
          <text:p text:style-name="P140">bank<text:tab/>8p.</text:p>
          <text:p text:style-name="P140">Bank<text:tab/>8, 27</text:p>
          <text:p text:style-name="P140">Bitcoin<text:tab/>10</text:p>
          <text:p text:style-name="P140">block<text:tab/>3p., 6pp., 13pp., 19pp., 24p.</text:p>
          <text:p text:style-name="P140">Block<text:tab/>10</text:p>
          <text:p text:style-name="P140">Buenos Aires<text:tab/>1, 5</text:p>
          <text:p text:style-name="P140">build<text:tab/>7p., 15</text:p>
          <text:p text:style-name="P140">building<text:tab/>7, 15</text:p>
          <text:p text:style-name="P140">bus<text:tab/>7pp.</text:p>
          <text:p text:style-name="P140">business<text:tab/>7</text:p>
          <text:p text:style-name="P144"/>
          <text:p text:style-name="P144"/>
          <text:p text:style-name="P144">C</text:p>
          <text:p text:style-name="P140"/>
          <text:p text:style-name="P140">C++<text:tab/>22p.</text:p>
          <text:p text:style-name="P140">cases<text:tab/>6pp., 25</text:p>
          <text:p text:style-name="P140">caveat<text:tab/>3, 6</text:p>
          <text:p text:style-name="P140">Caveat<text:tab/>3, 6</text:p>
          <text:p text:style-name="P140">city<text:tab/>1, 5, 7, 9p., 12pp.</text:p>
          <text:p text:style-name="P140">co<text:tab/>1pp., 5pp., 21pp.</text:p>
          <text:p text:style-name="P140">Co<text:tab/>3, 6, 8, 16, 18, 27</text:p>
          <text:p text:style-name="P140">CO<text:tab/>2p., 6, 10</text:p>
          <text:p text:style-name="P140">code<text:tab/>3, 7p., 16, 25p.</text:p>
          <text:p text:style-name="P140">commercial<text:tab/>1, 5pp., 13pp., 18p., 27</text:p>
          <text:p text:style-name="P140"><text:soft-page-break/>Commercial<text:tab/>6, 8, 27</text:p>
          <text:p text:style-name="P140">conclusion<text:tab/>19, 21</text:p>
          <text:p text:style-name="P140">conclusions<text:tab/>21</text:p>
          <text:p text:style-name="P140">construction<text:tab/>8</text:p>
          <text:p text:style-name="P140">Context<text:tab/>16, 18</text:p>
          <text:p text:style-name="P140">contribute<text:tab/>2</text:p>
          <text:p text:style-name="P140">CONTRIBUTING<text:tab/>2</text:p>
          <text:p text:style-name="P140">COPYING<text:tab/>2</text:p>
          <text:p text:style-name="P140">count<text:tab/>9pp., 15pp.</text:p>
          <text:p text:style-name="P140">currency<text:tab/>10</text:p>
          <text:p text:style-name="P140">Currency<text:tab/>3, 10</text:p>
          <text:p text:style-name="P140">customer<text:tab/>9, 13, 15</text:p>
          <text:p text:style-name="P144"/>
          <text:p text:style-name="P144"/>
          <text:p text:style-name="P144">D</text:p>
          <text:p text:style-name="P140"/>
          <text:p text:style-name="P140">data<text:tab/>1, 3, 5, 7, 9, 12pp., 19, 21pp.</text:p>
          <text:p text:style-name="P140">Data<text:tab/>1, 3, 15p.</text:p>
          <text:p text:style-name="P140">dataset<text:tab/>1, 3, 5, 7, 12, 14, 16, 22, 25</text:p>
          <text:p text:style-name="P140">Dataset<text:tab/>1</text:p>
          <text:p text:style-name="P140">day<text:tab/>9, 11p., 17, 24</text:p>
          <text:p text:style-name="P140">Day<text:tab/>17</text:p>
          <text:p text:style-name="P140">Dayn<text:tab/>17</text:p>
          <text:p text:style-name="P140">Dayw<text:tab/>17</text:p>
          <text:p text:style-name="P140">density<text:tab/>7, 9</text:p>
          <text:p text:style-name="P140">develop<text:tab/>1</text:p>
          <text:p text:style-name="P140">developer<text:tab/>1</text:p>
          <text:p text:style-name="P140">development<text:tab/>7, 11, 26</text:p>
          <text:p text:style-name="P140">Development<text:tab/>3, 15</text:p>
          <text:p text:style-name="P140">dictionary<text:tab/>16</text:p>
          <text:p text:style-name="P140">difference<text:tab/>7p.</text:p>
          <text:p text:style-name="P140">district<text:tab/>1, 5p., 10, 16</text:p>
          <text:p text:style-name="P140">dollar<text:tab/>1, 10, 13</text:p>
          <text:p text:style-name="P140">Dollar<text:tab/>10</text:p>
          <text:p text:style-name="P144"/>
          <text:p text:style-name="P144"/>
          <text:p text:style-name="P144">E</text:p>
          <text:p text:style-name="P140"/>
          <text:p text:style-name="P140">Edronkin<text:tab/>1, 27</text:p>
          <text:p text:style-name="P140">es<text:tab/>1p., 27</text:p>
          <text:p text:style-name="P140">Est_final_ppmc<text:tab/>19p.</text:p>
          <text:p text:style-name="P140">estate<text:tab/>1, 5, 10, 13, 27</text:p>
          <text:p text:style-name="P140">Estate<text:tab/>27</text:p>
          <text:p text:style-name="P144"/>
          <text:p text:style-name="P144"/>
          <text:p text:style-name="P144">F</text:p>
          <text:p text:style-name="P140"/>
          <text:p text:style-name="P140">file<text:tab/>1p.</text:p>
          <text:p text:style-name="P140">format<text:tab/>1p., 5, 7, 22p., 25</text:p>
          <text:p text:style-name="P144"/>
          <text:p text:style-name="P144"/>
          <text:p text:style-name="P144">G</text:p>
          <text:p text:style-name="P140"><text:soft-page-break/>gui<text:tab/>23, 27</text:p>
          <text:p text:style-name="P140">Gui<text:tab/>23, 27</text:p>
          <text:p text:style-name="P140">GUI<text:tab/>26</text:p>
          <text:p text:style-name="P144"/>
          <text:p text:style-name="P144"/>
          <text:p text:style-name="P144">H</text:p>
          <text:p text:style-name="P140"/>
          <text:p text:style-name="P140">home<text:tab/>3, 8, 12</text:p>
          <text:p text:style-name="P140">Home<text:tab/>27</text:p>
          <text:p text:style-name="P140">homogeneous<text:tab/>9, 12</text:p>
          <text:p text:style-name="P140">hour<text:tab/>7p., 17, 24</text:p>
          <text:p text:style-name="P140">hr<text:tab/>10, 17</text:p>
          <text:p text:style-name="P140">Hr<text:tab/>17</text:p>
          <text:p text:style-name="P144"/>
          <text:p text:style-name="P144"/>
          <text:p text:style-name="P144">I</text:p>
          <text:p text:style-name="P140"/>
          <text:p text:style-name="P140">id<text:tab/>1, 5pp., 15pp., 21pp., 27</text:p>
          <text:p text:style-name="P140">Id<text:tab/>16pp., 20</text:p>
          <text:p text:style-name="P140">industrial<text:tab/>7</text:p>
          <text:p text:style-name="P140">information<text:tab/>2, 7, 23, 25</text:p>
          <text:p text:style-name="P140">install<text:tab/>2</text:p>
          <text:p text:style-name="P140">invest<text:tab/>10</text:p>
          <text:p text:style-name="P140">investor<text:tab/>10</text:p>
          <text:p text:style-name="P140">Item<text:tab/>16, 19</text:p>
          <text:p text:style-name="P144"/>
          <text:p text:style-name="P144"/>
          <text:p text:style-name="P144">J</text:p>
          <text:p text:style-name="P140"/>
          <text:p text:style-name="P140">Jose C. Paz<text:tab/>1, 5, 12</text:p>
          <text:p text:style-name="P144"/>
          <text:p text:style-name="P144"/>
          <text:p text:style-name="P144">L</text:p>
          <text:p text:style-name="P140"/>
          <text:p text:style-name="P140">language<text:tab/>6, 22p., 27</text:p>
          <text:p text:style-name="P140">libraries<text:tab/>22p.</text:p>
          <text:p text:style-name="P140">license<text:tab/>2</text:p>
          <text:p text:style-name="P140">License<text:tab/>1, 3</text:p>
          <text:p text:style-name="P144"/>
          <text:p text:style-name="P144"/>
          <text:p text:style-name="P144">M</text:p>
          <text:p text:style-name="P140"/>
          <text:p text:style-name="P140">market<text:tab/>3, 7p., 12pp., 27</text:p>
          <text:p text:style-name="P140">Market<text:tab/>3, 12</text:p>
          <text:p text:style-name="P140">meter<text:tab/>1, 5, 8p., 13p., 16, 19pp.</text:p>
          <text:p text:style-name="P140">method<text:tab/>3, 6, 12, 14, 27</text:p>
          <text:p text:style-name="P140">Method<text:tab/>3, 12, 27</text:p>
          <text:p text:style-name="P140">module<text:tab/>2</text:p>
          <text:p text:style-name="P140">Monthn<text:tab/>17p.</text:p>
          <text:p text:style-name="P144"/>
          <text:p text:style-name="P144"/>
          <text:p text:style-name="P144">N</text:p>
          <text:p text:style-name="P140"><text:soft-page-break/></text:p>
          <text:p text:style-name="P140">night<text:tab/>7p.</text:p>
          <text:p text:style-name="P140">norm<text:tab/>11p., 16</text:p>
          <text:p text:style-name="P140">Norm<text:tab/>8</text:p>
          <text:p text:style-name="P140">number<text:tab/>1, 5pp., 19pp., 25</text:p>
          <text:p text:style-name="P144"/>
          <text:p text:style-name="P144"/>
          <text:p text:style-name="P144">O</text:p>
          <text:p text:style-name="P140"/>
          <text:p text:style-name="P140">orcid<text:tab/>1</text:p>
          <text:p text:style-name="P144"/>
          <text:p text:style-name="P144"/>
          <text:p text:style-name="P144">P</text:p>
          <text:p text:style-name="P140"/>
          <text:p text:style-name="P140">pedestrian<text:tab/>1, 5, 7pp., 13pp., 20p., 25</text:p>
          <text:p text:style-name="P140">Pedestrian<text:tab/>12</text:p>
          <text:p text:style-name="P140">people<text:tab/>8pp., 15, 19</text:p>
          <text:p text:style-name="P140">People<text:tab/>15</text:p>
          <text:p text:style-name="P140">peso<text:tab/>10</text:p>
          <text:p text:style-name="P140">policy<text:tab/>8</text:p>
          <text:p text:style-name="P140">price<text:tab/>8, 17, 19, 21, 25</text:p>
          <text:p text:style-name="P140">project<text:tab/>1p.</text:p>
          <text:p text:style-name="P140">properties<text:tab/>1, 3, 7p., 10, 13pp., 17</text:p>
          <text:p text:style-name="P140">Properties<text:tab/>3, 7</text:p>
          <text:p text:style-name="P140">property<text:tab/>13p., 25, 27</text:p>
          <text:p text:style-name="P140">public<text:tab/>3, 8, 15, 27</text:p>
          <text:p text:style-name="P140">Python<text:tab/>22</text:p>
          <text:p text:style-name="P144"/>
          <text:p text:style-name="P144"/>
          <text:p text:style-name="P144">Q</text:p>
          <text:p text:style-name="P140"/>
          <text:p text:style-name="P140">query<text:tab/>6, 24p., 27</text:p>
          <text:p text:style-name="P144"/>
          <text:p text:style-name="P144"/>
          <text:p text:style-name="P144">R</text:p>
          <text:p text:style-name="P140"/>
          <text:p text:style-name="P140">README<text:tab/>2</text:p>
          <text:p text:style-name="P140">real<text:tab/>1, 5, 8, 10, 13, 22, 27</text:p>
          <text:p text:style-name="P140">Real<text:tab/>1, 27</text:p>
          <text:p text:style-name="P140">recent<text:tab/>8, 10</text:p>
          <text:p text:style-name="P140">residential<text:tab/>1, 7pp., 15, 18p.</text:p>
          <text:p text:style-name="P140">Residential<text:tab/>6</text:p>
          <text:p text:style-name="P140">ro<text:tab/>1pp., 5, 7pp., 22pp.</text:p>
          <text:p text:style-name="P140">Ro<text:tab/>27</text:p>
          <text:p text:style-name="P140">RO<text:tab/>3, 6, 10</text:p>
          <text:p text:style-name="P144"/>
          <text:p text:style-name="P144"/>
          <text:p text:style-name="P144">S</text:p>
          <text:p text:style-name="P140"/>
          <text:p text:style-name="P140">sale<text:tab/>3, 7, 14p.</text:p>
          <text:p text:style-name="P140">sample<text:tab/>6p., 9p., 17, 19pp., 24</text:p>
          <text:p text:style-name="P140">Sample<text:tab/>3, 6p., 19</text:p>
          <text:p text:style-name="P140"><text:soft-page-break/>Samples_total<text:tab/>19</text:p>
          <text:p text:style-name="P140">sampling<text:tab/>3, 9, 11, 13</text:p>
          <text:p text:style-name="P140">school<text:tab/>7pp.</text:p>
          <text:p text:style-name="P140">School<text:tab/>8</text:p>
          <text:p text:style-name="P140">segment<text:tab/>9, 12</text:p>
          <text:p text:style-name="P140">service<text:tab/>9</text:p>
          <text:p text:style-name="P140">setting<text:tab/>2</text:p>
          <text:p text:style-name="P140">shop<text:tab/>9, 11p., 15</text:p>
          <text:p text:style-name="P140">shopping<text:tab/>9</text:p>
          <text:p text:style-name="P140">significant<text:tab/>6, 8p., 11p.</text:p>
          <text:p text:style-name="P140">speculative<text:tab/>10</text:p>
          <text:p text:style-name="P140">sql<text:tab/>12, 23pp.</text:p>
          <text:p text:style-name="P140">Sql<text:tab/>1, 5, 22p., 27</text:p>
          <text:p text:style-name="P140">SQL<text:tab/>5p., 12, 22, 27</text:p>
          <text:p text:style-name="P140">sqlite<text:tab/>27</text:p>
          <text:p text:style-name="P140">Sqlite<text:tab/>1, 5, 22p., 27</text:p>
          <text:p text:style-name="P140">SQLite<text:tab/>22, 27</text:p>
          <text:p text:style-name="P140">Sqlite3<text:tab/>1, 5, 22p., 27</text:p>
          <text:p text:style-name="P140">SQLite3<text:tab/>22</text:p>
          <text:p text:style-name="P140">sqlp<text:tab/>23pp.</text:p>
          <text:p text:style-name="P140">square<text:tab/>1, 5, 8p., 13p., 19pp.</text:p>
          <text:p text:style-name="P140">stamp<text:tab/>15, 17p.</text:p>
          <text:p text:style-name="P140">station<text:tab/>8p.</text:p>
          <text:p text:style-name="P140">statistic<text:tab/>6, 10, 13, 20</text:p>
          <text:p text:style-name="P140">Statistic<text:tab/>11</text:p>
          <text:p text:style-name="P140">Status<text:tab/>16, 18</text:p>
          <text:p text:style-name="P140">stop<text:tab/>7pp.</text:p>
          <text:p text:style-name="P140">street<text:tab/>1, 4p., 7pp., 13pp., 25</text:p>
          <text:p text:style-name="P140">Street<text:tab/>16</text:p>
          <text:p text:style-name="P140">string<text:tab/>18, 22</text:p>
          <text:p text:style-name="P140">stroll<text:tab/>1, 5</text:p>
          <text:p text:style-name="P140">structure<text:tab/>22</text:p>
          <text:p text:style-name="P140">Structure<text:tab/>3, 6, 16</text:p>
          <text:p text:style-name="P140">study<text:tab/>10pp., 16, 18p., 21</text:p>
          <text:p text:style-name="P140">system<text:tab/>2</text:p>
          <text:p text:style-name="P144"/>
          <text:p text:style-name="P144"/>
          <text:p text:style-name="P144">T</text:p>
          <text:p text:style-name="P140"/>
          <text:p text:style-name="P140">TB<text:tab/>3, 6p.</text:p>
          <text:p text:style-name="P140">term<text:tab/>23, 26p.</text:p>
          <text:p text:style-name="P140">Term<text:tab/>3, 6</text:p>
          <text:p text:style-name="P140">time<text:tab/>7, 10p., 15, 17, 23p.</text:p>
          <text:p text:style-name="P140">Time<text:tab/>6</text:p>
          <text:p text:style-name="P140">time stamp<text:tab/>17</text:p>
          <text:p text:style-name="P140">town<text:tab/>1, 5, 9, 11p., 16</text:p>
          <text:p text:style-name="P140">traffic<text:tab/>1, 7, 11</text:p>
          <text:p text:style-name="P140">train<text:tab/>8p.</text:p>
          <text:p text:style-name="P140">Train<text:tab/>9</text:p>
          <text:p text:style-name="P140">trf_pers<text:tab/>3, 12, 16</text:p>
          <text:p text:style-name="P140">trf_streets<text:tab/>4, 16, 18, 25</text:p>
          <text:p text:style-name="P140">Tstamp<text:tab/>17p.</text:p>
          <text:p text:style-name="P144"><text:soft-page-break/></text:p>
          <text:p text:style-name="P144"/>
          <text:p text:style-name="P144">U</text:p>
          <text:p text:style-name="P140"/>
          <text:p text:style-name="P140">university<text:tab/>8</text:p>
          <text:p text:style-name="P140">urban<text:tab/>3, 8pp.</text:p>
          <text:p text:style-name="P140">Urban<text:tab/>3, 7</text:p>
          <text:p text:style-name="P144"/>
          <text:p text:style-name="P144"/>
          <text:p text:style-name="P144">V</text:p>
          <text:p text:style-name="P140"/>
          <text:p text:style-name="P140">value<text:tab/>1, 3, 5, 7p., 10, 13pp., 17, 19p., 27</text:p>
          <text:p text:style-name="P140">Value<text:tab/>17pp.</text:p>
          <text:p text:style-name="P140">Value_ppers<text:tab/>19</text:p>
          <text:p text:style-name="P140">vehicle<text:tab/>11, 15</text:p>
          <text:p text:style-name="P140">viaduct<text:tab/>11</text:p>
          <text:p text:style-name="P140">volatility<text:tab/>10</text:p>
          <text:p text:style-name="P144"/>
          <text:p text:style-name="P144"/>
          <text:p text:style-name="P144">Y</text:p>
          <text:p text:style-name="P140"/>
          <text:p text:style-name="P140">year<text:tab/>11</text:p>
          <text:p text:style-name="P140">Year<text:tab/>17</text:p>
          <text:p text:style-name="P144"/>
          <text:p text:style-name="P144"/>
          <text:p text:style-name="P144">Z</text:p>
          <text:p text:style-name="P140"/>
          <text:p text:style-name="P140">zone<text:tab/>6pp., 14, 18</text:p>
          <text:p text:style-name="P140">Zone<text:tab/>18</text:p>
          <text:p text:style-name="P140">zonified<text:tab/>9</text:p>
        </text:index-body>
      </text:alphabetical-index>
      <text:p text:style-name="P35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oppins" svg:font-family="Poppi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1-21T22:17:39.810807382</dc:date>
    <meta:editing-duration>P6DT1H27M14S</meta:editing-duration>
    <meta:editing-cycles>160</meta:editing-cycles>
    <meta:generator>LibreOffice/5.1.6.2$Linux_X86_64 LibreOffice_project/10m0$Build-2</meta:generator>
    <meta:document-statistic meta:table-count="0" meta:image-count="0" meta:object-count="6" meta:page-count="33" meta:paragraph-count="482" meta:word-count="5295" meta:character-count="31271" meta:non-whitespace-character-count="26436"/>
  </office:meta>
</office:document-meta>
</file>

<file path=Object 1/content.xml><?xml version="1.0" encoding="utf-8"?>
<math xmlns="http://www.w3.org/1998/Math/MathML" display="block">
  <semantics>
    <mrow>
      <mrow>
        <mo stretchy="false">−</mo>
        <mn>1</mn>
      </mrow>
      <mi mathvariant="normal">σ</mi>
    </mrow>
    <annotation encoding="StarMath 5.0">- 1 %sigma  </annotation>
  </semantics>
</math>
</file>

<file path=Object 2/content.xml><?xml version="1.0" encoding="utf-8"?>
<math xmlns="http://www.w3.org/1998/Math/MathML" display="block">
  <semantics>
    <mrow>
      <mrow>
        <mo stretchy="false">+</mo>
        <mn>1</mn>
      </mrow>
      <mi mathvariant="normal">σ</mi>
    </mrow>
    <annotation encoding="StarMath 5.0">+ 1 %sigma  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normal">σ</mi>
    </mrow>
    <annotation encoding="StarMath 5.0">- 2 %sigma  </annotation>
  </semantics>
</math>
</file>

<file path=Object 4/content.xml><?xml version="1.0" encoding="utf-8"?>
<math xmlns="http://www.w3.org/1998/Math/MathML" display="block">
  <semantics>
    <mrow>
      <mrow>
        <mo stretchy="false">+</mo>
        <mn>2</mn>
      </mrow>
      <mi mathvariant="normal">σ</mi>
    </mrow>
    <annotation encoding="StarMath 5.0">+ 2 %sigma  </annotation>
  </semantics>
</math>
</file>

<file path=Object 5/content.xml><?xml version="1.0" encoding="utf-8"?>
<math xmlns="http://www.w3.org/1998/Math/MathML" display="block">
  <semantics>
    <mrow>
      <mrow>
        <mo stretchy="false">−</mo>
        <mn>3</mn>
      </mrow>
      <mi mathvariant="normal">σ</mi>
    </mrow>
    <annotation encoding="StarMath 5.0">- 3 %sigma  </annotation>
  </semantics>
</math>
</file>

<file path=Object 6/content.xml><?xml version="1.0" encoding="utf-8"?>
<math xmlns="http://www.w3.org/1998/Math/MathML" display="block">
  <semantics>
    <mrow>
      <mrow>
        <mo stretchy="false">+</mo>
        <mn>3</mn>
      </mrow>
      <mi mathvariant="normal">σ</mi>
    </mrow>
    <annotation encoding="StarMath 5.0">+ 3 %sigma  </annotation>
  </semantics>
</math>
</file>